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2.24cm"/>
    </style:style>
    <style:style style:name="co11" style:family="table-column">
      <style:table-column-properties fo:break-before="auto" style:column-width="3.794cm"/>
    </style:style>
    <style:style style:name="co12" style:family="table-column">
      <style:table-column-properties fo:break-before="auto" style:column-width="2.84cm"/>
    </style:style>
    <style:style style:name="co13" style:family="table-column">
      <style:table-column-properties fo:break-before="auto" style:column-width="2.676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3.085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1998flux_soc_o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C</text:p>
          </table:table-cell>
          <table:table-cell office:value-type="string" calcext:value-type="string">
            <text:p>HUMUS_C</text:p>
          </table:table-cell>
          <table:table-cell office:value-type="string" calcext:value-type="string">
            <text:p>AMENDED_C</text:p>
          </table:table-cell>
          <table:table-cell office:value-type="string" calcext:value-type="string">
            <text:p>LITTER_C</text:p>
          </table:table-cell>
          <table:table-cell office:value-type="string" calcext:value-type="string">
            <text:p>CO2_FLUX</text:p>
          </table:table-cell>
          <table:table-cell office:value-type="string" calcext:value-type="string">
            <text:p>O2_FLUX</text:p>
          </table:table-cell>
          <table:table-cell office:value-type="string" calcext:value-type="string">
            <text:p>AUTO_RESP</text:p>
          </table:table-cell>
          <table:table-cell office:value-type="string" calcext:value-type="string">
            <text:p>MICRO_C</text:p>
          </table:table-cell>
          <table:table-cell office:value-type="string" calcext:value-type="string">
            <text:p>SURF_RES</text:p>
          </table:table-cell>
          <table:table-cell office:value-type="string" calcext:value-type="string">
            <text:p>CH4_FLUX</text:p>
          </table:table-cell>
          <table:table-cell office:value-type="string" calcext:value-type="string">
            <text:p>SUR_DOC+SED_FLX</text:p>
          </table:table-cell>
          <table:table-cell office:value-type="string" calcext:value-type="string">
            <text:p>SUB_DOC_FLX</text:p>
          </table:table-cell>
          <table:table-cell office:value-type="string" calcext:value-type="string">
            <text:p>SUB_DIC_FLX</text:p>
          </table:table-cell>
          <table:table-cell office:value-type="string" calcext:value-type="string">
            <text:p>ATM_CO2</text:p>
          </table:table-cell>
          <table:table-cell office:value-type="string" calcext:value-type="string">
            <text:p>NBP</text:p>
          </table:table-cell>
          <table:table-cell office:value-type="string" calcext:value-type="string">
            <text:p>FIRE_CO2_EMIT</text:p>
          </table:table-cell>
          <table:table-cell office:value-type="string" calcext:value-type="string">
            <text:p>SOC_1</text:p>
          </table:table-cell>
          <table:table-cell office:value-type="string" calcext:value-type="string">
            <text:p>SOC_2</text:p>
          </table:table-cell>
          <table:table-cell office:value-type="string" calcext:value-type="string">
            <text:p>SOC_3</text:p>
          </table:table-cell>
          <table:table-cell office:value-type="string" calcext:value-type="string">
            <text:p>SOC_4</text:p>
          </table:table-cell>
          <table:table-cell office:value-type="string" calcext:value-type="string">
            <text:p>SOC_5</text:p>
          </table:table-cell>
          <table:table-cell office:value-type="string" calcext:value-type="string">
            <text:p>SOC_6</text:p>
          </table:table-cell>
          <table:table-cell office:value-type="string" calcext:value-type="string">
            <text:p>SOC_7</text:p>
          </table:table-cell>
          <table:table-cell office:value-type="string" calcext:value-type="string">
            <text:p>SOC_8</text:p>
          </table:table-cell>
          <table:table-cell office:value-type="string" calcext:value-type="string">
            <text:p>SOC_9</text:p>
          </table:table-cell>
          <table:table-cell office:value-type="string" calcext:value-type="string">
            <text:p>SOC_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1998" calcext:value-type="float">
            <text:p>1011998</text:p>
          </table:table-cell>
          <table:table-cell office:value-type="float" office:value="520.6404" calcext:value-type="float">
            <text:p>520.6404</text:p>
          </table:table-cell>
          <table:table-cell office:value-type="float" office:value="5829.505" calcext:value-type="float">
            <text:p>5829.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679025" calcext:value-type="float">
            <text:p>-0.3679025</text:p>
          </table:table-cell>
          <table:table-cell office:value-type="float" office:value="7.701474" calcext:value-type="float">
            <text:p>7.701474</text:p>
          </table:table-cell>
          <table:table-cell office:value-type="float" office:value="0" calcext:value-type="float">
            <text:p>0</text:p>
          </table:table-cell>
          <table:table-cell office:value-type="float" office:value="173.5639" calcext:value-type="float">
            <text:p>173.5639</text:p>
          </table:table-cell>
          <table:table-cell office:value-type="float" office:value="299.2622" calcext:value-type="float">
            <text:p>299.2622</text:p>
          </table:table-cell>
          <table:table-cell office:value-type="float" office:value="-0.04496229" calcext:value-type="float">
            <text:p>-0.04496229</text:p>
          </table:table-cell>
          <table:table-cell office:value-type="float" office:value="0" calcext:value-type="float">
            <text:p>0</text:p>
          </table:table-cell>
          <table:table-cell office:value-type="float" office:value="0.235829" calcext:value-type="float">
            <text:p>0.235829</text:p>
          </table:table-cell>
          <table:table-cell office:value-type="float" office:value="0.1031063" calcext:value-type="float">
            <text:p>0.1031063</text:p>
          </table:table-cell>
          <table:table-cell office:value-type="float" office:value="360" calcext:value-type="float">
            <text:p>360</text:p>
          </table:table-cell>
          <table:table-cell office:value-type="float" office:value="-0.7518001" calcext:value-type="float">
            <text:p>-0.7518001</text:p>
          </table:table-cell>
          <table:table-cell office:value-type="float" office:value="0" calcext:value-type="float">
            <text:p>0</text:p>
          </table:table-cell>
          <table:table-cell office:value-type="float" office:value="208.3618" calcext:value-type="float">
            <text:p>208.3618</text:p>
          </table:table-cell>
          <table:table-cell office:value-type="float" office:value="321.3799" calcext:value-type="float">
            <text:p>321.3799</text:p>
          </table:table-cell>
          <table:table-cell office:value-type="float" office:value="978.3816" calcext:value-type="float">
            <text:p>978.3816</text:p>
          </table:table-cell>
          <table:table-cell office:value-type="float" office:value="978.8501" calcext:value-type="float">
            <text:p>978.8501</text:p>
          </table:table-cell>
          <table:table-cell office:value-type="float" office:value="959.879" calcext:value-type="float">
            <text:p>959.879</text:p>
          </table:table-cell>
          <table:table-cell office:value-type="float" office:value="960.0927" calcext:value-type="float">
            <text:p>960.0927</text:p>
          </table:table-cell>
          <table:table-cell office:value-type="float" office:value="347.6805" calcext:value-type="float">
            <text:p>347.6805</text:p>
          </table:table-cell>
          <table:table-cell office:value-type="float" office:value="464.7213" calcext:value-type="float">
            <text:p>464.7213</text:p>
          </table:table-cell>
          <table:table-cell office:value-type="float" office:value="394.9324" calcext:value-type="float">
            <text:p>394.9324</text:p>
          </table:table-cell>
          <table:table-cell office:value-type="float" office:value="329.9658" calcext:value-type="float">
            <text:p>329.9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998" calcext:value-type="float">
            <text:p>2011998</text:p>
          </table:table-cell>
          <table:table-cell office:value-type="float" office:value="520.2319" calcext:value-type="float">
            <text:p>520.2319</text:p>
          </table:table-cell>
          <table:table-cell office:value-type="float" office:value="5827.954" calcext:value-type="float">
            <text:p>5827.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28162" calcext:value-type="float">
            <text:p>-1.328162</text:p>
          </table:table-cell>
          <table:table-cell office:value-type="float" office:value="17.8412" calcext:value-type="float">
            <text:p>17.8412</text:p>
          </table:table-cell>
          <table:table-cell office:value-type="float" office:value="0" calcext:value-type="float">
            <text:p>0</text:p>
          </table:table-cell>
          <table:table-cell office:value-type="float" office:value="174.6474" calcext:value-type="float">
            <text:p>174.6474</text:p>
          </table:table-cell>
          <table:table-cell office:value-type="float" office:value="298.9545" calcext:value-type="float">
            <text:p>298.9545</text:p>
          </table:table-cell>
          <table:table-cell office:value-type="float" office:value="-0.05765663" calcext:value-type="float">
            <text:p>-0.05765663</text:p>
          </table:table-cell>
          <table:table-cell office:value-type="float" office:value="0" calcext:value-type="float">
            <text:p>0</text:p>
          </table:table-cell>
          <table:table-cell office:value-type="float" office:value="0.2784259" calcext:value-type="float">
            <text:p>0.2784259</text:p>
          </table:table-cell>
          <table:table-cell office:value-type="float" office:value="0.2709243" calcext:value-type="float">
            <text:p>0.2709243</text:p>
          </table:table-cell>
          <table:table-cell office:value-type="float" office:value="360" calcext:value-type="float">
            <text:p>360</text:p>
          </table:table-cell>
          <table:table-cell office:value-type="float" office:value="-1.935169" calcext:value-type="float">
            <text:p>-1.935169</text:p>
          </table:table-cell>
          <table:table-cell office:value-type="float" office:value="0" calcext:value-type="float">
            <text:p>0</text:p>
          </table:table-cell>
          <table:table-cell office:value-type="float" office:value="208.3715" calcext:value-type="float">
            <text:p>208.3715</text:p>
          </table:table-cell>
          <table:table-cell office:value-type="float" office:value="321.26" calcext:value-type="float">
            <text:p>321.26</text:p>
          </table:table-cell>
          <table:table-cell office:value-type="float" office:value="977.9357" calcext:value-type="float">
            <text:p>977.9357</text:p>
          </table:table-cell>
          <table:table-cell office:value-type="float" office:value="978.4709" calcext:value-type="float">
            <text:p>978.4709</text:p>
          </table:table-cell>
          <table:table-cell office:value-type="float" office:value="959.5856" calcext:value-type="float">
            <text:p>959.5856</text:p>
          </table:table-cell>
          <table:table-cell office:value-type="float" office:value="959.8572" calcext:value-type="float">
            <text:p>959.8572</text:p>
          </table:table-cell>
          <table:table-cell office:value-type="float" office:value="347.6099" calcext:value-type="float">
            <text:p>347.6099</text:p>
          </table:table-cell>
          <table:table-cell office:value-type="float" office:value="464.654" calcext:value-type="float">
            <text:p>464.654</text:p>
          </table:table-cell>
          <table:table-cell office:value-type="float" office:value="394.8999" calcext:value-type="float">
            <text:p>394.8999</text:p>
          </table:table-cell>
          <table:table-cell office:value-type="float" office:value="329.9523" calcext:value-type="float">
            <text:p>329.95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1998" calcext:value-type="float">
            <text:p>3011998</text:p>
          </table:table-cell>
          <table:table-cell office:value-type="float" office:value="519.4646" calcext:value-type="float">
            <text:p>519.4646</text:p>
          </table:table-cell>
          <table:table-cell office:value-type="float" office:value="5826.513" calcext:value-type="float">
            <text:p>5826.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58204" calcext:value-type="float">
            <text:p>-3.758204</text:p>
          </table:table-cell>
          <table:table-cell office:value-type="float" office:value="29.28486" calcext:value-type="float">
            <text:p>29.28486</text:p>
          </table:table-cell>
          <table:table-cell office:value-type="float" office:value="0" calcext:value-type="float">
            <text:p>0</text:p>
          </table:table-cell>
          <table:table-cell office:value-type="float" office:value="175.8753" calcext:value-type="float">
            <text:p>175.8753</text:p>
          </table:table-cell>
          <table:table-cell office:value-type="float" office:value="298.2933" calcext:value-type="float">
            <text:p>298.2933</text:p>
          </table:table-cell>
          <table:table-cell office:value-type="float" office:value="-0.06057519" calcext:value-type="float">
            <text:p>-0.06057519</text:p>
          </table:table-cell>
          <table:table-cell office:value-type="float" office:value="0" calcext:value-type="float">
            <text:p>0</text:p>
          </table:table-cell>
          <table:table-cell office:value-type="float" office:value="0.3025606" calcext:value-type="float">
            <text:p>0.3025606</text:p>
          </table:table-cell>
          <table:table-cell office:value-type="float" office:value="0.4054218" calcext:value-type="float">
            <text:p>0.4054218</text:p>
          </table:table-cell>
          <table:table-cell office:value-type="float" office:value="360" calcext:value-type="float">
            <text:p>360</text:p>
          </table:table-cell>
          <table:table-cell office:value-type="float" office:value="-4.526762" calcext:value-type="float">
            <text:p>-4.526762</text:p>
          </table:table-cell>
          <table:table-cell office:value-type="float" office:value="0" calcext:value-type="float">
            <text:p>0</text:p>
          </table:table-cell>
          <table:table-cell office:value-type="float" office:value="208.4164" calcext:value-type="float">
            <text:p>208.4164</text:p>
          </table:table-cell>
          <table:table-cell office:value-type="float" office:value="321.0845" calcext:value-type="float">
            <text:p>321.0845</text:p>
          </table:table-cell>
          <table:table-cell office:value-type="float" office:value="977.5222" calcext:value-type="float">
            <text:p>977.5222</text:p>
          </table:table-cell>
          <table:table-cell office:value-type="float" office:value="978.1268" calcext:value-type="float">
            <text:p>978.1268</text:p>
          </table:table-cell>
          <table:table-cell office:value-type="float" office:value="959.3218" calcext:value-type="float">
            <text:p>959.3218</text:p>
          </table:table-cell>
          <table:table-cell office:value-type="float" office:value="959.6431" calcext:value-type="float">
            <text:p>959.6431</text:p>
          </table:table-cell>
          <table:table-cell office:value-type="float" office:value="347.5475" calcext:value-type="float">
            <text:p>347.5475</text:p>
          </table:table-cell>
          <table:table-cell office:value-type="float" office:value="464.5858" calcext:value-type="float">
            <text:p>464.5858</text:p>
          </table:table-cell>
          <table:table-cell office:value-type="float" office:value="394.8688" calcext:value-type="float">
            <text:p>394.8688</text:p>
          </table:table-cell>
          <table:table-cell office:value-type="float" office:value="329.9361" calcext:value-type="float">
            <text:p>329.93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1998" calcext:value-type="float">
            <text:p>4011998</text:p>
          </table:table-cell>
          <table:table-cell office:value-type="float" office:value="518.748" calcext:value-type="float">
            <text:p>518.748</text:p>
          </table:table-cell>
          <table:table-cell office:value-type="float" office:value="5825.145" calcext:value-type="float">
            <text:p>5825.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37416" calcext:value-type="float">
            <text:p>-6.237416</text:p>
          </table:table-cell>
          <table:table-cell office:value-type="float" office:value="40.25722" calcext:value-type="float">
            <text:p>40.25722</text:p>
          </table:table-cell>
          <table:table-cell office:value-type="float" office:value="0" calcext:value-type="float">
            <text:p>0</text:p>
          </table:table-cell>
          <table:table-cell office:value-type="float" office:value="176.9622" calcext:value-type="float">
            <text:p>176.9622</text:p>
          </table:table-cell>
          <table:table-cell office:value-type="float" office:value="297.6817" calcext:value-type="float">
            <text:p>297.6817</text:p>
          </table:table-cell>
          <table:table-cell office:value-type="float" office:value="-0.06047708" calcext:value-type="float">
            <text:p>-0.06047708</text:p>
          </table:table-cell>
          <table:table-cell office:value-type="float" office:value="0" calcext:value-type="float">
            <text:p>0</text:p>
          </table:table-cell>
          <table:table-cell office:value-type="float" office:value="0.320007" calcext:value-type="float">
            <text:p>0.320007</text:p>
          </table:table-cell>
          <table:table-cell office:value-type="float" office:value="0.4859775" calcext:value-type="float">
            <text:p>0.4859775</text:p>
          </table:table-cell>
          <table:table-cell office:value-type="float" office:value="360" calcext:value-type="float">
            <text:p>360</text:p>
          </table:table-cell>
          <table:table-cell office:value-type="float" office:value="-7.103878" calcext:value-type="float">
            <text:p>-7.103878</text:p>
          </table:table-cell>
          <table:table-cell office:value-type="float" office:value="0" calcext:value-type="float">
            <text:p>0</text:p>
          </table:table-cell>
          <table:table-cell office:value-type="float" office:value="208.4474" calcext:value-type="float">
            <text:p>208.4474</text:p>
          </table:table-cell>
          <table:table-cell office:value-type="float" office:value="320.9328" calcext:value-type="float">
            <text:p>320.9328</text:p>
          </table:table-cell>
          <table:table-cell office:value-type="float" office:value="977.129" calcext:value-type="float">
            <text:p>977.129</text:p>
          </table:table-cell>
          <table:table-cell office:value-type="float" office:value="977.7904" calcext:value-type="float">
            <text:p>977.7904</text:p>
          </table:table-cell>
          <table:table-cell office:value-type="float" office:value="959.0721" calcext:value-type="float">
            <text:p>959.0721</text:p>
          </table:table-cell>
          <table:table-cell office:value-type="float" office:value="959.4471" calcext:value-type="float">
            <text:p>959.4471</text:p>
          </table:table-cell>
          <table:table-cell office:value-type="float" office:value="347.4888" calcext:value-type="float">
            <text:p>347.4888</text:p>
          </table:table-cell>
          <table:table-cell office:value-type="float" office:value="464.5228" calcext:value-type="float">
            <text:p>464.5228</text:p>
          </table:table-cell>
          <table:table-cell office:value-type="float" office:value="394.8343" calcext:value-type="float">
            <text:p>394.8343</text:p>
          </table:table-cell>
          <table:table-cell office:value-type="float" office:value="329.9193" calcext:value-type="float">
            <text:p>329.91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1998" calcext:value-type="float">
            <text:p>5011998</text:p>
          </table:table-cell>
          <table:table-cell office:value-type="float" office:value="518.1078" calcext:value-type="float">
            <text:p>518.1078</text:p>
          </table:table-cell>
          <table:table-cell office:value-type="float" office:value="5823.846" calcext:value-type="float">
            <text:p>5823.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273404" calcext:value-type="float">
            <text:p>-8.273404</text:p>
          </table:table-cell>
          <table:table-cell office:value-type="float" office:value="48.82027" calcext:value-type="float">
            <text:p>48.82027</text:p>
          </table:table-cell>
          <table:table-cell office:value-type="float" office:value="0" calcext:value-type="float">
            <text:p>0</text:p>
          </table:table-cell>
          <table:table-cell office:value-type="float" office:value="177.8982" calcext:value-type="float">
            <text:p>177.8982</text:p>
          </table:table-cell>
          <table:table-cell office:value-type="float" office:value="297.1453" calcext:value-type="float">
            <text:p>297.1453</text:p>
          </table:table-cell>
          <table:table-cell office:value-type="float" office:value="-0.06030168" calcext:value-type="float">
            <text:p>-0.06030168</text:p>
          </table:table-cell>
          <table:table-cell office:value-type="float" office:value="0" calcext:value-type="float">
            <text:p>0</text:p>
          </table:table-cell>
          <table:table-cell office:value-type="float" office:value="0.3332899" calcext:value-type="float">
            <text:p>0.3332899</text:p>
          </table:table-cell>
          <table:table-cell office:value-type="float" office:value="0.5341875" calcext:value-type="float">
            <text:p>0.5341875</text:p>
          </table:table-cell>
          <table:table-cell office:value-type="float" office:value="360" calcext:value-type="float">
            <text:p>360</text:p>
          </table:table-cell>
          <table:table-cell office:value-type="float" office:value="-9.201183" calcext:value-type="float">
            <text:p>-9.201183</text:p>
          </table:table-cell>
          <table:table-cell office:value-type="float" office:value="0" calcext:value-type="float">
            <text:p>0</text:p>
          </table:table-cell>
          <table:table-cell office:value-type="float" office:value="208.4754" calcext:value-type="float">
            <text:p>208.4754</text:p>
          </table:table-cell>
          <table:table-cell office:value-type="float" office:value="320.7908" calcext:value-type="float">
            <text:p>320.7908</text:p>
          </table:table-cell>
          <table:table-cell office:value-type="float" office:value="976.7527" calcext:value-type="float">
            <text:p>976.7527</text:p>
          </table:table-cell>
          <table:table-cell office:value-type="float" office:value="977.4705" calcext:value-type="float">
            <text:p>977.4705</text:p>
          </table:table-cell>
          <table:table-cell office:value-type="float" office:value="958.8353" calcext:value-type="float">
            <text:p>958.8353</text:p>
          </table:table-cell>
          <table:table-cell office:value-type="float" office:value="959.2623" calcext:value-type="float">
            <text:p>959.2623</text:p>
          </table:table-cell>
          <table:table-cell office:value-type="float" office:value="347.4342" calcext:value-type="float">
            <text:p>347.4342</text:p>
          </table:table-cell>
          <table:table-cell office:value-type="float" office:value="464.4627" calcext:value-type="float">
            <text:p>464.4627</text:p>
          </table:table-cell>
          <table:table-cell office:value-type="float" office:value="394.7981" calcext:value-type="float">
            <text:p>394.7981</text:p>
          </table:table-cell>
          <table:table-cell office:value-type="float" office:value="329.9024" calcext:value-type="float">
            <text:p>329.90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1998" calcext:value-type="float">
            <text:p>6011998</text:p>
          </table:table-cell>
          <table:table-cell office:value-type="float" office:value="517.3311" calcext:value-type="float">
            <text:p>517.3311</text:p>
          </table:table-cell>
          <table:table-cell office:value-type="float" office:value="5822.615" calcext:value-type="float">
            <text:p>5822.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25327" calcext:value-type="float">
            <text:p>-10.25327</text:p>
          </table:table-cell>
          <table:table-cell office:value-type="float" office:value="58.60921" calcext:value-type="float">
            <text:p>58.60921</text:p>
          </table:table-cell>
          <table:table-cell office:value-type="float" office:value="0" calcext:value-type="float">
            <text:p>0</text:p>
          </table:table-cell>
          <table:table-cell office:value-type="float" office:value="178.9017" calcext:value-type="float">
            <text:p>178.9017</text:p>
          </table:table-cell>
          <table:table-cell office:value-type="float" office:value="296.4724" calcext:value-type="float">
            <text:p>296.4724</text:p>
          </table:table-cell>
          <table:table-cell office:value-type="float" office:value="-0.06009642" calcext:value-type="float">
            <text:p>-0.06009642</text:p>
          </table:table-cell>
          <table:table-cell office:value-type="float" office:value="0" calcext:value-type="float">
            <text:p>0</text:p>
          </table:table-cell>
          <table:table-cell office:value-type="float" office:value="0.3430013" calcext:value-type="float">
            <text:p>0.3430013</text:p>
          </table:table-cell>
          <table:table-cell office:value-type="float" office:value="0.5683859" calcext:value-type="float">
            <text:p>0.5683859</text:p>
          </table:table-cell>
          <table:table-cell office:value-type="float" office:value="360" calcext:value-type="float">
            <text:p>360</text:p>
          </table:table-cell>
          <table:table-cell office:value-type="float" office:value="-11.22475" calcext:value-type="float">
            <text:p>-11.22475</text:p>
          </table:table-cell>
          <table:table-cell office:value-type="float" office:value="0" calcext:value-type="float">
            <text:p>0</text:p>
          </table:table-cell>
          <table:table-cell office:value-type="float" office:value="208.5069" calcext:value-type="float">
            <text:p>208.5069</text:p>
          </table:table-cell>
          <table:table-cell office:value-type="float" office:value="320.6548" calcext:value-type="float">
            <text:p>320.6548</text:p>
          </table:table-cell>
          <table:table-cell office:value-type="float" office:value="976.3896" calcext:value-type="float">
            <text:p>976.3896</text:p>
          </table:table-cell>
          <table:table-cell office:value-type="float" office:value="977.1705" calcext:value-type="float">
            <text:p>977.1705</text:p>
          </table:table-cell>
          <table:table-cell office:value-type="float" office:value="958.6084" calcext:value-type="float">
            <text:p>958.6084</text:p>
          </table:table-cell>
          <table:table-cell office:value-type="float" office:value="959.0856" calcext:value-type="float">
            <text:p>959.0856</text:p>
          </table:table-cell>
          <table:table-cell office:value-type="float" office:value="347.3832" calcext:value-type="float">
            <text:p>347.3832</text:p>
          </table:table-cell>
          <table:table-cell office:value-type="float" office:value="464.4054" calcext:value-type="float">
            <text:p>464.4054</text:p>
          </table:table-cell>
          <table:table-cell office:value-type="float" office:value="394.7617" calcext:value-type="float">
            <text:p>394.7617</text:p>
          </table:table-cell>
          <table:table-cell office:value-type="float" office:value="329.8882" calcext:value-type="float">
            <text:p>329.88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1998" calcext:value-type="float">
            <text:p>7011998</text:p>
          </table:table-cell>
          <table:table-cell office:value-type="float" office:value="516.4559" calcext:value-type="float">
            <text:p>516.4559</text:p>
          </table:table-cell>
          <table:table-cell office:value-type="float" office:value="5821.441" calcext:value-type="float">
            <text:p>5821.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27197" calcext:value-type="float">
            <text:p>-12.27197</text:p>
          </table:table-cell>
          <table:table-cell office:value-type="float" office:value="68.08796" calcext:value-type="float">
            <text:p>68.08796</text:p>
          </table:table-cell>
          <table:table-cell office:value-type="float" office:value="0" calcext:value-type="float">
            <text:p>0</text:p>
          </table:table-cell>
          <table:table-cell office:value-type="float" office:value="179.9399" calcext:value-type="float">
            <text:p>179.9399</text:p>
          </table:table-cell>
          <table:table-cell office:value-type="float" office:value="295.701" calcext:value-type="float">
            <text:p>295.701</text:p>
          </table:table-cell>
          <table:table-cell office:value-type="float" office:value="-0.05984752" calcext:value-type="float">
            <text:p>-0.05984752</text:p>
          </table:table-cell>
          <table:table-cell office:value-type="float" office:value="0" calcext:value-type="float">
            <text:p>0</text:p>
          </table:table-cell>
          <table:table-cell office:value-type="float" office:value="0.3498924" calcext:value-type="float">
            <text:p>0.3498924</text:p>
          </table:table-cell>
          <table:table-cell office:value-type="float" office:value="0.5942898" calcext:value-type="float">
            <text:p>0.5942898</text:p>
          </table:table-cell>
          <table:table-cell office:value-type="float" office:value="360" calcext:value-type="float">
            <text:p>360</text:p>
          </table:table-cell>
          <table:table-cell office:value-type="float" office:value="-13.276" calcext:value-type="float">
            <text:p>-13.276</text:p>
          </table:table-cell>
          <table:table-cell office:value-type="float" office:value="0" calcext:value-type="float">
            <text:p>0</text:p>
          </table:table-cell>
          <table:table-cell office:value-type="float" office:value="208.5402" calcext:value-type="float">
            <text:p>208.5402</text:p>
          </table:table-cell>
          <table:table-cell office:value-type="float" office:value="320.5261" calcext:value-type="float">
            <text:p>320.5261</text:p>
          </table:table-cell>
          <table:table-cell office:value-type="float" office:value="976.045" calcext:value-type="float">
            <text:p>976.045</text:p>
          </table:table-cell>
          <table:table-cell office:value-type="float" office:value="976.8807" calcext:value-type="float">
            <text:p>976.8807</text:p>
          </table:table-cell>
          <table:table-cell office:value-type="float" office:value="958.389" calcext:value-type="float">
            <text:p>958.389</text:p>
          </table:table-cell>
          <table:table-cell office:value-type="float" office:value="958.9139" calcext:value-type="float">
            <text:p>958.9139</text:p>
          </table:table-cell>
          <table:table-cell office:value-type="float" office:value="347.3335" calcext:value-type="float">
            <text:p>347.3335</text:p>
          </table:table-cell>
          <table:table-cell office:value-type="float" office:value="464.3501" calcext:value-type="float">
            <text:p>464.3501</text:p>
          </table:table-cell>
          <table:table-cell office:value-type="float" office:value="394.7268" calcext:value-type="float">
            <text:p>394.7268</text:p>
          </table:table-cell>
          <table:table-cell office:value-type="float" office:value="329.8737" calcext:value-type="float">
            <text:p>329.87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1998" calcext:value-type="float">
            <text:p>8011998</text:p>
          </table:table-cell>
          <table:table-cell office:value-type="float" office:value="515.4966" calcext:value-type="float">
            <text:p>515.4966</text:p>
          </table:table-cell>
          <table:table-cell office:value-type="float" office:value="5820.307" calcext:value-type="float">
            <text:p>5820.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27815" calcext:value-type="float">
            <text:p>-14.27815</text:p>
          </table:table-cell>
          <table:table-cell office:value-type="float" office:value="76.88699" calcext:value-type="float">
            <text:p>76.88699</text:p>
          </table:table-cell>
          <table:table-cell office:value-type="float" office:value="0" calcext:value-type="float">
            <text:p>0</text:p>
          </table:table-cell>
          <table:table-cell office:value-type="float" office:value="180.9963" calcext:value-type="float">
            <text:p>180.9963</text:p>
          </table:table-cell>
          <table:table-cell office:value-type="float" office:value="294.8463" calcext:value-type="float">
            <text:p>294.8463</text:p>
          </table:table-cell>
          <table:table-cell office:value-type="float" office:value="-0.05954936" calcext:value-type="float">
            <text:p>-0.05954936</text:p>
          </table:table-cell>
          <table:table-cell office:value-type="float" office:value="0" calcext:value-type="float">
            <text:p>0</text:p>
          </table:table-cell>
          <table:table-cell office:value-type="float" office:value="0.3555381" calcext:value-type="float">
            <text:p>0.3555381</text:p>
          </table:table-cell>
          <table:table-cell office:value-type="float" office:value="0.6148143" calcext:value-type="float">
            <text:p>0.6148143</text:p>
          </table:table-cell>
          <table:table-cell office:value-type="float" office:value="360" calcext:value-type="float">
            <text:p>360</text:p>
          </table:table-cell>
          <table:table-cell office:value-type="float" office:value="-15.30805" calcext:value-type="float">
            <text:p>-15.30805</text:p>
          </table:table-cell>
          <table:table-cell office:value-type="float" office:value="0" calcext:value-type="float">
            <text:p>0</text:p>
          </table:table-cell>
          <table:table-cell office:value-type="float" office:value="208.5767" calcext:value-type="float">
            <text:p>208.5767</text:p>
          </table:table-cell>
          <table:table-cell office:value-type="float" office:value="320.4044" calcext:value-type="float">
            <text:p>320.4044</text:p>
          </table:table-cell>
          <table:table-cell office:value-type="float" office:value="975.7156" calcext:value-type="float">
            <text:p>975.7156</text:p>
          </table:table-cell>
          <table:table-cell office:value-type="float" office:value="976.6017" calcext:value-type="float">
            <text:p>976.6017</text:p>
          </table:table-cell>
          <table:table-cell office:value-type="float" office:value="958.1653" calcext:value-type="float">
            <text:p>958.1653</text:p>
          </table:table-cell>
          <table:table-cell office:value-type="float" office:value="958.7502" calcext:value-type="float">
            <text:p>958.7502</text:p>
          </table:table-cell>
          <table:table-cell office:value-type="float" office:value="347.284" calcext:value-type="float">
            <text:p>347.284</text:p>
          </table:table-cell>
          <table:table-cell office:value-type="float" office:value="464.2964" calcext:value-type="float">
            <text:p>464.2964</text:p>
          </table:table-cell>
          <table:table-cell office:value-type="float" office:value="394.692" calcext:value-type="float">
            <text:p>394.692</text:p>
          </table:table-cell>
          <table:table-cell office:value-type="float" office:value="329.858" calcext:value-type="float">
            <text:p>329.8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1998" calcext:value-type="float">
            <text:p>9011998</text:p>
          </table:table-cell>
          <table:table-cell office:value-type="float" office:value="514.4221" calcext:value-type="float">
            <text:p>514.4221</text:p>
          </table:table-cell>
          <table:table-cell office:value-type="float" office:value="5819.199" calcext:value-type="float">
            <text:p>5819.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3143" calcext:value-type="float">
            <text:p>-16.3143</text:p>
          </table:table-cell>
          <table:table-cell office:value-type="float" office:value="85.08141" calcext:value-type="float">
            <text:p>85.08141</text:p>
          </table:table-cell>
          <table:table-cell office:value-type="float" office:value="0" calcext:value-type="float">
            <text:p>0</text:p>
          </table:table-cell>
          <table:table-cell office:value-type="float" office:value="182.0906" calcext:value-type="float">
            <text:p>182.0906</text:p>
          </table:table-cell>
          <table:table-cell office:value-type="float" office:value="293.8819" calcext:value-type="float">
            <text:p>293.8819</text:p>
          </table:table-cell>
          <table:table-cell office:value-type="float" office:value="-0.05923697" calcext:value-type="float">
            <text:p>-0.05923697</text:p>
          </table:table-cell>
          <table:table-cell office:value-type="float" office:value="0" calcext:value-type="float">
            <text:p>0</text:p>
          </table:table-cell>
          <table:table-cell office:value-type="float" office:value="0.3600263" calcext:value-type="float">
            <text:p>0.3600263</text:p>
          </table:table-cell>
          <table:table-cell office:value-type="float" office:value="0.631505" calcext:value-type="float">
            <text:p>0.631505</text:p>
          </table:table-cell>
          <table:table-cell office:value-type="float" office:value="360" calcext:value-type="float">
            <text:p>360</text:p>
          </table:table-cell>
          <table:table-cell office:value-type="float" office:value="-17.36507" calcext:value-type="float">
            <text:p>-17.36507</text:p>
          </table:table-cell>
          <table:table-cell office:value-type="float" office:value="0" calcext:value-type="float">
            <text:p>0</text:p>
          </table:table-cell>
          <table:table-cell office:value-type="float" office:value="208.6166" calcext:value-type="float">
            <text:p>208.6166</text:p>
          </table:table-cell>
          <table:table-cell office:value-type="float" office:value="320.2842" calcext:value-type="float">
            <text:p>320.2842</text:p>
          </table:table-cell>
          <table:table-cell office:value-type="float" office:value="975.3925" calcext:value-type="float">
            <text:p>975.3925</text:p>
          </table:table-cell>
          <table:table-cell office:value-type="float" office:value="976.3274" calcext:value-type="float">
            <text:p>976.3274</text:p>
          </table:table-cell>
          <table:table-cell office:value-type="float" office:value="957.9432" calcext:value-type="float">
            <text:p>957.9432</text:p>
          </table:table-cell>
          <table:table-cell office:value-type="float" office:value="958.5879" calcext:value-type="float">
            <text:p>958.5879</text:p>
          </table:table-cell>
          <table:table-cell office:value-type="float" office:value="347.2346" calcext:value-type="float">
            <text:p>347.2346</text:p>
          </table:table-cell>
          <table:table-cell office:value-type="float" office:value="464.2436" calcext:value-type="float">
            <text:p>464.2436</text:p>
          </table:table-cell>
          <table:table-cell office:value-type="float" office:value="394.6591" calcext:value-type="float">
            <text:p>394.6591</text:p>
          </table:table-cell>
          <table:table-cell office:value-type="float" office:value="329.8416" calcext:value-type="float">
            <text:p>329.84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1998" calcext:value-type="float">
            <text:p>10011998</text:p>
          </table:table-cell>
          <table:table-cell office:value-type="float" office:value="513.2645" calcext:value-type="float">
            <text:p>513.2645</text:p>
          </table:table-cell>
          <table:table-cell office:value-type="float" office:value="5818.118" calcext:value-type="float">
            <text:p>5818.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41742" calcext:value-type="float">
            <text:p>-18.41742</text:p>
          </table:table-cell>
          <table:table-cell office:value-type="float" office:value="92.77585" calcext:value-type="float">
            <text:p>92.77585</text:p>
          </table:table-cell>
          <table:table-cell office:value-type="float" office:value="0" calcext:value-type="float">
            <text:p>0</text:p>
          </table:table-cell>
          <table:table-cell office:value-type="float" office:value="183.2252" calcext:value-type="float">
            <text:p>183.2252</text:p>
          </table:table-cell>
          <table:table-cell office:value-type="float" office:value="292.8361" calcext:value-type="float">
            <text:p>292.8361</text:p>
          </table:table-cell>
          <table:table-cell office:value-type="float" office:value="-0.05893734" calcext:value-type="float">
            <text:p>-0.05893734</text:p>
          </table:table-cell>
          <table:table-cell office:value-type="float" office:value="0" calcext:value-type="float">
            <text:p>0</text:p>
          </table:table-cell>
          <table:table-cell office:value-type="float" office:value="0.3635603" calcext:value-type="float">
            <text:p>0.3635603</text:p>
          </table:table-cell>
          <table:table-cell office:value-type="float" office:value="0.6451739" calcext:value-type="float">
            <text:p>0.6451739</text:p>
          </table:table-cell>
          <table:table-cell office:value-type="float" office:value="360" calcext:value-type="float">
            <text:p>360</text:p>
          </table:table-cell>
          <table:table-cell office:value-type="float" office:value="-19.48509" calcext:value-type="float">
            <text:p>-19.48509</text:p>
          </table:table-cell>
          <table:table-cell office:value-type="float" office:value="0" calcext:value-type="float">
            <text:p>0</text:p>
          </table:table-cell>
          <table:table-cell office:value-type="float" office:value="208.6593" calcext:value-type="float">
            <text:p>208.6593</text:p>
          </table:table-cell>
          <table:table-cell office:value-type="float" office:value="320.1627" calcext:value-type="float">
            <text:p>320.1627</text:p>
          </table:table-cell>
          <table:table-cell office:value-type="float" office:value="975.0759" calcext:value-type="float">
            <text:p>975.0759</text:p>
          </table:table-cell>
          <table:table-cell office:value-type="float" office:value="976.058" calcext:value-type="float">
            <text:p>976.058</text:p>
          </table:table-cell>
          <table:table-cell office:value-type="float" office:value="957.7263" calcext:value-type="float">
            <text:p>957.7263</text:p>
          </table:table-cell>
          <table:table-cell office:value-type="float" office:value="958.4302" calcext:value-type="float">
            <text:p>958.4302</text:p>
          </table:table-cell>
          <table:table-cell office:value-type="float" office:value="347.1861" calcext:value-type="float">
            <text:p>347.1861</text:p>
          </table:table-cell>
          <table:table-cell office:value-type="float" office:value="464.1914" calcext:value-type="float">
            <text:p>464.1914</text:p>
          </table:table-cell>
          <table:table-cell office:value-type="float" office:value="394.6272" calcext:value-type="float">
            <text:p>394.6272</text:p>
          </table:table-cell>
          <table:table-cell office:value-type="float" office:value="329.8252" calcext:value-type="float">
            <text:p>329.82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1998" calcext:value-type="float">
            <text:p>11011998</text:p>
          </table:table-cell>
          <table:table-cell office:value-type="float" office:value="512.012" calcext:value-type="float">
            <text:p>512.012</text:p>
          </table:table-cell>
          <table:table-cell office:value-type="float" office:value="5817.055" calcext:value-type="float">
            <text:p>5817.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60724" calcext:value-type="float">
            <text:p>-20.60724</text:p>
          </table:table-cell>
          <table:table-cell office:value-type="float" office:value="100.7601" calcext:value-type="float">
            <text:p>100.7601</text:p>
          </table:table-cell>
          <table:table-cell office:value-type="float" office:value="0" calcext:value-type="float">
            <text:p>0</text:p>
          </table:table-cell>
          <table:table-cell office:value-type="float" office:value="184.4298" calcext:value-type="float">
            <text:p>184.4298</text:p>
          </table:table-cell>
          <table:table-cell office:value-type="float" office:value="291.6714" calcext:value-type="float">
            <text:p>291.6714</text:p>
          </table:table-cell>
          <table:table-cell office:value-type="float" office:value="-0.05864738" calcext:value-type="float">
            <text:p>-0.05864738</text:p>
          </table:table-cell>
          <table:table-cell office:value-type="float" office:value="0" calcext:value-type="float">
            <text:p>0</text:p>
          </table:table-cell>
          <table:table-cell office:value-type="float" office:value="0.3663697" calcext:value-type="float">
            <text:p>0.3663697</text:p>
          </table:table-cell>
          <table:table-cell office:value-type="float" office:value="0.6562263" calcext:value-type="float">
            <text:p>0.6562263</text:p>
          </table:table-cell>
          <table:table-cell office:value-type="float" office:value="360" calcext:value-type="float">
            <text:p>360</text:p>
          </table:table-cell>
          <table:table-cell office:value-type="float" office:value="-21.68849" calcext:value-type="float">
            <text:p>-21.68849</text:p>
          </table:table-cell>
          <table:table-cell office:value-type="float" office:value="0" calcext:value-type="float">
            <text:p>0</text:p>
          </table:table-cell>
          <table:table-cell office:value-type="float" office:value="208.7299" calcext:value-type="float">
            <text:p>208.7299</text:p>
          </table:table-cell>
          <table:table-cell office:value-type="float" office:value="320.0369" calcext:value-type="float">
            <text:p>320.0369</text:p>
          </table:table-cell>
          <table:table-cell office:value-type="float" office:value="974.7609" calcext:value-type="float">
            <text:p>974.7609</text:p>
          </table:table-cell>
          <table:table-cell office:value-type="float" office:value="975.7934" calcext:value-type="float">
            <text:p>975.7934</text:p>
          </table:table-cell>
          <table:table-cell office:value-type="float" office:value="957.5151" calcext:value-type="float">
            <text:p>957.5151</text:p>
          </table:table-cell>
          <table:table-cell office:value-type="float" office:value="958.2767" calcext:value-type="float">
            <text:p>958.2767</text:p>
          </table:table-cell>
          <table:table-cell office:value-type="float" office:value="347.1381" calcext:value-type="float">
            <text:p>347.1381</text:p>
          </table:table-cell>
          <table:table-cell office:value-type="float" office:value="464.14" calcext:value-type="float">
            <text:p>464.14</text:p>
          </table:table-cell>
          <table:table-cell office:value-type="float" office:value="394.5962" calcext:value-type="float">
            <text:p>394.5962</text:p>
          </table:table-cell>
          <table:table-cell office:value-type="float" office:value="329.8088" calcext:value-type="float">
            <text:p>329.8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1998" calcext:value-type="float">
            <text:p>12011998</text:p>
          </table:table-cell>
          <table:table-cell office:value-type="float" office:value="510.6573" calcext:value-type="float">
            <text:p>510.6573</text:p>
          </table:table-cell>
          <table:table-cell office:value-type="float" office:value="5816.021" calcext:value-type="float">
            <text:p>5816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89148" calcext:value-type="float">
            <text:p>-22.89148</text:p>
          </table:table-cell>
          <table:table-cell office:value-type="float" office:value="107.8786" calcext:value-type="float">
            <text:p>107.8786</text:p>
          </table:table-cell>
          <table:table-cell office:value-type="float" office:value="0" calcext:value-type="float">
            <text:p>0</text:p>
          </table:table-cell>
          <table:table-cell office:value-type="float" office:value="185.7088" calcext:value-type="float">
            <text:p>185.7088</text:p>
          </table:table-cell>
          <table:table-cell office:value-type="float" office:value="290.4027" calcext:value-type="float">
            <text:p>290.4027</text:p>
          </table:table-cell>
          <table:table-cell office:value-type="float" office:value="-0.05837078" calcext:value-type="float">
            <text:p>-0.05837078</text:p>
          </table:table-cell>
          <table:table-cell office:value-type="float" office:value="0" calcext:value-type="float">
            <text:p>0</text:p>
          </table:table-cell>
          <table:table-cell office:value-type="float" office:value="0.3687294" calcext:value-type="float">
            <text:p>0.3687294</text:p>
          </table:table-cell>
          <table:table-cell office:value-type="float" office:value="0.6653609" calcext:value-type="float">
            <text:p>0.6653609</text:p>
          </table:table-cell>
          <table:table-cell office:value-type="float" office:value="360" calcext:value-type="float">
            <text:p>360</text:p>
          </table:table-cell>
          <table:table-cell office:value-type="float" office:value="-23.98394" calcext:value-type="float">
            <text:p>-23.98394</text:p>
          </table:table-cell>
          <table:table-cell office:value-type="float" office:value="0" calcext:value-type="float">
            <text:p>0</text:p>
          </table:table-cell>
          <table:table-cell office:value-type="float" office:value="208.8102" calcext:value-type="float">
            <text:p>208.8102</text:p>
          </table:table-cell>
          <table:table-cell office:value-type="float" office:value="319.9105" calcext:value-type="float">
            <text:p>319.9105</text:p>
          </table:table-cell>
          <table:table-cell office:value-type="float" office:value="974.4456" calcext:value-type="float">
            <text:p>974.4456</text:p>
          </table:table-cell>
          <table:table-cell office:value-type="float" office:value="975.5334" calcext:value-type="float">
            <text:p>975.5334</text:p>
          </table:table-cell>
          <table:table-cell office:value-type="float" office:value="957.3126" calcext:value-type="float">
            <text:p>957.3126</text:p>
          </table:table-cell>
          <table:table-cell office:value-type="float" office:value="958.1271" calcext:value-type="float">
            <text:p>958.1271</text:p>
          </table:table-cell>
          <table:table-cell office:value-type="float" office:value="347.0906" calcext:value-type="float">
            <text:p>347.0906</text:p>
          </table:table-cell>
          <table:table-cell office:value-type="float" office:value="464.0895" calcext:value-type="float">
            <text:p>464.0895</text:p>
          </table:table-cell>
          <table:table-cell office:value-type="float" office:value="394.5655" calcext:value-type="float">
            <text:p>394.5655</text:p>
          </table:table-cell>
          <table:table-cell office:value-type="float" office:value="329.7924" calcext:value-type="float">
            <text:p>329.79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1998" calcext:value-type="float">
            <text:p>13011998</text:p>
          </table:table-cell>
          <table:table-cell office:value-type="float" office:value="508.9586" calcext:value-type="float">
            <text:p>508.9586</text:p>
          </table:table-cell>
          <table:table-cell office:value-type="float" office:value="5815.012" calcext:value-type="float">
            <text:p>5815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44967" calcext:value-type="float">
            <text:p>-25.44967</text:p>
          </table:table-cell>
          <table:table-cell office:value-type="float" office:value="116.5619" calcext:value-type="float">
            <text:p>116.5619</text:p>
          </table:table-cell>
          <table:table-cell office:value-type="float" office:value="0" calcext:value-type="float">
            <text:p>0</text:p>
          </table:table-cell>
          <table:table-cell office:value-type="float" office:value="187.2568" calcext:value-type="float">
            <text:p>187.2568</text:p>
          </table:table-cell>
          <table:table-cell office:value-type="float" office:value="288.8229" calcext:value-type="float">
            <text:p>288.8229</text:p>
          </table:table-cell>
          <table:table-cell office:value-type="float" office:value="-0.05810687" calcext:value-type="float">
            <text:p>-0.05810687</text:p>
          </table:table-cell>
          <table:table-cell office:value-type="float" office:value="0" calcext:value-type="float">
            <text:p>0</text:p>
          </table:table-cell>
          <table:table-cell office:value-type="float" office:value="0.3708525" calcext:value-type="float">
            <text:p>0.3708525</text:p>
          </table:table-cell>
          <table:table-cell office:value-type="float" office:value="0.6734787" calcext:value-type="float">
            <text:p>0.6734787</text:p>
          </table:table-cell>
          <table:table-cell office:value-type="float" office:value="360" calcext:value-type="float">
            <text:p>360</text:p>
          </table:table-cell>
          <table:table-cell office:value-type="float" office:value="-26.55211" calcext:value-type="float">
            <text:p>-26.55211</text:p>
          </table:table-cell>
          <table:table-cell office:value-type="float" office:value="0" calcext:value-type="float">
            <text:p>0</text:p>
          </table:table-cell>
          <table:table-cell office:value-type="float" office:value="208.8837" calcext:value-type="float">
            <text:p>208.8837</text:p>
          </table:table-cell>
          <table:table-cell office:value-type="float" office:value="319.7834" calcext:value-type="float">
            <text:p>319.7834</text:p>
          </table:table-cell>
          <table:table-cell office:value-type="float" office:value="974.1306" calcext:value-type="float">
            <text:p>974.1306</text:p>
          </table:table-cell>
          <table:table-cell office:value-type="float" office:value="975.2719" calcext:value-type="float">
            <text:p>975.2719</text:p>
          </table:table-cell>
          <table:table-cell office:value-type="float" office:value="957.1123" calcext:value-type="float">
            <text:p>957.1123</text:p>
          </table:table-cell>
          <table:table-cell office:value-type="float" office:value="957.9791" calcext:value-type="float">
            <text:p>957.9791</text:p>
          </table:table-cell>
          <table:table-cell office:value-type="float" office:value="347.0432" calcext:value-type="float">
            <text:p>347.0432</text:p>
          </table:table-cell>
          <table:table-cell office:value-type="float" office:value="464.0396" calcext:value-type="float">
            <text:p>464.0396</text:p>
          </table:table-cell>
          <table:table-cell office:value-type="float" office:value="394.5354" calcext:value-type="float">
            <text:p>394.5354</text:p>
          </table:table-cell>
          <table:table-cell office:value-type="float" office:value="329.7748" calcext:value-type="float">
            <text:p>329.77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1998" calcext:value-type="float">
            <text:p>14011998</text:p>
          </table:table-cell>
          <table:table-cell office:value-type="float" office:value="507.0518" calcext:value-type="float">
            <text:p>507.0518</text:p>
          </table:table-cell>
          <table:table-cell office:value-type="float" office:value="5814.03" calcext:value-type="float">
            <text:p>5814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29064" calcext:value-type="float">
            <text:p>-28.29064</text:p>
          </table:table-cell>
          <table:table-cell office:value-type="float" office:value="126.3597" calcext:value-type="float">
            <text:p>126.3597</text:p>
          </table:table-cell>
          <table:table-cell office:value-type="float" office:value="0" calcext:value-type="float">
            <text:p>0</text:p>
          </table:table-cell>
          <table:table-cell office:value-type="float" office:value="188.9487" calcext:value-type="float">
            <text:p>188.9487</text:p>
          </table:table-cell>
          <table:table-cell office:value-type="float" office:value="287.0385" calcext:value-type="float">
            <text:p>287.0385</text:p>
          </table:table-cell>
          <table:table-cell office:value-type="float" office:value="-0.05783495" calcext:value-type="float">
            <text:p>-0.05783495</text:p>
          </table:table-cell>
          <table:table-cell office:value-type="float" office:value="0" calcext:value-type="float">
            <text:p>0</text:p>
          </table:table-cell>
          <table:table-cell office:value-type="float" office:value="0.3728346" calcext:value-type="float">
            <text:p>0.3728346</text:p>
          </table:table-cell>
          <table:table-cell office:value-type="float" office:value="0.6807648" calcext:value-type="float">
            <text:p>0.6807648</text:p>
          </table:table-cell>
          <table:table-cell office:value-type="float" office:value="360" calcext:value-type="float">
            <text:p>360</text:p>
          </table:table-cell>
          <table:table-cell office:value-type="float" office:value="-29.40208" calcext:value-type="float">
            <text:p>-29.40208</text:p>
          </table:table-cell>
          <table:table-cell office:value-type="float" office:value="0" calcext:value-type="float">
            <text:p>0</text:p>
          </table:table-cell>
          <table:table-cell office:value-type="float" office:value="208.9739" calcext:value-type="float">
            <text:p>208.9739</text:p>
          </table:table-cell>
          <table:table-cell office:value-type="float" office:value="319.6571" calcext:value-type="float">
            <text:p>319.6571</text:p>
          </table:table-cell>
          <table:table-cell office:value-type="float" office:value="973.8191" calcext:value-type="float">
            <text:p>973.8191</text:p>
          </table:table-cell>
          <table:table-cell office:value-type="float" office:value="975.0087" calcext:value-type="float">
            <text:p>975.0087</text:p>
          </table:table-cell>
          <table:table-cell office:value-type="float" office:value="956.9139" calcext:value-type="float">
            <text:p>956.9139</text:p>
          </table:table-cell>
          <table:table-cell office:value-type="float" office:value="957.8321" calcext:value-type="float">
            <text:p>957.8321</text:p>
          </table:table-cell>
          <table:table-cell office:value-type="float" office:value="346.9958" calcext:value-type="float">
            <text:p>346.9958</text:p>
          </table:table-cell>
          <table:table-cell office:value-type="float" office:value="463.9901" calcext:value-type="float">
            <text:p>463.9901</text:p>
          </table:table-cell>
          <table:table-cell office:value-type="float" office:value="394.5059" calcext:value-type="float">
            <text:p>394.5059</text:p>
          </table:table-cell>
          <table:table-cell office:value-type="float" office:value="329.7564" calcext:value-type="float">
            <text:p>329.75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1998" calcext:value-type="float">
            <text:p>15011998</text:p>
          </table:table-cell>
          <table:table-cell office:value-type="float" office:value="504.9923" calcext:value-type="float">
            <text:p>504.9923</text:p>
          </table:table-cell>
          <table:table-cell office:value-type="float" office:value="5813.081" calcext:value-type="float">
            <text:p>5813.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20402" calcext:value-type="float">
            <text:p>-31.20402</text:p>
          </table:table-cell>
          <table:table-cell office:value-type="float" office:value="135.485" calcext:value-type="float">
            <text:p>135.485</text:p>
          </table:table-cell>
          <table:table-cell office:value-type="float" office:value="0" calcext:value-type="float">
            <text:p>0</text:p>
          </table:table-cell>
          <table:table-cell office:value-type="float" office:value="190.741" calcext:value-type="float">
            <text:p>190.741</text:p>
          </table:table-cell>
          <table:table-cell office:value-type="float" office:value="285.1022" calcext:value-type="float">
            <text:p>285.1022</text:p>
          </table:table-cell>
          <table:table-cell office:value-type="float" office:value="-0.05756817" calcext:value-type="float">
            <text:p>-0.05756817</text:p>
          </table:table-cell>
          <table:table-cell office:value-type="float" office:value="0" calcext:value-type="float">
            <text:p>0</text:p>
          </table:table-cell>
          <table:table-cell office:value-type="float" office:value="0.3746945" calcext:value-type="float">
            <text:p>0.3746945</text:p>
          </table:table-cell>
          <table:table-cell office:value-type="float" office:value="0.6873002" calcext:value-type="float">
            <text:p>0.6873002</text:p>
          </table:table-cell>
          <table:table-cell office:value-type="float" office:value="360" calcext:value-type="float">
            <text:p>360</text:p>
          </table:table-cell>
          <table:table-cell office:value-type="float" office:value="-32.32358" calcext:value-type="float">
            <text:p>-32.32358</text:p>
          </table:table-cell>
          <table:table-cell office:value-type="float" office:value="0" calcext:value-type="float">
            <text:p>0</text:p>
          </table:table-cell>
          <table:table-cell office:value-type="float" office:value="209.0806" calcext:value-type="float">
            <text:p>209.0806</text:p>
          </table:table-cell>
          <table:table-cell office:value-type="float" office:value="319.5317" calcext:value-type="float">
            <text:p>319.5317</text:p>
          </table:table-cell>
          <table:table-cell office:value-type="float" office:value="973.5128" calcext:value-type="float">
            <text:p>973.5128</text:p>
          </table:table-cell>
          <table:table-cell office:value-type="float" office:value="974.7471" calcext:value-type="float">
            <text:p>974.7471</text:p>
          </table:table-cell>
          <table:table-cell office:value-type="float" office:value="956.7185" calcext:value-type="float">
            <text:p>956.7185</text:p>
          </table:table-cell>
          <table:table-cell office:value-type="float" office:value="957.6869" calcext:value-type="float">
            <text:p>957.6869</text:p>
          </table:table-cell>
          <table:table-cell office:value-type="float" office:value="346.9487" calcext:value-type="float">
            <text:p>346.9487</text:p>
          </table:table-cell>
          <table:table-cell office:value-type="float" office:value="463.9409" calcext:value-type="float">
            <text:p>463.9409</text:p>
          </table:table-cell>
          <table:table-cell office:value-type="float" office:value="394.4768" calcext:value-type="float">
            <text:p>394.4768</text:p>
          </table:table-cell>
          <table:table-cell office:value-type="float" office:value="329.7382" calcext:value-type="float">
            <text:p>329.73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1998" calcext:value-type="float">
            <text:p>16011998</text:p>
          </table:table-cell>
          <table:table-cell office:value-type="float" office:value="502.8693" calcext:value-type="float">
            <text:p>502.8693</text:p>
          </table:table-cell>
          <table:table-cell office:value-type="float" office:value="5812.16" calcext:value-type="float">
            <text:p>5812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09711" calcext:value-type="float">
            <text:p>-34.09711</text:p>
          </table:table-cell>
          <table:table-cell office:value-type="float" office:value="145.1324" calcext:value-type="float">
            <text:p>145.1324</text:p>
          </table:table-cell>
          <table:table-cell office:value-type="float" office:value="0" calcext:value-type="float">
            <text:p>0</text:p>
          </table:table-cell>
          <table:table-cell office:value-type="float" office:value="192.5588" calcext:value-type="float">
            <text:p>192.5588</text:p>
          </table:table-cell>
          <table:table-cell office:value-type="float" office:value="283.1005" calcext:value-type="float">
            <text:p>283.1005</text:p>
          </table:table-cell>
          <table:table-cell office:value-type="float" office:value="-0.05730838" calcext:value-type="float">
            <text:p>-0.05730838</text:p>
          </table:table-cell>
          <table:table-cell office:value-type="float" office:value="0" calcext:value-type="float">
            <text:p>0</text:p>
          </table:table-cell>
          <table:table-cell office:value-type="float" office:value="0.3764559" calcext:value-type="float">
            <text:p>0.3764559</text:p>
          </table:table-cell>
          <table:table-cell office:value-type="float" office:value="0.6933649" calcext:value-type="float">
            <text:p>0.6933649</text:p>
          </table:table-cell>
          <table:table-cell office:value-type="float" office:value="360" calcext:value-type="float">
            <text:p>360</text:p>
          </table:table-cell>
          <table:table-cell office:value-type="float" office:value="-35.22424" calcext:value-type="float">
            <text:p>-35.22424</text:p>
          </table:table-cell>
          <table:table-cell office:value-type="float" office:value="0" calcext:value-type="float">
            <text:p>0</text:p>
          </table:table-cell>
          <table:table-cell office:value-type="float" office:value="209.1988" calcext:value-type="float">
            <text:p>209.1988</text:p>
          </table:table-cell>
          <table:table-cell office:value-type="float" office:value="319.408" calcext:value-type="float">
            <text:p>319.408</text:p>
          </table:table-cell>
          <table:table-cell office:value-type="float" office:value="973.2125" calcext:value-type="float">
            <text:p>973.2125</text:p>
          </table:table-cell>
          <table:table-cell office:value-type="float" office:value="974.4916" calcext:value-type="float">
            <text:p>974.4916</text:p>
          </table:table-cell>
          <table:table-cell office:value-type="float" office:value="956.5259" calcext:value-type="float">
            <text:p>956.5259</text:p>
          </table:table-cell>
          <table:table-cell office:value-type="float" office:value="957.5439" calcext:value-type="float">
            <text:p>957.5439</text:p>
          </table:table-cell>
          <table:table-cell office:value-type="float" office:value="346.9022" calcext:value-type="float">
            <text:p>346.9022</text:p>
          </table:table-cell>
          <table:table-cell office:value-type="float" office:value="463.892" calcext:value-type="float">
            <text:p>463.892</text:p>
          </table:table-cell>
          <table:table-cell office:value-type="float" office:value="394.4479" calcext:value-type="float">
            <text:p>394.4479</text:p>
          </table:table-cell>
          <table:table-cell office:value-type="float" office:value="329.7205" calcext:value-type="float">
            <text:p>329.72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1998" calcext:value-type="float">
            <text:p>17011998</text:p>
          </table:table-cell>
          <table:table-cell office:value-type="float" office:value="500.606" calcext:value-type="float">
            <text:p>500.606</text:p>
          </table:table-cell>
          <table:table-cell office:value-type="float" office:value="5811.276" calcext:value-type="float">
            <text:p>5811.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1364" calcext:value-type="float">
            <text:p>-37.1364</text:p>
          </table:table-cell>
          <table:table-cell office:value-type="float" office:value="155.2621" calcext:value-type="float">
            <text:p>155.2621</text:p>
          </table:table-cell>
          <table:table-cell office:value-type="float" office:value="0" calcext:value-type="float">
            <text:p>0</text:p>
          </table:table-cell>
          <table:table-cell office:value-type="float" office:value="194.4769" calcext:value-type="float">
            <text:p>194.4769</text:p>
          </table:table-cell>
          <table:table-cell office:value-type="float" office:value="280.957" calcext:value-type="float">
            <text:p>280.957</text:p>
          </table:table-cell>
          <table:table-cell office:value-type="float" office:value="-0.05704744" calcext:value-type="float">
            <text:p>-0.05704744</text:p>
          </table:table-cell>
          <table:table-cell office:value-type="float" office:value="0" calcext:value-type="float">
            <text:p>0</text:p>
          </table:table-cell>
          <table:table-cell office:value-type="float" office:value="0.3781234" calcext:value-type="float">
            <text:p>0.3781234</text:p>
          </table:table-cell>
          <table:table-cell office:value-type="float" office:value="0.6988553" calcext:value-type="float">
            <text:p>0.6988553</text:p>
          </table:table-cell>
          <table:table-cell office:value-type="float" office:value="360" calcext:value-type="float">
            <text:p>360</text:p>
          </table:table-cell>
          <table:table-cell office:value-type="float" office:value="-38.27043" calcext:value-type="float">
            <text:p>-38.27043</text:p>
          </table:table-cell>
          <table:table-cell office:value-type="float" office:value="0" calcext:value-type="float">
            <text:p>0</text:p>
          </table:table-cell>
          <table:table-cell office:value-type="float" office:value="209.332" calcext:value-type="float">
            <text:p>209.332</text:p>
          </table:table-cell>
          <table:table-cell office:value-type="float" office:value="319.2868" calcext:value-type="float">
            <text:p>319.2868</text:p>
          </table:table-cell>
          <table:table-cell office:value-type="float" office:value="972.9193" calcext:value-type="float">
            <text:p>972.9193</text:p>
          </table:table-cell>
          <table:table-cell office:value-type="float" office:value="974.2407" calcext:value-type="float">
            <text:p>974.2407</text:p>
          </table:table-cell>
          <table:table-cell office:value-type="float" office:value="956.3366" calcext:value-type="float">
            <text:p>956.3366</text:p>
          </table:table-cell>
          <table:table-cell office:value-type="float" office:value="957.4036" calcext:value-type="float">
            <text:p>957.4036</text:p>
          </table:table-cell>
          <table:table-cell office:value-type="float" office:value="346.8564" calcext:value-type="float">
            <text:p>346.8564</text:p>
          </table:table-cell>
          <table:table-cell office:value-type="float" office:value="463.8438" calcext:value-type="float">
            <text:p>463.8438</text:p>
          </table:table-cell>
          <table:table-cell office:value-type="float" office:value="394.4195" calcext:value-type="float">
            <text:p>394.4195</text:p>
          </table:table-cell>
          <table:table-cell office:value-type="float" office:value="329.7031" calcext:value-type="float">
            <text:p>329.70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1998" calcext:value-type="float">
            <text:p>18011998</text:p>
          </table:table-cell>
          <table:table-cell office:value-type="float" office:value="498.1531" calcext:value-type="float">
            <text:p>498.1531</text:p>
          </table:table-cell>
          <table:table-cell office:value-type="float" office:value="5810.429" calcext:value-type="float">
            <text:p>5810.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31666" calcext:value-type="float">
            <text:p>-40.31666</text:p>
          </table:table-cell>
          <table:table-cell office:value-type="float" office:value="165.3909" calcext:value-type="float">
            <text:p>165.3909</text:p>
          </table:table-cell>
          <table:table-cell office:value-type="float" office:value="0" calcext:value-type="float">
            <text:p>0</text:p>
          </table:table-cell>
          <table:table-cell office:value-type="float" office:value="196.5379" calcext:value-type="float">
            <text:p>196.5379</text:p>
          </table:table-cell>
          <table:table-cell office:value-type="float" office:value="278.623" calcext:value-type="float">
            <text:p>278.623</text:p>
          </table:table-cell>
          <table:table-cell office:value-type="float" office:value="-0.05678776" calcext:value-type="float">
            <text:p>-0.05678776</text:p>
          </table:table-cell>
          <table:table-cell office:value-type="float" office:value="0" calcext:value-type="float">
            <text:p>0</text:p>
          </table:table-cell>
          <table:table-cell office:value-type="float" office:value="0.3796979" calcext:value-type="float">
            <text:p>0.3796979</text:p>
          </table:table-cell>
          <table:table-cell office:value-type="float" office:value="0.7037275" calcext:value-type="float">
            <text:p>0.7037275</text:p>
          </table:table-cell>
          <table:table-cell office:value-type="float" office:value="360" calcext:value-type="float">
            <text:p>360</text:p>
          </table:table-cell>
          <table:table-cell office:value-type="float" office:value="-41.45687" calcext:value-type="float">
            <text:p>-41.45687</text:p>
          </table:table-cell>
          <table:table-cell office:value-type="float" office:value="0" calcext:value-type="float">
            <text:p>0</text:p>
          </table:table-cell>
          <table:table-cell office:value-type="float" office:value="209.4829" calcext:value-type="float">
            <text:p>209.4829</text:p>
          </table:table-cell>
          <table:table-cell office:value-type="float" office:value="319.1681" calcext:value-type="float">
            <text:p>319.1681</text:p>
          </table:table-cell>
          <table:table-cell office:value-type="float" office:value="972.6322" calcext:value-type="float">
            <text:p>972.6322</text:p>
          </table:table-cell>
          <table:table-cell office:value-type="float" office:value="973.9938" calcext:value-type="float">
            <text:p>973.9938</text:p>
          </table:table-cell>
          <table:table-cell office:value-type="float" office:value="956.1506" calcext:value-type="float">
            <text:p>956.1506</text:p>
          </table:table-cell>
          <table:table-cell office:value-type="float" office:value="957.2656" calcext:value-type="float">
            <text:p>957.2656</text:p>
          </table:table-cell>
          <table:table-cell office:value-type="float" office:value="346.8113" calcext:value-type="float">
            <text:p>346.8113</text:p>
          </table:table-cell>
          <table:table-cell office:value-type="float" office:value="463.7962" calcext:value-type="float">
            <text:p>463.7962</text:p>
          </table:table-cell>
          <table:table-cell office:value-type="float" office:value="394.3914" calcext:value-type="float">
            <text:p>394.3914</text:p>
          </table:table-cell>
          <table:table-cell office:value-type="float" office:value="329.686" calcext:value-type="float">
            <text:p>329.6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1998" calcext:value-type="float">
            <text:p>19011998</text:p>
          </table:table-cell>
          <table:table-cell office:value-type="float" office:value="495.4986" calcext:value-type="float">
            <text:p>495.4986</text:p>
          </table:table-cell>
          <table:table-cell office:value-type="float" office:value="5809.623" calcext:value-type="float">
            <text:p>5809.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64982" calcext:value-type="float">
            <text:p>-43.64982</text:p>
          </table:table-cell>
          <table:table-cell office:value-type="float" office:value="175.894" calcext:value-type="float">
            <text:p>175.894</text:p>
          </table:table-cell>
          <table:table-cell office:value-type="float" office:value="0" calcext:value-type="float">
            <text:p>0</text:p>
          </table:table-cell>
          <table:table-cell office:value-type="float" office:value="198.7487" calcext:value-type="float">
            <text:p>198.7487</text:p>
          </table:table-cell>
          <table:table-cell office:value-type="float" office:value="276.087" calcext:value-type="float">
            <text:p>276.087</text:p>
          </table:table-cell>
          <table:table-cell office:value-type="float" office:value="-0.05653027" calcext:value-type="float">
            <text:p>-0.05653027</text:p>
          </table:table-cell>
          <table:table-cell office:value-type="float" office:value="0" calcext:value-type="float">
            <text:p>0</text:p>
          </table:table-cell>
          <table:table-cell office:value-type="float" office:value="0.3811712" calcext:value-type="float">
            <text:p>0.3811712</text:p>
          </table:table-cell>
          <table:table-cell office:value-type="float" office:value="0.7079839" calcext:value-type="float">
            <text:p>0.7079839</text:p>
          </table:table-cell>
          <table:table-cell office:value-type="float" office:value="360" calcext:value-type="float">
            <text:p>360</text:p>
          </table:table-cell>
          <table:table-cell office:value-type="float" office:value="-44.79551" calcext:value-type="float">
            <text:p>-44.79551</text:p>
          </table:table-cell>
          <table:table-cell office:value-type="float" office:value="0" calcext:value-type="float">
            <text:p>0</text:p>
          </table:table-cell>
          <table:table-cell office:value-type="float" office:value="209.6556" calcext:value-type="float">
            <text:p>209.6556</text:p>
          </table:table-cell>
          <table:table-cell office:value-type="float" office:value="319.0511" calcext:value-type="float">
            <text:p>319.0511</text:p>
          </table:table-cell>
          <table:table-cell office:value-type="float" office:value="972.3518" calcext:value-type="float">
            <text:p>972.3518</text:p>
          </table:table-cell>
          <table:table-cell office:value-type="float" office:value="973.7524" calcext:value-type="float">
            <text:p>973.7524</text:p>
          </table:table-cell>
          <table:table-cell office:value-type="float" office:value="955.9678" calcext:value-type="float">
            <text:p>955.9678</text:p>
          </table:table-cell>
          <table:table-cell office:value-type="float" office:value="957.1296" calcext:value-type="float">
            <text:p>957.1296</text:p>
          </table:table-cell>
          <table:table-cell office:value-type="float" office:value="346.7668" calcext:value-type="float">
            <text:p>346.7668</text:p>
          </table:table-cell>
          <table:table-cell office:value-type="float" office:value="463.7493" calcext:value-type="float">
            <text:p>463.7493</text:p>
          </table:table-cell>
          <table:table-cell office:value-type="float" office:value="394.3638" calcext:value-type="float">
            <text:p>394.3638</text:p>
          </table:table-cell>
          <table:table-cell office:value-type="float" office:value="329.6692" calcext:value-type="float">
            <text:p>329.66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1998" calcext:value-type="float">
            <text:p>20011998</text:p>
          </table:table-cell>
          <table:table-cell office:value-type="float" office:value="492.6464" calcext:value-type="float">
            <text:p>492.6464</text:p>
          </table:table-cell>
          <table:table-cell office:value-type="float" office:value="5808.86" calcext:value-type="float">
            <text:p>5808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15153" calcext:value-type="float">
            <text:p>-47.15153</text:p>
          </table:table-cell>
          <table:table-cell office:value-type="float" office:value="186.7457" calcext:value-type="float">
            <text:p>186.7457</text:p>
          </table:table-cell>
          <table:table-cell office:value-type="float" office:value="0" calcext:value-type="float">
            <text:p>0</text:p>
          </table:table-cell>
          <table:table-cell office:value-type="float" office:value="201.0752" calcext:value-type="float">
            <text:p>201.0752</text:p>
          </table:table-cell>
          <table:table-cell office:value-type="float" office:value="273.3536" calcext:value-type="float">
            <text:p>273.3536</text:p>
          </table:table-cell>
          <table:table-cell office:value-type="float" office:value="-0.05627245" calcext:value-type="float">
            <text:p>-0.05627245</text:p>
          </table:table-cell>
          <table:table-cell office:value-type="float" office:value="0" calcext:value-type="float">
            <text:p>0</text:p>
          </table:table-cell>
          <table:table-cell office:value-type="float" office:value="0.3825684" calcext:value-type="float">
            <text:p>0.3825684</text:p>
          </table:table-cell>
          <table:table-cell office:value-type="float" office:value="0.7117528" calcext:value-type="float">
            <text:p>0.7117528</text:p>
          </table:table-cell>
          <table:table-cell office:value-type="float" office:value="360" calcext:value-type="float">
            <text:p>360</text:p>
          </table:table-cell>
          <table:table-cell office:value-type="float" office:value="-48.30212" calcext:value-type="float">
            <text:p>-48.30212</text:p>
          </table:table-cell>
          <table:table-cell office:value-type="float" office:value="0" calcext:value-type="float">
            <text:p>0</text:p>
          </table:table-cell>
          <table:table-cell office:value-type="float" office:value="209.8541" calcext:value-type="float">
            <text:p>209.8541</text:p>
          </table:table-cell>
          <table:table-cell office:value-type="float" office:value="318.9355" calcext:value-type="float">
            <text:p>318.9355</text:p>
          </table:table-cell>
          <table:table-cell office:value-type="float" office:value="972.0765" calcext:value-type="float">
            <text:p>972.0765</text:p>
          </table:table-cell>
          <table:table-cell office:value-type="float" office:value="973.5131" calcext:value-type="float">
            <text:p>973.5131</text:p>
          </table:table-cell>
          <table:table-cell office:value-type="float" office:value="955.7878" calcext:value-type="float">
            <text:p>955.7878</text:p>
          </table:table-cell>
          <table:table-cell office:value-type="float" office:value="956.9958" calcext:value-type="float">
            <text:p>956.9958</text:p>
          </table:table-cell>
          <table:table-cell office:value-type="float" office:value="346.7229" calcext:value-type="float">
            <text:p>346.7229</text:p>
          </table:table-cell>
          <table:table-cell office:value-type="float" office:value="463.7028" calcext:value-type="float">
            <text:p>463.7028</text:p>
          </table:table-cell>
          <table:table-cell office:value-type="float" office:value="394.3365" calcext:value-type="float">
            <text:p>394.3365</text:p>
          </table:table-cell>
          <table:table-cell office:value-type="float" office:value="329.6526" calcext:value-type="float">
            <text:p>329.65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1998" calcext:value-type="float">
            <text:p>21011998</text:p>
          </table:table-cell>
          <table:table-cell office:value-type="float" office:value="489.6388" calcext:value-type="float">
            <text:p>489.6388</text:p>
          </table:table-cell>
          <table:table-cell office:value-type="float" office:value="5808.143" calcext:value-type="float">
            <text:p>5808.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7993" calcext:value-type="float">
            <text:p>-50.7993</text:p>
          </table:table-cell>
          <table:table-cell office:value-type="float" office:value="198.2239" calcext:value-type="float">
            <text:p>198.2239</text:p>
          </table:table-cell>
          <table:table-cell office:value-type="float" office:value="0" calcext:value-type="float">
            <text:p>0</text:p>
          </table:table-cell>
          <table:table-cell office:value-type="float" office:value="203.4334" calcext:value-type="float">
            <text:p>203.4334</text:p>
          </table:table-cell>
          <table:table-cell office:value-type="float" office:value="270.4648" calcext:value-type="float">
            <text:p>270.4648</text:p>
          </table:table-cell>
          <table:table-cell office:value-type="float" office:value="-0.05600974" calcext:value-type="float">
            <text:p>-0.05600974</text:p>
          </table:table-cell>
          <table:table-cell office:value-type="float" office:value="0" calcext:value-type="float">
            <text:p>0</text:p>
          </table:table-cell>
          <table:table-cell office:value-type="float" office:value="0.3839079" calcext:value-type="float">
            <text:p>0.3839079</text:p>
          </table:table-cell>
          <table:table-cell office:value-type="float" office:value="0.7150486" calcext:value-type="float">
            <text:p>0.7150486</text:p>
          </table:table-cell>
          <table:table-cell office:value-type="float" office:value="360" calcext:value-type="float">
            <text:p>360</text:p>
          </table:table-cell>
          <table:table-cell office:value-type="float" office:value="-51.95427" calcext:value-type="float">
            <text:p>-51.95427</text:p>
          </table:table-cell>
          <table:table-cell office:value-type="float" office:value="0" calcext:value-type="float">
            <text:p>0</text:p>
          </table:table-cell>
          <table:table-cell office:value-type="float" office:value="210.0794" calcext:value-type="float">
            <text:p>210.0794</text:p>
          </table:table-cell>
          <table:table-cell office:value-type="float" office:value="318.8225" calcext:value-type="float">
            <text:p>318.8225</text:p>
          </table:table-cell>
          <table:table-cell office:value-type="float" office:value="971.8055" calcext:value-type="float">
            <text:p>971.8055</text:p>
          </table:table-cell>
          <table:table-cell office:value-type="float" office:value="973.2814" calcext:value-type="float">
            <text:p>973.2814</text:p>
          </table:table-cell>
          <table:table-cell office:value-type="float" office:value="955.6091" calcext:value-type="float">
            <text:p>955.6091</text:p>
          </table:table-cell>
          <table:table-cell office:value-type="float" office:value="956.8638" calcext:value-type="float">
            <text:p>956.8638</text:p>
          </table:table-cell>
          <table:table-cell office:value-type="float" office:value="346.6795" calcext:value-type="float">
            <text:p>346.6795</text:p>
          </table:table-cell>
          <table:table-cell office:value-type="float" office:value="463.6568" calcext:value-type="float">
            <text:p>463.6568</text:p>
          </table:table-cell>
          <table:table-cell office:value-type="float" office:value="394.3097" calcext:value-type="float">
            <text:p>394.3097</text:p>
          </table:table-cell>
          <table:table-cell office:value-type="float" office:value="329.6364" calcext:value-type="float">
            <text:p>329.63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1998" calcext:value-type="float">
            <text:p>22011998</text:p>
          </table:table-cell>
          <table:table-cell office:value-type="float" office:value="486.5647" calcext:value-type="float">
            <text:p>486.5647</text:p>
          </table:table-cell>
          <table:table-cell office:value-type="float" office:value="5807.465" calcext:value-type="float">
            <text:p>5807.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51945" calcext:value-type="float">
            <text:p>-54.51945</text:p>
          </table:table-cell>
          <table:table-cell office:value-type="float" office:value="209.5844" calcext:value-type="float">
            <text:p>209.5844</text:p>
          </table:table-cell>
          <table:table-cell office:value-type="float" office:value="0" calcext:value-type="float">
            <text:p>0</text:p>
          </table:table-cell>
          <table:table-cell office:value-type="float" office:value="205.7549" calcext:value-type="float">
            <text:p>205.7549</text:p>
          </table:table-cell>
          <table:table-cell office:value-type="float" office:value="267.5096" calcext:value-type="float">
            <text:p>267.5096</text:p>
          </table:table-cell>
          <table:table-cell office:value-type="float" office:value="-0.0557401" calcext:value-type="float">
            <text:p>-0.0557401</text:p>
          </table:table-cell>
          <table:table-cell office:value-type="float" office:value="0" calcext:value-type="float">
            <text:p>0</text:p>
          </table:table-cell>
          <table:table-cell office:value-type="float" office:value="0.3851917" calcext:value-type="float">
            <text:p>0.3851917</text:p>
          </table:table-cell>
          <table:table-cell office:value-type="float" office:value="0.7178288" calcext:value-type="float">
            <text:p>0.7178288</text:p>
          </table:table-cell>
          <table:table-cell office:value-type="float" office:value="360" calcext:value-type="float">
            <text:p>360</text:p>
          </table:table-cell>
          <table:table-cell office:value-type="float" office:value="-55.67822" calcext:value-type="float">
            <text:p>-55.67822</text:p>
          </table:table-cell>
          <table:table-cell office:value-type="float" office:value="0" calcext:value-type="float">
            <text:p>0</text:p>
          </table:table-cell>
          <table:table-cell office:value-type="float" office:value="210.329" calcext:value-type="float">
            <text:p>210.329</text:p>
          </table:table-cell>
          <table:table-cell office:value-type="float" office:value="318.7122" calcext:value-type="float">
            <text:p>318.7122</text:p>
          </table:table-cell>
          <table:table-cell office:value-type="float" office:value="971.5372" calcext:value-type="float">
            <text:p>971.5372</text:p>
          </table:table-cell>
          <table:table-cell office:value-type="float" office:value="973.0529" calcext:value-type="float">
            <text:p>973.0529</text:p>
          </table:table-cell>
          <table:table-cell office:value-type="float" office:value="955.4332" calcext:value-type="float">
            <text:p>955.4332</text:p>
          </table:table-cell>
          <table:table-cell office:value-type="float" office:value="956.7336" calcext:value-type="float">
            <text:p>956.7336</text:p>
          </table:table-cell>
          <table:table-cell office:value-type="float" office:value="346.6365" calcext:value-type="float">
            <text:p>346.6365</text:p>
          </table:table-cell>
          <table:table-cell office:value-type="float" office:value="463.6113" calcext:value-type="float">
            <text:p>463.6113</text:p>
          </table:table-cell>
          <table:table-cell office:value-type="float" office:value="394.2832" calcext:value-type="float">
            <text:p>394.2832</text:p>
          </table:table-cell>
          <table:table-cell office:value-type="float" office:value="329.6204" calcext:value-type="float">
            <text:p>329.62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1998" calcext:value-type="float">
            <text:p>23011998</text:p>
          </table:table-cell>
          <table:table-cell office:value-type="float" office:value="483.5417" calcext:value-type="float">
            <text:p>483.5417</text:p>
          </table:table-cell>
          <table:table-cell office:value-type="float" office:value="5806.818" calcext:value-type="float">
            <text:p>5806.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09871" calcext:value-type="float">
            <text:p>-58.09871</text:p>
          </table:table-cell>
          <table:table-cell office:value-type="float" office:value="219.6796" calcext:value-type="float">
            <text:p>219.6796</text:p>
          </table:table-cell>
          <table:table-cell office:value-type="float" office:value="0" calcext:value-type="float">
            <text:p>0</text:p>
          </table:table-cell>
          <table:table-cell office:value-type="float" office:value="207.9455" calcext:value-type="float">
            <text:p>207.9455</text:p>
          </table:table-cell>
          <table:table-cell office:value-type="float" office:value="264.6039" calcext:value-type="float">
            <text:p>264.6039</text:p>
          </table:table-cell>
          <table:table-cell office:value-type="float" office:value="-0.0554747" calcext:value-type="float">
            <text:p>-0.0554747</text:p>
          </table:table-cell>
          <table:table-cell office:value-type="float" office:value="0" calcext:value-type="float">
            <text:p>0</text:p>
          </table:table-cell>
          <table:table-cell office:value-type="float" office:value="0.3864366" calcext:value-type="float">
            <text:p>0.3864366</text:p>
          </table:table-cell>
          <table:table-cell office:value-type="float" office:value="0.7201381" calcext:value-type="float">
            <text:p>0.7201381</text:p>
          </table:table-cell>
          <table:table-cell office:value-type="float" office:value="360" calcext:value-type="float">
            <text:p>360</text:p>
          </table:table-cell>
          <table:table-cell office:value-type="float" office:value="-59.26075" calcext:value-type="float">
            <text:p>-59.26075</text:p>
          </table:table-cell>
          <table:table-cell office:value-type="float" office:value="0" calcext:value-type="float">
            <text:p>0</text:p>
          </table:table-cell>
          <table:table-cell office:value-type="float" office:value="210.5939" calcext:value-type="float">
            <text:p>210.5939</text:p>
          </table:table-cell>
          <table:table-cell office:value-type="float" office:value="318.6026" calcext:value-type="float">
            <text:p>318.6026</text:p>
          </table:table-cell>
          <table:table-cell office:value-type="float" office:value="971.2736" calcext:value-type="float">
            <text:p>971.2736</text:p>
          </table:table-cell>
          <table:table-cell office:value-type="float" office:value="972.8286" calcext:value-type="float">
            <text:p>972.8286</text:p>
          </table:table-cell>
          <table:table-cell office:value-type="float" office:value="955.2606" calcext:value-type="float">
            <text:p>955.2606</text:p>
          </table:table-cell>
          <table:table-cell office:value-type="float" office:value="956.6055" calcext:value-type="float">
            <text:p>956.6055</text:p>
          </table:table-cell>
          <table:table-cell office:value-type="float" office:value="346.5941" calcext:value-type="float">
            <text:p>346.5941</text:p>
          </table:table-cell>
          <table:table-cell office:value-type="float" office:value="463.5662" calcext:value-type="float">
            <text:p>463.5662</text:p>
          </table:table-cell>
          <table:table-cell office:value-type="float" office:value="394.257" calcext:value-type="float">
            <text:p>394.257</text:p>
          </table:table-cell>
          <table:table-cell office:value-type="float" office:value="329.6046" calcext:value-type="float">
            <text:p>329.60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1998" calcext:value-type="float">
            <text:p>24011998</text:p>
          </table:table-cell>
          <table:table-cell office:value-type="float" office:value="480.6859" calcext:value-type="float">
            <text:p>480.6859</text:p>
          </table:table-cell>
          <table:table-cell office:value-type="float" office:value="5806.194" calcext:value-type="float">
            <text:p>5806.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42814" calcext:value-type="float">
            <text:p>-61.42814</text:p>
          </table:table-cell>
          <table:table-cell office:value-type="float" office:value="229.8004" calcext:value-type="float">
            <text:p>229.8004</text:p>
          </table:table-cell>
          <table:table-cell office:value-type="float" office:value="0" calcext:value-type="float">
            <text:p>0</text:p>
          </table:table-cell>
          <table:table-cell office:value-type="float" office:value="209.9179" calcext:value-type="float">
            <text:p>209.9179</text:p>
          </table:table-cell>
          <table:table-cell office:value-type="float" office:value="261.8615" calcext:value-type="float">
            <text:p>261.8615</text:p>
          </table:table-cell>
          <table:table-cell office:value-type="float" office:value="-0.05521853" calcext:value-type="float">
            <text:p>-0.05521853</text:p>
          </table:table-cell>
          <table:table-cell office:value-type="float" office:value="0" calcext:value-type="float">
            <text:p>0</text:p>
          </table:table-cell>
          <table:table-cell office:value-type="float" office:value="0.3876427" calcext:value-type="float">
            <text:p>0.3876427</text:p>
          </table:table-cell>
          <table:table-cell office:value-type="float" office:value="0.7221205" calcext:value-type="float">
            <text:p>0.7221205</text:p>
          </table:table-cell>
          <table:table-cell office:value-type="float" office:value="360" calcext:value-type="float">
            <text:p>360</text:p>
          </table:table-cell>
          <table:table-cell office:value-type="float" office:value="-62.59312" calcext:value-type="float">
            <text:p>-62.59312</text:p>
          </table:table-cell>
          <table:table-cell office:value-type="float" office:value="0" calcext:value-type="float">
            <text:p>0</text:p>
          </table:table-cell>
          <table:table-cell office:value-type="float" office:value="210.8632" calcext:value-type="float">
            <text:p>210.8632</text:p>
          </table:table-cell>
          <table:table-cell office:value-type="float" office:value="318.4968" calcext:value-type="float">
            <text:p>318.4968</text:p>
          </table:table-cell>
          <table:table-cell office:value-type="float" office:value="971.0141" calcext:value-type="float">
            <text:p>971.0141</text:p>
          </table:table-cell>
          <table:table-cell office:value-type="float" office:value="972.6102" calcext:value-type="float">
            <text:p>972.6102</text:p>
          </table:table-cell>
          <table:table-cell office:value-type="float" office:value="955.0922" calcext:value-type="float">
            <text:p>955.0922</text:p>
          </table:table-cell>
          <table:table-cell office:value-type="float" office:value="956.4801" calcext:value-type="float">
            <text:p>956.4801</text:p>
          </table:table-cell>
          <table:table-cell office:value-type="float" office:value="346.5526" calcext:value-type="float">
            <text:p>346.5526</text:p>
          </table:table-cell>
          <table:table-cell office:value-type="float" office:value="463.5216" calcext:value-type="float">
            <text:p>463.5216</text:p>
          </table:table-cell>
          <table:table-cell office:value-type="float" office:value="394.2311" calcext:value-type="float">
            <text:p>394.2311</text:p>
          </table:table-cell>
          <table:table-cell office:value-type="float" office:value="329.5891" calcext:value-type="float">
            <text:p>329.58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1998" calcext:value-type="float">
            <text:p>25011998</text:p>
          </table:table-cell>
          <table:table-cell office:value-type="float" office:value="477.8387" calcext:value-type="float">
            <text:p>477.8387</text:p>
          </table:table-cell>
          <table:table-cell office:value-type="float" office:value="5805.604" calcext:value-type="float">
            <text:p>5805.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76608" calcext:value-type="float">
            <text:p>-64.76608</text:p>
          </table:table-cell>
          <table:table-cell office:value-type="float" office:value="239.9449" calcext:value-type="float">
            <text:p>239.9449</text:p>
          </table:table-cell>
          <table:table-cell office:value-type="float" office:value="0" calcext:value-type="float">
            <text:p>0</text:p>
          </table:table-cell>
          <table:table-cell office:value-type="float" office:value="211.8102" calcext:value-type="float">
            <text:p>211.8102</text:p>
          </table:table-cell>
          <table:table-cell office:value-type="float" office:value="259.1252" calcext:value-type="float">
            <text:p>259.1252</text:p>
          </table:table-cell>
          <table:table-cell office:value-type="float" office:value="-0.05496006" calcext:value-type="float">
            <text:p>-0.05496006</text:p>
          </table:table-cell>
          <table:table-cell office:value-type="float" office:value="0" calcext:value-type="float">
            <text:p>0</text:p>
          </table:table-cell>
          <table:table-cell office:value-type="float" office:value="0.3888081" calcext:value-type="float">
            <text:p>0.3888081</text:p>
          </table:table-cell>
          <table:table-cell office:value-type="float" office:value="0.7237634" calcext:value-type="float">
            <text:p>0.7237634</text:p>
          </table:table-cell>
          <table:table-cell office:value-type="float" office:value="360" calcext:value-type="float">
            <text:p>360</text:p>
          </table:table-cell>
          <table:table-cell office:value-type="float" office:value="-65.93361" calcext:value-type="float">
            <text:p>-65.93361</text:p>
          </table:table-cell>
          <table:table-cell office:value-type="float" office:value="0" calcext:value-type="float">
            <text:p>0</text:p>
          </table:table-cell>
          <table:table-cell office:value-type="float" office:value="211.1484" calcext:value-type="float">
            <text:p>211.1484</text:p>
          </table:table-cell>
          <table:table-cell office:value-type="float" office:value="318.3932" calcext:value-type="float">
            <text:p>318.3932</text:p>
          </table:table-cell>
          <table:table-cell office:value-type="float" office:value="970.7582" calcext:value-type="float">
            <text:p>970.7582</text:p>
          </table:table-cell>
          <table:table-cell office:value-type="float" office:value="972.4008" calcext:value-type="float">
            <text:p>972.4008</text:p>
          </table:table-cell>
          <table:table-cell office:value-type="float" office:value="954.9269" calcext:value-type="float">
            <text:p>954.9269</text:p>
          </table:table-cell>
          <table:table-cell office:value-type="float" office:value="956.3572" calcext:value-type="float">
            <text:p>956.3572</text:p>
          </table:table-cell>
          <table:table-cell office:value-type="float" office:value="346.5119" calcext:value-type="float">
            <text:p>346.5119</text:p>
          </table:table-cell>
          <table:table-cell office:value-type="float" office:value="463.4779" calcext:value-type="float">
            <text:p>463.4779</text:p>
          </table:table-cell>
          <table:table-cell office:value-type="float" office:value="394.2051" calcext:value-type="float">
            <text:p>394.2051</text:p>
          </table:table-cell>
          <table:table-cell office:value-type="float" office:value="329.5737" calcext:value-type="float">
            <text:p>329.57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1998" calcext:value-type="float">
            <text:p>26011998</text:p>
          </table:table-cell>
          <table:table-cell office:value-type="float" office:value="474.9718" calcext:value-type="float">
            <text:p>474.9718</text:p>
          </table:table-cell>
          <table:table-cell office:value-type="float" office:value="5805.052" calcext:value-type="float">
            <text:p>5805.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15736" calcext:value-type="float">
            <text:p>-68.15736</text:p>
          </table:table-cell>
          <table:table-cell office:value-type="float" office:value="250.5009" calcext:value-type="float">
            <text:p>250.5009</text:p>
          </table:table-cell>
          <table:table-cell office:value-type="float" office:value="0" calcext:value-type="float">
            <text:p>0</text:p>
          </table:table-cell>
          <table:table-cell office:value-type="float" office:value="213.6403" calcext:value-type="float">
            <text:p>213.6403</text:p>
          </table:table-cell>
          <table:table-cell office:value-type="float" office:value="256.3682" calcext:value-type="float">
            <text:p>256.3682</text:p>
          </table:table-cell>
          <table:table-cell office:value-type="float" office:value="-0.05469126" calcext:value-type="float">
            <text:p>-0.05469126</text:p>
          </table:table-cell>
          <table:table-cell office:value-type="float" office:value="0" calcext:value-type="float">
            <text:p>0</text:p>
          </table:table-cell>
          <table:table-cell office:value-type="float" office:value="0.3899389" calcext:value-type="float">
            <text:p>0.3899389</text:p>
          </table:table-cell>
          <table:table-cell office:value-type="float" office:value="0.7249708" calcext:value-type="float">
            <text:p>0.7249708</text:p>
          </table:table-cell>
          <table:table-cell office:value-type="float" office:value="360" calcext:value-type="float">
            <text:p>360</text:p>
          </table:table-cell>
          <table:table-cell office:value-type="float" office:value="-69.32696" calcext:value-type="float">
            <text:p>-69.32696</text:p>
          </table:table-cell>
          <table:table-cell office:value-type="float" office:value="0" calcext:value-type="float">
            <text:p>0</text:p>
          </table:table-cell>
          <table:table-cell office:value-type="float" office:value="211.4536" calcext:value-type="float">
            <text:p>211.4536</text:p>
          </table:table-cell>
          <table:table-cell office:value-type="float" office:value="318.2913" calcext:value-type="float">
            <text:p>318.2913</text:p>
          </table:table-cell>
          <table:table-cell office:value-type="float" office:value="970.5071" calcext:value-type="float">
            <text:p>970.5071</text:p>
          </table:table-cell>
          <table:table-cell office:value-type="float" office:value="972.1956" calcext:value-type="float">
            <text:p>972.1956</text:p>
          </table:table-cell>
          <table:table-cell office:value-type="float" office:value="954.7631" calcext:value-type="float">
            <text:p>954.7631</text:p>
          </table:table-cell>
          <table:table-cell office:value-type="float" office:value="956.2366" calcext:value-type="float">
            <text:p>956.2366</text:p>
          </table:table-cell>
          <table:table-cell office:value-type="float" office:value="346.4727" calcext:value-type="float">
            <text:p>346.4727</text:p>
          </table:table-cell>
          <table:table-cell office:value-type="float" office:value="463.4348" calcext:value-type="float">
            <text:p>463.4348</text:p>
          </table:table-cell>
          <table:table-cell office:value-type="float" office:value="394.1793" calcext:value-type="float">
            <text:p>394.1793</text:p>
          </table:table-cell>
          <table:table-cell office:value-type="float" office:value="329.5586" calcext:value-type="float">
            <text:p>329.55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1998" calcext:value-type="float">
            <text:p>27011998</text:p>
          </table:table-cell>
          <table:table-cell office:value-type="float" office:value="472.1582" calcext:value-type="float">
            <text:p>472.1582</text:p>
          </table:table-cell>
          <table:table-cell office:value-type="float" office:value="5804.53" calcext:value-type="float">
            <text:p>5804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42574" calcext:value-type="float">
            <text:p>-71.42574</text:p>
          </table:table-cell>
          <table:table-cell office:value-type="float" office:value="259.392" calcext:value-type="float">
            <text:p>259.392</text:p>
          </table:table-cell>
          <table:table-cell office:value-type="float" office:value="0" calcext:value-type="float">
            <text:p>0</text:p>
          </table:table-cell>
          <table:table-cell office:value-type="float" office:value="215.3514" calcext:value-type="float">
            <text:p>215.3514</text:p>
          </table:table-cell>
          <table:table-cell office:value-type="float" office:value="253.6628" calcext:value-type="float">
            <text:p>253.6628</text:p>
          </table:table-cell>
          <table:table-cell office:value-type="float" office:value="-0.05442599" calcext:value-type="float">
            <text:p>-0.05442599</text:p>
          </table:table-cell>
          <table:table-cell office:value-type="float" office:value="0" calcext:value-type="float">
            <text:p>0</text:p>
          </table:table-cell>
          <table:table-cell office:value-type="float" office:value="0.3910399" calcext:value-type="float">
            <text:p>0.3910399</text:p>
          </table:table-cell>
          <table:table-cell office:value-type="float" office:value="0.725754" calcext:value-type="float">
            <text:p>0.725754</text:p>
          </table:table-cell>
          <table:table-cell office:value-type="float" office:value="360" calcext:value-type="float">
            <text:p>360</text:p>
          </table:table-cell>
          <table:table-cell office:value-type="float" office:value="-72.59695" calcext:value-type="float">
            <text:p>-72.59695</text:p>
          </table:table-cell>
          <table:table-cell office:value-type="float" office:value="0" calcext:value-type="float">
            <text:p>0</text:p>
          </table:table-cell>
          <table:table-cell office:value-type="float" office:value="211.7702" calcext:value-type="float">
            <text:p>211.7702</text:p>
          </table:table-cell>
          <table:table-cell office:value-type="float" office:value="318.1914" calcext:value-type="float">
            <text:p>318.1914</text:p>
          </table:table-cell>
          <table:table-cell office:value-type="float" office:value="970.2631" calcext:value-type="float">
            <text:p>970.2631</text:p>
          </table:table-cell>
          <table:table-cell office:value-type="float" office:value="971.9926" calcext:value-type="float">
            <text:p>971.9926</text:p>
          </table:table-cell>
          <table:table-cell office:value-type="float" office:value="954.6038" calcext:value-type="float">
            <text:p>954.6038</text:p>
          </table:table-cell>
          <table:table-cell office:value-type="float" office:value="956.118" calcext:value-type="float">
            <text:p>956.118</text:p>
          </table:table-cell>
          <table:table-cell office:value-type="float" office:value="346.4346" calcext:value-type="float">
            <text:p>346.4346</text:p>
          </table:table-cell>
          <table:table-cell office:value-type="float" office:value="463.3922" calcext:value-type="float">
            <text:p>463.3922</text:p>
          </table:table-cell>
          <table:table-cell office:value-type="float" office:value="394.1534" calcext:value-type="float">
            <text:p>394.1534</text:p>
          </table:table-cell>
          <table:table-cell office:value-type="float" office:value="329.5453" calcext:value-type="float">
            <text:p>329.54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1998" calcext:value-type="float">
            <text:p>28011998</text:p>
          </table:table-cell>
          <table:table-cell office:value-type="float" office:value="469.4562" calcext:value-type="float">
            <text:p>469.4562</text:p>
          </table:table-cell>
          <table:table-cell office:value-type="float" office:value="5804.034" calcext:value-type="float">
            <text:p>5804.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.50053" calcext:value-type="float">
            <text:p>-74.50053</text:p>
          </table:table-cell>
          <table:table-cell office:value-type="float" office:value="268.1475" calcext:value-type="float">
            <text:p>268.1475</text:p>
          </table:table-cell>
          <table:table-cell office:value-type="float" office:value="0" calcext:value-type="float">
            <text:p>0</text:p>
          </table:table-cell>
          <table:table-cell office:value-type="float" office:value="216.9062" calcext:value-type="float">
            <text:p>216.9062</text:p>
          </table:table-cell>
          <table:table-cell office:value-type="float" office:value="251.0663" calcext:value-type="float">
            <text:p>251.0663</text:p>
          </table:table-cell>
          <table:table-cell office:value-type="float" office:value="-0.05416781" calcext:value-type="float">
            <text:p>-0.05416781</text:p>
          </table:table-cell>
          <table:table-cell office:value-type="float" office:value="0" calcext:value-type="float">
            <text:p>0</text:p>
          </table:table-cell>
          <table:table-cell office:value-type="float" office:value="0.3921096" calcext:value-type="float">
            <text:p>0.3921096</text:p>
          </table:table-cell>
          <table:table-cell office:value-type="float" office:value="0.7262158" calcext:value-type="float">
            <text:p>0.7262158</text:p>
          </table:table-cell>
          <table:table-cell office:value-type="float" office:value="360" calcext:value-type="float">
            <text:p>360</text:p>
          </table:table-cell>
          <table:table-cell office:value-type="float" office:value="-75.67303" calcext:value-type="float">
            <text:p>-75.67303</text:p>
          </table:table-cell>
          <table:table-cell office:value-type="float" office:value="0" calcext:value-type="float">
            <text:p>0</text:p>
          </table:table-cell>
          <table:table-cell office:value-type="float" office:value="212.0905" calcext:value-type="float">
            <text:p>212.0905</text:p>
          </table:table-cell>
          <table:table-cell office:value-type="float" office:value="318.0949" calcext:value-type="float">
            <text:p>318.0949</text:p>
          </table:table-cell>
          <table:table-cell office:value-type="float" office:value="970.0252" calcext:value-type="float">
            <text:p>970.0252</text:p>
          </table:table-cell>
          <table:table-cell office:value-type="float" office:value="971.791" calcext:value-type="float">
            <text:p>971.791</text:p>
          </table:table-cell>
          <table:table-cell office:value-type="float" office:value="954.452" calcext:value-type="float">
            <text:p>954.452</text:p>
          </table:table-cell>
          <table:table-cell office:value-type="float" office:value="956.0018" calcext:value-type="float">
            <text:p>956.0018</text:p>
          </table:table-cell>
          <table:table-cell office:value-type="float" office:value="346.3975" calcext:value-type="float">
            <text:p>346.3975</text:p>
          </table:table-cell>
          <table:table-cell office:value-type="float" office:value="463.3502" calcext:value-type="float">
            <text:p>463.3502</text:p>
          </table:table-cell>
          <table:table-cell office:value-type="float" office:value="394.1278" calcext:value-type="float">
            <text:p>394.1278</text:p>
          </table:table-cell>
          <table:table-cell office:value-type="float" office:value="329.5336" calcext:value-type="float">
            <text:p>329.53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1998" calcext:value-type="float">
            <text:p>29011998</text:p>
          </table:table-cell>
          <table:table-cell office:value-type="float" office:value="466.8111" calcext:value-type="float">
            <text:p>466.8111</text:p>
          </table:table-cell>
          <table:table-cell office:value-type="float" office:value="5803.562" calcext:value-type="float">
            <text:p>5803.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.50783" calcext:value-type="float">
            <text:p>-77.50783</text:p>
          </table:table-cell>
          <table:table-cell office:value-type="float" office:value="276.6458" calcext:value-type="float">
            <text:p>276.6458</text:p>
          </table:table-cell>
          <table:table-cell office:value-type="float" office:value="0" calcext:value-type="float">
            <text:p>0</text:p>
          </table:table-cell>
          <table:table-cell office:value-type="float" office:value="218.3531" calcext:value-type="float">
            <text:p>218.3531</text:p>
          </table:table-cell>
          <table:table-cell office:value-type="float" office:value="248.5243" calcext:value-type="float">
            <text:p>248.5243</text:p>
          </table:table-cell>
          <table:table-cell office:value-type="float" office:value="-0.05391071" calcext:value-type="float">
            <text:p>-0.05391071</text:p>
          </table:table-cell>
          <table:table-cell office:value-type="float" office:value="0" calcext:value-type="float">
            <text:p>0</text:p>
          </table:table-cell>
          <table:table-cell office:value-type="float" office:value="0.3931559" calcext:value-type="float">
            <text:p>0.3931559</text:p>
          </table:table-cell>
          <table:table-cell office:value-type="float" office:value="0.7263946" calcext:value-type="float">
            <text:p>0.7263946</text:p>
          </table:table-cell>
          <table:table-cell office:value-type="float" office:value="360" calcext:value-type="float">
            <text:p>360</text:p>
          </table:table-cell>
          <table:table-cell office:value-type="float" office:value="-78.68129" calcext:value-type="float">
            <text:p>-78.68129</text:p>
          </table:table-cell>
          <table:table-cell office:value-type="float" office:value="0" calcext:value-type="float">
            <text:p>0</text:p>
          </table:table-cell>
          <table:table-cell office:value-type="float" office:value="212.4209" calcext:value-type="float">
            <text:p>212.4209</text:p>
          </table:table-cell>
          <table:table-cell office:value-type="float" office:value="318" calcext:value-type="float">
            <text:p>318</text:p>
          </table:table-cell>
          <table:table-cell office:value-type="float" office:value="969.7927" calcext:value-type="float">
            <text:p>969.7927</text:p>
          </table:table-cell>
          <table:table-cell office:value-type="float" office:value="971.5908" calcext:value-type="float">
            <text:p>971.5908</text:p>
          </table:table-cell>
          <table:table-cell office:value-type="float" office:value="954.3057" calcext:value-type="float">
            <text:p>954.3057</text:p>
          </table:table-cell>
          <table:table-cell office:value-type="float" office:value="955.8878" calcext:value-type="float">
            <text:p>955.8878</text:p>
          </table:table-cell>
          <table:table-cell office:value-type="float" office:value="346.3613" calcext:value-type="float">
            <text:p>346.3613</text:p>
          </table:table-cell>
          <table:table-cell office:value-type="float" office:value="463.3087" calcext:value-type="float">
            <text:p>463.3087</text:p>
          </table:table-cell>
          <table:table-cell office:value-type="float" office:value="394.1026" calcext:value-type="float">
            <text:p>394.1026</text:p>
          </table:table-cell>
          <table:table-cell office:value-type="float" office:value="329.5221" calcext:value-type="float">
            <text:p>329.52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1998" calcext:value-type="float">
            <text:p>30011998</text:p>
          </table:table-cell>
          <table:table-cell office:value-type="float" office:value="464.1771" calcext:value-type="float">
            <text:p>464.1771</text:p>
          </table:table-cell>
          <table:table-cell office:value-type="float" office:value="5803.119" calcext:value-type="float">
            <text:p>5803.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.46327" calcext:value-type="float">
            <text:p>-80.46327</text:p>
          </table:table-cell>
          <table:table-cell office:value-type="float" office:value="285.1343" calcext:value-type="float">
            <text:p>285.1343</text:p>
          </table:table-cell>
          <table:table-cell office:value-type="float" office:value="0" calcext:value-type="float">
            <text:p>0</text:p>
          </table:table-cell>
          <table:table-cell office:value-type="float" office:value="219.7267" calcext:value-type="float">
            <text:p>219.7267</text:p>
          </table:table-cell>
          <table:table-cell office:value-type="float" office:value="245.992" calcext:value-type="float">
            <text:p>245.992</text:p>
          </table:table-cell>
          <table:table-cell office:value-type="float" office:value="-0.05365722" calcext:value-type="float">
            <text:p>-0.05365722</text:p>
          </table:table-cell>
          <table:table-cell office:value-type="float" office:value="0" calcext:value-type="float">
            <text:p>0</text:p>
          </table:table-cell>
          <table:table-cell office:value-type="float" office:value="0.3941967" calcext:value-type="float">
            <text:p>0.3941967</text:p>
          </table:table-cell>
          <table:table-cell office:value-type="float" office:value="0.7263248" calcext:value-type="float">
            <text:p>0.7263248</text:p>
          </table:table-cell>
          <table:table-cell office:value-type="float" office:value="360" calcext:value-type="float">
            <text:p>360</text:p>
          </table:table-cell>
          <table:table-cell office:value-type="float" office:value="-81.63745" calcext:value-type="float">
            <text:p>-81.63745</text:p>
          </table:table-cell>
          <table:table-cell office:value-type="float" office:value="0" calcext:value-type="float">
            <text:p>0</text:p>
          </table:table-cell>
          <table:table-cell office:value-type="float" office:value="212.7641" calcext:value-type="float">
            <text:p>212.7641</text:p>
          </table:table-cell>
          <table:table-cell office:value-type="float" office:value="317.9055" calcext:value-type="float">
            <text:p>317.9055</text:p>
          </table:table-cell>
          <table:table-cell office:value-type="float" office:value="969.5667" calcext:value-type="float">
            <text:p>969.5667</text:p>
          </table:table-cell>
          <table:table-cell office:value-type="float" office:value="971.3926" calcext:value-type="float">
            <text:p>971.3926</text:p>
          </table:table-cell>
          <table:table-cell office:value-type="float" office:value="954.162" calcext:value-type="float">
            <text:p>954.162</text:p>
          </table:table-cell>
          <table:table-cell office:value-type="float" office:value="955.7761" calcext:value-type="float">
            <text:p>955.7761</text:p>
          </table:table-cell>
          <table:table-cell office:value-type="float" office:value="346.3258" calcext:value-type="float">
            <text:p>346.3258</text:p>
          </table:table-cell>
          <table:table-cell office:value-type="float" office:value="463.2677" calcext:value-type="float">
            <text:p>463.2677</text:p>
          </table:table-cell>
          <table:table-cell office:value-type="float" office:value="394.0779" calcext:value-type="float">
            <text:p>394.0779</text:p>
          </table:table-cell>
          <table:table-cell office:value-type="float" office:value="329.5108" calcext:value-type="float">
            <text:p>329.51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1998" calcext:value-type="float">
            <text:p>31011998</text:p>
          </table:table-cell>
          <table:table-cell office:value-type="float" office:value="461.4765" calcext:value-type="float">
            <text:p>461.4765</text:p>
          </table:table-cell>
          <table:table-cell office:value-type="float" office:value="5802.712" calcext:value-type="float">
            <text:p>5802.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.47224" calcext:value-type="float">
            <text:p>-83.47224</text:p>
          </table:table-cell>
          <table:table-cell office:value-type="float" office:value="294.0751" calcext:value-type="float">
            <text:p>294.0751</text:p>
          </table:table-cell>
          <table:table-cell office:value-type="float" office:value="0" calcext:value-type="float">
            <text:p>0</text:p>
          </table:table-cell>
          <table:table-cell office:value-type="float" office:value="221.078" calcext:value-type="float">
            <text:p>221.078</text:p>
          </table:table-cell>
          <table:table-cell office:value-type="float" office:value="243.3936" calcext:value-type="float">
            <text:p>243.3936</text:p>
          </table:table-cell>
          <table:table-cell office:value-type="float" office:value="-0.05340149" calcext:value-type="float">
            <text:p>-0.05340149</text:p>
          </table:table-cell>
          <table:table-cell office:value-type="float" office:value="0" calcext:value-type="float">
            <text:p>0</text:p>
          </table:table-cell>
          <table:table-cell office:value-type="float" office:value="0.3952157" calcext:value-type="float">
            <text:p>0.3952157</text:p>
          </table:table-cell>
          <table:table-cell office:value-type="float" office:value="0.7259578" calcext:value-type="float">
            <text:p>0.7259578</text:p>
          </table:table-cell>
          <table:table-cell office:value-type="float" office:value="360" calcext:value-type="float">
            <text:p>360</text:p>
          </table:table-cell>
          <table:table-cell office:value-type="float" office:value="-84.64681" calcext:value-type="float">
            <text:p>-84.64681</text:p>
          </table:table-cell>
          <table:table-cell office:value-type="float" office:value="0" calcext:value-type="float">
            <text:p>0</text:p>
          </table:table-cell>
          <table:table-cell office:value-type="float" office:value="213.1294" calcext:value-type="float">
            <text:p>213.1294</text:p>
          </table:table-cell>
          <table:table-cell office:value-type="float" office:value="317.8123" calcext:value-type="float">
            <text:p>317.8123</text:p>
          </table:table-cell>
          <table:table-cell office:value-type="float" office:value="969.3452" calcext:value-type="float">
            <text:p>969.3452</text:p>
          </table:table-cell>
          <table:table-cell office:value-type="float" office:value="971.1984" calcext:value-type="float">
            <text:p>971.1984</text:p>
          </table:table-cell>
          <table:table-cell office:value-type="float" office:value="954.0193" calcext:value-type="float">
            <text:p>954.0193</text:p>
          </table:table-cell>
          <table:table-cell office:value-type="float" office:value="955.666" calcext:value-type="float">
            <text:p>955.666</text:p>
          </table:table-cell>
          <table:table-cell office:value-type="float" office:value="346.291" calcext:value-type="float">
            <text:p>346.291</text:p>
          </table:table-cell>
          <table:table-cell office:value-type="float" office:value="463.2274" calcext:value-type="float">
            <text:p>463.2274</text:p>
          </table:table-cell>
          <table:table-cell office:value-type="float" office:value="394.0531" calcext:value-type="float">
            <text:p>394.0531</text:p>
          </table:table-cell>
          <table:table-cell office:value-type="float" office:value="329.4997" calcext:value-type="float">
            <text:p>329.49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1998" calcext:value-type="float">
            <text:p>1021998</text:p>
          </table:table-cell>
          <table:table-cell office:value-type="float" office:value="458.7146" calcext:value-type="float">
            <text:p>458.7146</text:p>
          </table:table-cell>
          <table:table-cell office:value-type="float" office:value="5802.338" calcext:value-type="float">
            <text:p>5802.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6.50533" calcext:value-type="float">
            <text:p>-86.50533</text:p>
          </table:table-cell>
          <table:table-cell office:value-type="float" office:value="302.4882" calcext:value-type="float">
            <text:p>302.4882</text:p>
          </table:table-cell>
          <table:table-cell office:value-type="float" office:value="0" calcext:value-type="float">
            <text:p>0</text:p>
          </table:table-cell>
          <table:table-cell office:value-type="float" office:value="222.3974" calcext:value-type="float">
            <text:p>222.3974</text:p>
          </table:table-cell>
          <table:table-cell office:value-type="float" office:value="240.7354" calcext:value-type="float">
            <text:p>240.7354</text:p>
          </table:table-cell>
          <table:table-cell office:value-type="float" office:value="-0.05314879" calcext:value-type="float">
            <text:p>-0.05314879</text:p>
          </table:table-cell>
          <table:table-cell office:value-type="float" office:value="0" calcext:value-type="float">
            <text:p>0</text:p>
          </table:table-cell>
          <table:table-cell office:value-type="float" office:value="0.3962068" calcext:value-type="float">
            <text:p>0.3962068</text:p>
          </table:table-cell>
          <table:table-cell office:value-type="float" office:value="0.7251032" calcext:value-type="float">
            <text:p>0.7251032</text:p>
          </table:table-cell>
          <table:table-cell office:value-type="float" office:value="360" calcext:value-type="float">
            <text:p>360</text:p>
          </table:table-cell>
          <table:table-cell office:value-type="float" office:value="-87.67979" calcext:value-type="float">
            <text:p>-87.67979</text:p>
          </table:table-cell>
          <table:table-cell office:value-type="float" office:value="0" calcext:value-type="float">
            <text:p>0</text:p>
          </table:table-cell>
          <table:table-cell office:value-type="float" office:value="213.5167" calcext:value-type="float">
            <text:p>213.5167</text:p>
          </table:table-cell>
          <table:table-cell office:value-type="float" office:value="317.7199" calcext:value-type="float">
            <text:p>317.7199</text:p>
          </table:table-cell>
          <table:table-cell office:value-type="float" office:value="969.1262" calcext:value-type="float">
            <text:p>969.1262</text:p>
          </table:table-cell>
          <table:table-cell office:value-type="float" office:value="971.0038" calcext:value-type="float">
            <text:p>971.0038</text:p>
          </table:table-cell>
          <table:table-cell office:value-type="float" office:value="953.8806" calcext:value-type="float">
            <text:p>953.8806</text:p>
          </table:table-cell>
          <table:table-cell office:value-type="float" office:value="955.5571" calcext:value-type="float">
            <text:p>955.5571</text:p>
          </table:table-cell>
          <table:table-cell office:value-type="float" office:value="346.2563" calcext:value-type="float">
            <text:p>346.2563</text:p>
          </table:table-cell>
          <table:table-cell office:value-type="float" office:value="463.1874" calcext:value-type="float">
            <text:p>463.1874</text:p>
          </table:table-cell>
          <table:table-cell office:value-type="float" office:value="394.0285" calcext:value-type="float">
            <text:p>394.0285</text:p>
          </table:table-cell>
          <table:table-cell office:value-type="float" office:value="329.4888" calcext:value-type="float">
            <text:p>329.48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1998" calcext:value-type="float">
            <text:p>2021998</text:p>
          </table:table-cell>
          <table:table-cell office:value-type="float" office:value="455.9305" calcext:value-type="float">
            <text:p>455.9305</text:p>
          </table:table-cell>
          <table:table-cell office:value-type="float" office:value="5801.993" calcext:value-type="float">
            <text:p>5801.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9.5397" calcext:value-type="float">
            <text:p>-89.5397</text:p>
          </table:table-cell>
          <table:table-cell office:value-type="float" office:value="310.6369" calcext:value-type="float">
            <text:p>310.6369</text:p>
          </table:table-cell>
          <table:table-cell office:value-type="float" office:value="0" calcext:value-type="float">
            <text:p>0</text:p>
          </table:table-cell>
          <table:table-cell office:value-type="float" office:value="223.6529" calcext:value-type="float">
            <text:p>223.6529</text:p>
          </table:table-cell>
          <table:table-cell office:value-type="float" office:value="238.0562" calcext:value-type="float">
            <text:p>238.0562</text:p>
          </table:table-cell>
          <table:table-cell office:value-type="float" office:value="-0.05289687" calcext:value-type="float">
            <text:p>-0.05289687</text:p>
          </table:table-cell>
          <table:table-cell office:value-type="float" office:value="0" calcext:value-type="float">
            <text:p>0</text:p>
          </table:table-cell>
          <table:table-cell office:value-type="float" office:value="0.3971838" calcext:value-type="float">
            <text:p>0.3971838</text:p>
          </table:table-cell>
          <table:table-cell office:value-type="float" office:value="0.7239308" calcext:value-type="float">
            <text:p>0.7239308</text:p>
          </table:table-cell>
          <table:table-cell office:value-type="float" office:value="360" calcext:value-type="float">
            <text:p>360</text:p>
          </table:table-cell>
          <table:table-cell office:value-type="float" office:value="-90.71371" calcext:value-type="float">
            <text:p>-90.71371</text:p>
          </table:table-cell>
          <table:table-cell office:value-type="float" office:value="0" calcext:value-type="float">
            <text:p>0</text:p>
          </table:table-cell>
          <table:table-cell office:value-type="float" office:value="213.923" calcext:value-type="float">
            <text:p>213.923</text:p>
          </table:table-cell>
          <table:table-cell office:value-type="float" office:value="317.6282" calcext:value-type="float">
            <text:p>317.6282</text:p>
          </table:table-cell>
          <table:table-cell office:value-type="float" office:value="968.911" calcext:value-type="float">
            <text:p>968.911</text:p>
          </table:table-cell>
          <table:table-cell office:value-type="float" office:value="970.8113" calcext:value-type="float">
            <text:p>970.8113</text:p>
          </table:table-cell>
          <table:table-cell office:value-type="float" office:value="953.743" calcext:value-type="float">
            <text:p>953.743</text:p>
          </table:table-cell>
          <table:table-cell office:value-type="float" office:value="955.4493" calcext:value-type="float">
            <text:p>955.4493</text:p>
          </table:table-cell>
          <table:table-cell office:value-type="float" office:value="346.222" calcext:value-type="float">
            <text:p>346.222</text:p>
          </table:table-cell>
          <table:table-cell office:value-type="float" office:value="463.1478" calcext:value-type="float">
            <text:p>463.1478</text:p>
          </table:table-cell>
          <table:table-cell office:value-type="float" office:value="394.0042" calcext:value-type="float">
            <text:p>394.0042</text:p>
          </table:table-cell>
          <table:table-cell office:value-type="float" office:value="329.4782" calcext:value-type="float">
            <text:p>329.47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1998" calcext:value-type="float">
            <text:p>3021998</text:p>
          </table:table-cell>
          <table:table-cell office:value-type="float" office:value="453.1374" calcext:value-type="float">
            <text:p>453.1374</text:p>
          </table:table-cell>
          <table:table-cell office:value-type="float" office:value="5801.679" calcext:value-type="float">
            <text:p>5801.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.55961" calcext:value-type="float">
            <text:p>-92.55961</text:p>
          </table:table-cell>
          <table:table-cell office:value-type="float" office:value="319.9309" calcext:value-type="float">
            <text:p>319.9309</text:p>
          </table:table-cell>
          <table:table-cell office:value-type="float" office:value="0" calcext:value-type="float">
            <text:p>0</text:p>
          </table:table-cell>
          <table:table-cell office:value-type="float" office:value="224.8359" calcext:value-type="float">
            <text:p>224.8359</text:p>
          </table:table-cell>
          <table:table-cell office:value-type="float" office:value="235.3691" calcext:value-type="float">
            <text:p>235.3691</text:p>
          </table:table-cell>
          <table:table-cell office:value-type="float" office:value="-0.0526413" calcext:value-type="float">
            <text:p>-0.0526413</text:p>
          </table:table-cell>
          <table:table-cell office:value-type="float" office:value="0" calcext:value-type="float">
            <text:p>0</text:p>
          </table:table-cell>
          <table:table-cell office:value-type="float" office:value="0.3981459" calcext:value-type="float">
            <text:p>0.3981459</text:p>
          </table:table-cell>
          <table:table-cell office:value-type="float" office:value="0.7225755" calcext:value-type="float">
            <text:p>0.7225755</text:p>
          </table:table-cell>
          <table:table-cell office:value-type="float" office:value="360" calcext:value-type="float">
            <text:p>360</text:p>
          </table:table-cell>
          <table:table-cell office:value-type="float" office:value="-93.73297" calcext:value-type="float">
            <text:p>-93.73297</text:p>
          </table:table-cell>
          <table:table-cell office:value-type="float" office:value="0" calcext:value-type="float">
            <text:p>0</text:p>
          </table:table-cell>
          <table:table-cell office:value-type="float" office:value="214.3477" calcext:value-type="float">
            <text:p>214.3477</text:p>
          </table:table-cell>
          <table:table-cell office:value-type="float" office:value="317.5379" calcext:value-type="float">
            <text:p>317.5379</text:p>
          </table:table-cell>
          <table:table-cell office:value-type="float" office:value="968.6985" calcext:value-type="float">
            <text:p>968.6985</text:p>
          </table:table-cell>
          <table:table-cell office:value-type="float" office:value="970.6216" calcext:value-type="float">
            <text:p>970.6216</text:p>
          </table:table-cell>
          <table:table-cell office:value-type="float" office:value="953.6069" calcext:value-type="float">
            <text:p>953.6069</text:p>
          </table:table-cell>
          <table:table-cell office:value-type="float" office:value="955.3429" calcext:value-type="float">
            <text:p>955.3429</text:p>
          </table:table-cell>
          <table:table-cell office:value-type="float" office:value="346.188" calcext:value-type="float">
            <text:p>346.188</text:p>
          </table:table-cell>
          <table:table-cell office:value-type="float" office:value="463.1083" calcext:value-type="float">
            <text:p>463.1083</text:p>
          </table:table-cell>
          <table:table-cell office:value-type="float" office:value="393.9802" calcext:value-type="float">
            <text:p>393.9802</text:p>
          </table:table-cell>
          <table:table-cell office:value-type="float" office:value="329.4677" calcext:value-type="float">
            <text:p>329.46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1998" calcext:value-type="float">
            <text:p>4021998</text:p>
          </table:table-cell>
          <table:table-cell office:value-type="float" office:value="450.3667" calcext:value-type="float">
            <text:p>450.3667</text:p>
          </table:table-cell>
          <table:table-cell office:value-type="float" office:value="5801.39" calcext:value-type="float">
            <text:p>5801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57304" calcext:value-type="float">
            <text:p>-95.57304</text:p>
          </table:table-cell>
          <table:table-cell office:value-type="float" office:value="328.2658" calcext:value-type="float">
            <text:p>328.2658</text:p>
          </table:table-cell>
          <table:table-cell office:value-type="float" office:value="0" calcext:value-type="float">
            <text:p>0</text:p>
          </table:table-cell>
          <table:table-cell office:value-type="float" office:value="225.9267" calcext:value-type="float">
            <text:p>225.9267</text:p>
          </table:table-cell>
          <table:table-cell office:value-type="float" office:value="232.7051" calcext:value-type="float">
            <text:p>232.7051</text:p>
          </table:table-cell>
          <table:table-cell office:value-type="float" office:value="-0.05238124" calcext:value-type="float">
            <text:p>-0.05238124</text:p>
          </table:table-cell>
          <table:table-cell office:value-type="float" office:value="0" calcext:value-type="float">
            <text:p>0</text:p>
          </table:table-cell>
          <table:table-cell office:value-type="float" office:value="0.3990947" calcext:value-type="float">
            <text:p>0.3990947</text:p>
          </table:table-cell>
          <table:table-cell office:value-type="float" office:value="0.7210138" calcext:value-type="float">
            <text:p>0.7210138</text:p>
          </table:table-cell>
          <table:table-cell office:value-type="float" office:value="360" calcext:value-type="float">
            <text:p>360</text:p>
          </table:table-cell>
          <table:table-cell office:value-type="float" office:value="-96.74554" calcext:value-type="float">
            <text:p>-96.74554</text:p>
          </table:table-cell>
          <table:table-cell office:value-type="float" office:value="0" calcext:value-type="float">
            <text:p>0</text:p>
          </table:table-cell>
          <table:table-cell office:value-type="float" office:value="214.785" calcext:value-type="float">
            <text:p>214.785</text:p>
          </table:table-cell>
          <table:table-cell office:value-type="float" office:value="317.4482" calcext:value-type="float">
            <text:p>317.4482</text:p>
          </table:table-cell>
          <table:table-cell office:value-type="float" office:value="968.4884" calcext:value-type="float">
            <text:p>968.4884</text:p>
          </table:table-cell>
          <table:table-cell office:value-type="float" office:value="970.4372" calcext:value-type="float">
            <text:p>970.4372</text:p>
          </table:table-cell>
          <table:table-cell office:value-type="float" office:value="953.4718" calcext:value-type="float">
            <text:p>953.4718</text:p>
          </table:table-cell>
          <table:table-cell office:value-type="float" office:value="955.2375" calcext:value-type="float">
            <text:p>955.2375</text:p>
          </table:table-cell>
          <table:table-cell office:value-type="float" office:value="346.1543" calcext:value-type="float">
            <text:p>346.1543</text:p>
          </table:table-cell>
          <table:table-cell office:value-type="float" office:value="463.0691" calcext:value-type="float">
            <text:p>463.0691</text:p>
          </table:table-cell>
          <table:table-cell office:value-type="float" office:value="393.9564" calcext:value-type="float">
            <text:p>393.9564</text:p>
          </table:table-cell>
          <table:table-cell office:value-type="float" office:value="329.4574" calcext:value-type="float">
            <text:p>329.45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1998" calcext:value-type="float">
            <text:p>5021998</text:p>
          </table:table-cell>
          <table:table-cell office:value-type="float" office:value="447.6952" calcext:value-type="float">
            <text:p>447.6952</text:p>
          </table:table-cell>
          <table:table-cell office:value-type="float" office:value="5801.114" calcext:value-type="float">
            <text:p>5801.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44678" calcext:value-type="float">
            <text:p>-98.44678</text:p>
          </table:table-cell>
          <table:table-cell office:value-type="float" office:value="336.3919" calcext:value-type="float">
            <text:p>336.3919</text:p>
          </table:table-cell>
          <table:table-cell office:value-type="float" office:value="0" calcext:value-type="float">
            <text:p>0</text:p>
          </table:table-cell>
          <table:table-cell office:value-type="float" office:value="226.8823" calcext:value-type="float">
            <text:p>226.8823</text:p>
          </table:table-cell>
          <table:table-cell office:value-type="float" office:value="230.1398" calcext:value-type="float">
            <text:p>230.1398</text:p>
          </table:table-cell>
          <table:table-cell office:value-type="float" office:value="-0.0521221" calcext:value-type="float">
            <text:p>-0.0521221</text:p>
          </table:table-cell>
          <table:table-cell office:value-type="float" office:value="0" calcext:value-type="float">
            <text:p>0</text:p>
          </table:table-cell>
          <table:table-cell office:value-type="float" office:value="0.4000248" calcext:value-type="float">
            <text:p>0.4000248</text:p>
          </table:table-cell>
          <table:table-cell office:value-type="float" office:value="0.7192708" calcext:value-type="float">
            <text:p>0.7192708</text:p>
          </table:table-cell>
          <table:table-cell office:value-type="float" office:value="360" calcext:value-type="float">
            <text:p>360</text:p>
          </table:table-cell>
          <table:table-cell office:value-type="float" office:value="-99.6182" calcext:value-type="float">
            <text:p>-99.6182</text:p>
          </table:table-cell>
          <table:table-cell office:value-type="float" office:value="0" calcext:value-type="float">
            <text:p>0</text:p>
          </table:table-cell>
          <table:table-cell office:value-type="float" office:value="215.2235" calcext:value-type="float">
            <text:p>215.2235</text:p>
          </table:table-cell>
          <table:table-cell office:value-type="float" office:value="317.3593" calcext:value-type="float">
            <text:p>317.3593</text:p>
          </table:table-cell>
          <table:table-cell office:value-type="float" office:value="968.2839" calcext:value-type="float">
            <text:p>968.2839</text:p>
          </table:table-cell>
          <table:table-cell office:value-type="float" office:value="970.2555" calcext:value-type="float">
            <text:p>970.2555</text:p>
          </table:table-cell>
          <table:table-cell office:value-type="float" office:value="953.3387" calcext:value-type="float">
            <text:p>953.3387</text:p>
          </table:table-cell>
          <table:table-cell office:value-type="float" office:value="955.1335" calcext:value-type="float">
            <text:p>955.1335</text:p>
          </table:table-cell>
          <table:table-cell office:value-type="float" office:value="346.1209" calcext:value-type="float">
            <text:p>346.1209</text:p>
          </table:table-cell>
          <table:table-cell office:value-type="float" office:value="463.0301" calcext:value-type="float">
            <text:p>463.0301</text:p>
          </table:table-cell>
          <table:table-cell office:value-type="float" office:value="393.9327" calcext:value-type="float">
            <text:p>393.9327</text:p>
          </table:table-cell>
          <table:table-cell office:value-type="float" office:value="329.4472" calcext:value-type="float">
            <text:p>329.44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1998" calcext:value-type="float">
            <text:p>6021998</text:p>
          </table:table-cell>
          <table:table-cell office:value-type="float" office:value="445.1473" calcext:value-type="float">
            <text:p>445.1473</text:p>
          </table:table-cell>
          <table:table-cell office:value-type="float" office:value="5800.845" calcext:value-type="float">
            <text:p>5800.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1.1927" calcext:value-type="float">
            <text:p>-101.1927</text:p>
          </table:table-cell>
          <table:table-cell office:value-type="float" office:value="343.8525" calcext:value-type="float">
            <text:p>343.8525</text:p>
          </table:table-cell>
          <table:table-cell office:value-type="float" office:value="0" calcext:value-type="float">
            <text:p>0</text:p>
          </table:table-cell>
          <table:table-cell office:value-type="float" office:value="227.6998" calcext:value-type="float">
            <text:p>227.6998</text:p>
          </table:table-cell>
          <table:table-cell office:value-type="float" office:value="227.6966" calcext:value-type="float">
            <text:p>227.6966</text:p>
          </table:table-cell>
          <table:table-cell office:value-type="float" office:value="-0.05186275" calcext:value-type="float">
            <text:p>-0.05186275</text:p>
          </table:table-cell>
          <table:table-cell office:value-type="float" office:value="0" calcext:value-type="float">
            <text:p>0</text:p>
          </table:table-cell>
          <table:table-cell office:value-type="float" office:value="0.4009397" calcext:value-type="float">
            <text:p>0.4009397</text:p>
          </table:table-cell>
          <table:table-cell office:value-type="float" office:value="0.7173842" calcext:value-type="float">
            <text:p>0.7173842</text:p>
          </table:table-cell>
          <table:table-cell office:value-type="float" office:value="360" calcext:value-type="float">
            <text:p>360</text:p>
          </table:table-cell>
          <table:table-cell office:value-type="float" office:value="-102.3629" calcext:value-type="float">
            <text:p>-102.3629</text:p>
          </table:table-cell>
          <table:table-cell office:value-type="float" office:value="0" calcext:value-type="float">
            <text:p>0</text:p>
          </table:table-cell>
          <table:table-cell office:value-type="float" office:value="215.6587" calcext:value-type="float">
            <text:p>215.6587</text:p>
          </table:table-cell>
          <table:table-cell office:value-type="float" office:value="317.2724" calcext:value-type="float">
            <text:p>317.2724</text:p>
          </table:table-cell>
          <table:table-cell office:value-type="float" office:value="968.0833" calcext:value-type="float">
            <text:p>968.0833</text:p>
          </table:table-cell>
          <table:table-cell office:value-type="float" office:value="970.0754" calcext:value-type="float">
            <text:p>970.0754</text:p>
          </table:table-cell>
          <table:table-cell office:value-type="float" office:value="953.2074" calcext:value-type="float">
            <text:p>953.2074</text:p>
          </table:table-cell>
          <table:table-cell office:value-type="float" office:value="955.0306" calcext:value-type="float">
            <text:p>955.0306</text:p>
          </table:table-cell>
          <table:table-cell office:value-type="float" office:value="346.0881" calcext:value-type="float">
            <text:p>346.0881</text:p>
          </table:table-cell>
          <table:table-cell office:value-type="float" office:value="462.9915" calcext:value-type="float">
            <text:p>462.9915</text:p>
          </table:table-cell>
          <table:table-cell office:value-type="float" office:value="393.9093" calcext:value-type="float">
            <text:p>393.9093</text:p>
          </table:table-cell>
          <table:table-cell office:value-type="float" office:value="329.4371" calcext:value-type="float">
            <text:p>329.43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1998" calcext:value-type="float">
            <text:p>7021998</text:p>
          </table:table-cell>
          <table:table-cell office:value-type="float" office:value="442.7144" calcext:value-type="float">
            <text:p>442.7144</text:p>
          </table:table-cell>
          <table:table-cell office:value-type="float" office:value="5800.583" calcext:value-type="float">
            <text:p>5800.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3.8137" calcext:value-type="float">
            <text:p>-103.8137</text:p>
          </table:table-cell>
          <table:table-cell office:value-type="float" office:value="351.3456" calcext:value-type="float">
            <text:p>351.3456</text:p>
          </table:table-cell>
          <table:table-cell office:value-type="float" office:value="0" calcext:value-type="float">
            <text:p>0</text:p>
          </table:table-cell>
          <table:table-cell office:value-type="float" office:value="228.3957" calcext:value-type="float">
            <text:p>228.3957</text:p>
          </table:table-cell>
          <table:table-cell office:value-type="float" office:value="225.3663" calcext:value-type="float">
            <text:p>225.3663</text:p>
          </table:table-cell>
          <table:table-cell office:value-type="float" office:value="-0.05160262" calcext:value-type="float">
            <text:p>-0.05160262</text:p>
          </table:table-cell>
          <table:table-cell office:value-type="float" office:value="0" calcext:value-type="float">
            <text:p>0</text:p>
          </table:table-cell>
          <table:table-cell office:value-type="float" office:value="0.401846" calcext:value-type="float">
            <text:p>0.401846</text:p>
          </table:table-cell>
          <table:table-cell office:value-type="float" office:value="0.715398" calcext:value-type="float">
            <text:p>0.715398</text:p>
          </table:table-cell>
          <table:table-cell office:value-type="float" office:value="360" calcext:value-type="float">
            <text:p>360</text:p>
          </table:table-cell>
          <table:table-cell office:value-type="float" office:value="-104.9826" calcext:value-type="float">
            <text:p>-104.9826</text:p>
          </table:table-cell>
          <table:table-cell office:value-type="float" office:value="0" calcext:value-type="float">
            <text:p>0</text:p>
          </table:table-cell>
          <table:table-cell office:value-type="float" office:value="216.0901" calcext:value-type="float">
            <text:p>216.0901</text:p>
          </table:table-cell>
          <table:table-cell office:value-type="float" office:value="317.1887" calcext:value-type="float">
            <text:p>317.1887</text:p>
          </table:table-cell>
          <table:table-cell office:value-type="float" office:value="967.8862" calcext:value-type="float">
            <text:p>967.8862</text:p>
          </table:table-cell>
          <table:table-cell office:value-type="float" office:value="969.9" calcext:value-type="float">
            <text:p>969.9</text:p>
          </table:table-cell>
          <table:table-cell office:value-type="float" office:value="953.0742" calcext:value-type="float">
            <text:p>953.0742</text:p>
          </table:table-cell>
          <table:table-cell office:value-type="float" office:value="954.9296" calcext:value-type="float">
            <text:p>954.9296</text:p>
          </table:table-cell>
          <table:table-cell office:value-type="float" office:value="346.056" calcext:value-type="float">
            <text:p>346.056</text:p>
          </table:table-cell>
          <table:table-cell office:value-type="float" office:value="462.9533" calcext:value-type="float">
            <text:p>462.9533</text:p>
          </table:table-cell>
          <table:table-cell office:value-type="float" office:value="393.886" calcext:value-type="float">
            <text:p>393.886</text:p>
          </table:table-cell>
          <table:table-cell office:value-type="float" office:value="329.427" calcext:value-type="float">
            <text:p>329.4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1998" calcext:value-type="float">
            <text:p>8021998</text:p>
          </table:table-cell>
          <table:table-cell office:value-type="float" office:value="440.377" calcext:value-type="float">
            <text:p>440.377</text:p>
          </table:table-cell>
          <table:table-cell office:value-type="float" office:value="5800.331" calcext:value-type="float">
            <text:p>5800.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6.3248" calcext:value-type="float">
            <text:p>-106.3248</text:p>
          </table:table-cell>
          <table:table-cell office:value-type="float" office:value="358.3521" calcext:value-type="float">
            <text:p>358.3521</text:p>
          </table:table-cell>
          <table:table-cell office:value-type="float" office:value="0" calcext:value-type="float">
            <text:p>0</text:p>
          </table:table-cell>
          <table:table-cell office:value-type="float" office:value="228.9901" calcext:value-type="float">
            <text:p>228.9901</text:p>
          </table:table-cell>
          <table:table-cell office:value-type="float" office:value="223.1298" calcext:value-type="float">
            <text:p>223.1298</text:p>
          </table:table-cell>
          <table:table-cell office:value-type="float" office:value="-0.05134305" calcext:value-type="float">
            <text:p>-0.05134305</text:p>
          </table:table-cell>
          <table:table-cell office:value-type="float" office:value="0" calcext:value-type="float">
            <text:p>0</text:p>
          </table:table-cell>
          <table:table-cell office:value-type="float" office:value="0.4027442" calcext:value-type="float">
            <text:p>0.4027442</text:p>
          </table:table-cell>
          <table:table-cell office:value-type="float" office:value="0.7133214" calcext:value-type="float">
            <text:p>0.7133214</text:p>
          </table:table-cell>
          <table:table-cell office:value-type="float" office:value="360" calcext:value-type="float">
            <text:p>360</text:p>
          </table:table-cell>
          <table:table-cell office:value-type="float" office:value="-107.4922" calcext:value-type="float">
            <text:p>-107.4922</text:p>
          </table:table-cell>
          <table:table-cell office:value-type="float" office:value="0" calcext:value-type="float">
            <text:p>0</text:p>
          </table:table-cell>
          <table:table-cell office:value-type="float" office:value="216.5163" calcext:value-type="float">
            <text:p>216.5163</text:p>
          </table:table-cell>
          <table:table-cell office:value-type="float" office:value="317.1082" calcext:value-type="float">
            <text:p>317.1082</text:p>
          </table:table-cell>
          <table:table-cell office:value-type="float" office:value="967.6942" calcext:value-type="float">
            <text:p>967.6942</text:p>
          </table:table-cell>
          <table:table-cell office:value-type="float" office:value="969.726" calcext:value-type="float">
            <text:p>969.726</text:p>
          </table:table-cell>
          <table:table-cell office:value-type="float" office:value="952.9438" calcext:value-type="float">
            <text:p>952.9438</text:p>
          </table:table-cell>
          <table:table-cell office:value-type="float" office:value="954.8305" calcext:value-type="float">
            <text:p>954.8305</text:p>
          </table:table-cell>
          <table:table-cell office:value-type="float" office:value="346.0244" calcext:value-type="float">
            <text:p>346.0244</text:p>
          </table:table-cell>
          <table:table-cell office:value-type="float" office:value="462.9157" calcext:value-type="float">
            <text:p>462.9157</text:p>
          </table:table-cell>
          <table:table-cell office:value-type="float" office:value="393.863" calcext:value-type="float">
            <text:p>393.863</text:p>
          </table:table-cell>
          <table:table-cell office:value-type="float" office:value="329.417" calcext:value-type="float">
            <text:p>329.4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1998" calcext:value-type="float">
            <text:p>9021998</text:p>
          </table:table-cell>
          <table:table-cell office:value-type="float" office:value="438.1269" calcext:value-type="float">
            <text:p>438.1269</text:p>
          </table:table-cell>
          <table:table-cell office:value-type="float" office:value="5800.087" calcext:value-type="float">
            <text:p>5800.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7417" calcext:value-type="float">
            <text:p>-108.7417</text:p>
          </table:table-cell>
          <table:table-cell office:value-type="float" office:value="364.9023" calcext:value-type="float">
            <text:p>364.9023</text:p>
          </table:table-cell>
          <table:table-cell office:value-type="float" office:value="0" calcext:value-type="float">
            <text:p>0</text:p>
          </table:table-cell>
          <table:table-cell office:value-type="float" office:value="229.4943" calcext:value-type="float">
            <text:p>229.4943</text:p>
          </table:table-cell>
          <table:table-cell office:value-type="float" office:value="220.9788" calcext:value-type="float">
            <text:p>220.9788</text:p>
          </table:table-cell>
          <table:table-cell office:value-type="float" office:value="-0.05108343" calcext:value-type="float">
            <text:p>-0.05108343</text:p>
          </table:table-cell>
          <table:table-cell office:value-type="float" office:value="0" calcext:value-type="float">
            <text:p>0</text:p>
          </table:table-cell>
          <table:table-cell office:value-type="float" office:value="0.4036369" calcext:value-type="float">
            <text:p>0.4036369</text:p>
          </table:table-cell>
          <table:table-cell office:value-type="float" office:value="0.7111674" calcext:value-type="float">
            <text:p>0.7111674</text:p>
          </table:table-cell>
          <table:table-cell office:value-type="float" office:value="360" calcext:value-type="float">
            <text:p>360</text:p>
          </table:table-cell>
          <table:table-cell office:value-type="float" office:value="-109.9075" calcext:value-type="float">
            <text:p>-109.9075</text:p>
          </table:table-cell>
          <table:table-cell office:value-type="float" office:value="0" calcext:value-type="float">
            <text:p>0</text:p>
          </table:table-cell>
          <table:table-cell office:value-type="float" office:value="216.94" calcext:value-type="float">
            <text:p>216.94</text:p>
          </table:table-cell>
          <table:table-cell office:value-type="float" office:value="317.0295" calcext:value-type="float">
            <text:p>317.0295</text:p>
          </table:table-cell>
          <table:table-cell office:value-type="float" office:value="967.5054" calcext:value-type="float">
            <text:p>967.5054</text:p>
          </table:table-cell>
          <table:table-cell office:value-type="float" office:value="969.5546" calcext:value-type="float">
            <text:p>969.5546</text:p>
          </table:table-cell>
          <table:table-cell office:value-type="float" office:value="952.8156" calcext:value-type="float">
            <text:p>952.8156</text:p>
          </table:table-cell>
          <table:table-cell office:value-type="float" office:value="954.7333" calcext:value-type="float">
            <text:p>954.7333</text:p>
          </table:table-cell>
          <table:table-cell office:value-type="float" office:value="345.9936" calcext:value-type="float">
            <text:p>345.9936</text:p>
          </table:table-cell>
          <table:table-cell office:value-type="float" office:value="462.8786" calcext:value-type="float">
            <text:p>462.8786</text:p>
          </table:table-cell>
          <table:table-cell office:value-type="float" office:value="393.8403" calcext:value-type="float">
            <text:p>393.8403</text:p>
          </table:table-cell>
          <table:table-cell office:value-type="float" office:value="329.4071" calcext:value-type="float">
            <text:p>329.407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1998" calcext:value-type="float">
            <text:p>10021998</text:p>
          </table:table-cell>
          <table:table-cell office:value-type="float" office:value="435.9513" calcext:value-type="float">
            <text:p>435.9513</text:p>
          </table:table-cell>
          <table:table-cell office:value-type="float" office:value="5799.852" calcext:value-type="float">
            <text:p>5799.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0658" calcext:value-type="float">
            <text:p>-111.0658</text:p>
          </table:table-cell>
          <table:table-cell office:value-type="float" office:value="371.3673" calcext:value-type="float">
            <text:p>371.3673</text:p>
          </table:table-cell>
          <table:table-cell office:value-type="float" office:value="0" calcext:value-type="float">
            <text:p>0</text:p>
          </table:table-cell>
          <table:table-cell office:value-type="float" office:value="229.9202" calcext:value-type="float">
            <text:p>229.9202</text:p>
          </table:table-cell>
          <table:table-cell office:value-type="float" office:value="218.9007" calcext:value-type="float">
            <text:p>218.9007</text:p>
          </table:table-cell>
          <table:table-cell office:value-type="float" office:value="-0.05082485" calcext:value-type="float">
            <text:p>-0.05082485</text:p>
          </table:table-cell>
          <table:table-cell office:value-type="float" office:value="0" calcext:value-type="float">
            <text:p>0</text:p>
          </table:table-cell>
          <table:table-cell office:value-type="float" office:value="0.4045238" calcext:value-type="float">
            <text:p>0.4045238</text:p>
          </table:table-cell>
          <table:table-cell office:value-type="float" office:value="0.7089573" calcext:value-type="float">
            <text:p>0.7089573</text:p>
          </table:table-cell>
          <table:table-cell office:value-type="float" office:value="360" calcext:value-type="float">
            <text:p>360</text:p>
          </table:table-cell>
          <table:table-cell office:value-type="float" office:value="-112.2302" calcext:value-type="float">
            <text:p>-112.2302</text:p>
          </table:table-cell>
          <table:table-cell office:value-type="float" office:value="0" calcext:value-type="float">
            <text:p>0</text:p>
          </table:table-cell>
          <table:table-cell office:value-type="float" office:value="217.3612" calcext:value-type="float">
            <text:p>217.3612</text:p>
          </table:table-cell>
          <table:table-cell office:value-type="float" office:value="316.9523" calcext:value-type="float">
            <text:p>316.9523</text:p>
          </table:table-cell>
          <table:table-cell office:value-type="float" office:value="967.3204" calcext:value-type="float">
            <text:p>967.3204</text:p>
          </table:table-cell>
          <table:table-cell office:value-type="float" office:value="969.3847" calcext:value-type="float">
            <text:p>969.3847</text:p>
          </table:table-cell>
          <table:table-cell office:value-type="float" office:value="952.6901" calcext:value-type="float">
            <text:p>952.6901</text:p>
          </table:table-cell>
          <table:table-cell office:value-type="float" office:value="954.6379" calcext:value-type="float">
            <text:p>954.6379</text:p>
          </table:table-cell>
          <table:table-cell office:value-type="float" office:value="345.9633" calcext:value-type="float">
            <text:p>345.9633</text:p>
          </table:table-cell>
          <table:table-cell office:value-type="float" office:value="462.8422" calcext:value-type="float">
            <text:p>462.8422</text:p>
          </table:table-cell>
          <table:table-cell office:value-type="float" office:value="393.8178" calcext:value-type="float">
            <text:p>393.8178</text:p>
          </table:table-cell>
          <table:table-cell office:value-type="float" office:value="329.3974" calcext:value-type="float">
            <text:p>329.39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1998" calcext:value-type="float">
            <text:p>11021998</text:p>
          </table:table-cell>
          <table:table-cell office:value-type="float" office:value="433.8228" calcext:value-type="float">
            <text:p>433.8228</text:p>
          </table:table-cell>
          <table:table-cell office:value-type="float" office:value="5799.631" calcext:value-type="float">
            <text:p>5799.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.3282" calcext:value-type="float">
            <text:p>-113.3282</text:p>
          </table:table-cell>
          <table:table-cell office:value-type="float" office:value="377.2119" calcext:value-type="float">
            <text:p>377.2119</text:p>
          </table:table-cell>
          <table:table-cell office:value-type="float" office:value="0" calcext:value-type="float">
            <text:p>0</text:p>
          </table:table-cell>
          <table:table-cell office:value-type="float" office:value="230.2863" calcext:value-type="float">
            <text:p>230.2863</text:p>
          </table:table-cell>
          <table:table-cell office:value-type="float" office:value="216.8686" calcext:value-type="float">
            <text:p>216.8686</text:p>
          </table:table-cell>
          <table:table-cell office:value-type="float" office:value="-0.05056886" calcext:value-type="float">
            <text:p>-0.05056886</text:p>
          </table:table-cell>
          <table:table-cell office:value-type="float" office:value="0" calcext:value-type="float">
            <text:p>0</text:p>
          </table:table-cell>
          <table:table-cell office:value-type="float" office:value="0.4054058" calcext:value-type="float">
            <text:p>0.4054058</text:p>
          </table:table-cell>
          <table:table-cell office:value-type="float" office:value="0.7067046" calcext:value-type="float">
            <text:p>0.7067046</text:p>
          </table:table-cell>
          <table:table-cell office:value-type="float" office:value="360" calcext:value-type="float">
            <text:p>360</text:p>
          </table:table-cell>
          <table:table-cell office:value-type="float" office:value="-114.4909" calcext:value-type="float">
            <text:p>-114.4909</text:p>
          </table:table-cell>
          <table:table-cell office:value-type="float" office:value="0" calcext:value-type="float">
            <text:p>0</text:p>
          </table:table-cell>
          <table:table-cell office:value-type="float" office:value="217.7831" calcext:value-type="float">
            <text:p>217.7831</text:p>
          </table:table-cell>
          <table:table-cell office:value-type="float" office:value="316.8759" calcext:value-type="float">
            <text:p>316.8759</text:p>
          </table:table-cell>
          <table:table-cell office:value-type="float" office:value="967.1366" calcext:value-type="float">
            <text:p>967.1366</text:p>
          </table:table-cell>
          <table:table-cell office:value-type="float" office:value="969.2209" calcext:value-type="float">
            <text:p>969.2209</text:p>
          </table:table-cell>
          <table:table-cell office:value-type="float" office:value="952.5666" calcext:value-type="float">
            <text:p>952.5666</text:p>
          </table:table-cell>
          <table:table-cell office:value-type="float" office:value="954.5441" calcext:value-type="float">
            <text:p>954.5441</text:p>
          </table:table-cell>
          <table:table-cell office:value-type="float" office:value="345.9337" calcext:value-type="float">
            <text:p>345.9337</text:p>
          </table:table-cell>
          <table:table-cell office:value-type="float" office:value="462.8065" calcext:value-type="float">
            <text:p>462.8065</text:p>
          </table:table-cell>
          <table:table-cell office:value-type="float" office:value="393.7956" calcext:value-type="float">
            <text:p>393.7956</text:p>
          </table:table-cell>
          <table:table-cell office:value-type="float" office:value="329.3878" calcext:value-type="float">
            <text:p>329.38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1998" calcext:value-type="float">
            <text:p>12021998</text:p>
          </table:table-cell>
          <table:table-cell office:value-type="float" office:value="431.6731" calcext:value-type="float">
            <text:p>431.6731</text:p>
          </table:table-cell>
          <table:table-cell office:value-type="float" office:value="5799.432" calcext:value-type="float">
            <text:p>5799.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5.5748" calcext:value-type="float">
            <text:p>-115.5748</text:p>
          </table:table-cell>
          <table:table-cell office:value-type="float" office:value="383.6757" calcext:value-type="float">
            <text:p>383.6757</text:p>
          </table:table-cell>
          <table:table-cell office:value-type="float" office:value="0" calcext:value-type="float">
            <text:p>0</text:p>
          </table:table-cell>
          <table:table-cell office:value-type="float" office:value="230.625" calcext:value-type="float">
            <text:p>230.625</text:p>
          </table:table-cell>
          <table:table-cell office:value-type="float" office:value="214.8157" calcext:value-type="float">
            <text:p>214.8157</text:p>
          </table:table-cell>
          <table:table-cell office:value-type="float" office:value="-0.05031498" calcext:value-type="float">
            <text:p>-0.05031498</text:p>
          </table:table-cell>
          <table:table-cell office:value-type="float" office:value="0" calcext:value-type="float">
            <text:p>0</text:p>
          </table:table-cell>
          <table:table-cell office:value-type="float" office:value="0.4062812" calcext:value-type="float">
            <text:p>0.4062812</text:p>
          </table:table-cell>
          <table:table-cell office:value-type="float" office:value="0.7044246" calcext:value-type="float">
            <text:p>0.7044246</text:p>
          </table:table-cell>
          <table:table-cell office:value-type="float" office:value="360" calcext:value-type="float">
            <text:p>360</text:p>
          </table:table-cell>
          <table:table-cell office:value-type="float" office:value="-116.7358" calcext:value-type="float">
            <text:p>-116.7358</text:p>
          </table:table-cell>
          <table:table-cell office:value-type="float" office:value="0" calcext:value-type="float">
            <text:p>0</text:p>
          </table:table-cell>
          <table:table-cell office:value-type="float" office:value="218.2167" calcext:value-type="float">
            <text:p>218.2167</text:p>
          </table:table-cell>
          <table:table-cell office:value-type="float" office:value="316.8004" calcext:value-type="float">
            <text:p>316.8004</text:p>
          </table:table-cell>
          <table:table-cell office:value-type="float" office:value="966.9556" calcext:value-type="float">
            <text:p>966.9556</text:p>
          </table:table-cell>
          <table:table-cell office:value-type="float" office:value="969.0592" calcext:value-type="float">
            <text:p>969.0592</text:p>
          </table:table-cell>
          <table:table-cell office:value-type="float" office:value="952.4446" calcext:value-type="float">
            <text:p>952.4446</text:p>
          </table:table-cell>
          <table:table-cell office:value-type="float" office:value="954.4518" calcext:value-type="float">
            <text:p>954.4518</text:p>
          </table:table-cell>
          <table:table-cell office:value-type="float" office:value="345.9046" calcext:value-type="float">
            <text:p>345.9046</text:p>
          </table:table-cell>
          <table:table-cell office:value-type="float" office:value="462.7714" calcext:value-type="float">
            <text:p>462.7714</text:p>
          </table:table-cell>
          <table:table-cell office:value-type="float" office:value="393.7736" calcext:value-type="float">
            <text:p>393.7736</text:p>
          </table:table-cell>
          <table:table-cell office:value-type="float" office:value="329.3783" calcext:value-type="float">
            <text:p>329.37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1998" calcext:value-type="float">
            <text:p>13021998</text:p>
          </table:table-cell>
          <table:table-cell office:value-type="float" office:value="429.5051" calcext:value-type="float">
            <text:p>429.5051</text:p>
          </table:table-cell>
          <table:table-cell office:value-type="float" office:value="5799.253" calcext:value-type="float">
            <text:p>5799.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7.8691" calcext:value-type="float">
            <text:p>-117.8691</text:p>
          </table:table-cell>
          <table:table-cell office:value-type="float" office:value="390.6745" calcext:value-type="float">
            <text:p>390.6745</text:p>
          </table:table-cell>
          <table:table-cell office:value-type="float" office:value="0" calcext:value-type="float">
            <text:p>0</text:p>
          </table:table-cell>
          <table:table-cell office:value-type="float" office:value="230.9336" calcext:value-type="float">
            <text:p>230.9336</text:p>
          </table:table-cell>
          <table:table-cell office:value-type="float" office:value="212.7458" calcext:value-type="float">
            <text:p>212.7458</text:p>
          </table:table-cell>
          <table:table-cell office:value-type="float" office:value="-0.05005247" calcext:value-type="float">
            <text:p>-0.05005247</text:p>
          </table:table-cell>
          <table:table-cell office:value-type="float" office:value="0" calcext:value-type="float">
            <text:p>0</text:p>
          </table:table-cell>
          <table:table-cell office:value-type="float" office:value="0.4071533" calcext:value-type="float">
            <text:p>0.4071533</text:p>
          </table:table-cell>
          <table:table-cell office:value-type="float" office:value="0.7021019" calcext:value-type="float">
            <text:p>0.7021019</text:p>
          </table:table-cell>
          <table:table-cell office:value-type="float" office:value="360" calcext:value-type="float">
            <text:p>360</text:p>
          </table:table-cell>
          <table:table-cell office:value-type="float" office:value="-119.0284" calcext:value-type="float">
            <text:p>-119.0284</text:p>
          </table:table-cell>
          <table:table-cell office:value-type="float" office:value="0" calcext:value-type="float">
            <text:p>0</text:p>
          </table:table-cell>
          <table:table-cell office:value-type="float" office:value="218.6606" calcext:value-type="float">
            <text:p>218.6606</text:p>
          </table:table-cell>
          <table:table-cell office:value-type="float" office:value="316.7256" calcext:value-type="float">
            <text:p>316.7256</text:p>
          </table:table-cell>
          <table:table-cell office:value-type="float" office:value="966.7775" calcext:value-type="float">
            <text:p>966.7775</text:p>
          </table:table-cell>
          <table:table-cell office:value-type="float" office:value="968.8996" calcext:value-type="float">
            <text:p>968.8996</text:p>
          </table:table-cell>
          <table:table-cell office:value-type="float" office:value="952.3243" calcext:value-type="float">
            <text:p>952.3243</text:p>
          </table:table-cell>
          <table:table-cell office:value-type="float" office:value="954.3607" calcext:value-type="float">
            <text:p>954.3607</text:p>
          </table:table-cell>
          <table:table-cell office:value-type="float" office:value="345.8758" calcext:value-type="float">
            <text:p>345.8758</text:p>
          </table:table-cell>
          <table:table-cell office:value-type="float" office:value="462.7366" calcext:value-type="float">
            <text:p>462.7366</text:p>
          </table:table-cell>
          <table:table-cell office:value-type="float" office:value="393.7516" calcext:value-type="float">
            <text:p>393.7516</text:p>
          </table:table-cell>
          <table:table-cell office:value-type="float" office:value="329.3689" calcext:value-type="float">
            <text:p>329.36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1998" calcext:value-type="float">
            <text:p>14021998</text:p>
          </table:table-cell>
          <table:table-cell office:value-type="float" office:value="427.378" calcext:value-type="float">
            <text:p>427.378</text:p>
          </table:table-cell>
          <table:table-cell office:value-type="float" office:value="5799.086" calcext:value-type="float">
            <text:p>5799.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0.1282" calcext:value-type="float">
            <text:p>-120.1282</text:p>
          </table:table-cell>
          <table:table-cell office:value-type="float" office:value="397.2625" calcext:value-type="float">
            <text:p>397.2625</text:p>
          </table:table-cell>
          <table:table-cell office:value-type="float" office:value="0" calcext:value-type="float">
            <text:p>0</text:p>
          </table:table-cell>
          <table:table-cell office:value-type="float" office:value="231.1824" calcext:value-type="float">
            <text:p>231.1824</text:p>
          </table:table-cell>
          <table:table-cell office:value-type="float" office:value="210.7176" calcext:value-type="float">
            <text:p>210.7176</text:p>
          </table:table-cell>
          <table:table-cell office:value-type="float" office:value="-0.04978541" calcext:value-type="float">
            <text:p>-0.04978541</text:p>
          </table:table-cell>
          <table:table-cell office:value-type="float" office:value="0" calcext:value-type="float">
            <text:p>0</text:p>
          </table:table-cell>
          <table:table-cell office:value-type="float" office:value="0.4080196" calcext:value-type="float">
            <text:p>0.4080196</text:p>
          </table:table-cell>
          <table:table-cell office:value-type="float" office:value="0.6997107" calcext:value-type="float">
            <text:p>0.6997107</text:p>
          </table:table-cell>
          <table:table-cell office:value-type="float" office:value="360" calcext:value-type="float">
            <text:p>360</text:p>
          </table:table-cell>
          <table:table-cell office:value-type="float" office:value="-121.2857" calcext:value-type="float">
            <text:p>-121.2857</text:p>
          </table:table-cell>
          <table:table-cell office:value-type="float" office:value="0" calcext:value-type="float">
            <text:p>0</text:p>
          </table:table-cell>
          <table:table-cell office:value-type="float" office:value="219.1048" calcext:value-type="float">
            <text:p>219.1048</text:p>
          </table:table-cell>
          <table:table-cell office:value-type="float" office:value="316.6515" calcext:value-type="float">
            <text:p>316.6515</text:p>
          </table:table-cell>
          <table:table-cell office:value-type="float" office:value="966.6025" calcext:value-type="float">
            <text:p>966.6025</text:p>
          </table:table-cell>
          <table:table-cell office:value-type="float" office:value="968.7441" calcext:value-type="float">
            <text:p>968.7441</text:p>
          </table:table-cell>
          <table:table-cell office:value-type="float" office:value="952.2051" calcext:value-type="float">
            <text:p>952.2051</text:p>
          </table:table-cell>
          <table:table-cell office:value-type="float" office:value="954.2704" calcext:value-type="float">
            <text:p>954.2704</text:p>
          </table:table-cell>
          <table:table-cell office:value-type="float" office:value="345.8473" calcext:value-type="float">
            <text:p>345.8473</text:p>
          </table:table-cell>
          <table:table-cell office:value-type="float" office:value="462.7021" calcext:value-type="float">
            <text:p>462.7021</text:p>
          </table:table-cell>
          <table:table-cell office:value-type="float" office:value="393.7297" calcext:value-type="float">
            <text:p>393.7297</text:p>
          </table:table-cell>
          <table:table-cell office:value-type="float" office:value="329.3596" calcext:value-type="float">
            <text:p>329.35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1998" calcext:value-type="float">
            <text:p>15021998</text:p>
          </table:table-cell>
          <table:table-cell office:value-type="float" office:value="425.2987" calcext:value-type="float">
            <text:p>425.2987</text:p>
          </table:table-cell>
          <table:table-cell office:value-type="float" office:value="5798.93" calcext:value-type="float">
            <text:p>5798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2.3183" calcext:value-type="float">
            <text:p>-122.3183</text:p>
          </table:table-cell>
          <table:table-cell office:value-type="float" office:value="403.0833" calcext:value-type="float">
            <text:p>403.0833</text:p>
          </table:table-cell>
          <table:table-cell office:value-type="float" office:value="0" calcext:value-type="float">
            <text:p>0</text:p>
          </table:table-cell>
          <table:table-cell office:value-type="float" office:value="231.3739" calcext:value-type="float">
            <text:p>231.3739</text:p>
          </table:table-cell>
          <table:table-cell office:value-type="float" office:value="208.7372" calcext:value-type="float">
            <text:p>208.7372</text:p>
          </table:table-cell>
          <table:table-cell office:value-type="float" office:value="-0.04951866" calcext:value-type="float">
            <text:p>-0.04951866</text:p>
          </table:table-cell>
          <table:table-cell office:value-type="float" office:value="0" calcext:value-type="float">
            <text:p>0</text:p>
          </table:table-cell>
          <table:table-cell office:value-type="float" office:value="0.4088819" calcext:value-type="float">
            <text:p>0.4088819</text:p>
          </table:table-cell>
          <table:table-cell office:value-type="float" office:value="0.6972809" calcext:value-type="float">
            <text:p>0.6972809</text:p>
          </table:table-cell>
          <table:table-cell office:value-type="float" office:value="360" calcext:value-type="float">
            <text:p>360</text:p>
          </table:table-cell>
          <table:table-cell office:value-type="float" office:value="-123.474" calcext:value-type="float">
            <text:p>-123.474</text:p>
          </table:table-cell>
          <table:table-cell office:value-type="float" office:value="0" calcext:value-type="float">
            <text:p>0</text:p>
          </table:table-cell>
          <table:table-cell office:value-type="float" office:value="219.5486" calcext:value-type="float">
            <text:p>219.5486</text:p>
          </table:table-cell>
          <table:table-cell office:value-type="float" office:value="316.5785" calcext:value-type="float">
            <text:p>316.5785</text:p>
          </table:table-cell>
          <table:table-cell office:value-type="float" office:value="966.4312" calcext:value-type="float">
            <text:p>966.4312</text:p>
          </table:table-cell>
          <table:table-cell office:value-type="float" office:value="968.5897" calcext:value-type="float">
            <text:p>968.5897</text:p>
          </table:table-cell>
          <table:table-cell office:value-type="float" office:value="952.0883" calcext:value-type="float">
            <text:p>952.0883</text:p>
          </table:table-cell>
          <table:table-cell office:value-type="float" office:value="954.1815" calcext:value-type="float">
            <text:p>954.1815</text:p>
          </table:table-cell>
          <table:table-cell office:value-type="float" office:value="345.8191" calcext:value-type="float">
            <text:p>345.8191</text:p>
          </table:table-cell>
          <table:table-cell office:value-type="float" office:value="462.6679" calcext:value-type="float">
            <text:p>462.6679</text:p>
          </table:table-cell>
          <table:table-cell office:value-type="float" office:value="393.7079" calcext:value-type="float">
            <text:p>393.7079</text:p>
          </table:table-cell>
          <table:table-cell office:value-type="float" office:value="329.3505" calcext:value-type="float">
            <text:p>329.35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1998" calcext:value-type="float">
            <text:p>16021998</text:p>
          </table:table-cell>
          <table:table-cell office:value-type="float" office:value="423.2694" calcext:value-type="float">
            <text:p>423.2694</text:p>
          </table:table-cell>
          <table:table-cell office:value-type="float" office:value="5798.781" calcext:value-type="float">
            <text:p>5798.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.4078" calcext:value-type="float">
            <text:p>-124.4078</text:p>
          </table:table-cell>
          <table:table-cell office:value-type="float" office:value="408.4084" calcext:value-type="float">
            <text:p>408.4084</text:p>
          </table:table-cell>
          <table:table-cell office:value-type="float" office:value="0" calcext:value-type="float">
            <text:p>0</text:p>
          </table:table-cell>
          <table:table-cell office:value-type="float" office:value="231.5108" calcext:value-type="float">
            <text:p>231.5108</text:p>
          </table:table-cell>
          <table:table-cell office:value-type="float" office:value="206.8064" calcext:value-type="float">
            <text:p>206.8064</text:p>
          </table:table-cell>
          <table:table-cell office:value-type="float" office:value="-0.04925828" calcext:value-type="float">
            <text:p>-0.04925828</text:p>
          </table:table-cell>
          <table:table-cell office:value-type="float" office:value="0" calcext:value-type="float">
            <text:p>0</text:p>
          </table:table-cell>
          <table:table-cell office:value-type="float" office:value="0.4097366" calcext:value-type="float">
            <text:p>0.4097366</text:p>
          </table:table-cell>
          <table:table-cell office:value-type="float" office:value="0.6948268" calcext:value-type="float">
            <text:p>0.6948268</text:p>
          </table:table-cell>
          <table:table-cell office:value-type="float" office:value="360" calcext:value-type="float">
            <text:p>360</text:p>
          </table:table-cell>
          <table:table-cell office:value-type="float" office:value="-125.5616" calcext:value-type="float">
            <text:p>-125.5616</text:p>
          </table:table-cell>
          <table:table-cell office:value-type="float" office:value="0" calcext:value-type="float">
            <text:p>0</text:p>
          </table:table-cell>
          <table:table-cell office:value-type="float" office:value="219.9893" calcext:value-type="float">
            <text:p>219.9893</text:p>
          </table:table-cell>
          <table:table-cell office:value-type="float" office:value="316.5077" calcext:value-type="float">
            <text:p>316.5077</text:p>
          </table:table-cell>
          <table:table-cell office:value-type="float" office:value="966.2612" calcext:value-type="float">
            <text:p>966.2612</text:p>
          </table:table-cell>
          <table:table-cell office:value-type="float" office:value="968.4384" calcext:value-type="float">
            <text:p>968.4384</text:p>
          </table:table-cell>
          <table:table-cell office:value-type="float" office:value="951.9733" calcext:value-type="float">
            <text:p>951.9733</text:p>
          </table:table-cell>
          <table:table-cell office:value-type="float" office:value="954.0938" calcext:value-type="float">
            <text:p>954.0938</text:p>
          </table:table-cell>
          <table:table-cell office:value-type="float" office:value="345.7914" calcext:value-type="float">
            <text:p>345.7914</text:p>
          </table:table-cell>
          <table:table-cell office:value-type="float" office:value="462.634" calcext:value-type="float">
            <text:p>462.634</text:p>
          </table:table-cell>
          <table:table-cell office:value-type="float" office:value="393.6864" calcext:value-type="float">
            <text:p>393.6864</text:p>
          </table:table-cell>
          <table:table-cell office:value-type="float" office:value="329.3415" calcext:value-type="float">
            <text:p>329.34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1998" calcext:value-type="float">
            <text:p>17021998</text:p>
          </table:table-cell>
          <table:table-cell office:value-type="float" office:value="421.2898" calcext:value-type="float">
            <text:p>421.2898</text:p>
          </table:table-cell>
          <table:table-cell office:value-type="float" office:value="5798.641" calcext:value-type="float">
            <text:p>5798.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6.4308" calcext:value-type="float">
            <text:p>-126.4308</text:p>
          </table:table-cell>
          <table:table-cell office:value-type="float" office:value="413.6425" calcext:value-type="float">
            <text:p>413.6425</text:p>
          </table:table-cell>
          <table:table-cell office:value-type="float" office:value="0" calcext:value-type="float">
            <text:p>0</text:p>
          </table:table-cell>
          <table:table-cell office:value-type="float" office:value="231.5972" calcext:value-type="float">
            <text:p>231.5972</text:p>
          </table:table-cell>
          <table:table-cell office:value-type="float" office:value="204.9249" calcext:value-type="float">
            <text:p>204.9249</text:p>
          </table:table-cell>
          <table:table-cell office:value-type="float" office:value="-0.04900281" calcext:value-type="float">
            <text:p>-0.04900281</text:p>
          </table:table-cell>
          <table:table-cell office:value-type="float" office:value="0" calcext:value-type="float">
            <text:p>0</text:p>
          </table:table-cell>
          <table:table-cell office:value-type="float" office:value="0.4105863" calcext:value-type="float">
            <text:p>0.4105863</text:p>
          </table:table-cell>
          <table:table-cell office:value-type="float" office:value="0.6924121" calcext:value-type="float">
            <text:p>0.6924121</text:p>
          </table:table-cell>
          <table:table-cell office:value-type="float" office:value="360" calcext:value-type="float">
            <text:p>360</text:p>
          </table:table-cell>
          <table:table-cell office:value-type="float" office:value="-127.5828" calcext:value-type="float">
            <text:p>-127.5828</text:p>
          </table:table-cell>
          <table:table-cell office:value-type="float" office:value="0" calcext:value-type="float">
            <text:p>0</text:p>
          </table:table-cell>
          <table:table-cell office:value-type="float" office:value="220.4278" calcext:value-type="float">
            <text:p>220.4278</text:p>
          </table:table-cell>
          <table:table-cell office:value-type="float" office:value="316.4373" calcext:value-type="float">
            <text:p>316.4373</text:p>
          </table:table-cell>
          <table:table-cell office:value-type="float" office:value="966.0962" calcext:value-type="float">
            <text:p>966.0962</text:p>
          </table:table-cell>
          <table:table-cell office:value-type="float" office:value="968.2894" calcext:value-type="float">
            <text:p>968.2894</text:p>
          </table:table-cell>
          <table:table-cell office:value-type="float" office:value="951.8599" calcext:value-type="float">
            <text:p>951.8599</text:p>
          </table:table-cell>
          <table:table-cell office:value-type="float" office:value="954.0073" calcext:value-type="float">
            <text:p>954.0073</text:p>
          </table:table-cell>
          <table:table-cell office:value-type="float" office:value="345.7641" calcext:value-type="float">
            <text:p>345.7641</text:p>
          </table:table-cell>
          <table:table-cell office:value-type="float" office:value="462.6004" calcext:value-type="float">
            <text:p>462.6004</text:p>
          </table:table-cell>
          <table:table-cell office:value-type="float" office:value="393.665" calcext:value-type="float">
            <text:p>393.665</text:p>
          </table:table-cell>
          <table:table-cell office:value-type="float" office:value="329.3325" calcext:value-type="float">
            <text:p>329.33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1998" calcext:value-type="float">
            <text:p>18021998</text:p>
          </table:table-cell>
          <table:table-cell office:value-type="float" office:value="419.3476" calcext:value-type="float">
            <text:p>419.3476</text:p>
          </table:table-cell>
          <table:table-cell office:value-type="float" office:value="5798.507" calcext:value-type="float">
            <text:p>5798.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8.3514" calcext:value-type="float">
            <text:p>-128.3514</text:p>
          </table:table-cell>
          <table:table-cell office:value-type="float" office:value="418.5719" calcext:value-type="float">
            <text:p>418.5719</text:p>
          </table:table-cell>
          <table:table-cell office:value-type="float" office:value="0" calcext:value-type="float">
            <text:p>0</text:p>
          </table:table-cell>
          <table:table-cell office:value-type="float" office:value="231.6454" calcext:value-type="float">
            <text:p>231.6454</text:p>
          </table:table-cell>
          <table:table-cell office:value-type="float" office:value="203.0246" calcext:value-type="float">
            <text:p>203.0246</text:p>
          </table:table-cell>
          <table:table-cell office:value-type="float" office:value="-0.04876262" calcext:value-type="float">
            <text:p>-0.04876262</text:p>
          </table:table-cell>
          <table:table-cell office:value-type="float" office:value="0" calcext:value-type="float">
            <text:p>0</text:p>
          </table:table-cell>
          <table:table-cell office:value-type="float" office:value="0.4114333" calcext:value-type="float">
            <text:p>0.4114333</text:p>
          </table:table-cell>
          <table:table-cell office:value-type="float" office:value="0.6900298" calcext:value-type="float">
            <text:p>0.6900298</text:p>
          </table:table-cell>
          <table:table-cell office:value-type="float" office:value="360" calcext:value-type="float">
            <text:p>360</text:p>
          </table:table-cell>
          <table:table-cell office:value-type="float" office:value="-129.5016" calcext:value-type="float">
            <text:p>-129.5016</text:p>
          </table:table-cell>
          <table:table-cell office:value-type="float" office:value="0" calcext:value-type="float">
            <text:p>0</text:p>
          </table:table-cell>
          <table:table-cell office:value-type="float" office:value="220.9101" calcext:value-type="float">
            <text:p>220.9101</text:p>
          </table:table-cell>
          <table:table-cell office:value-type="float" office:value="316.3766" calcext:value-type="float">
            <text:p>316.3766</text:p>
          </table:table-cell>
          <table:table-cell office:value-type="float" office:value="965.9346" calcext:value-type="float">
            <text:p>965.9346</text:p>
          </table:table-cell>
          <table:table-cell office:value-type="float" office:value="968.1429" calcext:value-type="float">
            <text:p>968.1429</text:p>
          </table:table-cell>
          <table:table-cell office:value-type="float" office:value="951.7483" calcext:value-type="float">
            <text:p>951.7483</text:p>
          </table:table-cell>
          <table:table-cell office:value-type="float" office:value="953.9217" calcext:value-type="float">
            <text:p>953.9217</text:p>
          </table:table-cell>
          <table:table-cell office:value-type="float" office:value="345.7371" calcext:value-type="float">
            <text:p>345.7371</text:p>
          </table:table-cell>
          <table:table-cell office:value-type="float" office:value="462.5672" calcext:value-type="float">
            <text:p>462.5672</text:p>
          </table:table-cell>
          <table:table-cell office:value-type="float" office:value="393.6439" calcext:value-type="float">
            <text:p>393.6439</text:p>
          </table:table-cell>
          <table:table-cell office:value-type="float" office:value="329.3237" calcext:value-type="float">
            <text:p>329.32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1998" calcext:value-type="float">
            <text:p>19021998</text:p>
          </table:table-cell>
          <table:table-cell office:value-type="float" office:value="417.4403" calcext:value-type="float">
            <text:p>417.4403</text:p>
          </table:table-cell>
          <table:table-cell office:value-type="float" office:value="5798.362" calcext:value-type="float">
            <text:p>5798.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0.2692" calcext:value-type="float">
            <text:p>-130.2692</text:p>
          </table:table-cell>
          <table:table-cell office:value-type="float" office:value="423.8055" calcext:value-type="float">
            <text:p>423.8055</text:p>
          </table:table-cell>
          <table:table-cell office:value-type="float" office:value="0" calcext:value-type="float">
            <text:p>0</text:p>
          </table:table-cell>
          <table:table-cell office:value-type="float" office:value="231.6836" calcext:value-type="float">
            <text:p>231.6836</text:p>
          </table:table-cell>
          <table:table-cell office:value-type="float" office:value="201.1403" calcext:value-type="float">
            <text:p>201.1403</text:p>
          </table:table-cell>
          <table:table-cell office:value-type="float" office:value="-0.04855686" calcext:value-type="float">
            <text:p>-0.04855686</text:p>
          </table:table-cell>
          <table:table-cell office:value-type="float" office:value="0" calcext:value-type="float">
            <text:p>0</text:p>
          </table:table-cell>
          <table:table-cell office:value-type="float" office:value="0.4146731" calcext:value-type="float">
            <text:p>0.4146731</text:p>
          </table:table-cell>
          <table:table-cell office:value-type="float" office:value="0.6945181" calcext:value-type="float">
            <text:p>0.6945181</text:p>
          </table:table-cell>
          <table:table-cell office:value-type="float" office:value="360" calcext:value-type="float">
            <text:p>360</text:p>
          </table:table-cell>
          <table:table-cell office:value-type="float" office:value="-131.4269" calcext:value-type="float">
            <text:p>-131.4269</text:p>
          </table:table-cell>
          <table:table-cell office:value-type="float" office:value="0" calcext:value-type="float">
            <text:p>0</text:p>
          </table:table-cell>
          <table:table-cell office:value-type="float" office:value="221.4097" calcext:value-type="float">
            <text:p>221.4097</text:p>
          </table:table-cell>
          <table:table-cell office:value-type="float" office:value="316.3102" calcext:value-type="float">
            <text:p>316.3102</text:p>
          </table:table-cell>
          <table:table-cell office:value-type="float" office:value="965.7659" calcext:value-type="float">
            <text:p>965.7659</text:p>
          </table:table-cell>
          <table:table-cell office:value-type="float" office:value="967.9962" calcext:value-type="float">
            <text:p>967.9962</text:p>
          </table:table-cell>
          <table:table-cell office:value-type="float" office:value="951.6376" calcext:value-type="float">
            <text:p>951.6376</text:p>
          </table:table-cell>
          <table:table-cell office:value-type="float" office:value="953.8372" calcext:value-type="float">
            <text:p>953.8372</text:p>
          </table:table-cell>
          <table:table-cell office:value-type="float" office:value="345.7107" calcext:value-type="float">
            <text:p>345.7107</text:p>
          </table:table-cell>
          <table:table-cell office:value-type="float" office:value="462.5343" calcext:value-type="float">
            <text:p>462.5343</text:p>
          </table:table-cell>
          <table:table-cell office:value-type="float" office:value="393.6229" calcext:value-type="float">
            <text:p>393.6229</text:p>
          </table:table-cell>
          <table:table-cell office:value-type="float" office:value="329.3149" calcext:value-type="float">
            <text:p>329.31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1998" calcext:value-type="float">
            <text:p>20021998</text:p>
          </table:table-cell>
          <table:table-cell office:value-type="float" office:value="415.5862" calcext:value-type="float">
            <text:p>415.5862</text:p>
          </table:table-cell>
          <table:table-cell office:value-type="float" office:value="5798.223" calcext:value-type="float">
            <text:p>5798.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2.1556" calcext:value-type="float">
            <text:p>-132.1556</text:p>
          </table:table-cell>
          <table:table-cell office:value-type="float" office:value="429.167" calcext:value-type="float">
            <text:p>429.167</text:p>
          </table:table-cell>
          <table:table-cell office:value-type="float" office:value="0" calcext:value-type="float">
            <text:p>0</text:p>
          </table:table-cell>
          <table:table-cell office:value-type="float" office:value="231.6758" calcext:value-type="float">
            <text:p>231.6758</text:p>
          </table:table-cell>
          <table:table-cell office:value-type="float" office:value="199.3313" calcext:value-type="float">
            <text:p>199.3313</text:p>
          </table:table-cell>
          <table:table-cell office:value-type="float" office:value="-0.04834761" calcext:value-type="float">
            <text:p>-0.04834761</text:p>
          </table:table-cell>
          <table:table-cell office:value-type="float" office:value="0" calcext:value-type="float">
            <text:p>0</text:p>
          </table:table-cell>
          <table:table-cell office:value-type="float" office:value="0.4177909" calcext:value-type="float">
            <text:p>0.4177909</text:p>
          </table:table-cell>
          <table:table-cell office:value-type="float" office:value="0.6990955" calcext:value-type="float">
            <text:p>0.6990955</text:p>
          </table:table-cell>
          <table:table-cell office:value-type="float" office:value="360" calcext:value-type="float">
            <text:p>360</text:p>
          </table:table-cell>
          <table:table-cell office:value-type="float" office:value="-133.3209" calcext:value-type="float">
            <text:p>-133.3209</text:p>
          </table:table-cell>
          <table:table-cell office:value-type="float" office:value="0" calcext:value-type="float">
            <text:p>0</text:p>
          </table:table-cell>
          <table:table-cell office:value-type="float" office:value="221.8826" calcext:value-type="float">
            <text:p>221.8826</text:p>
          </table:table-cell>
          <table:table-cell office:value-type="float" office:value="316.2448" calcext:value-type="float">
            <text:p>316.2448</text:p>
          </table:table-cell>
          <table:table-cell office:value-type="float" office:value="965.601" calcext:value-type="float">
            <text:p>965.601</text:p>
          </table:table-cell>
          <table:table-cell office:value-type="float" office:value="967.8515" calcext:value-type="float">
            <text:p>967.8515</text:p>
          </table:table-cell>
          <table:table-cell office:value-type="float" office:value="951.5269" calcext:value-type="float">
            <text:p>951.5269</text:p>
          </table:table-cell>
          <table:table-cell office:value-type="float" office:value="953.7534" calcext:value-type="float">
            <text:p>953.7534</text:p>
          </table:table-cell>
          <table:table-cell office:value-type="float" office:value="345.6848" calcext:value-type="float">
            <text:p>345.6848</text:p>
          </table:table-cell>
          <table:table-cell office:value-type="float" office:value="462.5018" calcext:value-type="float">
            <text:p>462.5018</text:p>
          </table:table-cell>
          <table:table-cell office:value-type="float" office:value="393.6021" calcext:value-type="float">
            <text:p>393.6021</text:p>
          </table:table-cell>
          <table:table-cell office:value-type="float" office:value="329.3063" calcext:value-type="float">
            <text:p>329.30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1998" calcext:value-type="float">
            <text:p>21021998</text:p>
          </table:table-cell>
          <table:table-cell office:value-type="float" office:value="413.7821" calcext:value-type="float">
            <text:p>413.7821</text:p>
          </table:table-cell>
          <table:table-cell office:value-type="float" office:value="5798.088" calcext:value-type="float">
            <text:p>5798.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4.0051" calcext:value-type="float">
            <text:p>-134.0051</text:p>
          </table:table-cell>
          <table:table-cell office:value-type="float" office:value="434.6692" calcext:value-type="float">
            <text:p>434.6692</text:p>
          </table:table-cell>
          <table:table-cell office:value-type="float" office:value="0" calcext:value-type="float">
            <text:p>0</text:p>
          </table:table-cell>
          <table:table-cell office:value-type="float" office:value="231.627" calcext:value-type="float">
            <text:p>231.627</text:p>
          </table:table-cell>
          <table:table-cell office:value-type="float" office:value="197.5856" calcext:value-type="float">
            <text:p>197.5856</text:p>
          </table:table-cell>
          <table:table-cell office:value-type="float" office:value="-0.04813218" calcext:value-type="float">
            <text:p>-0.04813218</text:p>
          </table:table-cell>
          <table:table-cell office:value-type="float" office:value="0" calcext:value-type="float">
            <text:p>0</text:p>
          </table:table-cell>
          <table:table-cell office:value-type="float" office:value="0.4206032" calcext:value-type="float">
            <text:p>0.4206032</text:p>
          </table:table-cell>
          <table:table-cell office:value-type="float" office:value="0.7029372" calcext:value-type="float">
            <text:p>0.7029372</text:p>
          </table:table-cell>
          <table:table-cell office:value-type="float" office:value="360" calcext:value-type="float">
            <text:p>360</text:p>
          </table:table-cell>
          <table:table-cell office:value-type="float" office:value="-135.1767" calcext:value-type="float">
            <text:p>-135.1767</text:p>
          </table:table-cell>
          <table:table-cell office:value-type="float" office:value="0" calcext:value-type="float">
            <text:p>0</text:p>
          </table:table-cell>
          <table:table-cell office:value-type="float" office:value="222.3377" calcext:value-type="float">
            <text:p>222.3377</text:p>
          </table:table-cell>
          <table:table-cell office:value-type="float" office:value="316.1796" calcext:value-type="float">
            <text:p>316.1796</text:p>
          </table:table-cell>
          <table:table-cell office:value-type="float" office:value="965.4402" calcext:value-type="float">
            <text:p>965.4402</text:p>
          </table:table-cell>
          <table:table-cell office:value-type="float" office:value="967.7081" calcext:value-type="float">
            <text:p>967.7081</text:p>
          </table:table-cell>
          <table:table-cell office:value-type="float" office:value="951.4197" calcext:value-type="float">
            <text:p>951.4197</text:p>
          </table:table-cell>
          <table:table-cell office:value-type="float" office:value="953.6709" calcext:value-type="float">
            <text:p>953.6709</text:p>
          </table:table-cell>
          <table:table-cell office:value-type="float" office:value="345.659" calcext:value-type="float">
            <text:p>345.659</text:p>
          </table:table-cell>
          <table:table-cell office:value-type="float" office:value="462.4697" calcext:value-type="float">
            <text:p>462.4697</text:p>
          </table:table-cell>
          <table:table-cell office:value-type="float" office:value="393.5815" calcext:value-type="float">
            <text:p>393.5815</text:p>
          </table:table-cell>
          <table:table-cell office:value-type="float" office:value="329.2978" calcext:value-type="float">
            <text:p>329.297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1998" calcext:value-type="float">
            <text:p>22021998</text:p>
          </table:table-cell>
          <table:table-cell office:value-type="float" office:value="412.0268" calcext:value-type="float">
            <text:p>412.0268</text:p>
          </table:table-cell>
          <table:table-cell office:value-type="float" office:value="5797.962" calcext:value-type="float">
            <text:p>5797.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5.8076" calcext:value-type="float">
            <text:p>-135.8076</text:p>
          </table:table-cell>
          <table:table-cell office:value-type="float" office:value="439.8779" calcext:value-type="float">
            <text:p>439.8779</text:p>
          </table:table-cell>
          <table:table-cell office:value-type="float" office:value="0" calcext:value-type="float">
            <text:p>0</text:p>
          </table:table-cell>
          <table:table-cell office:value-type="float" office:value="231.5397" calcext:value-type="float">
            <text:p>231.5397</text:p>
          </table:table-cell>
          <table:table-cell office:value-type="float" office:value="195.8883" calcext:value-type="float">
            <text:p>195.8883</text:p>
          </table:table-cell>
          <table:table-cell office:value-type="float" office:value="-0.0479115" calcext:value-type="float">
            <text:p>-0.0479115</text:p>
          </table:table-cell>
          <table:table-cell office:value-type="float" office:value="0" calcext:value-type="float">
            <text:p>0</text:p>
          </table:table-cell>
          <table:table-cell office:value-type="float" office:value="0.4232413" calcext:value-type="float">
            <text:p>0.4232413</text:p>
          </table:table-cell>
          <table:table-cell office:value-type="float" office:value="0.706028" calcext:value-type="float">
            <text:p>0.706028</text:p>
          </table:table-cell>
          <table:table-cell office:value-type="float" office:value="360" calcext:value-type="float">
            <text:p>360</text:p>
          </table:table-cell>
          <table:table-cell office:value-type="float" office:value="-136.9848" calcext:value-type="float">
            <text:p>-136.9848</text:p>
          </table:table-cell>
          <table:table-cell office:value-type="float" office:value="0" calcext:value-type="float">
            <text:p>0</text:p>
          </table:table-cell>
          <table:table-cell office:value-type="float" office:value="222.7878" calcext:value-type="float">
            <text:p>222.7878</text:p>
          </table:table-cell>
          <table:table-cell office:value-type="float" office:value="316.1163" calcext:value-type="float">
            <text:p>316.1163</text:p>
          </table:table-cell>
          <table:table-cell office:value-type="float" office:value="965.2836" calcext:value-type="float">
            <text:p>965.2836</text:p>
          </table:table-cell>
          <table:table-cell office:value-type="float" office:value="967.5679" calcext:value-type="float">
            <text:p>967.5679</text:p>
          </table:table-cell>
          <table:table-cell office:value-type="float" office:value="951.3143" calcext:value-type="float">
            <text:p>951.3143</text:p>
          </table:table-cell>
          <table:table-cell office:value-type="float" office:value="953.5897" calcext:value-type="float">
            <text:p>953.5897</text:p>
          </table:table-cell>
          <table:table-cell office:value-type="float" office:value="345.6335" calcext:value-type="float">
            <text:p>345.6335</text:p>
          </table:table-cell>
          <table:table-cell office:value-type="float" office:value="462.438" calcext:value-type="float">
            <text:p>462.438</text:p>
          </table:table-cell>
          <table:table-cell office:value-type="float" office:value="393.561" calcext:value-type="float">
            <text:p>393.561</text:p>
          </table:table-cell>
          <table:table-cell office:value-type="float" office:value="329.2893" calcext:value-type="float">
            <text:p>329.289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1998" calcext:value-type="float">
            <text:p>23021998</text:p>
          </table:table-cell>
          <table:table-cell office:value-type="float" office:value="410.3188" calcext:value-type="float">
            <text:p>410.3188</text:p>
          </table:table-cell>
          <table:table-cell office:value-type="float" office:value="5797.839" calcext:value-type="float">
            <text:p>5797.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7.5586" calcext:value-type="float">
            <text:p>-137.5586</text:p>
          </table:table-cell>
          <table:table-cell office:value-type="float" office:value="444.6338" calcext:value-type="float">
            <text:p>444.6338</text:p>
          </table:table-cell>
          <table:table-cell office:value-type="float" office:value="0" calcext:value-type="float">
            <text:p>0</text:p>
          </table:table-cell>
          <table:table-cell office:value-type="float" office:value="231.4197" calcext:value-type="float">
            <text:p>231.4197</text:p>
          </table:table-cell>
          <table:table-cell office:value-type="float" office:value="194.2354" calcext:value-type="float">
            <text:p>194.2354</text:p>
          </table:table-cell>
          <table:table-cell office:value-type="float" office:value="-0.04769029" calcext:value-type="float">
            <text:p>-0.04769029</text:p>
          </table:table-cell>
          <table:table-cell office:value-type="float" office:value="0" calcext:value-type="float">
            <text:p>0</text:p>
          </table:table-cell>
          <table:table-cell office:value-type="float" office:value="0.4258417" calcext:value-type="float">
            <text:p>0.4258417</text:p>
          </table:table-cell>
          <table:table-cell office:value-type="float" office:value="0.7088229" calcext:value-type="float">
            <text:p>0.7088229</text:p>
          </table:table-cell>
          <table:table-cell office:value-type="float" office:value="360" calcext:value-type="float">
            <text:p>360</text:p>
          </table:table-cell>
          <table:table-cell office:value-type="float" office:value="-138.7409" calcext:value-type="float">
            <text:p>-138.7409</text:p>
          </table:table-cell>
          <table:table-cell office:value-type="float" office:value="0" calcext:value-type="float">
            <text:p>0</text:p>
          </table:table-cell>
          <table:table-cell office:value-type="float" office:value="223.2333" calcext:value-type="float">
            <text:p>223.2333</text:p>
          </table:table-cell>
          <table:table-cell office:value-type="float" office:value="316.0542" calcext:value-type="float">
            <text:p>316.0542</text:p>
          </table:table-cell>
          <table:table-cell office:value-type="float" office:value="965.1281" calcext:value-type="float">
            <text:p>965.1281</text:p>
          </table:table-cell>
          <table:table-cell office:value-type="float" office:value="967.4293" calcext:value-type="float">
            <text:p>967.4293</text:p>
          </table:table-cell>
          <table:table-cell office:value-type="float" office:value="951.2123" calcext:value-type="float">
            <text:p>951.2123</text:p>
          </table:table-cell>
          <table:table-cell office:value-type="float" office:value="953.51" calcext:value-type="float">
            <text:p>953.51</text:p>
          </table:table-cell>
          <table:table-cell office:value-type="float" office:value="345.6084" calcext:value-type="float">
            <text:p>345.6084</text:p>
          </table:table-cell>
          <table:table-cell office:value-type="float" office:value="462.4066" calcext:value-type="float">
            <text:p>462.4066</text:p>
          </table:table-cell>
          <table:table-cell office:value-type="float" office:value="393.5408" calcext:value-type="float">
            <text:p>393.5408</text:p>
          </table:table-cell>
          <table:table-cell office:value-type="float" office:value="329.2807" calcext:value-type="float">
            <text:p>329.28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1998" calcext:value-type="float">
            <text:p>24021998</text:p>
          </table:table-cell>
          <table:table-cell office:value-type="float" office:value="408.6568" calcext:value-type="float">
            <text:p>408.6568</text:p>
          </table:table-cell>
          <table:table-cell office:value-type="float" office:value="5797.718" calcext:value-type="float">
            <text:p>5797.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9.2669" calcext:value-type="float">
            <text:p>-139.2669</text:p>
          </table:table-cell>
          <table:table-cell office:value-type="float" office:value="449.5092" calcext:value-type="float">
            <text:p>449.5092</text:p>
          </table:table-cell>
          <table:table-cell office:value-type="float" office:value="0" calcext:value-type="float">
            <text:p>0</text:p>
          </table:table-cell>
          <table:table-cell office:value-type="float" office:value="231.2682" calcext:value-type="float">
            <text:p>231.2682</text:p>
          </table:table-cell>
          <table:table-cell office:value-type="float" office:value="192.6461" calcext:value-type="float">
            <text:p>192.6461</text:p>
          </table:table-cell>
          <table:table-cell office:value-type="float" office:value="-0.04746661" calcext:value-type="float">
            <text:p>-0.04746661</text:p>
          </table:table-cell>
          <table:table-cell office:value-type="float" office:value="0" calcext:value-type="float">
            <text:p>0</text:p>
          </table:table-cell>
          <table:table-cell office:value-type="float" office:value="0.4281604" calcext:value-type="float">
            <text:p>0.4281604</text:p>
          </table:table-cell>
          <table:table-cell office:value-type="float" office:value="0.7110845" calcext:value-type="float">
            <text:p>0.7110845</text:p>
          </table:table-cell>
          <table:table-cell office:value-type="float" office:value="360" calcext:value-type="float">
            <text:p>360</text:p>
          </table:table-cell>
          <table:table-cell office:value-type="float" office:value="-140.4536" calcext:value-type="float">
            <text:p>-140.4536</text:p>
          </table:table-cell>
          <table:table-cell office:value-type="float" office:value="0" calcext:value-type="float">
            <text:p>0</text:p>
          </table:table-cell>
          <table:table-cell office:value-type="float" office:value="223.6554" calcext:value-type="float">
            <text:p>223.6554</text:p>
          </table:table-cell>
          <table:table-cell office:value-type="float" office:value="315.9912" calcext:value-type="float">
            <text:p>315.9912</text:p>
          </table:table-cell>
          <table:table-cell office:value-type="float" office:value="964.9745" calcext:value-type="float">
            <text:p>964.9745</text:p>
          </table:table-cell>
          <table:table-cell office:value-type="float" office:value="967.2958" calcext:value-type="float">
            <text:p>967.2958</text:p>
          </table:table-cell>
          <table:table-cell office:value-type="float" office:value="951.1105" calcext:value-type="float">
            <text:p>951.1105</text:p>
          </table:table-cell>
          <table:table-cell office:value-type="float" office:value="953.4315" calcext:value-type="float">
            <text:p>953.4315</text:p>
          </table:table-cell>
          <table:table-cell office:value-type="float" office:value="345.5839" calcext:value-type="float">
            <text:p>345.5839</text:p>
          </table:table-cell>
          <table:table-cell office:value-type="float" office:value="462.3756" calcext:value-type="float">
            <text:p>462.3756</text:p>
          </table:table-cell>
          <table:table-cell office:value-type="float" office:value="393.5208" calcext:value-type="float">
            <text:p>393.5208</text:p>
          </table:table-cell>
          <table:table-cell office:value-type="float" office:value="329.2722" calcext:value-type="float">
            <text:p>329.27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1998" calcext:value-type="float">
            <text:p>25021998</text:p>
          </table:table-cell>
          <table:table-cell office:value-type="float" office:value="407.0312" calcext:value-type="float">
            <text:p>407.0312</text:p>
          </table:table-cell>
          <table:table-cell office:value-type="float" office:value="5797.602" calcext:value-type="float">
            <text:p>5797.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0.7898" calcext:value-type="float">
            <text:p>-140.7898</text:p>
          </table:table-cell>
          <table:table-cell office:value-type="float" office:value="452.4852" calcext:value-type="float">
            <text:p>452.4852</text:p>
          </table:table-cell>
          <table:table-cell office:value-type="float" office:value="0" calcext:value-type="float">
            <text:p>0</text:p>
          </table:table-cell>
          <table:table-cell office:value-type="float" office:value="231.1029" calcext:value-type="float">
            <text:p>231.1029</text:p>
          </table:table-cell>
          <table:table-cell office:value-type="float" office:value="190.9783" calcext:value-type="float">
            <text:p>190.9783</text:p>
          </table:table-cell>
          <table:table-cell office:value-type="float" office:value="-0.04728936" calcext:value-type="float">
            <text:p>-0.04728936</text:p>
          </table:table-cell>
          <table:table-cell office:value-type="float" office:value="0" calcext:value-type="float">
            <text:p>0</text:p>
          </table:table-cell>
          <table:table-cell office:value-type="float" office:value="0.4323849" calcext:value-type="float">
            <text:p>0.4323849</text:p>
          </table:table-cell>
          <table:table-cell office:value-type="float" office:value="0.7182767" calcext:value-type="float">
            <text:p>0.7182767</text:p>
          </table:table-cell>
          <table:table-cell office:value-type="float" office:value="360" calcext:value-type="float">
            <text:p>360</text:p>
          </table:table-cell>
          <table:table-cell office:value-type="float" office:value="-141.9878" calcext:value-type="float">
            <text:p>-141.9878</text:p>
          </table:table-cell>
          <table:table-cell office:value-type="float" office:value="0" calcext:value-type="float">
            <text:p>0</text:p>
          </table:table-cell>
          <table:table-cell office:value-type="float" office:value="224.1538" calcext:value-type="float">
            <text:p>224.1538</text:p>
          </table:table-cell>
          <table:table-cell office:value-type="float" office:value="315.9566" calcext:value-type="float">
            <text:p>315.9566</text:p>
          </table:table-cell>
          <table:table-cell office:value-type="float" office:value="964.8248" calcext:value-type="float">
            <text:p>964.8248</text:p>
          </table:table-cell>
          <table:table-cell office:value-type="float" office:value="967.1676" calcext:value-type="float">
            <text:p>967.1676</text:p>
          </table:table-cell>
          <table:table-cell office:value-type="float" office:value="951.0124" calcext:value-type="float">
            <text:p>951.0124</text:p>
          </table:table-cell>
          <table:table-cell office:value-type="float" office:value="953.3546" calcext:value-type="float">
            <text:p>953.3546</text:p>
          </table:table-cell>
          <table:table-cell office:value-type="float" office:value="345.5597" calcext:value-type="float">
            <text:p>345.5597</text:p>
          </table:table-cell>
          <table:table-cell office:value-type="float" office:value="462.3451" calcext:value-type="float">
            <text:p>462.3451</text:p>
          </table:table-cell>
          <table:table-cell office:value-type="float" office:value="393.5009" calcext:value-type="float">
            <text:p>393.5009</text:p>
          </table:table-cell>
          <table:table-cell office:value-type="float" office:value="329.2639" calcext:value-type="float">
            <text:p>329.263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1998" calcext:value-type="float">
            <text:p>26021998</text:p>
          </table:table-cell>
          <table:table-cell office:value-type="float" office:value="405.4547" calcext:value-type="float">
            <text:p>405.4547</text:p>
          </table:table-cell>
          <table:table-cell office:value-type="float" office:value="5797.473" calcext:value-type="float">
            <text:p>5797.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2.3924" calcext:value-type="float">
            <text:p>-142.3924</text:p>
          </table:table-cell>
          <table:table-cell office:value-type="float" office:value="457.1367" calcext:value-type="float">
            <text:p>457.1367</text:p>
          </table:table-cell>
          <table:table-cell office:value-type="float" office:value="0" calcext:value-type="float">
            <text:p>0</text:p>
          </table:table-cell>
          <table:table-cell office:value-type="float" office:value="230.9296" calcext:value-type="float">
            <text:p>230.9296</text:p>
          </table:table-cell>
          <table:table-cell office:value-type="float" office:value="189.4174" calcext:value-type="float">
            <text:p>189.4174</text:p>
          </table:table-cell>
          <table:table-cell office:value-type="float" office:value="-0.0471172" calcext:value-type="float">
            <text:p>-0.0471172</text:p>
          </table:table-cell>
          <table:table-cell office:value-type="float" office:value="0" calcext:value-type="float">
            <text:p>0</text:p>
          </table:table-cell>
          <table:table-cell office:value-type="float" office:value="0.4369598" calcext:value-type="float">
            <text:p>0.4369598</text:p>
          </table:table-cell>
          <table:table-cell office:value-type="float" office:value="0.7304651" calcext:value-type="float">
            <text:p>0.7304651</text:p>
          </table:table-cell>
          <table:table-cell office:value-type="float" office:value="360" calcext:value-type="float">
            <text:p>360</text:p>
          </table:table-cell>
          <table:table-cell office:value-type="float" office:value="-143.607" calcext:value-type="float">
            <text:p>-143.607</text:p>
          </table:table-cell>
          <table:table-cell office:value-type="float" office:value="0" calcext:value-type="float">
            <text:p>0</text:p>
          </table:table-cell>
          <table:table-cell office:value-type="float" office:value="224.6055" calcext:value-type="float">
            <text:p>224.6055</text:p>
          </table:table-cell>
          <table:table-cell office:value-type="float" office:value="315.9028" calcext:value-type="float">
            <text:p>315.9028</text:p>
          </table:table-cell>
          <table:table-cell office:value-type="float" office:value="964.6716" calcext:value-type="float">
            <text:p>964.6716</text:p>
          </table:table-cell>
          <table:table-cell office:value-type="float" office:value="967.0349" calcext:value-type="float">
            <text:p>967.0349</text:p>
          </table:table-cell>
          <table:table-cell office:value-type="float" office:value="950.9149" calcext:value-type="float">
            <text:p>950.9149</text:p>
          </table:table-cell>
          <table:table-cell office:value-type="float" office:value="953.2784" calcext:value-type="float">
            <text:p>953.2784</text:p>
          </table:table-cell>
          <table:table-cell office:value-type="float" office:value="345.5362" calcext:value-type="float">
            <text:p>345.5362</text:p>
          </table:table-cell>
          <table:table-cell office:value-type="float" office:value="462.315" calcext:value-type="float">
            <text:p>462.315</text:p>
          </table:table-cell>
          <table:table-cell office:value-type="float" office:value="393.4813" calcext:value-type="float">
            <text:p>393.4813</text:p>
          </table:table-cell>
          <table:table-cell office:value-type="float" office:value="329.2556" calcext:value-type="float">
            <text:p>329.25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1998" calcext:value-type="float">
            <text:p>27021998</text:p>
          </table:table-cell>
          <table:table-cell office:value-type="float" office:value="403.9238" calcext:value-type="float">
            <text:p>403.9238</text:p>
          </table:table-cell>
          <table:table-cell office:value-type="float" office:value="5797.349" calcext:value-type="float">
            <text:p>5797.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3.9774" calcext:value-type="float">
            <text:p>-143.9774</text:p>
          </table:table-cell>
          <table:table-cell office:value-type="float" office:value="461.9825" calcext:value-type="float">
            <text:p>461.9825</text:p>
          </table:table-cell>
          <table:table-cell office:value-type="float" office:value="0" calcext:value-type="float">
            <text:p>0</text:p>
          </table:table-cell>
          <table:table-cell office:value-type="float" office:value="230.7287" calcext:value-type="float">
            <text:p>230.7287</text:p>
          </table:table-cell>
          <table:table-cell office:value-type="float" office:value="187.9303" calcext:value-type="float">
            <text:p>187.9303</text:p>
          </table:table-cell>
          <table:table-cell office:value-type="float" office:value="-0.04693415" calcext:value-type="float">
            <text:p>-0.04693415</text:p>
          </table:table-cell>
          <table:table-cell office:value-type="float" office:value="0" calcext:value-type="float">
            <text:p>0</text:p>
          </table:table-cell>
          <table:table-cell office:value-type="float" office:value="0.4410219" calcext:value-type="float">
            <text:p>0.4410219</text:p>
          </table:table-cell>
          <table:table-cell office:value-type="float" office:value="0.7407801" calcext:value-type="float">
            <text:p>0.7407801</text:p>
          </table:table-cell>
          <table:table-cell office:value-type="float" office:value="360" calcext:value-type="float">
            <text:p>360</text:p>
          </table:table-cell>
          <table:table-cell office:value-type="float" office:value="-145.2062" calcext:value-type="float">
            <text:p>-145.2062</text:p>
          </table:table-cell>
          <table:table-cell office:value-type="float" office:value="0" calcext:value-type="float">
            <text:p>0</text:p>
          </table:table-cell>
          <table:table-cell office:value-type="float" office:value="225.0276" calcext:value-type="float">
            <text:p>225.0276</text:p>
          </table:table-cell>
          <table:table-cell office:value-type="float" office:value="315.8447" calcext:value-type="float">
            <text:p>315.8447</text:p>
          </table:table-cell>
          <table:table-cell office:value-type="float" office:value="964.5206" calcext:value-type="float">
            <text:p>964.5206</text:p>
          </table:table-cell>
          <table:table-cell office:value-type="float" office:value="966.9094" calcext:value-type="float">
            <text:p>966.9094</text:p>
          </table:table-cell>
          <table:table-cell office:value-type="float" office:value="950.8172" calcext:value-type="float">
            <text:p>950.8172</text:p>
          </table:table-cell>
          <table:table-cell office:value-type="float" office:value="953.2029" calcext:value-type="float">
            <text:p>953.2029</text:p>
          </table:table-cell>
          <table:table-cell office:value-type="float" office:value="345.5131" calcext:value-type="float">
            <text:p>345.5131</text:p>
          </table:table-cell>
          <table:table-cell office:value-type="float" office:value="462.2852" calcext:value-type="float">
            <text:p>462.2852</text:p>
          </table:table-cell>
          <table:table-cell office:value-type="float" office:value="393.4619" calcext:value-type="float">
            <text:p>393.4619</text:p>
          </table:table-cell>
          <table:table-cell office:value-type="float" office:value="329.2474" calcext:value-type="float">
            <text:p>329.24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1998" calcext:value-type="float">
            <text:p>28021998</text:p>
          </table:table-cell>
          <table:table-cell office:value-type="float" office:value="402.4363" calcext:value-type="float">
            <text:p>402.4363</text:p>
          </table:table-cell>
          <table:table-cell office:value-type="float" office:value="5797.232" calcext:value-type="float">
            <text:p>5797.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5.4754" calcext:value-type="float">
            <text:p>-145.4754</text:p>
          </table:table-cell>
          <table:table-cell office:value-type="float" office:value="465.9681" calcext:value-type="float">
            <text:p>465.9681</text:p>
          </table:table-cell>
          <table:table-cell office:value-type="float" office:value="0" calcext:value-type="float">
            <text:p>0</text:p>
          </table:table-cell>
          <table:table-cell office:value-type="float" office:value="230.5028" calcext:value-type="float">
            <text:p>230.5028</text:p>
          </table:table-cell>
          <table:table-cell office:value-type="float" office:value="186.4622" calcext:value-type="float">
            <text:p>186.4622</text:p>
          </table:table-cell>
          <table:table-cell office:value-type="float" office:value="-0.04675133" calcext:value-type="float">
            <text:p>-0.04675133</text:p>
          </table:table-cell>
          <table:table-cell office:value-type="float" office:value="0" calcext:value-type="float">
            <text:p>0</text:p>
          </table:table-cell>
          <table:table-cell office:value-type="float" office:value="0.4451199" calcext:value-type="float">
            <text:p>0.4451199</text:p>
          </table:table-cell>
          <table:table-cell office:value-type="float" office:value="0.7500376" calcext:value-type="float">
            <text:p>0.7500376</text:p>
          </table:table-cell>
          <table:table-cell office:value-type="float" office:value="360" calcext:value-type="float">
            <text:p>360</text:p>
          </table:table-cell>
          <table:table-cell office:value-type="float" office:value="-146.7173" calcext:value-type="float">
            <text:p>-146.7173</text:p>
          </table:table-cell>
          <table:table-cell office:value-type="float" office:value="0" calcext:value-type="float">
            <text:p>0</text:p>
          </table:table-cell>
          <table:table-cell office:value-type="float" office:value="225.4604" calcext:value-type="float">
            <text:p>225.4604</text:p>
          </table:table-cell>
          <table:table-cell office:value-type="float" office:value="315.7945" calcext:value-type="float">
            <text:p>315.7945</text:p>
          </table:table-cell>
          <table:table-cell office:value-type="float" office:value="964.3722" calcext:value-type="float">
            <text:p>964.3722</text:p>
          </table:table-cell>
          <table:table-cell office:value-type="float" office:value="966.7889" calcext:value-type="float">
            <text:p>966.7889</text:p>
          </table:table-cell>
          <table:table-cell office:value-type="float" office:value="950.722" calcext:value-type="float">
            <text:p>950.722</text:p>
          </table:table-cell>
          <table:table-cell office:value-type="float" office:value="953.1287" calcext:value-type="float">
            <text:p>953.1287</text:p>
          </table:table-cell>
          <table:table-cell office:value-type="float" office:value="345.4904" calcext:value-type="float">
            <text:p>345.4904</text:p>
          </table:table-cell>
          <table:table-cell office:value-type="float" office:value="462.256" calcext:value-type="float">
            <text:p>462.256</text:p>
          </table:table-cell>
          <table:table-cell office:value-type="float" office:value="393.4427" calcext:value-type="float">
            <text:p>393.4427</text:p>
          </table:table-cell>
          <table:table-cell office:value-type="float" office:value="329.2393" calcext:value-type="float">
            <text:p>329.23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1998" calcext:value-type="float">
            <text:p>1031998</text:p>
          </table:table-cell>
          <table:table-cell office:value-type="float" office:value="400.9875" calcext:value-type="float">
            <text:p>400.9875</text:p>
          </table:table-cell>
          <table:table-cell office:value-type="float" office:value="5797.118" calcext:value-type="float">
            <text:p>5797.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6.9402" calcext:value-type="float">
            <text:p>-146.9402</text:p>
          </table:table-cell>
          <table:table-cell office:value-type="float" office:value="470.1087" calcext:value-type="float">
            <text:p>470.1087</text:p>
          </table:table-cell>
          <table:table-cell office:value-type="float" office:value="0" calcext:value-type="float">
            <text:p>0</text:p>
          </table:table-cell>
          <table:table-cell office:value-type="float" office:value="230.264" calcext:value-type="float">
            <text:p>230.264</text:p>
          </table:table-cell>
          <table:table-cell office:value-type="float" office:value="185.0315" calcext:value-type="float">
            <text:p>185.0315</text:p>
          </table:table-cell>
          <table:table-cell office:value-type="float" office:value="-0.0465754" calcext:value-type="float">
            <text:p>-0.0465754</text:p>
          </table:table-cell>
          <table:table-cell office:value-type="float" office:value="0" calcext:value-type="float">
            <text:p>0</text:p>
          </table:table-cell>
          <table:table-cell office:value-type="float" office:value="0.4494174" calcext:value-type="float">
            <text:p>0.4494174</text:p>
          </table:table-cell>
          <table:table-cell office:value-type="float" office:value="0.7606449" calcext:value-type="float">
            <text:p>0.7606449</text:p>
          </table:table-cell>
          <table:table-cell office:value-type="float" office:value="360" calcext:value-type="float">
            <text:p>360</text:p>
          </table:table-cell>
          <table:table-cell office:value-type="float" office:value="-148.1969" calcext:value-type="float">
            <text:p>-148.1969</text:p>
          </table:table-cell>
          <table:table-cell office:value-type="float" office:value="0" calcext:value-type="float">
            <text:p>0</text:p>
          </table:table-cell>
          <table:table-cell office:value-type="float" office:value="225.8854" calcext:value-type="float">
            <text:p>225.8854</text:p>
          </table:table-cell>
          <table:table-cell office:value-type="float" office:value="315.7458" calcext:value-type="float">
            <text:p>315.7458</text:p>
          </table:table-cell>
          <table:table-cell office:value-type="float" office:value="964.2264" calcext:value-type="float">
            <text:p>964.2264</text:p>
          </table:table-cell>
          <table:table-cell office:value-type="float" office:value="966.671" calcext:value-type="float">
            <text:p>966.671</text:p>
          </table:table-cell>
          <table:table-cell office:value-type="float" office:value="950.6271" calcext:value-type="float">
            <text:p>950.6271</text:p>
          </table:table-cell>
          <table:table-cell office:value-type="float" office:value="953.0566" calcext:value-type="float">
            <text:p>953.0566</text:p>
          </table:table-cell>
          <table:table-cell office:value-type="float" office:value="345.4682" calcext:value-type="float">
            <text:p>345.4682</text:p>
          </table:table-cell>
          <table:table-cell office:value-type="float" office:value="462.2271" calcext:value-type="float">
            <text:p>462.2271</text:p>
          </table:table-cell>
          <table:table-cell office:value-type="float" office:value="393.4236" calcext:value-type="float">
            <text:p>393.4236</text:p>
          </table:table-cell>
          <table:table-cell office:value-type="float" office:value="329.2314" calcext:value-type="float">
            <text:p>329.23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1998" calcext:value-type="float">
            <text:p>2031998</text:p>
          </table:table-cell>
          <table:table-cell office:value-type="float" office:value="399.5734" calcext:value-type="float">
            <text:p>399.5734</text:p>
          </table:table-cell>
          <table:table-cell office:value-type="float" office:value="5797.004" calcext:value-type="float">
            <text:p>5797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8.3827" calcext:value-type="float">
            <text:p>-148.3827</text:p>
          </table:table-cell>
          <table:table-cell office:value-type="float" office:value="474.3597" calcext:value-type="float">
            <text:p>474.3597</text:p>
          </table:table-cell>
          <table:table-cell office:value-type="float" office:value="0" calcext:value-type="float">
            <text:p>0</text:p>
          </table:table-cell>
          <table:table-cell office:value-type="float" office:value="230.0098" calcext:value-type="float">
            <text:p>230.0098</text:p>
          </table:table-cell>
          <table:table-cell office:value-type="float" office:value="183.6486" calcext:value-type="float">
            <text:p>183.6486</text:p>
          </table:table-cell>
          <table:table-cell office:value-type="float" office:value="-0.04639778" calcext:value-type="float">
            <text:p>-0.04639778</text:p>
          </table:table-cell>
          <table:table-cell office:value-type="float" office:value="0" calcext:value-type="float">
            <text:p>0</text:p>
          </table:table-cell>
          <table:table-cell office:value-type="float" office:value="0.4535581" calcext:value-type="float">
            <text:p>0.4535581</text:p>
          </table:table-cell>
          <table:table-cell office:value-type="float" office:value="0.771094" calcext:value-type="float">
            <text:p>0.771094</text:p>
          </table:table-cell>
          <table:table-cell office:value-type="float" office:value="360" calcext:value-type="float">
            <text:p>360</text:p>
          </table:table-cell>
          <table:table-cell office:value-type="float" office:value="-149.6537" calcext:value-type="float">
            <text:p>-149.6537</text:p>
          </table:table-cell>
          <table:table-cell office:value-type="float" office:value="0" calcext:value-type="float">
            <text:p>0</text:p>
          </table:table-cell>
          <table:table-cell office:value-type="float" office:value="226.2954" calcext:value-type="float">
            <text:p>226.2954</text:p>
          </table:table-cell>
          <table:table-cell office:value-type="float" office:value="315.6933" calcext:value-type="float">
            <text:p>315.6933</text:p>
          </table:table-cell>
          <table:table-cell office:value-type="float" office:value="964.0828" calcext:value-type="float">
            <text:p>964.0828</text:p>
          </table:table-cell>
          <table:table-cell office:value-type="float" office:value="966.5526" calcext:value-type="float">
            <text:p>966.5526</text:p>
          </table:table-cell>
          <table:table-cell office:value-type="float" office:value="950.535" calcext:value-type="float">
            <text:p>950.535</text:p>
          </table:table-cell>
          <table:table-cell office:value-type="float" office:value="952.9858" calcext:value-type="float">
            <text:p>952.9858</text:p>
          </table:table-cell>
          <table:table-cell office:value-type="float" office:value="345.4468" calcext:value-type="float">
            <text:p>345.4468</text:p>
          </table:table-cell>
          <table:table-cell office:value-type="float" office:value="462.1986" calcext:value-type="float">
            <text:p>462.1986</text:p>
          </table:table-cell>
          <table:table-cell office:value-type="float" office:value="393.4051" calcext:value-type="float">
            <text:p>393.4051</text:p>
          </table:table-cell>
          <table:table-cell office:value-type="float" office:value="329.2237" calcext:value-type="float">
            <text:p>329.22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1998" calcext:value-type="float">
            <text:p>3031998</text:p>
          </table:table-cell>
          <table:table-cell office:value-type="float" office:value="398.1974" calcext:value-type="float">
            <text:p>398.1974</text:p>
          </table:table-cell>
          <table:table-cell office:value-type="float" office:value="5796.896" calcext:value-type="float">
            <text:p>5796.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9.804" calcext:value-type="float">
            <text:p>-149.804</text:p>
          </table:table-cell>
          <table:table-cell office:value-type="float" office:value="478.7097" calcext:value-type="float">
            <text:p>478.7097</text:p>
          </table:table-cell>
          <table:table-cell office:value-type="float" office:value="0" calcext:value-type="float">
            <text:p>0</text:p>
          </table:table-cell>
          <table:table-cell office:value-type="float" office:value="229.7352" calcext:value-type="float">
            <text:p>229.7352</text:p>
          </table:table-cell>
          <table:table-cell office:value-type="float" office:value="182.3174" calcext:value-type="float">
            <text:p>182.3174</text:p>
          </table:table-cell>
          <table:table-cell office:value-type="float" office:value="-0.04620985" calcext:value-type="float">
            <text:p>-0.04620985</text:p>
          </table:table-cell>
          <table:table-cell office:value-type="float" office:value="0" calcext:value-type="float">
            <text:p>0</text:p>
          </table:table-cell>
          <table:table-cell office:value-type="float" office:value="0.457296" calcext:value-type="float">
            <text:p>0.457296</text:p>
          </table:table-cell>
          <table:table-cell office:value-type="float" office:value="0.7797468" calcext:value-type="float">
            <text:p>0.7797468</text:p>
          </table:table-cell>
          <table:table-cell office:value-type="float" office:value="360" calcext:value-type="float">
            <text:p>360</text:p>
          </table:table-cell>
          <table:table-cell office:value-type="float" office:value="-151.0873" calcext:value-type="float">
            <text:p>-151.0873</text:p>
          </table:table-cell>
          <table:table-cell office:value-type="float" office:value="0" calcext:value-type="float">
            <text:p>0</text:p>
          </table:table-cell>
          <table:table-cell office:value-type="float" office:value="226.6857" calcext:value-type="float">
            <text:p>226.6857</text:p>
          </table:table-cell>
          <table:table-cell office:value-type="float" office:value="315.6414" calcext:value-type="float">
            <text:p>315.6414</text:p>
          </table:table-cell>
          <table:table-cell office:value-type="float" office:value="963.9459" calcext:value-type="float">
            <text:p>963.9459</text:p>
          </table:table-cell>
          <table:table-cell office:value-type="float" office:value="966.4376" calcext:value-type="float">
            <text:p>966.4376</text:p>
          </table:table-cell>
          <table:table-cell office:value-type="float" office:value="950.4427" calcext:value-type="float">
            <text:p>950.4427</text:p>
          </table:table-cell>
          <table:table-cell office:value-type="float" office:value="952.916" calcext:value-type="float">
            <text:p>952.916</text:p>
          </table:table-cell>
          <table:table-cell office:value-type="float" office:value="345.4257" calcext:value-type="float">
            <text:p>345.4257</text:p>
          </table:table-cell>
          <table:table-cell office:value-type="float" office:value="462.1703" calcext:value-type="float">
            <text:p>462.1703</text:p>
          </table:table-cell>
          <table:table-cell office:value-type="float" office:value="393.3869" calcext:value-type="float">
            <text:p>393.3869</text:p>
          </table:table-cell>
          <table:table-cell office:value-type="float" office:value="329.216" calcext:value-type="float">
            <text:p>329.2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1998" calcext:value-type="float">
            <text:p>4031998</text:p>
          </table:table-cell>
          <table:table-cell office:value-type="float" office:value="396.8552" calcext:value-type="float">
            <text:p>396.8552</text:p>
          </table:table-cell>
          <table:table-cell office:value-type="float" office:value="5796.795" calcext:value-type="float">
            <text:p>5796.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1.1574" calcext:value-type="float">
            <text:p>-151.1574</text:p>
          </table:table-cell>
          <table:table-cell office:value-type="float" office:value="482.3853" calcext:value-type="float">
            <text:p>482.3853</text:p>
          </table:table-cell>
          <table:table-cell office:value-type="float" office:value="0" calcext:value-type="float">
            <text:p>0</text:p>
          </table:table-cell>
          <table:table-cell office:value-type="float" office:value="229.4459" calcext:value-type="float">
            <text:p>229.4459</text:p>
          </table:table-cell>
          <table:table-cell office:value-type="float" office:value="181.0024" calcext:value-type="float">
            <text:p>181.0024</text:p>
          </table:table-cell>
          <table:table-cell office:value-type="float" office:value="-0.04602434" calcext:value-type="float">
            <text:p>-0.04602434</text:p>
          </table:table-cell>
          <table:table-cell office:value-type="float" office:value="0" calcext:value-type="float">
            <text:p>0</text:p>
          </table:table-cell>
          <table:table-cell office:value-type="float" office:value="0.4611232" calcext:value-type="float">
            <text:p>0.4611232</text:p>
          </table:table-cell>
          <table:table-cell office:value-type="float" office:value="0.7880222" calcext:value-type="float">
            <text:p>0.7880222</text:p>
          </table:table-cell>
          <table:table-cell office:value-type="float" office:value="360" calcext:value-type="float">
            <text:p>360</text:p>
          </table:table-cell>
          <table:table-cell office:value-type="float" office:value="-152.4526" calcext:value-type="float">
            <text:p>-152.4526</text:p>
          </table:table-cell>
          <table:table-cell office:value-type="float" office:value="0" calcext:value-type="float">
            <text:p>0</text:p>
          </table:table-cell>
          <table:table-cell office:value-type="float" office:value="227.0794" calcext:value-type="float">
            <text:p>227.0794</text:p>
          </table:table-cell>
          <table:table-cell office:value-type="float" office:value="315.5955" calcext:value-type="float">
            <text:p>315.5955</text:p>
          </table:table-cell>
          <table:table-cell office:value-type="float" office:value="963.8127" calcext:value-type="float">
            <text:p>963.8127</text:p>
          </table:table-cell>
          <table:table-cell office:value-type="float" office:value="966.3265" calcext:value-type="float">
            <text:p>966.3265</text:p>
          </table:table-cell>
          <table:table-cell office:value-type="float" office:value="950.3533" calcext:value-type="float">
            <text:p>950.3533</text:p>
          </table:table-cell>
          <table:table-cell office:value-type="float" office:value="952.8478" calcext:value-type="float">
            <text:p>952.8478</text:p>
          </table:table-cell>
          <table:table-cell office:value-type="float" office:value="345.405" calcext:value-type="float">
            <text:p>345.405</text:p>
          </table:table-cell>
          <table:table-cell office:value-type="float" office:value="462.1422" calcext:value-type="float">
            <text:p>462.1422</text:p>
          </table:table-cell>
          <table:table-cell office:value-type="float" office:value="393.3688" calcext:value-type="float">
            <text:p>393.3688</text:p>
          </table:table-cell>
          <table:table-cell office:value-type="float" office:value="329.2083" calcext:value-type="float">
            <text:p>329.20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1998" calcext:value-type="float">
            <text:p>5031998</text:p>
          </table:table-cell>
          <table:table-cell office:value-type="float" office:value="395.5485" calcext:value-type="float">
            <text:p>395.5485</text:p>
          </table:table-cell>
          <table:table-cell office:value-type="float" office:value="5796.692" calcext:value-type="float">
            <text:p>5796.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2.5346" calcext:value-type="float">
            <text:p>-152.5346</text:p>
          </table:table-cell>
          <table:table-cell office:value-type="float" office:value="487.0104" calcext:value-type="float">
            <text:p>487.0104</text:p>
          </table:table-cell>
          <table:table-cell office:value-type="float" office:value="0" calcext:value-type="float">
            <text:p>0</text:p>
          </table:table-cell>
          <table:table-cell office:value-type="float" office:value="229.1409" calcext:value-type="float">
            <text:p>229.1409</text:p>
          </table:table-cell>
          <table:table-cell office:value-type="float" office:value="179.767" calcext:value-type="float">
            <text:p>179.767</text:p>
          </table:table-cell>
          <table:table-cell office:value-type="float" office:value="-0.04582576" calcext:value-type="float">
            <text:p>-0.04582576</text:p>
          </table:table-cell>
          <table:table-cell office:value-type="float" office:value="0" calcext:value-type="float">
            <text:p>0</text:p>
          </table:table-cell>
          <table:table-cell office:value-type="float" office:value="0.4644201" calcext:value-type="float">
            <text:p>0.4644201</text:p>
          </table:table-cell>
          <table:table-cell office:value-type="float" office:value="0.7950015" calcext:value-type="float">
            <text:p>0.7950015</text:p>
          </table:table-cell>
          <table:table-cell office:value-type="float" office:value="360" calcext:value-type="float">
            <text:p>360</text:p>
          </table:table-cell>
          <table:table-cell office:value-type="float" office:value="-153.8398" calcext:value-type="float">
            <text:p>-153.8398</text:p>
          </table:table-cell>
          <table:table-cell office:value-type="float" office:value="0" calcext:value-type="float">
            <text:p>0</text:p>
          </table:table-cell>
          <table:table-cell office:value-type="float" office:value="227.4304" calcext:value-type="float">
            <text:p>227.4304</text:p>
          </table:table-cell>
          <table:table-cell office:value-type="float" office:value="315.542" calcext:value-type="float">
            <text:p>315.542</text:p>
          </table:table-cell>
          <table:table-cell office:value-type="float" office:value="963.6826" calcext:value-type="float">
            <text:p>963.6826</text:p>
          </table:table-cell>
          <table:table-cell office:value-type="float" office:value="966.2166" calcext:value-type="float">
            <text:p>966.2166</text:p>
          </table:table-cell>
          <table:table-cell office:value-type="float" office:value="950.2656" calcext:value-type="float">
            <text:p>950.2656</text:p>
          </table:table-cell>
          <table:table-cell office:value-type="float" office:value="952.7807" calcext:value-type="float">
            <text:p>952.7807</text:p>
          </table:table-cell>
          <table:table-cell office:value-type="float" office:value="345.3849" calcext:value-type="float">
            <text:p>345.3849</text:p>
          </table:table-cell>
          <table:table-cell office:value-type="float" office:value="462.1146" calcext:value-type="float">
            <text:p>462.1146</text:p>
          </table:table-cell>
          <table:table-cell office:value-type="float" office:value="393.3507" calcext:value-type="float">
            <text:p>393.3507</text:p>
          </table:table-cell>
          <table:table-cell office:value-type="float" office:value="329.2003" calcext:value-type="float">
            <text:p>329.20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1998" calcext:value-type="float">
            <text:p>6031998</text:p>
          </table:table-cell>
          <table:table-cell office:value-type="float" office:value="394.2708" calcext:value-type="float">
            <text:p>394.2708</text:p>
          </table:table-cell>
          <table:table-cell office:value-type="float" office:value="5796.6" calcext:value-type="float">
            <text:p>579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3.8357" calcext:value-type="float">
            <text:p>-153.8357</text:p>
          </table:table-cell>
          <table:table-cell office:value-type="float" office:value="490.7398" calcext:value-type="float">
            <text:p>490.7398</text:p>
          </table:table-cell>
          <table:table-cell office:value-type="float" office:value="0" calcext:value-type="float">
            <text:p>0</text:p>
          </table:table-cell>
          <table:table-cell office:value-type="float" office:value="228.8204" calcext:value-type="float">
            <text:p>228.8204</text:p>
          </table:table-cell>
          <table:table-cell office:value-type="float" office:value="178.5316" calcext:value-type="float">
            <text:p>178.5316</text:p>
          </table:table-cell>
          <table:table-cell office:value-type="float" office:value="-0.04561913" calcext:value-type="float">
            <text:p>-0.04561913</text:p>
          </table:table-cell>
          <table:table-cell office:value-type="float" office:value="0" calcext:value-type="float">
            <text:p>0</text:p>
          </table:table-cell>
          <table:table-cell office:value-type="float" office:value="0.4674887" calcext:value-type="float">
            <text:p>0.4674887</text:p>
          </table:table-cell>
          <table:table-cell office:value-type="float" office:value="0.8000821" calcext:value-type="float">
            <text:p>0.8000821</text:p>
          </table:table-cell>
          <table:table-cell office:value-type="float" office:value="360" calcext:value-type="float">
            <text:p>360</text:p>
          </table:table-cell>
          <table:table-cell office:value-type="float" office:value="-155.1489" calcext:value-type="float">
            <text:p>-155.1489</text:p>
          </table:table-cell>
          <table:table-cell office:value-type="float" office:value="0" calcext:value-type="float">
            <text:p>0</text:p>
          </table:table-cell>
          <table:table-cell office:value-type="float" office:value="227.7991" calcext:value-type="float">
            <text:p>227.7991</text:p>
          </table:table-cell>
          <table:table-cell office:value-type="float" office:value="315.4933" calcext:value-type="float">
            <text:p>315.4933</text:p>
          </table:table-cell>
          <table:table-cell office:value-type="float" office:value="963.5591" calcext:value-type="float">
            <text:p>963.5591</text:p>
          </table:table-cell>
          <table:table-cell office:value-type="float" office:value="966.1105" calcext:value-type="float">
            <text:p>966.1105</text:p>
          </table:table-cell>
          <table:table-cell office:value-type="float" office:value="950.1791" calcext:value-type="float">
            <text:p>950.1791</text:p>
          </table:table-cell>
          <table:table-cell office:value-type="float" office:value="952.7151" calcext:value-type="float">
            <text:p>952.7151</text:p>
          </table:table-cell>
          <table:table-cell office:value-type="float" office:value="345.3651" calcext:value-type="float">
            <text:p>345.3651</text:p>
          </table:table-cell>
          <table:table-cell office:value-type="float" office:value="462.0873" calcext:value-type="float">
            <text:p>462.0873</text:p>
          </table:table-cell>
          <table:table-cell office:value-type="float" office:value="393.3326" calcext:value-type="float">
            <text:p>393.3326</text:p>
          </table:table-cell>
          <table:table-cell office:value-type="float" office:value="329.1926" calcext:value-type="float">
            <text:p>329.19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1998" calcext:value-type="float">
            <text:p>7031998</text:p>
          </table:table-cell>
          <table:table-cell office:value-type="float" office:value="393.0258" calcext:value-type="float">
            <text:p>393.0258</text:p>
          </table:table-cell>
          <table:table-cell office:value-type="float" office:value="5796.507" calcext:value-type="float">
            <text:p>5796.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5.1316" calcext:value-type="float">
            <text:p>-155.1316</text:p>
          </table:table-cell>
          <table:table-cell office:value-type="float" office:value="494.7602" calcext:value-type="float">
            <text:p>494.7602</text:p>
          </table:table-cell>
          <table:table-cell office:value-type="float" office:value="0" calcext:value-type="float">
            <text:p>0</text:p>
          </table:table-cell>
          <table:table-cell office:value-type="float" office:value="228.4892" calcext:value-type="float">
            <text:p>228.4892</text:p>
          </table:table-cell>
          <table:table-cell office:value-type="float" office:value="177.3521" calcext:value-type="float">
            <text:p>177.3521</text:p>
          </table:table-cell>
          <table:table-cell office:value-type="float" office:value="-0.04540662" calcext:value-type="float">
            <text:p>-0.04540662</text:p>
          </table:table-cell>
          <table:table-cell office:value-type="float" office:value="0" calcext:value-type="float">
            <text:p>0</text:p>
          </table:table-cell>
          <table:table-cell office:value-type="float" office:value="0.4702992" calcext:value-type="float">
            <text:p>0.4702992</text:p>
          </table:table-cell>
          <table:table-cell office:value-type="float" office:value="0.8044329" calcext:value-type="float">
            <text:p>0.8044329</text:p>
          </table:table-cell>
          <table:table-cell office:value-type="float" office:value="360" calcext:value-type="float">
            <text:p>360</text:p>
          </table:table-cell>
          <table:table-cell office:value-type="float" office:value="-156.4518" calcext:value-type="float">
            <text:p>-156.4518</text:p>
          </table:table-cell>
          <table:table-cell office:value-type="float" office:value="0" calcext:value-type="float">
            <text:p>0</text:p>
          </table:table-cell>
          <table:table-cell office:value-type="float" office:value="228.1416" calcext:value-type="float">
            <text:p>228.1416</text:p>
          </table:table-cell>
          <table:table-cell office:value-type="float" office:value="315.4422" calcext:value-type="float">
            <text:p>315.4422</text:p>
          </table:table-cell>
          <table:table-cell office:value-type="float" office:value="963.4365" calcext:value-type="float">
            <text:p>963.4365</text:p>
          </table:table-cell>
          <table:table-cell office:value-type="float" office:value="966.0057" calcext:value-type="float">
            <text:p>966.0057</text:p>
          </table:table-cell>
          <table:table-cell office:value-type="float" office:value="950.0955" calcext:value-type="float">
            <text:p>950.0955</text:p>
          </table:table-cell>
          <table:table-cell office:value-type="float" office:value="952.6521" calcext:value-type="float">
            <text:p>952.6521</text:p>
          </table:table-cell>
          <table:table-cell office:value-type="float" office:value="345.3435" calcext:value-type="float">
            <text:p>345.3435</text:p>
          </table:table-cell>
          <table:table-cell office:value-type="float" office:value="462.0603" calcext:value-type="float">
            <text:p>462.0603</text:p>
          </table:table-cell>
          <table:table-cell office:value-type="float" office:value="393.3148" calcext:value-type="float">
            <text:p>393.3148</text:p>
          </table:table-cell>
          <table:table-cell office:value-type="float" office:value="329.1849" calcext:value-type="float">
            <text:p>329.184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1998" calcext:value-type="float">
            <text:p>8031998</text:p>
          </table:table-cell>
          <table:table-cell office:value-type="float" office:value="391.8112" calcext:value-type="float">
            <text:p>391.8112</text:p>
          </table:table-cell>
          <table:table-cell office:value-type="float" office:value="5796.419" calcext:value-type="float">
            <text:p>5796.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3891" calcext:value-type="float">
            <text:p>-156.3891</text:p>
          </table:table-cell>
          <table:table-cell office:value-type="float" office:value="498.2127" calcext:value-type="float">
            <text:p>498.2127</text:p>
          </table:table-cell>
          <table:table-cell office:value-type="float" office:value="0" calcext:value-type="float">
            <text:p>0</text:p>
          </table:table-cell>
          <table:table-cell office:value-type="float" office:value="228.1449" calcext:value-type="float">
            <text:p>228.1449</text:p>
          </table:table-cell>
          <table:table-cell office:value-type="float" office:value="176.194" calcext:value-type="float">
            <text:p>176.194</text:p>
          </table:table-cell>
          <table:table-cell office:value-type="float" office:value="-0.04518528" calcext:value-type="float">
            <text:p>-0.04518528</text:p>
          </table:table-cell>
          <table:table-cell office:value-type="float" office:value="0" calcext:value-type="float">
            <text:p>0</text:p>
          </table:table-cell>
          <table:table-cell office:value-type="float" office:value="0.4727807" calcext:value-type="float">
            <text:p>0.4727807</text:p>
          </table:table-cell>
          <table:table-cell office:value-type="float" office:value="0.8072952" calcext:value-type="float">
            <text:p>0.8072952</text:p>
          </table:table-cell>
          <table:table-cell office:value-type="float" office:value="360" calcext:value-type="float">
            <text:p>360</text:p>
          </table:table-cell>
          <table:table-cell office:value-type="float" office:value="-157.7144" calcext:value-type="float">
            <text:p>-157.7144</text:p>
          </table:table-cell>
          <table:table-cell office:value-type="float" office:value="0" calcext:value-type="float">
            <text:p>0</text:p>
          </table:table-cell>
          <table:table-cell office:value-type="float" office:value="228.4848" calcext:value-type="float">
            <text:p>228.4848</text:p>
          </table:table-cell>
          <table:table-cell office:value-type="float" office:value="315.3934" calcext:value-type="float">
            <text:p>315.3934</text:p>
          </table:table-cell>
          <table:table-cell office:value-type="float" office:value="963.3171" calcext:value-type="float">
            <text:p>963.3171</text:p>
          </table:table-cell>
          <table:table-cell office:value-type="float" office:value="965.9045" calcext:value-type="float">
            <text:p>965.9045</text:p>
          </table:table-cell>
          <table:table-cell office:value-type="float" office:value="950.0134" calcext:value-type="float">
            <text:p>950.0134</text:p>
          </table:table-cell>
          <table:table-cell office:value-type="float" office:value="952.5902" calcext:value-type="float">
            <text:p>952.5902</text:p>
          </table:table-cell>
          <table:table-cell office:value-type="float" office:value="345.3216" calcext:value-type="float">
            <text:p>345.3216</text:p>
          </table:table-cell>
          <table:table-cell office:value-type="float" office:value="462.0337" calcext:value-type="float">
            <text:p>462.0337</text:p>
          </table:table-cell>
          <table:table-cell office:value-type="float" office:value="393.2971" calcext:value-type="float">
            <text:p>393.2971</text:p>
          </table:table-cell>
          <table:table-cell office:value-type="float" office:value="329.1773" calcext:value-type="float">
            <text:p>329.17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1998" calcext:value-type="float">
            <text:p>9031998</text:p>
          </table:table-cell>
          <table:table-cell office:value-type="float" office:value="390.5957" calcext:value-type="float">
            <text:p>390.5957</text:p>
          </table:table-cell>
          <table:table-cell office:value-type="float" office:value="5796.331" calcext:value-type="float">
            <text:p>5796.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7.341" calcext:value-type="float">
            <text:p>-157.341</text:p>
          </table:table-cell>
          <table:table-cell office:value-type="float" office:value="494.882" calcext:value-type="float">
            <text:p>494.882</text:p>
          </table:table-cell>
          <table:table-cell office:value-type="float" office:value="0" calcext:value-type="float">
            <text:p>0</text:p>
          </table:table-cell>
          <table:table-cell office:value-type="float" office:value="227.8247" calcext:value-type="float">
            <text:p>227.8247</text:p>
          </table:table-cell>
          <table:table-cell office:value-type="float" office:value="174.7677" calcext:value-type="float">
            <text:p>174.7677</text:p>
          </table:table-cell>
          <table:table-cell office:value-type="float" office:value="-0.04510824" calcext:value-type="float">
            <text:p>-0.04510824</text:p>
          </table:table-cell>
          <table:table-cell office:value-type="float" office:value="0" calcext:value-type="float">
            <text:p>0</text:p>
          </table:table-cell>
          <table:table-cell office:value-type="float" office:value="0.4801824" calcext:value-type="float">
            <text:p>0.4801824</text:p>
          </table:table-cell>
          <table:table-cell office:value-type="float" office:value="0.8264894" calcext:value-type="float">
            <text:p>0.8264894</text:p>
          </table:table-cell>
          <table:table-cell office:value-type="float" office:value="360" calcext:value-type="float">
            <text:p>360</text:p>
          </table:table-cell>
          <table:table-cell office:value-type="float" office:value="-158.6928" calcext:value-type="float">
            <text:p>-158.6928</text:p>
          </table:table-cell>
          <table:table-cell office:value-type="float" office:value="0" calcext:value-type="float">
            <text:p>0</text:p>
          </table:table-cell>
          <table:table-cell office:value-type="float" office:value="228.9656" calcext:value-type="float">
            <text:p>228.9656</text:p>
          </table:table-cell>
          <table:table-cell office:value-type="float" office:value="315.4339" calcext:value-type="float">
            <text:p>315.4339</text:p>
          </table:table-cell>
          <table:table-cell office:value-type="float" office:value="963.2239" calcext:value-type="float">
            <text:p>963.2239</text:p>
          </table:table-cell>
          <table:table-cell office:value-type="float" office:value="965.8074" calcext:value-type="float">
            <text:p>965.8074</text:p>
          </table:table-cell>
          <table:table-cell office:value-type="float" office:value="949.9352" calcext:value-type="float">
            <text:p>949.9352</text:p>
          </table:table-cell>
          <table:table-cell office:value-type="float" office:value="952.5336" calcext:value-type="float">
            <text:p>952.5336</text:p>
          </table:table-cell>
          <table:table-cell office:value-type="float" office:value="345.3007" calcext:value-type="float">
            <text:p>345.3007</text:p>
          </table:table-cell>
          <table:table-cell office:value-type="float" office:value="462.0075" calcext:value-type="float">
            <text:p>462.0075</text:p>
          </table:table-cell>
          <table:table-cell office:value-type="float" office:value="393.2796" calcext:value-type="float">
            <text:p>393.2796</text:p>
          </table:table-cell>
          <table:table-cell office:value-type="float" office:value="329.1698" calcext:value-type="float">
            <text:p>329.16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1998" calcext:value-type="float">
            <text:p>10031998</text:p>
          </table:table-cell>
          <table:table-cell office:value-type="float" office:value="389.4102" calcext:value-type="float">
            <text:p>389.4102</text:p>
          </table:table-cell>
          <table:table-cell office:value-type="float" office:value="5796.203" calcext:value-type="float">
            <text:p>5796.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8.5556" calcext:value-type="float">
            <text:p>-158.5556</text:p>
          </table:table-cell>
          <table:table-cell office:value-type="float" office:value="500.1841" calcext:value-type="float">
            <text:p>500.1841</text:p>
          </table:table-cell>
          <table:table-cell office:value-type="float" office:value="0" calcext:value-type="float">
            <text:p>0</text:p>
          </table:table-cell>
          <table:table-cell office:value-type="float" office:value="227.5357" calcext:value-type="float">
            <text:p>227.5357</text:p>
          </table:table-cell>
          <table:table-cell office:value-type="float" office:value="173.6631" calcext:value-type="float">
            <text:p>173.6631</text:p>
          </table:table-cell>
          <table:table-cell office:value-type="float" office:value="-0.04502352" calcext:value-type="float">
            <text:p>-0.04502352</text:p>
          </table:table-cell>
          <table:table-cell office:value-type="float" office:value="0" calcext:value-type="float">
            <text:p>0</text:p>
          </table:table-cell>
          <table:table-cell office:value-type="float" office:value="0.4864601" calcext:value-type="float">
            <text:p>0.4864601</text:p>
          </table:table-cell>
          <table:table-cell office:value-type="float" office:value="0.8605817" calcext:value-type="float">
            <text:p>0.8605817</text:p>
          </table:table-cell>
          <table:table-cell office:value-type="float" office:value="360" calcext:value-type="float">
            <text:p>360</text:p>
          </table:table-cell>
          <table:table-cell office:value-type="float" office:value="-159.9476" calcext:value-type="float">
            <text:p>-159.9476</text:p>
          </table:table-cell>
          <table:table-cell office:value-type="float" office:value="0" calcext:value-type="float">
            <text:p>0</text:p>
          </table:table-cell>
          <table:table-cell office:value-type="float" office:value="229.2755" calcext:value-type="float">
            <text:p>229.2755</text:p>
          </table:table-cell>
          <table:table-cell office:value-type="float" office:value="315.3811" calcext:value-type="float">
            <text:p>315.3811</text:p>
          </table:table-cell>
          <table:table-cell office:value-type="float" office:value="963.091" calcext:value-type="float">
            <text:p>963.091</text:p>
          </table:table-cell>
          <table:table-cell office:value-type="float" office:value="965.6998" calcext:value-type="float">
            <text:p>965.6998</text:p>
          </table:table-cell>
          <table:table-cell office:value-type="float" office:value="949.8483" calcext:value-type="float">
            <text:p>949.8483</text:p>
          </table:table-cell>
          <table:table-cell office:value-type="float" office:value="952.4656" calcext:value-type="float">
            <text:p>952.4656</text:p>
          </table:table-cell>
          <table:table-cell office:value-type="float" office:value="345.2813" calcext:value-type="float">
            <text:p>345.2813</text:p>
          </table:table-cell>
          <table:table-cell office:value-type="float" office:value="461.9819" calcext:value-type="float">
            <text:p>461.9819</text:p>
          </table:table-cell>
          <table:table-cell office:value-type="float" office:value="393.2624" calcext:value-type="float">
            <text:p>393.2624</text:p>
          </table:table-cell>
          <table:table-cell office:value-type="float" office:value="329.1623" calcext:value-type="float">
            <text:p>329.16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1998" calcext:value-type="float">
            <text:p>11031998</text:p>
          </table:table-cell>
          <table:table-cell office:value-type="float" office:value="388.2368" calcext:value-type="float">
            <text:p>388.2368</text:p>
          </table:table-cell>
          <table:table-cell office:value-type="float" office:value="5796.097" calcext:value-type="float">
            <text:p>5796.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9.8147" calcext:value-type="float">
            <text:p>-159.8147</text:p>
          </table:table-cell>
          <table:table-cell office:value-type="float" office:value="505.6608" calcext:value-type="float">
            <text:p>505.6608</text:p>
          </table:table-cell>
          <table:table-cell office:value-type="float" office:value="0" calcext:value-type="float">
            <text:p>0</text:p>
          </table:table-cell>
          <table:table-cell office:value-type="float" office:value="227.2126" calcext:value-type="float">
            <text:p>227.2126</text:p>
          </table:table-cell>
          <table:table-cell office:value-type="float" office:value="172.5641" calcext:value-type="float">
            <text:p>172.5641</text:p>
          </table:table-cell>
          <table:table-cell office:value-type="float" office:value="-0.0449002" calcext:value-type="float">
            <text:p>-0.0449002</text:p>
          </table:table-cell>
          <table:table-cell office:value-type="float" office:value="0" calcext:value-type="float">
            <text:p>0</text:p>
          </table:table-cell>
          <table:table-cell office:value-type="float" office:value="0.4917952" calcext:value-type="float">
            <text:p>0.4917952</text:p>
          </table:table-cell>
          <table:table-cell office:value-type="float" office:value="0.883495" calcext:value-type="float">
            <text:p>0.883495</text:p>
          </table:table-cell>
          <table:table-cell office:value-type="float" office:value="360" calcext:value-type="float">
            <text:p>360</text:p>
          </table:table-cell>
          <table:table-cell office:value-type="float" office:value="-161.2348" calcext:value-type="float">
            <text:p>-161.2348</text:p>
          </table:table-cell>
          <table:table-cell office:value-type="float" office:value="0" calcext:value-type="float">
            <text:p>0</text:p>
          </table:table-cell>
          <table:table-cell office:value-type="float" office:value="229.5916" calcext:value-type="float">
            <text:p>229.5916</text:p>
          </table:table-cell>
          <table:table-cell office:value-type="float" office:value="315.3313" calcext:value-type="float">
            <text:p>315.3313</text:p>
          </table:table-cell>
          <table:table-cell office:value-type="float" office:value="962.9669" calcext:value-type="float">
            <text:p>962.9669</text:p>
          </table:table-cell>
          <table:table-cell office:value-type="float" office:value="965.597" calcext:value-type="float">
            <text:p>965.597</text:p>
          </table:table-cell>
          <table:table-cell office:value-type="float" office:value="949.7662" calcext:value-type="float">
            <text:p>949.7662</text:p>
          </table:table-cell>
          <table:table-cell office:value-type="float" office:value="952.4018" calcext:value-type="float">
            <text:p>952.4018</text:p>
          </table:table-cell>
          <table:table-cell office:value-type="float" office:value="345.2585" calcext:value-type="float">
            <text:p>345.2585</text:p>
          </table:table-cell>
          <table:table-cell office:value-type="float" office:value="461.9565" calcext:value-type="float">
            <text:p>461.9565</text:p>
          </table:table-cell>
          <table:table-cell office:value-type="float" office:value="393.2454" calcext:value-type="float">
            <text:p>393.2454</text:p>
          </table:table-cell>
          <table:table-cell office:value-type="float" office:value="329.1549" calcext:value-type="float">
            <text:p>329.15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1998" calcext:value-type="float">
            <text:p>12031998</text:p>
          </table:table-cell>
          <table:table-cell office:value-type="float" office:value="387.0863" calcext:value-type="float">
            <text:p>387.0863</text:p>
          </table:table-cell>
          <table:table-cell office:value-type="float" office:value="5796.004" calcext:value-type="float">
            <text:p>5796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1.0526" calcext:value-type="float">
            <text:p>-161.0526</text:p>
          </table:table-cell>
          <table:table-cell office:value-type="float" office:value="510.9012" calcext:value-type="float">
            <text:p>510.9012</text:p>
          </table:table-cell>
          <table:table-cell office:value-type="float" office:value="0" calcext:value-type="float">
            <text:p>0</text:p>
          </table:table-cell>
          <table:table-cell office:value-type="float" office:value="226.865" calcext:value-type="float">
            <text:p>226.865</text:p>
          </table:table-cell>
          <table:table-cell office:value-type="float" office:value="171.4941" calcext:value-type="float">
            <text:p>171.4941</text:p>
          </table:table-cell>
          <table:table-cell office:value-type="float" office:value="-0.04473921" calcext:value-type="float">
            <text:p>-0.04473921</text:p>
          </table:table-cell>
          <table:table-cell office:value-type="float" office:value="0" calcext:value-type="float">
            <text:p>0</text:p>
          </table:table-cell>
          <table:table-cell office:value-type="float" office:value="0.4962026" calcext:value-type="float">
            <text:p>0.4962026</text:p>
          </table:table-cell>
          <table:table-cell office:value-type="float" office:value="0.8975269" calcext:value-type="float">
            <text:p>0.8975269</text:p>
          </table:table-cell>
          <table:table-cell office:value-type="float" office:value="360" calcext:value-type="float">
            <text:p>360</text:p>
          </table:table-cell>
          <table:table-cell office:value-type="float" office:value="-162.4911" calcext:value-type="float">
            <text:p>-162.4911</text:p>
          </table:table-cell>
          <table:table-cell office:value-type="float" office:value="0" calcext:value-type="float">
            <text:p>0</text:p>
          </table:table-cell>
          <table:table-cell office:value-type="float" office:value="229.8963" calcext:value-type="float">
            <text:p>229.8963</text:p>
          </table:table-cell>
          <table:table-cell office:value-type="float" office:value="315.2839" calcext:value-type="float">
            <text:p>315.2839</text:p>
          </table:table-cell>
          <table:table-cell office:value-type="float" office:value="962.848" calcext:value-type="float">
            <text:p>962.848</text:p>
          </table:table-cell>
          <table:table-cell office:value-type="float" office:value="965.4984" calcext:value-type="float">
            <text:p>965.4984</text:p>
          </table:table-cell>
          <table:table-cell office:value-type="float" office:value="949.6872" calcext:value-type="float">
            <text:p>949.6872</text:p>
          </table:table-cell>
          <table:table-cell office:value-type="float" office:value="952.34" calcext:value-type="float">
            <text:p>952.34</text:p>
          </table:table-cell>
          <table:table-cell office:value-type="float" office:value="345.2365" calcext:value-type="float">
            <text:p>345.2365</text:p>
          </table:table-cell>
          <table:table-cell office:value-type="float" office:value="461.9311" calcext:value-type="float">
            <text:p>461.9311</text:p>
          </table:table-cell>
          <table:table-cell office:value-type="float" office:value="393.2285" calcext:value-type="float">
            <text:p>393.2285</text:p>
          </table:table-cell>
          <table:table-cell office:value-type="float" office:value="329.1476" calcext:value-type="float">
            <text:p>329.14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1998" calcext:value-type="float">
            <text:p>13031998</text:p>
          </table:table-cell>
          <table:table-cell office:value-type="float" office:value="385.9605" calcext:value-type="float">
            <text:p>385.9605</text:p>
          </table:table-cell>
          <table:table-cell office:value-type="float" office:value="5795.922" calcext:value-type="float">
            <text:p>5795.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2.2379" calcext:value-type="float">
            <text:p>-162.2379</text:p>
          </table:table-cell>
          <table:table-cell office:value-type="float" office:value="514.7498" calcext:value-type="float">
            <text:p>514.7498</text:p>
          </table:table-cell>
          <table:table-cell office:value-type="float" office:value="0" calcext:value-type="float">
            <text:p>0</text:p>
          </table:table-cell>
          <table:table-cell office:value-type="float" office:value="226.4958" calcext:value-type="float">
            <text:p>226.4958</text:p>
          </table:table-cell>
          <table:table-cell office:value-type="float" office:value="170.4539" calcext:value-type="float">
            <text:p>170.4539</text:p>
          </table:table-cell>
          <table:table-cell office:value-type="float" office:value="-0.04454834" calcext:value-type="float">
            <text:p>-0.04454834</text:p>
          </table:table-cell>
          <table:table-cell office:value-type="float" office:value="0" calcext:value-type="float">
            <text:p>0</text:p>
          </table:table-cell>
          <table:table-cell office:value-type="float" office:value="0.4996299" calcext:value-type="float">
            <text:p>0.4996299</text:p>
          </table:table-cell>
          <table:table-cell office:value-type="float" office:value="0.9055103" calcext:value-type="float">
            <text:p>0.9055103</text:p>
          </table:table-cell>
          <table:table-cell office:value-type="float" office:value="360" calcext:value-type="float">
            <text:p>360</text:p>
          </table:table-cell>
          <table:table-cell office:value-type="float" office:value="-163.6876" calcext:value-type="float">
            <text:p>-163.6876</text:p>
          </table:table-cell>
          <table:table-cell office:value-type="float" office:value="0" calcext:value-type="float">
            <text:p>0</text:p>
          </table:table-cell>
          <table:table-cell office:value-type="float" office:value="230.1909" calcext:value-type="float">
            <text:p>230.1909</text:p>
          </table:table-cell>
          <table:table-cell office:value-type="float" office:value="315.2386" calcext:value-type="float">
            <text:p>315.2386</text:p>
          </table:table-cell>
          <table:table-cell office:value-type="float" office:value="962.7342" calcext:value-type="float">
            <text:p>962.7342</text:p>
          </table:table-cell>
          <table:table-cell office:value-type="float" office:value="965.4034" calcext:value-type="float">
            <text:p>965.4034</text:p>
          </table:table-cell>
          <table:table-cell office:value-type="float" office:value="949.6108" calcext:value-type="float">
            <text:p>949.6108</text:p>
          </table:table-cell>
          <table:table-cell office:value-type="float" office:value="952.2802" calcext:value-type="float">
            <text:p>952.2802</text:p>
          </table:table-cell>
          <table:table-cell office:value-type="float" office:value="345.2144" calcext:value-type="float">
            <text:p>345.2144</text:p>
          </table:table-cell>
          <table:table-cell office:value-type="float" office:value="461.9058" calcext:value-type="float">
            <text:p>461.9058</text:p>
          </table:table-cell>
          <table:table-cell office:value-type="float" office:value="393.2118" calcext:value-type="float">
            <text:p>393.2118</text:p>
          </table:table-cell>
          <table:table-cell office:value-type="float" office:value="329.1404" calcext:value-type="float">
            <text:p>329.14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1998" calcext:value-type="float">
            <text:p>14031998</text:p>
          </table:table-cell>
          <table:table-cell office:value-type="float" office:value="384.8569" calcext:value-type="float">
            <text:p>384.8569</text:p>
          </table:table-cell>
          <table:table-cell office:value-type="float" office:value="5795.847" calcext:value-type="float">
            <text:p>5795.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3.3754" calcext:value-type="float">
            <text:p>-163.3754</text:p>
          </table:table-cell>
          <table:table-cell office:value-type="float" office:value="518.8137" calcext:value-type="float">
            <text:p>518.8137</text:p>
          </table:table-cell>
          <table:table-cell office:value-type="float" office:value="0" calcext:value-type="float">
            <text:p>0</text:p>
          </table:table-cell>
          <table:table-cell office:value-type="float" office:value="226.1097" calcext:value-type="float">
            <text:p>226.1097</text:p>
          </table:table-cell>
          <table:table-cell office:value-type="float" office:value="169.4363" calcext:value-type="float">
            <text:p>169.4363</text:p>
          </table:table-cell>
          <table:table-cell office:value-type="float" office:value="-0.04433035" calcext:value-type="float">
            <text:p>-0.04433035</text:p>
          </table:table-cell>
          <table:table-cell office:value-type="float" office:value="0" calcext:value-type="float">
            <text:p>0</text:p>
          </table:table-cell>
          <table:table-cell office:value-type="float" office:value="0.5021605" calcext:value-type="float">
            <text:p>0.5021605</text:p>
          </table:table-cell>
          <table:table-cell office:value-type="float" office:value="0.9099875" calcext:value-type="float">
            <text:p>0.9099875</text:p>
          </table:table-cell>
          <table:table-cell office:value-type="float" office:value="360" calcext:value-type="float">
            <text:p>360</text:p>
          </table:table-cell>
          <table:table-cell office:value-type="float" office:value="-164.8319" calcext:value-type="float">
            <text:p>-164.8319</text:p>
          </table:table-cell>
          <table:table-cell office:value-type="float" office:value="0" calcext:value-type="float">
            <text:p>0</text:p>
          </table:table-cell>
          <table:table-cell office:value-type="float" office:value="230.4805" calcext:value-type="float">
            <text:p>230.4805</text:p>
          </table:table-cell>
          <table:table-cell office:value-type="float" office:value="315.1938" calcext:value-type="float">
            <text:p>315.1938</text:p>
          </table:table-cell>
          <table:table-cell office:value-type="float" office:value="962.6253" calcext:value-type="float">
            <text:p>962.6253</text:p>
          </table:table-cell>
          <table:table-cell office:value-type="float" office:value="965.312" calcext:value-type="float">
            <text:p>965.312</text:p>
          </table:table-cell>
          <table:table-cell office:value-type="float" office:value="949.5361" calcext:value-type="float">
            <text:p>949.5361</text:p>
          </table:table-cell>
          <table:table-cell office:value-type="float" office:value="952.2222" calcext:value-type="float">
            <text:p>952.2222</text:p>
          </table:table-cell>
          <table:table-cell office:value-type="float" office:value="345.1923" calcext:value-type="float">
            <text:p>345.1923</text:p>
          </table:table-cell>
          <table:table-cell office:value-type="float" office:value="461.8805" calcext:value-type="float">
            <text:p>461.8805</text:p>
          </table:table-cell>
          <table:table-cell office:value-type="float" office:value="393.1952" calcext:value-type="float">
            <text:p>393.1952</text:p>
          </table:table-cell>
          <table:table-cell office:value-type="float" office:value="329.1331" calcext:value-type="float">
            <text:p>329.13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1998" calcext:value-type="float">
            <text:p>15031998</text:p>
          </table:table-cell>
          <table:table-cell office:value-type="float" office:value="383.773" calcext:value-type="float">
            <text:p>383.773</text:p>
          </table:table-cell>
          <table:table-cell office:value-type="float" office:value="5795.777" calcext:value-type="float">
            <text:p>5795.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4.4936" calcext:value-type="float">
            <text:p>-164.4936</text:p>
          </table:table-cell>
          <table:table-cell office:value-type="float" office:value="522.6658" calcext:value-type="float">
            <text:p>522.6658</text:p>
          </table:table-cell>
          <table:table-cell office:value-type="float" office:value="0" calcext:value-type="float">
            <text:p>0</text:p>
          </table:table-cell>
          <table:table-cell office:value-type="float" office:value="225.7115" calcext:value-type="float">
            <text:p>225.7115</text:p>
          </table:table-cell>
          <table:table-cell office:value-type="float" office:value="168.4381" calcext:value-type="float">
            <text:p>168.4381</text:p>
          </table:table-cell>
          <table:table-cell office:value-type="float" office:value="-0.04409122" calcext:value-type="float">
            <text:p>-0.04409122</text:p>
          </table:table-cell>
          <table:table-cell office:value-type="float" office:value="0" calcext:value-type="float">
            <text:p>0</text:p>
          </table:table-cell>
          <table:table-cell office:value-type="float" office:value="0.5040322" calcext:value-type="float">
            <text:p>0.5040322</text:p>
          </table:table-cell>
          <table:table-cell office:value-type="float" office:value="0.9119582" calcext:value-type="float">
            <text:p>0.9119582</text:p>
          </table:table-cell>
          <table:table-cell office:value-type="float" office:value="360" calcext:value-type="float">
            <text:p>360</text:p>
          </table:table-cell>
          <table:table-cell office:value-type="float" office:value="-165.9537" calcext:value-type="float">
            <text:p>-165.9537</text:p>
          </table:table-cell>
          <table:table-cell office:value-type="float" office:value="0" calcext:value-type="float">
            <text:p>0</text:p>
          </table:table-cell>
          <table:table-cell office:value-type="float" office:value="230.7661" calcext:value-type="float">
            <text:p>230.7661</text:p>
          </table:table-cell>
          <table:table-cell office:value-type="float" office:value="315.1504" calcext:value-type="float">
            <text:p>315.1504</text:p>
          </table:table-cell>
          <table:table-cell office:value-type="float" office:value="962.5182" calcext:value-type="float">
            <text:p>962.5182</text:p>
          </table:table-cell>
          <table:table-cell office:value-type="float" office:value="965.2228" calcext:value-type="float">
            <text:p>965.2228</text:p>
          </table:table-cell>
          <table:table-cell office:value-type="float" office:value="949.4631" calcext:value-type="float">
            <text:p>949.4631</text:p>
          </table:table-cell>
          <table:table-cell office:value-type="float" office:value="952.1656" calcext:value-type="float">
            <text:p>952.1656</text:p>
          </table:table-cell>
          <table:table-cell office:value-type="float" office:value="345.1704" calcext:value-type="float">
            <text:p>345.1704</text:p>
          </table:table-cell>
          <table:table-cell office:value-type="float" office:value="461.8555" calcext:value-type="float">
            <text:p>461.8555</text:p>
          </table:table-cell>
          <table:table-cell office:value-type="float" office:value="393.1786" calcext:value-type="float">
            <text:p>393.1786</text:p>
          </table:table-cell>
          <table:table-cell office:value-type="float" office:value="329.1259" calcext:value-type="float">
            <text:p>329.12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1998" calcext:value-type="float">
            <text:p>16031998</text:p>
          </table:table-cell>
          <table:table-cell office:value-type="float" office:value="382.709" calcext:value-type="float">
            <text:p>382.709</text:p>
          </table:table-cell>
          <table:table-cell office:value-type="float" office:value="5795.712" calcext:value-type="float">
            <text:p>5795.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5.5927" calcext:value-type="float">
            <text:p>-165.5927</text:p>
          </table:table-cell>
          <table:table-cell office:value-type="float" office:value="526.183" calcext:value-type="float">
            <text:p>526.183</text:p>
          </table:table-cell>
          <table:table-cell office:value-type="float" office:value="0" calcext:value-type="float">
            <text:p>0</text:p>
          </table:table-cell>
          <table:table-cell office:value-type="float" office:value="225.3048" calcext:value-type="float">
            <text:p>225.3048</text:p>
          </table:table-cell>
          <table:table-cell office:value-type="float" office:value="167.4592" calcext:value-type="float">
            <text:p>167.4592</text:p>
          </table:table-cell>
          <table:table-cell office:value-type="float" office:value="-0.04383869" calcext:value-type="float">
            <text:p>-0.04383869</text:p>
          </table:table-cell>
          <table:table-cell office:value-type="float" office:value="0" calcext:value-type="float">
            <text:p>0</text:p>
          </table:table-cell>
          <table:table-cell office:value-type="float" office:value="0.5054847" calcext:value-type="float">
            <text:p>0.5054847</text:p>
          </table:table-cell>
          <table:table-cell office:value-type="float" office:value="0.9123623" calcext:value-type="float">
            <text:p>0.9123623</text:p>
          </table:table-cell>
          <table:table-cell office:value-type="float" office:value="360" calcext:value-type="float">
            <text:p>360</text:p>
          </table:table-cell>
          <table:table-cell office:value-type="float" office:value="-167.0544" calcext:value-type="float">
            <text:p>-167.0544</text:p>
          </table:table-cell>
          <table:table-cell office:value-type="float" office:value="0" calcext:value-type="float">
            <text:p>0</text:p>
          </table:table-cell>
          <table:table-cell office:value-type="float" office:value="231.0483" calcext:value-type="float">
            <text:p>231.0483</text:p>
          </table:table-cell>
          <table:table-cell office:value-type="float" office:value="315.1076" calcext:value-type="float">
            <text:p>315.1076</text:p>
          </table:table-cell>
          <table:table-cell office:value-type="float" office:value="962.4127" calcext:value-type="float">
            <text:p>962.4127</text:p>
          </table:table-cell>
          <table:table-cell office:value-type="float" office:value="965.1366" calcext:value-type="float">
            <text:p>965.1366</text:p>
          </table:table-cell>
          <table:table-cell office:value-type="float" office:value="949.3917" calcext:value-type="float">
            <text:p>949.3917</text:p>
          </table:table-cell>
          <table:table-cell office:value-type="float" office:value="952.11" calcext:value-type="float">
            <text:p>952.11</text:p>
          </table:table-cell>
          <table:table-cell office:value-type="float" office:value="345.1487" calcext:value-type="float">
            <text:p>345.1487</text:p>
          </table:table-cell>
          <table:table-cell office:value-type="float" office:value="461.8307" calcext:value-type="float">
            <text:p>461.8307</text:p>
          </table:table-cell>
          <table:table-cell office:value-type="float" office:value="393.1623" calcext:value-type="float">
            <text:p>393.1623</text:p>
          </table:table-cell>
          <table:table-cell office:value-type="float" office:value="329.1186" calcext:value-type="float">
            <text:p>329.11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1998" calcext:value-type="float">
            <text:p>17031998</text:p>
          </table:table-cell>
          <table:table-cell office:value-type="float" office:value="381.6633" calcext:value-type="float">
            <text:p>381.6633</text:p>
          </table:table-cell>
          <table:table-cell office:value-type="float" office:value="5795.651" calcext:value-type="float">
            <text:p>5795.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6.6629" calcext:value-type="float">
            <text:p>-166.6629</text:p>
          </table:table-cell>
          <table:table-cell office:value-type="float" office:value="529.1558" calcext:value-type="float">
            <text:p>529.1558</text:p>
          </table:table-cell>
          <table:table-cell office:value-type="float" office:value="0" calcext:value-type="float">
            <text:p>0</text:p>
          </table:table-cell>
          <table:table-cell office:value-type="float" office:value="224.8936" calcext:value-type="float">
            <text:p>224.8936</text:p>
          </table:table-cell>
          <table:table-cell office:value-type="float" office:value="166.496" calcext:value-type="float">
            <text:p>166.496</text:p>
          </table:table-cell>
          <table:table-cell office:value-type="float" office:value="-0.04358204" calcext:value-type="float">
            <text:p>-0.04358204</text:p>
          </table:table-cell>
          <table:table-cell office:value-type="float" office:value="0" calcext:value-type="float">
            <text:p>0</text:p>
          </table:table-cell>
          <table:table-cell office:value-type="float" office:value="0.50673" calcext:value-type="float">
            <text:p>0.50673</text:p>
          </table:table-cell>
          <table:table-cell office:value-type="float" office:value="0.9119651" calcext:value-type="float">
            <text:p>0.9119651</text:p>
          </table:table-cell>
          <table:table-cell office:value-type="float" office:value="360" calcext:value-type="float">
            <text:p>360</text:p>
          </table:table-cell>
          <table:table-cell office:value-type="float" office:value="-168.1252" calcext:value-type="float">
            <text:p>-168.1252</text:p>
          </table:table-cell>
          <table:table-cell office:value-type="float" office:value="0" calcext:value-type="float">
            <text:p>0</text:p>
          </table:table-cell>
          <table:table-cell office:value-type="float" office:value="231.3279" calcext:value-type="float">
            <text:p>231.3279</text:p>
          </table:table-cell>
          <table:table-cell office:value-type="float" office:value="315.0667" calcext:value-type="float">
            <text:p>315.0667</text:p>
          </table:table-cell>
          <table:table-cell office:value-type="float" office:value="962.3093" calcext:value-type="float">
            <text:p>962.3093</text:p>
          </table:table-cell>
          <table:table-cell office:value-type="float" office:value="965.053" calcext:value-type="float">
            <text:p>965.053</text:p>
          </table:table-cell>
          <table:table-cell office:value-type="float" office:value="949.3215" calcext:value-type="float">
            <text:p>949.3215</text:p>
          </table:table-cell>
          <table:table-cell office:value-type="float" office:value="952.0554" calcext:value-type="float">
            <text:p>952.0554</text:p>
          </table:table-cell>
          <table:table-cell office:value-type="float" office:value="345.1273" calcext:value-type="float">
            <text:p>345.1273</text:p>
          </table:table-cell>
          <table:table-cell office:value-type="float" office:value="461.8062" calcext:value-type="float">
            <text:p>461.8062</text:p>
          </table:table-cell>
          <table:table-cell office:value-type="float" office:value="393.146" calcext:value-type="float">
            <text:p>393.146</text:p>
          </table:table-cell>
          <table:table-cell office:value-type="float" office:value="329.1115" calcext:value-type="float">
            <text:p>329.11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1998" calcext:value-type="float">
            <text:p>18031998</text:p>
          </table:table-cell>
          <table:table-cell office:value-type="float" office:value="380.6358" calcext:value-type="float">
            <text:p>380.6358</text:p>
          </table:table-cell>
          <table:table-cell office:value-type="float" office:value="5795.594" calcext:value-type="float">
            <text:p>5795.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7.7024" calcext:value-type="float">
            <text:p>-167.7024</text:p>
          </table:table-cell>
          <table:table-cell office:value-type="float" office:value="531.9097" calcext:value-type="float">
            <text:p>531.9097</text:p>
          </table:table-cell>
          <table:table-cell office:value-type="float" office:value="0" calcext:value-type="float">
            <text:p>0</text:p>
          </table:table-cell>
          <table:table-cell office:value-type="float" office:value="224.4793" calcext:value-type="float">
            <text:p>224.4793</text:p>
          </table:table-cell>
          <table:table-cell office:value-type="float" office:value="165.549" calcext:value-type="float">
            <text:p>165.549</text:p>
          </table:table-cell>
          <table:table-cell office:value-type="float" office:value="-0.04332643" calcext:value-type="float">
            <text:p>-0.04332643</text:p>
          </table:table-cell>
          <table:table-cell office:value-type="float" office:value="0" calcext:value-type="float">
            <text:p>0</text:p>
          </table:table-cell>
          <table:table-cell office:value-type="float" office:value="0.5078912" calcext:value-type="float">
            <text:p>0.5078912</text:p>
          </table:table-cell>
          <table:table-cell office:value-type="float" office:value="0.9112355" calcext:value-type="float">
            <text:p>0.9112355</text:p>
          </table:table-cell>
          <table:table-cell office:value-type="float" office:value="360" calcext:value-type="float">
            <text:p>360</text:p>
          </table:table-cell>
          <table:table-cell office:value-type="float" office:value="-169.1648" calcext:value-type="float">
            <text:p>-169.1648</text:p>
          </table:table-cell>
          <table:table-cell office:value-type="float" office:value="0" calcext:value-type="float">
            <text:p>0</text:p>
          </table:table-cell>
          <table:table-cell office:value-type="float" office:value="231.6043" calcext:value-type="float">
            <text:p>231.6043</text:p>
          </table:table-cell>
          <table:table-cell office:value-type="float" office:value="315.0264" calcext:value-type="float">
            <text:p>315.0264</text:p>
          </table:table-cell>
          <table:table-cell office:value-type="float" office:value="962.2099" calcext:value-type="float">
            <text:p>962.2099</text:p>
          </table:table-cell>
          <table:table-cell office:value-type="float" office:value="964.9697" calcext:value-type="float">
            <text:p>964.9697</text:p>
          </table:table-cell>
          <table:table-cell office:value-type="float" office:value="949.2534" calcext:value-type="float">
            <text:p>949.2534</text:p>
          </table:table-cell>
          <table:table-cell office:value-type="float" office:value="952.0016" calcext:value-type="float">
            <text:p>952.0016</text:p>
          </table:table-cell>
          <table:table-cell office:value-type="float" office:value="345.1063" calcext:value-type="float">
            <text:p>345.1063</text:p>
          </table:table-cell>
          <table:table-cell office:value-type="float" office:value="461.782" calcext:value-type="float">
            <text:p>461.782</text:p>
          </table:table-cell>
          <table:table-cell office:value-type="float" office:value="393.1299" calcext:value-type="float">
            <text:p>393.1299</text:p>
          </table:table-cell>
          <table:table-cell office:value-type="float" office:value="329.1044" calcext:value-type="float">
            <text:p>329.104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1998" calcext:value-type="float">
            <text:p>19031998</text:p>
          </table:table-cell>
          <table:table-cell office:value-type="float" office:value="379.6187" calcext:value-type="float">
            <text:p>379.6187</text:p>
          </table:table-cell>
          <table:table-cell office:value-type="float" office:value="5795.54" calcext:value-type="float">
            <text:p>5795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8.7182" calcext:value-type="float">
            <text:p>-168.7182</text:p>
          </table:table-cell>
          <table:table-cell office:value-type="float" office:value="535.2106" calcext:value-type="float">
            <text:p>535.2106</text:p>
          </table:table-cell>
          <table:table-cell office:value-type="float" office:value="0" calcext:value-type="float">
            <text:p>0</text:p>
          </table:table-cell>
          <table:table-cell office:value-type="float" office:value="224.0627" calcext:value-type="float">
            <text:p>224.0627</text:p>
          </table:table-cell>
          <table:table-cell office:value-type="float" office:value="164.6143" calcext:value-type="float">
            <text:p>164.6143</text:p>
          </table:table-cell>
          <table:table-cell office:value-type="float" office:value="-0.04307024" calcext:value-type="float">
            <text:p>-0.04307024</text:p>
          </table:table-cell>
          <table:table-cell office:value-type="float" office:value="0" calcext:value-type="float">
            <text:p>0</text:p>
          </table:table-cell>
          <table:table-cell office:value-type="float" office:value="0.5089802" calcext:value-type="float">
            <text:p>0.5089802</text:p>
          </table:table-cell>
          <table:table-cell office:value-type="float" office:value="0.910301" calcext:value-type="float">
            <text:p>0.910301</text:p>
          </table:table-cell>
          <table:table-cell office:value-type="float" office:value="360" calcext:value-type="float">
            <text:p>360</text:p>
          </table:table-cell>
          <table:table-cell office:value-type="float" office:value="-170.1806" calcext:value-type="float">
            <text:p>-170.1806</text:p>
          </table:table-cell>
          <table:table-cell office:value-type="float" office:value="0" calcext:value-type="float">
            <text:p>0</text:p>
          </table:table-cell>
          <table:table-cell office:value-type="float" office:value="231.8766" calcext:value-type="float">
            <text:p>231.8766</text:p>
          </table:table-cell>
          <table:table-cell office:value-type="float" office:value="314.9867" calcext:value-type="float">
            <text:p>314.9867</text:p>
          </table:table-cell>
          <table:table-cell office:value-type="float" office:value="962.1133" calcext:value-type="float">
            <text:p>962.1133</text:p>
          </table:table-cell>
          <table:table-cell office:value-type="float" office:value="964.887" calcext:value-type="float">
            <text:p>964.887</text:p>
          </table:table-cell>
          <table:table-cell office:value-type="float" office:value="949.1851" calcext:value-type="float">
            <text:p>949.1851</text:p>
          </table:table-cell>
          <table:table-cell office:value-type="float" office:value="951.9485" calcext:value-type="float">
            <text:p>951.9485</text:p>
          </table:table-cell>
          <table:table-cell office:value-type="float" office:value="345.0854" calcext:value-type="float">
            <text:p>345.0854</text:p>
          </table:table-cell>
          <table:table-cell office:value-type="float" office:value="461.7581" calcext:value-type="float">
            <text:p>461.7581</text:p>
          </table:table-cell>
          <table:table-cell office:value-type="float" office:value="393.114" calcext:value-type="float">
            <text:p>393.114</text:p>
          </table:table-cell>
          <table:table-cell office:value-type="float" office:value="329.0974" calcext:value-type="float">
            <text:p>329.09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1998" calcext:value-type="float">
            <text:p>20031998</text:p>
          </table:table-cell>
          <table:table-cell office:value-type="float" office:value="378.602" calcext:value-type="float">
            <text:p>378.602</text:p>
          </table:table-cell>
          <table:table-cell office:value-type="float" office:value="5795.487" calcext:value-type="float">
            <text:p>5795.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9.7323" calcext:value-type="float">
            <text:p>-169.7323</text:p>
          </table:table-cell>
          <table:table-cell office:value-type="float" office:value="538.1482" calcext:value-type="float">
            <text:p>538.1482</text:p>
          </table:table-cell>
          <table:table-cell office:value-type="float" office:value="0" calcext:value-type="float">
            <text:p>0</text:p>
          </table:table-cell>
          <table:table-cell office:value-type="float" office:value="223.6429" calcext:value-type="float">
            <text:p>223.6429</text:p>
          </table:table-cell>
          <table:table-cell office:value-type="float" office:value="163.681" calcext:value-type="float">
            <text:p>163.681</text:p>
          </table:table-cell>
          <table:table-cell office:value-type="float" office:value="-0.04281505" calcext:value-type="float">
            <text:p>-0.04281505</text:p>
          </table:table-cell>
          <table:table-cell office:value-type="float" office:value="0" calcext:value-type="float">
            <text:p>0</text:p>
          </table:table-cell>
          <table:table-cell office:value-type="float" office:value="0.5099263" calcext:value-type="float">
            <text:p>0.5099263</text:p>
          </table:table-cell>
          <table:table-cell office:value-type="float" office:value="0.9089796" calcext:value-type="float">
            <text:p>0.9089796</text:p>
          </table:table-cell>
          <table:table-cell office:value-type="float" office:value="360" calcext:value-type="float">
            <text:p>360</text:p>
          </table:table-cell>
          <table:table-cell office:value-type="float" office:value="-171.1941" calcext:value-type="float">
            <text:p>-171.1941</text:p>
          </table:table-cell>
          <table:table-cell office:value-type="float" office:value="0" calcext:value-type="float">
            <text:p>0</text:p>
          </table:table-cell>
          <table:table-cell office:value-type="float" office:value="232.1489" calcext:value-type="float">
            <text:p>232.1489</text:p>
          </table:table-cell>
          <table:table-cell office:value-type="float" office:value="314.9471" calcext:value-type="float">
            <text:p>314.9471</text:p>
          </table:table-cell>
          <table:table-cell office:value-type="float" office:value="962.0145" calcext:value-type="float">
            <text:p>962.0145</text:p>
          </table:table-cell>
          <table:table-cell office:value-type="float" office:value="964.8046" calcext:value-type="float">
            <text:p>964.8046</text:p>
          </table:table-cell>
          <table:table-cell office:value-type="float" office:value="949.118" calcext:value-type="float">
            <text:p>949.118</text:p>
          </table:table-cell>
          <table:table-cell office:value-type="float" office:value="951.8961" calcext:value-type="float">
            <text:p>951.8961</text:p>
          </table:table-cell>
          <table:table-cell office:value-type="float" office:value="345.0649" calcext:value-type="float">
            <text:p>345.0649</text:p>
          </table:table-cell>
          <table:table-cell office:value-type="float" office:value="461.7344" calcext:value-type="float">
            <text:p>461.7344</text:p>
          </table:table-cell>
          <table:table-cell office:value-type="float" office:value="393.0981" calcext:value-type="float">
            <text:p>393.0981</text:p>
          </table:table-cell>
          <table:table-cell office:value-type="float" office:value="329.0905" calcext:value-type="float">
            <text:p>329.09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1998" calcext:value-type="float">
            <text:p>21031998</text:p>
          </table:table-cell>
          <table:table-cell office:value-type="float" office:value="377.5943" calcext:value-type="float">
            <text:p>377.5943</text:p>
          </table:table-cell>
          <table:table-cell office:value-type="float" office:value="5795.434" calcext:value-type="float">
            <text:p>5795.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0.7375" calcext:value-type="float">
            <text:p>-170.7375</text:p>
          </table:table-cell>
          <table:table-cell office:value-type="float" office:value="541.0679" calcext:value-type="float">
            <text:p>541.0679</text:p>
          </table:table-cell>
          <table:table-cell office:value-type="float" office:value="0" calcext:value-type="float">
            <text:p>0</text:p>
          </table:table-cell>
          <table:table-cell office:value-type="float" office:value="223.2216" calcext:value-type="float">
            <text:p>223.2216</text:p>
          </table:table-cell>
          <table:table-cell office:value-type="float" office:value="162.7557" calcext:value-type="float">
            <text:p>162.7557</text:p>
          </table:table-cell>
          <table:table-cell office:value-type="float" office:value="-0.04256055" calcext:value-type="float">
            <text:p>-0.04256055</text:p>
          </table:table-cell>
          <table:table-cell office:value-type="float" office:value="0" calcext:value-type="float">
            <text:p>0</text:p>
          </table:table-cell>
          <table:table-cell office:value-type="float" office:value="0.510867" calcext:value-type="float">
            <text:p>0.510867</text:p>
          </table:table-cell>
          <table:table-cell office:value-type="float" office:value="0.9075992" calcext:value-type="float">
            <text:p>0.9075992</text:p>
          </table:table-cell>
          <table:table-cell office:value-type="float" office:value="360" calcext:value-type="float">
            <text:p>360</text:p>
          </table:table-cell>
          <table:table-cell office:value-type="float" office:value="-172.1985" calcext:value-type="float">
            <text:p>-172.1985</text:p>
          </table:table-cell>
          <table:table-cell office:value-type="float" office:value="0" calcext:value-type="float">
            <text:p>0</text:p>
          </table:table-cell>
          <table:table-cell office:value-type="float" office:value="232.4196" calcext:value-type="float">
            <text:p>232.4196</text:p>
          </table:table-cell>
          <table:table-cell office:value-type="float" office:value="314.9079" calcext:value-type="float">
            <text:p>314.9079</text:p>
          </table:table-cell>
          <table:table-cell office:value-type="float" office:value="961.9156" calcext:value-type="float">
            <text:p>961.9156</text:p>
          </table:table-cell>
          <table:table-cell office:value-type="float" office:value="964.723" calcext:value-type="float">
            <text:p>964.723</text:p>
          </table:table-cell>
          <table:table-cell office:value-type="float" office:value="949.0516" calcext:value-type="float">
            <text:p>949.0516</text:p>
          </table:table-cell>
          <table:table-cell office:value-type="float" office:value="951.8441" calcext:value-type="float">
            <text:p>951.8441</text:p>
          </table:table-cell>
          <table:table-cell office:value-type="float" office:value="345.0446" calcext:value-type="float">
            <text:p>345.0446</text:p>
          </table:table-cell>
          <table:table-cell office:value-type="float" office:value="461.711" calcext:value-type="float">
            <text:p>461.711</text:p>
          </table:table-cell>
          <table:table-cell office:value-type="float" office:value="393.0823" calcext:value-type="float">
            <text:p>393.0823</text:p>
          </table:table-cell>
          <table:table-cell office:value-type="float" office:value="329.0836" calcext:value-type="float">
            <text:p>329.08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1998" calcext:value-type="float">
            <text:p>22031998</text:p>
          </table:table-cell>
          <table:table-cell office:value-type="float" office:value="376.5934" calcext:value-type="float">
            <text:p>376.5934</text:p>
          </table:table-cell>
          <table:table-cell office:value-type="float" office:value="5795.384" calcext:value-type="float">
            <text:p>5795.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1.7305" calcext:value-type="float">
            <text:p>-171.7305</text:p>
          </table:table-cell>
          <table:table-cell office:value-type="float" office:value="544.3453" calcext:value-type="float">
            <text:p>544.3453</text:p>
          </table:table-cell>
          <table:table-cell office:value-type="float" office:value="0" calcext:value-type="float">
            <text:p>0</text:p>
          </table:table-cell>
          <table:table-cell office:value-type="float" office:value="222.7979" calcext:value-type="float">
            <text:p>222.7979</text:p>
          </table:table-cell>
          <table:table-cell office:value-type="float" office:value="161.8387" calcext:value-type="float">
            <text:p>161.8387</text:p>
          </table:table-cell>
          <table:table-cell office:value-type="float" office:value="-0.04230614" calcext:value-type="float">
            <text:p>-0.04230614</text:p>
          </table:table-cell>
          <table:table-cell office:value-type="float" office:value="0" calcext:value-type="float">
            <text:p>0</text:p>
          </table:table-cell>
          <table:table-cell office:value-type="float" office:value="0.5117884" calcext:value-type="float">
            <text:p>0.5117884</text:p>
          </table:table-cell>
          <table:table-cell office:value-type="float" office:value="0.9062004" calcext:value-type="float">
            <text:p>0.9062004</text:p>
          </table:table-cell>
          <table:table-cell office:value-type="float" office:value="360" calcext:value-type="float">
            <text:p>360</text:p>
          </table:table-cell>
          <table:table-cell office:value-type="float" office:value="-173.1908" calcext:value-type="float">
            <text:p>-173.1908</text:p>
          </table:table-cell>
          <table:table-cell office:value-type="float" office:value="0" calcext:value-type="float">
            <text:p>0</text:p>
          </table:table-cell>
          <table:table-cell office:value-type="float" office:value="232.6868" calcext:value-type="float">
            <text:p>232.6868</text:p>
          </table:table-cell>
          <table:table-cell office:value-type="float" office:value="314.8686" calcext:value-type="float">
            <text:p>314.8686</text:p>
          </table:table-cell>
          <table:table-cell office:value-type="float" office:value="961.8184" calcext:value-type="float">
            <text:p>961.8184</text:p>
          </table:table-cell>
          <table:table-cell office:value-type="float" office:value="964.6423" calcext:value-type="float">
            <text:p>964.6423</text:p>
          </table:table-cell>
          <table:table-cell office:value-type="float" office:value="948.9858" calcext:value-type="float">
            <text:p>948.9858</text:p>
          </table:table-cell>
          <table:table-cell office:value-type="float" office:value="951.7928" calcext:value-type="float">
            <text:p>951.7928</text:p>
          </table:table-cell>
          <table:table-cell office:value-type="float" office:value="345.0244" calcext:value-type="float">
            <text:p>345.0244</text:p>
          </table:table-cell>
          <table:table-cell office:value-type="float" office:value="461.6877" calcext:value-type="float">
            <text:p>461.6877</text:p>
          </table:table-cell>
          <table:table-cell office:value-type="float" office:value="393.0666" calcext:value-type="float">
            <text:p>393.0666</text:p>
          </table:table-cell>
          <table:table-cell office:value-type="float" office:value="329.0767" calcext:value-type="float">
            <text:p>329.07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1998" calcext:value-type="float">
            <text:p>23031998</text:p>
          </table:table-cell>
          <table:table-cell office:value-type="float" office:value="375.5968" calcext:value-type="float">
            <text:p>375.5968</text:p>
          </table:table-cell>
          <table:table-cell office:value-type="float" office:value="5795.337" calcext:value-type="float">
            <text:p>5795.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2.7227" calcext:value-type="float">
            <text:p>-172.7227</text:p>
          </table:table-cell>
          <table:table-cell office:value-type="float" office:value="547.0262" calcext:value-type="float">
            <text:p>547.0262</text:p>
          </table:table-cell>
          <table:table-cell office:value-type="float" office:value="0" calcext:value-type="float">
            <text:p>0</text:p>
          </table:table-cell>
          <table:table-cell office:value-type="float" office:value="222.3711" calcext:value-type="float">
            <text:p>222.3711</text:p>
          </table:table-cell>
          <table:table-cell office:value-type="float" office:value="160.9277" calcext:value-type="float">
            <text:p>160.9277</text:p>
          </table:table-cell>
          <table:table-cell office:value-type="float" office:value="-0.04205313" calcext:value-type="float">
            <text:p>-0.04205313</text:p>
          </table:table-cell>
          <table:table-cell office:value-type="float" office:value="0" calcext:value-type="float">
            <text:p>0</text:p>
          </table:table-cell>
          <table:table-cell office:value-type="float" office:value="0.5126312" calcext:value-type="float">
            <text:p>0.5126312</text:p>
          </table:table-cell>
          <table:table-cell office:value-type="float" office:value="0.9046321" calcext:value-type="float">
            <text:p>0.9046321</text:p>
          </table:table-cell>
          <table:table-cell office:value-type="float" office:value="360" calcext:value-type="float">
            <text:p>360</text:p>
          </table:table-cell>
          <table:table-cell office:value-type="float" office:value="-174.182" calcext:value-type="float">
            <text:p>-174.182</text:p>
          </table:table-cell>
          <table:table-cell office:value-type="float" office:value="0" calcext:value-type="float">
            <text:p>0</text:p>
          </table:table-cell>
          <table:table-cell office:value-type="float" office:value="232.9524" calcext:value-type="float">
            <text:p>232.9524</text:p>
          </table:table-cell>
          <table:table-cell office:value-type="float" office:value="314.8299" calcext:value-type="float">
            <text:p>314.8299</text:p>
          </table:table-cell>
          <table:table-cell office:value-type="float" office:value="961.7221" calcext:value-type="float">
            <text:p>961.7221</text:p>
          </table:table-cell>
          <table:table-cell office:value-type="float" office:value="964.5629" calcext:value-type="float">
            <text:p>964.5629</text:p>
          </table:table-cell>
          <table:table-cell office:value-type="float" office:value="948.92" calcext:value-type="float">
            <text:p>948.92</text:p>
          </table:table-cell>
          <table:table-cell office:value-type="float" office:value="951.7419" calcext:value-type="float">
            <text:p>951.7419</text:p>
          </table:table-cell>
          <table:table-cell office:value-type="float" office:value="345.0043" calcext:value-type="float">
            <text:p>345.0043</text:p>
          </table:table-cell>
          <table:table-cell office:value-type="float" office:value="461.6646" calcext:value-type="float">
            <text:p>461.6646</text:p>
          </table:table-cell>
          <table:table-cell office:value-type="float" office:value="393.051" calcext:value-type="float">
            <text:p>393.051</text:p>
          </table:table-cell>
          <table:table-cell office:value-type="float" office:value="329.0699" calcext:value-type="float">
            <text:p>329.069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1998" calcext:value-type="float">
            <text:p>24031998</text:p>
          </table:table-cell>
          <table:table-cell office:value-type="float" office:value="374.6118" calcext:value-type="float">
            <text:p>374.6118</text:p>
          </table:table-cell>
          <table:table-cell office:value-type="float" office:value="5795.292" calcext:value-type="float">
            <text:p>5795.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3.7004" calcext:value-type="float">
            <text:p>-173.7004</text:p>
          </table:table-cell>
          <table:table-cell office:value-type="float" office:value="549.9263" calcext:value-type="float">
            <text:p>549.9263</text:p>
          </table:table-cell>
          <table:table-cell office:value-type="float" office:value="0" calcext:value-type="float">
            <text:p>0</text:p>
          </table:table-cell>
          <table:table-cell office:value-type="float" office:value="221.9409" calcext:value-type="float">
            <text:p>221.9409</text:p>
          </table:table-cell>
          <table:table-cell office:value-type="float" office:value="160.0284" calcext:value-type="float">
            <text:p>160.0284</text:p>
          </table:table-cell>
          <table:table-cell office:value-type="float" office:value="-0.04179956" calcext:value-type="float">
            <text:p>-0.04179956</text:p>
          </table:table-cell>
          <table:table-cell office:value-type="float" office:value="0" calcext:value-type="float">
            <text:p>0</text:p>
          </table:table-cell>
          <table:table-cell office:value-type="float" office:value="0.5134653" calcext:value-type="float">
            <text:p>0.5134653</text:p>
          </table:table-cell>
          <table:table-cell office:value-type="float" office:value="0.9030418" calcext:value-type="float">
            <text:p>0.9030418</text:p>
          </table:table-cell>
          <table:table-cell office:value-type="float" office:value="360" calcext:value-type="float">
            <text:p>360</text:p>
          </table:table-cell>
          <table:table-cell office:value-type="float" office:value="-175.1587" calcext:value-type="float">
            <text:p>-175.1587</text:p>
          </table:table-cell>
          <table:table-cell office:value-type="float" office:value="0" calcext:value-type="float">
            <text:p>0</text:p>
          </table:table-cell>
          <table:table-cell office:value-type="float" office:value="233.2156" calcext:value-type="float">
            <text:p>233.2156</text:p>
          </table:table-cell>
          <table:table-cell office:value-type="float" office:value="314.7914" calcext:value-type="float">
            <text:p>314.7914</text:p>
          </table:table-cell>
          <table:table-cell office:value-type="float" office:value="961.6264" calcext:value-type="float">
            <text:p>961.6264</text:p>
          </table:table-cell>
          <table:table-cell office:value-type="float" office:value="964.484" calcext:value-type="float">
            <text:p>964.484</text:p>
          </table:table-cell>
          <table:table-cell office:value-type="float" office:value="948.8555" calcext:value-type="float">
            <text:p>948.8555</text:p>
          </table:table-cell>
          <table:table-cell office:value-type="float" office:value="951.6915" calcext:value-type="float">
            <text:p>951.6915</text:p>
          </table:table-cell>
          <table:table-cell office:value-type="float" office:value="344.9845" calcext:value-type="float">
            <text:p>344.9845</text:p>
          </table:table-cell>
          <table:table-cell office:value-type="float" office:value="461.6416" calcext:value-type="float">
            <text:p>461.6416</text:p>
          </table:table-cell>
          <table:table-cell office:value-type="float" office:value="393.0356" calcext:value-type="float">
            <text:p>393.0356</text:p>
          </table:table-cell>
          <table:table-cell office:value-type="float" office:value="329.0632" calcext:value-type="float">
            <text:p>329.063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1998" calcext:value-type="float">
            <text:p>25031998</text:p>
          </table:table-cell>
          <table:table-cell office:value-type="float" office:value="373.64" calcext:value-type="float">
            <text:p>373.64</text:p>
          </table:table-cell>
          <table:table-cell office:value-type="float" office:value="5795.247" calcext:value-type="float">
            <text:p>5795.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4.6658" calcext:value-type="float">
            <text:p>-174.6658</text:p>
          </table:table-cell>
          <table:table-cell office:value-type="float" office:value="552.1994" calcext:value-type="float">
            <text:p>552.1994</text:p>
          </table:table-cell>
          <table:table-cell office:value-type="float" office:value="0" calcext:value-type="float">
            <text:p>0</text:p>
          </table:table-cell>
          <table:table-cell office:value-type="float" office:value="221.5078" calcext:value-type="float">
            <text:p>221.5078</text:p>
          </table:table-cell>
          <table:table-cell office:value-type="float" office:value="159.1422" calcext:value-type="float">
            <text:p>159.1422</text:p>
          </table:table-cell>
          <table:table-cell office:value-type="float" office:value="-0.0415474" calcext:value-type="float">
            <text:p>-0.0415474</text:p>
          </table:table-cell>
          <table:table-cell office:value-type="float" office:value="0" calcext:value-type="float">
            <text:p>0</text:p>
          </table:table-cell>
          <table:table-cell office:value-type="float" office:value="0.5142794" calcext:value-type="float">
            <text:p>0.5142794</text:p>
          </table:table-cell>
          <table:table-cell office:value-type="float" office:value="0.9014153" calcext:value-type="float">
            <text:p>0.9014153</text:p>
          </table:table-cell>
          <table:table-cell office:value-type="float" office:value="360" calcext:value-type="float">
            <text:p>360</text:p>
          </table:table-cell>
          <table:table-cell office:value-type="float" office:value="-176.1231" calcext:value-type="float">
            <text:p>-176.1231</text:p>
          </table:table-cell>
          <table:table-cell office:value-type="float" office:value="0" calcext:value-type="float">
            <text:p>0</text:p>
          </table:table-cell>
          <table:table-cell office:value-type="float" office:value="233.4742" calcext:value-type="float">
            <text:p>233.4742</text:p>
          </table:table-cell>
          <table:table-cell office:value-type="float" office:value="314.7531" calcext:value-type="float">
            <text:p>314.7531</text:p>
          </table:table-cell>
          <table:table-cell office:value-type="float" office:value="961.5319" calcext:value-type="float">
            <text:p>961.5319</text:p>
          </table:table-cell>
          <table:table-cell office:value-type="float" office:value="964.4059" calcext:value-type="float">
            <text:p>964.4059</text:p>
          </table:table-cell>
          <table:table-cell office:value-type="float" office:value="948.7911" calcext:value-type="float">
            <text:p>948.7911</text:p>
          </table:table-cell>
          <table:table-cell office:value-type="float" office:value="951.6416" calcext:value-type="float">
            <text:p>951.6416</text:p>
          </table:table-cell>
          <table:table-cell office:value-type="float" office:value="344.9648" calcext:value-type="float">
            <text:p>344.9648</text:p>
          </table:table-cell>
          <table:table-cell office:value-type="float" office:value="461.6189" calcext:value-type="float">
            <text:p>461.6189</text:p>
          </table:table-cell>
          <table:table-cell office:value-type="float" office:value="393.0202" calcext:value-type="float">
            <text:p>393.0202</text:p>
          </table:table-cell>
          <table:table-cell office:value-type="float" office:value="329.0565" calcext:value-type="float">
            <text:p>329.05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1998" calcext:value-type="float">
            <text:p>26031998</text:p>
          </table:table-cell>
          <table:table-cell office:value-type="float" office:value="372.6653" calcext:value-type="float">
            <text:p>372.6653</text:p>
          </table:table-cell>
          <table:table-cell office:value-type="float" office:value="5795.205" calcext:value-type="float">
            <text:p>5795.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5.4848" calcext:value-type="float">
            <text:p>-175.4848</text:p>
          </table:table-cell>
          <table:table-cell office:value-type="float" office:value="552.1185" calcext:value-type="float">
            <text:p>552.1185</text:p>
          </table:table-cell>
          <table:table-cell office:value-type="float" office:value="0" calcext:value-type="float">
            <text:p>0</text:p>
          </table:table-cell>
          <table:table-cell office:value-type="float" office:value="221.0894" calcext:value-type="float">
            <text:p>221.0894</text:p>
          </table:table-cell>
          <table:table-cell office:value-type="float" office:value="158.1484" calcext:value-type="float">
            <text:p>158.1484</text:p>
          </table:table-cell>
          <table:table-cell office:value-type="float" office:value="-0.04137585" calcext:value-type="float">
            <text:p>-0.04137585</text:p>
          </table:table-cell>
          <table:table-cell office:value-type="float" office:value="0" calcext:value-type="float">
            <text:p>0</text:p>
          </table:table-cell>
          <table:table-cell office:value-type="float" office:value="0.5168437" calcext:value-type="float">
            <text:p>0.5168437</text:p>
          </table:table-cell>
          <table:table-cell office:value-type="float" office:value="0.905234" calcext:value-type="float">
            <text:p>0.905234</text:p>
          </table:table-cell>
          <table:table-cell office:value-type="float" office:value="360" calcext:value-type="float">
            <text:p>360</text:p>
          </table:table-cell>
          <table:table-cell office:value-type="float" office:value="-176.9483" calcext:value-type="float">
            <text:p>-176.9483</text:p>
          </table:table-cell>
          <table:table-cell office:value-type="float" office:value="0" calcext:value-type="float">
            <text:p>0</text:p>
          </table:table-cell>
          <table:table-cell office:value-type="float" office:value="233.8066" calcext:value-type="float">
            <text:p>233.8066</text:p>
          </table:table-cell>
          <table:table-cell office:value-type="float" office:value="314.7388" calcext:value-type="float">
            <text:p>314.7388</text:p>
          </table:table-cell>
          <table:table-cell office:value-type="float" office:value="961.4442" calcext:value-type="float">
            <text:p>961.4442</text:p>
          </table:table-cell>
          <table:table-cell office:value-type="float" office:value="964.3279" calcext:value-type="float">
            <text:p>964.3279</text:p>
          </table:table-cell>
          <table:table-cell office:value-type="float" office:value="948.7299" calcext:value-type="float">
            <text:p>948.7299</text:p>
          </table:table-cell>
          <table:table-cell office:value-type="float" office:value="951.5924" calcext:value-type="float">
            <text:p>951.5924</text:p>
          </table:table-cell>
          <table:table-cell office:value-type="float" office:value="344.9454" calcext:value-type="float">
            <text:p>344.9454</text:p>
          </table:table-cell>
          <table:table-cell office:value-type="float" office:value="461.5962" calcext:value-type="float">
            <text:p>461.5962</text:p>
          </table:table-cell>
          <table:table-cell office:value-type="float" office:value="393.0049" calcext:value-type="float">
            <text:p>393.0049</text:p>
          </table:table-cell>
          <table:table-cell office:value-type="float" office:value="329.0499" calcext:value-type="float">
            <text:p>329.049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1998" calcext:value-type="float">
            <text:p>27031998</text:p>
          </table:table-cell>
          <table:table-cell office:value-type="float" office:value="371.7011" calcext:value-type="float">
            <text:p>371.7011</text:p>
          </table:table-cell>
          <table:table-cell office:value-type="float" office:value="5795.152" calcext:value-type="float">
            <text:p>5795.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6.3055" calcext:value-type="float">
            <text:p>-176.3055</text:p>
          </table:table-cell>
          <table:table-cell office:value-type="float" office:value="552.4067" calcext:value-type="float">
            <text:p>552.4067</text:p>
          </table:table-cell>
          <table:table-cell office:value-type="float" office:value="0" calcext:value-type="float">
            <text:p>0</text:p>
          </table:table-cell>
          <table:table-cell office:value-type="float" office:value="220.6938" calcext:value-type="float">
            <text:p>220.6938</text:p>
          </table:table-cell>
          <table:table-cell office:value-type="float" office:value="157.1374" calcext:value-type="float">
            <text:p>157.1374</text:p>
          </table:table-cell>
          <table:table-cell office:value-type="float" office:value="-0.0412549" calcext:value-type="float">
            <text:p>-0.0412549</text:p>
          </table:table-cell>
          <table:table-cell office:value-type="float" office:value="0" calcext:value-type="float">
            <text:p>0</text:p>
          </table:table-cell>
          <table:table-cell office:value-type="float" office:value="0.5216041" calcext:value-type="float">
            <text:p>0.5216041</text:p>
          </table:table-cell>
          <table:table-cell office:value-type="float" office:value="0.9210106" calcext:value-type="float">
            <text:p>0.9210106</text:p>
          </table:table-cell>
          <table:table-cell office:value-type="float" office:value="360" calcext:value-type="float">
            <text:p>360</text:p>
          </table:table-cell>
          <table:table-cell office:value-type="float" office:value="-177.7894" calcext:value-type="float">
            <text:p>-177.7894</text:p>
          </table:table-cell>
          <table:table-cell office:value-type="float" office:value="0" calcext:value-type="float">
            <text:p>0</text:p>
          </table:table-cell>
          <table:table-cell office:value-type="float" office:value="234.1659" calcext:value-type="float">
            <text:p>234.1659</text:p>
          </table:table-cell>
          <table:table-cell office:value-type="float" office:value="314.7184" calcext:value-type="float">
            <text:p>314.7184</text:p>
          </table:table-cell>
          <table:table-cell office:value-type="float" office:value="961.3539" calcext:value-type="float">
            <text:p>961.3539</text:p>
          </table:table-cell>
          <table:table-cell office:value-type="float" office:value="964.2499" calcext:value-type="float">
            <text:p>964.2499</text:p>
          </table:table-cell>
          <table:table-cell office:value-type="float" office:value="948.6657" calcext:value-type="float">
            <text:p>948.6657</text:p>
          </table:table-cell>
          <table:table-cell office:value-type="float" office:value="951.5443" calcext:value-type="float">
            <text:p>951.5443</text:p>
          </table:table-cell>
          <table:table-cell office:value-type="float" office:value="344.9266" calcext:value-type="float">
            <text:p>344.9266</text:p>
          </table:table-cell>
          <table:table-cell office:value-type="float" office:value="461.5738" calcext:value-type="float">
            <text:p>461.5738</text:p>
          </table:table-cell>
          <table:table-cell office:value-type="float" office:value="392.9897" calcext:value-type="float">
            <text:p>392.9897</text:p>
          </table:table-cell>
          <table:table-cell office:value-type="float" office:value="329.0433" calcext:value-type="float">
            <text:p>329.04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1998" calcext:value-type="float">
            <text:p>28031998</text:p>
          </table:table-cell>
          <table:table-cell office:value-type="float" office:value="370.7627" calcext:value-type="float">
            <text:p>370.7627</text:p>
          </table:table-cell>
          <table:table-cell office:value-type="float" office:value="5795.098" calcext:value-type="float">
            <text:p>5795.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7.0396" calcext:value-type="float">
            <text:p>-177.0396</text:p>
          </table:table-cell>
          <table:table-cell office:value-type="float" office:value="550.2996" calcext:value-type="float">
            <text:p>550.2996</text:p>
          </table:table-cell>
          <table:table-cell office:value-type="float" office:value="0" calcext:value-type="float">
            <text:p>0</text:p>
          </table:table-cell>
          <table:table-cell office:value-type="float" office:value="220.3005" calcext:value-type="float">
            <text:p>220.3005</text:p>
          </table:table-cell>
          <table:table-cell office:value-type="float" office:value="156.066" calcext:value-type="float">
            <text:p>156.066</text:p>
          </table:table-cell>
          <table:table-cell office:value-type="float" office:value="-0.04118735" calcext:value-type="float">
            <text:p>-0.04118735</text:p>
          </table:table-cell>
          <table:table-cell office:value-type="float" office:value="0" calcext:value-type="float">
            <text:p>0</text:p>
          </table:table-cell>
          <table:table-cell office:value-type="float" office:value="0.5280103" calcext:value-type="float">
            <text:p>0.5280103</text:p>
          </table:table-cell>
          <table:table-cell office:value-type="float" office:value="0.9485883" calcext:value-type="float">
            <text:p>0.9485883</text:p>
          </table:table-cell>
          <table:table-cell office:value-type="float" office:value="360" calcext:value-type="float">
            <text:p>360</text:p>
          </table:table-cell>
          <table:table-cell office:value-type="float" office:value="-178.5574" calcext:value-type="float">
            <text:p>-178.5574</text:p>
          </table:table-cell>
          <table:table-cell office:value-type="float" office:value="0" calcext:value-type="float">
            <text:p>0</text:p>
          </table:table-cell>
          <table:table-cell office:value-type="float" office:value="234.5618" calcext:value-type="float">
            <text:p>234.5618</text:p>
          </table:table-cell>
          <table:table-cell office:value-type="float" office:value="314.7307" calcext:value-type="float">
            <text:p>314.7307</text:p>
          </table:table-cell>
          <table:table-cell office:value-type="float" office:value="961.2731" calcext:value-type="float">
            <text:p>961.2731</text:p>
          </table:table-cell>
          <table:table-cell office:value-type="float" office:value="964.1721" calcext:value-type="float">
            <text:p>964.1721</text:p>
          </table:table-cell>
          <table:table-cell office:value-type="float" office:value="948.6038" calcext:value-type="float">
            <text:p>948.6038</text:p>
          </table:table-cell>
          <table:table-cell office:value-type="float" office:value="951.4962" calcext:value-type="float">
            <text:p>951.4962</text:p>
          </table:table-cell>
          <table:table-cell office:value-type="float" office:value="344.9104" calcext:value-type="float">
            <text:p>344.9104</text:p>
          </table:table-cell>
          <table:table-cell office:value-type="float" office:value="461.5516" calcext:value-type="float">
            <text:p>461.5516</text:p>
          </table:table-cell>
          <table:table-cell office:value-type="float" office:value="392.975" calcext:value-type="float">
            <text:p>392.975</text:p>
          </table:table-cell>
          <table:table-cell office:value-type="float" office:value="329.0367" calcext:value-type="float">
            <text:p>329.03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1998" calcext:value-type="float">
            <text:p>29031998</text:p>
          </table:table-cell>
          <table:table-cell office:value-type="float" office:value="369.8532" calcext:value-type="float">
            <text:p>369.8532</text:p>
          </table:table-cell>
          <table:table-cell office:value-type="float" office:value="5795.028" calcext:value-type="float">
            <text:p>5795.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7.8584" calcext:value-type="float">
            <text:p>-177.8584</text:p>
          </table:table-cell>
          <table:table-cell office:value-type="float" office:value="550.1555" calcext:value-type="float">
            <text:p>550.1555</text:p>
          </table:table-cell>
          <table:table-cell office:value-type="float" office:value="0" calcext:value-type="float">
            <text:p>0</text:p>
          </table:table-cell>
          <table:table-cell office:value-type="float" office:value="219.9289" calcext:value-type="float">
            <text:p>219.9289</text:p>
          </table:table-cell>
          <table:table-cell office:value-type="float" office:value="155.1305" calcext:value-type="float">
            <text:p>155.1305</text:p>
          </table:table-cell>
          <table:table-cell office:value-type="float" office:value="-0.04114987" calcext:value-type="float">
            <text:p>-0.04114987</text:p>
          </table:table-cell>
          <table:table-cell office:value-type="float" office:value="0" calcext:value-type="float">
            <text:p>0</text:p>
          </table:table-cell>
          <table:table-cell office:value-type="float" office:value="0.534678" calcext:value-type="float">
            <text:p>0.534678</text:p>
          </table:table-cell>
          <table:table-cell office:value-type="float" office:value="0.9893643" calcext:value-type="float">
            <text:p>0.9893643</text:p>
          </table:table-cell>
          <table:table-cell office:value-type="float" office:value="360" calcext:value-type="float">
            <text:p>360</text:p>
          </table:table-cell>
          <table:table-cell office:value-type="float" office:value="-179.4236" calcext:value-type="float">
            <text:p>-179.4236</text:p>
          </table:table-cell>
          <table:table-cell office:value-type="float" office:value="0" calcext:value-type="float">
            <text:p>0</text:p>
          </table:table-cell>
          <table:table-cell office:value-type="float" office:value="234.8877" calcext:value-type="float">
            <text:p>234.8877</text:p>
          </table:table-cell>
          <table:table-cell office:value-type="float" office:value="314.7065" calcext:value-type="float">
            <text:p>314.7065</text:p>
          </table:table-cell>
          <table:table-cell office:value-type="float" office:value="961.1826" calcext:value-type="float">
            <text:p>961.1826</text:p>
          </table:table-cell>
          <table:table-cell office:value-type="float" office:value="964.0882" calcext:value-type="float">
            <text:p>964.0882</text:p>
          </table:table-cell>
          <table:table-cell office:value-type="float" office:value="948.5378" calcext:value-type="float">
            <text:p>948.5378</text:p>
          </table:table-cell>
          <table:table-cell office:value-type="float" office:value="951.4444" calcext:value-type="float">
            <text:p>951.4444</text:p>
          </table:table-cell>
          <table:table-cell office:value-type="float" office:value="344.8925" calcext:value-type="float">
            <text:p>344.8925</text:p>
          </table:table-cell>
          <table:table-cell office:value-type="float" office:value="461.5352" calcext:value-type="float">
            <text:p>461.5352</text:p>
          </table:table-cell>
          <table:table-cell office:value-type="float" office:value="392.9634" calcext:value-type="float">
            <text:p>392.9634</text:p>
          </table:table-cell>
          <table:table-cell office:value-type="float" office:value="329.0302" calcext:value-type="float">
            <text:p>329.03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1998" calcext:value-type="float">
            <text:p>30031998</text:p>
          </table:table-cell>
          <table:table-cell office:value-type="float" office:value="368.9555" calcext:value-type="float">
            <text:p>368.9555</text:p>
          </table:table-cell>
          <table:table-cell office:value-type="float" office:value="5794.969" calcext:value-type="float">
            <text:p>5794.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8.636" calcext:value-type="float">
            <text:p>-178.636</text:p>
          </table:table-cell>
          <table:table-cell office:value-type="float" office:value="548.3656" calcext:value-type="float">
            <text:p>548.3656</text:p>
          </table:table-cell>
          <table:table-cell office:value-type="float" office:value="0" calcext:value-type="float">
            <text:p>0</text:p>
          </table:table-cell>
          <table:table-cell office:value-type="float" office:value="219.5369" calcext:value-type="float">
            <text:p>219.5369</text:p>
          </table:table-cell>
          <table:table-cell office:value-type="float" office:value="154.1033" calcext:value-type="float">
            <text:p>154.1033</text:p>
          </table:table-cell>
          <table:table-cell office:value-type="float" office:value="-0.04111684" calcext:value-type="float">
            <text:p>-0.04111684</text:p>
          </table:table-cell>
          <table:table-cell office:value-type="float" office:value="0" calcext:value-type="float">
            <text:p>0</text:p>
          </table:table-cell>
          <table:table-cell office:value-type="float" office:value="0.5416779" calcext:value-type="float">
            <text:p>0.5416779</text:p>
          </table:table-cell>
          <table:table-cell office:value-type="float" office:value="1.029541" calcext:value-type="float">
            <text:p>1.029541</text:p>
          </table:table-cell>
          <table:table-cell office:value-type="float" office:value="360" calcext:value-type="float">
            <text:p>360</text:p>
          </table:table-cell>
          <table:table-cell office:value-type="float" office:value="-180.2483" calcext:value-type="float">
            <text:p>-180.2483</text:p>
          </table:table-cell>
          <table:table-cell office:value-type="float" office:value="0" calcext:value-type="float">
            <text:p>0</text:p>
          </table:table-cell>
          <table:table-cell office:value-type="float" office:value="235.2491" calcext:value-type="float">
            <text:p>235.2491</text:p>
          </table:table-cell>
          <table:table-cell office:value-type="float" office:value="314.7269" calcext:value-type="float">
            <text:p>314.7269</text:p>
          </table:table-cell>
          <table:table-cell office:value-type="float" office:value="961.1146" calcext:value-type="float">
            <text:p>961.1146</text:p>
          </table:table-cell>
          <table:table-cell office:value-type="float" office:value="964.0087" calcext:value-type="float">
            <text:p>964.0087</text:p>
          </table:table-cell>
          <table:table-cell office:value-type="float" office:value="948.4758" calcext:value-type="float">
            <text:p>948.4758</text:p>
          </table:table-cell>
          <table:table-cell office:value-type="float" office:value="951.3965" calcext:value-type="float">
            <text:p>951.3965</text:p>
          </table:table-cell>
          <table:table-cell office:value-type="float" office:value="344.8737" calcext:value-type="float">
            <text:p>344.8737</text:p>
          </table:table-cell>
          <table:table-cell office:value-type="float" office:value="461.5175" calcext:value-type="float">
            <text:p>461.5175</text:p>
          </table:table-cell>
          <table:table-cell office:value-type="float" office:value="392.9522" calcext:value-type="float">
            <text:p>392.9522</text:p>
          </table:table-cell>
          <table:table-cell office:value-type="float" office:value="329.0238" calcext:value-type="float">
            <text:p>329.02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1998" calcext:value-type="float">
            <text:p>31031998</text:p>
          </table:table-cell>
          <table:table-cell office:value-type="float" office:value="368.0407" calcext:value-type="float">
            <text:p>368.0407</text:p>
          </table:table-cell>
          <table:table-cell office:value-type="float" office:value="5794.905" calcext:value-type="float">
            <text:p>5794.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9.5189" calcext:value-type="float">
            <text:p>-179.5189</text:p>
          </table:table-cell>
          <table:table-cell office:value-type="float" office:value="544.9202" calcext:value-type="float">
            <text:p>544.9202</text:p>
          </table:table-cell>
          <table:table-cell office:value-type="float" office:value="0" calcext:value-type="float">
            <text:p>0</text:p>
          </table:table-cell>
          <table:table-cell office:value-type="float" office:value="219.1668" calcext:value-type="float">
            <text:p>219.1668</text:p>
          </table:table-cell>
          <table:table-cell office:value-type="float" office:value="153.0825" calcext:value-type="float">
            <text:p>153.0825</text:p>
          </table:table-cell>
          <table:table-cell office:value-type="float" office:value="-0.04111443" calcext:value-type="float">
            <text:p>-0.04111443</text:p>
          </table:table-cell>
          <table:table-cell office:value-type="float" office:value="0" calcext:value-type="float">
            <text:p>0</text:p>
          </table:table-cell>
          <table:table-cell office:value-type="float" office:value="0.5500256" calcext:value-type="float">
            <text:p>0.5500256</text:p>
          </table:table-cell>
          <table:table-cell office:value-type="float" office:value="1.083759" calcext:value-type="float">
            <text:p>1.083759</text:p>
          </table:table-cell>
          <table:table-cell office:value-type="float" office:value="360" calcext:value-type="float">
            <text:p>360</text:p>
          </table:table-cell>
          <table:table-cell office:value-type="float" office:value="-181.1938" calcext:value-type="float">
            <text:p>-181.1938</text:p>
          </table:table-cell>
          <table:table-cell office:value-type="float" office:value="0" calcext:value-type="float">
            <text:p>0</text:p>
          </table:table-cell>
          <table:table-cell office:value-type="float" office:value="235.6172" calcext:value-type="float">
            <text:p>235.6172</text:p>
          </table:table-cell>
          <table:table-cell office:value-type="float" office:value="314.7274" calcext:value-type="float">
            <text:p>314.7274</text:p>
          </table:table-cell>
          <table:table-cell office:value-type="float" office:value="961.0377" calcext:value-type="float">
            <text:p>961.0377</text:p>
          </table:table-cell>
          <table:table-cell office:value-type="float" office:value="963.9252" calcext:value-type="float">
            <text:p>963.9252</text:p>
          </table:table-cell>
          <table:table-cell office:value-type="float" office:value="948.4071" calcext:value-type="float">
            <text:p>948.4071</text:p>
          </table:table-cell>
          <table:table-cell office:value-type="float" office:value="951.345" calcext:value-type="float">
            <text:p>951.345</text:p>
          </table:table-cell>
          <table:table-cell office:value-type="float" office:value="344.8559" calcext:value-type="float">
            <text:p>344.8559</text:p>
          </table:table-cell>
          <table:table-cell office:value-type="float" office:value="461.4983" calcext:value-type="float">
            <text:p>461.4983</text:p>
          </table:table-cell>
          <table:table-cell office:value-type="float" office:value="392.9507" calcext:value-type="float">
            <text:p>392.9507</text:p>
          </table:table-cell>
          <table:table-cell office:value-type="float" office:value="329.0189" calcext:value-type="float">
            <text:p>329.01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1998" calcext:value-type="float">
            <text:p>1041998</text:p>
          </table:table-cell>
          <table:table-cell office:value-type="float" office:value="367.1482" calcext:value-type="float">
            <text:p>367.1482</text:p>
          </table:table-cell>
          <table:table-cell office:value-type="float" office:value="5794.846" calcext:value-type="float">
            <text:p>5794.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0.3419" calcext:value-type="float">
            <text:p>-180.3419</text:p>
          </table:table-cell>
          <table:table-cell office:value-type="float" office:value="545.5154" calcext:value-type="float">
            <text:p>545.5154</text:p>
          </table:table-cell>
          <table:table-cell office:value-type="float" office:value="0" calcext:value-type="float">
            <text:p>0</text:p>
          </table:table-cell>
          <table:table-cell office:value-type="float" office:value="218.7809" calcext:value-type="float">
            <text:p>218.7809</text:p>
          </table:table-cell>
          <table:table-cell office:value-type="float" office:value="152.1259" calcext:value-type="float">
            <text:p>152.1259</text:p>
          </table:table-cell>
          <table:table-cell office:value-type="float" office:value="-0.04108169" calcext:value-type="float">
            <text:p>-0.04108169</text:p>
          </table:table-cell>
          <table:table-cell office:value-type="float" office:value="0" calcext:value-type="float">
            <text:p>0</text:p>
          </table:table-cell>
          <table:table-cell office:value-type="float" office:value="0.5569623" calcext:value-type="float">
            <text:p>0.5569623</text:p>
          </table:table-cell>
          <table:table-cell office:value-type="float" office:value="1.13604" calcext:value-type="float">
            <text:p>1.13604</text:p>
          </table:table-cell>
          <table:table-cell office:value-type="float" office:value="360" calcext:value-type="float">
            <text:p>360</text:p>
          </table:table-cell>
          <table:table-cell office:value-type="float" office:value="-182.076" calcext:value-type="float">
            <text:p>-182.076</text:p>
          </table:table-cell>
          <table:table-cell office:value-type="float" office:value="0" calcext:value-type="float">
            <text:p>0</text:p>
          </table:table-cell>
          <table:table-cell office:value-type="float" office:value="235.9566" calcext:value-type="float">
            <text:p>235.9566</text:p>
          </table:table-cell>
          <table:table-cell office:value-type="float" office:value="314.7197" calcext:value-type="float">
            <text:p>314.7197</text:p>
          </table:table-cell>
          <table:table-cell office:value-type="float" office:value="960.9573" calcext:value-type="float">
            <text:p>960.9573</text:p>
          </table:table-cell>
          <table:table-cell office:value-type="float" office:value="963.8442" calcext:value-type="float">
            <text:p>963.8442</text:p>
          </table:table-cell>
          <table:table-cell office:value-type="float" office:value="948.3434" calcext:value-type="float">
            <text:p>948.3434</text:p>
          </table:table-cell>
          <table:table-cell office:value-type="float" office:value="951.2969" calcext:value-type="float">
            <text:p>951.2969</text:p>
          </table:table-cell>
          <table:table-cell office:value-type="float" office:value="344.8372" calcext:value-type="float">
            <text:p>344.8372</text:p>
          </table:table-cell>
          <table:table-cell office:value-type="float" office:value="461.4761" calcext:value-type="float">
            <text:p>461.4761</text:p>
          </table:table-cell>
          <table:table-cell office:value-type="float" office:value="392.9398" calcext:value-type="float">
            <text:p>392.9398</text:p>
          </table:table-cell>
          <table:table-cell office:value-type="float" office:value="329.0168" calcext:value-type="float">
            <text:p>329.01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1998" calcext:value-type="float">
            <text:p>2041998</text:p>
          </table:table-cell>
          <table:table-cell office:value-type="float" office:value="366.2704" calcext:value-type="float">
            <text:p>366.2704</text:p>
          </table:table-cell>
          <table:table-cell office:value-type="float" office:value="5794.784" calcext:value-type="float">
            <text:p>5794.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1.1403" calcext:value-type="float">
            <text:p>-181.1403</text:p>
          </table:table-cell>
          <table:table-cell office:value-type="float" office:value="547.1971" calcext:value-type="float">
            <text:p>547.1971</text:p>
          </table:table-cell>
          <table:table-cell office:value-type="float" office:value="0" calcext:value-type="float">
            <text:p>0</text:p>
          </table:table-cell>
          <table:table-cell office:value-type="float" office:value="218.3932" calcext:value-type="float">
            <text:p>218.3932</text:p>
          </table:table-cell>
          <table:table-cell office:value-type="float" office:value="151.2287" calcext:value-type="float">
            <text:p>151.2287</text:p>
          </table:table-cell>
          <table:table-cell office:value-type="float" office:value="-0.04104708" calcext:value-type="float">
            <text:p>-0.04104708</text:p>
          </table:table-cell>
          <table:table-cell office:value-type="float" office:value="0" calcext:value-type="float">
            <text:p>0</text:p>
          </table:table-cell>
          <table:table-cell office:value-type="float" office:value="0.563722" calcext:value-type="float">
            <text:p>0.563722</text:p>
          </table:table-cell>
          <table:table-cell office:value-type="float" office:value="1.188938" calcext:value-type="float">
            <text:p>1.188938</text:p>
          </table:table-cell>
          <table:table-cell office:value-type="float" office:value="360" calcext:value-type="float">
            <text:p>360</text:p>
          </table:table-cell>
          <table:table-cell office:value-type="float" office:value="-182.934" calcext:value-type="float">
            <text:p>-182.934</text:p>
          </table:table-cell>
          <table:table-cell office:value-type="float" office:value="0" calcext:value-type="float">
            <text:p>0</text:p>
          </table:table-cell>
          <table:table-cell office:value-type="float" office:value="236.2624" calcext:value-type="float">
            <text:p>236.2624</text:p>
          </table:table-cell>
          <table:table-cell office:value-type="float" office:value="314.6996" calcext:value-type="float">
            <text:p>314.6996</text:p>
          </table:table-cell>
          <table:table-cell office:value-type="float" office:value="960.8768" calcext:value-type="float">
            <text:p>960.8768</text:p>
          </table:table-cell>
          <table:table-cell office:value-type="float" office:value="963.7629" calcext:value-type="float">
            <text:p>963.7629</text:p>
          </table:table-cell>
          <table:table-cell office:value-type="float" office:value="948.279" calcext:value-type="float">
            <text:p>948.279</text:p>
          </table:table-cell>
          <table:table-cell office:value-type="float" office:value="951.2488" calcext:value-type="float">
            <text:p>951.2488</text:p>
          </table:table-cell>
          <table:table-cell office:value-type="float" office:value="344.8189" calcext:value-type="float">
            <text:p>344.8189</text:p>
          </table:table-cell>
          <table:table-cell office:value-type="float" office:value="461.4548" calcext:value-type="float">
            <text:p>461.4548</text:p>
          </table:table-cell>
          <table:table-cell office:value-type="float" office:value="392.9288" calcext:value-type="float">
            <text:p>392.9288</text:p>
          </table:table-cell>
          <table:table-cell office:value-type="float" office:value="329.0139" calcext:value-type="float">
            <text:p>329.013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1998" calcext:value-type="float">
            <text:p>3041998</text:p>
          </table:table-cell>
          <table:table-cell office:value-type="float" office:value="365.4123" calcext:value-type="float">
            <text:p>365.4123</text:p>
          </table:table-cell>
          <table:table-cell office:value-type="float" office:value="5794.722" calcext:value-type="float">
            <text:p>5794.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1.9834" calcext:value-type="float">
            <text:p>-181.9834</text:p>
          </table:table-cell>
          <table:table-cell office:value-type="float" office:value="551.0314" calcext:value-type="float">
            <text:p>551.0314</text:p>
          </table:table-cell>
          <table:table-cell office:value-type="float" office:value="0" calcext:value-type="float">
            <text:p>0</text:p>
          </table:table-cell>
          <table:table-cell office:value-type="float" office:value="217.9976" calcext:value-type="float">
            <text:p>217.9976</text:p>
          </table:table-cell>
          <table:table-cell office:value-type="float" office:value="150.3994" calcext:value-type="float">
            <text:p>150.3994</text:p>
          </table:table-cell>
          <table:table-cell office:value-type="float" office:value="-0.04099135" calcext:value-type="float">
            <text:p>-0.04099135</text:p>
          </table:table-cell>
          <table:table-cell office:value-type="float" office:value="0" calcext:value-type="float">
            <text:p>0</text:p>
          </table:table-cell>
          <table:table-cell office:value-type="float" office:value="0.5699677" calcext:value-type="float">
            <text:p>0.5699677</text:p>
          </table:table-cell>
          <table:table-cell office:value-type="float" office:value="1.239102" calcext:value-type="float">
            <text:p>1.239102</text:p>
          </table:table-cell>
          <table:table-cell office:value-type="float" office:value="360" calcext:value-type="float">
            <text:p>360</text:p>
          </table:table-cell>
          <table:table-cell office:value-type="float" office:value="-183.8335" calcext:value-type="float">
            <text:p>-183.8335</text:p>
          </table:table-cell>
          <table:table-cell office:value-type="float" office:value="0" calcext:value-type="float">
            <text:p>0</text:p>
          </table:table-cell>
          <table:table-cell office:value-type="float" office:value="236.5331" calcext:value-type="float">
            <text:p>236.5331</text:p>
          </table:table-cell>
          <table:table-cell office:value-type="float" office:value="314.6686" calcext:value-type="float">
            <text:p>314.6686</text:p>
          </table:table-cell>
          <table:table-cell office:value-type="float" office:value="960.7924" calcext:value-type="float">
            <text:p>960.7924</text:p>
          </table:table-cell>
          <table:table-cell office:value-type="float" office:value="963.6819" calcext:value-type="float">
            <text:p>963.6819</text:p>
          </table:table-cell>
          <table:table-cell office:value-type="float" office:value="948.218" calcext:value-type="float">
            <text:p>948.218</text:p>
          </table:table-cell>
          <table:table-cell office:value-type="float" office:value="951.2012" calcext:value-type="float">
            <text:p>951.2012</text:p>
          </table:table-cell>
          <table:table-cell office:value-type="float" office:value="344.8" calcext:value-type="float">
            <text:p>344.8</text:p>
          </table:table-cell>
          <table:table-cell office:value-type="float" office:value="461.4327" calcext:value-type="float">
            <text:p>461.4327</text:p>
          </table:table-cell>
          <table:table-cell office:value-type="float" office:value="392.9161" calcext:value-type="float">
            <text:p>392.9161</text:p>
          </table:table-cell>
          <table:table-cell office:value-type="float" office:value="329.0117" calcext:value-type="float">
            <text:p>329.01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1998" calcext:value-type="float">
            <text:p>4041998</text:p>
          </table:table-cell>
          <table:table-cell office:value-type="float" office:value="364.5724" calcext:value-type="float">
            <text:p>364.5724</text:p>
          </table:table-cell>
          <table:table-cell office:value-type="float" office:value="5794.663" calcext:value-type="float">
            <text:p>5794.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2.9066" calcext:value-type="float">
            <text:p>-182.9066</text:p>
          </table:table-cell>
          <table:table-cell office:value-type="float" office:value="556.2407" calcext:value-type="float">
            <text:p>556.2407</text:p>
          </table:table-cell>
          <table:table-cell office:value-type="float" office:value="0" calcext:value-type="float">
            <text:p>0</text:p>
          </table:table-cell>
          <table:table-cell office:value-type="float" office:value="217.5916" calcext:value-type="float">
            <text:p>217.5916</text:p>
          </table:table-cell>
          <table:table-cell office:value-type="float" office:value="149.6237" calcext:value-type="float">
            <text:p>149.6237</text:p>
          </table:table-cell>
          <table:table-cell office:value-type="float" office:value="-0.04090538" calcext:value-type="float">
            <text:p>-0.04090538</text:p>
          </table:table-cell>
          <table:table-cell office:value-type="float" office:value="0" calcext:value-type="float">
            <text:p>0</text:p>
          </table:table-cell>
          <table:table-cell office:value-type="float" office:value="0.57554" calcext:value-type="float">
            <text:p>0.57554</text:p>
          </table:table-cell>
          <table:table-cell office:value-type="float" office:value="1.278729" calcext:value-type="float">
            <text:p>1.278729</text:p>
          </table:table-cell>
          <table:table-cell office:value-type="float" office:value="360" calcext:value-type="float">
            <text:p>360</text:p>
          </table:table-cell>
          <table:table-cell office:value-type="float" office:value="-184.8018" calcext:value-type="float">
            <text:p>-184.8018</text:p>
          </table:table-cell>
          <table:table-cell office:value-type="float" office:value="0" calcext:value-type="float">
            <text:p>0</text:p>
          </table:table-cell>
          <table:table-cell office:value-type="float" office:value="236.7722" calcext:value-type="float">
            <text:p>236.7722</text:p>
          </table:table-cell>
          <table:table-cell office:value-type="float" office:value="314.6329" calcext:value-type="float">
            <text:p>314.6329</text:p>
          </table:table-cell>
          <table:table-cell office:value-type="float" office:value="960.7091" calcext:value-type="float">
            <text:p>960.7091</text:p>
          </table:table-cell>
          <table:table-cell office:value-type="float" office:value="963.603" calcext:value-type="float">
            <text:p>963.603</text:p>
          </table:table-cell>
          <table:table-cell office:value-type="float" office:value="948.1578" calcext:value-type="float">
            <text:p>948.1578</text:p>
          </table:table-cell>
          <table:table-cell office:value-type="float" office:value="951.1548" calcext:value-type="float">
            <text:p>951.1548</text:p>
          </table:table-cell>
          <table:table-cell office:value-type="float" office:value="344.7813" calcext:value-type="float">
            <text:p>344.7813</text:p>
          </table:table-cell>
          <table:table-cell office:value-type="float" office:value="461.4106" calcext:value-type="float">
            <text:p>461.4106</text:p>
          </table:table-cell>
          <table:table-cell office:value-type="float" office:value="392.9036" calcext:value-type="float">
            <text:p>392.9036</text:p>
          </table:table-cell>
          <table:table-cell office:value-type="float" office:value="329.0078" calcext:value-type="float">
            <text:p>329.00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1998" calcext:value-type="float">
            <text:p>5041998</text:p>
          </table:table-cell>
          <table:table-cell office:value-type="float" office:value="363.7448" calcext:value-type="float">
            <text:p>363.7448</text:p>
          </table:table-cell>
          <table:table-cell office:value-type="float" office:value="5794.61" calcext:value-type="float">
            <text:p>5794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3.7101" calcext:value-type="float">
            <text:p>-183.7101</text:p>
          </table:table-cell>
          <table:table-cell office:value-type="float" office:value="559.8305" calcext:value-type="float">
            <text:p>559.8305</text:p>
          </table:table-cell>
          <table:table-cell office:value-type="float" office:value="0" calcext:value-type="float">
            <text:p>0</text:p>
          </table:table-cell>
          <table:table-cell office:value-type="float" office:value="217.1792" calcext:value-type="float">
            <text:p>217.1792</text:p>
          </table:table-cell>
          <table:table-cell office:value-type="float" office:value="148.8208" calcext:value-type="float">
            <text:p>148.8208</text:p>
          </table:table-cell>
          <table:table-cell office:value-type="float" office:value="-0.04080819" calcext:value-type="float">
            <text:p>-0.04080819</text:p>
          </table:table-cell>
          <table:table-cell office:value-type="float" office:value="0" calcext:value-type="float">
            <text:p>0</text:p>
          </table:table-cell>
          <table:table-cell office:value-type="float" office:value="0.5810001" calcext:value-type="float">
            <text:p>0.5810001</text:p>
          </table:table-cell>
          <table:table-cell office:value-type="float" office:value="1.309968" calcext:value-type="float">
            <text:p>1.309968</text:p>
          </table:table-cell>
          <table:table-cell office:value-type="float" office:value="360" calcext:value-type="float">
            <text:p>360</text:p>
          </table:table-cell>
          <table:table-cell office:value-type="float" office:value="-185.6419" calcext:value-type="float">
            <text:p>-185.6419</text:p>
          </table:table-cell>
          <table:table-cell office:value-type="float" office:value="0" calcext:value-type="float">
            <text:p>0</text:p>
          </table:table-cell>
          <table:table-cell office:value-type="float" office:value="237.0379" calcext:value-type="float">
            <text:p>237.0379</text:p>
          </table:table-cell>
          <table:table-cell office:value-type="float" office:value="314.6056" calcext:value-type="float">
            <text:p>314.6056</text:p>
          </table:table-cell>
          <table:table-cell office:value-type="float" office:value="960.629" calcext:value-type="float">
            <text:p>960.629</text:p>
          </table:table-cell>
          <table:table-cell office:value-type="float" office:value="963.5275" calcext:value-type="float">
            <text:p>963.5275</text:p>
          </table:table-cell>
          <table:table-cell office:value-type="float" office:value="948.0997" calcext:value-type="float">
            <text:p>948.0997</text:p>
          </table:table-cell>
          <table:table-cell office:value-type="float" office:value="951.1102" calcext:value-type="float">
            <text:p>951.1102</text:p>
          </table:table-cell>
          <table:table-cell office:value-type="float" office:value="344.7633" calcext:value-type="float">
            <text:p>344.7633</text:p>
          </table:table-cell>
          <table:table-cell office:value-type="float" office:value="461.3887" calcext:value-type="float">
            <text:p>461.3887</text:p>
          </table:table-cell>
          <table:table-cell office:value-type="float" office:value="392.8917" calcext:value-type="float">
            <text:p>392.8917</text:p>
          </table:table-cell>
          <table:table-cell office:value-type="float" office:value="329.0026" calcext:value-type="float">
            <text:p>329.00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1998" calcext:value-type="float">
            <text:p>6041998</text:p>
          </table:table-cell>
          <table:table-cell office:value-type="float" office:value="362.9307" calcext:value-type="float">
            <text:p>362.9307</text:p>
          </table:table-cell>
          <table:table-cell office:value-type="float" office:value="5794.558" calcext:value-type="float">
            <text:p>5794.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4.4613" calcext:value-type="float">
            <text:p>-184.4613</text:p>
          </table:table-cell>
          <table:table-cell office:value-type="float" office:value="562.9545" calcext:value-type="float">
            <text:p>562.9545</text:p>
          </table:table-cell>
          <table:table-cell office:value-type="float" office:value="0" calcext:value-type="float">
            <text:p>0</text:p>
          </table:table-cell>
          <table:table-cell office:value-type="float" office:value="216.767" calcext:value-type="float">
            <text:p>216.767</text:p>
          </table:table-cell>
          <table:table-cell office:value-type="float" office:value="148.0229" calcext:value-type="float">
            <text:p>148.0229</text:p>
          </table:table-cell>
          <table:table-cell office:value-type="float" office:value="-0.04071399" calcext:value-type="float">
            <text:p>-0.04071399</text:p>
          </table:table-cell>
          <table:table-cell office:value-type="float" office:value="0" calcext:value-type="float">
            <text:p>0</text:p>
          </table:table-cell>
          <table:table-cell office:value-type="float" office:value="0.5865233" calcext:value-type="float">
            <text:p>0.5865233</text:p>
          </table:table-cell>
          <table:table-cell office:value-type="float" office:value="1.340249" calcext:value-type="float">
            <text:p>1.340249</text:p>
          </table:table-cell>
          <table:table-cell office:value-type="float" office:value="360" calcext:value-type="float">
            <text:p>360</text:p>
          </table:table-cell>
          <table:table-cell office:value-type="float" office:value="-186.4288" calcext:value-type="float">
            <text:p>-186.4288</text:p>
          </table:table-cell>
          <table:table-cell office:value-type="float" office:value="0" calcext:value-type="float">
            <text:p>0</text:p>
          </table:table-cell>
          <table:table-cell office:value-type="float" office:value="237.3067" calcext:value-type="float">
            <text:p>237.3067</text:p>
          </table:table-cell>
          <table:table-cell office:value-type="float" office:value="314.5798" calcext:value-type="float">
            <text:p>314.5798</text:p>
          </table:table-cell>
          <table:table-cell office:value-type="float" office:value="960.5496" calcext:value-type="float">
            <text:p>960.5496</text:p>
          </table:table-cell>
          <table:table-cell office:value-type="float" office:value="963.4529" calcext:value-type="float">
            <text:p>963.4529</text:p>
          </table:table-cell>
          <table:table-cell office:value-type="float" office:value="948.0417" calcext:value-type="float">
            <text:p>948.0417</text:p>
          </table:table-cell>
          <table:table-cell office:value-type="float" office:value="951.0665" calcext:value-type="float">
            <text:p>951.0665</text:p>
          </table:table-cell>
          <table:table-cell office:value-type="float" office:value="344.7459" calcext:value-type="float">
            <text:p>344.7459</text:p>
          </table:table-cell>
          <table:table-cell office:value-type="float" office:value="461.3675" calcext:value-type="float">
            <text:p>461.3675</text:p>
          </table:table-cell>
          <table:table-cell office:value-type="float" office:value="392.8802" calcext:value-type="float">
            <text:p>392.8802</text:p>
          </table:table-cell>
          <table:table-cell office:value-type="float" office:value="328.9968" calcext:value-type="float">
            <text:p>328.99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1998" calcext:value-type="float">
            <text:p>7041998</text:p>
          </table:table-cell>
          <table:table-cell office:value-type="float" office:value="362.1109" calcext:value-type="float">
            <text:p>362.1109</text:p>
          </table:table-cell>
          <table:table-cell office:value-type="float" office:value="5794.508" calcext:value-type="float">
            <text:p>5794.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5.2101" calcext:value-type="float">
            <text:p>-185.2101</text:p>
          </table:table-cell>
          <table:table-cell office:value-type="float" office:value="566.1359" calcext:value-type="float">
            <text:p>566.1359</text:p>
          </table:table-cell>
          <table:table-cell office:value-type="float" office:value="0" calcext:value-type="float">
            <text:p>0</text:p>
          </table:table-cell>
          <table:table-cell office:value-type="float" office:value="216.3554" calcext:value-type="float">
            <text:p>216.3554</text:p>
          </table:table-cell>
          <table:table-cell office:value-type="float" office:value="147.2216" calcext:value-type="float">
            <text:p>147.2216</text:p>
          </table:table-cell>
          <table:table-cell office:value-type="float" office:value="-0.04062242" calcext:value-type="float">
            <text:p>-0.04062242</text:p>
          </table:table-cell>
          <table:table-cell office:value-type="float" office:value="0" calcext:value-type="float">
            <text:p>0</text:p>
          </table:table-cell>
          <table:table-cell office:value-type="float" office:value="0.5920457" calcext:value-type="float">
            <text:p>0.5920457</text:p>
          </table:table-cell>
          <table:table-cell office:value-type="float" office:value="1.370721" calcext:value-type="float">
            <text:p>1.370721</text:p>
          </table:table-cell>
          <table:table-cell office:value-type="float" office:value="360" calcext:value-type="float">
            <text:p>360</text:p>
          </table:table-cell>
          <table:table-cell office:value-type="float" office:value="-187.2135" calcext:value-type="float">
            <text:p>-187.2135</text:p>
          </table:table-cell>
          <table:table-cell office:value-type="float" office:value="0" calcext:value-type="float">
            <text:p>0</text:p>
          </table:table-cell>
          <table:table-cell office:value-type="float" office:value="237.5735" calcext:value-type="float">
            <text:p>237.5735</text:p>
          </table:table-cell>
          <table:table-cell office:value-type="float" office:value="314.5545" calcext:value-type="float">
            <text:p>314.5545</text:p>
          </table:table-cell>
          <table:table-cell office:value-type="float" office:value="960.4679" calcext:value-type="float">
            <text:p>960.4679</text:p>
          </table:table-cell>
          <table:table-cell office:value-type="float" office:value="963.3798" calcext:value-type="float">
            <text:p>963.3798</text:p>
          </table:table-cell>
          <table:table-cell office:value-type="float" office:value="947.9855" calcext:value-type="float">
            <text:p>947.9855</text:p>
          </table:table-cell>
          <table:table-cell office:value-type="float" office:value="951.0231" calcext:value-type="float">
            <text:p>951.0231</text:p>
          </table:table-cell>
          <table:table-cell office:value-type="float" office:value="344.7288" calcext:value-type="float">
            <text:p>344.7288</text:p>
          </table:table-cell>
          <table:table-cell office:value-type="float" office:value="461.3469" calcext:value-type="float">
            <text:p>461.3469</text:p>
          </table:table-cell>
          <table:table-cell office:value-type="float" office:value="392.8689" calcext:value-type="float">
            <text:p>392.8689</text:p>
          </table:table-cell>
          <table:table-cell office:value-type="float" office:value="328.9908" calcext:value-type="float">
            <text:p>328.990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1998" calcext:value-type="float">
            <text:p>8041998</text:p>
          </table:table-cell>
          <table:table-cell office:value-type="float" office:value="361.2879" calcext:value-type="float">
            <text:p>361.2879</text:p>
          </table:table-cell>
          <table:table-cell office:value-type="float" office:value="5794.461" calcext:value-type="float">
            <text:p>5794.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5.951" calcext:value-type="float">
            <text:p>-185.951</text:p>
          </table:table-cell>
          <table:table-cell office:value-type="float" office:value="568.9777" calcext:value-type="float">
            <text:p>568.9777</text:p>
          </table:table-cell>
          <table:table-cell office:value-type="float" office:value="0" calcext:value-type="float">
            <text:p>0</text:p>
          </table:table-cell>
          <table:table-cell office:value-type="float" office:value="215.9419" calcext:value-type="float">
            <text:p>215.9419</text:p>
          </table:table-cell>
          <table:table-cell office:value-type="float" office:value="146.414" calcext:value-type="float">
            <text:p>146.414</text:p>
          </table:table-cell>
          <table:table-cell office:value-type="float" office:value="-0.04053454" calcext:value-type="float">
            <text:p>-0.04053454</text:p>
          </table:table-cell>
          <table:table-cell office:value-type="float" office:value="0" calcext:value-type="float">
            <text:p>0</text:p>
          </table:table-cell>
          <table:table-cell office:value-type="float" office:value="0.5975595" calcext:value-type="float">
            <text:p>0.5975595</text:p>
          </table:table-cell>
          <table:table-cell office:value-type="float" office:value="1.401365" calcext:value-type="float">
            <text:p>1.401365</text:p>
          </table:table-cell>
          <table:table-cell office:value-type="float" office:value="360" calcext:value-type="float">
            <text:p>360</text:p>
          </table:table-cell>
          <table:table-cell office:value-type="float" office:value="-187.9905" calcext:value-type="float">
            <text:p>-187.9905</text:p>
          </table:table-cell>
          <table:table-cell office:value-type="float" office:value="0" calcext:value-type="float">
            <text:p>0</text:p>
          </table:table-cell>
          <table:table-cell office:value-type="float" office:value="237.8437" calcext:value-type="float">
            <text:p>237.8437</text:p>
          </table:table-cell>
          <table:table-cell office:value-type="float" office:value="314.5308" calcext:value-type="float">
            <text:p>314.5308</text:p>
          </table:table-cell>
          <table:table-cell office:value-type="float" office:value="960.3864" calcext:value-type="float">
            <text:p>960.3864</text:p>
          </table:table-cell>
          <table:table-cell office:value-type="float" office:value="963.3059" calcext:value-type="float">
            <text:p>963.3059</text:p>
          </table:table-cell>
          <table:table-cell office:value-type="float" office:value="947.9301" calcext:value-type="float">
            <text:p>947.9301</text:p>
          </table:table-cell>
          <table:table-cell office:value-type="float" office:value="950.9799" calcext:value-type="float">
            <text:p>950.9799</text:p>
          </table:table-cell>
          <table:table-cell office:value-type="float" office:value="344.7118" calcext:value-type="float">
            <text:p>344.7118</text:p>
          </table:table-cell>
          <table:table-cell office:value-type="float" office:value="461.3265" calcext:value-type="float">
            <text:p>461.3265</text:p>
          </table:table-cell>
          <table:table-cell office:value-type="float" office:value="392.8578" calcext:value-type="float">
            <text:p>392.8578</text:p>
          </table:table-cell>
          <table:table-cell office:value-type="float" office:value="328.9847" calcext:value-type="float">
            <text:p>328.98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1998" calcext:value-type="float">
            <text:p>9041998</text:p>
          </table:table-cell>
          <table:table-cell office:value-type="float" office:value="360.4831" calcext:value-type="float">
            <text:p>360.4831</text:p>
          </table:table-cell>
          <table:table-cell office:value-type="float" office:value="5794.414" calcext:value-type="float">
            <text:p>5794.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6.7074" calcext:value-type="float">
            <text:p>-186.7074</text:p>
          </table:table-cell>
          <table:table-cell office:value-type="float" office:value="572.5678" calcext:value-type="float">
            <text:p>572.5678</text:p>
          </table:table-cell>
          <table:table-cell office:value-type="float" office:value="0" calcext:value-type="float">
            <text:p>0</text:p>
          </table:table-cell>
          <table:table-cell office:value-type="float" office:value="215.5248" calcext:value-type="float">
            <text:p>215.5248</text:p>
          </table:table-cell>
          <table:table-cell office:value-type="float" office:value="145.6408" calcext:value-type="float">
            <text:p>145.6408</text:p>
          </table:table-cell>
          <table:table-cell office:value-type="float" office:value="-0.04044162" calcext:value-type="float">
            <text:p>-0.04044162</text:p>
          </table:table-cell>
          <table:table-cell office:value-type="float" office:value="0" calcext:value-type="float">
            <text:p>0</text:p>
          </table:table-cell>
          <table:table-cell office:value-type="float" office:value="0.6029019" calcext:value-type="float">
            <text:p>0.6029019</text:p>
          </table:table-cell>
          <table:table-cell office:value-type="float" office:value="1.431422" calcext:value-type="float">
            <text:p>1.431422</text:p>
          </table:table-cell>
          <table:table-cell office:value-type="float" office:value="360" calcext:value-type="float">
            <text:p>360</text:p>
          </table:table-cell>
          <table:table-cell office:value-type="float" office:value="-188.7821" calcext:value-type="float">
            <text:p>-188.7821</text:p>
          </table:table-cell>
          <table:table-cell office:value-type="float" office:value="0" calcext:value-type="float">
            <text:p>0</text:p>
          </table:table-cell>
          <table:table-cell office:value-type="float" office:value="238.0985" calcext:value-type="float">
            <text:p>238.0985</text:p>
          </table:table-cell>
          <table:table-cell office:value-type="float" office:value="314.5043" calcext:value-type="float">
            <text:p>314.5043</text:p>
          </table:table-cell>
          <table:table-cell office:value-type="float" office:value="960.3068" calcext:value-type="float">
            <text:p>960.3068</text:p>
          </table:table-cell>
          <table:table-cell office:value-type="float" office:value="963.2335" calcext:value-type="float">
            <text:p>963.2335</text:p>
          </table:table-cell>
          <table:table-cell office:value-type="float" office:value="947.8727" calcext:value-type="float">
            <text:p>947.8727</text:p>
          </table:table-cell>
          <table:table-cell office:value-type="float" office:value="950.9368" calcext:value-type="float">
            <text:p>950.9368</text:p>
          </table:table-cell>
          <table:table-cell office:value-type="float" office:value="344.6946" calcext:value-type="float">
            <text:p>344.6946</text:p>
          </table:table-cell>
          <table:table-cell office:value-type="float" office:value="461.3063" calcext:value-type="float">
            <text:p>461.3063</text:p>
          </table:table-cell>
          <table:table-cell office:value-type="float" office:value="392.8469" calcext:value-type="float">
            <text:p>392.8469</text:p>
          </table:table-cell>
          <table:table-cell office:value-type="float" office:value="328.9786" calcext:value-type="float">
            <text:p>328.97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1998" calcext:value-type="float">
            <text:p>10041998</text:p>
          </table:table-cell>
          <table:table-cell office:value-type="float" office:value="359.6959" calcext:value-type="float">
            <text:p>359.6959</text:p>
          </table:table-cell>
          <table:table-cell office:value-type="float" office:value="5794.366" calcext:value-type="float">
            <text:p>5794.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7.4554" calcext:value-type="float">
            <text:p>-187.4554</text:p>
          </table:table-cell>
          <table:table-cell office:value-type="float" office:value="576.0367" calcext:value-type="float">
            <text:p>576.0367</text:p>
          </table:table-cell>
          <table:table-cell office:value-type="float" office:value="0" calcext:value-type="float">
            <text:p>0</text:p>
          </table:table-cell>
          <table:table-cell office:value-type="float" office:value="215.105" calcext:value-type="float">
            <text:p>215.105</text:p>
          </table:table-cell>
          <table:table-cell office:value-type="float" office:value="144.8876" calcext:value-type="float">
            <text:p>144.8876</text:p>
          </table:table-cell>
          <table:table-cell office:value-type="float" office:value="-0.04034124" calcext:value-type="float">
            <text:p>-0.04034124</text:p>
          </table:table-cell>
          <table:table-cell office:value-type="float" office:value="0" calcext:value-type="float">
            <text:p>0</text:p>
          </table:table-cell>
          <table:table-cell office:value-type="float" office:value="0.6080599" calcext:value-type="float">
            <text:p>0.6080599</text:p>
          </table:table-cell>
          <table:table-cell office:value-type="float" office:value="1.459082" calcext:value-type="float">
            <text:p>1.459082</text:p>
          </table:table-cell>
          <table:table-cell office:value-type="float" office:value="360" calcext:value-type="float">
            <text:p>360</text:p>
          </table:table-cell>
          <table:table-cell office:value-type="float" office:value="-189.5629" calcext:value-type="float">
            <text:p>-189.5629</text:p>
          </table:table-cell>
          <table:table-cell office:value-type="float" office:value="0" calcext:value-type="float">
            <text:p>0</text:p>
          </table:table-cell>
          <table:table-cell office:value-type="float" office:value="238.3463" calcext:value-type="float">
            <text:p>238.3463</text:p>
          </table:table-cell>
          <table:table-cell office:value-type="float" office:value="314.4782" calcext:value-type="float">
            <text:p>314.4782</text:p>
          </table:table-cell>
          <table:table-cell office:value-type="float" office:value="960.2279" calcext:value-type="float">
            <text:p>960.2279</text:p>
          </table:table-cell>
          <table:table-cell office:value-type="float" office:value="963.1628" calcext:value-type="float">
            <text:p>963.1628</text:p>
          </table:table-cell>
          <table:table-cell office:value-type="float" office:value="947.817" calcext:value-type="float">
            <text:p>947.817</text:p>
          </table:table-cell>
          <table:table-cell office:value-type="float" office:value="950.8943" calcext:value-type="float">
            <text:p>950.8943</text:p>
          </table:table-cell>
          <table:table-cell office:value-type="float" office:value="344.6776" calcext:value-type="float">
            <text:p>344.6776</text:p>
          </table:table-cell>
          <table:table-cell office:value-type="float" office:value="461.2862" calcext:value-type="float">
            <text:p>461.2862</text:p>
          </table:table-cell>
          <table:table-cell office:value-type="float" office:value="392.8362" calcext:value-type="float">
            <text:p>392.8362</text:p>
          </table:table-cell>
          <table:table-cell office:value-type="float" office:value="328.9724" calcext:value-type="float">
            <text:p>328.97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1998" calcext:value-type="float">
            <text:p>11041998</text:p>
          </table:table-cell>
          <table:table-cell office:value-type="float" office:value="358.5528" calcext:value-type="float">
            <text:p>358.5528</text:p>
          </table:table-cell>
          <table:table-cell office:value-type="float" office:value="5794.403" calcext:value-type="float">
            <text:p>5794.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8.4172" calcext:value-type="float">
            <text:p>-188.4172</text:p>
          </table:table-cell>
          <table:table-cell office:value-type="float" office:value="579.7609" calcext:value-type="float">
            <text:p>579.7609</text:p>
          </table:table-cell>
          <table:table-cell office:value-type="float" office:value="0" calcext:value-type="float">
            <text:p>0</text:p>
          </table:table-cell>
          <table:table-cell office:value-type="float" office:value="214.7786" calcext:value-type="float">
            <text:p>214.7786</text:p>
          </table:table-cell>
          <table:table-cell office:value-type="float" office:value="143.711" calcext:value-type="float">
            <text:p>143.711</text:p>
          </table:table-cell>
          <table:table-cell office:value-type="float" office:value="-0.04031426" calcext:value-type="float">
            <text:p>-0.04031426</text:p>
          </table:table-cell>
          <table:table-cell office:value-type="float" office:value="0" calcext:value-type="float">
            <text:p>0</text:p>
          </table:table-cell>
          <table:table-cell office:value-type="float" office:value="0.6139016" calcext:value-type="float">
            <text:p>0.6139016</text:p>
          </table:table-cell>
          <table:table-cell office:value-type="float" office:value="1.486541" calcext:value-type="float">
            <text:p>1.486541</text:p>
          </table:table-cell>
          <table:table-cell office:value-type="float" office:value="360" calcext:value-type="float">
            <text:p>360</text:p>
          </table:table-cell>
          <table:table-cell office:value-type="float" office:value="-190.558" calcext:value-type="float">
            <text:p>-190.558</text:p>
          </table:table-cell>
          <table:table-cell office:value-type="float" office:value="0" calcext:value-type="float">
            <text:p>0</text:p>
          </table:table-cell>
          <table:table-cell office:value-type="float" office:value="238.7368" calcext:value-type="float">
            <text:p>238.7368</text:p>
          </table:table-cell>
          <table:table-cell office:value-type="float" office:value="314.4663" calcext:value-type="float">
            <text:p>314.4663</text:p>
          </table:table-cell>
          <table:table-cell office:value-type="float" office:value="960.1469" calcext:value-type="float">
            <text:p>960.1469</text:p>
          </table:table-cell>
          <table:table-cell office:value-type="float" office:value="963.0895" calcext:value-type="float">
            <text:p>963.0895</text:p>
          </table:table-cell>
          <table:table-cell office:value-type="float" office:value="947.7593" calcext:value-type="float">
            <text:p>947.7593</text:p>
          </table:table-cell>
          <table:table-cell office:value-type="float" office:value="950.8513" calcext:value-type="float">
            <text:p>950.8513</text:p>
          </table:table-cell>
          <table:table-cell office:value-type="float" office:value="344.6607" calcext:value-type="float">
            <text:p>344.6607</text:p>
          </table:table-cell>
          <table:table-cell office:value-type="float" office:value="461.2662" calcext:value-type="float">
            <text:p>461.2662</text:p>
          </table:table-cell>
          <table:table-cell office:value-type="float" office:value="392.8255" calcext:value-type="float">
            <text:p>392.8255</text:p>
          </table:table-cell>
          <table:table-cell office:value-type="float" office:value="328.9664" calcext:value-type="float">
            <text:p>328.966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1998" calcext:value-type="float">
            <text:p>12041998</text:p>
          </table:table-cell>
          <table:table-cell office:value-type="float" office:value="355.9682" calcext:value-type="float">
            <text:p>355.9682</text:p>
          </table:table-cell>
          <table:table-cell office:value-type="float" office:value="5794.767" calcext:value-type="float">
            <text:p>5794.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0.3234" calcext:value-type="float">
            <text:p>-190.3234</text:p>
          </table:table-cell>
          <table:table-cell office:value-type="float" office:value="585.7166" calcext:value-type="float">
            <text:p>585.7166</text:p>
          </table:table-cell>
          <table:table-cell office:value-type="float" office:value="0" calcext:value-type="float">
            <text:p>0</text:p>
          </table:table-cell>
          <table:table-cell office:value-type="float" office:value="214.8507" calcext:value-type="float">
            <text:p>214.8507</text:p>
          </table:table-cell>
          <table:table-cell office:value-type="float" office:value="140.833" calcext:value-type="float">
            <text:p>140.833</text:p>
          </table:table-cell>
          <table:table-cell office:value-type="float" office:value="-0.0437764" calcext:value-type="float">
            <text:p>-0.0437764</text:p>
          </table:table-cell>
          <table:table-cell office:value-type="float" office:value="0" calcext:value-type="float">
            <text:p>0</text:p>
          </table:table-cell>
          <table:table-cell office:value-type="float" office:value="0.6292109" calcext:value-type="float">
            <text:p>0.6292109</text:p>
          </table:table-cell>
          <table:table-cell office:value-type="float" office:value="1.518505" calcext:value-type="float">
            <text:p>1.518505</text:p>
          </table:table-cell>
          <table:table-cell office:value-type="float" office:value="360" calcext:value-type="float">
            <text:p>360</text:p>
          </table:table-cell>
          <table:table-cell office:value-type="float" office:value="-192.5149" calcext:value-type="float">
            <text:p>-192.5149</text:p>
          </table:table-cell>
          <table:table-cell office:value-type="float" office:value="0" calcext:value-type="float">
            <text:p>0</text:p>
          </table:table-cell>
          <table:table-cell office:value-type="float" office:value="239.6393" calcext:value-type="float">
            <text:p>239.6393</text:p>
          </table:table-cell>
          <table:table-cell office:value-type="float" office:value="314.5846" calcext:value-type="float">
            <text:p>314.5846</text:p>
          </table:table-cell>
          <table:table-cell office:value-type="float" office:value="960.0637" calcext:value-type="float">
            <text:p>960.0637</text:p>
          </table:table-cell>
          <table:table-cell office:value-type="float" office:value="962.9888" calcext:value-type="float">
            <text:p>962.9888</text:p>
          </table:table-cell>
          <table:table-cell office:value-type="float" office:value="947.6883" calcext:value-type="float">
            <text:p>947.6883</text:p>
          </table:table-cell>
          <table:table-cell office:value-type="float" office:value="950.7999" calcext:value-type="float">
            <text:p>950.7999</text:p>
          </table:table-cell>
          <table:table-cell office:value-type="float" office:value="344.6415" calcext:value-type="float">
            <text:p>344.6415</text:p>
          </table:table-cell>
          <table:table-cell office:value-type="float" office:value="461.2455" calcext:value-type="float">
            <text:p>461.2455</text:p>
          </table:table-cell>
          <table:table-cell office:value-type="float" office:value="392.8148" calcext:value-type="float">
            <text:p>392.8148</text:p>
          </table:table-cell>
          <table:table-cell office:value-type="float" office:value="328.9603" calcext:value-type="float">
            <text:p>328.96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1998" calcext:value-type="float">
            <text:p>13041998</text:p>
          </table:table-cell>
          <table:table-cell office:value-type="float" office:value="351.4912" calcext:value-type="float">
            <text:p>351.4912</text:p>
          </table:table-cell>
          <table:table-cell office:value-type="float" office:value="5795.331" calcext:value-type="float">
            <text:p>5795.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4.3115" calcext:value-type="float">
            <text:p>-194.3115</text:p>
          </table:table-cell>
          <table:table-cell office:value-type="float" office:value="598.6565" calcext:value-type="float">
            <text:p>598.6565</text:p>
          </table:table-cell>
          <table:table-cell office:value-type="float" office:value="0" calcext:value-type="float">
            <text:p>0</text:p>
          </table:table-cell>
          <table:table-cell office:value-type="float" office:value="215.6237" calcext:value-type="float">
            <text:p>215.6237</text:p>
          </table:table-cell>
          <table:table-cell office:value-type="float" office:value="136.7048" calcext:value-type="float">
            <text:p>136.7048</text:p>
          </table:table-cell>
          <table:table-cell office:value-type="float" office:value="-0.04386945" calcext:value-type="float">
            <text:p>-0.04386945</text:p>
          </table:table-cell>
          <table:table-cell office:value-type="float" office:value="0" calcext:value-type="float">
            <text:p>0</text:p>
          </table:table-cell>
          <table:table-cell office:value-type="float" office:value="0.6348684" calcext:value-type="float">
            <text:p>0.6348684</text:p>
          </table:table-cell>
          <table:table-cell office:value-type="float" office:value="1.547267" calcext:value-type="float">
            <text:p>1.547267</text:p>
          </table:table-cell>
          <table:table-cell office:value-type="float" office:value="360" calcext:value-type="float">
            <text:p>360</text:p>
          </table:table-cell>
          <table:table-cell office:value-type="float" office:value="-196.5375" calcext:value-type="float">
            <text:p>-196.5375</text:p>
          </table:table-cell>
          <table:table-cell office:value-type="float" office:value="0" calcext:value-type="float">
            <text:p>0</text:p>
          </table:table-cell>
          <table:table-cell office:value-type="float" office:value="240.5512" calcext:value-type="float">
            <text:p>240.5512</text:p>
          </table:table-cell>
          <table:table-cell office:value-type="float" office:value="314.4675" calcext:value-type="float">
            <text:p>314.4675</text:p>
          </table:table-cell>
          <table:table-cell office:value-type="float" office:value="959.8665" calcext:value-type="float">
            <text:p>959.8665</text:p>
          </table:table-cell>
          <table:table-cell office:value-type="float" office:value="962.8423" calcext:value-type="float">
            <text:p>962.8423</text:p>
          </table:table-cell>
          <table:table-cell office:value-type="float" office:value="947.5898" calcext:value-type="float">
            <text:p>947.5898</text:p>
          </table:table-cell>
          <table:table-cell office:value-type="float" office:value="950.7288" calcext:value-type="float">
            <text:p>950.7288</text:p>
          </table:table-cell>
          <table:table-cell office:value-type="float" office:value="344.6179" calcext:value-type="float">
            <text:p>344.6179</text:p>
          </table:table-cell>
          <table:table-cell office:value-type="float" office:value="461.2212" calcext:value-type="float">
            <text:p>461.2212</text:p>
          </table:table-cell>
          <table:table-cell office:value-type="float" office:value="392.8032" calcext:value-type="float">
            <text:p>392.8032</text:p>
          </table:table-cell>
          <table:table-cell office:value-type="float" office:value="328.9543" calcext:value-type="float">
            <text:p>328.95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1998" calcext:value-type="float">
            <text:p>14041998</text:p>
          </table:table-cell>
          <table:table-cell office:value-type="float" office:value="347.9023" calcext:value-type="float">
            <text:p>347.9023</text:p>
          </table:table-cell>
          <table:table-cell office:value-type="float" office:value="5795.731" calcext:value-type="float">
            <text:p>5795.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7.4578" calcext:value-type="float">
            <text:p>-197.4578</text:p>
          </table:table-cell>
          <table:table-cell office:value-type="float" office:value="608.9774" calcext:value-type="float">
            <text:p>608.9774</text:p>
          </table:table-cell>
          <table:table-cell office:value-type="float" office:value="0" calcext:value-type="float">
            <text:p>0</text:p>
          </table:table-cell>
          <table:table-cell office:value-type="float" office:value="214.9662" calcext:value-type="float">
            <text:p>214.9662</text:p>
          </table:table-cell>
          <table:table-cell office:value-type="float" office:value="133.5813" calcext:value-type="float">
            <text:p>133.5813</text:p>
          </table:table-cell>
          <table:table-cell office:value-type="float" office:value="-0.04451888" calcext:value-type="float">
            <text:p>-0.04451888</text:p>
          </table:table-cell>
          <table:table-cell office:value-type="float" office:value="0" calcext:value-type="float">
            <text:p>0</text:p>
          </table:table-cell>
          <table:table-cell office:value-type="float" office:value="0.6387874" calcext:value-type="float">
            <text:p>0.6387874</text:p>
          </table:table-cell>
          <table:table-cell office:value-type="float" office:value="1.56456" calcext:value-type="float">
            <text:p>1.56456</text:p>
          </table:table-cell>
          <table:table-cell office:value-type="float" office:value="360" calcext:value-type="float">
            <text:p>360</text:p>
          </table:table-cell>
          <table:table-cell office:value-type="float" office:value="-199.7057" calcext:value-type="float">
            <text:p>-199.7057</text:p>
          </table:table-cell>
          <table:table-cell office:value-type="float" office:value="0" calcext:value-type="float">
            <text:p>0</text:p>
          </table:table-cell>
          <table:table-cell office:value-type="float" office:value="241.3633" calcext:value-type="float">
            <text:p>241.3633</text:p>
          </table:table-cell>
          <table:table-cell office:value-type="float" office:value="314.323" calcext:value-type="float">
            <text:p>314.323</text:p>
          </table:table-cell>
          <table:table-cell office:value-type="float" office:value="959.621" calcext:value-type="float">
            <text:p>959.621</text:p>
          </table:table-cell>
          <table:table-cell office:value-type="float" office:value="962.6523" calcext:value-type="float">
            <text:p>962.6523</text:p>
          </table:table-cell>
          <table:table-cell office:value-type="float" office:value="947.4662" calcext:value-type="float">
            <text:p>947.4662</text:p>
          </table:table-cell>
          <table:table-cell office:value-type="float" office:value="950.635" calcext:value-type="float">
            <text:p>950.635</text:p>
          </table:table-cell>
          <table:table-cell office:value-type="float" office:value="344.5899" calcext:value-type="float">
            <text:p>344.5899</text:p>
          </table:table-cell>
          <table:table-cell office:value-type="float" office:value="461.1907" calcext:value-type="float">
            <text:p>461.1907</text:p>
          </table:table-cell>
          <table:table-cell office:value-type="float" office:value="392.7878" calcext:value-type="float">
            <text:p>392.7878</text:p>
          </table:table-cell>
          <table:table-cell office:value-type="float" office:value="328.9482" calcext:value-type="float">
            <text:p>328.948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1998" calcext:value-type="float">
            <text:p>15041998</text:p>
          </table:table-cell>
          <table:table-cell office:value-type="float" office:value="346.4305" calcext:value-type="float">
            <text:p>346.4305</text:p>
          </table:table-cell>
          <table:table-cell office:value-type="float" office:value="5795.75" calcext:value-type="float">
            <text:p>5795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8.845" calcext:value-type="float">
            <text:p>-198.845</text:p>
          </table:table-cell>
          <table:table-cell office:value-type="float" office:value="614.7971" calcext:value-type="float">
            <text:p>614.7971</text:p>
          </table:table-cell>
          <table:table-cell office:value-type="float" office:value="0" calcext:value-type="float">
            <text:p>0</text:p>
          </table:table-cell>
          <table:table-cell office:value-type="float" office:value="211.5353" calcext:value-type="float">
            <text:p>211.5353</text:p>
          </table:table-cell>
          <table:table-cell office:value-type="float" office:value="132.5366" calcext:value-type="float">
            <text:p>132.5366</text:p>
          </table:table-cell>
          <table:table-cell office:value-type="float" office:value="-0.0443316" calcext:value-type="float">
            <text:p>-0.0443316</text:p>
          </table:table-cell>
          <table:table-cell office:value-type="float" office:value="0" calcext:value-type="float">
            <text:p>0</text:p>
          </table:table-cell>
          <table:table-cell office:value-type="float" office:value="0.641813" calcext:value-type="float">
            <text:p>0.641813</text:p>
          </table:table-cell>
          <table:table-cell office:value-type="float" office:value="1.576831" calcext:value-type="float">
            <text:p>1.576831</text:p>
          </table:table-cell>
          <table:table-cell office:value-type="float" office:value="360" calcext:value-type="float">
            <text:p>360</text:p>
          </table:table-cell>
          <table:table-cell office:value-type="float" office:value="-201.108" calcext:value-type="float">
            <text:p>-201.108</text:p>
          </table:table-cell>
          <table:table-cell office:value-type="float" office:value="0" calcext:value-type="float">
            <text:p>0</text:p>
          </table:table-cell>
          <table:table-cell office:value-type="float" office:value="241.8528" calcext:value-type="float">
            <text:p>241.8528</text:p>
          </table:table-cell>
          <table:table-cell office:value-type="float" office:value="314.1873" calcext:value-type="float">
            <text:p>314.1873</text:p>
          </table:table-cell>
          <table:table-cell office:value-type="float" office:value="959.3798" calcext:value-type="float">
            <text:p>959.3798</text:p>
          </table:table-cell>
          <table:table-cell office:value-type="float" office:value="962.4564" calcext:value-type="float">
            <text:p>962.4564</text:p>
          </table:table-cell>
          <table:table-cell office:value-type="float" office:value="947.3353" calcext:value-type="float">
            <text:p>947.3353</text:p>
          </table:table-cell>
          <table:table-cell office:value-type="float" office:value="950.5325" calcext:value-type="float">
            <text:p>950.5325</text:p>
          </table:table-cell>
          <table:table-cell office:value-type="float" office:value="344.5576" calcext:value-type="float">
            <text:p>344.5576</text:p>
          </table:table-cell>
          <table:table-cell office:value-type="float" office:value="461.1561" calcext:value-type="float">
            <text:p>461.1561</text:p>
          </table:table-cell>
          <table:table-cell office:value-type="float" office:value="392.7704" calcext:value-type="float">
            <text:p>392.7704</text:p>
          </table:table-cell>
          <table:table-cell office:value-type="float" office:value="328.9419" calcext:value-type="float">
            <text:p>328.941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1998" calcext:value-type="float">
            <text:p>16041998</text:p>
          </table:table-cell>
          <table:table-cell office:value-type="float" office:value="344.3532" calcext:value-type="float">
            <text:p>344.3532</text:p>
          </table:table-cell>
          <table:table-cell office:value-type="float" office:value="5795.806" calcext:value-type="float">
            <text:p>5795.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0.4987" calcext:value-type="float">
            <text:p>-200.4987</text:p>
          </table:table-cell>
          <table:table-cell office:value-type="float" office:value="618.1212" calcext:value-type="float">
            <text:p>618.1212</text:p>
          </table:table-cell>
          <table:table-cell office:value-type="float" office:value="0" calcext:value-type="float">
            <text:p>0</text:p>
          </table:table-cell>
          <table:table-cell office:value-type="float" office:value="209.4125" calcext:value-type="float">
            <text:p>209.4125</text:p>
          </table:table-cell>
          <table:table-cell office:value-type="float" office:value="130.7128" calcext:value-type="float">
            <text:p>130.7128</text:p>
          </table:table-cell>
          <table:table-cell office:value-type="float" office:value="-0.04515413" calcext:value-type="float">
            <text:p>-0.04515413</text:p>
          </table:table-cell>
          <table:table-cell office:value-type="float" office:value="0" calcext:value-type="float">
            <text:p>0</text:p>
          </table:table-cell>
          <table:table-cell office:value-type="float" office:value="0.6484643" calcext:value-type="float">
            <text:p>0.6484643</text:p>
          </table:table-cell>
          <table:table-cell office:value-type="float" office:value="1.591491" calcext:value-type="float">
            <text:p>1.591491</text:p>
          </table:table-cell>
          <table:table-cell office:value-type="float" office:value="360" calcext:value-type="float">
            <text:p>360</text:p>
          </table:table-cell>
          <table:table-cell office:value-type="float" office:value="-202.7839" calcext:value-type="float">
            <text:p>-202.7839</text:p>
          </table:table-cell>
          <table:table-cell office:value-type="float" office:value="0" calcext:value-type="float">
            <text:p>0</text:p>
          </table:table-cell>
          <table:table-cell office:value-type="float" office:value="242.5129" calcext:value-type="float">
            <text:p>242.5129</text:p>
          </table:table-cell>
          <table:table-cell office:value-type="float" office:value="314.1104" calcext:value-type="float">
            <text:p>314.1104</text:p>
          </table:table-cell>
          <table:table-cell office:value-type="float" office:value="959.1577" calcext:value-type="float">
            <text:p>959.1577</text:p>
          </table:table-cell>
          <table:table-cell office:value-type="float" office:value="962.2483" calcext:value-type="float">
            <text:p>962.2483</text:p>
          </table:table-cell>
          <table:table-cell office:value-type="float" office:value="947.1946" calcext:value-type="float">
            <text:p>947.1946</text:p>
          </table:table-cell>
          <table:table-cell office:value-type="float" office:value="950.4222" calcext:value-type="float">
            <text:p>950.4222</text:p>
          </table:table-cell>
          <table:table-cell office:value-type="float" office:value="344.5236" calcext:value-type="float">
            <text:p>344.5236</text:p>
          </table:table-cell>
          <table:table-cell office:value-type="float" office:value="461.1169" calcext:value-type="float">
            <text:p>461.1169</text:p>
          </table:table-cell>
          <table:table-cell office:value-type="float" office:value="392.7514" calcext:value-type="float">
            <text:p>392.7514</text:p>
          </table:table-cell>
          <table:table-cell office:value-type="float" office:value="328.9353" calcext:value-type="float">
            <text:p>328.935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1998" calcext:value-type="float">
            <text:p>17041998</text:p>
          </table:table-cell>
          <table:table-cell office:value-type="float" office:value="339.7195" calcext:value-type="float">
            <text:p>339.7195</text:p>
          </table:table-cell>
          <table:table-cell office:value-type="float" office:value="5796.232" calcext:value-type="float">
            <text:p>5796.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4.6291" calcext:value-type="float">
            <text:p>-204.6291</text:p>
          </table:table-cell>
          <table:table-cell office:value-type="float" office:value="630.7248" calcext:value-type="float">
            <text:p>630.7248</text:p>
          </table:table-cell>
          <table:table-cell office:value-type="float" office:value="0" calcext:value-type="float">
            <text:p>0</text:p>
          </table:table-cell>
          <table:table-cell office:value-type="float" office:value="209.884" calcext:value-type="float">
            <text:p>209.884</text:p>
          </table:table-cell>
          <table:table-cell office:value-type="float" office:value="126.5894" calcext:value-type="float">
            <text:p>126.5894</text:p>
          </table:table-cell>
          <table:table-cell office:value-type="float" office:value="-0.04527765" calcext:value-type="float">
            <text:p>-0.04527765</text:p>
          </table:table-cell>
          <table:table-cell office:value-type="float" office:value="0" calcext:value-type="float">
            <text:p>0</text:p>
          </table:table-cell>
          <table:table-cell office:value-type="float" office:value="0.65536" calcext:value-type="float">
            <text:p>0.65536</text:p>
          </table:table-cell>
          <table:table-cell office:value-type="float" office:value="1.614876" calcext:value-type="float">
            <text:p>1.614876</text:p>
          </table:table-cell>
          <table:table-cell office:value-type="float" office:value="360" calcext:value-type="float">
            <text:p>360</text:p>
          </table:table-cell>
          <table:table-cell office:value-type="float" office:value="-206.9446" calcext:value-type="float">
            <text:p>-206.9446</text:p>
          </table:table-cell>
          <table:table-cell office:value-type="float" office:value="0" calcext:value-type="float">
            <text:p>0</text:p>
          </table:table-cell>
          <table:table-cell office:value-type="float" office:value="243.5034" calcext:value-type="float">
            <text:p>243.5034</text:p>
          </table:table-cell>
          <table:table-cell office:value-type="float" office:value="313.9579" calcext:value-type="float">
            <text:p>313.9579</text:p>
          </table:table-cell>
          <table:table-cell office:value-type="float" office:value="958.8586" calcext:value-type="float">
            <text:p>958.8586</text:p>
          </table:table-cell>
          <table:table-cell office:value-type="float" office:value="962.0114" calcext:value-type="float">
            <text:p>962.0114</text:p>
          </table:table-cell>
          <table:table-cell office:value-type="float" office:value="947.0373" calcext:value-type="float">
            <text:p>947.0373</text:p>
          </table:table-cell>
          <table:table-cell office:value-type="float" office:value="950.3026" calcext:value-type="float">
            <text:p>950.3026</text:p>
          </table:table-cell>
          <table:table-cell office:value-type="float" office:value="344.4858" calcext:value-type="float">
            <text:p>344.4858</text:p>
          </table:table-cell>
          <table:table-cell office:value-type="float" office:value="461.0733" calcext:value-type="float">
            <text:p>461.0733</text:p>
          </table:table-cell>
          <table:table-cell office:value-type="float" office:value="392.7314" calcext:value-type="float">
            <text:p>392.7314</text:p>
          </table:table-cell>
          <table:table-cell office:value-type="float" office:value="328.9284" calcext:value-type="float">
            <text:p>328.928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1998" calcext:value-type="float">
            <text:p>18041998</text:p>
          </table:table-cell>
          <table:table-cell office:value-type="float" office:value="336.7579" calcext:value-type="float">
            <text:p>336.7579</text:p>
          </table:table-cell>
          <table:table-cell office:value-type="float" office:value="5796.417" calcext:value-type="float">
            <text:p>5796.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7.3972" calcext:value-type="float">
            <text:p>-207.3972</text:p>
          </table:table-cell>
          <table:table-cell office:value-type="float" office:value="639.8945" calcext:value-type="float">
            <text:p>639.8945</text:p>
          </table:table-cell>
          <table:table-cell office:value-type="float" office:value="0" calcext:value-type="float">
            <text:p>0</text:p>
          </table:table-cell>
          <table:table-cell office:value-type="float" office:value="209.2419" calcext:value-type="float">
            <text:p>209.2419</text:p>
          </table:table-cell>
          <table:table-cell office:value-type="float" office:value="124.1279" calcext:value-type="float">
            <text:p>124.1279</text:p>
          </table:table-cell>
          <table:table-cell office:value-type="float" office:value="-0.04508884" calcext:value-type="float">
            <text:p>-0.04508884</text:p>
          </table:table-cell>
          <table:table-cell office:value-type="float" office:value="0" calcext:value-type="float">
            <text:p>0</text:p>
          </table:table-cell>
          <table:table-cell office:value-type="float" office:value="0.6584198" calcext:value-type="float">
            <text:p>0.6584198</text:p>
          </table:table-cell>
          <table:table-cell office:value-type="float" office:value="1.627109" calcext:value-type="float">
            <text:p>1.627109</text:p>
          </table:table-cell>
          <table:table-cell office:value-type="float" office:value="360" calcext:value-type="float">
            <text:p>360</text:p>
          </table:table-cell>
          <table:table-cell office:value-type="float" office:value="-209.7278" calcext:value-type="float">
            <text:p>-209.7278</text:p>
          </table:table-cell>
          <table:table-cell office:value-type="float" office:value="0" calcext:value-type="float">
            <text:p>0</text:p>
          </table:table-cell>
          <table:table-cell office:value-type="float" office:value="244.1726" calcext:value-type="float">
            <text:p>244.1726</text:p>
          </table:table-cell>
          <table:table-cell office:value-type="float" office:value="313.8183" calcext:value-type="float">
            <text:p>313.8183</text:p>
          </table:table-cell>
          <table:table-cell office:value-type="float" office:value="958.6052" calcext:value-type="float">
            <text:p>958.6052</text:p>
          </table:table-cell>
          <table:table-cell office:value-type="float" office:value="961.8019" calcext:value-type="float">
            <text:p>961.8019</text:p>
          </table:table-cell>
          <table:table-cell office:value-type="float" office:value="946.8834" calcext:value-type="float">
            <text:p>946.8834</text:p>
          </table:table-cell>
          <table:table-cell office:value-type="float" office:value="950.1865" calcext:value-type="float">
            <text:p>950.1865</text:p>
          </table:table-cell>
          <table:table-cell office:value-type="float" office:value="344.448" calcext:value-type="float">
            <text:p>344.448</text:p>
          </table:table-cell>
          <table:table-cell office:value-type="float" office:value="461.0277" calcext:value-type="float">
            <text:p>461.0277</text:p>
          </table:table-cell>
          <table:table-cell office:value-type="float" office:value="392.7102" calcext:value-type="float">
            <text:p>392.7102</text:p>
          </table:table-cell>
          <table:table-cell office:value-type="float" office:value="328.9213" calcext:value-type="float">
            <text:p>328.92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1998" calcext:value-type="float">
            <text:p>19041998</text:p>
          </table:table-cell>
          <table:table-cell office:value-type="float" office:value="334.9222" calcext:value-type="float">
            <text:p>334.9222</text:p>
          </table:table-cell>
          <table:table-cell office:value-type="float" office:value="5796.405" calcext:value-type="float">
            <text:p>5796.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9.2128" calcext:value-type="float">
            <text:p>-209.2128</text:p>
          </table:table-cell>
          <table:table-cell office:value-type="float" office:value="646.1882" calcext:value-type="float">
            <text:p>646.1882</text:p>
          </table:table-cell>
          <table:table-cell office:value-type="float" office:value="0" calcext:value-type="float">
            <text:p>0</text:p>
          </table:table-cell>
          <table:table-cell office:value-type="float" office:value="208.0025" calcext:value-type="float">
            <text:p>208.0025</text:p>
          </table:table-cell>
          <table:table-cell office:value-type="float" office:value="122.7227" calcext:value-type="float">
            <text:p>122.7227</text:p>
          </table:table-cell>
          <table:table-cell office:value-type="float" office:value="-0.04483386" calcext:value-type="float">
            <text:p>-0.04483386</text:p>
          </table:table-cell>
          <table:table-cell office:value-type="float" office:value="0" calcext:value-type="float">
            <text:p>0</text:p>
          </table:table-cell>
          <table:table-cell office:value-type="float" office:value="0.6599885" calcext:value-type="float">
            <text:p>0.6599885</text:p>
          </table:table-cell>
          <table:table-cell office:value-type="float" office:value="1.634262" calcext:value-type="float">
            <text:p>1.634262</text:p>
          </table:table-cell>
          <table:table-cell office:value-type="float" office:value="360" calcext:value-type="float">
            <text:p>360</text:p>
          </table:table-cell>
          <table:table-cell office:value-type="float" office:value="-211.5519" calcext:value-type="float">
            <text:p>-211.5519</text:p>
          </table:table-cell>
          <table:table-cell office:value-type="float" office:value="0" calcext:value-type="float">
            <text:p>0</text:p>
          </table:table-cell>
          <table:table-cell office:value-type="float" office:value="244.6441" calcext:value-type="float">
            <text:p>244.6441</text:p>
          </table:table-cell>
          <table:table-cell office:value-type="float" office:value="313.6974" calcext:value-type="float">
            <text:p>313.6974</text:p>
          </table:table-cell>
          <table:table-cell office:value-type="float" office:value="958.3727" calcext:value-type="float">
            <text:p>958.3727</text:p>
          </table:table-cell>
          <table:table-cell office:value-type="float" office:value="961.6089" calcext:value-type="float">
            <text:p>961.6089</text:p>
          </table:table-cell>
          <table:table-cell office:value-type="float" office:value="946.7417" calcext:value-type="float">
            <text:p>946.7417</text:p>
          </table:table-cell>
          <table:table-cell office:value-type="float" office:value="950.0726" calcext:value-type="float">
            <text:p>950.0726</text:p>
          </table:table-cell>
          <table:table-cell office:value-type="float" office:value="344.411" calcext:value-type="float">
            <text:p>344.411</text:p>
          </table:table-cell>
          <table:table-cell office:value-type="float" office:value="460.9821" calcext:value-type="float">
            <text:p>460.9821</text:p>
          </table:table-cell>
          <table:table-cell office:value-type="float" office:value="392.6883" calcext:value-type="float">
            <text:p>392.6883</text:p>
          </table:table-cell>
          <table:table-cell office:value-type="float" office:value="328.9138" calcext:value-type="float">
            <text:p>328.913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1998" calcext:value-type="float">
            <text:p>20041998</text:p>
          </table:table-cell>
          <table:table-cell office:value-type="float" office:value="333.3039" calcext:value-type="float">
            <text:p>333.3039</text:p>
          </table:table-cell>
          <table:table-cell office:value-type="float" office:value="5796.396" calcext:value-type="float">
            <text:p>5796.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0.7708" calcext:value-type="float">
            <text:p>-210.7708</text:p>
          </table:table-cell>
          <table:table-cell office:value-type="float" office:value="650.7825" calcext:value-type="float">
            <text:p>650.7825</text:p>
          </table:table-cell>
          <table:table-cell office:value-type="float" office:value="0" calcext:value-type="float">
            <text:p>0</text:p>
          </table:table-cell>
          <table:table-cell office:value-type="float" office:value="205.5131" calcext:value-type="float">
            <text:p>205.5131</text:p>
          </table:table-cell>
          <table:table-cell office:value-type="float" office:value="121.5704" calcext:value-type="float">
            <text:p>121.5704</text:p>
          </table:table-cell>
          <table:table-cell office:value-type="float" office:value="-0.04460426" calcext:value-type="float">
            <text:p>-0.04460426</text:p>
          </table:table-cell>
          <table:table-cell office:value-type="float" office:value="0" calcext:value-type="float">
            <text:p>0</text:p>
          </table:table-cell>
          <table:table-cell office:value-type="float" office:value="0.6611376" calcext:value-type="float">
            <text:p>0.6611376</text:p>
          </table:table-cell>
          <table:table-cell office:value-type="float" office:value="1.63935" calcext:value-type="float">
            <text:p>1.63935</text:p>
          </table:table-cell>
          <table:table-cell office:value-type="float" office:value="360" calcext:value-type="float">
            <text:p>360</text:p>
          </table:table-cell>
          <table:table-cell office:value-type="float" office:value="-213.1159" calcext:value-type="float">
            <text:p>-213.1159</text:p>
          </table:table-cell>
          <table:table-cell office:value-type="float" office:value="0" calcext:value-type="float">
            <text:p>0</text:p>
          </table:table-cell>
          <table:table-cell office:value-type="float" office:value="245.1153" calcext:value-type="float">
            <text:p>245.1153</text:p>
          </table:table-cell>
          <table:table-cell office:value-type="float" office:value="313.5618" calcext:value-type="float">
            <text:p>313.5618</text:p>
          </table:table-cell>
          <table:table-cell office:value-type="float" office:value="958.1285" calcext:value-type="float">
            <text:p>958.1285</text:p>
          </table:table-cell>
          <table:table-cell office:value-type="float" office:value="961.4091" calcext:value-type="float">
            <text:p>961.4091</text:p>
          </table:table-cell>
          <table:table-cell office:value-type="float" office:value="946.5976" calcext:value-type="float">
            <text:p>946.5976</text:p>
          </table:table-cell>
          <table:table-cell office:value-type="float" office:value="949.9621" calcext:value-type="float">
            <text:p>949.9621</text:p>
          </table:table-cell>
          <table:table-cell office:value-type="float" office:value="344.3749" calcext:value-type="float">
            <text:p>344.3749</text:p>
          </table:table-cell>
          <table:table-cell office:value-type="float" office:value="460.9372" calcext:value-type="float">
            <text:p>460.9372</text:p>
          </table:table-cell>
          <table:table-cell office:value-type="float" office:value="392.6664" calcext:value-type="float">
            <text:p>392.6664</text:p>
          </table:table-cell>
          <table:table-cell office:value-type="float" office:value="328.9059" calcext:value-type="float">
            <text:p>328.905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1998" calcext:value-type="float">
            <text:p>21041998</text:p>
          </table:table-cell>
          <table:table-cell office:value-type="float" office:value="331.4756" calcext:value-type="float">
            <text:p>331.4756</text:p>
          </table:table-cell>
          <table:table-cell office:value-type="float" office:value="5796.459" calcext:value-type="float">
            <text:p>5796.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2.4335" calcext:value-type="float">
            <text:p>-212.4335</text:p>
          </table:table-cell>
          <table:table-cell office:value-type="float" office:value="656.888" calcext:value-type="float">
            <text:p>656.888</text:p>
          </table:table-cell>
          <table:table-cell office:value-type="float" office:value="0" calcext:value-type="float">
            <text:p>0</text:p>
          </table:table-cell>
          <table:table-cell office:value-type="float" office:value="201.28" calcext:value-type="float">
            <text:p>201.28</text:p>
          </table:table-cell>
          <table:table-cell office:value-type="float" office:value="120.3046" calcext:value-type="float">
            <text:p>120.3046</text:p>
          </table:table-cell>
          <table:table-cell office:value-type="float" office:value="-0.04434403" calcext:value-type="float">
            <text:p>-0.04434403</text:p>
          </table:table-cell>
          <table:table-cell office:value-type="float" office:value="0" calcext:value-type="float">
            <text:p>0</text:p>
          </table:table-cell>
          <table:table-cell office:value-type="float" office:value="0.6621528" calcext:value-type="float">
            <text:p>0.6621528</text:p>
          </table:table-cell>
          <table:table-cell office:value-type="float" office:value="1.643408" calcext:value-type="float">
            <text:p>1.643408</text:p>
          </table:table-cell>
          <table:table-cell office:value-type="float" office:value="360" calcext:value-type="float">
            <text:p>360</text:p>
          </table:table-cell>
          <table:table-cell office:value-type="float" office:value="-214.7834" calcext:value-type="float">
            <text:p>-214.7834</text:p>
          </table:table-cell>
          <table:table-cell office:value-type="float" office:value="0" calcext:value-type="float">
            <text:p>0</text:p>
          </table:table-cell>
          <table:table-cell office:value-type="float" office:value="245.7024" calcext:value-type="float">
            <text:p>245.7024</text:p>
          </table:table-cell>
          <table:table-cell office:value-type="float" office:value="313.3856" calcext:value-type="float">
            <text:p>313.3856</text:p>
          </table:table-cell>
          <table:table-cell office:value-type="float" office:value="957.8342" calcext:value-type="float">
            <text:p>957.8342</text:p>
          </table:table-cell>
          <table:table-cell office:value-type="float" office:value="961.1805" calcext:value-type="float">
            <text:p>961.1805</text:p>
          </table:table-cell>
          <table:table-cell office:value-type="float" office:value="946.4425" calcext:value-type="float">
            <text:p>946.4425</text:p>
          </table:table-cell>
          <table:table-cell office:value-type="float" office:value="949.8441" calcext:value-type="float">
            <text:p>949.8441</text:p>
          </table:table-cell>
          <table:table-cell office:value-type="float" office:value="344.3369" calcext:value-type="float">
            <text:p>344.3369</text:p>
          </table:table-cell>
          <table:table-cell office:value-type="float" office:value="460.8915" calcext:value-type="float">
            <text:p>460.8915</text:p>
          </table:table-cell>
          <table:table-cell office:value-type="float" office:value="392.644" calcext:value-type="float">
            <text:p>392.644</text:p>
          </table:table-cell>
          <table:table-cell office:value-type="float" office:value="328.8978" calcext:value-type="float">
            <text:p>328.897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1998" calcext:value-type="float">
            <text:p>22041998</text:p>
          </table:table-cell>
          <table:table-cell office:value-type="float" office:value="330.0414" calcext:value-type="float">
            <text:p>330.0414</text:p>
          </table:table-cell>
          <table:table-cell office:value-type="float" office:value="5796.193" calcext:value-type="float">
            <text:p>5796.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4.0112" calcext:value-type="float">
            <text:p>-214.0112</text:p>
          </table:table-cell>
          <table:table-cell office:value-type="float" office:value="657.9926" calcext:value-type="float">
            <text:p>657.9926</text:p>
          </table:table-cell>
          <table:table-cell office:value-type="float" office:value="0" calcext:value-type="float">
            <text:p>0</text:p>
          </table:table-cell>
          <table:table-cell office:value-type="float" office:value="198.1861" calcext:value-type="float">
            <text:p>198.1861</text:p>
          </table:table-cell>
          <table:table-cell office:value-type="float" office:value="119.5283" calcext:value-type="float">
            <text:p>119.5283</text:p>
          </table:table-cell>
          <table:table-cell office:value-type="float" office:value="-0.04409428" calcext:value-type="float">
            <text:p>-0.04409428</text:p>
          </table:table-cell>
          <table:table-cell office:value-type="float" office:value="0" calcext:value-type="float">
            <text:p>0</text:p>
          </table:table-cell>
          <table:table-cell office:value-type="float" office:value="0.6630973" calcext:value-type="float">
            <text:p>0.6630973</text:p>
          </table:table-cell>
          <table:table-cell office:value-type="float" office:value="1.646812" calcext:value-type="float">
            <text:p>1.646812</text:p>
          </table:table-cell>
          <table:table-cell office:value-type="float" office:value="360" calcext:value-type="float">
            <text:p>360</text:p>
          </table:table-cell>
          <table:table-cell office:value-type="float" office:value="-216.3652" calcext:value-type="float">
            <text:p>-216.3652</text:p>
          </table:table-cell>
          <table:table-cell office:value-type="float" office:value="0" calcext:value-type="float">
            <text:p>0</text:p>
          </table:table-cell>
          <table:table-cell office:value-type="float" office:value="246.0479" calcext:value-type="float">
            <text:p>246.0479</text:p>
          </table:table-cell>
          <table:table-cell office:value-type="float" office:value="313.1764" calcext:value-type="float">
            <text:p>313.1764</text:p>
          </table:table-cell>
          <table:table-cell office:value-type="float" office:value="957.4819" calcext:value-type="float">
            <text:p>957.4819</text:p>
          </table:table-cell>
          <table:table-cell office:value-type="float" office:value="960.9099" calcext:value-type="float">
            <text:p>960.9099</text:p>
          </table:table-cell>
          <table:table-cell office:value-type="float" office:value="946.2608" calcext:value-type="float">
            <text:p>946.2608</text:p>
          </table:table-cell>
          <table:table-cell office:value-type="float" office:value="949.7094" calcext:value-type="float">
            <text:p>949.7094</text:p>
          </table:table-cell>
          <table:table-cell office:value-type="float" office:value="344.2935" calcext:value-type="float">
            <text:p>344.2935</text:p>
          </table:table-cell>
          <table:table-cell office:value-type="float" office:value="460.8462" calcext:value-type="float">
            <text:p>460.8462</text:p>
          </table:table-cell>
          <table:table-cell office:value-type="float" office:value="392.6211" calcext:value-type="float">
            <text:p>392.6211</text:p>
          </table:table-cell>
          <table:table-cell office:value-type="float" office:value="328.8895" calcext:value-type="float">
            <text:p>328.889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1998" calcext:value-type="float">
            <text:p>23041998</text:p>
          </table:table-cell>
          <table:table-cell office:value-type="float" office:value="328.6216" calcext:value-type="float">
            <text:p>328.6216</text:p>
          </table:table-cell>
          <table:table-cell office:value-type="float" office:value="5795.808" calcext:value-type="float">
            <text:p>5795.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5.6812" calcext:value-type="float">
            <text:p>-215.6812</text:p>
          </table:table-cell>
          <table:table-cell office:value-type="float" office:value="661.4949" calcext:value-type="float">
            <text:p>661.4949</text:p>
          </table:table-cell>
          <table:table-cell office:value-type="float" office:value="0" calcext:value-type="float">
            <text:p>0</text:p>
          </table:table-cell>
          <table:table-cell office:value-type="float" office:value="195.3332" calcext:value-type="float">
            <text:p>195.3332</text:p>
          </table:table-cell>
          <table:table-cell office:value-type="float" office:value="118.854" calcext:value-type="float">
            <text:p>118.854</text:p>
          </table:table-cell>
          <table:table-cell office:value-type="float" office:value="-0.04386985" calcext:value-type="float">
            <text:p>-0.04386985</text:p>
          </table:table-cell>
          <table:table-cell office:value-type="float" office:value="0" calcext:value-type="float">
            <text:p>0</text:p>
          </table:table-cell>
          <table:table-cell office:value-type="float" office:value="0.6640015" calcext:value-type="float">
            <text:p>0.6640015</text:p>
          </table:table-cell>
          <table:table-cell office:value-type="float" office:value="1.649731" calcext:value-type="float">
            <text:p>1.649731</text:p>
          </table:table-cell>
          <table:table-cell office:value-type="float" office:value="360" calcext:value-type="float">
            <text:p>360</text:p>
          </table:table-cell>
          <table:table-cell office:value-type="float" office:value="-218.0388" calcext:value-type="float">
            <text:p>-218.0388</text:p>
          </table:table-cell>
          <table:table-cell office:value-type="float" office:value="0" calcext:value-type="float">
            <text:p>0</text:p>
          </table:table-cell>
          <table:table-cell office:value-type="float" office:value="246.3489" calcext:value-type="float">
            <text:p>246.3489</text:p>
          </table:table-cell>
          <table:table-cell office:value-type="float" office:value="312.9401" calcext:value-type="float">
            <text:p>312.9401</text:p>
          </table:table-cell>
          <table:table-cell office:value-type="float" office:value="957.0825" calcext:value-type="float">
            <text:p>957.0825</text:p>
          </table:table-cell>
          <table:table-cell office:value-type="float" office:value="960.5989" calcext:value-type="float">
            <text:p>960.5989</text:p>
          </table:table-cell>
          <table:table-cell office:value-type="float" office:value="946.0571" calcext:value-type="float">
            <text:p>946.0571</text:p>
          </table:table-cell>
          <table:table-cell office:value-type="float" office:value="949.5583" calcext:value-type="float">
            <text:p>949.5583</text:p>
          </table:table-cell>
          <table:table-cell office:value-type="float" office:value="344.2452" calcext:value-type="float">
            <text:p>344.2452</text:p>
          </table:table-cell>
          <table:table-cell office:value-type="float" office:value="460.7966" calcext:value-type="float">
            <text:p>460.7966</text:p>
          </table:table-cell>
          <table:table-cell office:value-type="float" office:value="392.5969" calcext:value-type="float">
            <text:p>392.5969</text:p>
          </table:table-cell>
          <table:table-cell office:value-type="float" office:value="328.8811" calcext:value-type="float">
            <text:p>328.88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1998" calcext:value-type="float">
            <text:p>24041998</text:p>
          </table:table-cell>
          <table:table-cell office:value-type="float" office:value="326.9327" calcext:value-type="float">
            <text:p>326.9327</text:p>
          </table:table-cell>
          <table:table-cell office:value-type="float" office:value="5795.447" calcext:value-type="float">
            <text:p>5795.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7.3003" calcext:value-type="float">
            <text:p>-217.3003</text:p>
          </table:table-cell>
          <table:table-cell office:value-type="float" office:value="667.4175" calcext:value-type="float">
            <text:p>667.4175</text:p>
          </table:table-cell>
          <table:table-cell office:value-type="float" office:value="0" calcext:value-type="float">
            <text:p>0</text:p>
          </table:table-cell>
          <table:table-cell office:value-type="float" office:value="193.4117" calcext:value-type="float">
            <text:p>193.4117</text:p>
          </table:table-cell>
          <table:table-cell office:value-type="float" office:value="117.7316" calcext:value-type="float">
            <text:p>117.7316</text:p>
          </table:table-cell>
          <table:table-cell office:value-type="float" office:value="-0.04416957" calcext:value-type="float">
            <text:p>-0.04416957</text:p>
          </table:table-cell>
          <table:table-cell office:value-type="float" office:value="0" calcext:value-type="float">
            <text:p>0</text:p>
          </table:table-cell>
          <table:table-cell office:value-type="float" office:value="0.6656463" calcext:value-type="float">
            <text:p>0.6656463</text:p>
          </table:table-cell>
          <table:table-cell office:value-type="float" office:value="1.653386" calcext:value-type="float">
            <text:p>1.653386</text:p>
          </table:table-cell>
          <table:table-cell office:value-type="float" office:value="360" calcext:value-type="float">
            <text:p>360</text:p>
          </table:table-cell>
          <table:table-cell office:value-type="float" office:value="-219.6635" calcext:value-type="float">
            <text:p>-219.6635</text:p>
          </table:table-cell>
          <table:table-cell office:value-type="float" office:value="0" calcext:value-type="float">
            <text:p>0</text:p>
          </table:table-cell>
          <table:table-cell office:value-type="float" office:value="246.7708" calcext:value-type="float">
            <text:p>246.7708</text:p>
          </table:table-cell>
          <table:table-cell office:value-type="float" office:value="312.7721" calcext:value-type="float">
            <text:p>312.7721</text:p>
          </table:table-cell>
          <table:table-cell office:value-type="float" office:value="956.7274" calcext:value-type="float">
            <text:p>956.7274</text:p>
          </table:table-cell>
          <table:table-cell office:value-type="float" office:value="960.286" calcext:value-type="float">
            <text:p>960.286</text:p>
          </table:table-cell>
          <table:table-cell office:value-type="float" office:value="945.8461" calcext:value-type="float">
            <text:p>945.8461</text:p>
          </table:table-cell>
          <table:table-cell office:value-type="float" office:value="949.3978" calcext:value-type="float">
            <text:p>949.3978</text:p>
          </table:table-cell>
          <table:table-cell office:value-type="float" office:value="344.1938" calcext:value-type="float">
            <text:p>344.1938</text:p>
          </table:table-cell>
          <table:table-cell office:value-type="float" office:value="460.7408" calcext:value-type="float">
            <text:p>460.7408</text:p>
          </table:table-cell>
          <table:table-cell office:value-type="float" office:value="392.5721" calcext:value-type="float">
            <text:p>392.5721</text:p>
          </table:table-cell>
          <table:table-cell office:value-type="float" office:value="328.8727" calcext:value-type="float">
            <text:p>328.872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1998" calcext:value-type="float">
            <text:p>25041998</text:p>
          </table:table-cell>
          <table:table-cell office:value-type="float" office:value="324.3711" calcext:value-type="float">
            <text:p>324.3711</text:p>
          </table:table-cell>
          <table:table-cell office:value-type="float" office:value="5795.279" calcext:value-type="float">
            <text:p>5795.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0.1095" calcext:value-type="float">
            <text:p>-220.1095</text:p>
          </table:table-cell>
          <table:table-cell office:value-type="float" office:value="677.8342" calcext:value-type="float">
            <text:p>677.8342</text:p>
          </table:table-cell>
          <table:table-cell office:value-type="float" office:value="0" calcext:value-type="float">
            <text:p>0</text:p>
          </table:table-cell>
          <table:table-cell office:value-type="float" office:value="193.6318" calcext:value-type="float">
            <text:p>193.6318</text:p>
          </table:table-cell>
          <table:table-cell office:value-type="float" office:value="115.7773" calcext:value-type="float">
            <text:p>115.7773</text:p>
          </table:table-cell>
          <table:table-cell office:value-type="float" office:value="-0.04408482" calcext:value-type="float">
            <text:p>-0.04408482</text:p>
          </table:table-cell>
          <table:table-cell office:value-type="float" office:value="0" calcext:value-type="float">
            <text:p>0</text:p>
          </table:table-cell>
          <table:table-cell office:value-type="float" office:value="0.6696614" calcext:value-type="float">
            <text:p>0.6696614</text:p>
          </table:table-cell>
          <table:table-cell office:value-type="float" office:value="1.665751" calcext:value-type="float">
            <text:p>1.665751</text:p>
          </table:table-cell>
          <table:table-cell office:value-type="float" office:value="360" calcext:value-type="float">
            <text:p>360</text:p>
          </table:table-cell>
          <table:table-cell office:value-type="float" office:value="-222.489" calcext:value-type="float">
            <text:p>-222.489</text:p>
          </table:table-cell>
          <table:table-cell office:value-type="float" office:value="0" calcext:value-type="float">
            <text:p>0</text:p>
          </table:table-cell>
          <table:table-cell office:value-type="float" office:value="247.1444" calcext:value-type="float">
            <text:p>247.1444</text:p>
          </table:table-cell>
          <table:table-cell office:value-type="float" office:value="312.6115" calcext:value-type="float">
            <text:p>312.6115</text:p>
          </table:table-cell>
          <table:table-cell office:value-type="float" office:value="956.4399" calcext:value-type="float">
            <text:p>956.4399</text:p>
          </table:table-cell>
          <table:table-cell office:value-type="float" office:value="960.0451" calcext:value-type="float">
            <text:p>960.0451</text:p>
          </table:table-cell>
          <table:table-cell office:value-type="float" office:value="945.6646" calcext:value-type="float">
            <text:p>945.6646</text:p>
          </table:table-cell>
          <table:table-cell office:value-type="float" office:value="949.2587" calcext:value-type="float">
            <text:p>949.2587</text:p>
          </table:table-cell>
          <table:table-cell office:value-type="float" office:value="344.1463" calcext:value-type="float">
            <text:p>344.1463</text:p>
          </table:table-cell>
          <table:table-cell office:value-type="float" office:value="460.6855" calcext:value-type="float">
            <text:p>460.6855</text:p>
          </table:table-cell>
          <table:table-cell office:value-type="float" office:value="392.5442" calcext:value-type="float">
            <text:p>392.5442</text:p>
          </table:table-cell>
          <table:table-cell office:value-type="float" office:value="328.8641" calcext:value-type="float">
            <text:p>328.864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1998" calcext:value-type="float">
            <text:p>26041998</text:p>
          </table:table-cell>
          <table:table-cell office:value-type="float" office:value="322.836" calcext:value-type="float">
            <text:p>322.836</text:p>
          </table:table-cell>
          <table:table-cell office:value-type="float" office:value="5795.01" calcext:value-type="float">
            <text:p>5795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1.9168" calcext:value-type="float">
            <text:p>-221.9168</text:p>
          </table:table-cell>
          <table:table-cell office:value-type="float" office:value="684.9282" calcext:value-type="float">
            <text:p>684.9282</text:p>
          </table:table-cell>
          <table:table-cell office:value-type="float" office:value="0" calcext:value-type="float">
            <text:p>0</text:p>
          </table:table-cell>
          <table:table-cell office:value-type="float" office:value="193.164" calcext:value-type="float">
            <text:p>193.164</text:p>
          </table:table-cell>
          <table:table-cell office:value-type="float" office:value="114.7321" calcext:value-type="float">
            <text:p>114.7321</text:p>
          </table:table-cell>
          <table:table-cell office:value-type="float" office:value="-0.0438065" calcext:value-type="float">
            <text:p>-0.0438065</text:p>
          </table:table-cell>
          <table:table-cell office:value-type="float" office:value="0" calcext:value-type="float">
            <text:p>0</text:p>
          </table:table-cell>
          <table:table-cell office:value-type="float" office:value="0.6709846" calcext:value-type="float">
            <text:p>0.6709846</text:p>
          </table:table-cell>
          <table:table-cell office:value-type="float" office:value="1.669242" calcext:value-type="float">
            <text:p>1.669242</text:p>
          </table:table-cell>
          <table:table-cell office:value-type="float" office:value="360" calcext:value-type="float">
            <text:p>360</text:p>
          </table:table-cell>
          <table:table-cell office:value-type="float" office:value="-224.3008" calcext:value-type="float">
            <text:p>-224.3008</text:p>
          </table:table-cell>
          <table:table-cell office:value-type="float" office:value="0" calcext:value-type="float">
            <text:p>0</text:p>
          </table:table-cell>
          <table:table-cell office:value-type="float" office:value="247.3784" calcext:value-type="float">
            <text:p>247.3784</text:p>
          </table:table-cell>
          <table:table-cell office:value-type="float" office:value="312.4816" calcext:value-type="float">
            <text:p>312.4816</text:p>
          </table:table-cell>
          <table:table-cell office:value-type="float" office:value="956.1979" calcext:value-type="float">
            <text:p>956.1979</text:p>
          </table:table-cell>
          <table:table-cell office:value-type="float" office:value="959.8371" calcext:value-type="float">
            <text:p>959.8371</text:p>
          </table:table-cell>
          <table:table-cell office:value-type="float" office:value="945.5057" calcext:value-type="float">
            <text:p>945.5057</text:p>
          </table:table-cell>
          <table:table-cell office:value-type="float" office:value="949.1351" calcext:value-type="float">
            <text:p>949.1351</text:p>
          </table:table-cell>
          <table:table-cell office:value-type="float" office:value="344.1045" calcext:value-type="float">
            <text:p>344.1045</text:p>
          </table:table-cell>
          <table:table-cell office:value-type="float" office:value="460.6353" calcext:value-type="float">
            <text:p>460.6353</text:p>
          </table:table-cell>
          <table:table-cell office:value-type="float" office:value="392.515" calcext:value-type="float">
            <text:p>392.515</text:p>
          </table:table-cell>
          <table:table-cell office:value-type="float" office:value="328.8551" calcext:value-type="float">
            <text:p>328.85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1998" calcext:value-type="float">
            <text:p>27041998</text:p>
          </table:table-cell>
          <table:table-cell office:value-type="float" office:value="322.2089" calcext:value-type="float">
            <text:p>322.2089</text:p>
          </table:table-cell>
          <table:table-cell office:value-type="float" office:value="5794.627" calcext:value-type="float">
            <text:p>5794.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2.893" calcext:value-type="float">
            <text:p>-222.893</text:p>
          </table:table-cell>
          <table:table-cell office:value-type="float" office:value="688.809" calcext:value-type="float">
            <text:p>688.809</text:p>
          </table:table-cell>
          <table:table-cell office:value-type="float" office:value="0" calcext:value-type="float">
            <text:p>0</text:p>
          </table:table-cell>
          <table:table-cell office:value-type="float" office:value="191.9507" calcext:value-type="float">
            <text:p>191.9507</text:p>
          </table:table-cell>
          <table:table-cell office:value-type="float" office:value="114.5059" calcext:value-type="float">
            <text:p>114.5059</text:p>
          </table:table-cell>
          <table:table-cell office:value-type="float" office:value="-0.04351063" calcext:value-type="float">
            <text:p>-0.04351063</text:p>
          </table:table-cell>
          <table:table-cell office:value-type="float" office:value="0" calcext:value-type="float">
            <text:p>0</text:p>
          </table:table-cell>
          <table:table-cell office:value-type="float" office:value="0.671874" calcext:value-type="float">
            <text:p>0.671874</text:p>
          </table:table-cell>
          <table:table-cell office:value-type="float" office:value="1.670902" calcext:value-type="float">
            <text:p>1.670902</text:p>
          </table:table-cell>
          <table:table-cell office:value-type="float" office:value="360" calcext:value-type="float">
            <text:p>360</text:p>
          </table:table-cell>
          <table:table-cell office:value-type="float" office:value="-225.2793" calcext:value-type="float">
            <text:p>-225.2793</text:p>
          </table:table-cell>
          <table:table-cell office:value-type="float" office:value="0" calcext:value-type="float">
            <text:p>0</text:p>
          </table:table-cell>
          <table:table-cell office:value-type="float" office:value="247.4913" calcext:value-type="float">
            <text:p>247.4913</text:p>
          </table:table-cell>
          <table:table-cell office:value-type="float" office:value="312.3658" calcext:value-type="float">
            <text:p>312.3658</text:p>
          </table:table-cell>
          <table:table-cell office:value-type="float" office:value="955.9812" calcext:value-type="float">
            <text:p>955.9812</text:p>
          </table:table-cell>
          <table:table-cell office:value-type="float" office:value="959.6504" calcext:value-type="float">
            <text:p>959.6504</text:p>
          </table:table-cell>
          <table:table-cell office:value-type="float" office:value="945.3653" calcext:value-type="float">
            <text:p>945.3653</text:p>
          </table:table-cell>
          <table:table-cell office:value-type="float" office:value="949.0203" calcext:value-type="float">
            <text:p>949.0203</text:p>
          </table:table-cell>
          <table:table-cell office:value-type="float" office:value="344.0668" calcext:value-type="float">
            <text:p>344.0668</text:p>
          </table:table-cell>
          <table:table-cell office:value-type="float" office:value="460.5893" calcext:value-type="float">
            <text:p>460.5893</text:p>
          </table:table-cell>
          <table:table-cell office:value-type="float" office:value="392.4882" calcext:value-type="float">
            <text:p>392.4882</text:p>
          </table:table-cell>
          <table:table-cell office:value-type="float" office:value="328.8441" calcext:value-type="float">
            <text:p>328.84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1998" calcext:value-type="float">
            <text:p>28041998</text:p>
          </table:table-cell>
          <table:table-cell office:value-type="float" office:value="321.0479" calcext:value-type="float">
            <text:p>321.0479</text:p>
          </table:table-cell>
          <table:table-cell office:value-type="float" office:value="5794.323" calcext:value-type="float">
            <text:p>5794.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4.2464" calcext:value-type="float">
            <text:p>-224.2464</text:p>
          </table:table-cell>
          <table:table-cell office:value-type="float" office:value="690.2865" calcext:value-type="float">
            <text:p>690.2865</text:p>
          </table:table-cell>
          <table:table-cell office:value-type="float" office:value="0" calcext:value-type="float">
            <text:p>0</text:p>
          </table:table-cell>
          <table:table-cell office:value-type="float" office:value="189.617" calcext:value-type="float">
            <text:p>189.617</text:p>
          </table:table-cell>
          <table:table-cell office:value-type="float" office:value="113.9474" calcext:value-type="float">
            <text:p>113.9474</text:p>
          </table:table-cell>
          <table:table-cell office:value-type="float" office:value="-0.04324463" calcext:value-type="float">
            <text:p>-0.04324463</text:p>
          </table:table-cell>
          <table:table-cell office:value-type="float" office:value="0" calcext:value-type="float">
            <text:p>0</text:p>
          </table:table-cell>
          <table:table-cell office:value-type="float" office:value="0.6726663" calcext:value-type="float">
            <text:p>0.6726663</text:p>
          </table:table-cell>
          <table:table-cell office:value-type="float" office:value="1.671384" calcext:value-type="float">
            <text:p>1.671384</text:p>
          </table:table-cell>
          <table:table-cell office:value-type="float" office:value="360" calcext:value-type="float">
            <text:p>360</text:p>
          </table:table-cell>
          <table:table-cell office:value-type="float" office:value="-226.6337" calcext:value-type="float">
            <text:p>-226.6337</text:p>
          </table:table-cell>
          <table:table-cell office:value-type="float" office:value="0" calcext:value-type="float">
            <text:p>0</text:p>
          </table:table-cell>
          <table:table-cell office:value-type="float" office:value="247.7504" calcext:value-type="float">
            <text:p>247.7504</text:p>
          </table:table-cell>
          <table:table-cell office:value-type="float" office:value="312.174" calcext:value-type="float">
            <text:p>312.174</text:p>
          </table:table-cell>
          <table:table-cell office:value-type="float" office:value="955.6625" calcext:value-type="float">
            <text:p>955.6625</text:p>
          </table:table-cell>
          <table:table-cell office:value-type="float" office:value="959.407" calcext:value-type="float">
            <text:p>959.407</text:p>
          </table:table-cell>
          <table:table-cell office:value-type="float" office:value="945.2006" calcext:value-type="float">
            <text:p>945.2006</text:p>
          </table:table-cell>
          <table:table-cell office:value-type="float" office:value="948.8961" calcext:value-type="float">
            <text:p>948.8961</text:p>
          </table:table-cell>
          <table:table-cell office:value-type="float" office:value="344.0274" calcext:value-type="float">
            <text:p>344.0274</text:p>
          </table:table-cell>
          <table:table-cell office:value-type="float" office:value="460.5446" calcext:value-type="float">
            <text:p>460.5446</text:p>
          </table:table-cell>
          <table:table-cell office:value-type="float" office:value="392.4631" calcext:value-type="float">
            <text:p>392.4631</text:p>
          </table:table-cell>
          <table:table-cell office:value-type="float" office:value="328.8319" calcext:value-type="float">
            <text:p>328.83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1998" calcext:value-type="float">
            <text:p>29041998</text:p>
          </table:table-cell>
          <table:table-cell office:value-type="float" office:value="319.7429" calcext:value-type="float">
            <text:p>319.7429</text:p>
          </table:table-cell>
          <table:table-cell office:value-type="float" office:value="5793.897" calcext:value-type="float">
            <text:p>5793.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5.8399" calcext:value-type="float">
            <text:p>-225.8399</text:p>
          </table:table-cell>
          <table:table-cell office:value-type="float" office:value="691.2352" calcext:value-type="float">
            <text:p>691.2352</text:p>
          </table:table-cell>
          <table:table-cell office:value-type="float" office:value="0" calcext:value-type="float">
            <text:p>0</text:p>
          </table:table-cell>
          <table:table-cell office:value-type="float" office:value="187.2465" calcext:value-type="float">
            <text:p>187.2465</text:p>
          </table:table-cell>
          <table:table-cell office:value-type="float" office:value="113.4053" calcext:value-type="float">
            <text:p>113.4053</text:p>
          </table:table-cell>
          <table:table-cell office:value-type="float" office:value="-0.0430082" calcext:value-type="float">
            <text:p>-0.0430082</text:p>
          </table:table-cell>
          <table:table-cell office:value-type="float" office:value="0" calcext:value-type="float">
            <text:p>0</text:p>
          </table:table-cell>
          <table:table-cell office:value-type="float" office:value="0.6734284" calcext:value-type="float">
            <text:p>0.6734284</text:p>
          </table:table-cell>
          <table:table-cell office:value-type="float" office:value="1.671302" calcext:value-type="float">
            <text:p>1.671302</text:p>
          </table:table-cell>
          <table:table-cell office:value-type="float" office:value="360" calcext:value-type="float">
            <text:p>360</text:p>
          </table:table-cell>
          <table:table-cell office:value-type="float" office:value="-228.2276" calcext:value-type="float">
            <text:p>-228.2276</text:p>
          </table:table-cell>
          <table:table-cell office:value-type="float" office:value="0" calcext:value-type="float">
            <text:p>0</text:p>
          </table:table-cell>
          <table:table-cell office:value-type="float" office:value="248.0029" calcext:value-type="float">
            <text:p>248.0029</text:p>
          </table:table-cell>
          <table:table-cell office:value-type="float" office:value="311.9312" calcext:value-type="float">
            <text:p>311.9312</text:p>
          </table:table-cell>
          <table:table-cell office:value-type="float" office:value="955.257" calcext:value-type="float">
            <text:p>955.257</text:p>
          </table:table-cell>
          <table:table-cell office:value-type="float" office:value="959.0989" calcext:value-type="float">
            <text:p>959.0989</text:p>
          </table:table-cell>
          <table:table-cell office:value-type="float" office:value="944.9989" calcext:value-type="float">
            <text:p>944.9989</text:p>
          </table:table-cell>
          <table:table-cell office:value-type="float" office:value="948.7492" calcext:value-type="float">
            <text:p>948.7492</text:p>
          </table:table-cell>
          <table:table-cell office:value-type="float" office:value="343.9797" calcext:value-type="float">
            <text:p>343.9797</text:p>
          </table:table-cell>
          <table:table-cell office:value-type="float" office:value="460.4948" calcext:value-type="float">
            <text:p>460.4948</text:p>
          </table:table-cell>
          <table:table-cell office:value-type="float" office:value="392.437" calcext:value-type="float">
            <text:p>392.437</text:p>
          </table:table-cell>
          <table:table-cell office:value-type="float" office:value="328.8198" calcext:value-type="float">
            <text:p>328.81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1998" calcext:value-type="float">
            <text:p>30041998</text:p>
          </table:table-cell>
          <table:table-cell office:value-type="float" office:value="318.5135" calcext:value-type="float">
            <text:p>318.5135</text:p>
          </table:table-cell>
          <table:table-cell office:value-type="float" office:value="5793.273" calcext:value-type="float">
            <text:p>5793.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7.5366" calcext:value-type="float">
            <text:p>-227.5366</text:p>
          </table:table-cell>
          <table:table-cell office:value-type="float" office:value="698.0373" calcext:value-type="float">
            <text:p>698.0373</text:p>
          </table:table-cell>
          <table:table-cell office:value-type="float" office:value="0" calcext:value-type="float">
            <text:p>0</text:p>
          </table:table-cell>
          <table:table-cell office:value-type="float" office:value="185.3454" calcext:value-type="float">
            <text:p>185.3454</text:p>
          </table:table-cell>
          <table:table-cell office:value-type="float" office:value="113.0582" calcext:value-type="float">
            <text:p>113.0582</text:p>
          </table:table-cell>
          <table:table-cell office:value-type="float" office:value="-0.04282516" calcext:value-type="float">
            <text:p>-0.04282516</text:p>
          </table:table-cell>
          <table:table-cell office:value-type="float" office:value="0" calcext:value-type="float">
            <text:p>0</text:p>
          </table:table-cell>
          <table:table-cell office:value-type="float" office:value="0.674158" calcext:value-type="float">
            <text:p>0.674158</text:p>
          </table:table-cell>
          <table:table-cell office:value-type="float" office:value="1.670985" calcext:value-type="float">
            <text:p>1.670985</text:p>
          </table:table-cell>
          <table:table-cell office:value-type="float" office:value="360" calcext:value-type="float">
            <text:p>360</text:p>
          </table:table-cell>
          <table:table-cell office:value-type="float" office:value="-229.9246" calcext:value-type="float">
            <text:p>-229.9246</text:p>
          </table:table-cell>
          <table:table-cell office:value-type="float" office:value="0" calcext:value-type="float">
            <text:p>0</text:p>
          </table:table-cell>
          <table:table-cell office:value-type="float" office:value="248.1698" calcext:value-type="float">
            <text:p>248.1698</text:p>
          </table:table-cell>
          <table:table-cell office:value-type="float" office:value="311.6519" calcext:value-type="float">
            <text:p>311.6519</text:p>
          </table:table-cell>
          <table:table-cell office:value-type="float" office:value="954.7838" calcext:value-type="float">
            <text:p>954.7838</text:p>
          </table:table-cell>
          <table:table-cell office:value-type="float" office:value="958.7393" calcext:value-type="float">
            <text:p>958.7393</text:p>
          </table:table-cell>
          <table:table-cell office:value-type="float" office:value="944.7634" calcext:value-type="float">
            <text:p>944.7634</text:p>
          </table:table-cell>
          <table:table-cell office:value-type="float" office:value="948.5778" calcext:value-type="float">
            <text:p>948.5778</text:p>
          </table:table-cell>
          <table:table-cell office:value-type="float" office:value="343.9246" calcext:value-type="float">
            <text:p>343.9246</text:p>
          </table:table-cell>
          <table:table-cell office:value-type="float" office:value="460.4391" calcext:value-type="float">
            <text:p>460.4391</text:p>
          </table:table-cell>
          <table:table-cell office:value-type="float" office:value="392.4077" calcext:value-type="float">
            <text:p>392.4077</text:p>
          </table:table-cell>
          <table:table-cell office:value-type="float" office:value="328.8075" calcext:value-type="float">
            <text:p>328.80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1998" calcext:value-type="float">
            <text:p>1051998</text:p>
          </table:table-cell>
          <table:table-cell office:value-type="float" office:value="317.3431" calcext:value-type="float">
            <text:p>317.3431</text:p>
          </table:table-cell>
          <table:table-cell office:value-type="float" office:value="5792.515" calcext:value-type="float">
            <text:p>5792.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9.3134" calcext:value-type="float">
            <text:p>-229.3134</text:p>
          </table:table-cell>
          <table:table-cell office:value-type="float" office:value="703.465" calcext:value-type="float">
            <text:p>703.465</text:p>
          </table:table-cell>
          <table:table-cell office:value-type="float" office:value="0" calcext:value-type="float">
            <text:p>0</text:p>
          </table:table-cell>
          <table:table-cell office:value-type="float" office:value="183.8555" calcext:value-type="float">
            <text:p>183.8555</text:p>
          </table:table-cell>
          <table:table-cell office:value-type="float" office:value="112.8408" calcext:value-type="float">
            <text:p>112.8408</text:p>
          </table:table-cell>
          <table:table-cell office:value-type="float" office:value="-0.04268063" calcext:value-type="float">
            <text:p>-0.04268063</text:p>
          </table:table-cell>
          <table:table-cell office:value-type="float" office:value="0" calcext:value-type="float">
            <text:p>0</text:p>
          </table:table-cell>
          <table:table-cell office:value-type="float" office:value="0.6748835" calcext:value-type="float">
            <text:p>0.6748835</text:p>
          </table:table-cell>
          <table:table-cell office:value-type="float" office:value="1.670479" calcext:value-type="float">
            <text:p>1.670479</text:p>
          </table:table-cell>
          <table:table-cell office:value-type="float" office:value="360" calcext:value-type="float">
            <text:p>360</text:p>
          </table:table-cell>
          <table:table-cell office:value-type="float" office:value="-231.7014" calcext:value-type="float">
            <text:p>-231.7014</text:p>
          </table:table-cell>
          <table:table-cell office:value-type="float" office:value="0" calcext:value-type="float">
            <text:p>0</text:p>
          </table:table-cell>
          <table:table-cell office:value-type="float" office:value="248.2829" calcext:value-type="float">
            <text:p>248.2829</text:p>
          </table:table-cell>
          <table:table-cell office:value-type="float" office:value="311.3554" calcext:value-type="float">
            <text:p>311.3554</text:p>
          </table:table-cell>
          <table:table-cell office:value-type="float" office:value="954.2686" calcext:value-type="float">
            <text:p>954.2686</text:p>
          </table:table-cell>
          <table:table-cell office:value-type="float" office:value="958.3414" calcext:value-type="float">
            <text:p>958.3414</text:p>
          </table:table-cell>
          <table:table-cell office:value-type="float" office:value="944.5079" calcext:value-type="float">
            <text:p>944.5079</text:p>
          </table:table-cell>
          <table:table-cell office:value-type="float" office:value="948.3837" calcext:value-type="float">
            <text:p>948.3837</text:p>
          </table:table-cell>
          <table:table-cell office:value-type="float" office:value="343.8635" calcext:value-type="float">
            <text:p>343.8635</text:p>
          </table:table-cell>
          <table:table-cell office:value-type="float" office:value="460.3783" calcext:value-type="float">
            <text:p>460.3783</text:p>
          </table:table-cell>
          <table:table-cell office:value-type="float" office:value="392.377" calcext:value-type="float">
            <text:p>392.377</text:p>
          </table:table-cell>
          <table:table-cell office:value-type="float" office:value="328.7951" calcext:value-type="float">
            <text:p>328.795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1998" calcext:value-type="float">
            <text:p>2051998</text:p>
          </table:table-cell>
          <table:table-cell office:value-type="float" office:value="315.1476" calcext:value-type="float">
            <text:p>315.1476</text:p>
          </table:table-cell>
          <table:table-cell office:value-type="float" office:value="5792.077" calcext:value-type="float">
            <text:p>5792.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1.624" calcext:value-type="float">
            <text:p>-231.624</text:p>
          </table:table-cell>
          <table:table-cell office:value-type="float" office:value="709.9302" calcext:value-type="float">
            <text:p>709.9302</text:p>
          </table:table-cell>
          <table:table-cell office:value-type="float" office:value="0" calcext:value-type="float">
            <text:p>0</text:p>
          </table:table-cell>
          <table:table-cell office:value-type="float" office:value="183.6048" calcext:value-type="float">
            <text:p>183.6048</text:p>
          </table:table-cell>
          <table:table-cell office:value-type="float" office:value="111.3732" calcext:value-type="float">
            <text:p>111.3732</text:p>
          </table:table-cell>
          <table:table-cell office:value-type="float" office:value="-0.04279492" calcext:value-type="float">
            <text:p>-0.04279492</text:p>
          </table:table-cell>
          <table:table-cell office:value-type="float" office:value="0" calcext:value-type="float">
            <text:p>0</text:p>
          </table:table-cell>
          <table:table-cell office:value-type="float" office:value="0.6787041" calcext:value-type="float">
            <text:p>0.6787041</text:p>
          </table:table-cell>
          <table:table-cell office:value-type="float" office:value="1.674919" calcext:value-type="float">
            <text:p>1.674919</text:p>
          </table:table-cell>
          <table:table-cell office:value-type="float" office:value="360" calcext:value-type="float">
            <text:p>360</text:p>
          </table:table-cell>
          <table:table-cell office:value-type="float" office:value="-234.0204" calcext:value-type="float">
            <text:p>-234.0204</text:p>
          </table:table-cell>
          <table:table-cell office:value-type="float" office:value="0" calcext:value-type="float">
            <text:p>0</text:p>
          </table:table-cell>
          <table:table-cell office:value-type="float" office:value="248.6594" calcext:value-type="float">
            <text:p>248.6594</text:p>
          </table:table-cell>
          <table:table-cell office:value-type="float" office:value="311.1615" calcext:value-type="float">
            <text:p>311.1615</text:p>
          </table:table-cell>
          <table:table-cell office:value-type="float" office:value="953.8743" calcext:value-type="float">
            <text:p>953.8743</text:p>
          </table:table-cell>
          <table:table-cell office:value-type="float" office:value="957.9911" calcext:value-type="float">
            <text:p>957.9911</text:p>
          </table:table-cell>
          <table:table-cell office:value-type="float" office:value="944.2694" calcext:value-type="float">
            <text:p>944.2694</text:p>
          </table:table-cell>
          <table:table-cell office:value-type="float" office:value="948.193" calcext:value-type="float">
            <text:p>948.193</text:p>
          </table:table-cell>
          <table:table-cell office:value-type="float" office:value="343.8011" calcext:value-type="float">
            <text:p>343.8011</text:p>
          </table:table-cell>
          <table:table-cell office:value-type="float" office:value="460.3116" calcext:value-type="float">
            <text:p>460.3116</text:p>
          </table:table-cell>
          <table:table-cell office:value-type="float" office:value="392.3448" calcext:value-type="float">
            <text:p>392.3448</text:p>
          </table:table-cell>
          <table:table-cell office:value-type="float" office:value="328.7823" calcext:value-type="float">
            <text:p>328.78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1998" calcext:value-type="float">
            <text:p>3051998</text:p>
          </table:table-cell>
          <table:table-cell office:value-type="float" office:value="312.4403" calcext:value-type="float">
            <text:p>312.4403</text:p>
          </table:table-cell>
          <table:table-cell office:value-type="float" office:value="5791.862" calcext:value-type="float">
            <text:p>5791.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4.4892" calcext:value-type="float">
            <text:p>-234.4892</text:p>
          </table:table-cell>
          <table:table-cell office:value-type="float" office:value="719.1891" calcext:value-type="float">
            <text:p>719.1891</text:p>
          </table:table-cell>
          <table:table-cell office:value-type="float" office:value="0" calcext:value-type="float">
            <text:p>0</text:p>
          </table:table-cell>
          <table:table-cell office:value-type="float" office:value="183.8017" calcext:value-type="float">
            <text:p>183.8017</text:p>
          </table:table-cell>
          <table:table-cell office:value-type="float" office:value="109.3742" calcext:value-type="float">
            <text:p>109.3742</text:p>
          </table:table-cell>
          <table:table-cell office:value-type="float" office:value="-0.04262139" calcext:value-type="float">
            <text:p>-0.04262139</text:p>
          </table:table-cell>
          <table:table-cell office:value-type="float" office:value="0" calcext:value-type="float">
            <text:p>0</text:p>
          </table:table-cell>
          <table:table-cell office:value-type="float" office:value="0.6831794" calcext:value-type="float">
            <text:p>0.6831794</text:p>
          </table:table-cell>
          <table:table-cell office:value-type="float" office:value="1.682147" calcext:value-type="float">
            <text:p>1.682147</text:p>
          </table:table-cell>
          <table:table-cell office:value-type="float" office:value="360" calcext:value-type="float">
            <text:p>360</text:p>
          </table:table-cell>
          <table:table-cell office:value-type="float" office:value="-236.8971" calcext:value-type="float">
            <text:p>-236.8971</text:p>
          </table:table-cell>
          <table:table-cell office:value-type="float" office:value="0" calcext:value-type="float">
            <text:p>0</text:p>
          </table:table-cell>
          <table:table-cell office:value-type="float" office:value="249.0701" calcext:value-type="float">
            <text:p>249.0701</text:p>
          </table:table-cell>
          <table:table-cell office:value-type="float" office:value="310.9833" calcext:value-type="float">
            <text:p>310.9833</text:p>
          </table:table-cell>
          <table:table-cell office:value-type="float" office:value="953.5344" calcext:value-type="float">
            <text:p>953.5344</text:p>
          </table:table-cell>
          <table:table-cell office:value-type="float" office:value="957.7101" calcext:value-type="float">
            <text:p>957.7101</text:p>
          </table:table-cell>
          <table:table-cell office:value-type="float" office:value="944.0623" calcext:value-type="float">
            <text:p>944.0623</text:p>
          </table:table-cell>
          <table:table-cell office:value-type="float" office:value="948.0306" calcext:value-type="float">
            <text:p>948.0306</text:p>
          </table:table-cell>
          <table:table-cell office:value-type="float" office:value="343.7451" calcext:value-type="float">
            <text:p>343.7451</text:p>
          </table:table-cell>
          <table:table-cell office:value-type="float" office:value="460.2504" calcext:value-type="float">
            <text:p>460.2504</text:p>
          </table:table-cell>
          <table:table-cell office:value-type="float" office:value="392.3118" calcext:value-type="float">
            <text:p>392.3118</text:p>
          </table:table-cell>
          <table:table-cell office:value-type="float" office:value="328.769" calcext:value-type="float">
            <text:p>328.76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1998" calcext:value-type="float">
            <text:p>4051998</text:p>
          </table:table-cell>
          <table:table-cell office:value-type="float" office:value="309.3497" calcext:value-type="float">
            <text:p>309.3497</text:p>
          </table:table-cell>
          <table:table-cell office:value-type="float" office:value="5791.783" calcext:value-type="float">
            <text:p>5791.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5582" calcext:value-type="float">
            <text:p>-237.5582</text:p>
          </table:table-cell>
          <table:table-cell office:value-type="float" office:value="727.6246" calcext:value-type="float">
            <text:p>727.6246</text:p>
          </table:table-cell>
          <table:table-cell office:value-type="float" office:value="0" calcext:value-type="float">
            <text:p>0</text:p>
          </table:table-cell>
          <table:table-cell office:value-type="float" office:value="184.1229" calcext:value-type="float">
            <text:p>184.1229</text:p>
          </table:table-cell>
          <table:table-cell office:value-type="float" office:value="106.9277" calcext:value-type="float">
            <text:p>106.9277</text:p>
          </table:table-cell>
          <table:table-cell office:value-type="float" office:value="-0.04262014" calcext:value-type="float">
            <text:p>-0.04262014</text:p>
          </table:table-cell>
          <table:table-cell office:value-type="float" office:value="0" calcext:value-type="float">
            <text:p>0</text:p>
          </table:table-cell>
          <table:table-cell office:value-type="float" office:value="0.6867732" calcext:value-type="float">
            <text:p>0.6867732</text:p>
          </table:table-cell>
          <table:table-cell office:value-type="float" office:value="1.68525" calcext:value-type="float">
            <text:p>1.68525</text:p>
          </table:table-cell>
          <table:table-cell office:value-type="float" office:value="360" calcext:value-type="float">
            <text:p>360</text:p>
          </table:table-cell>
          <table:table-cell office:value-type="float" office:value="-239.9728" calcext:value-type="float">
            <text:p>-239.9728</text:p>
          </table:table-cell>
          <table:table-cell office:value-type="float" office:value="0" calcext:value-type="float">
            <text:p>0</text:p>
          </table:table-cell>
          <table:table-cell office:value-type="float" office:value="249.6375" calcext:value-type="float">
            <text:p>249.6375</text:p>
          </table:table-cell>
          <table:table-cell office:value-type="float" office:value="310.8195" calcext:value-type="float">
            <text:p>310.8195</text:p>
          </table:table-cell>
          <table:table-cell office:value-type="float" office:value="953.2018" calcext:value-type="float">
            <text:p>953.2018</text:p>
          </table:table-cell>
          <table:table-cell office:value-type="float" office:value="957.4324" calcext:value-type="float">
            <text:p>957.4324</text:p>
          </table:table-cell>
          <table:table-cell office:value-type="float" office:value="943.8608" calcext:value-type="float">
            <text:p>943.8608</text:p>
          </table:table-cell>
          <table:table-cell office:value-type="float" office:value="947.8738" calcext:value-type="float">
            <text:p>947.8738</text:p>
          </table:table-cell>
          <table:table-cell office:value-type="float" office:value="343.692" calcext:value-type="float">
            <text:p>343.692</text:p>
          </table:table-cell>
          <table:table-cell office:value-type="float" office:value="460.1913" calcext:value-type="float">
            <text:p>460.1913</text:p>
          </table:table-cell>
          <table:table-cell office:value-type="float" office:value="392.279" calcext:value-type="float">
            <text:p>392.279</text:p>
          </table:table-cell>
          <table:table-cell office:value-type="float" office:value="328.7554" calcext:value-type="float">
            <text:p>328.755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1998" calcext:value-type="float">
            <text:p>5051998</text:p>
          </table:table-cell>
          <table:table-cell office:value-type="float" office:value="305.7498" calcext:value-type="float">
            <text:p>305.7498</text:p>
          </table:table-cell>
          <table:table-cell office:value-type="float" office:value="5791.826" calcext:value-type="float">
            <text:p>5791.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0454" calcext:value-type="float">
            <text:p>-241.0454</text:p>
          </table:table-cell>
          <table:table-cell office:value-type="float" office:value="737.7603" calcext:value-type="float">
            <text:p>737.7603</text:p>
          </table:table-cell>
          <table:table-cell office:value-type="float" office:value="0" calcext:value-type="float">
            <text:p>0</text:p>
          </table:table-cell>
          <table:table-cell office:value-type="float" office:value="184.476" calcext:value-type="float">
            <text:p>184.476</text:p>
          </table:table-cell>
          <table:table-cell office:value-type="float" office:value="104.1078" calcext:value-type="float">
            <text:p>104.1078</text:p>
          </table:table-cell>
          <table:table-cell office:value-type="float" office:value="-0.0424081" calcext:value-type="float">
            <text:p>-0.0424081</text:p>
          </table:table-cell>
          <table:table-cell office:value-type="float" office:value="0" calcext:value-type="float">
            <text:p>0</text:p>
          </table:table-cell>
          <table:table-cell office:value-type="float" office:value="0.6892245" calcext:value-type="float">
            <text:p>0.6892245</text:p>
          </table:table-cell>
          <table:table-cell office:value-type="float" office:value="1.68699" calcext:value-type="float">
            <text:p>1.68699</text:p>
          </table:table-cell>
          <table:table-cell office:value-type="float" office:value="360" calcext:value-type="float">
            <text:p>360</text:p>
          </table:table-cell>
          <table:table-cell office:value-type="float" office:value="-243.464" calcext:value-type="float">
            <text:p>-243.464</text:p>
          </table:table-cell>
          <table:table-cell office:value-type="float" office:value="0" calcext:value-type="float">
            <text:p>0</text:p>
          </table:table-cell>
          <table:table-cell office:value-type="float" office:value="250.2734" calcext:value-type="float">
            <text:p>250.2734</text:p>
          </table:table-cell>
          <table:table-cell office:value-type="float" office:value="310.6201" calcext:value-type="float">
            <text:p>310.6201</text:p>
          </table:table-cell>
          <table:table-cell office:value-type="float" office:value="952.8431" calcext:value-type="float">
            <text:p>952.8431</text:p>
          </table:table-cell>
          <table:table-cell office:value-type="float" office:value="957.1394" calcext:value-type="float">
            <text:p>957.1394</text:p>
          </table:table-cell>
          <table:table-cell office:value-type="float" office:value="943.6537" calcext:value-type="float">
            <text:p>943.6537</text:p>
          </table:table-cell>
          <table:table-cell office:value-type="float" office:value="947.7179" calcext:value-type="float">
            <text:p>947.7179</text:p>
          </table:table-cell>
          <table:table-cell office:value-type="float" office:value="343.6389" calcext:value-type="float">
            <text:p>343.6389</text:p>
          </table:table-cell>
          <table:table-cell office:value-type="float" office:value="460.133" calcext:value-type="float">
            <text:p>460.133</text:p>
          </table:table-cell>
          <table:table-cell office:value-type="float" office:value="392.2464" calcext:value-type="float">
            <text:p>392.2464</text:p>
          </table:table-cell>
          <table:table-cell office:value-type="float" office:value="328.7416" calcext:value-type="float">
            <text:p>328.741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1998" calcext:value-type="float">
            <text:p>6051998</text:p>
          </table:table-cell>
          <table:table-cell office:value-type="float" office:value="302.3595" calcext:value-type="float">
            <text:p>302.3595</text:p>
          </table:table-cell>
          <table:table-cell office:value-type="float" office:value="5791.849" calcext:value-type="float">
            <text:p>5791.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4.3469" calcext:value-type="float">
            <text:p>-244.3469</text:p>
          </table:table-cell>
          <table:table-cell office:value-type="float" office:value="747.069" calcext:value-type="float">
            <text:p>747.069</text:p>
          </table:table-cell>
          <table:table-cell office:value-type="float" office:value="0" calcext:value-type="float">
            <text:p>0</text:p>
          </table:table-cell>
          <table:table-cell office:value-type="float" office:value="184.2118" calcext:value-type="float">
            <text:p>184.2118</text:p>
          </table:table-cell>
          <table:table-cell office:value-type="float" office:value="101.5502" calcext:value-type="float">
            <text:p>101.5502</text:p>
          </table:table-cell>
          <table:table-cell office:value-type="float" office:value="-0.04221942" calcext:value-type="float">
            <text:p>-0.04221942</text:p>
          </table:table-cell>
          <table:table-cell office:value-type="float" office:value="0" calcext:value-type="float">
            <text:p>0</text:p>
          </table:table-cell>
          <table:table-cell office:value-type="float" office:value="0.6904421" calcext:value-type="float">
            <text:p>0.6904421</text:p>
          </table:table-cell>
          <table:table-cell office:value-type="float" office:value="1.68661" calcext:value-type="float">
            <text:p>1.68661</text:p>
          </table:table-cell>
          <table:table-cell office:value-type="float" office:value="360" calcext:value-type="float">
            <text:p>360</text:p>
          </table:table-cell>
          <table:table-cell office:value-type="float" office:value="-246.7662" calcext:value-type="float">
            <text:p>-246.7662</text:p>
          </table:table-cell>
          <table:table-cell office:value-type="float" office:value="0" calcext:value-type="float">
            <text:p>0</text:p>
          </table:table-cell>
          <table:table-cell office:value-type="float" office:value="250.9307" calcext:value-type="float">
            <text:p>250.9307</text:p>
          </table:table-cell>
          <table:table-cell office:value-type="float" office:value="310.4045" calcext:value-type="float">
            <text:p>310.4045</text:p>
          </table:table-cell>
          <table:table-cell office:value-type="float" office:value="952.4542" calcext:value-type="float">
            <text:p>952.4542</text:p>
          </table:table-cell>
          <table:table-cell office:value-type="float" office:value="956.8236" calcext:value-type="float">
            <text:p>956.8236</text:p>
          </table:table-cell>
          <table:table-cell office:value-type="float" office:value="943.4345" calcext:value-type="float">
            <text:p>943.4345</text:p>
          </table:table-cell>
          <table:table-cell office:value-type="float" office:value="947.5519" calcext:value-type="float">
            <text:p>947.5519</text:p>
          </table:table-cell>
          <table:table-cell office:value-type="float" office:value="343.5833" calcext:value-type="float">
            <text:p>343.5833</text:p>
          </table:table-cell>
          <table:table-cell office:value-type="float" office:value="460.0747" calcext:value-type="float">
            <text:p>460.0747</text:p>
          </table:table-cell>
          <table:table-cell office:value-type="float" office:value="392.2138" calcext:value-type="float">
            <text:p>392.2138</text:p>
          </table:table-cell>
          <table:table-cell office:value-type="float" office:value="328.7277" calcext:value-type="float">
            <text:p>328.727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1998" calcext:value-type="float">
            <text:p>7051998</text:p>
          </table:table-cell>
          <table:table-cell office:value-type="float" office:value="299.9206" calcext:value-type="float">
            <text:p>299.9206</text:p>
          </table:table-cell>
          <table:table-cell office:value-type="float" office:value="5791.661" calcext:value-type="float">
            <text:p>5791.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6.9164" calcext:value-type="float">
            <text:p>-246.9164</text:p>
          </table:table-cell>
          <table:table-cell office:value-type="float" office:value="753.7756" calcext:value-type="float">
            <text:p>753.7756</text:p>
          </table:table-cell>
          <table:table-cell office:value-type="float" office:value="0" calcext:value-type="float">
            <text:p>0</text:p>
          </table:table-cell>
          <table:table-cell office:value-type="float" office:value="182.7431" calcext:value-type="float">
            <text:p>182.7431</text:p>
          </table:table-cell>
          <table:table-cell office:value-type="float" office:value="99.97968" calcext:value-type="float">
            <text:p>99.97968</text:p>
          </table:table-cell>
          <table:table-cell office:value-type="float" office:value="-0.04200919" calcext:value-type="float">
            <text:p>-0.04200919</text:p>
          </table:table-cell>
          <table:table-cell office:value-type="float" office:value="0" calcext:value-type="float">
            <text:p>0</text:p>
          </table:table-cell>
          <table:table-cell office:value-type="float" office:value="0.6911492" calcext:value-type="float">
            <text:p>0.6911492</text:p>
          </table:table-cell>
          <table:table-cell office:value-type="float" office:value="1.685227" calcext:value-type="float">
            <text:p>1.685227</text:p>
          </table:table-cell>
          <table:table-cell office:value-type="float" office:value="360" calcext:value-type="float">
            <text:p>360</text:p>
          </table:table-cell>
          <table:table-cell office:value-type="float" office:value="-249.3347" calcext:value-type="float">
            <text:p>-249.3347</text:p>
          </table:table-cell>
          <table:table-cell office:value-type="float" office:value="0" calcext:value-type="float">
            <text:p>0</text:p>
          </table:table-cell>
          <table:table-cell office:value-type="float" office:value="251.4215" calcext:value-type="float">
            <text:p>251.4215</text:p>
          </table:table-cell>
          <table:table-cell office:value-type="float" office:value="310.1765" calcext:value-type="float">
            <text:p>310.1765</text:p>
          </table:table-cell>
          <table:table-cell office:value-type="float" office:value="952.0406" calcext:value-type="float">
            <text:p>952.0406</text:p>
          </table:table-cell>
          <table:table-cell office:value-type="float" office:value="956.4874" calcext:value-type="float">
            <text:p>956.4874</text:p>
          </table:table-cell>
          <table:table-cell office:value-type="float" office:value="943.2054" calcext:value-type="float">
            <text:p>943.2054</text:p>
          </table:table-cell>
          <table:table-cell office:value-type="float" office:value="947.3783" calcext:value-type="float">
            <text:p>947.3783</text:p>
          </table:table-cell>
          <table:table-cell office:value-type="float" office:value="343.5244" calcext:value-type="float">
            <text:p>343.5244</text:p>
          </table:table-cell>
          <table:table-cell office:value-type="float" office:value="460.0148" calcext:value-type="float">
            <text:p>460.0148</text:p>
          </table:table-cell>
          <table:table-cell office:value-type="float" office:value="392.181" calcext:value-type="float">
            <text:p>392.181</text:p>
          </table:table-cell>
          <table:table-cell office:value-type="float" office:value="328.7137" calcext:value-type="float">
            <text:p>328.71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1998" calcext:value-type="float">
            <text:p>8051998</text:p>
          </table:table-cell>
          <table:table-cell office:value-type="float" office:value="297.8144" calcext:value-type="float">
            <text:p>297.8144</text:p>
          </table:table-cell>
          <table:table-cell office:value-type="float" office:value="5791.38" calcext:value-type="float">
            <text:p>5791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9.1779" calcext:value-type="float">
            <text:p>-249.1779</text:p>
          </table:table-cell>
          <table:table-cell office:value-type="float" office:value="758.7852" calcext:value-type="float">
            <text:p>758.7852</text:p>
          </table:table-cell>
          <table:table-cell office:value-type="float" office:value="0" calcext:value-type="float">
            <text:p>0</text:p>
          </table:table-cell>
          <table:table-cell office:value-type="float" office:value="179.2595" calcext:value-type="float">
            <text:p>179.2595</text:p>
          </table:table-cell>
          <table:table-cell office:value-type="float" office:value="98.86493" calcext:value-type="float">
            <text:p>98.86493</text:p>
          </table:table-cell>
          <table:table-cell office:value-type="float" office:value="-0.0418031" calcext:value-type="float">
            <text:p>-0.0418031</text:p>
          </table:table-cell>
          <table:table-cell office:value-type="float" office:value="0" calcext:value-type="float">
            <text:p>0</text:p>
          </table:table-cell>
          <table:table-cell office:value-type="float" office:value="0.6917927" calcext:value-type="float">
            <text:p>0.6917927</text:p>
          </table:table-cell>
          <table:table-cell office:value-type="float" office:value="1.683516" calcext:value-type="float">
            <text:p>1.683516</text:p>
          </table:table-cell>
          <table:table-cell office:value-type="float" office:value="360" calcext:value-type="float">
            <text:p>360</text:p>
          </table:table-cell>
          <table:table-cell office:value-type="float" office:value="-251.595" calcext:value-type="float">
            <text:p>-251.595</text:p>
          </table:table-cell>
          <table:table-cell office:value-type="float" office:value="0" calcext:value-type="float">
            <text:p>0</text:p>
          </table:table-cell>
          <table:table-cell office:value-type="float" office:value="251.9527" calcext:value-type="float">
            <text:p>251.9527</text:p>
          </table:table-cell>
          <table:table-cell office:value-type="float" office:value="309.8895" calcext:value-type="float">
            <text:p>309.8895</text:p>
          </table:table-cell>
          <table:table-cell office:value-type="float" office:value="951.5363" calcext:value-type="float">
            <text:p>951.5363</text:p>
          </table:table-cell>
          <table:table-cell office:value-type="float" office:value="956.0977" calcext:value-type="float">
            <text:p>956.0977</text:p>
          </table:table-cell>
          <table:table-cell office:value-type="float" office:value="942.9528" calcext:value-type="float">
            <text:p>942.9528</text:p>
          </table:table-cell>
          <table:table-cell office:value-type="float" office:value="947.1834" calcext:value-type="float">
            <text:p>947.1834</text:p>
          </table:table-cell>
          <table:table-cell office:value-type="float" office:value="343.4615" calcext:value-type="float">
            <text:p>343.4615</text:p>
          </table:table-cell>
          <table:table-cell office:value-type="float" office:value="459.951" calcext:value-type="float">
            <text:p>459.951</text:p>
          </table:table-cell>
          <table:table-cell office:value-type="float" office:value="392.1477" calcext:value-type="float">
            <text:p>392.1477</text:p>
          </table:table-cell>
          <table:table-cell office:value-type="float" office:value="328.6995" calcext:value-type="float">
            <text:p>328.699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1998" calcext:value-type="float">
            <text:p>9051998</text:p>
          </table:table-cell>
          <table:table-cell office:value-type="float" office:value="296.6673" calcext:value-type="float">
            <text:p>296.6673</text:p>
          </table:table-cell>
          <table:table-cell office:value-type="float" office:value="5790.729" calcext:value-type="float">
            <text:p>5790.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0.8941" calcext:value-type="float">
            <text:p>-250.8941</text:p>
          </table:table-cell>
          <table:table-cell office:value-type="float" office:value="765.8931" calcext:value-type="float">
            <text:p>765.8931</text:p>
          </table:table-cell>
          <table:table-cell office:value-type="float" office:value="0" calcext:value-type="float">
            <text:p>0</text:p>
          </table:table-cell>
          <table:table-cell office:value-type="float" office:value="177.8734" calcext:value-type="float">
            <text:p>177.8734</text:p>
          </table:table-cell>
          <table:table-cell office:value-type="float" office:value="98.55472" calcext:value-type="float">
            <text:p>98.55472</text:p>
          </table:table-cell>
          <table:table-cell office:value-type="float" office:value="-0.04155334" calcext:value-type="float">
            <text:p>-0.04155334</text:p>
          </table:table-cell>
          <table:table-cell office:value-type="float" office:value="0" calcext:value-type="float">
            <text:p>0</text:p>
          </table:table-cell>
          <table:table-cell office:value-type="float" office:value="0.6924258" calcext:value-type="float">
            <text:p>0.6924258</text:p>
          </table:table-cell>
          <table:table-cell office:value-type="float" office:value="1.681659" calcext:value-type="float">
            <text:p>1.681659</text:p>
          </table:table-cell>
          <table:table-cell office:value-type="float" office:value="360" calcext:value-type="float">
            <text:p>360</text:p>
          </table:table-cell>
          <table:table-cell office:value-type="float" office:value="-253.3097" calcext:value-type="float">
            <text:p>-253.3097</text:p>
          </table:table-cell>
          <table:table-cell office:value-type="float" office:value="0" calcext:value-type="float">
            <text:p>0</text:p>
          </table:table-cell>
          <table:table-cell office:value-type="float" office:value="252.1203" calcext:value-type="float">
            <text:p>252.1203</text:p>
          </table:table-cell>
          <table:table-cell office:value-type="float" office:value="309.6667" calcext:value-type="float">
            <text:p>309.6667</text:p>
          </table:table-cell>
          <table:table-cell office:value-type="float" office:value="951.1082" calcext:value-type="float">
            <text:p>951.1082</text:p>
          </table:table-cell>
          <table:table-cell office:value-type="float" office:value="955.7297" calcext:value-type="float">
            <text:p>955.7297</text:p>
          </table:table-cell>
          <table:table-cell office:value-type="float" office:value="942.7047" calcext:value-type="float">
            <text:p>942.7047</text:p>
          </table:table-cell>
          <table:table-cell office:value-type="float" office:value="946.9774" calcext:value-type="float">
            <text:p>946.9774</text:p>
          </table:table-cell>
          <table:table-cell office:value-type="float" office:value="343.3951" calcext:value-type="float">
            <text:p>343.3951</text:p>
          </table:table-cell>
          <table:table-cell office:value-type="float" office:value="459.8847" calcext:value-type="float">
            <text:p>459.8847</text:p>
          </table:table-cell>
          <table:table-cell office:value-type="float" office:value="392.1137" calcext:value-type="float">
            <text:p>392.1137</text:p>
          </table:table-cell>
          <table:table-cell office:value-type="float" office:value="328.6851" calcext:value-type="float">
            <text:p>328.685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1998" calcext:value-type="float">
            <text:p>10051998</text:p>
          </table:table-cell>
          <table:table-cell office:value-type="float" office:value="295.3503" calcext:value-type="float">
            <text:p>295.3503</text:p>
          </table:table-cell>
          <table:table-cell office:value-type="float" office:value="5790.229" calcext:value-type="float">
            <text:p>5790.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2.6268" calcext:value-type="float">
            <text:p>-252.6268</text:p>
          </table:table-cell>
          <table:table-cell office:value-type="float" office:value="771.7132" calcext:value-type="float">
            <text:p>771.7132</text:p>
          </table:table-cell>
          <table:table-cell office:value-type="float" office:value="0" calcext:value-type="float">
            <text:p>0</text:p>
          </table:table-cell>
          <table:table-cell office:value-type="float" office:value="176.4625" calcext:value-type="float">
            <text:p>176.4625</text:p>
          </table:table-cell>
          <table:table-cell office:value-type="float" office:value="98.007" calcext:value-type="float">
            <text:p>98.007</text:p>
          </table:table-cell>
          <table:table-cell office:value-type="float" office:value="-0.04125457" calcext:value-type="float">
            <text:p>-0.04125457</text:p>
          </table:table-cell>
          <table:table-cell office:value-type="float" office:value="0" calcext:value-type="float">
            <text:p>0</text:p>
          </table:table-cell>
          <table:table-cell office:value-type="float" office:value="0.6930432" calcext:value-type="float">
            <text:p>0.6930432</text:p>
          </table:table-cell>
          <table:table-cell office:value-type="float" office:value="1.679695" calcext:value-type="float">
            <text:p>1.679695</text:p>
          </table:table-cell>
          <table:table-cell office:value-type="float" office:value="360" calcext:value-type="float">
            <text:p>360</text:p>
          </table:table-cell>
          <table:table-cell office:value-type="float" office:value="-255.0407" calcext:value-type="float">
            <text:p>-255.0407</text:p>
          </table:table-cell>
          <table:table-cell office:value-type="float" office:value="0" calcext:value-type="float">
            <text:p>0</text:p>
          </table:table-cell>
          <table:table-cell office:value-type="float" office:value="252.3658" calcext:value-type="float">
            <text:p>252.3658</text:p>
          </table:table-cell>
          <table:table-cell office:value-type="float" office:value="309.4574" calcext:value-type="float">
            <text:p>309.4574</text:p>
          </table:table-cell>
          <table:table-cell office:value-type="float" office:value="950.7171" calcext:value-type="float">
            <text:p>950.7171</text:p>
          </table:table-cell>
          <table:table-cell office:value-type="float" office:value="955.4018" calcext:value-type="float">
            <text:p>955.4018</text:p>
          </table:table-cell>
          <table:table-cell office:value-type="float" office:value="942.4741" calcext:value-type="float">
            <text:p>942.4741</text:p>
          </table:table-cell>
          <table:table-cell office:value-type="float" office:value="946.7991" calcext:value-type="float">
            <text:p>946.7991</text:p>
          </table:table-cell>
          <table:table-cell office:value-type="float" office:value="343.3335" calcext:value-type="float">
            <text:p>343.3335</text:p>
          </table:table-cell>
          <table:table-cell office:value-type="float" office:value="459.8197" calcext:value-type="float">
            <text:p>459.8197</text:p>
          </table:table-cell>
          <table:table-cell office:value-type="float" office:value="392.079" calcext:value-type="float">
            <text:p>392.079</text:p>
          </table:table-cell>
          <table:table-cell office:value-type="float" office:value="328.6704" calcext:value-type="float">
            <text:p>328.670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1998" calcext:value-type="float">
            <text:p>11051998</text:p>
          </table:table-cell>
          <table:table-cell office:value-type="float" office:value="293.7567" calcext:value-type="float">
            <text:p>293.7567</text:p>
          </table:table-cell>
          <table:table-cell office:value-type="float" office:value="5789.77" calcext:value-type="float">
            <text:p>5789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4.597" calcext:value-type="float">
            <text:p>-254.597</text:p>
          </table:table-cell>
          <table:table-cell office:value-type="float" office:value="775.9194" calcext:value-type="float">
            <text:p>775.9194</text:p>
          </table:table-cell>
          <table:table-cell office:value-type="float" office:value="0" calcext:value-type="float">
            <text:p>0</text:p>
          </table:table-cell>
          <table:table-cell office:value-type="float" office:value="175.05" calcext:value-type="float">
            <text:p>175.05</text:p>
          </table:table-cell>
          <table:table-cell office:value-type="float" office:value="97.23486" calcext:value-type="float">
            <text:p>97.23486</text:p>
          </table:table-cell>
          <table:table-cell office:value-type="float" office:value="-0.04093793" calcext:value-type="float">
            <text:p>-0.04093793</text:p>
          </table:table-cell>
          <table:table-cell office:value-type="float" office:value="0" calcext:value-type="float">
            <text:p>0</text:p>
          </table:table-cell>
          <table:table-cell office:value-type="float" office:value="0.6936407" calcext:value-type="float">
            <text:p>0.6936407</text:p>
          </table:table-cell>
          <table:table-cell office:value-type="float" office:value="1.677647" calcext:value-type="float">
            <text:p>1.677647</text:p>
          </table:table-cell>
          <table:table-cell office:value-type="float" office:value="360" calcext:value-type="float">
            <text:p>360</text:p>
          </table:table-cell>
          <table:table-cell office:value-type="float" office:value="-257.0092" calcext:value-type="float">
            <text:p>-257.0092</text:p>
          </table:table-cell>
          <table:table-cell office:value-type="float" office:value="0" calcext:value-type="float">
            <text:p>0</text:p>
          </table:table-cell>
          <table:table-cell office:value-type="float" office:value="252.6597" calcext:value-type="float">
            <text:p>252.6597</text:p>
          </table:table-cell>
          <table:table-cell office:value-type="float" office:value="309.2298" calcext:value-type="float">
            <text:p>309.2298</text:p>
          </table:table-cell>
          <table:table-cell office:value-type="float" office:value="950.2996" calcext:value-type="float">
            <text:p>950.2996</text:p>
          </table:table-cell>
          <table:table-cell office:value-type="float" office:value="955.0599" calcext:value-type="float">
            <text:p>955.0599</text:p>
          </table:table-cell>
          <table:table-cell office:value-type="float" office:value="942.2416" calcext:value-type="float">
            <text:p>942.2416</text:p>
          </table:table-cell>
          <table:table-cell office:value-type="float" office:value="946.6185" calcext:value-type="float">
            <text:p>946.6185</text:p>
          </table:table-cell>
          <table:table-cell office:value-type="float" office:value="343.2722" calcext:value-type="float">
            <text:p>343.2722</text:p>
          </table:table-cell>
          <table:table-cell office:value-type="float" office:value="459.7556" calcext:value-type="float">
            <text:p>459.7556</text:p>
          </table:table-cell>
          <table:table-cell office:value-type="float" office:value="392.0442" calcext:value-type="float">
            <text:p>392.0442</text:p>
          </table:table-cell>
          <table:table-cell office:value-type="float" office:value="328.6556" calcext:value-type="float">
            <text:p>328.655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1998" calcext:value-type="float">
            <text:p>12051998</text:p>
          </table:table-cell>
          <table:table-cell office:value-type="float" office:value="292.4064" calcext:value-type="float">
            <text:p>292.4064</text:p>
          </table:table-cell>
          <table:table-cell office:value-type="float" office:value="5789.098" calcext:value-type="float">
            <text:p>5789.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6.4792" calcext:value-type="float">
            <text:p>-256.4792</text:p>
          </table:table-cell>
          <table:table-cell office:value-type="float" office:value="783.7626" calcext:value-type="float">
            <text:p>783.7626</text:p>
          </table:table-cell>
          <table:table-cell office:value-type="float" office:value="0" calcext:value-type="float">
            <text:p>0</text:p>
          </table:table-cell>
          <table:table-cell office:value-type="float" office:value="173.2655" calcext:value-type="float">
            <text:p>173.2655</text:p>
          </table:table-cell>
          <table:table-cell office:value-type="float" office:value="96.87594" calcext:value-type="float">
            <text:p>96.87594</text:p>
          </table:table-cell>
          <table:table-cell office:value-type="float" office:value="-0.04074777" calcext:value-type="float">
            <text:p>-0.04074777</text:p>
          </table:table-cell>
          <table:table-cell office:value-type="float" office:value="0" calcext:value-type="float">
            <text:p>0</text:p>
          </table:table-cell>
          <table:table-cell office:value-type="float" office:value="0.6942358" calcext:value-type="float">
            <text:p>0.6942358</text:p>
          </table:table-cell>
          <table:table-cell office:value-type="float" office:value="1.675537" calcext:value-type="float">
            <text:p>1.675537</text:p>
          </table:table-cell>
          <table:table-cell office:value-type="float" office:value="360" calcext:value-type="float">
            <text:p>360</text:p>
          </table:table-cell>
          <table:table-cell office:value-type="float" office:value="-258.8897" calcext:value-type="float">
            <text:p>-258.8897</text:p>
          </table:table-cell>
          <table:table-cell office:value-type="float" office:value="0" calcext:value-type="float">
            <text:p>0</text:p>
          </table:table-cell>
          <table:table-cell office:value-type="float" office:value="252.8552" calcext:value-type="float">
            <text:p>252.8552</text:p>
          </table:table-cell>
          <table:table-cell office:value-type="float" office:value="308.9412" calcext:value-type="float">
            <text:p>308.9412</text:p>
          </table:table-cell>
          <table:table-cell office:value-type="float" office:value="949.7837" calcext:value-type="float">
            <text:p>949.7837</text:p>
          </table:table-cell>
          <table:table-cell office:value-type="float" office:value="954.6536" calcext:value-type="float">
            <text:p>954.6536</text:p>
          </table:table-cell>
          <table:table-cell office:value-type="float" office:value="941.983" calcext:value-type="float">
            <text:p>941.983</text:p>
          </table:table-cell>
          <table:table-cell office:value-type="float" office:value="946.4123" calcext:value-type="float">
            <text:p>946.4123</text:p>
          </table:table-cell>
          <table:table-cell office:value-type="float" office:value="343.2063" calcext:value-type="float">
            <text:p>343.2063</text:p>
          </table:table-cell>
          <table:table-cell office:value-type="float" office:value="459.6903" calcext:value-type="float">
            <text:p>459.6903</text:p>
          </table:table-cell>
          <table:table-cell office:value-type="float" office:value="392.0093" calcext:value-type="float">
            <text:p>392.0093</text:p>
          </table:table-cell>
          <table:table-cell office:value-type="float" office:value="328.6407" calcext:value-type="float">
            <text:p>328.640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1998" calcext:value-type="float">
            <text:p>13051998</text:p>
          </table:table-cell>
          <table:table-cell office:value-type="float" office:value="291.1641" calcext:value-type="float">
            <text:p>291.1641</text:p>
          </table:table-cell>
          <table:table-cell office:value-type="float" office:value="5788.277" calcext:value-type="float">
            <text:p>5788.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8.4108" calcext:value-type="float">
            <text:p>-258.4108</text:p>
          </table:table-cell>
          <table:table-cell office:value-type="float" office:value="788.4069" calcext:value-type="float">
            <text:p>788.4069</text:p>
          </table:table-cell>
          <table:table-cell office:value-type="float" office:value="0" calcext:value-type="float">
            <text:p>0</text:p>
          </table:table-cell>
          <table:table-cell office:value-type="float" office:value="171.9347" calcext:value-type="float">
            <text:p>171.9347</text:p>
          </table:table-cell>
          <table:table-cell office:value-type="float" office:value="96.68845" calcext:value-type="float">
            <text:p>96.68845</text:p>
          </table:table-cell>
          <table:table-cell office:value-type="float" office:value="-0.04057291" calcext:value-type="float">
            <text:p>-0.04057291</text:p>
          </table:table-cell>
          <table:table-cell office:value-type="float" office:value="0" calcext:value-type="float">
            <text:p>0</text:p>
          </table:table-cell>
          <table:table-cell office:value-type="float" office:value="0.6948309" calcext:value-type="float">
            <text:p>0.6948309</text:p>
          </table:table-cell>
          <table:table-cell office:value-type="float" office:value="1.67333" calcext:value-type="float">
            <text:p>1.67333</text:p>
          </table:table-cell>
          <table:table-cell office:value-type="float" office:value="360" calcext:value-type="float">
            <text:p>360</text:p>
          </table:table-cell>
          <table:table-cell office:value-type="float" office:value="-260.8195" calcext:value-type="float">
            <text:p>-260.8195</text:p>
          </table:table-cell>
          <table:table-cell office:value-type="float" office:value="0" calcext:value-type="float">
            <text:p>0</text:p>
          </table:table-cell>
          <table:table-cell office:value-type="float" office:value="252.9745" calcext:value-type="float">
            <text:p>252.9745</text:p>
          </table:table-cell>
          <table:table-cell office:value-type="float" office:value="308.6385" calcext:value-type="float">
            <text:p>308.6385</text:p>
          </table:table-cell>
          <table:table-cell office:value-type="float" office:value="949.2308" calcext:value-type="float">
            <text:p>949.2308</text:p>
          </table:table-cell>
          <table:table-cell office:value-type="float" office:value="954.2137" calcext:value-type="float">
            <text:p>954.2137</text:p>
          </table:table-cell>
          <table:table-cell office:value-type="float" office:value="941.7074" calcext:value-type="float">
            <text:p>941.7074</text:p>
          </table:table-cell>
          <table:table-cell office:value-type="float" office:value="946.1797" calcext:value-type="float">
            <text:p>946.1797</text:p>
          </table:table-cell>
          <table:table-cell office:value-type="float" office:value="343.1344" calcext:value-type="float">
            <text:p>343.1344</text:p>
          </table:table-cell>
          <table:table-cell office:value-type="float" office:value="459.6213" calcext:value-type="float">
            <text:p>459.6213</text:p>
          </table:table-cell>
          <table:table-cell office:value-type="float" office:value="391.9739" calcext:value-type="float">
            <text:p>391.9739</text:p>
          </table:table-cell>
          <table:table-cell office:value-type="float" office:value="328.6255" calcext:value-type="float">
            <text:p>328.625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1998" calcext:value-type="float">
            <text:p>14051998</text:p>
          </table:table-cell>
          <table:table-cell office:value-type="float" office:value="289.919" calcext:value-type="float">
            <text:p>289.919</text:p>
          </table:table-cell>
          <table:table-cell office:value-type="float" office:value="5787.375" calcext:value-type="float">
            <text:p>5787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0.4139" calcext:value-type="float">
            <text:p>-260.4139</text:p>
          </table:table-cell>
          <table:table-cell office:value-type="float" office:value="792.2942" calcext:value-type="float">
            <text:p>792.2942</text:p>
          </table:table-cell>
          <table:table-cell office:value-type="float" office:value="0" calcext:value-type="float">
            <text:p>0</text:p>
          </table:table-cell>
          <table:table-cell office:value-type="float" office:value="170.7436" calcext:value-type="float">
            <text:p>170.7436</text:p>
          </table:table-cell>
          <table:table-cell office:value-type="float" office:value="96.55434" calcext:value-type="float">
            <text:p>96.55434</text:p>
          </table:table-cell>
          <table:table-cell office:value-type="float" office:value="-0.04044321" calcext:value-type="float">
            <text:p>-0.04044321</text:p>
          </table:table-cell>
          <table:table-cell office:value-type="float" office:value="0" calcext:value-type="float">
            <text:p>0</text:p>
          </table:table-cell>
          <table:table-cell office:value-type="float" office:value="0.695426" calcext:value-type="float">
            <text:p>0.695426</text:p>
          </table:table-cell>
          <table:table-cell office:value-type="float" office:value="1.671047" calcext:value-type="float">
            <text:p>1.671047</text:p>
          </table:table-cell>
          <table:table-cell office:value-type="float" office:value="360" calcext:value-type="float">
            <text:p>360</text:p>
          </table:table-cell>
          <table:table-cell office:value-type="float" office:value="-262.8208" calcext:value-type="float">
            <text:p>-262.8208</text:p>
          </table:table-cell>
          <table:table-cell office:value-type="float" office:value="0" calcext:value-type="float">
            <text:p>0</text:p>
          </table:table-cell>
          <table:table-cell office:value-type="float" office:value="253.073" calcext:value-type="float">
            <text:p>253.073</text:p>
          </table:table-cell>
          <table:table-cell office:value-type="float" office:value="308.3186" calcext:value-type="float">
            <text:p>308.3186</text:p>
          </table:table-cell>
          <table:table-cell office:value-type="float" office:value="948.6445" calcext:value-type="float">
            <text:p>948.6445</text:p>
          </table:table-cell>
          <table:table-cell office:value-type="float" office:value="953.7509" calcext:value-type="float">
            <text:p>953.7509</text:p>
          </table:table-cell>
          <table:table-cell office:value-type="float" office:value="941.4148" calcext:value-type="float">
            <text:p>941.4148</text:p>
          </table:table-cell>
          <table:table-cell office:value-type="float" office:value="945.935" calcext:value-type="float">
            <text:p>945.935</text:p>
          </table:table-cell>
          <table:table-cell office:value-type="float" office:value="343.0585" calcext:value-type="float">
            <text:p>343.0585</text:p>
          </table:table-cell>
          <table:table-cell office:value-type="float" office:value="459.5486" calcext:value-type="float">
            <text:p>459.5486</text:p>
          </table:table-cell>
          <table:table-cell office:value-type="float" office:value="391.9349" calcext:value-type="float">
            <text:p>391.9349</text:p>
          </table:table-cell>
          <table:table-cell office:value-type="float" office:value="328.6102" calcext:value-type="float">
            <text:p>328.610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1998" calcext:value-type="float">
            <text:p>15051998</text:p>
          </table:table-cell>
          <table:table-cell office:value-type="float" office:value="288.5583" calcext:value-type="float">
            <text:p>288.5583</text:p>
          </table:table-cell>
          <table:table-cell office:value-type="float" office:value="5786.332" calcext:value-type="float">
            <text:p>5786.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2.6557" calcext:value-type="float">
            <text:p>-262.6557</text:p>
          </table:table-cell>
          <table:table-cell office:value-type="float" office:value="799.3381" calcext:value-type="float">
            <text:p>799.3381</text:p>
          </table:table-cell>
          <table:table-cell office:value-type="float" office:value="0" calcext:value-type="float">
            <text:p>0</text:p>
          </table:table-cell>
          <table:table-cell office:value-type="float" office:value="169.5869" calcext:value-type="float">
            <text:p>169.5869</text:p>
          </table:table-cell>
          <table:table-cell office:value-type="float" office:value="96.45299" calcext:value-type="float">
            <text:p>96.45299</text:p>
          </table:table-cell>
          <table:table-cell office:value-type="float" office:value="-0.04040616" calcext:value-type="float">
            <text:p>-0.04040616</text:p>
          </table:table-cell>
          <table:table-cell office:value-type="float" office:value="0" calcext:value-type="float">
            <text:p>0</text:p>
          </table:table-cell>
          <table:table-cell office:value-type="float" office:value="0.6960194" calcext:value-type="float">
            <text:p>0.6960194</text:p>
          </table:table-cell>
          <table:table-cell office:value-type="float" office:value="1.668709" calcext:value-type="float">
            <text:p>1.668709</text:p>
          </table:table-cell>
          <table:table-cell office:value-type="float" office:value="360" calcext:value-type="float">
            <text:p>360</text:p>
          </table:table-cell>
          <table:table-cell office:value-type="float" office:value="-265.0608" calcext:value-type="float">
            <text:p>-265.0608</text:p>
          </table:table-cell>
          <table:table-cell office:value-type="float" office:value="0" calcext:value-type="float">
            <text:p>0</text:p>
          </table:table-cell>
          <table:table-cell office:value-type="float" office:value="253.1652" calcext:value-type="float">
            <text:p>253.1652</text:p>
          </table:table-cell>
          <table:table-cell office:value-type="float" office:value="307.9577" calcext:value-type="float">
            <text:p>307.9577</text:p>
          </table:table-cell>
          <table:table-cell office:value-type="float" office:value="947.9641" calcext:value-type="float">
            <text:p>947.9641</text:p>
          </table:table-cell>
          <table:table-cell office:value-type="float" office:value="953.2136" calcext:value-type="float">
            <text:p>953.2136</text:p>
          </table:table-cell>
          <table:table-cell office:value-type="float" office:value="941.0837" calcext:value-type="float">
            <text:p>941.0837</text:p>
          </table:table-cell>
          <table:table-cell office:value-type="float" office:value="945.6633" calcext:value-type="float">
            <text:p>945.6633</text:p>
          </table:table-cell>
          <table:table-cell office:value-type="float" office:value="342.9749" calcext:value-type="float">
            <text:p>342.9749</text:p>
          </table:table-cell>
          <table:table-cell office:value-type="float" office:value="459.4734" calcext:value-type="float">
            <text:p>459.4734</text:p>
          </table:table-cell>
          <table:table-cell office:value-type="float" office:value="391.8976" calcext:value-type="float">
            <text:p>391.8976</text:p>
          </table:table-cell>
          <table:table-cell office:value-type="float" office:value="328.5945" calcext:value-type="float">
            <text:p>328.59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1998" calcext:value-type="float">
            <text:p>16051998</text:p>
          </table:table-cell>
          <table:table-cell office:value-type="float" office:value="286.9687" calcext:value-type="float">
            <text:p>286.9687</text:p>
          </table:table-cell>
          <table:table-cell office:value-type="float" office:value="5785.326" calcext:value-type="float">
            <text:p>5785.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5.1233" calcext:value-type="float">
            <text:p>-265.1233</text:p>
          </table:table-cell>
          <table:table-cell office:value-type="float" office:value="807.4991" calcext:value-type="float">
            <text:p>807.4991</text:p>
          </table:table-cell>
          <table:table-cell office:value-type="float" office:value="0" calcext:value-type="float">
            <text:p>0</text:p>
          </table:table-cell>
          <table:table-cell office:value-type="float" office:value="168.4148" calcext:value-type="float">
            <text:p>168.4148</text:p>
          </table:table-cell>
          <table:table-cell office:value-type="float" office:value="48.17835" calcext:value-type="float">
            <text:p>48.17835</text:p>
          </table:table-cell>
          <table:table-cell office:value-type="float" office:value="-0.04041911" calcext:value-type="float">
            <text:p>-0.04041911</text:p>
          </table:table-cell>
          <table:table-cell office:value-type="float" office:value="0" calcext:value-type="float">
            <text:p>0</text:p>
          </table:table-cell>
          <table:table-cell office:value-type="float" office:value="0.6966038" calcext:value-type="float">
            <text:p>0.6966038</text:p>
          </table:table-cell>
          <table:table-cell office:value-type="float" office:value="1.666304" calcext:value-type="float">
            <text:p>1.666304</text:p>
          </table:table-cell>
          <table:table-cell office:value-type="float" office:value="360" calcext:value-type="float">
            <text:p>360</text:p>
          </table:table-cell>
          <table:table-cell office:value-type="float" office:value="-267.5266" calcext:value-type="float">
            <text:p>-267.5266</text:p>
          </table:table-cell>
          <table:table-cell office:value-type="float" office:value="0" calcext:value-type="float">
            <text:p>0</text:p>
          </table:table-cell>
          <table:table-cell office:value-type="float" office:value="239.7454" calcext:value-type="float">
            <text:p>239.7454</text:p>
          </table:table-cell>
          <table:table-cell office:value-type="float" office:value="323.3722" calcext:value-type="float">
            <text:p>323.3722</text:p>
          </table:table-cell>
          <table:table-cell office:value-type="float" office:value="993.0809" calcext:value-type="float">
            <text:p>993.0809</text:p>
          </table:table-cell>
          <table:table-cell office:value-type="float" office:value="952.6509" calcext:value-type="float">
            <text:p>952.6509</text:p>
          </table:table-cell>
          <table:table-cell office:value-type="float" office:value="940.7311" calcext:value-type="float">
            <text:p>940.7311</text:p>
          </table:table-cell>
          <table:table-cell office:value-type="float" office:value="945.3718" calcext:value-type="float">
            <text:p>945.3718</text:p>
          </table:table-cell>
          <table:table-cell office:value-type="float" office:value="342.8845" calcext:value-type="float">
            <text:p>342.8845</text:p>
          </table:table-cell>
          <table:table-cell office:value-type="float" office:value="459.3932" calcext:value-type="float">
            <text:p>459.3932</text:p>
          </table:table-cell>
          <table:table-cell office:value-type="float" office:value="391.8589" calcext:value-type="float">
            <text:p>391.8589</text:p>
          </table:table-cell>
          <table:table-cell office:value-type="float" office:value="328.5784" calcext:value-type="float">
            <text:p>328.578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1998" calcext:value-type="float">
            <text:p>17051998</text:p>
          </table:table-cell>
          <table:table-cell office:value-type="float" office:value="285.1494" calcext:value-type="float">
            <text:p>285.1494</text:p>
          </table:table-cell>
          <table:table-cell office:value-type="float" office:value="5784.294" calcext:value-type="float">
            <text:p>5784.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7.8191" calcext:value-type="float">
            <text:p>-267.8191</text:p>
          </table:table-cell>
          <table:table-cell office:value-type="float" office:value="817.5836" calcext:value-type="float">
            <text:p>817.5836</text:p>
          </table:table-cell>
          <table:table-cell office:value-type="float" office:value="0" calcext:value-type="float">
            <text:p>0</text:p>
          </table:table-cell>
          <table:table-cell office:value-type="float" office:value="167.1533" calcext:value-type="float">
            <text:p>167.1533</text:p>
          </table:table-cell>
          <table:table-cell office:value-type="float" office:value="48.11967" calcext:value-type="float">
            <text:p>48.11967</text:p>
          </table:table-cell>
          <table:table-cell office:value-type="float" office:value="-0.04053425" calcext:value-type="float">
            <text:p>-0.04053425</text:p>
          </table:table-cell>
          <table:table-cell office:value-type="float" office:value="0" calcext:value-type="float">
            <text:p>0</text:p>
          </table:table-cell>
          <table:table-cell office:value-type="float" office:value="0.6971875" calcext:value-type="float">
            <text:p>0.6971875</text:p>
          </table:table-cell>
          <table:table-cell office:value-type="float" office:value="1.663819" calcext:value-type="float">
            <text:p>1.663819</text:p>
          </table:table-cell>
          <table:table-cell office:value-type="float" office:value="360" calcext:value-type="float">
            <text:p>360</text:p>
          </table:table-cell>
          <table:table-cell office:value-type="float" office:value="-270.2206" calcext:value-type="float">
            <text:p>-270.2206</text:p>
          </table:table-cell>
          <table:table-cell office:value-type="float" office:value="0" calcext:value-type="float">
            <text:p>0</text:p>
          </table:table-cell>
          <table:table-cell office:value-type="float" office:value="239.7956" calcext:value-type="float">
            <text:p>239.7956</text:p>
          </table:table-cell>
          <table:table-cell office:value-type="float" office:value="322.9694" calcext:value-type="float">
            <text:p>322.9694</text:p>
          </table:table-cell>
          <table:table-cell office:value-type="float" office:value="992.175" calcext:value-type="float">
            <text:p>992.175</text:p>
          </table:table-cell>
          <table:table-cell office:value-type="float" office:value="952.0477" calcext:value-type="float">
            <text:p>952.0477</text:p>
          </table:table-cell>
          <table:table-cell office:value-type="float" office:value="940.348" calcext:value-type="float">
            <text:p>940.348</text:p>
          </table:table-cell>
          <table:table-cell office:value-type="float" office:value="945.0654" calcext:value-type="float">
            <text:p>945.0654</text:p>
          </table:table-cell>
          <table:table-cell office:value-type="float" office:value="342.7879" calcext:value-type="float">
            <text:p>342.7879</text:p>
          </table:table-cell>
          <table:table-cell office:value-type="float" office:value="459.3065" calcext:value-type="float">
            <text:p>459.3065</text:p>
          </table:table-cell>
          <table:table-cell office:value-type="float" office:value="391.8191" calcext:value-type="float">
            <text:p>391.8191</text:p>
          </table:table-cell>
          <table:table-cell office:value-type="float" office:value="328.5622" calcext:value-type="float">
            <text:p>328.562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1998" calcext:value-type="float">
            <text:p>18051998</text:p>
          </table:table-cell>
          <table:table-cell office:value-type="float" office:value="283.4329" calcext:value-type="float">
            <text:p>283.4329</text:p>
          </table:table-cell>
          <table:table-cell office:value-type="float" office:value="5783.264" calcext:value-type="float">
            <text:p>5783.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0.4419" calcext:value-type="float">
            <text:p>-270.4419</text:p>
          </table:table-cell>
          <table:table-cell office:value-type="float" office:value="825.418" calcext:value-type="float">
            <text:p>825.418</text:p>
          </table:table-cell>
          <table:table-cell office:value-type="float" office:value="0" calcext:value-type="float">
            <text:p>0</text:p>
          </table:table-cell>
          <table:table-cell office:value-type="float" office:value="166.0825" calcext:value-type="float">
            <text:p>166.0825</text:p>
          </table:table-cell>
          <table:table-cell office:value-type="float" office:value="48.10702" calcext:value-type="float">
            <text:p>48.10702</text:p>
          </table:table-cell>
          <table:table-cell office:value-type="float" office:value="-0.04058069" calcext:value-type="float">
            <text:p>-0.04058069</text:p>
          </table:table-cell>
          <table:table-cell office:value-type="float" office:value="0" calcext:value-type="float">
            <text:p>0</text:p>
          </table:table-cell>
          <table:table-cell office:value-type="float" office:value="0.6977711" calcext:value-type="float">
            <text:p>0.6977711</text:p>
          </table:table-cell>
          <table:table-cell office:value-type="float" office:value="1.661237" calcext:value-type="float">
            <text:p>1.661237</text:p>
          </table:table-cell>
          <table:table-cell office:value-type="float" office:value="360" calcext:value-type="float">
            <text:p>360</text:p>
          </table:table-cell>
          <table:table-cell office:value-type="float" office:value="-272.8415" calcext:value-type="float">
            <text:p>-272.8415</text:p>
          </table:table-cell>
          <table:table-cell office:value-type="float" office:value="0" calcext:value-type="float">
            <text:p>0</text:p>
          </table:table-cell>
          <table:table-cell office:value-type="float" office:value="239.8473" calcext:value-type="float">
            <text:p>239.8473</text:p>
          </table:table-cell>
          <table:table-cell office:value-type="float" office:value="322.584" calcext:value-type="float">
            <text:p>322.584</text:p>
          </table:table-cell>
          <table:table-cell office:value-type="float" office:value="991.2986" calcext:value-type="float">
            <text:p>991.2986</text:p>
          </table:table-cell>
          <table:table-cell office:value-type="float" office:value="951.4573" calcext:value-type="float">
            <text:p>951.4573</text:p>
          </table:table-cell>
          <table:table-cell office:value-type="float" office:value="939.9711" calcext:value-type="float">
            <text:p>939.9711</text:p>
          </table:table-cell>
          <table:table-cell office:value-type="float" office:value="944.756" calcext:value-type="float">
            <text:p>944.756</text:p>
          </table:table-cell>
          <table:table-cell office:value-type="float" office:value="342.6887" calcext:value-type="float">
            <text:p>342.6887</text:p>
          </table:table-cell>
          <table:table-cell office:value-type="float" office:value="459.2165" calcext:value-type="float">
            <text:p>459.2165</text:p>
          </table:table-cell>
          <table:table-cell office:value-type="float" office:value="391.7778" calcext:value-type="float">
            <text:p>391.7778</text:p>
          </table:table-cell>
          <table:table-cell office:value-type="float" office:value="328.5456" calcext:value-type="float">
            <text:p>328.545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1998" calcext:value-type="float">
            <text:p>19051998</text:p>
          </table:table-cell>
          <table:table-cell office:value-type="float" office:value="281.8592" calcext:value-type="float">
            <text:p>281.8592</text:p>
          </table:table-cell>
          <table:table-cell office:value-type="float" office:value="5782.326" calcext:value-type="float">
            <text:p>5782.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2.871" calcext:value-type="float">
            <text:p>-272.871</text:p>
          </table:table-cell>
          <table:table-cell office:value-type="float" office:value="832.2703" calcext:value-type="float">
            <text:p>832.2703</text:p>
          </table:table-cell>
          <table:table-cell office:value-type="float" office:value="0" calcext:value-type="float">
            <text:p>0</text:p>
          </table:table-cell>
          <table:table-cell office:value-type="float" office:value="165.2026" calcext:value-type="float">
            <text:p>165.2026</text:p>
          </table:table-cell>
          <table:table-cell office:value-type="float" office:value="48.09941" calcext:value-type="float">
            <text:p>48.09941</text:p>
          </table:table-cell>
          <table:table-cell office:value-type="float" office:value="-0.04053131" calcext:value-type="float">
            <text:p>-0.04053131</text:p>
          </table:table-cell>
          <table:table-cell office:value-type="float" office:value="0" calcext:value-type="float">
            <text:p>0</text:p>
          </table:table-cell>
          <table:table-cell office:value-type="float" office:value="0.698353" calcext:value-type="float">
            <text:p>0.698353</text:p>
          </table:table-cell>
          <table:table-cell office:value-type="float" office:value="1.658554" calcext:value-type="float">
            <text:p>1.658554</text:p>
          </table:table-cell>
          <table:table-cell office:value-type="float" office:value="360" calcext:value-type="float">
            <text:p>360</text:p>
          </table:table-cell>
          <table:table-cell office:value-type="float" office:value="-275.2685" calcext:value-type="float">
            <text:p>-275.2685</text:p>
          </table:table-cell>
          <table:table-cell office:value-type="float" office:value="0" calcext:value-type="float">
            <text:p>0</text:p>
          </table:table-cell>
          <table:table-cell office:value-type="float" office:value="239.9085" calcext:value-type="float">
            <text:p>239.9085</text:p>
          </table:table-cell>
          <table:table-cell office:value-type="float" office:value="322.2314" calcext:value-type="float">
            <text:p>322.2314</text:p>
          </table:table-cell>
          <table:table-cell office:value-type="float" office:value="990.5087" calcext:value-type="float">
            <text:p>990.5087</text:p>
          </table:table-cell>
          <table:table-cell office:value-type="float" office:value="950.9265" calcext:value-type="float">
            <text:p>950.9265</text:p>
          </table:table-cell>
          <table:table-cell office:value-type="float" office:value="939.6251" calcext:value-type="float">
            <text:p>939.6251</text:p>
          </table:table-cell>
          <table:table-cell office:value-type="float" office:value="944.4568" calcext:value-type="float">
            <text:p>944.4568</text:p>
          </table:table-cell>
          <table:table-cell office:value-type="float" office:value="342.5924" calcext:value-type="float">
            <text:p>342.5924</text:p>
          </table:table-cell>
          <table:table-cell office:value-type="float" office:value="459.1258" calcext:value-type="float">
            <text:p>459.1258</text:p>
          </table:table-cell>
          <table:table-cell office:value-type="float" office:value="391.7359" calcext:value-type="float">
            <text:p>391.7359</text:p>
          </table:table-cell>
          <table:table-cell office:value-type="float" office:value="328.5286" calcext:value-type="float">
            <text:p>328.528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1998" calcext:value-type="float">
            <text:p>20051998</text:p>
          </table:table-cell>
          <table:table-cell office:value-type="float" office:value="280.2394" calcext:value-type="float">
            <text:p>280.2394</text:p>
          </table:table-cell>
          <table:table-cell office:value-type="float" office:value="5781.373" calcext:value-type="float">
            <text:p>5781.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5.3299" calcext:value-type="float">
            <text:p>-275.3299</text:p>
          </table:table-cell>
          <table:table-cell office:value-type="float" office:value="840.2355" calcext:value-type="float">
            <text:p>840.2355</text:p>
          </table:table-cell>
          <table:table-cell office:value-type="float" office:value="0" calcext:value-type="float">
            <text:p>0</text:p>
          </table:table-cell>
          <table:table-cell office:value-type="float" office:value="164.2157" calcext:value-type="float">
            <text:p>164.2157</text:p>
          </table:table-cell>
          <table:table-cell office:value-type="float" office:value="48.08868" calcext:value-type="float">
            <text:p>48.08868</text:p>
          </table:table-cell>
          <table:table-cell office:value-type="float" office:value="-0.04054433" calcext:value-type="float">
            <text:p>-0.04054433</text:p>
          </table:table-cell>
          <table:table-cell office:value-type="float" office:value="0" calcext:value-type="float">
            <text:p>0</text:p>
          </table:table-cell>
          <table:table-cell office:value-type="float" office:value="0.6989265" calcext:value-type="float">
            <text:p>0.6989265</text:p>
          </table:table-cell>
          <table:table-cell office:value-type="float" office:value="1.655789" calcext:value-type="float">
            <text:p>1.655789</text:p>
          </table:table-cell>
          <table:table-cell office:value-type="float" office:value="360" calcext:value-type="float">
            <text:p>360</text:p>
          </table:table-cell>
          <table:table-cell office:value-type="float" office:value="-277.7252" calcext:value-type="float">
            <text:p>-277.7252</text:p>
          </table:table-cell>
          <table:table-cell office:value-type="float" office:value="0" calcext:value-type="float">
            <text:p>0</text:p>
          </table:table-cell>
          <table:table-cell office:value-type="float" office:value="239.9722" calcext:value-type="float">
            <text:p>239.9722</text:p>
          </table:table-cell>
          <table:table-cell office:value-type="float" office:value="321.8578" calcext:value-type="float">
            <text:p>321.8578</text:p>
          </table:table-cell>
          <table:table-cell office:value-type="float" office:value="989.6852" calcext:value-type="float">
            <text:p>989.6852</text:p>
          </table:table-cell>
          <table:table-cell office:value-type="float" office:value="950.3801" calcext:value-type="float">
            <text:p>950.3801</text:p>
          </table:table-cell>
          <table:table-cell office:value-type="float" office:value="939.2812" calcext:value-type="float">
            <text:p>939.2812</text:p>
          </table:table-cell>
          <table:table-cell office:value-type="float" office:value="944.163" calcext:value-type="float">
            <text:p>944.163</text:p>
          </table:table-cell>
          <table:table-cell office:value-type="float" office:value="342.498" calcext:value-type="float">
            <text:p>342.498</text:p>
          </table:table-cell>
          <table:table-cell office:value-type="float" office:value="459.0368" calcext:value-type="float">
            <text:p>459.0368</text:p>
          </table:table-cell>
          <table:table-cell office:value-type="float" office:value="391.694" calcext:value-type="float">
            <text:p>391.694</text:p>
          </table:table-cell>
          <table:table-cell office:value-type="float" office:value="328.5112" calcext:value-type="float">
            <text:p>328.51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1998" calcext:value-type="float">
            <text:p>21051998</text:p>
          </table:table-cell>
          <table:table-cell office:value-type="float" office:value="278.8937" calcext:value-type="float">
            <text:p>278.8937</text:p>
          </table:table-cell>
          <table:table-cell office:value-type="float" office:value="5780.521" calcext:value-type="float">
            <text:p>5780.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7.5052" calcext:value-type="float">
            <text:p>-277.5052</text:p>
          </table:table-cell>
          <table:table-cell office:value-type="float" office:value="847.1663" calcext:value-type="float">
            <text:p>847.1663</text:p>
          </table:table-cell>
          <table:table-cell office:value-type="float" office:value="0" calcext:value-type="float">
            <text:p>0</text:p>
          </table:table-cell>
          <table:table-cell office:value-type="float" office:value="163.4585" calcext:value-type="float">
            <text:p>163.4585</text:p>
          </table:table-cell>
          <table:table-cell office:value-type="float" office:value="48.08179" calcext:value-type="float">
            <text:p>48.08179</text:p>
          </table:table-cell>
          <table:table-cell office:value-type="float" office:value="-0.0403656" calcext:value-type="float">
            <text:p>-0.0403656</text:p>
          </table:table-cell>
          <table:table-cell office:value-type="float" office:value="0" calcext:value-type="float">
            <text:p>0</text:p>
          </table:table-cell>
          <table:table-cell office:value-type="float" office:value="0.6994882" calcext:value-type="float">
            <text:p>0.6994882</text:p>
          </table:table-cell>
          <table:table-cell office:value-type="float" office:value="1.652951" calcext:value-type="float">
            <text:p>1.652951</text:p>
          </table:table-cell>
          <table:table-cell office:value-type="float" office:value="360" calcext:value-type="float">
            <text:p>360</text:p>
          </table:table-cell>
          <table:table-cell office:value-type="float" office:value="-279.8981" calcext:value-type="float">
            <text:p>-279.8981</text:p>
          </table:table-cell>
          <table:table-cell office:value-type="float" office:value="0" calcext:value-type="float">
            <text:p>0</text:p>
          </table:table-cell>
          <table:table-cell office:value-type="float" office:value="240.0381" calcext:value-type="float">
            <text:p>240.0381</text:p>
          </table:table-cell>
          <table:table-cell office:value-type="float" office:value="321.5735" calcext:value-type="float">
            <text:p>321.5735</text:p>
          </table:table-cell>
          <table:table-cell office:value-type="float" office:value="989.0251" calcext:value-type="float">
            <text:p>989.0251</text:p>
          </table:table-cell>
          <table:table-cell office:value-type="float" office:value="949.9153" calcext:value-type="float">
            <text:p>949.9153</text:p>
          </table:table-cell>
          <table:table-cell office:value-type="float" office:value="938.9668" calcext:value-type="float">
            <text:p>938.9668</text:p>
          </table:table-cell>
          <table:table-cell office:value-type="float" office:value="943.8769" calcext:value-type="float">
            <text:p>943.8769</text:p>
          </table:table-cell>
          <table:table-cell office:value-type="float" office:value="342.4039" calcext:value-type="float">
            <text:p>342.4039</text:p>
          </table:table-cell>
          <table:table-cell office:value-type="float" office:value="458.9471" calcext:value-type="float">
            <text:p>458.9471</text:p>
          </table:table-cell>
          <table:table-cell office:value-type="float" office:value="391.649" calcext:value-type="float">
            <text:p>391.649</text:p>
          </table:table-cell>
          <table:table-cell office:value-type="float" office:value="328.4936" calcext:value-type="float">
            <text:p>328.493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1998" calcext:value-type="float">
            <text:p>22051998</text:p>
          </table:table-cell>
          <table:table-cell office:value-type="float" office:value="277.6965" calcext:value-type="float">
            <text:p>277.6965</text:p>
          </table:table-cell>
          <table:table-cell office:value-type="float" office:value="5779.796" calcext:value-type="float">
            <text:p>5779.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9.3767" calcext:value-type="float">
            <text:p>-279.3767</text:p>
          </table:table-cell>
          <table:table-cell office:value-type="float" office:value="853.1331" calcext:value-type="float">
            <text:p>853.1331</text:p>
          </table:table-cell>
          <table:table-cell office:value-type="float" office:value="0" calcext:value-type="float">
            <text:p>0</text:p>
          </table:table-cell>
          <table:table-cell office:value-type="float" office:value="162.6806" calcext:value-type="float">
            <text:p>162.6806</text:p>
          </table:table-cell>
          <table:table-cell office:value-type="float" office:value="48.07521" calcext:value-type="float">
            <text:p>48.07521</text:p>
          </table:table-cell>
          <table:table-cell office:value-type="float" office:value="-0.04016999" calcext:value-type="float">
            <text:p>-0.04016999</text:p>
          </table:table-cell>
          <table:table-cell office:value-type="float" office:value="0" calcext:value-type="float">
            <text:p>0</text:p>
          </table:table-cell>
          <table:table-cell office:value-type="float" office:value="0.7000454" calcext:value-type="float">
            <text:p>0.7000454</text:p>
          </table:table-cell>
          <table:table-cell office:value-type="float" office:value="1.650046" calcext:value-type="float">
            <text:p>1.650046</text:p>
          </table:table-cell>
          <table:table-cell office:value-type="float" office:value="360" calcext:value-type="float">
            <text:p>360</text:p>
          </table:table-cell>
          <table:table-cell office:value-type="float" office:value="-281.767" calcext:value-type="float">
            <text:p>-281.767</text:p>
          </table:table-cell>
          <table:table-cell office:value-type="float" office:value="0" calcext:value-type="float">
            <text:p>0</text:p>
          </table:table-cell>
          <table:table-cell office:value-type="float" office:value="240.0924" calcext:value-type="float">
            <text:p>240.0924</text:p>
          </table:table-cell>
          <table:table-cell office:value-type="float" office:value="321.2982" calcext:value-type="float">
            <text:p>321.2982</text:p>
          </table:table-cell>
          <table:table-cell office:value-type="float" office:value="988.4363" calcext:value-type="float">
            <text:p>988.4363</text:p>
          </table:table-cell>
          <table:table-cell office:value-type="float" office:value="949.5315" calcext:value-type="float">
            <text:p>949.5315</text:p>
          </table:table-cell>
          <table:table-cell office:value-type="float" office:value="938.7024" calcext:value-type="float">
            <text:p>938.7024</text:p>
          </table:table-cell>
          <table:table-cell office:value-type="float" office:value="943.6422" calcext:value-type="float">
            <text:p>943.6422</text:p>
          </table:table-cell>
          <table:table-cell office:value-type="float" office:value="342.3258" calcext:value-type="float">
            <text:p>342.3258</text:p>
          </table:table-cell>
          <table:table-cell office:value-type="float" office:value="458.8664" calcext:value-type="float">
            <text:p>458.8664</text:p>
          </table:table-cell>
          <table:table-cell office:value-type="float" office:value="391.6051" calcext:value-type="float">
            <text:p>391.6051</text:p>
          </table:table-cell>
          <table:table-cell office:value-type="float" office:value="328.4755" calcext:value-type="float">
            <text:p>328.475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1998" calcext:value-type="float">
            <text:p>23051998</text:p>
          </table:table-cell>
          <table:table-cell office:value-type="float" office:value="276.3869" calcext:value-type="float">
            <text:p>276.3869</text:p>
          </table:table-cell>
          <table:table-cell office:value-type="float" office:value="5779.021" calcext:value-type="float">
            <text:p>5779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1.3728" calcext:value-type="float">
            <text:p>-281.3728</text:p>
          </table:table-cell>
          <table:table-cell office:value-type="float" office:value="856.9803" calcext:value-type="float">
            <text:p>856.9803</text:p>
          </table:table-cell>
          <table:table-cell office:value-type="float" office:value="0" calcext:value-type="float">
            <text:p>0</text:p>
          </table:table-cell>
          <table:table-cell office:value-type="float" office:value="161.8492" calcext:value-type="float">
            <text:p>161.8492</text:p>
          </table:table-cell>
          <table:table-cell office:value-type="float" office:value="48.07013" calcext:value-type="float">
            <text:p>48.07013</text:p>
          </table:table-cell>
          <table:table-cell office:value-type="float" office:value="-0.04004698" calcext:value-type="float">
            <text:p>-0.04004698</text:p>
          </table:table-cell>
          <table:table-cell office:value-type="float" office:value="0" calcext:value-type="float">
            <text:p>0</text:p>
          </table:table-cell>
          <table:table-cell office:value-type="float" office:value="0.7006004" calcext:value-type="float">
            <text:p>0.7006004</text:p>
          </table:table-cell>
          <table:table-cell office:value-type="float" office:value="1.647137" calcext:value-type="float">
            <text:p>1.647137</text:p>
          </table:table-cell>
          <table:table-cell office:value-type="float" office:value="360" calcext:value-type="float">
            <text:p>360</text:p>
          </table:table-cell>
          <table:table-cell office:value-type="float" office:value="-283.7605" calcext:value-type="float">
            <text:p>-283.7605</text:p>
          </table:table-cell>
          <table:table-cell office:value-type="float" office:value="0" calcext:value-type="float">
            <text:p>0</text:p>
          </table:table-cell>
          <table:table-cell office:value-type="float" office:value="240.1476" calcext:value-type="float">
            <text:p>240.1476</text:p>
          </table:table-cell>
          <table:table-cell office:value-type="float" office:value="320.9865" calcext:value-type="float">
            <text:p>320.9865</text:p>
          </table:table-cell>
          <table:table-cell office:value-type="float" office:value="987.7712" calcext:value-type="float">
            <text:p>987.7712</text:p>
          </table:table-cell>
          <table:table-cell office:value-type="float" office:value="949.108" calcext:value-type="float">
            <text:p>949.108</text:p>
          </table:table-cell>
          <table:table-cell office:value-type="float" office:value="938.4269" calcext:value-type="float">
            <text:p>938.4269</text:p>
          </table:table-cell>
          <table:table-cell office:value-type="float" office:value="943.3983" calcext:value-type="float">
            <text:p>943.3983</text:p>
          </table:table-cell>
          <table:table-cell office:value-type="float" office:value="342.248" calcext:value-type="float">
            <text:p>342.248</text:p>
          </table:table-cell>
          <table:table-cell office:value-type="float" office:value="458.7897" calcext:value-type="float">
            <text:p>458.7897</text:p>
          </table:table-cell>
          <table:table-cell office:value-type="float" office:value="391.5641" calcext:value-type="float">
            <text:p>391.5641</text:p>
          </table:table-cell>
          <table:table-cell office:value-type="float" office:value="328.4573" calcext:value-type="float">
            <text:p>328.457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1998" calcext:value-type="float">
            <text:p>24051998</text:p>
          </table:table-cell>
          <table:table-cell office:value-type="float" office:value="274.9631" calcext:value-type="float">
            <text:p>274.9631</text:p>
          </table:table-cell>
          <table:table-cell office:value-type="float" office:value="5778.182" calcext:value-type="float">
            <text:p>5778.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3.5327" calcext:value-type="float">
            <text:p>-283.5327</text:p>
          </table:table-cell>
          <table:table-cell office:value-type="float" office:value="868.6979" calcext:value-type="float">
            <text:p>868.6979</text:p>
          </table:table-cell>
          <table:table-cell office:value-type="float" office:value="0" calcext:value-type="float">
            <text:p>0</text:p>
          </table:table-cell>
          <table:table-cell office:value-type="float" office:value="160.9825" calcext:value-type="float">
            <text:p>160.9825</text:p>
          </table:table-cell>
          <table:table-cell office:value-type="float" office:value="48.0671" calcext:value-type="float">
            <text:p>48.0671</text:p>
          </table:table-cell>
          <table:table-cell office:value-type="float" office:value="-0.03995702" calcext:value-type="float">
            <text:p>-0.03995702</text:p>
          </table:table-cell>
          <table:table-cell office:value-type="float" office:value="0" calcext:value-type="float">
            <text:p>0</text:p>
          </table:table-cell>
          <table:table-cell office:value-type="float" office:value="0.7011555" calcext:value-type="float">
            <text:p>0.7011555</text:p>
          </table:table-cell>
          <table:table-cell office:value-type="float" office:value="1.644231" calcext:value-type="float">
            <text:p>1.644231</text:p>
          </table:table-cell>
          <table:table-cell office:value-type="float" office:value="360" calcext:value-type="float">
            <text:p>360</text:p>
          </table:table-cell>
          <table:table-cell office:value-type="float" office:value="-285.918" calcext:value-type="float">
            <text:p>-285.918</text:p>
          </table:table-cell>
          <table:table-cell office:value-type="float" office:value="0" calcext:value-type="float">
            <text:p>0</text:p>
          </table:table-cell>
          <table:table-cell office:value-type="float" office:value="240.2074" calcext:value-type="float">
            <text:p>240.2074</text:p>
          </table:table-cell>
          <table:table-cell office:value-type="float" office:value="320.6472" calcext:value-type="float">
            <text:p>320.6472</text:p>
          </table:table-cell>
          <table:table-cell office:value-type="float" office:value="987.0396" calcext:value-type="float">
            <text:p>987.0396</text:p>
          </table:table-cell>
          <table:table-cell office:value-type="float" office:value="948.6404" calcext:value-type="float">
            <text:p>948.6404</text:p>
          </table:table-cell>
          <table:table-cell office:value-type="float" office:value="938.1236" calcext:value-type="float">
            <text:p>938.1236</text:p>
          </table:table-cell>
          <table:table-cell office:value-type="float" office:value="943.1395" calcext:value-type="float">
            <text:p>943.1395</text:p>
          </table:table-cell>
          <table:table-cell office:value-type="float" office:value="342.1652" calcext:value-type="float">
            <text:p>342.1652</text:p>
          </table:table-cell>
          <table:table-cell office:value-type="float" office:value="458.7124" calcext:value-type="float">
            <text:p>458.7124</text:p>
          </table:table-cell>
          <table:table-cell office:value-type="float" office:value="391.5236" calcext:value-type="float">
            <text:p>391.5236</text:p>
          </table:table-cell>
          <table:table-cell office:value-type="float" office:value="328.4391" calcext:value-type="float">
            <text:p>328.439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1998" calcext:value-type="float">
            <text:p>25051998</text:p>
          </table:table-cell>
          <table:table-cell office:value-type="float" office:value="273.4842" calcext:value-type="float">
            <text:p>273.4842</text:p>
          </table:table-cell>
          <table:table-cell office:value-type="float" office:value="5777.301" calcext:value-type="float">
            <text:p>5777.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5.7896" calcext:value-type="float">
            <text:p>-285.7896</text:p>
          </table:table-cell>
          <table:table-cell office:value-type="float" office:value="873.1672" calcext:value-type="float">
            <text:p>873.1672</text:p>
          </table:table-cell>
          <table:table-cell office:value-type="float" office:value="0" calcext:value-type="float">
            <text:p>0</text:p>
          </table:table-cell>
          <table:table-cell office:value-type="float" office:value="160.0932" calcext:value-type="float">
            <text:p>160.0932</text:p>
          </table:table-cell>
          <table:table-cell office:value-type="float" office:value="48.06437" calcext:value-type="float">
            <text:p>48.06437</text:p>
          </table:table-cell>
          <table:table-cell office:value-type="float" office:value="-0.03989145" calcext:value-type="float">
            <text:p>-0.03989145</text:p>
          </table:table-cell>
          <table:table-cell office:value-type="float" office:value="0" calcext:value-type="float">
            <text:p>0</text:p>
          </table:table-cell>
          <table:table-cell office:value-type="float" office:value="0.7017105" calcext:value-type="float">
            <text:p>0.7017105</text:p>
          </table:table-cell>
          <table:table-cell office:value-type="float" office:value="1.641305" calcext:value-type="float">
            <text:p>1.641305</text:p>
          </table:table-cell>
          <table:table-cell office:value-type="float" office:value="360" calcext:value-type="float">
            <text:p>360</text:p>
          </table:table-cell>
          <table:table-cell office:value-type="float" office:value="-288.1725" calcext:value-type="float">
            <text:p>-288.1725</text:p>
          </table:table-cell>
          <table:table-cell office:value-type="float" office:value="0" calcext:value-type="float">
            <text:p>0</text:p>
          </table:table-cell>
          <table:table-cell office:value-type="float" office:value="240.2716" calcext:value-type="float">
            <text:p>240.2716</text:p>
          </table:table-cell>
          <table:table-cell office:value-type="float" office:value="320.2977" calcext:value-type="float">
            <text:p>320.2977</text:p>
          </table:table-cell>
          <table:table-cell office:value-type="float" office:value="986.281" calcext:value-type="float">
            <text:p>986.281</text:p>
          </table:table-cell>
          <table:table-cell office:value-type="float" office:value="948.1497" calcext:value-type="float">
            <text:p>948.1497</text:p>
          </table:table-cell>
          <table:table-cell office:value-type="float" office:value="937.804" calcext:value-type="float">
            <text:p>937.804</text:p>
          </table:table-cell>
          <table:table-cell office:value-type="float" office:value="942.8678" calcext:value-type="float">
            <text:p>942.8678</text:p>
          </table:table-cell>
          <table:table-cell office:value-type="float" office:value="342.0778" calcext:value-type="float">
            <text:p>342.0778</text:p>
          </table:table-cell>
          <table:table-cell office:value-type="float" office:value="458.6298" calcext:value-type="float">
            <text:p>458.6298</text:p>
          </table:table-cell>
          <table:table-cell office:value-type="float" office:value="391.483" calcext:value-type="float">
            <text:p>391.483</text:p>
          </table:table-cell>
          <table:table-cell office:value-type="float" office:value="328.4208" calcext:value-type="float">
            <text:p>328.420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1998" calcext:value-type="float">
            <text:p>26051998</text:p>
          </table:table-cell>
          <table:table-cell office:value-type="float" office:value="272.1045" calcext:value-type="float">
            <text:p>272.1045</text:p>
          </table:table-cell>
          <table:table-cell office:value-type="float" office:value="5776.457" calcext:value-type="float">
            <text:p>5776.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7.948" calcext:value-type="float">
            <text:p>-287.948</text:p>
          </table:table-cell>
          <table:table-cell office:value-type="float" office:value="883.3306" calcext:value-type="float">
            <text:p>883.3306</text:p>
          </table:table-cell>
          <table:table-cell office:value-type="float" office:value="0" calcext:value-type="float">
            <text:p>0</text:p>
          </table:table-cell>
          <table:table-cell office:value-type="float" office:value="159.3002" calcext:value-type="float">
            <text:p>159.3002</text:p>
          </table:table-cell>
          <table:table-cell office:value-type="float" office:value="48.06244" calcext:value-type="float">
            <text:p>48.06244</text:p>
          </table:table-cell>
          <table:table-cell office:value-type="float" office:value="-0.03977272" calcext:value-type="float">
            <text:p>-0.03977272</text:p>
          </table:table-cell>
          <table:table-cell office:value-type="float" office:value="0" calcext:value-type="float">
            <text:p>0</text:p>
          </table:table-cell>
          <table:table-cell office:value-type="float" office:value="0.7022607" calcext:value-type="float">
            <text:p>0.7022607</text:p>
          </table:table-cell>
          <table:table-cell office:value-type="float" office:value="1.638353" calcext:value-type="float">
            <text:p>1.638353</text:p>
          </table:table-cell>
          <table:table-cell office:value-type="float" office:value="360" calcext:value-type="float">
            <text:p>360</text:p>
          </table:table-cell>
          <table:table-cell office:value-type="float" office:value="-290.3284" calcext:value-type="float">
            <text:p>-290.3284</text:p>
          </table:table-cell>
          <table:table-cell office:value-type="float" office:value="0" calcext:value-type="float">
            <text:p>0</text:p>
          </table:table-cell>
          <table:table-cell office:value-type="float" office:value="240.335" calcext:value-type="float">
            <text:p>240.335</text:p>
          </table:table-cell>
          <table:table-cell office:value-type="float" office:value="319.9832" calcext:value-type="float">
            <text:p>319.9832</text:p>
          </table:table-cell>
          <table:table-cell office:value-type="float" office:value="985.5859" calcext:value-type="float">
            <text:p>985.5859</text:p>
          </table:table-cell>
          <table:table-cell office:value-type="float" office:value="947.6887" calcext:value-type="float">
            <text:p>947.6887</text:p>
          </table:table-cell>
          <table:table-cell office:value-type="float" office:value="937.4993" calcext:value-type="float">
            <text:p>937.4993</text:p>
          </table:table-cell>
          <table:table-cell office:value-type="float" office:value="942.5917" calcext:value-type="float">
            <text:p>942.5917</text:p>
          </table:table-cell>
          <table:table-cell office:value-type="float" office:value="341.9899" calcext:value-type="float">
            <text:p>341.9899</text:p>
          </table:table-cell>
          <table:table-cell office:value-type="float" office:value="458.546" calcext:value-type="float">
            <text:p>458.546</text:p>
          </table:table-cell>
          <table:table-cell office:value-type="float" office:value="391.4397" calcext:value-type="float">
            <text:p>391.4397</text:p>
          </table:table-cell>
          <table:table-cell office:value-type="float" office:value="328.4024" calcext:value-type="float">
            <text:p>328.402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1998" calcext:value-type="float">
            <text:p>27051998</text:p>
          </table:table-cell>
          <table:table-cell office:value-type="float" office:value="270.7966" calcext:value-type="float">
            <text:p>270.7966</text:p>
          </table:table-cell>
          <table:table-cell office:value-type="float" office:value="5775.665" calcext:value-type="float">
            <text:p>5775.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9.9729" calcext:value-type="float">
            <text:p>-289.9729</text:p>
          </table:table-cell>
          <table:table-cell office:value-type="float" office:value="887.287" calcext:value-type="float">
            <text:p>887.287</text:p>
          </table:table-cell>
          <table:table-cell office:value-type="float" office:value="0" calcext:value-type="float">
            <text:p>0</text:p>
          </table:table-cell>
          <table:table-cell office:value-type="float" office:value="158.4894" calcext:value-type="float">
            <text:p>158.4894</text:p>
          </table:table-cell>
          <table:table-cell office:value-type="float" office:value="48.05978" calcext:value-type="float">
            <text:p>48.05978</text:p>
          </table:table-cell>
          <table:table-cell office:value-type="float" office:value="-0.03964676" calcext:value-type="float">
            <text:p>-0.03964676</text:p>
          </table:table-cell>
          <table:table-cell office:value-type="float" office:value="0" calcext:value-type="float">
            <text:p>0</text:p>
          </table:table-cell>
          <table:table-cell office:value-type="float" office:value="0.7028157" calcext:value-type="float">
            <text:p>0.7028157</text:p>
          </table:table-cell>
          <table:table-cell office:value-type="float" office:value="1.63538" calcext:value-type="float">
            <text:p>1.63538</text:p>
          </table:table-cell>
          <table:table-cell office:value-type="float" office:value="360" calcext:value-type="float">
            <text:p>360</text:p>
          </table:table-cell>
          <table:table-cell office:value-type="float" office:value="-292.3508" calcext:value-type="float">
            <text:p>-292.3508</text:p>
          </table:table-cell>
          <table:table-cell office:value-type="float" office:value="0" calcext:value-type="float">
            <text:p>0</text:p>
          </table:table-cell>
          <table:table-cell office:value-type="float" office:value="240.3939" calcext:value-type="float">
            <text:p>240.3939</text:p>
          </table:table-cell>
          <table:table-cell office:value-type="float" office:value="319.6742" calcext:value-type="float">
            <text:p>319.6742</text:p>
          </table:table-cell>
          <table:table-cell office:value-type="float" office:value="984.9272" calcext:value-type="float">
            <text:p>984.9272</text:p>
          </table:table-cell>
          <table:table-cell office:value-type="float" office:value="947.2628" calcext:value-type="float">
            <text:p>947.2628</text:p>
          </table:table-cell>
          <table:table-cell office:value-type="float" office:value="937.2164" calcext:value-type="float">
            <text:p>937.2164</text:p>
          </table:table-cell>
          <table:table-cell office:value-type="float" office:value="942.3387" calcext:value-type="float">
            <text:p>942.3387</text:p>
          </table:table-cell>
          <table:table-cell office:value-type="float" office:value="341.909" calcext:value-type="float">
            <text:p>341.909</text:p>
          </table:table-cell>
          <table:table-cell office:value-type="float" office:value="458.4647" calcext:value-type="float">
            <text:p>458.4647</text:p>
          </table:table-cell>
          <table:table-cell office:value-type="float" office:value="391.3955" calcext:value-type="float">
            <text:p>391.3955</text:p>
          </table:table-cell>
          <table:table-cell office:value-type="float" office:value="328.3839" calcext:value-type="float">
            <text:p>328.38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1998" calcext:value-type="float">
            <text:p>28051998</text:p>
          </table:table-cell>
          <table:table-cell office:value-type="float" office:value="269.2823" calcext:value-type="float">
            <text:p>269.2823</text:p>
          </table:table-cell>
          <table:table-cell office:value-type="float" office:value="5774.769" calcext:value-type="float">
            <text:p>5774.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2.2626" calcext:value-type="float">
            <text:p>-292.2626</text:p>
          </table:table-cell>
          <table:table-cell office:value-type="float" office:value="894.6721" calcext:value-type="float">
            <text:p>894.6721</text:p>
          </table:table-cell>
          <table:table-cell office:value-type="float" office:value="0" calcext:value-type="float">
            <text:p>0</text:p>
          </table:table-cell>
          <table:table-cell office:value-type="float" office:value="157.5302" calcext:value-type="float">
            <text:p>157.5302</text:p>
          </table:table-cell>
          <table:table-cell office:value-type="float" office:value="48.05363" calcext:value-type="float">
            <text:p>48.05363</text:p>
          </table:table-cell>
          <table:table-cell office:value-type="float" office:value="-0.03963829" calcext:value-type="float">
            <text:p>-0.03963829</text:p>
          </table:table-cell>
          <table:table-cell office:value-type="float" office:value="0" calcext:value-type="float">
            <text:p>0</text:p>
          </table:table-cell>
          <table:table-cell office:value-type="float" office:value="0.7033707" calcext:value-type="float">
            <text:p>0.7033707</text:p>
          </table:table-cell>
          <table:table-cell office:value-type="float" office:value="1.632407" calcext:value-type="float">
            <text:p>1.632407</text:p>
          </table:table-cell>
          <table:table-cell office:value-type="float" office:value="360" calcext:value-type="float">
            <text:p>360</text:p>
          </table:table-cell>
          <table:table-cell office:value-type="float" office:value="-294.638" calcext:value-type="float">
            <text:p>-294.638</text:p>
          </table:table-cell>
          <table:table-cell office:value-type="float" office:value="0" calcext:value-type="float">
            <text:p>0</text:p>
          </table:table-cell>
          <table:table-cell office:value-type="float" office:value="240.4639" calcext:value-type="float">
            <text:p>240.4639</text:p>
          </table:table-cell>
          <table:table-cell office:value-type="float" office:value="319.3132" calcext:value-type="float">
            <text:p>319.3132</text:p>
          </table:table-cell>
          <table:table-cell office:value-type="float" office:value="984.1447" calcext:value-type="float">
            <text:p>984.1447</text:p>
          </table:table-cell>
          <table:table-cell office:value-type="float" office:value="946.7604" calcext:value-type="float">
            <text:p>946.7604</text:p>
          </table:table-cell>
          <table:table-cell office:value-type="float" office:value="936.8929" calcext:value-type="float">
            <text:p>936.8929</text:p>
          </table:table-cell>
          <table:table-cell office:value-type="float" office:value="942.0665" calcext:value-type="float">
            <text:p>942.0665</text:p>
          </table:table-cell>
          <table:table-cell office:value-type="float" office:value="341.8221" calcext:value-type="float">
            <text:p>341.8221</text:p>
          </table:table-cell>
          <table:table-cell office:value-type="float" office:value="458.3828" calcext:value-type="float">
            <text:p>458.3828</text:p>
          </table:table-cell>
          <table:table-cell office:value-type="float" office:value="391.3516" calcext:value-type="float">
            <text:p>391.3516</text:p>
          </table:table-cell>
          <table:table-cell office:value-type="float" office:value="328.3653" calcext:value-type="float">
            <text:p>328.365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1998" calcext:value-type="float">
            <text:p>29051998</text:p>
          </table:table-cell>
          <table:table-cell office:value-type="float" office:value="267.6918" calcext:value-type="float">
            <text:p>267.6918</text:p>
          </table:table-cell>
          <table:table-cell office:value-type="float" office:value="5774.039" calcext:value-type="float">
            <text:p>5774.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4.5328" calcext:value-type="float">
            <text:p>-294.5328</text:p>
          </table:table-cell>
          <table:table-cell office:value-type="float" office:value="903.7856" calcext:value-type="float">
            <text:p>903.7856</text:p>
          </table:table-cell>
          <table:table-cell office:value-type="float" office:value="0" calcext:value-type="float">
            <text:p>0</text:p>
          </table:table-cell>
          <table:table-cell office:value-type="float" office:value="156.6056" calcext:value-type="float">
            <text:p>156.6056</text:p>
          </table:table-cell>
          <table:table-cell office:value-type="float" office:value="47.83936" calcext:value-type="float">
            <text:p>47.83936</text:p>
          </table:table-cell>
          <table:table-cell office:value-type="float" office:value="-0.03946099" calcext:value-type="float">
            <text:p>-0.03946099</text:p>
          </table:table-cell>
          <table:table-cell office:value-type="float" office:value="0" calcext:value-type="float">
            <text:p>0</text:p>
          </table:table-cell>
          <table:table-cell office:value-type="float" office:value="0.7039258" calcext:value-type="float">
            <text:p>0.7039258</text:p>
          </table:table-cell>
          <table:table-cell office:value-type="float" office:value="1.629427" calcext:value-type="float">
            <text:p>1.629427</text:p>
          </table:table-cell>
          <table:table-cell office:value-type="float" office:value="360" calcext:value-type="float">
            <text:p>360</text:p>
          </table:table-cell>
          <table:table-cell office:value-type="float" office:value="-296.9056" calcext:value-type="float">
            <text:p>-296.9056</text:p>
          </table:table-cell>
          <table:table-cell office:value-type="float" office:value="0" calcext:value-type="float">
            <text:p>0</text:p>
          </table:table-cell>
          <table:table-cell office:value-type="float" office:value="240.5931" calcext:value-type="float">
            <text:p>240.5931</text:p>
          </table:table-cell>
          <table:table-cell office:value-type="float" office:value="319.0222" calcext:value-type="float">
            <text:p>319.0222</text:p>
          </table:table-cell>
          <table:table-cell office:value-type="float" office:value="983.4868" calcext:value-type="float">
            <text:p>983.4868</text:p>
          </table:table-cell>
          <table:table-cell office:value-type="float" office:value="946.3049" calcext:value-type="float">
            <text:p>946.3049</text:p>
          </table:table-cell>
          <table:table-cell office:value-type="float" office:value="936.5787" calcext:value-type="float">
            <text:p>936.5787</text:p>
          </table:table-cell>
          <table:table-cell office:value-type="float" office:value="941.789" calcext:value-type="float">
            <text:p>941.789</text:p>
          </table:table-cell>
          <table:table-cell office:value-type="float" office:value="341.7321" calcext:value-type="float">
            <text:p>341.7321</text:p>
          </table:table-cell>
          <table:table-cell office:value-type="float" office:value="458.2976" calcext:value-type="float">
            <text:p>458.2976</text:p>
          </table:table-cell>
          <table:table-cell office:value-type="float" office:value="391.3073" calcext:value-type="float">
            <text:p>391.3073</text:p>
          </table:table-cell>
          <table:table-cell office:value-type="float" office:value="328.3466" calcext:value-type="float">
            <text:p>328.34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1998" calcext:value-type="float">
            <text:p>30051998</text:p>
          </table:table-cell>
          <table:table-cell office:value-type="float" office:value="266.3305" calcext:value-type="float">
            <text:p>266.3305</text:p>
          </table:table-cell>
          <table:table-cell office:value-type="float" office:value="5773.344" calcext:value-type="float">
            <text:p>5773.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6.5448" calcext:value-type="float">
            <text:p>-296.5448</text:p>
          </table:table-cell>
          <table:table-cell office:value-type="float" office:value="907.851" calcext:value-type="float">
            <text:p>907.851</text:p>
          </table:table-cell>
          <table:table-cell office:value-type="float" office:value="0" calcext:value-type="float">
            <text:p>0</text:p>
          </table:table-cell>
          <table:table-cell office:value-type="float" office:value="155.6782" calcext:value-type="float">
            <text:p>155.6782</text:p>
          </table:table-cell>
          <table:table-cell office:value-type="float" office:value="47.7225" calcext:value-type="float">
            <text:p>47.7225</text:p>
          </table:table-cell>
          <table:table-cell office:value-type="float" office:value="-0.03926659" calcext:value-type="float">
            <text:p>-0.03926659</text:p>
          </table:table-cell>
          <table:table-cell office:value-type="float" office:value="0" calcext:value-type="float">
            <text:p>0</text:p>
          </table:table-cell>
          <table:table-cell office:value-type="float" office:value="0.7044808" calcext:value-type="float">
            <text:p>0.7044808</text:p>
          </table:table-cell>
          <table:table-cell office:value-type="float" office:value="1.626429" calcext:value-type="float">
            <text:p>1.626429</text:p>
          </table:table-cell>
          <table:table-cell office:value-type="float" office:value="360" calcext:value-type="float">
            <text:p>360</text:p>
          </table:table-cell>
          <table:table-cell office:value-type="float" office:value="-298.9149" calcext:value-type="float">
            <text:p>-298.9149</text:p>
          </table:table-cell>
          <table:table-cell office:value-type="float" office:value="0" calcext:value-type="float">
            <text:p>0</text:p>
          </table:table-cell>
          <table:table-cell office:value-type="float" office:value="240.6819" calcext:value-type="float">
            <text:p>240.6819</text:p>
          </table:table-cell>
          <table:table-cell office:value-type="float" office:value="318.7421" calcext:value-type="float">
            <text:p>318.7421</text:p>
          </table:table-cell>
          <table:table-cell office:value-type="float" office:value="982.8831" calcext:value-type="float">
            <text:p>982.8831</text:p>
          </table:table-cell>
          <table:table-cell office:value-type="float" office:value="945.9041" calcext:value-type="float">
            <text:p>945.9041</text:p>
          </table:table-cell>
          <table:table-cell office:value-type="float" office:value="936.306" calcext:value-type="float">
            <text:p>936.306</text:p>
          </table:table-cell>
          <table:table-cell office:value-type="float" office:value="941.5446" calcext:value-type="float">
            <text:p>941.5446</text:p>
          </table:table-cell>
          <table:table-cell office:value-type="float" office:value="341.6537" calcext:value-type="float">
            <text:p>341.6537</text:p>
          </table:table-cell>
          <table:table-cell office:value-type="float" office:value="458.2149" calcext:value-type="float">
            <text:p>458.2149</text:p>
          </table:table-cell>
          <table:table-cell office:value-type="float" office:value="391.2631" calcext:value-type="float">
            <text:p>391.2631</text:p>
          </table:table-cell>
          <table:table-cell office:value-type="float" office:value="328.3279" calcext:value-type="float">
            <text:p>328.327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1998" calcext:value-type="float">
            <text:p>31051998</text:p>
          </table:table-cell>
          <table:table-cell office:value-type="float" office:value="264.7706" calcext:value-type="float">
            <text:p>264.7706</text:p>
          </table:table-cell>
          <table:table-cell office:value-type="float" office:value="5772.844" calcext:value-type="float">
            <text:p>5772.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8.2553" calcext:value-type="float">
            <text:p>-298.2553</text:p>
          </table:table-cell>
          <table:table-cell office:value-type="float" office:value="914.5512" calcext:value-type="float">
            <text:p>914.5512</text:p>
          </table:table-cell>
          <table:table-cell office:value-type="float" office:value="0" calcext:value-type="float">
            <text:p>0</text:p>
          </table:table-cell>
          <table:table-cell office:value-type="float" office:value="155.028" calcext:value-type="float">
            <text:p>155.028</text:p>
          </table:table-cell>
          <table:table-cell office:value-type="float" office:value="47.24003" calcext:value-type="float">
            <text:p>47.24003</text:p>
          </table:table-cell>
          <table:table-cell office:value-type="float" office:value="-0.04001716" calcext:value-type="float">
            <text:p>-0.04001716</text:p>
          </table:table-cell>
          <table:table-cell office:value-type="float" office:value="0" calcext:value-type="float">
            <text:p>0</text:p>
          </table:table-cell>
          <table:table-cell office:value-type="float" office:value="0.7091545" calcext:value-type="float">
            <text:p>0.7091545</text:p>
          </table:table-cell>
          <table:table-cell office:value-type="float" office:value="1.632581" calcext:value-type="float">
            <text:p>1.632581</text:p>
          </table:table-cell>
          <table:table-cell office:value-type="float" office:value="360" calcext:value-type="float">
            <text:p>360</text:p>
          </table:table-cell>
          <table:table-cell office:value-type="float" office:value="-300.6371" calcext:value-type="float">
            <text:p>-300.6371</text:p>
          </table:table-cell>
          <table:table-cell office:value-type="float" office:value="0" calcext:value-type="float">
            <text:p>0</text:p>
          </table:table-cell>
          <table:table-cell office:value-type="float" office:value="240.8225" calcext:value-type="float">
            <text:p>240.8225</text:p>
          </table:table-cell>
          <table:table-cell office:value-type="float" office:value="318.5276" calcext:value-type="float">
            <text:p>318.5276</text:p>
          </table:table-cell>
          <table:table-cell office:value-type="float" office:value="982.3979" calcext:value-type="float">
            <text:p>982.3979</text:p>
          </table:table-cell>
          <table:table-cell office:value-type="float" office:value="945.5751" calcext:value-type="float">
            <text:p>945.5751</text:p>
          </table:table-cell>
          <table:table-cell office:value-type="float" office:value="936.0582" calcext:value-type="float">
            <text:p>936.0582</text:p>
          </table:table-cell>
          <table:table-cell office:value-type="float" office:value="941.3179" calcext:value-type="float">
            <text:p>941.3179</text:p>
          </table:table-cell>
          <table:table-cell office:value-type="float" office:value="341.5808" calcext:value-type="float">
            <text:p>341.5808</text:p>
          </table:table-cell>
          <table:table-cell office:value-type="float" office:value="458.1354" calcext:value-type="float">
            <text:p>458.1354</text:p>
          </table:table-cell>
          <table:table-cell office:value-type="float" office:value="391.2196" calcext:value-type="float">
            <text:p>391.2196</text:p>
          </table:table-cell>
          <table:table-cell office:value-type="float" office:value="328.309" calcext:value-type="float">
            <text:p>328.30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1998" calcext:value-type="float">
            <text:p>1061998</text:p>
          </table:table-cell>
          <table:table-cell office:value-type="float" office:value="263.3662" calcext:value-type="float">
            <text:p>263.3662</text:p>
          </table:table-cell>
          <table:table-cell office:value-type="float" office:value="5772.373" calcext:value-type="float">
            <text:p>5772.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0.2285" calcext:value-type="float">
            <text:p>-300.2285</text:p>
          </table:table-cell>
          <table:table-cell office:value-type="float" office:value="924.9174" calcext:value-type="float">
            <text:p>924.9174</text:p>
          </table:table-cell>
          <table:table-cell office:value-type="float" office:value="0" calcext:value-type="float">
            <text:p>0</text:p>
          </table:table-cell>
          <table:table-cell office:value-type="float" office:value="154.4199" calcext:value-type="float">
            <text:p>154.4199</text:p>
          </table:table-cell>
          <table:table-cell office:value-type="float" office:value="46.84258" calcext:value-type="float">
            <text:p>46.84258</text:p>
          </table:table-cell>
          <table:table-cell office:value-type="float" office:value="-0.03987679" calcext:value-type="float">
            <text:p>-0.03987679</text:p>
          </table:table-cell>
          <table:table-cell office:value-type="float" office:value="0" calcext:value-type="float">
            <text:p>0</text:p>
          </table:table-cell>
          <table:table-cell office:value-type="float" office:value="0.7134761" calcext:value-type="float">
            <text:p>0.7134761</text:p>
          </table:table-cell>
          <table:table-cell office:value-type="float" office:value="1.637715" calcext:value-type="float">
            <text:p>1.637715</text:p>
          </table:table-cell>
          <table:table-cell office:value-type="float" office:value="360" calcext:value-type="float">
            <text:p>360</text:p>
          </table:table-cell>
          <table:table-cell office:value-type="float" office:value="-302.6196" calcext:value-type="float">
            <text:p>-302.6196</text:p>
          </table:table-cell>
          <table:table-cell office:value-type="float" office:value="0" calcext:value-type="float">
            <text:p>0</text:p>
          </table:table-cell>
          <table:table-cell office:value-type="float" office:value="240.9326" calcext:value-type="float">
            <text:p>240.9326</text:p>
          </table:table-cell>
          <table:table-cell office:value-type="float" office:value="318.3279" calcext:value-type="float">
            <text:p>318.3279</text:p>
          </table:table-cell>
          <table:table-cell office:value-type="float" office:value="981.9533" calcext:value-type="float">
            <text:p>981.9533</text:p>
          </table:table-cell>
          <table:table-cell office:value-type="float" office:value="945.2549" calcext:value-type="float">
            <text:p>945.2549</text:p>
          </table:table-cell>
          <table:table-cell office:value-type="float" office:value="935.8373" calcext:value-type="float">
            <text:p>935.8373</text:p>
          </table:table-cell>
          <table:table-cell office:value-type="float" office:value="941.1161" calcext:value-type="float">
            <text:p>941.1161</text:p>
          </table:table-cell>
          <table:table-cell office:value-type="float" office:value="341.5155" calcext:value-type="float">
            <text:p>341.5155</text:p>
          </table:table-cell>
          <table:table-cell office:value-type="float" office:value="458.0624" calcext:value-type="float">
            <text:p>458.0624</text:p>
          </table:table-cell>
          <table:table-cell office:value-type="float" office:value="391.1783" calcext:value-type="float">
            <text:p>391.1783</text:p>
          </table:table-cell>
          <table:table-cell office:value-type="float" office:value="328.2901" calcext:value-type="float">
            <text:p>328.29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1998" calcext:value-type="float">
            <text:p>2061998</text:p>
          </table:table-cell>
          <table:table-cell office:value-type="float" office:value="262.1728" calcext:value-type="float">
            <text:p>262.1728</text:p>
          </table:table-cell>
          <table:table-cell office:value-type="float" office:value="5771.863" calcext:value-type="float">
            <text:p>5771.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1.8606" calcext:value-type="float">
            <text:p>-301.8606</text:p>
          </table:table-cell>
          <table:table-cell office:value-type="float" office:value="928.8133" calcext:value-type="float">
            <text:p>928.8133</text:p>
          </table:table-cell>
          <table:table-cell office:value-type="float" office:value="0" calcext:value-type="float">
            <text:p>0</text:p>
          </table:table-cell>
          <table:table-cell office:value-type="float" office:value="153.578" calcext:value-type="float">
            <text:p>153.578</text:p>
          </table:table-cell>
          <table:table-cell office:value-type="float" office:value="46.62506" calcext:value-type="float">
            <text:p>46.62506</text:p>
          </table:table-cell>
          <table:table-cell office:value-type="float" office:value="-0.039697" calcext:value-type="float">
            <text:p>-0.039697</text:p>
          </table:table-cell>
          <table:table-cell office:value-type="float" office:value="0" calcext:value-type="float">
            <text:p>0</text:p>
          </table:table-cell>
          <table:table-cell office:value-type="float" office:value="0.7162911" calcext:value-type="float">
            <text:p>0.7162911</text:p>
          </table:table-cell>
          <table:table-cell office:value-type="float" office:value="1.638352" calcext:value-type="float">
            <text:p>1.638352</text:p>
          </table:table-cell>
          <table:table-cell office:value-type="float" office:value="360" calcext:value-type="float">
            <text:p>360</text:p>
          </table:table-cell>
          <table:table-cell office:value-type="float" office:value="-304.255" calcext:value-type="float">
            <text:p>-304.255</text:p>
          </table:table-cell>
          <table:table-cell office:value-type="float" office:value="0" calcext:value-type="float">
            <text:p>0</text:p>
          </table:table-cell>
          <table:table-cell office:value-type="float" office:value="241.0442" calcext:value-type="float">
            <text:p>241.0442</text:p>
          </table:table-cell>
          <table:table-cell office:value-type="float" office:value="318.1154" calcext:value-type="float">
            <text:p>318.1154</text:p>
          </table:table-cell>
          <table:table-cell office:value-type="float" office:value="981.4946" calcext:value-type="float">
            <text:p>981.4946</text:p>
          </table:table-cell>
          <table:table-cell office:value-type="float" office:value="944.9357" calcext:value-type="float">
            <text:p>944.9357</text:p>
          </table:table-cell>
          <table:table-cell office:value-type="float" office:value="935.6087" calcext:value-type="float">
            <text:p>935.6087</text:p>
          </table:table-cell>
          <table:table-cell office:value-type="float" office:value="940.9266" calcext:value-type="float">
            <text:p>940.9266</text:p>
          </table:table-cell>
          <table:table-cell office:value-type="float" office:value="341.4529" calcext:value-type="float">
            <text:p>341.4529</text:p>
          </table:table-cell>
          <table:table-cell office:value-type="float" office:value="457.9931" calcext:value-type="float">
            <text:p>457.9931</text:p>
          </table:table-cell>
          <table:table-cell office:value-type="float" office:value="391.1402" calcext:value-type="float">
            <text:p>391.1402</text:p>
          </table:table-cell>
          <table:table-cell office:value-type="float" office:value="328.2714" calcext:value-type="float">
            <text:p>328.271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1998" calcext:value-type="float">
            <text:p>3061998</text:p>
          </table:table-cell>
          <table:table-cell office:value-type="float" office:value="260.6187" calcext:value-type="float">
            <text:p>260.6187</text:p>
          </table:table-cell>
          <table:table-cell office:value-type="float" office:value="5771.519" calcext:value-type="float">
            <text:p>5771.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3.761" calcext:value-type="float">
            <text:p>-303.761</text:p>
          </table:table-cell>
          <table:table-cell office:value-type="float" office:value="936.2482" calcext:value-type="float">
            <text:p>936.2482</text:p>
          </table:table-cell>
          <table:table-cell office:value-type="float" office:value="0" calcext:value-type="float">
            <text:p>0</text:p>
          </table:table-cell>
          <table:table-cell office:value-type="float" office:value="153.2004" calcext:value-type="float">
            <text:p>153.2004</text:p>
          </table:table-cell>
          <table:table-cell office:value-type="float" office:value="45.96314" calcext:value-type="float">
            <text:p>45.96314</text:p>
          </table:table-cell>
          <table:table-cell office:value-type="float" office:value="-0.03947102" calcext:value-type="float">
            <text:p>-0.03947102</text:p>
          </table:table-cell>
          <table:table-cell office:value-type="float" office:value="0" calcext:value-type="float">
            <text:p>0</text:p>
          </table:table-cell>
          <table:table-cell office:value-type="float" office:value="0.7185003" calcext:value-type="float">
            <text:p>0.7185003</text:p>
          </table:table-cell>
          <table:table-cell office:value-type="float" office:value="1.638324" calcext:value-type="float">
            <text:p>1.638324</text:p>
          </table:table-cell>
          <table:table-cell office:value-type="float" office:value="360" calcext:value-type="float">
            <text:p>360</text:p>
          </table:table-cell>
          <table:table-cell office:value-type="float" office:value="-306.1573" calcext:value-type="float">
            <text:p>-306.1573</text:p>
          </table:table-cell>
          <table:table-cell office:value-type="float" office:value="0" calcext:value-type="float">
            <text:p>0</text:p>
          </table:table-cell>
          <table:table-cell office:value-type="float" office:value="241.195" calcext:value-type="float">
            <text:p>241.195</text:p>
          </table:table-cell>
          <table:table-cell office:value-type="float" office:value="317.9497" calcext:value-type="float">
            <text:p>317.9497</text:p>
          </table:table-cell>
          <table:table-cell office:value-type="float" office:value="981.1149" calcext:value-type="float">
            <text:p>981.1149</text:p>
          </table:table-cell>
          <table:table-cell office:value-type="float" office:value="944.6574" calcext:value-type="float">
            <text:p>944.6574</text:p>
          </table:table-cell>
          <table:table-cell office:value-type="float" office:value="935.4019" calcext:value-type="float">
            <text:p>935.4019</text:p>
          </table:table-cell>
          <table:table-cell office:value-type="float" office:value="940.7555" calcext:value-type="float">
            <text:p>940.7555</text:p>
          </table:table-cell>
          <table:table-cell office:value-type="float" office:value="341.3938" calcext:value-type="float">
            <text:p>341.3938</text:p>
          </table:table-cell>
          <table:table-cell office:value-type="float" office:value="457.9267" calcext:value-type="float">
            <text:p>457.9267</text:p>
          </table:table-cell>
          <table:table-cell office:value-type="float" office:value="391.1006" calcext:value-type="float">
            <text:p>391.1006</text:p>
          </table:table-cell>
          <table:table-cell office:value-type="float" office:value="328.2527" calcext:value-type="float">
            <text:p>328.252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1998" calcext:value-type="float">
            <text:p>4061998</text:p>
          </table:table-cell>
          <table:table-cell office:value-type="float" office:value="259.4154" calcext:value-type="float">
            <text:p>259.4154</text:p>
          </table:table-cell>
          <table:table-cell office:value-type="float" office:value="5771.167" calcext:value-type="float">
            <text:p>5771.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5.3439" calcext:value-type="float">
            <text:p>-305.3439</text:p>
          </table:table-cell>
          <table:table-cell office:value-type="float" office:value="941.7827" calcext:value-type="float">
            <text:p>941.7827</text:p>
          </table:table-cell>
          <table:table-cell office:value-type="float" office:value="0" calcext:value-type="float">
            <text:p>0</text:p>
          </table:table-cell>
          <table:table-cell office:value-type="float" office:value="152.5066" calcext:value-type="float">
            <text:p>152.5066</text:p>
          </table:table-cell>
          <table:table-cell office:value-type="float" office:value="45.58849" calcext:value-type="float">
            <text:p>45.58849</text:p>
          </table:table-cell>
          <table:table-cell office:value-type="float" office:value="-0.03921335" calcext:value-type="float">
            <text:p>-0.03921335</text:p>
          </table:table-cell>
          <table:table-cell office:value-type="float" office:value="0" calcext:value-type="float">
            <text:p>0</text:p>
          </table:table-cell>
          <table:table-cell office:value-type="float" office:value="0.7192418" calcext:value-type="float">
            <text:p>0.7192418</text:p>
          </table:table-cell>
          <table:table-cell office:value-type="float" office:value="1.636312" calcext:value-type="float">
            <text:p>1.636312</text:p>
          </table:table-cell>
          <table:table-cell office:value-type="float" office:value="360" calcext:value-type="float">
            <text:p>360</text:p>
          </table:table-cell>
          <table:table-cell office:value-type="float" office:value="-307.7386" calcext:value-type="float">
            <text:p>-307.7386</text:p>
          </table:table-cell>
          <table:table-cell office:value-type="float" office:value="0" calcext:value-type="float">
            <text:p>0</text:p>
          </table:table-cell>
          <table:table-cell office:value-type="float" office:value="241.3103" calcext:value-type="float">
            <text:p>241.3103</text:p>
          </table:table-cell>
          <table:table-cell office:value-type="float" office:value="317.7841" calcext:value-type="float">
            <text:p>317.7841</text:p>
          </table:table-cell>
          <table:table-cell office:value-type="float" office:value="980.7582" calcext:value-type="float">
            <text:p>980.7582</text:p>
          </table:table-cell>
          <table:table-cell office:value-type="float" office:value="944.403" calcext:value-type="float">
            <text:p>944.403</text:p>
          </table:table-cell>
          <table:table-cell office:value-type="float" office:value="935.2109" calcext:value-type="float">
            <text:p>935.2109</text:p>
          </table:table-cell>
          <table:table-cell office:value-type="float" office:value="940.6" calcext:value-type="float">
            <text:p>940.6</text:p>
          </table:table-cell>
          <table:table-cell office:value-type="float" office:value="341.3409" calcext:value-type="float">
            <text:p>341.3409</text:p>
          </table:table-cell>
          <table:table-cell office:value-type="float" office:value="457.8665" calcext:value-type="float">
            <text:p>457.8665</text:p>
          </table:table-cell>
          <table:table-cell office:value-type="float" office:value="391.0612" calcext:value-type="float">
            <text:p>391.0612</text:p>
          </table:table-cell>
          <table:table-cell office:value-type="float" office:value="328.2343" calcext:value-type="float">
            <text:p>328.234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1998" calcext:value-type="float">
            <text:p>5061998</text:p>
          </table:table-cell>
          <table:table-cell office:value-type="float" office:value="258.2091" calcext:value-type="float">
            <text:p>258.2091</text:p>
          </table:table-cell>
          <table:table-cell office:value-type="float" office:value="5770.718" calcext:value-type="float">
            <text:p>5770.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6.9337" calcext:value-type="float">
            <text:p>-306.9337</text:p>
          </table:table-cell>
          <table:table-cell office:value-type="float" office:value="946.4655" calcext:value-type="float">
            <text:p>946.4655</text:p>
          </table:table-cell>
          <table:table-cell office:value-type="float" office:value="0" calcext:value-type="float">
            <text:p>0</text:p>
          </table:table-cell>
          <table:table-cell office:value-type="float" office:value="151.318" calcext:value-type="float">
            <text:p>151.318</text:p>
          </table:table-cell>
          <table:table-cell office:value-type="float" office:value="45.39508" calcext:value-type="float">
            <text:p>45.39508</text:p>
          </table:table-cell>
          <table:table-cell office:value-type="float" office:value="-0.03904051" calcext:value-type="float">
            <text:p>-0.03904051</text:p>
          </table:table-cell>
          <table:table-cell office:value-type="float" office:value="0" calcext:value-type="float">
            <text:p>0</text:p>
          </table:table-cell>
          <table:table-cell office:value-type="float" office:value="0.7198378" calcext:value-type="float">
            <text:p>0.7198378</text:p>
          </table:table-cell>
          <table:table-cell office:value-type="float" office:value="1.633831" calcext:value-type="float">
            <text:p>1.633831</text:p>
          </table:table-cell>
          <table:table-cell office:value-type="float" office:value="360" calcext:value-type="float">
            <text:p>360</text:p>
          </table:table-cell>
          <table:table-cell office:value-type="float" office:value="-309.3264" calcext:value-type="float">
            <text:p>-309.3264</text:p>
          </table:table-cell>
          <table:table-cell office:value-type="float" office:value="0" calcext:value-type="float">
            <text:p>0</text:p>
          </table:table-cell>
          <table:table-cell office:value-type="float" office:value="241.4295" calcext:value-type="float">
            <text:p>241.4295</text:p>
          </table:table-cell>
          <table:table-cell office:value-type="float" office:value="317.5512" calcext:value-type="float">
            <text:p>317.5512</text:p>
          </table:table-cell>
          <table:table-cell office:value-type="float" office:value="980.2883" calcext:value-type="float">
            <text:p>980.2883</text:p>
          </table:table-cell>
          <table:table-cell office:value-type="float" office:value="944.0865" calcext:value-type="float">
            <text:p>944.0865</text:p>
          </table:table-cell>
          <table:table-cell office:value-type="float" office:value="934.9926" calcext:value-type="float">
            <text:p>934.9926</text:p>
          </table:table-cell>
          <table:table-cell office:value-type="float" office:value="940.4291" calcext:value-type="float">
            <text:p>940.4291</text:p>
          </table:table-cell>
          <table:table-cell office:value-type="float" office:value="341.2854" calcext:value-type="float">
            <text:p>341.2854</text:p>
          </table:table-cell>
          <table:table-cell office:value-type="float" office:value="457.8077" calcext:value-type="float">
            <text:p>457.8077</text:p>
          </table:table-cell>
          <table:table-cell office:value-type="float" office:value="391.0233" calcext:value-type="float">
            <text:p>391.0233</text:p>
          </table:table-cell>
          <table:table-cell office:value-type="float" office:value="328.216" calcext:value-type="float">
            <text:p>328.21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1998" calcext:value-type="float">
            <text:p>6061998</text:p>
          </table:table-cell>
          <table:table-cell office:value-type="float" office:value="257.213" calcext:value-type="float">
            <text:p>257.213</text:p>
          </table:table-cell>
          <table:table-cell office:value-type="float" office:value="5770.195" calcext:value-type="float">
            <text:p>577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8.4121" calcext:value-type="float">
            <text:p>-308.4121</text:p>
          </table:table-cell>
          <table:table-cell office:value-type="float" office:value="956.2334" calcext:value-type="float">
            <text:p>956.2334</text:p>
          </table:table-cell>
          <table:table-cell office:value-type="float" office:value="0" calcext:value-type="float">
            <text:p>0</text:p>
          </table:table-cell>
          <table:table-cell office:value-type="float" office:value="150.5666" calcext:value-type="float">
            <text:p>150.5666</text:p>
          </table:table-cell>
          <table:table-cell office:value-type="float" office:value="45.33802" calcext:value-type="float">
            <text:p>45.33802</text:p>
          </table:table-cell>
          <table:table-cell office:value-type="float" office:value="-0.03883005" calcext:value-type="float">
            <text:p>-0.03883005</text:p>
          </table:table-cell>
          <table:table-cell office:value-type="float" office:value="0" calcext:value-type="float">
            <text:p>0</text:p>
          </table:table-cell>
          <table:table-cell office:value-type="float" office:value="0.7204025" calcext:value-type="float">
            <text:p>0.7204025</text:p>
          </table:table-cell>
          <table:table-cell office:value-type="float" office:value="1.631283" calcext:value-type="float">
            <text:p>1.631283</text:p>
          </table:table-cell>
          <table:table-cell office:value-type="float" office:value="360" calcext:value-type="float">
            <text:p>360</text:p>
          </table:table-cell>
          <table:table-cell office:value-type="float" office:value="-310.8026" calcext:value-type="float">
            <text:p>-310.8026</text:p>
          </table:table-cell>
          <table:table-cell office:value-type="float" office:value="0" calcext:value-type="float">
            <text:p>0</text:p>
          </table:table-cell>
          <table:table-cell office:value-type="float" office:value="241.4915" calcext:value-type="float">
            <text:p>241.4915</text:p>
          </table:table-cell>
          <table:table-cell office:value-type="float" office:value="317.354" calcext:value-type="float">
            <text:p>317.354</text:p>
          </table:table-cell>
          <table:table-cell office:value-type="float" office:value="979.8629" calcext:value-type="float">
            <text:p>979.8629</text:p>
          </table:table-cell>
          <table:table-cell office:value-type="float" office:value="943.7688" calcext:value-type="float">
            <text:p>943.7688</text:p>
          </table:table-cell>
          <table:table-cell office:value-type="float" office:value="934.7663" calcext:value-type="float">
            <text:p>934.7663</text:p>
          </table:table-cell>
          <table:table-cell office:value-type="float" office:value="940.2493" calcext:value-type="float">
            <text:p>940.2493</text:p>
          </table:table-cell>
          <table:table-cell office:value-type="float" office:value="341.2255" calcext:value-type="float">
            <text:p>341.2255</text:p>
          </table:table-cell>
          <table:table-cell office:value-type="float" office:value="457.7464" calcext:value-type="float">
            <text:p>457.7464</text:p>
          </table:table-cell>
          <table:table-cell office:value-type="float" office:value="390.9856" calcext:value-type="float">
            <text:p>390.9856</text:p>
          </table:table-cell>
          <table:table-cell office:value-type="float" office:value="328.198" calcext:value-type="float">
            <text:p>328.19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1998" calcext:value-type="float">
            <text:p>7061998</text:p>
          </table:table-cell>
          <table:table-cell office:value-type="float" office:value="256.3357" calcext:value-type="float">
            <text:p>256.3357</text:p>
          </table:table-cell>
          <table:table-cell office:value-type="float" office:value="5769.717" calcext:value-type="float">
            <text:p>5769.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9.7395" calcext:value-type="float">
            <text:p>-309.7395</text:p>
          </table:table-cell>
          <table:table-cell office:value-type="float" office:value="962.6154" calcext:value-type="float">
            <text:p>962.6154</text:p>
          </table:table-cell>
          <table:table-cell office:value-type="float" office:value="0" calcext:value-type="float">
            <text:p>0</text:p>
          </table:table-cell>
          <table:table-cell office:value-type="float" office:value="149.9116" calcext:value-type="float">
            <text:p>149.9116</text:p>
          </table:table-cell>
          <table:table-cell office:value-type="float" office:value="45.27927" calcext:value-type="float">
            <text:p>45.27927</text:p>
          </table:table-cell>
          <table:table-cell office:value-type="float" office:value="-0.03856253" calcext:value-type="float">
            <text:p>-0.03856253</text:p>
          </table:table-cell>
          <table:table-cell office:value-type="float" office:value="0" calcext:value-type="float">
            <text:p>0</text:p>
          </table:table-cell>
          <table:table-cell office:value-type="float" office:value="0.7209496" calcext:value-type="float">
            <text:p>0.7209496</text:p>
          </table:table-cell>
          <table:table-cell office:value-type="float" office:value="1.628736" calcext:value-type="float">
            <text:p>1.628736</text:p>
          </table:table-cell>
          <table:table-cell office:value-type="float" office:value="360" calcext:value-type="float">
            <text:p>360</text:p>
          </table:table-cell>
          <table:table-cell office:value-type="float" office:value="-312.1278" calcext:value-type="float">
            <text:p>-312.1278</text:p>
          </table:table-cell>
          <table:table-cell office:value-type="float" office:value="0" calcext:value-type="float">
            <text:p>0</text:p>
          </table:table-cell>
          <table:table-cell office:value-type="float" office:value="241.5503" calcext:value-type="float">
            <text:p>241.5503</text:p>
          </table:table-cell>
          <table:table-cell office:value-type="float" office:value="317.1895" calcext:value-type="float">
            <text:p>317.1895</text:p>
          </table:table-cell>
          <table:table-cell office:value-type="float" office:value="979.4993" calcext:value-type="float">
            <text:p>979.4993</text:p>
          </table:table-cell>
          <table:table-cell office:value-type="float" office:value="943.4899" calcext:value-type="float">
            <text:p>943.4899</text:p>
          </table:table-cell>
          <table:table-cell office:value-type="float" office:value="934.5598" calcext:value-type="float">
            <text:p>934.5598</text:p>
          </table:table-cell>
          <table:table-cell office:value-type="float" office:value="940.0817" calcext:value-type="float">
            <text:p>940.0817</text:p>
          </table:table-cell>
          <table:table-cell office:value-type="float" office:value="341.1692" calcext:value-type="float">
            <text:p>341.1692</text:p>
          </table:table-cell>
          <table:table-cell office:value-type="float" office:value="457.6859" calcext:value-type="float">
            <text:p>457.6859</text:p>
          </table:table-cell>
          <table:table-cell office:value-type="float" office:value="390.948" calcext:value-type="float">
            <text:p>390.948</text:p>
          </table:table-cell>
          <table:table-cell office:value-type="float" office:value="328.18" calcext:value-type="float">
            <text:p>328.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1998" calcext:value-type="float">
            <text:p>8061998</text:p>
          </table:table-cell>
          <table:table-cell office:value-type="float" office:value="255.2519" calcext:value-type="float">
            <text:p>255.2519</text:p>
          </table:table-cell>
          <table:table-cell office:value-type="float" office:value="5769.305" calcext:value-type="float">
            <text:p>5769.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1.1823" calcext:value-type="float">
            <text:p>-311.1823</text:p>
          </table:table-cell>
          <table:table-cell office:value-type="float" office:value="966.1835" calcext:value-type="float">
            <text:p>966.1835</text:p>
          </table:table-cell>
          <table:table-cell office:value-type="float" office:value="0" calcext:value-type="float">
            <text:p>0</text:p>
          </table:table-cell>
          <table:table-cell office:value-type="float" office:value="149.1376" calcext:value-type="float">
            <text:p>149.1376</text:p>
          </table:table-cell>
          <table:table-cell office:value-type="float" office:value="45.09251" calcext:value-type="float">
            <text:p>45.09251</text:p>
          </table:table-cell>
          <table:table-cell office:value-type="float" office:value="-0.03827983" calcext:value-type="float">
            <text:p>-0.03827983</text:p>
          </table:table-cell>
          <table:table-cell office:value-type="float" office:value="0" calcext:value-type="float">
            <text:p>0</text:p>
          </table:table-cell>
          <table:table-cell office:value-type="float" office:value="0.721493" calcext:value-type="float">
            <text:p>0.721493</text:p>
          </table:table-cell>
          <table:table-cell office:value-type="float" office:value="1.626233" calcext:value-type="float">
            <text:p>1.626233</text:p>
          </table:table-cell>
          <table:table-cell office:value-type="float" office:value="360" calcext:value-type="float">
            <text:p>360</text:p>
          </table:table-cell>
          <table:table-cell office:value-type="float" office:value="-313.5682" calcext:value-type="float">
            <text:p>-313.5682</text:p>
          </table:table-cell>
          <table:table-cell office:value-type="float" office:value="0" calcext:value-type="float">
            <text:p>0</text:p>
          </table:table-cell>
          <table:table-cell office:value-type="float" office:value="241.6466" calcext:value-type="float">
            <text:p>241.6466</text:p>
          </table:table-cell>
          <table:table-cell office:value-type="float" office:value="317.0005" calcext:value-type="float">
            <text:p>317.0005</text:p>
          </table:table-cell>
          <table:table-cell office:value-type="float" office:value="979.1129" calcext:value-type="float">
            <text:p>979.1129</text:p>
          </table:table-cell>
          <table:table-cell office:value-type="float" office:value="943.1979" calcext:value-type="float">
            <text:p>943.1979</text:p>
          </table:table-cell>
          <table:table-cell office:value-type="float" office:value="934.3528" calcext:value-type="float">
            <text:p>934.3528</text:p>
          </table:table-cell>
          <table:table-cell office:value-type="float" office:value="939.9185" calcext:value-type="float">
            <text:p>939.9185</text:p>
          </table:table-cell>
          <table:table-cell office:value-type="float" office:value="341.1153" calcext:value-type="float">
            <text:p>341.1153</text:p>
          </table:table-cell>
          <table:table-cell office:value-type="float" office:value="457.6276" calcext:value-type="float">
            <text:p>457.6276</text:p>
          </table:table-cell>
          <table:table-cell office:value-type="float" office:value="390.9109" calcext:value-type="float">
            <text:p>390.9109</text:p>
          </table:table-cell>
          <table:table-cell office:value-type="float" office:value="328.1622" calcext:value-type="float">
            <text:p>328.16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1998" calcext:value-type="float">
            <text:p>9061998</text:p>
          </table:table-cell>
          <table:table-cell office:value-type="float" office:value="254.0259" calcext:value-type="float">
            <text:p>254.0259</text:p>
          </table:table-cell>
          <table:table-cell office:value-type="float" office:value="5768.803" calcext:value-type="float">
            <text:p>5768.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2.8073" calcext:value-type="float">
            <text:p>-312.8073</text:p>
          </table:table-cell>
          <table:table-cell office:value-type="float" office:value="974.3243" calcext:value-type="float">
            <text:p>974.3243</text:p>
          </table:table-cell>
          <table:table-cell office:value-type="float" office:value="0" calcext:value-type="float">
            <text:p>0</text:p>
          </table:table-cell>
          <table:table-cell office:value-type="float" office:value="148.169" calcext:value-type="float">
            <text:p>148.169</text:p>
          </table:table-cell>
          <table:table-cell office:value-type="float" office:value="44.99422" calcext:value-type="float">
            <text:p>44.99422</text:p>
          </table:table-cell>
          <table:table-cell office:value-type="float" office:value="-0.03827474" calcext:value-type="float">
            <text:p>-0.03827474</text:p>
          </table:table-cell>
          <table:table-cell office:value-type="float" office:value="0" calcext:value-type="float">
            <text:p>0</text:p>
          </table:table-cell>
          <table:table-cell office:value-type="float" office:value="0.7220309" calcext:value-type="float">
            <text:p>0.7220309</text:p>
          </table:table-cell>
          <table:table-cell office:value-type="float" office:value="1.623779" calcext:value-type="float">
            <text:p>1.623779</text:p>
          </table:table-cell>
          <table:table-cell office:value-type="float" office:value="360" calcext:value-type="float">
            <text:p>360</text:p>
          </table:table-cell>
          <table:table-cell office:value-type="float" office:value="-315.1914" calcext:value-type="float">
            <text:p>-315.1914</text:p>
          </table:table-cell>
          <table:table-cell office:value-type="float" office:value="0" calcext:value-type="float">
            <text:p>0</text:p>
          </table:table-cell>
          <table:table-cell office:value-type="float" office:value="241.7281" calcext:value-type="float">
            <text:p>241.7281</text:p>
          </table:table-cell>
          <table:table-cell office:value-type="float" office:value="316.7457" calcext:value-type="float">
            <text:p>316.7457</text:p>
          </table:table-cell>
          <table:table-cell office:value-type="float" office:value="978.6129" calcext:value-type="float">
            <text:p>978.6129</text:p>
          </table:table-cell>
          <table:table-cell office:value-type="float" office:value="942.8443" calcext:value-type="float">
            <text:p>942.8443</text:p>
          </table:table-cell>
          <table:table-cell office:value-type="float" office:value="934.1091" calcext:value-type="float">
            <text:p>934.1091</text:p>
          </table:table-cell>
          <table:table-cell office:value-type="float" office:value="939.733" calcext:value-type="float">
            <text:p>939.733</text:p>
          </table:table-cell>
          <table:table-cell office:value-type="float" office:value="341.0562" calcext:value-type="float">
            <text:p>341.0562</text:p>
          </table:table-cell>
          <table:table-cell office:value-type="float" office:value="457.5685" calcext:value-type="float">
            <text:p>457.5685</text:p>
          </table:table-cell>
          <table:table-cell office:value-type="float" office:value="390.8741" calcext:value-type="float">
            <text:p>390.8741</text:p>
          </table:table-cell>
          <table:table-cell office:value-type="float" office:value="328.1445" calcext:value-type="float">
            <text:p>328.144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1998" calcext:value-type="float">
            <text:p>10061998</text:p>
          </table:table-cell>
          <table:table-cell office:value-type="float" office:value="252.6201" calcext:value-type="float">
            <text:p>252.6201</text:p>
          </table:table-cell>
          <table:table-cell office:value-type="float" office:value="5768.183" calcext:value-type="float">
            <text:p>5768.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4.6117" calcext:value-type="float">
            <text:p>-314.6117</text:p>
          </table:table-cell>
          <table:table-cell office:value-type="float" office:value="985.0709" calcext:value-type="float">
            <text:p>985.0709</text:p>
          </table:table-cell>
          <table:table-cell office:value-type="float" office:value="0" calcext:value-type="float">
            <text:p>0</text:p>
          </table:table-cell>
          <table:table-cell office:value-type="float" office:value="147.1758" calcext:value-type="float">
            <text:p>147.1758</text:p>
          </table:table-cell>
          <table:table-cell office:value-type="float" office:value="44.89656" calcext:value-type="float">
            <text:p>44.89656</text:p>
          </table:table-cell>
          <table:table-cell office:value-type="float" office:value="-0.03856405" calcext:value-type="float">
            <text:p>-0.03856405</text:p>
          </table:table-cell>
          <table:table-cell office:value-type="float" office:value="0" calcext:value-type="float">
            <text:p>0</text:p>
          </table:table-cell>
          <table:table-cell office:value-type="float" office:value="0.7225697" calcext:value-type="float">
            <text:p>0.7225697</text:p>
          </table:table-cell>
          <table:table-cell office:value-type="float" office:value="1.621377" calcext:value-type="float">
            <text:p>1.621377</text:p>
          </table:table-cell>
          <table:table-cell office:value-type="float" office:value="360" calcext:value-type="float">
            <text:p>360</text:p>
          </table:table-cell>
          <table:table-cell office:value-type="float" office:value="-316.9942" calcext:value-type="float">
            <text:p>-316.9942</text:p>
          </table:table-cell>
          <table:table-cell office:value-type="float" office:value="0" calcext:value-type="float">
            <text:p>0</text:p>
          </table:table-cell>
          <table:table-cell office:value-type="float" office:value="241.8051" calcext:value-type="float">
            <text:p>241.8051</text:p>
          </table:table-cell>
          <table:table-cell office:value-type="float" office:value="316.4567" calcext:value-type="float">
            <text:p>316.4567</text:p>
          </table:table-cell>
          <table:table-cell office:value-type="float" office:value="978.0301" calcext:value-type="float">
            <text:p>978.0301</text:p>
          </table:table-cell>
          <table:table-cell office:value-type="float" office:value="942.4148" calcext:value-type="float">
            <text:p>942.4148</text:p>
          </table:table-cell>
          <table:table-cell office:value-type="float" office:value="933.8278" calcext:value-type="float">
            <text:p>933.8278</text:p>
          </table:table-cell>
          <table:table-cell office:value-type="float" office:value="939.5034" calcext:value-type="float">
            <text:p>939.5034</text:p>
          </table:table-cell>
          <table:table-cell office:value-type="float" office:value="340.9863" calcext:value-type="float">
            <text:p>340.9863</text:p>
          </table:table-cell>
          <table:table-cell office:value-type="float" office:value="457.5016" calcext:value-type="float">
            <text:p>457.5016</text:p>
          </table:table-cell>
          <table:table-cell office:value-type="float" office:value="390.837" calcext:value-type="float">
            <text:p>390.837</text:p>
          </table:table-cell>
          <table:table-cell office:value-type="float" office:value="328.1268" calcext:value-type="float">
            <text:p>328.126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1998" calcext:value-type="float">
            <text:p>11061998</text:p>
          </table:table-cell>
          <table:table-cell office:value-type="float" office:value="251.1229" calcext:value-type="float">
            <text:p>251.1229</text:p>
          </table:table-cell>
          <table:table-cell office:value-type="float" office:value="5767.67" calcext:value-type="float">
            <text:p>5767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6.586" calcext:value-type="float">
            <text:p>-316.586</text:p>
          </table:table-cell>
          <table:table-cell office:value-type="float" office:value="996.7059" calcext:value-type="float">
            <text:p>996.7059</text:p>
          </table:table-cell>
          <table:table-cell office:value-type="float" office:value="0" calcext:value-type="float">
            <text:p>0</text:p>
          </table:table-cell>
          <table:table-cell office:value-type="float" office:value="146.4351" calcext:value-type="float">
            <text:p>146.4351</text:p>
          </table:table-cell>
          <table:table-cell office:value-type="float" office:value="44.64417" calcext:value-type="float">
            <text:p>44.64417</text:p>
          </table:table-cell>
          <table:table-cell office:value-type="float" office:value="-0.03874552" calcext:value-type="float">
            <text:p>-0.03874552</text:p>
          </table:table-cell>
          <table:table-cell office:value-type="float" office:value="0" calcext:value-type="float">
            <text:p>0</text:p>
          </table:table-cell>
          <table:table-cell office:value-type="float" office:value="0.7236111" calcext:value-type="float">
            <text:p>0.7236111</text:p>
          </table:table-cell>
          <table:table-cell office:value-type="float" office:value="1.619444" calcext:value-type="float">
            <text:p>1.619444</text:p>
          </table:table-cell>
          <table:table-cell office:value-type="float" office:value="360" calcext:value-type="float">
            <text:p>360</text:p>
          </table:table-cell>
          <table:table-cell office:value-type="float" office:value="-318.9678" calcext:value-type="float">
            <text:p>-318.9678</text:p>
          </table:table-cell>
          <table:table-cell office:value-type="float" office:value="0" calcext:value-type="float">
            <text:p>0</text:p>
          </table:table-cell>
          <table:table-cell office:value-type="float" office:value="241.9019" calcext:value-type="float">
            <text:p>241.9019</text:p>
          </table:table-cell>
          <table:table-cell office:value-type="float" office:value="316.2236" calcext:value-type="float">
            <text:p>316.2236</text:p>
          </table:table-cell>
          <table:table-cell office:value-type="float" office:value="977.5135" calcext:value-type="float">
            <text:p>977.5135</text:p>
          </table:table-cell>
          <table:table-cell office:value-type="float" office:value="942.0185" calcext:value-type="float">
            <text:p>942.0185</text:p>
          </table:table-cell>
          <table:table-cell office:value-type="float" office:value="933.5565" calcext:value-type="float">
            <text:p>933.5565</text:p>
          </table:table-cell>
          <table:table-cell office:value-type="float" office:value="939.2665" calcext:value-type="float">
            <text:p>939.2665</text:p>
          </table:table-cell>
          <table:table-cell office:value-type="float" office:value="340.9135" calcext:value-type="float">
            <text:p>340.9135</text:p>
          </table:table-cell>
          <table:table-cell office:value-type="float" office:value="457.431" calcext:value-type="float">
            <text:p>457.431</text:p>
          </table:table-cell>
          <table:table-cell office:value-type="float" office:value="390.7987" calcext:value-type="float">
            <text:p>390.7987</text:p>
          </table:table-cell>
          <table:table-cell office:value-type="float" office:value="328.1091" calcext:value-type="float">
            <text:p>328.109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1998" calcext:value-type="float">
            <text:p>12061998</text:p>
          </table:table-cell>
          <table:table-cell office:value-type="float" office:value="249.6764" calcext:value-type="float">
            <text:p>249.6764</text:p>
          </table:table-cell>
          <table:table-cell office:value-type="float" office:value="5767.22" calcext:value-type="float">
            <text:p>5767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8.2538" calcext:value-type="float">
            <text:p>-318.2538</text:p>
          </table:table-cell>
          <table:table-cell office:value-type="float" office:value="1003.052" calcext:value-type="float">
            <text:p>1003.052</text:p>
          </table:table-cell>
          <table:table-cell office:value-type="float" office:value="0" calcext:value-type="float">
            <text:p>0</text:p>
          </table:table-cell>
          <table:table-cell office:value-type="float" office:value="145.8747" calcext:value-type="float">
            <text:p>145.8747</text:p>
          </table:table-cell>
          <table:table-cell office:value-type="float" office:value="44.2141" calcext:value-type="float">
            <text:p>44.2141</text:p>
          </table:table-cell>
          <table:table-cell office:value-type="float" office:value="-0.03904853" calcext:value-type="float">
            <text:p>-0.03904853</text:p>
          </table:table-cell>
          <table:table-cell office:value-type="float" office:value="0" calcext:value-type="float">
            <text:p>0</text:p>
          </table:table-cell>
          <table:table-cell office:value-type="float" office:value="0.7281023" calcext:value-type="float">
            <text:p>0.7281023</text:p>
          </table:table-cell>
          <table:table-cell office:value-type="float" office:value="1.621943" calcext:value-type="float">
            <text:p>1.621943</text:p>
          </table:table-cell>
          <table:table-cell office:value-type="float" office:value="360" calcext:value-type="float">
            <text:p>360</text:p>
          </table:table-cell>
          <table:table-cell office:value-type="float" office:value="-320.6429" calcext:value-type="float">
            <text:p>-320.6429</text:p>
          </table:table-cell>
          <table:table-cell office:value-type="float" office:value="0" calcext:value-type="float">
            <text:p>0</text:p>
          </table:table-cell>
          <table:table-cell office:value-type="float" office:value="242.0344" calcext:value-type="float">
            <text:p>242.0344</text:p>
          </table:table-cell>
          <table:table-cell office:value-type="float" office:value="316.0392" calcext:value-type="float">
            <text:p>316.0392</text:p>
          </table:table-cell>
          <table:table-cell office:value-type="float" office:value="977.0891" calcext:value-type="float">
            <text:p>977.0891</text:p>
          </table:table-cell>
          <table:table-cell office:value-type="float" office:value="941.6769" calcext:value-type="float">
            <text:p>941.6769</text:p>
          </table:table-cell>
          <table:table-cell office:value-type="float" office:value="933.3182" calcext:value-type="float">
            <text:p>933.3182</text:p>
          </table:table-cell>
          <table:table-cell office:value-type="float" office:value="939.053" calcext:value-type="float">
            <text:p>939.053</text:p>
          </table:table-cell>
          <table:table-cell office:value-type="float" office:value="340.8448" calcext:value-type="float">
            <text:p>340.8448</text:p>
          </table:table-cell>
          <table:table-cell office:value-type="float" office:value="457.3605" calcext:value-type="float">
            <text:p>457.3605</text:p>
          </table:table-cell>
          <table:table-cell office:value-type="float" office:value="390.7599" calcext:value-type="float">
            <text:p>390.7599</text:p>
          </table:table-cell>
          <table:table-cell office:value-type="float" office:value="328.0913" calcext:value-type="float">
            <text:p>328.091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1998" calcext:value-type="float">
            <text:p>13061998</text:p>
          </table:table-cell>
          <table:table-cell office:value-type="float" office:value="247.6763" calcext:value-type="float">
            <text:p>247.6763</text:p>
          </table:table-cell>
          <table:table-cell office:value-type="float" office:value="5766.913" calcext:value-type="float">
            <text:p>5766.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0.0478" calcext:value-type="float">
            <text:p>-320.0478</text:p>
          </table:table-cell>
          <table:table-cell office:value-type="float" office:value="1007.583" calcext:value-type="float">
            <text:p>1007.583</text:p>
          </table:table-cell>
          <table:table-cell office:value-type="float" office:value="0" calcext:value-type="float">
            <text:p>0</text:p>
          </table:table-cell>
          <table:table-cell office:value-type="float" office:value="145.2613" calcext:value-type="float">
            <text:p>145.2613</text:p>
          </table:table-cell>
          <table:table-cell office:value-type="float" office:value="43.15718" calcext:value-type="float">
            <text:p>43.15718</text:p>
          </table:table-cell>
          <table:table-cell office:value-type="float" office:value="-0.04266736" calcext:value-type="float">
            <text:p>-0.04266736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7447829" calcext:value-type="float">
            <text:p>0.7447829</text:p>
          </table:table-cell>
          <table:table-cell office:value-type="float" office:value="1.652492" calcext:value-type="float">
            <text:p>1.652492</text:p>
          </table:table-cell>
          <table:table-cell office:value-type="float" office:value="360" calcext:value-type="float">
            <text:p>360</text:p>
          </table:table-cell>
          <table:table-cell office:value-type="float" office:value="-322.5307" calcext:value-type="float">
            <text:p>-322.5307</text:p>
          </table:table-cell>
          <table:table-cell office:value-type="float" office:value="0" calcext:value-type="float">
            <text:p>0</text:p>
          </table:table-cell>
          <table:table-cell office:value-type="float" office:value="242.2816" calcext:value-type="float">
            <text:p>242.2816</text:p>
          </table:table-cell>
          <table:table-cell office:value-type="float" office:value="315.8728" calcext:value-type="float">
            <text:p>315.8728</text:p>
          </table:table-cell>
          <table:table-cell office:value-type="float" office:value="976.6398" calcext:value-type="float">
            <text:p>976.6398</text:p>
          </table:table-cell>
          <table:table-cell office:value-type="float" office:value="941.3829" calcext:value-type="float">
            <text:p>941.3829</text:p>
          </table:table-cell>
          <table:table-cell office:value-type="float" office:value="933.0954" calcext:value-type="float">
            <text:p>933.0954</text:p>
          </table:table-cell>
          <table:table-cell office:value-type="float" office:value="938.8734" calcext:value-type="float">
            <text:p>938.8734</text:p>
          </table:table-cell>
          <table:table-cell office:value-type="float" office:value="340.7846" calcext:value-type="float">
            <text:p>340.7846</text:p>
          </table:table-cell>
          <table:table-cell office:value-type="float" office:value="457.2938" calcext:value-type="float">
            <text:p>457.2938</text:p>
          </table:table-cell>
          <table:table-cell office:value-type="float" office:value="390.7212" calcext:value-type="float">
            <text:p>390.7212</text:p>
          </table:table-cell>
          <table:table-cell office:value-type="float" office:value="328.0734" calcext:value-type="float">
            <text:p>328.073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1998" calcext:value-type="float">
            <text:p>14061998</text:p>
          </table:table-cell>
          <table:table-cell office:value-type="float" office:value="245.7499" calcext:value-type="float">
            <text:p>245.7499</text:p>
          </table:table-cell>
          <table:table-cell office:value-type="float" office:value="5766.647" calcext:value-type="float">
            <text:p>5766.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1.8337" calcext:value-type="float">
            <text:p>-321.8337</text:p>
          </table:table-cell>
          <table:table-cell office:value-type="float" office:value="1012.537" calcext:value-type="float">
            <text:p>1012.537</text:p>
          </table:table-cell>
          <table:table-cell office:value-type="float" office:value="0" calcext:value-type="float">
            <text:p>0</text:p>
          </table:table-cell>
          <table:table-cell office:value-type="float" office:value="144.7482" calcext:value-type="float">
            <text:p>144.7482</text:p>
          </table:table-cell>
          <table:table-cell office:value-type="float" office:value="42.02322" calcext:value-type="float">
            <text:p>42.02322</text:p>
          </table:table-cell>
          <table:table-cell office:value-type="float" office:value="-0.04424017" calcext:value-type="float">
            <text:p>-0.04424017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7589681" calcext:value-type="float">
            <text:p>0.7589681</text:p>
          </table:table-cell>
          <table:table-cell office:value-type="float" office:value="1.685138" calcext:value-type="float">
            <text:p>1.685138</text:p>
          </table:table-cell>
          <table:table-cell office:value-type="float" office:value="360" calcext:value-type="float">
            <text:p>360</text:p>
          </table:table-cell>
          <table:table-cell office:value-type="float" office:value="-324.3651" calcext:value-type="float">
            <text:p>-324.3651</text:p>
          </table:table-cell>
          <table:table-cell office:value-type="float" office:value="0" calcext:value-type="float">
            <text:p>0</text:p>
          </table:table-cell>
          <table:table-cell office:value-type="float" office:value="242.576" calcext:value-type="float">
            <text:p>242.576</text:p>
          </table:table-cell>
          <table:table-cell office:value-type="float" office:value="315.7291" calcext:value-type="float">
            <text:p>315.7291</text:p>
          </table:table-cell>
          <table:table-cell office:value-type="float" office:value="976.2747" calcext:value-type="float">
            <text:p>976.2747</text:p>
          </table:table-cell>
          <table:table-cell office:value-type="float" office:value="941.1139" calcext:value-type="float">
            <text:p>941.1139</text:p>
          </table:table-cell>
          <table:table-cell office:value-type="float" office:value="932.8768" calcext:value-type="float">
            <text:p>932.8768</text:p>
          </table:table-cell>
          <table:table-cell office:value-type="float" office:value="938.6975" calcext:value-type="float">
            <text:p>938.6975</text:p>
          </table:table-cell>
          <table:table-cell office:value-type="float" office:value="340.7263" calcext:value-type="float">
            <text:p>340.7263</text:p>
          </table:table-cell>
          <table:table-cell office:value-type="float" office:value="457.2289" calcext:value-type="float">
            <text:p>457.2289</text:p>
          </table:table-cell>
          <table:table-cell office:value-type="float" office:value="390.6832" calcext:value-type="float">
            <text:p>390.6832</text:p>
          </table:table-cell>
          <table:table-cell office:value-type="float" office:value="328.0555" calcext:value-type="float">
            <text:p>328.055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1998" calcext:value-type="float">
            <text:p>15061998</text:p>
          </table:table-cell>
          <table:table-cell office:value-type="float" office:value="243.3009" calcext:value-type="float">
            <text:p>243.3009</text:p>
          </table:table-cell>
          <table:table-cell office:value-type="float" office:value="5766.404" calcext:value-type="float">
            <text:p>5766.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4.2408" calcext:value-type="float">
            <text:p>-324.2408</text:p>
          </table:table-cell>
          <table:table-cell office:value-type="float" office:value="1021.322" calcext:value-type="float">
            <text:p>1021.322</text:p>
          </table:table-cell>
          <table:table-cell office:value-type="float" office:value="0" calcext:value-type="float">
            <text:p>0</text:p>
          </table:table-cell>
          <table:table-cell office:value-type="float" office:value="144.473" calcext:value-type="float">
            <text:p>144.473</text:p>
          </table:table-cell>
          <table:table-cell office:value-type="float" office:value="40.71282" calcext:value-type="float">
            <text:p>40.71282</text:p>
          </table:table-cell>
          <table:table-cell office:value-type="float" office:value="-0.0487138" calcext:value-type="float">
            <text:p>-0.0487138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7762856" calcext:value-type="float">
            <text:p>0.7762856</text:p>
          </table:table-cell>
          <table:table-cell office:value-type="float" office:value="1.744086" calcext:value-type="float">
            <text:p>1.744086</text:p>
          </table:table-cell>
          <table:table-cell office:value-type="float" office:value="360" calcext:value-type="float">
            <text:p>360</text:p>
          </table:table-cell>
          <table:table-cell office:value-type="float" office:value="-326.8528" calcext:value-type="float">
            <text:p>-326.8528</text:p>
          </table:table-cell>
          <table:table-cell office:value-type="float" office:value="0" calcext:value-type="float">
            <text:p>0</text:p>
          </table:table-cell>
          <table:table-cell office:value-type="float" office:value="242.8527" calcext:value-type="float">
            <text:p>242.8527</text:p>
          </table:table-cell>
          <table:table-cell office:value-type="float" office:value="315.4896" calcext:value-type="float">
            <text:p>315.4896</text:p>
          </table:table-cell>
          <table:table-cell office:value-type="float" office:value="975.7515" calcext:value-type="float">
            <text:p>975.7515</text:p>
          </table:table-cell>
          <table:table-cell office:value-type="float" office:value="940.8035" calcext:value-type="float">
            <text:p>940.8035</text:p>
          </table:table-cell>
          <table:table-cell office:value-type="float" office:value="932.6508" calcext:value-type="float">
            <text:p>932.6508</text:p>
          </table:table-cell>
          <table:table-cell office:value-type="float" office:value="938.5146" calcext:value-type="float">
            <text:p>938.5146</text:p>
          </table:table-cell>
          <table:table-cell office:value-type="float" office:value="340.6692" calcext:value-type="float">
            <text:p>340.6692</text:p>
          </table:table-cell>
          <table:table-cell office:value-type="float" office:value="457.1671" calcext:value-type="float">
            <text:p>457.1671</text:p>
          </table:table-cell>
          <table:table-cell office:value-type="float" office:value="390.6458" calcext:value-type="float">
            <text:p>390.6458</text:p>
          </table:table-cell>
          <table:table-cell office:value-type="float" office:value="328.0376" calcext:value-type="float">
            <text:p>328.03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1998" calcext:value-type="float">
            <text:p>16061998</text:p>
          </table:table-cell>
          <table:table-cell office:value-type="float" office:value="240.9371" calcext:value-type="float">
            <text:p>240.9371</text:p>
          </table:table-cell>
          <table:table-cell office:value-type="float" office:value="5766.131" calcext:value-type="float">
            <text:p>5766.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6.8848" calcext:value-type="float">
            <text:p>-326.8848</text:p>
          </table:table-cell>
          <table:table-cell office:value-type="float" office:value="1032.057" calcext:value-type="float">
            <text:p>1032.057</text:p>
          </table:table-cell>
          <table:table-cell office:value-type="float" office:value="0" calcext:value-type="float">
            <text:p>0</text:p>
          </table:table-cell>
          <table:table-cell office:value-type="float" office:value="144.2235" calcext:value-type="float">
            <text:p>144.2235</text:p>
          </table:table-cell>
          <table:table-cell office:value-type="float" office:value="39.44025" calcext:value-type="float">
            <text:p>39.44025</text:p>
          </table:table-cell>
          <table:table-cell office:value-type="float" office:value="-0.04916422" calcext:value-type="float">
            <text:p>-0.04916422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7864515" calcext:value-type="float">
            <text:p>0.7864515</text:p>
          </table:table-cell>
          <table:table-cell office:value-type="float" office:value="1.780231" calcext:value-type="float">
            <text:p>1.780231</text:p>
          </table:table-cell>
          <table:table-cell office:value-type="float" office:value="360" calcext:value-type="float">
            <text:p>360</text:p>
          </table:table-cell>
          <table:table-cell office:value-type="float" office:value="-329.5436" calcext:value-type="float">
            <text:p>-329.5436</text:p>
          </table:table-cell>
          <table:table-cell office:value-type="float" office:value="0" calcext:value-type="float">
            <text:p>0</text:p>
          </table:table-cell>
          <table:table-cell office:value-type="float" office:value="243.1626" calcext:value-type="float">
            <text:p>243.1626</text:p>
          </table:table-cell>
          <table:table-cell office:value-type="float" office:value="315.2744" calcext:value-type="float">
            <text:p>315.2744</text:p>
          </table:table-cell>
          <table:table-cell office:value-type="float" office:value="975.2417" calcext:value-type="float">
            <text:p>975.2417</text:p>
          </table:table-cell>
          <table:table-cell office:value-type="float" office:value="940.467" calcext:value-type="float">
            <text:p>940.467</text:p>
          </table:table-cell>
          <table:table-cell office:value-type="float" office:value="932.4108" calcext:value-type="float">
            <text:p>932.4108</text:p>
          </table:table-cell>
          <table:table-cell office:value-type="float" office:value="938.3235" calcext:value-type="float">
            <text:p>938.3235</text:p>
          </table:table-cell>
          <table:table-cell office:value-type="float" office:value="340.6073" calcext:value-type="float">
            <text:p>340.6073</text:p>
          </table:table-cell>
          <table:table-cell office:value-type="float" office:value="457.103" calcext:value-type="float">
            <text:p>457.103</text:p>
          </table:table-cell>
          <table:table-cell office:value-type="float" office:value="390.6086" calcext:value-type="float">
            <text:p>390.6086</text:p>
          </table:table-cell>
          <table:table-cell office:value-type="float" office:value="328.0198" calcext:value-type="float">
            <text:p>328.019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1998" calcext:value-type="float">
            <text:p>17061998</text:p>
          </table:table-cell>
          <table:table-cell office:value-type="float" office:value="238.5552" calcext:value-type="float">
            <text:p>238.5552</text:p>
          </table:table-cell>
          <table:table-cell office:value-type="float" office:value="5765.875" calcext:value-type="float">
            <text:p>5765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9.548" calcext:value-type="float">
            <text:p>-329.548</text:p>
          </table:table-cell>
          <table:table-cell office:value-type="float" office:value="1042.166" calcext:value-type="float">
            <text:p>1042.166</text:p>
          </table:table-cell>
          <table:table-cell office:value-type="float" office:value="0" calcext:value-type="float">
            <text:p>0</text:p>
          </table:table-cell>
          <table:table-cell office:value-type="float" office:value="143.8359" calcext:value-type="float">
            <text:p>143.8359</text:p>
          </table:table-cell>
          <table:table-cell office:value-type="float" office:value="38.16418" calcext:value-type="float">
            <text:p>38.16418</text:p>
          </table:table-cell>
          <table:table-cell office:value-type="float" office:value="-0.04955844" calcext:value-type="float">
            <text:p>-0.04955844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7955699" calcext:value-type="float">
            <text:p>0.7955699</text:p>
          </table:table-cell>
          <table:table-cell office:value-type="float" office:value="1.801984" calcext:value-type="float">
            <text:p>1.801984</text:p>
          </table:table-cell>
          <table:table-cell office:value-type="float" office:value="360" calcext:value-type="float">
            <text:p>360</text:p>
          </table:table-cell>
          <table:table-cell office:value-type="float" office:value="-332.2381" calcext:value-type="float">
            <text:p>-332.2381</text:p>
          </table:table-cell>
          <table:table-cell office:value-type="float" office:value="0" calcext:value-type="float">
            <text:p>0</text:p>
          </table:table-cell>
          <table:table-cell office:value-type="float" office:value="243.4762" calcext:value-type="float">
            <text:p>243.4762</text:p>
          </table:table-cell>
          <table:table-cell office:value-type="float" office:value="315.0598" calcext:value-type="float">
            <text:p>315.0598</text:p>
          </table:table-cell>
          <table:table-cell office:value-type="float" office:value="974.7274" calcext:value-type="float">
            <text:p>974.7274</text:p>
          </table:table-cell>
          <table:table-cell office:value-type="float" office:value="940.1312" calcext:value-type="float">
            <text:p>940.1312</text:p>
          </table:table-cell>
          <table:table-cell office:value-type="float" office:value="932.1722" calcext:value-type="float">
            <text:p>932.1722</text:p>
          </table:table-cell>
          <table:table-cell office:value-type="float" office:value="938.1331" calcext:value-type="float">
            <text:p>938.1331</text:p>
          </table:table-cell>
          <table:table-cell office:value-type="float" office:value="340.5458" calcext:value-type="float">
            <text:p>340.5458</text:p>
          </table:table-cell>
          <table:table-cell office:value-type="float" office:value="457.0388" calcext:value-type="float">
            <text:p>457.0388</text:p>
          </table:table-cell>
          <table:table-cell office:value-type="float" office:value="390.5715" calcext:value-type="float">
            <text:p>390.5715</text:p>
          </table:table-cell>
          <table:table-cell office:value-type="float" office:value="328.002" calcext:value-type="float">
            <text:p>328.00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1998" calcext:value-type="float">
            <text:p>18061998</text:p>
          </table:table-cell>
          <table:table-cell office:value-type="float" office:value="235.9865" calcext:value-type="float">
            <text:p>235.9865</text:p>
          </table:table-cell>
          <table:table-cell office:value-type="float" office:value="5765.666" calcext:value-type="float">
            <text:p>5765.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1.9794" calcext:value-type="float">
            <text:p>-331.9794</text:p>
          </table:table-cell>
          <table:table-cell office:value-type="float" office:value="1049.656" calcext:value-type="float">
            <text:p>1049.656</text:p>
          </table:table-cell>
          <table:table-cell office:value-type="float" office:value="0" calcext:value-type="float">
            <text:p>0</text:p>
          </table:table-cell>
          <table:table-cell office:value-type="float" office:value="143.1691" calcext:value-type="float">
            <text:p>143.1691</text:p>
          </table:table-cell>
          <table:table-cell office:value-type="float" office:value="36.69808" calcext:value-type="float">
            <text:p>36.69808</text:p>
          </table:table-cell>
          <table:table-cell office:value-type="float" office:value="-0.05415676" calcext:value-type="float">
            <text:p>-0.05415676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8127984" calcext:value-type="float">
            <text:p>0.8127984</text:p>
          </table:table-cell>
          <table:table-cell office:value-type="float" office:value="1.834543" calcext:value-type="float">
            <text:p>1.834543</text:p>
          </table:table-cell>
          <table:table-cell office:value-type="float" office:value="360" calcext:value-type="float">
            <text:p>360</text:p>
          </table:table-cell>
          <table:table-cell office:value-type="float" office:value="-334.7238" calcext:value-type="float">
            <text:p>-334.7238</text:p>
          </table:table-cell>
          <table:table-cell office:value-type="float" office:value="0" calcext:value-type="float">
            <text:p>0</text:p>
          </table:table-cell>
          <table:table-cell office:value-type="float" office:value="243.8648" calcext:value-type="float">
            <text:p>243.8648</text:p>
          </table:table-cell>
          <table:table-cell office:value-type="float" office:value="314.8502" calcext:value-type="float">
            <text:p>314.8502</text:p>
          </table:table-cell>
          <table:table-cell office:value-type="float" office:value="974.2055" calcext:value-type="float">
            <text:p>974.2055</text:p>
          </table:table-cell>
          <table:table-cell office:value-type="float" office:value="939.79" calcext:value-type="float">
            <text:p>939.79</text:p>
          </table:table-cell>
          <table:table-cell office:value-type="float" office:value="931.9273" calcext:value-type="float">
            <text:p>931.9273</text:p>
          </table:table-cell>
          <table:table-cell office:value-type="float" office:value="937.9338" calcext:value-type="float">
            <text:p>937.9338</text:p>
          </table:table-cell>
          <table:table-cell office:value-type="float" office:value="340.4841" calcext:value-type="float">
            <text:p>340.4841</text:p>
          </table:table-cell>
          <table:table-cell office:value-type="float" office:value="456.9742" calcext:value-type="float">
            <text:p>456.9742</text:p>
          </table:table-cell>
          <table:table-cell office:value-type="float" office:value="390.5344" calcext:value-type="float">
            <text:p>390.5344</text:p>
          </table:table-cell>
          <table:table-cell office:value-type="float" office:value="327.9843" calcext:value-type="float">
            <text:p>327.98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1998" calcext:value-type="float">
            <text:p>19061998</text:p>
          </table:table-cell>
          <table:table-cell office:value-type="float" office:value="233.8222" calcext:value-type="float">
            <text:p>233.8222</text:p>
          </table:table-cell>
          <table:table-cell office:value-type="float" office:value="5765.278" calcext:value-type="float">
            <text:p>5765.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4.641" calcext:value-type="float">
            <text:p>-334.641</text:p>
          </table:table-cell>
          <table:table-cell office:value-type="float" office:value="1059.217" calcext:value-type="float">
            <text:p>1059.217</text:p>
          </table:table-cell>
          <table:table-cell office:value-type="float" office:value="0" calcext:value-type="float">
            <text:p>0</text:p>
          </table:table-cell>
          <table:table-cell office:value-type="float" office:value="141.6922" calcext:value-type="float">
            <text:p>141.6922</text:p>
          </table:table-cell>
          <table:table-cell office:value-type="float" office:value="35.79223" calcext:value-type="float">
            <text:p>35.79223</text:p>
          </table:table-cell>
          <table:table-cell office:value-type="float" office:value="-0.05444015" calcext:value-type="float">
            <text:p>-0.05444015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8209817" calcext:value-type="float">
            <text:p>0.8209817</text:p>
          </table:table-cell>
          <table:table-cell office:value-type="float" office:value="1.852845" calcext:value-type="float">
            <text:p>1.852845</text:p>
          </table:table-cell>
          <table:table-cell office:value-type="float" office:value="360" calcext:value-type="float">
            <text:p>360</text:p>
          </table:table-cell>
          <table:table-cell office:value-type="float" office:value="-337.4123" calcext:value-type="float">
            <text:p>-337.4123</text:p>
          </table:table-cell>
          <table:table-cell office:value-type="float" office:value="0" calcext:value-type="float">
            <text:p>0</text:p>
          </table:table-cell>
          <table:table-cell office:value-type="float" office:value="244.1241" calcext:value-type="float">
            <text:p>244.1241</text:p>
          </table:table-cell>
          <table:table-cell office:value-type="float" office:value="314.5825" calcext:value-type="float">
            <text:p>314.5825</text:p>
          </table:table-cell>
          <table:table-cell office:value-type="float" office:value="973.6037" calcext:value-type="float">
            <text:p>973.6037</text:p>
          </table:table-cell>
          <table:table-cell office:value-type="float" office:value="939.4106" calcext:value-type="float">
            <text:p>939.4106</text:p>
          </table:table-cell>
          <table:table-cell office:value-type="float" office:value="931.6705" calcext:value-type="float">
            <text:p>931.6705</text:p>
          </table:table-cell>
          <table:table-cell office:value-type="float" office:value="937.7203" calcext:value-type="float">
            <text:p>937.7203</text:p>
          </table:table-cell>
          <table:table-cell office:value-type="float" office:value="340.4185" calcext:value-type="float">
            <text:p>340.4185</text:p>
          </table:table-cell>
          <table:table-cell office:value-type="float" office:value="456.9087" calcext:value-type="float">
            <text:p>456.9087</text:p>
          </table:table-cell>
          <table:table-cell office:value-type="float" office:value="390.4973" calcext:value-type="float">
            <text:p>390.4973</text:p>
          </table:table-cell>
          <table:table-cell office:value-type="float" office:value="327.9665" calcext:value-type="float">
            <text:p>327.966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1998" calcext:value-type="float">
            <text:p>20061998</text:p>
          </table:table-cell>
          <table:table-cell office:value-type="float" office:value="231.713" calcext:value-type="float">
            <text:p>231.713</text:p>
          </table:table-cell>
          <table:table-cell office:value-type="float" office:value="5764.665" calcext:value-type="float">
            <text:p>5764.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7.3053" calcext:value-type="float">
            <text:p>-337.3053</text:p>
          </table:table-cell>
          <table:table-cell office:value-type="float" office:value="1064.719" calcext:value-type="float">
            <text:p>1064.719</text:p>
          </table:table-cell>
          <table:table-cell office:value-type="float" office:value="0" calcext:value-type="float">
            <text:p>0</text:p>
          </table:table-cell>
          <table:table-cell office:value-type="float" office:value="138.6874" calcext:value-type="float">
            <text:p>138.6874</text:p>
          </table:table-cell>
          <table:table-cell office:value-type="float" office:value="35.15541" calcext:value-type="float">
            <text:p>35.15541</text:p>
          </table:table-cell>
          <table:table-cell office:value-type="float" office:value="-0.05472284" calcext:value-type="float">
            <text:p>-0.05472284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8278398" calcext:value-type="float">
            <text:p>0.8278398</text:p>
          </table:table-cell>
          <table:table-cell office:value-type="float" office:value="1.861784" calcext:value-type="float">
            <text:p>1.861784</text:p>
          </table:table-cell>
          <table:table-cell office:value-type="float" office:value="360" calcext:value-type="float">
            <text:p>360</text:p>
          </table:table-cell>
          <table:table-cell office:value-type="float" office:value="-340.0926" calcext:value-type="float">
            <text:p>-340.0926</text:p>
          </table:table-cell>
          <table:table-cell office:value-type="float" office:value="0" calcext:value-type="float">
            <text:p>0</text:p>
          </table:table-cell>
          <table:table-cell office:value-type="float" office:value="244.3974" calcext:value-type="float">
            <text:p>244.3974</text:p>
          </table:table-cell>
          <table:table-cell office:value-type="float" office:value="314.2406" calcext:value-type="float">
            <text:p>314.2406</text:p>
          </table:table-cell>
          <table:table-cell office:value-type="float" office:value="972.8283" calcext:value-type="float">
            <text:p>972.8283</text:p>
          </table:table-cell>
          <table:table-cell office:value-type="float" office:value="938.9329" calcext:value-type="float">
            <text:p>938.9329</text:p>
          </table:table-cell>
          <table:table-cell office:value-type="float" office:value="931.3621" calcext:value-type="float">
            <text:p>931.3621</text:p>
          </table:table-cell>
          <table:table-cell office:value-type="float" office:value="937.4664" calcext:value-type="float">
            <text:p>937.4664</text:p>
          </table:table-cell>
          <table:table-cell office:value-type="float" office:value="340.3438" calcext:value-type="float">
            <text:p>340.3438</text:p>
          </table:table-cell>
          <table:table-cell office:value-type="float" office:value="456.8394" calcext:value-type="float">
            <text:p>456.8394</text:p>
          </table:table-cell>
          <table:table-cell office:value-type="float" office:value="390.4599" calcext:value-type="float">
            <text:p>390.4599</text:p>
          </table:table-cell>
          <table:table-cell office:value-type="float" office:value="327.9487" calcext:value-type="float">
            <text:p>327.948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1998" calcext:value-type="float">
            <text:p>21061998</text:p>
          </table:table-cell>
          <table:table-cell office:value-type="float" office:value="229.9334" calcext:value-type="float">
            <text:p>229.9334</text:p>
          </table:table-cell>
          <table:table-cell office:value-type="float" office:value="5763.715" calcext:value-type="float">
            <text:p>5763.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9.9664" calcext:value-type="float">
            <text:p>-339.9664</text:p>
          </table:table-cell>
          <table:table-cell office:value-type="float" office:value="1074.98" calcext:value-type="float">
            <text:p>1074.98</text:p>
          </table:table-cell>
          <table:table-cell office:value-type="float" office:value="0" calcext:value-type="float">
            <text:p>0</text:p>
          </table:table-cell>
          <table:table-cell office:value-type="float" office:value="136.8745" calcext:value-type="float">
            <text:p>136.8745</text:p>
          </table:table-cell>
          <table:table-cell office:value-type="float" office:value="34.90912" calcext:value-type="float">
            <text:p>34.90912</text:p>
          </table:table-cell>
          <table:table-cell office:value-type="float" office:value="-0.05497076" calcext:value-type="float">
            <text:p>-0.05497076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8328695" calcext:value-type="float">
            <text:p>0.8328695</text:p>
          </table:table-cell>
          <table:table-cell office:value-type="float" office:value="1.866504" calcext:value-type="float">
            <text:p>1.866504</text:p>
          </table:table-cell>
          <table:table-cell office:value-type="float" office:value="360" calcext:value-type="float">
            <text:p>360</text:p>
          </table:table-cell>
          <table:table-cell office:value-type="float" office:value="-342.7637" calcext:value-type="float">
            <text:p>-342.7637</text:p>
          </table:table-cell>
          <table:table-cell office:value-type="float" office:value="0" calcext:value-type="float">
            <text:p>0</text:p>
          </table:table-cell>
          <table:table-cell office:value-type="float" office:value="244.5315" calcext:value-type="float">
            <text:p>244.5315</text:p>
          </table:table-cell>
          <table:table-cell office:value-type="float" office:value="313.8831" calcext:value-type="float">
            <text:p>313.8831</text:p>
          </table:table-cell>
          <table:table-cell office:value-type="float" office:value="971.9875" calcext:value-type="float">
            <text:p>971.9875</text:p>
          </table:table-cell>
          <table:table-cell office:value-type="float" office:value="938.3887" calcext:value-type="float">
            <text:p>938.3887</text:p>
          </table:table-cell>
          <table:table-cell office:value-type="float" office:value="931.0074" calcext:value-type="float">
            <text:p>931.0074</text:p>
          </table:table-cell>
          <table:table-cell office:value-type="float" office:value="937.1726" calcext:value-type="float">
            <text:p>937.1726</text:p>
          </table:table-cell>
          <table:table-cell office:value-type="float" office:value="340.256" calcext:value-type="float">
            <text:p>340.256</text:p>
          </table:table-cell>
          <table:table-cell office:value-type="float" office:value="456.7602" calcext:value-type="float">
            <text:p>456.7602</text:p>
          </table:table-cell>
          <table:table-cell office:value-type="float" office:value="390.4192" calcext:value-type="float">
            <text:p>390.4192</text:p>
          </table:table-cell>
          <table:table-cell office:value-type="float" office:value="327.9307" calcext:value-type="float">
            <text:p>327.93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1998" calcext:value-type="float">
            <text:p>22061998</text:p>
          </table:table-cell>
          <table:table-cell office:value-type="float" office:value="228.2809" calcext:value-type="float">
            <text:p>228.2809</text:p>
          </table:table-cell>
          <table:table-cell office:value-type="float" office:value="5762.648" calcext:value-type="float">
            <text:p>5762.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2.613" calcext:value-type="float">
            <text:p>-342.613</text:p>
          </table:table-cell>
          <table:table-cell office:value-type="float" office:value="1084.104" calcext:value-type="float">
            <text:p>1084.104</text:p>
          </table:table-cell>
          <table:table-cell office:value-type="float" office:value="0" calcext:value-type="float">
            <text:p>0</text:p>
          </table:table-cell>
          <table:table-cell office:value-type="float" office:value="135.4476" calcext:value-type="float">
            <text:p>135.4476</text:p>
          </table:table-cell>
          <table:table-cell office:value-type="float" office:value="34.79491" calcext:value-type="float">
            <text:p>34.79491</text:p>
          </table:table-cell>
          <table:table-cell office:value-type="float" office:value="-0.05510499" calcext:value-type="float">
            <text:p>-0.05510499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8361539" calcext:value-type="float">
            <text:p>0.8361539</text:p>
          </table:table-cell>
          <table:table-cell office:value-type="float" office:value="1.868456" calcext:value-type="float">
            <text:p>1.868456</text:p>
          </table:table-cell>
          <table:table-cell office:value-type="float" office:value="360" calcext:value-type="float">
            <text:p>360</text:p>
          </table:table-cell>
          <table:table-cell office:value-type="float" office:value="-345.4157" calcext:value-type="float">
            <text:p>-345.4157</text:p>
          </table:table-cell>
          <table:table-cell office:value-type="float" office:value="0" calcext:value-type="float">
            <text:p>0</text:p>
          </table:table-cell>
          <table:table-cell office:value-type="float" office:value="244.6278" calcext:value-type="float">
            <text:p>244.6278</text:p>
          </table:table-cell>
          <table:table-cell office:value-type="float" office:value="313.5256" calcext:value-type="float">
            <text:p>313.5256</text:p>
          </table:table-cell>
          <table:table-cell office:value-type="float" office:value="971.1325" calcext:value-type="float">
            <text:p>971.1325</text:p>
          </table:table-cell>
          <table:table-cell office:value-type="float" office:value="937.8298" calcext:value-type="float">
            <text:p>937.8298</text:p>
          </table:table-cell>
          <table:table-cell office:value-type="float" office:value="930.6334" calcext:value-type="float">
            <text:p>930.6334</text:p>
          </table:table-cell>
          <table:table-cell office:value-type="float" office:value="936.8603" calcext:value-type="float">
            <text:p>936.8603</text:p>
          </table:table-cell>
          <table:table-cell office:value-type="float" office:value="340.1609" calcext:value-type="float">
            <text:p>340.1609</text:p>
          </table:table-cell>
          <table:table-cell office:value-type="float" office:value="456.6735" calcext:value-type="float">
            <text:p>456.6735</text:p>
          </table:table-cell>
          <table:table-cell office:value-type="float" office:value="390.376" calcext:value-type="float">
            <text:p>390.376</text:p>
          </table:table-cell>
          <table:table-cell office:value-type="float" office:value="327.9124" calcext:value-type="float">
            <text:p>327.91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1998" calcext:value-type="float">
            <text:p>23061998</text:p>
          </table:table-cell>
          <table:table-cell office:value-type="float" office:value="226.7024" calcext:value-type="float">
            <text:p>226.7024</text:p>
          </table:table-cell>
          <table:table-cell office:value-type="float" office:value="5761.551" calcext:value-type="float">
            <text:p>5761.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5.2148" calcext:value-type="float">
            <text:p>-345.2148</text:p>
          </table:table-cell>
          <table:table-cell office:value-type="float" office:value="1091.053" calcext:value-type="float">
            <text:p>1091.053</text:p>
          </table:table-cell>
          <table:table-cell office:value-type="float" office:value="0" calcext:value-type="float">
            <text:p>0</text:p>
          </table:table-cell>
          <table:table-cell office:value-type="float" office:value="134.3395" calcext:value-type="float">
            <text:p>134.3395</text:p>
          </table:table-cell>
          <table:table-cell office:value-type="float" office:value="34.72732" calcext:value-type="float">
            <text:p>34.72732</text:p>
          </table:table-cell>
          <table:table-cell office:value-type="float" office:value="-0.05519971" calcext:value-type="float">
            <text:p>-0.05519971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8383149" calcext:value-type="float">
            <text:p>0.8383149</text:p>
          </table:table-cell>
          <table:table-cell office:value-type="float" office:value="1.868745" calcext:value-type="float">
            <text:p>1.868745</text:p>
          </table:table-cell>
          <table:table-cell office:value-type="float" office:value="360" calcext:value-type="float">
            <text:p>360</text:p>
          </table:table-cell>
          <table:table-cell office:value-type="float" office:value="-348.0201" calcext:value-type="float">
            <text:p>-348.0201</text:p>
          </table:table-cell>
          <table:table-cell office:value-type="float" office:value="0" calcext:value-type="float">
            <text:p>0</text:p>
          </table:table-cell>
          <table:table-cell office:value-type="float" office:value="244.7157" calcext:value-type="float">
            <text:p>244.7157</text:p>
          </table:table-cell>
          <table:table-cell office:value-type="float" office:value="313.1765" calcext:value-type="float">
            <text:p>313.1765</text:p>
          </table:table-cell>
          <table:table-cell office:value-type="float" office:value="970.2941" calcext:value-type="float">
            <text:p>970.2941</text:p>
          </table:table-cell>
          <table:table-cell office:value-type="float" office:value="937.2733" calcext:value-type="float">
            <text:p>937.2733</text:p>
          </table:table-cell>
          <table:table-cell office:value-type="float" office:value="930.2573" calcext:value-type="float">
            <text:p>930.2573</text:p>
          </table:table-cell>
          <table:table-cell office:value-type="float" office:value="936.5407" calcext:value-type="float">
            <text:p>936.5407</text:p>
          </table:table-cell>
          <table:table-cell office:value-type="float" office:value="340.0621" calcext:value-type="float">
            <text:p>340.0621</text:p>
          </table:table-cell>
          <table:table-cell office:value-type="float" office:value="456.5815" calcext:value-type="float">
            <text:p>456.5815</text:p>
          </table:table-cell>
          <table:table-cell office:value-type="float" office:value="390.3313" calcext:value-type="float">
            <text:p>390.3313</text:p>
          </table:table-cell>
          <table:table-cell office:value-type="float" office:value="327.8938" calcext:value-type="float">
            <text:p>327.893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1998" calcext:value-type="float">
            <text:p>24061998</text:p>
          </table:table-cell>
          <table:table-cell office:value-type="float" office:value="225.1481" calcext:value-type="float">
            <text:p>225.1481</text:p>
          </table:table-cell>
          <table:table-cell office:value-type="float" office:value="5760.439" calcext:value-type="float">
            <text:p>5760.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7.8014" calcext:value-type="float">
            <text:p>-347.8014</text:p>
          </table:table-cell>
          <table:table-cell office:value-type="float" office:value="1101.729" calcext:value-type="float">
            <text:p>1101.729</text:p>
          </table:table-cell>
          <table:table-cell office:value-type="float" office:value="0" calcext:value-type="float">
            <text:p>0</text:p>
          </table:table-cell>
          <table:table-cell office:value-type="float" office:value="133.1607" calcext:value-type="float">
            <text:p>133.1607</text:p>
          </table:table-cell>
          <table:table-cell office:value-type="float" office:value="34.67238" calcext:value-type="float">
            <text:p>34.67238</text:p>
          </table:table-cell>
          <table:table-cell office:value-type="float" office:value="-0.05526882" calcext:value-type="float">
            <text:p>-0.05526882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8398167" calcext:value-type="float">
            <text:p>0.8398167</text:p>
          </table:table-cell>
          <table:table-cell office:value-type="float" office:value="1.868016" calcext:value-type="float">
            <text:p>1.868016</text:p>
          </table:table-cell>
          <table:table-cell office:value-type="float" office:value="360" calcext:value-type="float">
            <text:p>360</text:p>
          </table:table-cell>
          <table:table-cell office:value-type="float" office:value="-350.6075" calcext:value-type="float">
            <text:p>-350.6075</text:p>
          </table:table-cell>
          <table:table-cell office:value-type="float" office:value="0" calcext:value-type="float">
            <text:p>0</text:p>
          </table:table-cell>
          <table:table-cell office:value-type="float" office:value="244.8023" calcext:value-type="float">
            <text:p>244.8023</text:p>
          </table:table-cell>
          <table:table-cell office:value-type="float" office:value="312.829" calcext:value-type="float">
            <text:p>312.829</text:p>
          </table:table-cell>
          <table:table-cell office:value-type="float" office:value="969.4575" calcext:value-type="float">
            <text:p>969.4575</text:p>
          </table:table-cell>
          <table:table-cell office:value-type="float" office:value="936.7172" calcext:value-type="float">
            <text:p>936.7172</text:p>
          </table:table-cell>
          <table:table-cell office:value-type="float" office:value="929.8802" calcext:value-type="float">
            <text:p>929.8802</text:p>
          </table:table-cell>
          <table:table-cell office:value-type="float" office:value="936.2192" calcext:value-type="float">
            <text:p>936.2192</text:p>
          </table:table-cell>
          <table:table-cell office:value-type="float" office:value="339.9615" calcext:value-type="float">
            <text:p>339.9615</text:p>
          </table:table-cell>
          <table:table-cell office:value-type="float" office:value="456.4885" calcext:value-type="float">
            <text:p>456.4885</text:p>
          </table:table-cell>
          <table:table-cell office:value-type="float" office:value="390.2856" calcext:value-type="float">
            <text:p>390.2856</text:p>
          </table:table-cell>
          <table:table-cell office:value-type="float" office:value="327.8749" calcext:value-type="float">
            <text:p>327.874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1998" calcext:value-type="float">
            <text:p>25061998</text:p>
          </table:table-cell>
          <table:table-cell office:value-type="float" office:value="223.5225" calcext:value-type="float">
            <text:p>223.5225</text:p>
          </table:table-cell>
          <table:table-cell office:value-type="float" office:value="5759.519" calcext:value-type="float">
            <text:p>5759.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0.2518" calcext:value-type="float">
            <text:p>-350.2518</text:p>
          </table:table-cell>
          <table:table-cell office:value-type="float" office:value="1108.299" calcext:value-type="float">
            <text:p>1108.299</text:p>
          </table:table-cell>
          <table:table-cell office:value-type="float" office:value="0" calcext:value-type="float">
            <text:p>0</text:p>
          </table:table-cell>
          <table:table-cell office:value-type="float" office:value="132.4368" calcext:value-type="float">
            <text:p>132.4368</text:p>
          </table:table-cell>
          <table:table-cell office:value-type="float" office:value="34.4267" calcext:value-type="float">
            <text:p>34.4267</text:p>
          </table:table-cell>
          <table:table-cell office:value-type="float" office:value="-0.05522765" calcext:value-type="float">
            <text:p>-0.05522765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8410959" calcext:value-type="float">
            <text:p>0.8410959</text:p>
          </table:table-cell>
          <table:table-cell office:value-type="float" office:value="1.866829" calcext:value-type="float">
            <text:p>1.866829</text:p>
          </table:table-cell>
          <table:table-cell office:value-type="float" office:value="360" calcext:value-type="float">
            <text:p>360</text:p>
          </table:table-cell>
          <table:table-cell office:value-type="float" office:value="-353.0579" calcext:value-type="float">
            <text:p>-353.0579</text:p>
          </table:table-cell>
          <table:table-cell office:value-type="float" office:value="0" calcext:value-type="float">
            <text:p>0</text:p>
          </table:table-cell>
          <table:table-cell office:value-type="float" office:value="244.9216" calcext:value-type="float">
            <text:p>244.9216</text:p>
          </table:table-cell>
          <table:table-cell office:value-type="float" office:value="312.5349" calcext:value-type="float">
            <text:p>312.5349</text:p>
          </table:table-cell>
          <table:table-cell office:value-type="float" office:value="968.7405" calcext:value-type="float">
            <text:p>968.7405</text:p>
          </table:table-cell>
          <table:table-cell office:value-type="float" office:value="936.2235" calcext:value-type="float">
            <text:p>936.2235</text:p>
          </table:table-cell>
          <table:table-cell office:value-type="float" office:value="929.529" calcext:value-type="float">
            <text:p>929.529</text:p>
          </table:table-cell>
          <table:table-cell office:value-type="float" office:value="935.9144" calcext:value-type="float">
            <text:p>935.9144</text:p>
          </table:table-cell>
          <table:table-cell office:value-type="float" office:value="339.8626" calcext:value-type="float">
            <text:p>339.8626</text:p>
          </table:table-cell>
          <table:table-cell office:value-type="float" office:value="456.3937" calcext:value-type="float">
            <text:p>456.3937</text:p>
          </table:table-cell>
          <table:table-cell office:value-type="float" office:value="390.2409" calcext:value-type="float">
            <text:p>390.2409</text:p>
          </table:table-cell>
          <table:table-cell office:value-type="float" office:value="327.8557" calcext:value-type="float">
            <text:p>327.855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1998" calcext:value-type="float">
            <text:p>26061998</text:p>
          </table:table-cell>
          <table:table-cell office:value-type="float" office:value="221.5696" calcext:value-type="float">
            <text:p>221.5696</text:p>
          </table:table-cell>
          <table:table-cell office:value-type="float" office:value="5758.938" calcext:value-type="float">
            <text:p>5758.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2.2691" calcext:value-type="float">
            <text:p>-352.2691</text:p>
          </table:table-cell>
          <table:table-cell office:value-type="float" office:value="1113.008" calcext:value-type="float">
            <text:p>1113.008</text:p>
          </table:table-cell>
          <table:table-cell office:value-type="float" office:value="0" calcext:value-type="float">
            <text:p>0</text:p>
          </table:table-cell>
          <table:table-cell office:value-type="float" office:value="131.8358" calcext:value-type="float">
            <text:p>131.8358</text:p>
          </table:table-cell>
          <table:table-cell office:value-type="float" office:value="33.50845" calcext:value-type="float">
            <text:p>33.50845</text:p>
          </table:table-cell>
          <table:table-cell office:value-type="float" office:value="-0.05541828" calcext:value-type="float">
            <text:p>-0.05541828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8482164" calcext:value-type="float">
            <text:p>0.8482164</text:p>
          </table:table-cell>
          <table:table-cell office:value-type="float" office:value="1.874123" calcext:value-type="float">
            <text:p>1.874123</text:p>
          </table:table-cell>
          <table:table-cell office:value-type="float" office:value="360" calcext:value-type="float">
            <text:p>360</text:p>
          </table:table-cell>
          <table:table-cell office:value-type="float" office:value="-355.0898" calcext:value-type="float">
            <text:p>-355.0898</text:p>
          </table:table-cell>
          <table:table-cell office:value-type="float" office:value="0" calcext:value-type="float">
            <text:p>0</text:p>
          </table:table-cell>
          <table:table-cell office:value-type="float" office:value="245.1717" calcext:value-type="float">
            <text:p>245.1717</text:p>
          </table:table-cell>
          <table:table-cell office:value-type="float" office:value="312.3435" calcext:value-type="float">
            <text:p>312.3435</text:p>
          </table:table-cell>
          <table:table-cell office:value-type="float" office:value="968.2524" calcext:value-type="float">
            <text:p>968.2524</text:p>
          </table:table-cell>
          <table:table-cell office:value-type="float" office:value="935.8343" calcext:value-type="float">
            <text:p>935.8343</text:p>
          </table:table-cell>
          <table:table-cell office:value-type="float" office:value="929.233" calcext:value-type="float">
            <text:p>929.233</text:p>
          </table:table-cell>
          <table:table-cell office:value-type="float" office:value="935.6544" calcext:value-type="float">
            <text:p>935.6544</text:p>
          </table:table-cell>
          <table:table-cell office:value-type="float" office:value="339.7801" calcext:value-type="float">
            <text:p>339.7801</text:p>
          </table:table-cell>
          <table:table-cell office:value-type="float" office:value="456.3047" calcext:value-type="float">
            <text:p>456.3047</text:p>
          </table:table-cell>
          <table:table-cell office:value-type="float" office:value="390.1953" calcext:value-type="float">
            <text:p>390.1953</text:p>
          </table:table-cell>
          <table:table-cell office:value-type="float" office:value="327.8333" calcext:value-type="float">
            <text:p>327.833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1998" calcext:value-type="float">
            <text:p>27061998</text:p>
          </table:table-cell>
          <table:table-cell office:value-type="float" office:value="219.5186" calcext:value-type="float">
            <text:p>219.5186</text:p>
          </table:table-cell>
          <table:table-cell office:value-type="float" office:value="5758.351" calcext:value-type="float">
            <text:p>5758.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4.6052" calcext:value-type="float">
            <text:p>-354.6052</text:p>
          </table:table-cell>
          <table:table-cell office:value-type="float" office:value="1119.472" calcext:value-type="float">
            <text:p>1119.472</text:p>
          </table:table-cell>
          <table:table-cell office:value-type="float" office:value="0" calcext:value-type="float">
            <text:p>0</text:p>
          </table:table-cell>
          <table:table-cell office:value-type="float" office:value="131.235" calcext:value-type="float">
            <text:p>131.235</text:p>
          </table:table-cell>
          <table:table-cell office:value-type="float" office:value="32.7884" calcext:value-type="float">
            <text:p>32.7884</text:p>
          </table:table-cell>
          <table:table-cell office:value-type="float" office:value="-0.05938794" calcext:value-type="float">
            <text:p>-0.05938794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8650963" calcext:value-type="float">
            <text:p>0.8650963</text:p>
          </table:table-cell>
          <table:table-cell office:value-type="float" office:value="1.910013" calcext:value-type="float">
            <text:p>1.910013</text:p>
          </table:table-cell>
          <table:table-cell office:value-type="float" office:value="360" calcext:value-type="float">
            <text:p>360</text:p>
          </table:table-cell>
          <table:table-cell office:value-type="float" office:value="-357.4826" calcext:value-type="float">
            <text:p>-357.4826</text:p>
          </table:table-cell>
          <table:table-cell office:value-type="float" office:value="0" calcext:value-type="float">
            <text:p>0</text:p>
          </table:table-cell>
          <table:table-cell office:value-type="float" office:value="245.3259" calcext:value-type="float">
            <text:p>245.3259</text:p>
          </table:table-cell>
          <table:table-cell office:value-type="float" office:value="312.0651" calcext:value-type="float">
            <text:p>312.0651</text:p>
          </table:table-cell>
          <table:table-cell office:value-type="float" office:value="967.6114" calcext:value-type="float">
            <text:p>967.6114</text:p>
          </table:table-cell>
          <table:table-cell office:value-type="float" office:value="935.4405" calcext:value-type="float">
            <text:p>935.4405</text:p>
          </table:table-cell>
          <table:table-cell office:value-type="float" office:value="928.9539" calcext:value-type="float">
            <text:p>928.9539</text:p>
          </table:table-cell>
          <table:table-cell office:value-type="float" office:value="935.404" calcext:value-type="float">
            <text:p>935.404</text:p>
          </table:table-cell>
          <table:table-cell office:value-type="float" office:value="339.7027" calcext:value-type="float">
            <text:p>339.7027</text:p>
          </table:table-cell>
          <table:table-cell office:value-type="float" office:value="456.223" calcext:value-type="float">
            <text:p>456.223</text:p>
          </table:table-cell>
          <table:table-cell office:value-type="float" office:value="390.1497" calcext:value-type="float">
            <text:p>390.1497</text:p>
          </table:table-cell>
          <table:table-cell office:value-type="float" office:value="327.8106" calcext:value-type="float">
            <text:p>327.810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1998" calcext:value-type="float">
            <text:p>28061998</text:p>
          </table:table-cell>
          <table:table-cell office:value-type="float" office:value="217.7762" calcext:value-type="float">
            <text:p>217.7762</text:p>
          </table:table-cell>
          <table:table-cell office:value-type="float" office:value="5757.741" calcext:value-type="float">
            <text:p>5757.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7.0802" calcext:value-type="float">
            <text:p>-357.0802</text:p>
          </table:table-cell>
          <table:table-cell office:value-type="float" office:value="1130.908" calcext:value-type="float">
            <text:p>1130.908</text:p>
          </table:table-cell>
          <table:table-cell office:value-type="float" office:value="0" calcext:value-type="float">
            <text:p>0</text:p>
          </table:table-cell>
          <table:table-cell office:value-type="float" office:value="130.8083" calcext:value-type="float">
            <text:p>130.8083</text:p>
          </table:table-cell>
          <table:table-cell office:value-type="float" office:value="32.22445" calcext:value-type="float">
            <text:p>32.22445</text:p>
          </table:table-cell>
          <table:table-cell office:value-type="float" office:value="-0.05973306" calcext:value-type="float">
            <text:p>-0.05973306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8745303" calcext:value-type="float">
            <text:p>0.8745303</text:p>
          </table:table-cell>
          <table:table-cell office:value-type="float" office:value="1.935273" calcext:value-type="float">
            <text:p>1.935273</text:p>
          </table:table-cell>
          <table:table-cell office:value-type="float" office:value="360" calcext:value-type="float">
            <text:p>360</text:p>
          </table:table-cell>
          <table:table-cell office:value-type="float" office:value="-359.9927" calcext:value-type="float">
            <text:p>-359.9927</text:p>
          </table:table-cell>
          <table:table-cell office:value-type="float" office:value="0" calcext:value-type="float">
            <text:p>0</text:p>
          </table:table-cell>
          <table:table-cell office:value-type="float" office:value="245.4478" calcext:value-type="float">
            <text:p>245.4478</text:p>
          </table:table-cell>
          <table:table-cell office:value-type="float" office:value="311.8262" calcext:value-type="float">
            <text:p>311.8262</text:p>
          </table:table-cell>
          <table:table-cell office:value-type="float" office:value="967.0496" calcext:value-type="float">
            <text:p>967.0496</text:p>
          </table:table-cell>
          <table:table-cell office:value-type="float" office:value="935.0667" calcext:value-type="float">
            <text:p>935.0667</text:p>
          </table:table-cell>
          <table:table-cell office:value-type="float" office:value="928.6811" calcext:value-type="float">
            <text:p>928.6811</text:p>
          </table:table-cell>
          <table:table-cell office:value-type="float" office:value="935.1639" calcext:value-type="float">
            <text:p>935.1639</text:p>
          </table:table-cell>
          <table:table-cell office:value-type="float" office:value="339.6273" calcext:value-type="float">
            <text:p>339.6273</text:p>
          </table:table-cell>
          <table:table-cell office:value-type="float" office:value="456.1443" calcext:value-type="float">
            <text:p>456.1443</text:p>
          </table:table-cell>
          <table:table-cell office:value-type="float" office:value="390.1049" calcext:value-type="float">
            <text:p>390.1049</text:p>
          </table:table-cell>
          <table:table-cell office:value-type="float" office:value="327.7878" calcext:value-type="float">
            <text:p>327.787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1998" calcext:value-type="float">
            <text:p>29061998</text:p>
          </table:table-cell>
          <table:table-cell office:value-type="float" office:value="216.4464" calcext:value-type="float">
            <text:p>216.4464</text:p>
          </table:table-cell>
          <table:table-cell office:value-type="float" office:value="5757.014" calcext:value-type="float">
            <text:p>5757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9.1722" calcext:value-type="float">
            <text:p>-359.1722</text:p>
          </table:table-cell>
          <table:table-cell office:value-type="float" office:value="1136.186" calcext:value-type="float">
            <text:p>1136.186</text:p>
          </table:table-cell>
          <table:table-cell office:value-type="float" office:value="0" calcext:value-type="float">
            <text:p>0</text:p>
          </table:table-cell>
          <table:table-cell office:value-type="float" office:value="129.6533" calcext:value-type="float">
            <text:p>129.6533</text:p>
          </table:table-cell>
          <table:table-cell office:value-type="float" office:value="32.00937" calcext:value-type="float">
            <text:p>32.00937</text:p>
          </table:table-cell>
          <table:table-cell office:value-type="float" office:value="-0.05966166" calcext:value-type="float">
            <text:p>-0.05966166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8811616" calcext:value-type="float">
            <text:p>0.8811616</text:p>
          </table:table-cell>
          <table:table-cell office:value-type="float" office:value="1.945679" calcext:value-type="float">
            <text:p>1.945679</text:p>
          </table:table-cell>
          <table:table-cell office:value-type="float" office:value="360" calcext:value-type="float">
            <text:p>360</text:p>
          </table:table-cell>
          <table:table-cell office:value-type="float" office:value="-362.1017" calcext:value-type="float">
            <text:p>-362.1017</text:p>
          </table:table-cell>
          <table:table-cell office:value-type="float" office:value="0" calcext:value-type="float">
            <text:p>0</text:p>
          </table:table-cell>
          <table:table-cell office:value-type="float" office:value="245.5682" calcext:value-type="float">
            <text:p>245.5682</text:p>
          </table:table-cell>
          <table:table-cell office:value-type="float" office:value="311.5686" calcext:value-type="float">
            <text:p>311.5686</text:p>
          </table:table-cell>
          <table:table-cell office:value-type="float" office:value="966.4552" calcext:value-type="float">
            <text:p>966.4552</text:p>
          </table:table-cell>
          <table:table-cell office:value-type="float" office:value="934.6804" calcext:value-type="float">
            <text:p>934.6804</text:p>
          </table:table-cell>
          <table:table-cell office:value-type="float" office:value="928.4095" calcext:value-type="float">
            <text:p>928.4095</text:p>
          </table:table-cell>
          <table:table-cell office:value-type="float" office:value="934.9288" calcext:value-type="float">
            <text:p>934.9288</text:p>
          </table:table-cell>
          <table:table-cell office:value-type="float" office:value="339.5546" calcext:value-type="float">
            <text:p>339.5546</text:p>
          </table:table-cell>
          <table:table-cell office:value-type="float" office:value="456.0681" calcext:value-type="float">
            <text:p>456.0681</text:p>
          </table:table-cell>
          <table:table-cell office:value-type="float" office:value="390.0609" calcext:value-type="float">
            <text:p>390.0609</text:p>
          </table:table-cell>
          <table:table-cell office:value-type="float" office:value="327.765" calcext:value-type="float">
            <text:p>327.76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1998" calcext:value-type="float">
            <text:p>30061998</text:p>
          </table:table-cell>
          <table:table-cell office:value-type="float" office:value="215.2426" calcext:value-type="float">
            <text:p>215.2426</text:p>
          </table:table-cell>
          <table:table-cell office:value-type="float" office:value="5756.216" calcext:value-type="float">
            <text:p>5756.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1.184" calcext:value-type="float">
            <text:p>-361.184</text:p>
          </table:table-cell>
          <table:table-cell office:value-type="float" office:value="1142.363" calcext:value-type="float">
            <text:p>1142.363</text:p>
          </table:table-cell>
          <table:table-cell office:value-type="float" office:value="0" calcext:value-type="float">
            <text:p>0</text:p>
          </table:table-cell>
          <table:table-cell office:value-type="float" office:value="128.8212" calcext:value-type="float">
            <text:p>128.8212</text:p>
          </table:table-cell>
          <table:table-cell office:value-type="float" office:value="31.89216" calcext:value-type="float">
            <text:p>31.89216</text:p>
          </table:table-cell>
          <table:table-cell office:value-type="float" office:value="-0.05955511" calcext:value-type="float">
            <text:p>-0.05955511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8857494" calcext:value-type="float">
            <text:p>0.8857494</text:p>
          </table:table-cell>
          <table:table-cell office:value-type="float" office:value="1.950393" calcext:value-type="float">
            <text:p>1.950393</text:p>
          </table:table-cell>
          <table:table-cell office:value-type="float" office:value="360" calcext:value-type="float">
            <text:p>360</text:p>
          </table:table-cell>
          <table:table-cell office:value-type="float" office:value="-364.1227" calcext:value-type="float">
            <text:p>-364.1227</text:p>
          </table:table-cell>
          <table:table-cell office:value-type="float" office:value="0" calcext:value-type="float">
            <text:p>0</text:p>
          </table:table-cell>
          <table:table-cell office:value-type="float" office:value="245.6547" calcext:value-type="float">
            <text:p>245.6547</text:p>
          </table:table-cell>
          <table:table-cell office:value-type="float" office:value="311.3203" calcext:value-type="float">
            <text:p>311.3203</text:p>
          </table:table-cell>
          <table:table-cell office:value-type="float" office:value="965.8671" calcext:value-type="float">
            <text:p>965.8671</text:p>
          </table:table-cell>
          <table:table-cell office:value-type="float" office:value="934.29" calcext:value-type="float">
            <text:p>934.29</text:p>
          </table:table-cell>
          <table:table-cell office:value-type="float" office:value="928.1274" calcext:value-type="float">
            <text:p>928.1274</text:p>
          </table:table-cell>
          <table:table-cell office:value-type="float" office:value="934.6859" calcext:value-type="float">
            <text:p>934.6859</text:p>
          </table:table-cell>
          <table:table-cell office:value-type="float" office:value="339.4793" calcext:value-type="float">
            <text:p>339.4793</text:p>
          </table:table-cell>
          <table:table-cell office:value-type="float" office:value="455.9917" calcext:value-type="float">
            <text:p>455.9917</text:p>
          </table:table-cell>
          <table:table-cell office:value-type="float" office:value="390.0173" calcext:value-type="float">
            <text:p>390.0173</text:p>
          </table:table-cell>
          <table:table-cell office:value-type="float" office:value="327.7423" calcext:value-type="float">
            <text:p>327.742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1998" calcext:value-type="float">
            <text:p>1071998</text:p>
          </table:table-cell>
          <table:table-cell office:value-type="float" office:value="213.7692" calcext:value-type="float">
            <text:p>213.7692</text:p>
          </table:table-cell>
          <table:table-cell office:value-type="float" office:value="5755.713" calcext:value-type="float">
            <text:p>5755.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3.0007" calcext:value-type="float">
            <text:p>-363.0007</text:p>
          </table:table-cell>
          <table:table-cell office:value-type="float" office:value="1149.75" calcext:value-type="float">
            <text:p>1149.75</text:p>
          </table:table-cell>
          <table:table-cell office:value-type="float" office:value="0" calcext:value-type="float">
            <text:p>0</text:p>
          </table:table-cell>
          <table:table-cell office:value-type="float" office:value="128.4506" calcext:value-type="float">
            <text:p>128.4506</text:p>
          </table:table-cell>
          <table:table-cell office:value-type="float" office:value="31.32158" calcext:value-type="float">
            <text:p>31.32158</text:p>
          </table:table-cell>
          <table:table-cell office:value-type="float" office:value="-0.05971719" calcext:value-type="float">
            <text:p>-0.05971719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8918893" calcext:value-type="float">
            <text:p>0.8918893</text:p>
          </table:table-cell>
          <table:table-cell office:value-type="float" office:value="1.959045" calcext:value-type="float">
            <text:p>1.959045</text:p>
          </table:table-cell>
          <table:table-cell office:value-type="float" office:value="360" calcext:value-type="float">
            <text:p>360</text:p>
          </table:table-cell>
          <table:table-cell office:value-type="float" office:value="-365.9543" calcext:value-type="float">
            <text:p>-365.9543</text:p>
          </table:table-cell>
          <table:table-cell office:value-type="float" office:value="0" calcext:value-type="float">
            <text:p>0</text:p>
          </table:table-cell>
          <table:table-cell office:value-type="float" office:value="245.804" calcext:value-type="float">
            <text:p>245.804</text:p>
          </table:table-cell>
          <table:table-cell office:value-type="float" office:value="311.1495" calcext:value-type="float">
            <text:p>311.1495</text:p>
          </table:table-cell>
          <table:table-cell office:value-type="float" office:value="965.4417" calcext:value-type="float">
            <text:p>965.4417</text:p>
          </table:table-cell>
          <table:table-cell office:value-type="float" office:value="933.9804" calcext:value-type="float">
            <text:p>933.9804</text:p>
          </table:table-cell>
          <table:table-cell office:value-type="float" office:value="927.9051" calcext:value-type="float">
            <text:p>927.9051</text:p>
          </table:table-cell>
          <table:table-cell office:value-type="float" office:value="934.4672" calcext:value-type="float">
            <text:p>934.4672</text:p>
          </table:table-cell>
          <table:table-cell office:value-type="float" office:value="339.412" calcext:value-type="float">
            <text:p>339.412</text:p>
          </table:table-cell>
          <table:table-cell office:value-type="float" office:value="455.9174" calcext:value-type="float">
            <text:p>455.9174</text:p>
          </table:table-cell>
          <table:table-cell office:value-type="float" office:value="389.9741" calcext:value-type="float">
            <text:p>389.9741</text:p>
          </table:table-cell>
          <table:table-cell office:value-type="float" office:value="327.7196" calcext:value-type="float">
            <text:p>327.719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1998" calcext:value-type="float">
            <text:p>2071998</text:p>
          </table:table-cell>
          <table:table-cell office:value-type="float" office:value="212.2892" calcext:value-type="float">
            <text:p>212.2892</text:p>
          </table:table-cell>
          <table:table-cell office:value-type="float" office:value="5755.147" calcext:value-type="float">
            <text:p>5755.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5.0893" calcext:value-type="float">
            <text:p>-365.0893</text:p>
          </table:table-cell>
          <table:table-cell office:value-type="float" office:value="1158.031" calcext:value-type="float">
            <text:p>1158.031</text:p>
          </table:table-cell>
          <table:table-cell office:value-type="float" office:value="0" calcext:value-type="float">
            <text:p>0</text:p>
          </table:table-cell>
          <table:table-cell office:value-type="float" office:value="127.4528" calcext:value-type="float">
            <text:p>127.4528</text:p>
          </table:table-cell>
          <table:table-cell office:value-type="float" office:value="30.90403" calcext:value-type="float">
            <text:p>30.90403</text:p>
          </table:table-cell>
          <table:table-cell office:value-type="float" office:value="-0.05962126" calcext:value-type="float">
            <text:p>-0.05962126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8962457" calcext:value-type="float">
            <text:p>0.8962457</text:p>
          </table:table-cell>
          <table:table-cell office:value-type="float" office:value="1.963432" calcext:value-type="float">
            <text:p>1.963432</text:p>
          </table:table-cell>
          <table:table-cell office:value-type="float" office:value="360" calcext:value-type="float">
            <text:p>360</text:p>
          </table:table-cell>
          <table:table-cell office:value-type="float" office:value="-368.0515" calcext:value-type="float">
            <text:p>-368.0515</text:p>
          </table:table-cell>
          <table:table-cell office:value-type="float" office:value="0" calcext:value-type="float">
            <text:p>0</text:p>
          </table:table-cell>
          <table:table-cell office:value-type="float" office:value="245.938" calcext:value-type="float">
            <text:p>245.938</text:p>
          </table:table-cell>
          <table:table-cell office:value-type="float" office:value="310.9059" calcext:value-type="float">
            <text:p>310.9059</text:p>
          </table:table-cell>
          <table:table-cell office:value-type="float" office:value="964.9005" calcext:value-type="float">
            <text:p>964.9005</text:p>
          </table:table-cell>
          <table:table-cell office:value-type="float" office:value="933.6401" calcext:value-type="float">
            <text:p>933.6401</text:p>
          </table:table-cell>
          <table:table-cell office:value-type="float" office:value="927.6678" calcext:value-type="float">
            <text:p>927.6678</text:p>
          </table:table-cell>
          <table:table-cell office:value-type="float" office:value="934.2634" calcext:value-type="float">
            <text:p>934.2634</text:p>
          </table:table-cell>
          <table:table-cell office:value-type="float" office:value="339.3488" calcext:value-type="float">
            <text:p>339.3488</text:p>
          </table:table-cell>
          <table:table-cell office:value-type="float" office:value="455.8506" calcext:value-type="float">
            <text:p>455.8506</text:p>
          </table:table-cell>
          <table:table-cell office:value-type="float" office:value="389.9319" calcext:value-type="float">
            <text:p>389.9319</text:p>
          </table:table-cell>
          <table:table-cell office:value-type="float" office:value="327.697" calcext:value-type="float">
            <text:p>327.69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1998" calcext:value-type="float">
            <text:p>3071998</text:p>
          </table:table-cell>
          <table:table-cell office:value-type="float" office:value="210.9239" calcext:value-type="float">
            <text:p>210.9239</text:p>
          </table:table-cell>
          <table:table-cell office:value-type="float" office:value="5754.307" calcext:value-type="float">
            <text:p>5754.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7.2366" calcext:value-type="float">
            <text:p>-367.2366</text:p>
          </table:table-cell>
          <table:table-cell office:value-type="float" office:value="1160.625" calcext:value-type="float">
            <text:p>1160.625</text:p>
          </table:table-cell>
          <table:table-cell office:value-type="float" office:value="0" calcext:value-type="float">
            <text:p>0</text:p>
          </table:table-cell>
          <table:table-cell office:value-type="float" office:value="126.2035" calcext:value-type="float">
            <text:p>126.2035</text:p>
          </table:table-cell>
          <table:table-cell office:value-type="float" office:value="30.74413" calcext:value-type="float">
            <text:p>30.74413</text:p>
          </table:table-cell>
          <table:table-cell office:value-type="float" office:value="-0.05956186" calcext:value-type="float">
            <text:p>-0.05956186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8992627" calcext:value-type="float">
            <text:p>0.8992627</text:p>
          </table:table-cell>
          <table:table-cell office:value-type="float" office:value="1.964337" calcext:value-type="float">
            <text:p>1.964337</text:p>
          </table:table-cell>
          <table:table-cell office:value-type="float" office:value="360" calcext:value-type="float">
            <text:p>360</text:p>
          </table:table-cell>
          <table:table-cell office:value-type="float" office:value="-370.2027" calcext:value-type="float">
            <text:p>-370.2027</text:p>
          </table:table-cell>
          <table:table-cell office:value-type="float" office:value="0" calcext:value-type="float">
            <text:p>0</text:p>
          </table:table-cell>
          <table:table-cell office:value-type="float" office:value="246.0314" calcext:value-type="float">
            <text:p>246.0314</text:p>
          </table:table-cell>
          <table:table-cell office:value-type="float" office:value="310.6159" calcext:value-type="float">
            <text:p>310.6159</text:p>
          </table:table-cell>
          <table:table-cell office:value-type="float" office:value="964.2266" calcext:value-type="float">
            <text:p>964.2266</text:p>
          </table:table-cell>
          <table:table-cell office:value-type="float" office:value="933.21" calcext:value-type="float">
            <text:p>933.21</text:p>
          </table:table-cell>
          <table:table-cell office:value-type="float" office:value="927.3788" calcext:value-type="float">
            <text:p>927.3788</text:p>
          </table:table-cell>
          <table:table-cell office:value-type="float" office:value="934.0165" calcext:value-type="float">
            <text:p>934.0165</text:p>
          </table:table-cell>
          <table:table-cell office:value-type="float" office:value="339.2765" calcext:value-type="float">
            <text:p>339.2765</text:p>
          </table:table-cell>
          <table:table-cell office:value-type="float" office:value="455.779" calcext:value-type="float">
            <text:p>455.779</text:p>
          </table:table-cell>
          <table:table-cell office:value-type="float" office:value="389.8902" calcext:value-type="float">
            <text:p>389.8902</text:p>
          </table:table-cell>
          <table:table-cell office:value-type="float" office:value="327.6745" calcext:value-type="float">
            <text:p>327.674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1998" calcext:value-type="float">
            <text:p>4071998</text:p>
          </table:table-cell>
          <table:table-cell office:value-type="float" office:value="209.4596" calcext:value-type="float">
            <text:p>209.4596</text:p>
          </table:table-cell>
          <table:table-cell office:value-type="float" office:value="5753.652" calcext:value-type="float">
            <text:p>5753.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9.2846" calcext:value-type="float">
            <text:p>-369.2846</text:p>
          </table:table-cell>
          <table:table-cell office:value-type="float" office:value="1169.554" calcext:value-type="float">
            <text:p>1169.554</text:p>
          </table:table-cell>
          <table:table-cell office:value-type="float" office:value="0" calcext:value-type="float">
            <text:p>0</text:p>
          </table:table-cell>
          <table:table-cell office:value-type="float" office:value="125.743" calcext:value-type="float">
            <text:p>125.743</text:p>
          </table:table-cell>
          <table:table-cell office:value-type="float" office:value="30.32072" calcext:value-type="float">
            <text:p>30.32072</text:p>
          </table:table-cell>
          <table:table-cell office:value-type="float" office:value="-0.05950483" calcext:value-type="float">
            <text:p>-0.05950483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02584" calcext:value-type="float">
            <text:p>0.902584</text:p>
          </table:table-cell>
          <table:table-cell office:value-type="float" office:value="1.965593" calcext:value-type="float">
            <text:p>1.965593</text:p>
          </table:table-cell>
          <table:table-cell office:value-type="float" office:value="360" calcext:value-type="float">
            <text:p>360</text:p>
          </table:table-cell>
          <table:table-cell office:value-type="float" office:value="-372.2552" calcext:value-type="float">
            <text:p>-372.2552</text:p>
          </table:table-cell>
          <table:table-cell office:value-type="float" office:value="0" calcext:value-type="float">
            <text:p>0</text:p>
          </table:table-cell>
          <table:table-cell office:value-type="float" office:value="246.153" calcext:value-type="float">
            <text:p>246.153</text:p>
          </table:table-cell>
          <table:table-cell office:value-type="float" office:value="310.408" calcext:value-type="float">
            <text:p>310.408</text:p>
          </table:table-cell>
          <table:table-cell office:value-type="float" office:value="963.7079" calcext:value-type="float">
            <text:p>963.7079</text:p>
          </table:table-cell>
          <table:table-cell office:value-type="float" office:value="932.8466" calcext:value-type="float">
            <text:p>932.8466</text:p>
          </table:table-cell>
          <table:table-cell office:value-type="float" office:value="927.1115" calcext:value-type="float">
            <text:p>927.1115</text:p>
          </table:table-cell>
          <table:table-cell office:value-type="float" office:value="933.7709" calcext:value-type="float">
            <text:p>933.7709</text:p>
          </table:table-cell>
          <table:table-cell office:value-type="float" office:value="339.2024" calcext:value-type="float">
            <text:p>339.2024</text:p>
          </table:table-cell>
          <table:table-cell office:value-type="float" office:value="455.7037" calcext:value-type="float">
            <text:p>455.7037</text:p>
          </table:table-cell>
          <table:table-cell office:value-type="float" office:value="389.8479" calcext:value-type="float">
            <text:p>389.8479</text:p>
          </table:table-cell>
          <table:table-cell office:value-type="float" office:value="327.6522" calcext:value-type="float">
            <text:p>327.652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1998" calcext:value-type="float">
            <text:p>5071998</text:p>
          </table:table-cell>
          <table:table-cell office:value-type="float" office:value="208.1448" calcext:value-type="float">
            <text:p>208.1448</text:p>
          </table:table-cell>
          <table:table-cell office:value-type="float" office:value="5753.017" calcext:value-type="float">
            <text:p>5753.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1.2487" calcext:value-type="float">
            <text:p>-371.2487</text:p>
          </table:table-cell>
          <table:table-cell office:value-type="float" office:value="1178.59" calcext:value-type="float">
            <text:p>1178.59</text:p>
          </table:table-cell>
          <table:table-cell office:value-type="float" office:value="0" calcext:value-type="float">
            <text:p>0</text:p>
          </table:table-cell>
          <table:table-cell office:value-type="float" office:value="124.8767" calcext:value-type="float">
            <text:p>124.8767</text:p>
          </table:table-cell>
          <table:table-cell office:value-type="float" office:value="30.03348" calcext:value-type="float">
            <text:p>30.03348</text:p>
          </table:table-cell>
          <table:table-cell office:value-type="float" office:value="-0.05937165" calcext:value-type="float">
            <text:p>-0.05937165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041852" calcext:value-type="float">
            <text:p>0.9041852</text:p>
          </table:table-cell>
          <table:table-cell office:value-type="float" office:value="1.964881" calcext:value-type="float">
            <text:p>1.964881</text:p>
          </table:table-cell>
          <table:table-cell office:value-type="float" office:value="360" calcext:value-type="float">
            <text:p>360</text:p>
          </table:table-cell>
          <table:table-cell office:value-type="float" office:value="-374.2201" calcext:value-type="float">
            <text:p>-374.2201</text:p>
          </table:table-cell>
          <table:table-cell office:value-type="float" office:value="0" calcext:value-type="float">
            <text:p>0</text:p>
          </table:table-cell>
          <table:table-cell office:value-type="float" office:value="246.2571" calcext:value-type="float">
            <text:p>246.2571</text:p>
          </table:table-cell>
          <table:table-cell office:value-type="float" office:value="310.1735" calcext:value-type="float">
            <text:p>310.1735</text:p>
          </table:table-cell>
          <table:table-cell office:value-type="float" office:value="963.1779" calcext:value-type="float">
            <text:p>963.1779</text:p>
          </table:table-cell>
          <table:table-cell office:value-type="float" office:value="932.502" calcext:value-type="float">
            <text:p>932.502</text:p>
          </table:table-cell>
          <table:table-cell office:value-type="float" office:value="926.8719" calcext:value-type="float">
            <text:p>926.8719</text:p>
          </table:table-cell>
          <table:table-cell office:value-type="float" office:value="933.5568" calcext:value-type="float">
            <text:p>933.5568</text:p>
          </table:table-cell>
          <table:table-cell office:value-type="float" office:value="339.1367" calcext:value-type="float">
            <text:p>339.1367</text:p>
          </table:table-cell>
          <table:table-cell office:value-type="float" office:value="455.6332" calcext:value-type="float">
            <text:p>455.6332</text:p>
          </table:table-cell>
          <table:table-cell office:value-type="float" office:value="389.8058" calcext:value-type="float">
            <text:p>389.8058</text:p>
          </table:table-cell>
          <table:table-cell office:value-type="float" office:value="327.6298" calcext:value-type="float">
            <text:p>327.629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1998" calcext:value-type="float">
            <text:p>6071998</text:p>
          </table:table-cell>
          <table:table-cell office:value-type="float" office:value="207.1122" calcext:value-type="float">
            <text:p>207.1122</text:p>
          </table:table-cell>
          <table:table-cell office:value-type="float" office:value="5752.262" calcext:value-type="float">
            <text:p>5752.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3.0216" calcext:value-type="float">
            <text:p>-373.0216</text:p>
          </table:table-cell>
          <table:table-cell office:value-type="float" office:value="1180.221" calcext:value-type="float">
            <text:p>1180.221</text:p>
          </table:table-cell>
          <table:table-cell office:value-type="float" office:value="0" calcext:value-type="float">
            <text:p>0</text:p>
          </table:table-cell>
          <table:table-cell office:value-type="float" office:value="124.1385" calcext:value-type="float">
            <text:p>124.1385</text:p>
          </table:table-cell>
          <table:table-cell office:value-type="float" office:value="29.96324" calcext:value-type="float">
            <text:p>29.96324</text:p>
          </table:table-cell>
          <table:table-cell office:value-type="float" office:value="-0.05918943" calcext:value-type="float">
            <text:p>-0.05918943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052581" calcext:value-type="float">
            <text:p>0.9052581</text:p>
          </table:table-cell>
          <table:table-cell office:value-type="float" office:value="1.963218" calcext:value-type="float">
            <text:p>1.963218</text:p>
          </table:table-cell>
          <table:table-cell office:value-type="float" office:value="360" calcext:value-type="float">
            <text:p>360</text:p>
          </table:table-cell>
          <table:table-cell office:value-type="float" office:value="-375.9923" calcext:value-type="float">
            <text:p>-375.9923</text:p>
          </table:table-cell>
          <table:table-cell office:value-type="float" office:value="0" calcext:value-type="float">
            <text:p>0</text:p>
          </table:table-cell>
          <table:table-cell office:value-type="float" office:value="246.3226" calcext:value-type="float">
            <text:p>246.3226</text:p>
          </table:table-cell>
          <table:table-cell office:value-type="float" office:value="309.9459" calcext:value-type="float">
            <text:p>309.9459</text:p>
          </table:table-cell>
          <table:table-cell office:value-type="float" office:value="962.6511" calcext:value-type="float">
            <text:p>962.6511</text:p>
          </table:table-cell>
          <table:table-cell office:value-type="float" office:value="932.1534" calcext:value-type="float">
            <text:p>932.1534</text:p>
          </table:table-cell>
          <table:table-cell office:value-type="float" office:value="926.6207" calcext:value-type="float">
            <text:p>926.6207</text:p>
          </table:table-cell>
          <table:table-cell office:value-type="float" office:value="933.3303" calcext:value-type="float">
            <text:p>933.3303</text:p>
          </table:table-cell>
          <table:table-cell office:value-type="float" office:value="339.0691" calcext:value-type="float">
            <text:p>339.0691</text:p>
          </table:table-cell>
          <table:table-cell office:value-type="float" office:value="455.5622" calcext:value-type="float">
            <text:p>455.5622</text:p>
          </table:table-cell>
          <table:table-cell office:value-type="float" office:value="389.7644" calcext:value-type="float">
            <text:p>389.7644</text:p>
          </table:table-cell>
          <table:table-cell office:value-type="float" office:value="327.6075" calcext:value-type="float">
            <text:p>327.607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1998" calcext:value-type="float">
            <text:p>7071998</text:p>
          </table:table-cell>
          <table:table-cell office:value-type="float" office:value="205.9562" calcext:value-type="float">
            <text:p>205.9562</text:p>
          </table:table-cell>
          <table:table-cell office:value-type="float" office:value="5751.458" calcext:value-type="float">
            <text:p>5751.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4.9134" calcext:value-type="float">
            <text:p>-374.9134</text:p>
          </table:table-cell>
          <table:table-cell office:value-type="float" office:value="1185.097" calcext:value-type="float">
            <text:p>1185.097</text:p>
          </table:table-cell>
          <table:table-cell office:value-type="float" office:value="0" calcext:value-type="float">
            <text:p>0</text:p>
          </table:table-cell>
          <table:table-cell office:value-type="float" office:value="123.2223" calcext:value-type="float">
            <text:p>123.2223</text:p>
          </table:table-cell>
          <table:table-cell office:value-type="float" office:value="29.87311" calcext:value-type="float">
            <text:p>29.87311</text:p>
          </table:table-cell>
          <table:table-cell office:value-type="float" office:value="-0.05908052" calcext:value-type="float">
            <text:p>-0.05908052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059711" calcext:value-type="float">
            <text:p>0.9059711</text:p>
          </table:table-cell>
          <table:table-cell office:value-type="float" office:value="1.961115" calcext:value-type="float">
            <text:p>1.961115</text:p>
          </table:table-cell>
          <table:table-cell office:value-type="float" office:value="360" calcext:value-type="float">
            <text:p>360</text:p>
          </table:table-cell>
          <table:table-cell office:value-type="float" office:value="-377.8825" calcext:value-type="float">
            <text:p>-377.8825</text:p>
          </table:table-cell>
          <table:table-cell office:value-type="float" office:value="0" calcext:value-type="float">
            <text:p>0</text:p>
          </table:table-cell>
          <table:table-cell office:value-type="float" office:value="246.3958" calcext:value-type="float">
            <text:p>246.3958</text:p>
          </table:table-cell>
          <table:table-cell office:value-type="float" office:value="309.6813" calcext:value-type="float">
            <text:p>309.6813</text:p>
          </table:table-cell>
          <table:table-cell office:value-type="float" office:value="962.0515" calcext:value-type="float">
            <text:p>962.0515</text:p>
          </table:table-cell>
          <table:table-cell office:value-type="float" office:value="931.7689" calcext:value-type="float">
            <text:p>931.7689</text:p>
          </table:table-cell>
          <table:table-cell office:value-type="float" office:value="926.3591" calcext:value-type="float">
            <text:p>926.3591</text:p>
          </table:table-cell>
          <table:table-cell office:value-type="float" office:value="933.1008" calcext:value-type="float">
            <text:p>933.1008</text:p>
          </table:table-cell>
          <table:table-cell office:value-type="float" office:value="339.0008" calcext:value-type="float">
            <text:p>339.0008</text:p>
          </table:table-cell>
          <table:table-cell office:value-type="float" office:value="455.492" calcext:value-type="float">
            <text:p>455.492</text:p>
          </table:table-cell>
          <table:table-cell office:value-type="float" office:value="389.7232" calcext:value-type="float">
            <text:p>389.7232</text:p>
          </table:table-cell>
          <table:table-cell office:value-type="float" office:value="327.5853" calcext:value-type="float">
            <text:p>327.585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1998" calcext:value-type="float">
            <text:p>8071998</text:p>
          </table:table-cell>
          <table:table-cell office:value-type="float" office:value="204.9124" calcext:value-type="float">
            <text:p>204.9124</text:p>
          </table:table-cell>
          <table:table-cell office:value-type="float" office:value="5750.648" calcext:value-type="float">
            <text:p>5750.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6.7317" calcext:value-type="float">
            <text:p>-376.7317</text:p>
          </table:table-cell>
          <table:table-cell office:value-type="float" office:value="1191.514" calcext:value-type="float">
            <text:p>1191.514</text:p>
          </table:table-cell>
          <table:table-cell office:value-type="float" office:value="0" calcext:value-type="float">
            <text:p>0</text:p>
          </table:table-cell>
          <table:table-cell office:value-type="float" office:value="122.5771" calcext:value-type="float">
            <text:p>122.5771</text:p>
          </table:table-cell>
          <table:table-cell office:value-type="float" office:value="29.81732" calcext:value-type="float">
            <text:p>29.81732</text:p>
          </table:table-cell>
          <table:table-cell office:value-type="float" office:value="-0.05890632" calcext:value-type="float">
            <text:p>-0.05890632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06595" calcext:value-type="float">
            <text:p>0.906595</text:p>
          </table:table-cell>
          <table:table-cell office:value-type="float" office:value="1.958862" calcext:value-type="float">
            <text:p>1.958862</text:p>
          </table:table-cell>
          <table:table-cell office:value-type="float" office:value="360" calcext:value-type="float">
            <text:p>360</text:p>
          </table:table-cell>
          <table:table-cell office:value-type="float" office:value="-379.699" calcext:value-type="float">
            <text:p>-379.699</text:p>
          </table:table-cell>
          <table:table-cell office:value-type="float" office:value="0" calcext:value-type="float">
            <text:p>0</text:p>
          </table:table-cell>
          <table:table-cell office:value-type="float" office:value="246.4644" calcext:value-type="float">
            <text:p>246.4644</text:p>
          </table:table-cell>
          <table:table-cell office:value-type="float" office:value="309.4476" calcext:value-type="float">
            <text:p>309.4476</text:p>
          </table:table-cell>
          <table:table-cell office:value-type="float" office:value="961.5026" calcext:value-type="float">
            <text:p>961.5026</text:p>
          </table:table-cell>
          <table:table-cell office:value-type="float" office:value="931.4017" calcext:value-type="float">
            <text:p>931.4017</text:p>
          </table:table-cell>
          <table:table-cell office:value-type="float" office:value="926.0926" calcext:value-type="float">
            <text:p>926.0926</text:p>
          </table:table-cell>
          <table:table-cell office:value-type="float" office:value="932.8605" calcext:value-type="float">
            <text:p>932.8605</text:p>
          </table:table-cell>
          <table:table-cell office:value-type="float" office:value="338.9293" calcext:value-type="float">
            <text:p>338.9293</text:p>
          </table:table-cell>
          <table:table-cell office:value-type="float" office:value="455.4191" calcext:value-type="float">
            <text:p>455.4191</text:p>
          </table:table-cell>
          <table:table-cell office:value-type="float" office:value="389.6819" calcext:value-type="float">
            <text:p>389.6819</text:p>
          </table:table-cell>
          <table:table-cell office:value-type="float" office:value="327.5631" calcext:value-type="float">
            <text:p>327.563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1998" calcext:value-type="float">
            <text:p>9071998</text:p>
          </table:table-cell>
          <table:table-cell office:value-type="float" office:value="203.7398" calcext:value-type="float">
            <text:p>203.7398</text:p>
          </table:table-cell>
          <table:table-cell office:value-type="float" office:value="5749.829" calcext:value-type="float">
            <text:p>5749.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8.3688" calcext:value-type="float">
            <text:p>-378.3688</text:p>
          </table:table-cell>
          <table:table-cell office:value-type="float" office:value="1196.738" calcext:value-type="float">
            <text:p>1196.738</text:p>
          </table:table-cell>
          <table:table-cell office:value-type="float" office:value="0" calcext:value-type="float">
            <text:p>0</text:p>
          </table:table-cell>
          <table:table-cell office:value-type="float" office:value="121.7627" calcext:value-type="float">
            <text:p>121.7627</text:p>
          </table:table-cell>
          <table:table-cell office:value-type="float" office:value="29.64873" calcext:value-type="float">
            <text:p>29.64873</text:p>
          </table:table-cell>
          <table:table-cell office:value-type="float" office:value="-0.0587913" calcext:value-type="float">
            <text:p>-0.0587913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076843" calcext:value-type="float">
            <text:p>0.9076843</text:p>
          </table:table-cell>
          <table:table-cell office:value-type="float" office:value="1.959739" calcext:value-type="float">
            <text:p>1.959739</text:p>
          </table:table-cell>
          <table:table-cell office:value-type="float" office:value="360" calcext:value-type="float">
            <text:p>360</text:p>
          </table:table-cell>
          <table:table-cell office:value-type="float" office:value="-381.338" calcext:value-type="float">
            <text:p>-381.338</text:p>
          </table:table-cell>
          <table:table-cell office:value-type="float" office:value="0" calcext:value-type="float">
            <text:p>0</text:p>
          </table:table-cell>
          <table:table-cell office:value-type="float" office:value="246.5813" calcext:value-type="float">
            <text:p>246.5813</text:p>
          </table:table-cell>
          <table:table-cell office:value-type="float" office:value="309.199" calcext:value-type="float">
            <text:p>309.199</text:p>
          </table:table-cell>
          <table:table-cell office:value-type="float" office:value="960.9163" calcext:value-type="float">
            <text:p>960.9163</text:p>
          </table:table-cell>
          <table:table-cell office:value-type="float" office:value="931.011" calcext:value-type="float">
            <text:p>931.011</text:p>
          </table:table-cell>
          <table:table-cell office:value-type="float" office:value="925.8231" calcext:value-type="float">
            <text:p>925.8231</text:p>
          </table:table-cell>
          <table:table-cell office:value-type="float" office:value="932.6223" calcext:value-type="float">
            <text:p>932.6223</text:p>
          </table:table-cell>
          <table:table-cell office:value-type="float" office:value="338.859" calcext:value-type="float">
            <text:p>338.859</text:p>
          </table:table-cell>
          <table:table-cell office:value-type="float" office:value="455.3473" calcext:value-type="float">
            <text:p>455.3473</text:p>
          </table:table-cell>
          <table:table-cell office:value-type="float" office:value="389.6404" calcext:value-type="float">
            <text:p>389.6404</text:p>
          </table:table-cell>
          <table:table-cell office:value-type="float" office:value="327.5409" calcext:value-type="float">
            <text:p>327.540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1998" calcext:value-type="float">
            <text:p>10071998</text:p>
          </table:table-cell>
          <table:table-cell office:value-type="float" office:value="202.3872" calcext:value-type="float">
            <text:p>202.3872</text:p>
          </table:table-cell>
          <table:table-cell office:value-type="float" office:value="5749.186" calcext:value-type="float">
            <text:p>5749.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0.3332" calcext:value-type="float">
            <text:p>-380.3332</text:p>
          </table:table-cell>
          <table:table-cell office:value-type="float" office:value="1204.685" calcext:value-type="float">
            <text:p>1204.685</text:p>
          </table:table-cell>
          <table:table-cell office:value-type="float" office:value="0" calcext:value-type="float">
            <text:p>0</text:p>
          </table:table-cell>
          <table:table-cell office:value-type="float" office:value="121.2864" calcext:value-type="float">
            <text:p>121.2864</text:p>
          </table:table-cell>
          <table:table-cell office:value-type="float" office:value="29.33539" calcext:value-type="float">
            <text:p>29.33539</text:p>
          </table:table-cell>
          <table:table-cell office:value-type="float" office:value="-0.05912934" calcext:value-type="float">
            <text:p>-0.05912934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163855" calcext:value-type="float">
            <text:p>0.9163855</text:p>
          </table:table-cell>
          <table:table-cell office:value-type="float" office:value="1.976029" calcext:value-type="float">
            <text:p>1.976029</text:p>
          </table:table-cell>
          <table:table-cell office:value-type="float" office:value="360" calcext:value-type="float">
            <text:p>360</text:p>
          </table:table-cell>
          <table:table-cell office:value-type="float" office:value="-383.3277" calcext:value-type="float">
            <text:p>-383.3277</text:p>
          </table:table-cell>
          <table:table-cell office:value-type="float" office:value="0" calcext:value-type="float">
            <text:p>0</text:p>
          </table:table-cell>
          <table:table-cell office:value-type="float" office:value="246.6407" calcext:value-type="float">
            <text:p>246.6407</text:p>
          </table:table-cell>
          <table:table-cell office:value-type="float" office:value="308.9783" calcext:value-type="float">
            <text:p>308.9783</text:p>
          </table:table-cell>
          <table:table-cell office:value-type="float" office:value="960.4158" calcext:value-type="float">
            <text:p>960.4158</text:p>
          </table:table-cell>
          <table:table-cell office:value-type="float" office:value="930.6747" calcext:value-type="float">
            <text:p>930.6747</text:p>
          </table:table-cell>
          <table:table-cell office:value-type="float" office:value="925.5764" calcext:value-type="float">
            <text:p>925.5764</text:p>
          </table:table-cell>
          <table:table-cell office:value-type="float" office:value="932.3914" calcext:value-type="float">
            <text:p>932.3914</text:p>
          </table:table-cell>
          <table:table-cell office:value-type="float" office:value="338.7891" calcext:value-type="float">
            <text:p>338.7891</text:p>
          </table:table-cell>
          <table:table-cell office:value-type="float" office:value="455.275" calcext:value-type="float">
            <text:p>455.275</text:p>
          </table:table-cell>
          <table:table-cell office:value-type="float" office:value="389.5989" calcext:value-type="float">
            <text:p>389.5989</text:p>
          </table:table-cell>
          <table:table-cell office:value-type="float" office:value="327.5188" calcext:value-type="float">
            <text:p>327.518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1998" calcext:value-type="float">
            <text:p>11071998</text:p>
          </table:table-cell>
          <table:table-cell office:value-type="float" office:value="201.3873" calcext:value-type="float">
            <text:p>201.3873</text:p>
          </table:table-cell>
          <table:table-cell office:value-type="float" office:value="5748.471" calcext:value-type="float">
            <text:p>5748.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2.0692" calcext:value-type="float">
            <text:p>-382.0692</text:p>
          </table:table-cell>
          <table:table-cell office:value-type="float" office:value="1208.483" calcext:value-type="float">
            <text:p>1208.483</text:p>
          </table:table-cell>
          <table:table-cell office:value-type="float" office:value="0" calcext:value-type="float">
            <text:p>0</text:p>
          </table:table-cell>
          <table:table-cell office:value-type="float" office:value="120.5751" calcext:value-type="float">
            <text:p>120.5751</text:p>
          </table:table-cell>
          <table:table-cell office:value-type="float" office:value="29.23887" calcext:value-type="float">
            <text:p>29.23887</text:p>
          </table:table-cell>
          <table:table-cell office:value-type="float" office:value="-0.05894936" calcext:value-type="float">
            <text:p>-0.05894936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211993" calcext:value-type="float">
            <text:p>0.9211993</text:p>
          </table:table-cell>
          <table:table-cell office:value-type="float" office:value="1.981521" calcext:value-type="float">
            <text:p>1.981521</text:p>
          </table:table-cell>
          <table:table-cell office:value-type="float" office:value="360" calcext:value-type="float">
            <text:p>360</text:p>
          </table:table-cell>
          <table:table-cell office:value-type="float" office:value="-385.0738" calcext:value-type="float">
            <text:p>-385.0738</text:p>
          </table:table-cell>
          <table:table-cell office:value-type="float" office:value="0" calcext:value-type="float">
            <text:p>0</text:p>
          </table:table-cell>
          <table:table-cell office:value-type="float" office:value="246.711" calcext:value-type="float">
            <text:p>246.711</text:p>
          </table:table-cell>
          <table:table-cell office:value-type="float" office:value="308.7594" calcext:value-type="float">
            <text:p>308.7594</text:p>
          </table:table-cell>
          <table:table-cell office:value-type="float" office:value="959.9191" calcext:value-type="float">
            <text:p>959.9191</text:p>
          </table:table-cell>
          <table:table-cell office:value-type="float" office:value="930.3476" calcext:value-type="float">
            <text:p>930.3476</text:p>
          </table:table-cell>
          <table:table-cell office:value-type="float" office:value="925.3455" calcext:value-type="float">
            <text:p>925.3455</text:p>
          </table:table-cell>
          <table:table-cell office:value-type="float" office:value="932.1754" calcext:value-type="float">
            <text:p>932.1754</text:p>
          </table:table-cell>
          <table:table-cell office:value-type="float" office:value="338.7243" calcext:value-type="float">
            <text:p>338.7243</text:p>
          </table:table-cell>
          <table:table-cell office:value-type="float" office:value="455.2047" calcext:value-type="float">
            <text:p>455.2047</text:p>
          </table:table-cell>
          <table:table-cell office:value-type="float" office:value="389.5579" calcext:value-type="float">
            <text:p>389.5579</text:p>
          </table:table-cell>
          <table:table-cell office:value-type="float" office:value="327.4967" calcext:value-type="float">
            <text:p>327.49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1998" calcext:value-type="float">
            <text:p>12071998</text:p>
          </table:table-cell>
          <table:table-cell office:value-type="float" office:value="200.2542" calcext:value-type="float">
            <text:p>200.2542</text:p>
          </table:table-cell>
          <table:table-cell office:value-type="float" office:value="5747.635" calcext:value-type="float">
            <text:p>5747.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3.9761" calcext:value-type="float">
            <text:p>-383.9761</text:p>
          </table:table-cell>
          <table:table-cell office:value-type="float" office:value="1214.36" calcext:value-type="float">
            <text:p>1214.36</text:p>
          </table:table-cell>
          <table:table-cell office:value-type="float" office:value="0" calcext:value-type="float">
            <text:p>0</text:p>
          </table:table-cell>
          <table:table-cell office:value-type="float" office:value="119.6792" calcext:value-type="float">
            <text:p>119.6792</text:p>
          </table:table-cell>
          <table:table-cell office:value-type="float" office:value="29.15653" calcext:value-type="float">
            <text:p>29.15653</text:p>
          </table:table-cell>
          <table:table-cell office:value-type="float" office:value="-0.05886376" calcext:value-type="float">
            <text:p>-0.05886376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246447" calcext:value-type="float">
            <text:p>0.9246447</text:p>
          </table:table-cell>
          <table:table-cell office:value-type="float" office:value="1.983497" calcext:value-type="float">
            <text:p>1.983497</text:p>
          </table:table-cell>
          <table:table-cell office:value-type="float" office:value="360" calcext:value-type="float">
            <text:p>360</text:p>
          </table:table-cell>
          <table:table-cell office:value-type="float" office:value="-386.9861" calcext:value-type="float">
            <text:p>-386.9861</text:p>
          </table:table-cell>
          <table:table-cell office:value-type="float" office:value="0" calcext:value-type="float">
            <text:p>0</text:p>
          </table:table-cell>
          <table:table-cell office:value-type="float" office:value="246.7831" calcext:value-type="float">
            <text:p>246.7831</text:p>
          </table:table-cell>
          <table:table-cell office:value-type="float" office:value="308.4928" calcext:value-type="float">
            <text:p>308.4928</text:p>
          </table:table-cell>
          <table:table-cell office:value-type="float" office:value="959.3113" calcext:value-type="float">
            <text:p>959.3113</text:p>
          </table:table-cell>
          <table:table-cell office:value-type="float" office:value="929.9583" calcext:value-type="float">
            <text:p>929.9583</text:p>
          </table:table-cell>
          <table:table-cell office:value-type="float" office:value="925.0848" calcext:value-type="float">
            <text:p>925.0848</text:p>
          </table:table-cell>
          <table:table-cell office:value-type="float" office:value="931.9438" calcext:value-type="float">
            <text:p>931.9438</text:p>
          </table:table-cell>
          <table:table-cell office:value-type="float" office:value="338.6566" calcext:value-type="float">
            <text:p>338.6566</text:p>
          </table:table-cell>
          <table:table-cell office:value-type="float" office:value="455.1335" calcext:value-type="float">
            <text:p>455.1335</text:p>
          </table:table-cell>
          <table:table-cell office:value-type="float" office:value="389.5175" calcext:value-type="float">
            <text:p>389.5175</text:p>
          </table:table-cell>
          <table:table-cell office:value-type="float" office:value="327.4746" calcext:value-type="float">
            <text:p>327.474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1998" calcext:value-type="float">
            <text:p>13071998</text:p>
          </table:table-cell>
          <table:table-cell office:value-type="float" office:value="199.0373" calcext:value-type="float">
            <text:p>199.0373</text:p>
          </table:table-cell>
          <table:table-cell office:value-type="float" office:value="5746.841" calcext:value-type="float">
            <text:p>5746.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5.9528" calcext:value-type="float">
            <text:p>-385.9528</text:p>
          </table:table-cell>
          <table:table-cell office:value-type="float" office:value="1222.919" calcext:value-type="float">
            <text:p>1222.919</text:p>
          </table:table-cell>
          <table:table-cell office:value-type="float" office:value="0" calcext:value-type="float">
            <text:p>0</text:p>
          </table:table-cell>
          <table:table-cell office:value-type="float" office:value="119.0455" calcext:value-type="float">
            <text:p>119.0455</text:p>
          </table:table-cell>
          <table:table-cell office:value-type="float" office:value="28.99146" calcext:value-type="float">
            <text:p>28.99146</text:p>
          </table:table-cell>
          <table:table-cell office:value-type="float" office:value="-0.0587209" calcext:value-type="float">
            <text:p>-0.0587209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265599" calcext:value-type="float">
            <text:p>0.9265599</text:p>
          </table:table-cell>
          <table:table-cell office:value-type="float" office:value="1.983487" calcext:value-type="float">
            <text:p>1.983487</text:p>
          </table:table-cell>
          <table:table-cell office:value-type="float" office:value="360" calcext:value-type="float">
            <text:p>360</text:p>
          </table:table-cell>
          <table:table-cell office:value-type="float" office:value="-388.9645" calcext:value-type="float">
            <text:p>-388.9645</text:p>
          </table:table-cell>
          <table:table-cell office:value-type="float" office:value="0" calcext:value-type="float">
            <text:p>0</text:p>
          </table:table-cell>
          <table:table-cell office:value-type="float" office:value="246.8597" calcext:value-type="float">
            <text:p>246.8597</text:p>
          </table:table-cell>
          <table:table-cell office:value-type="float" office:value="308.2466" calcext:value-type="float">
            <text:p>308.2466</text:p>
          </table:table-cell>
          <table:table-cell office:value-type="float" office:value="958.7382" calcext:value-type="float">
            <text:p>958.7382</text:p>
          </table:table-cell>
          <table:table-cell office:value-type="float" office:value="929.5789" calcext:value-type="float">
            <text:p>929.5789</text:p>
          </table:table-cell>
          <table:table-cell office:value-type="float" office:value="924.8103" calcext:value-type="float">
            <text:p>924.8103</text:p>
          </table:table-cell>
          <table:table-cell office:value-type="float" office:value="931.7037" calcext:value-type="float">
            <text:p>931.7037</text:p>
          </table:table-cell>
          <table:table-cell office:value-type="float" office:value="338.5843" calcext:value-type="float">
            <text:p>338.5843</text:p>
          </table:table-cell>
          <table:table-cell office:value-type="float" office:value="455.0609" calcext:value-type="float">
            <text:p>455.0609</text:p>
          </table:table-cell>
          <table:table-cell office:value-type="float" office:value="389.477" calcext:value-type="float">
            <text:p>389.477</text:p>
          </table:table-cell>
          <table:table-cell office:value-type="float" office:value="327.4525" calcext:value-type="float">
            <text:p>327.45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1998" calcext:value-type="float">
            <text:p>14071998</text:p>
          </table:table-cell>
          <table:table-cell office:value-type="float" office:value="197.8171" calcext:value-type="float">
            <text:p>197.8171</text:p>
          </table:table-cell>
          <table:table-cell office:value-type="float" office:value="5745.884" calcext:value-type="float">
            <text:p>5745.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8.0373" calcext:value-type="float">
            <text:p>-388.0373</text:p>
          </table:table-cell>
          <table:table-cell office:value-type="float" office:value="1228.26" calcext:value-type="float">
            <text:p>1228.26</text:p>
          </table:table-cell>
          <table:table-cell office:value-type="float" office:value="0" calcext:value-type="float">
            <text:p>0</text:p>
          </table:table-cell>
          <table:table-cell office:value-type="float" office:value="117.9724" calcext:value-type="float">
            <text:p>117.9724</text:p>
          </table:table-cell>
          <table:table-cell office:value-type="float" office:value="28.92557" calcext:value-type="float">
            <text:p>28.92557</text:p>
          </table:table-cell>
          <table:table-cell office:value-type="float" office:value="-0.05864035" calcext:value-type="float">
            <text:p>-0.05864035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27885" calcext:value-type="float">
            <text:p>0.927885</text:p>
          </table:table-cell>
          <table:table-cell office:value-type="float" office:value="1.982393" calcext:value-type="float">
            <text:p>1.982393</text:p>
          </table:table-cell>
          <table:table-cell office:value-type="float" office:value="360" calcext:value-type="float">
            <text:p>360</text:p>
          </table:table-cell>
          <table:table-cell office:value-type="float" office:value="-391.0492" calcext:value-type="float">
            <text:p>-391.0492</text:p>
          </table:table-cell>
          <table:table-cell office:value-type="float" office:value="0" calcext:value-type="float">
            <text:p>0</text:p>
          </table:table-cell>
          <table:table-cell office:value-type="float" office:value="246.927" calcext:value-type="float">
            <text:p>246.927</text:p>
          </table:table-cell>
          <table:table-cell office:value-type="float" office:value="307.9538" calcext:value-type="float">
            <text:p>307.9538</text:p>
          </table:table-cell>
          <table:table-cell office:value-type="float" office:value="958.0604" calcext:value-type="float">
            <text:p>958.0604</text:p>
          </table:table-cell>
          <table:table-cell office:value-type="float" office:value="929.138" calcext:value-type="float">
            <text:p>929.138</text:p>
          </table:table-cell>
          <table:table-cell office:value-type="float" office:value="924.5134" calcext:value-type="float">
            <text:p>924.5134</text:p>
          </table:table-cell>
          <table:table-cell office:value-type="float" office:value="931.4458" calcext:value-type="float">
            <text:p>931.4458</text:p>
          </table:table-cell>
          <table:table-cell office:value-type="float" office:value="338.5094" calcext:value-type="float">
            <text:p>338.5094</text:p>
          </table:table-cell>
          <table:table-cell office:value-type="float" office:value="454.9879" calcext:value-type="float">
            <text:p>454.9879</text:p>
          </table:table-cell>
          <table:table-cell office:value-type="float" office:value="389.436" calcext:value-type="float">
            <text:p>389.436</text:p>
          </table:table-cell>
          <table:table-cell office:value-type="float" office:value="327.4303" calcext:value-type="float">
            <text:p>327.430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1998" calcext:value-type="float">
            <text:p>15071998</text:p>
          </table:table-cell>
          <table:table-cell office:value-type="float" office:value="196.5298" calcext:value-type="float">
            <text:p>196.5298</text:p>
          </table:table-cell>
          <table:table-cell office:value-type="float" office:value="5744.778" calcext:value-type="float">
            <text:p>5744.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0.3241" calcext:value-type="float">
            <text:p>-390.3241</text:p>
          </table:table-cell>
          <table:table-cell office:value-type="float" office:value="1231.582" calcext:value-type="float">
            <text:p>1231.582</text:p>
          </table:table-cell>
          <table:table-cell office:value-type="float" office:value="0" calcext:value-type="float">
            <text:p>0</text:p>
          </table:table-cell>
          <table:table-cell office:value-type="float" office:value="116.7705" calcext:value-type="float">
            <text:p>116.7705</text:p>
          </table:table-cell>
          <table:table-cell office:value-type="float" office:value="28.89122" calcext:value-type="float">
            <text:p>28.89122</text:p>
          </table:table-cell>
          <table:table-cell office:value-type="float" office:value="-0.05861384" calcext:value-type="float">
            <text:p>-0.05861384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288272" calcext:value-type="float">
            <text:p>0.9288272</text:p>
          </table:table-cell>
          <table:table-cell office:value-type="float" office:value="1.980837" calcext:value-type="float">
            <text:p>1.980837</text:p>
          </table:table-cell>
          <table:table-cell office:value-type="float" office:value="360" calcext:value-type="float">
            <text:p>360</text:p>
          </table:table-cell>
          <table:table-cell office:value-type="float" office:value="-393.3354" calcext:value-type="float">
            <text:p>-393.3354</text:p>
          </table:table-cell>
          <table:table-cell office:value-type="float" office:value="0" calcext:value-type="float">
            <text:p>0</text:p>
          </table:table-cell>
          <table:table-cell office:value-type="float" office:value="246.9934" calcext:value-type="float">
            <text:p>246.9934</text:p>
          </table:table-cell>
          <table:table-cell office:value-type="float" office:value="307.6384" calcext:value-type="float">
            <text:p>307.6384</text:p>
          </table:table-cell>
          <table:table-cell office:value-type="float" office:value="957.3141" calcext:value-type="float">
            <text:p>957.3141</text:p>
          </table:table-cell>
          <table:table-cell office:value-type="float" office:value="928.6365" calcext:value-type="float">
            <text:p>928.6365</text:p>
          </table:table-cell>
          <table:table-cell office:value-type="float" office:value="924.1719" calcext:value-type="float">
            <text:p>924.1719</text:p>
          </table:table-cell>
          <table:table-cell office:value-type="float" office:value="931.1558" calcext:value-type="float">
            <text:p>931.1558</text:p>
          </table:table-cell>
          <table:table-cell office:value-type="float" office:value="338.4243" calcext:value-type="float">
            <text:p>338.4243</text:p>
          </table:table-cell>
          <table:table-cell office:value-type="float" office:value="454.9079" calcext:value-type="float">
            <text:p>454.9079</text:p>
          </table:table-cell>
          <table:table-cell office:value-type="float" office:value="389.3945" calcext:value-type="float">
            <text:p>389.3945</text:p>
          </table:table-cell>
          <table:table-cell office:value-type="float" office:value="327.4081" calcext:value-type="float">
            <text:p>327.408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1998" calcext:value-type="float">
            <text:p>16071998</text:p>
          </table:table-cell>
          <table:table-cell office:value-type="float" office:value="195.1341" calcext:value-type="float">
            <text:p>195.1341</text:p>
          </table:table-cell>
          <table:table-cell office:value-type="float" office:value="5743.812" calcext:value-type="float">
            <text:p>5743.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2.0312" calcext:value-type="float">
            <text:p>-392.0312</text:p>
          </table:table-cell>
          <table:table-cell office:value-type="float" office:value="1237.429" calcext:value-type="float">
            <text:p>1237.429</text:p>
          </table:table-cell>
          <table:table-cell office:value-type="float" office:value="0" calcext:value-type="float">
            <text:p>0</text:p>
          </table:table-cell>
          <table:table-cell office:value-type="float" office:value="115.8944" calcext:value-type="float">
            <text:p>115.8944</text:p>
          </table:table-cell>
          <table:table-cell office:value-type="float" office:value="28.70699" calcext:value-type="float">
            <text:p>28.70699</text:p>
          </table:table-cell>
          <table:table-cell office:value-type="float" office:value="-0.0594215" calcext:value-type="float">
            <text:p>-0.0594215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347416" calcext:value-type="float">
            <text:p>0.9347416</text:p>
          </table:table-cell>
          <table:table-cell office:value-type="float" office:value="1.988638" calcext:value-type="float">
            <text:p>1.988638</text:p>
          </table:table-cell>
          <table:table-cell office:value-type="float" office:value="360" calcext:value-type="float">
            <text:p>360</text:p>
          </table:table-cell>
          <table:table-cell office:value-type="float" office:value="-395.057" calcext:value-type="float">
            <text:p>-395.057</text:p>
          </table:table-cell>
          <table:table-cell office:value-type="float" office:value="0" calcext:value-type="float">
            <text:p>0</text:p>
          </table:table-cell>
          <table:table-cell office:value-type="float" office:value="247.0816" calcext:value-type="float">
            <text:p>247.0816</text:p>
          </table:table-cell>
          <table:table-cell office:value-type="float" office:value="307.3506" calcext:value-type="float">
            <text:p>307.3506</text:p>
          </table:table-cell>
          <table:table-cell office:value-type="float" office:value="956.6695" calcext:value-type="float">
            <text:p>956.6695</text:p>
          </table:table-cell>
          <table:table-cell office:value-type="float" office:value="928.1717" calcext:value-type="float">
            <text:p>928.1717</text:p>
          </table:table-cell>
          <table:table-cell office:value-type="float" office:value="923.8382" calcext:value-type="float">
            <text:p>923.8382</text:p>
          </table:table-cell>
          <table:table-cell office:value-type="float" office:value="930.8605" calcext:value-type="float">
            <text:p>930.8605</text:p>
          </table:table-cell>
          <table:table-cell office:value-type="float" office:value="338.3349" calcext:value-type="float">
            <text:p>338.3349</text:p>
          </table:table-cell>
          <table:table-cell office:value-type="float" office:value="454.8228" calcext:value-type="float">
            <text:p>454.8228</text:p>
          </table:table-cell>
          <table:table-cell office:value-type="float" office:value="389.3519" calcext:value-type="float">
            <text:p>389.3519</text:p>
          </table:table-cell>
          <table:table-cell office:value-type="float" office:value="327.3857" calcext:value-type="float">
            <text:p>327.385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1998" calcext:value-type="float">
            <text:p>17071998</text:p>
          </table:table-cell>
          <table:table-cell office:value-type="float" office:value="193.5338" calcext:value-type="float">
            <text:p>193.5338</text:p>
          </table:table-cell>
          <table:table-cell office:value-type="float" office:value="5743.103" calcext:value-type="float">
            <text:p>5743.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4.1602" calcext:value-type="float">
            <text:p>-394.1602</text:p>
          </table:table-cell>
          <table:table-cell office:value-type="float" office:value="1244.181" calcext:value-type="float">
            <text:p>1244.181</text:p>
          </table:table-cell>
          <table:table-cell office:value-type="float" office:value="0" calcext:value-type="float">
            <text:p>0</text:p>
          </table:table-cell>
          <table:table-cell office:value-type="float" office:value="115.4196" calcext:value-type="float">
            <text:p>115.4196</text:p>
          </table:table-cell>
          <table:table-cell office:value-type="float" office:value="28.18401" calcext:value-type="float">
            <text:p>28.18401</text:p>
          </table:table-cell>
          <table:table-cell office:value-type="float" office:value="-0.06124763" calcext:value-type="float">
            <text:p>-0.06124763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480073" calcext:value-type="float">
            <text:p>0.9480073</text:p>
          </table:table-cell>
          <table:table-cell office:value-type="float" office:value="2.020686" calcext:value-type="float">
            <text:p>2.020686</text:p>
          </table:table-cell>
          <table:table-cell office:value-type="float" office:value="360" calcext:value-type="float">
            <text:p>360</text:p>
          </table:table-cell>
          <table:table-cell office:value-type="float" office:value="-397.2331" calcext:value-type="float">
            <text:p>-397.2331</text:p>
          </table:table-cell>
          <table:table-cell office:value-type="float" office:value="0" calcext:value-type="float">
            <text:p>0</text:p>
          </table:table-cell>
          <table:table-cell office:value-type="float" office:value="247.2221" calcext:value-type="float">
            <text:p>247.2221</text:p>
          </table:table-cell>
          <table:table-cell office:value-type="float" office:value="307.1227" calcext:value-type="float">
            <text:p>307.1227</text:p>
          </table:table-cell>
          <table:table-cell office:value-type="float" office:value="956.1138" calcext:value-type="float">
            <text:p>956.1138</text:p>
          </table:table-cell>
          <table:table-cell office:value-type="float" office:value="927.788" calcext:value-type="float">
            <text:p>927.788</text:p>
          </table:table-cell>
          <table:table-cell office:value-type="float" office:value="923.5563" calcext:value-type="float">
            <text:p>923.5563</text:p>
          </table:table-cell>
          <table:table-cell office:value-type="float" office:value="930.6106" calcext:value-type="float">
            <text:p>930.6106</text:p>
          </table:table-cell>
          <table:table-cell office:value-type="float" office:value="338.2574" calcext:value-type="float">
            <text:p>338.2574</text:p>
          </table:table-cell>
          <table:table-cell office:value-type="float" office:value="454.7408" calcext:value-type="float">
            <text:p>454.7408</text:p>
          </table:table-cell>
          <table:table-cell office:value-type="float" office:value="389.3086" calcext:value-type="float">
            <text:p>389.3086</text:p>
          </table:table-cell>
          <table:table-cell office:value-type="float" office:value="327.3632" calcext:value-type="float">
            <text:p>327.363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1998" calcext:value-type="float">
            <text:p>18071998</text:p>
          </table:table-cell>
          <table:table-cell office:value-type="float" office:value="192.222" calcext:value-type="float">
            <text:p>192.222</text:p>
          </table:table-cell>
          <table:table-cell office:value-type="float" office:value="5742.359" calcext:value-type="float">
            <text:p>5742.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6.3792" calcext:value-type="float">
            <text:p>-396.3792</text:p>
          </table:table-cell>
          <table:table-cell office:value-type="float" office:value="1254.083" calcext:value-type="float">
            <text:p>1254.083</text:p>
          </table:table-cell>
          <table:table-cell office:value-type="float" office:value="0" calcext:value-type="float">
            <text:p>0</text:p>
          </table:table-cell>
          <table:table-cell office:value-type="float" office:value="114.7586" calcext:value-type="float">
            <text:p>114.7586</text:p>
          </table:table-cell>
          <table:table-cell office:value-type="float" office:value="27.89396" calcext:value-type="float">
            <text:p>27.89396</text:p>
          </table:table-cell>
          <table:table-cell office:value-type="float" office:value="-0.06125383" calcext:value-type="float">
            <text:p>-0.06125383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555874" calcext:value-type="float">
            <text:p>0.9555874</text:p>
          </table:table-cell>
          <table:table-cell office:value-type="float" office:value="2.037068" calcext:value-type="float">
            <text:p>2.037068</text:p>
          </table:table-cell>
          <table:table-cell office:value-type="float" office:value="360" calcext:value-type="float">
            <text:p>360</text:p>
          </table:table-cell>
          <table:table-cell office:value-type="float" office:value="-399.4761" calcext:value-type="float">
            <text:p>-399.4761</text:p>
          </table:table-cell>
          <table:table-cell office:value-type="float" office:value="0" calcext:value-type="float">
            <text:p>0</text:p>
          </table:table-cell>
          <table:table-cell office:value-type="float" office:value="247.3205" calcext:value-type="float">
            <text:p>247.3205</text:p>
          </table:table-cell>
          <table:table-cell office:value-type="float" office:value="306.8948" calcext:value-type="float">
            <text:p>306.8948</text:p>
          </table:table-cell>
          <table:table-cell office:value-type="float" office:value="955.5647" calcext:value-type="float">
            <text:p>955.5647</text:p>
          </table:table-cell>
          <table:table-cell office:value-type="float" office:value="927.4221" calcext:value-type="float">
            <text:p>927.4221</text:p>
          </table:table-cell>
          <table:table-cell office:value-type="float" office:value="923.2889" calcext:value-type="float">
            <text:p>923.2889</text:p>
          </table:table-cell>
          <table:table-cell office:value-type="float" office:value="930.3716" calcext:value-type="float">
            <text:p>930.3716</text:p>
          </table:table-cell>
          <table:table-cell office:value-type="float" office:value="338.1847" calcext:value-type="float">
            <text:p>338.1847</text:p>
          </table:table-cell>
          <table:table-cell office:value-type="float" office:value="454.6645" calcext:value-type="float">
            <text:p>454.6645</text:p>
          </table:table-cell>
          <table:table-cell office:value-type="float" office:value="389.2657" calcext:value-type="float">
            <text:p>389.2657</text:p>
          </table:table-cell>
          <table:table-cell office:value-type="float" office:value="327.3406" calcext:value-type="float">
            <text:p>327.34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1998" calcext:value-type="float">
            <text:p>19071998</text:p>
          </table:table-cell>
          <table:table-cell office:value-type="float" office:value="191.0997" calcext:value-type="float">
            <text:p>191.0997</text:p>
          </table:table-cell>
          <table:table-cell office:value-type="float" office:value="5741.455" calcext:value-type="float">
            <text:p>5741.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8.4217" calcext:value-type="float">
            <text:p>-398.4217</text:p>
          </table:table-cell>
          <table:table-cell office:value-type="float" office:value="1257.379" calcext:value-type="float">
            <text:p>1257.379</text:p>
          </table:table-cell>
          <table:table-cell office:value-type="float" office:value="0" calcext:value-type="float">
            <text:p>0</text:p>
          </table:table-cell>
          <table:table-cell office:value-type="float" office:value="113.9622" calcext:value-type="float">
            <text:p>113.9622</text:p>
          </table:table-cell>
          <table:table-cell office:value-type="float" office:value="27.80419" calcext:value-type="float">
            <text:p>27.80419</text:p>
          </table:table-cell>
          <table:table-cell office:value-type="float" office:value="-0.06123283" calcext:value-type="float">
            <text:p>-0.06123283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612298" calcext:value-type="float">
            <text:p>0.9612298</text:p>
          </table:table-cell>
          <table:table-cell office:value-type="float" office:value="2.043932" calcext:value-type="float">
            <text:p>2.043932</text:p>
          </table:table-cell>
          <table:table-cell office:value-type="float" office:value="360" calcext:value-type="float">
            <text:p>360</text:p>
          </table:table-cell>
          <table:table-cell office:value-type="float" office:value="-401.5311" calcext:value-type="float">
            <text:p>-401.5311</text:p>
          </table:table-cell>
          <table:table-cell office:value-type="float" office:value="0" calcext:value-type="float">
            <text:p>0</text:p>
          </table:table-cell>
          <table:table-cell office:value-type="float" office:value="247.3976" calcext:value-type="float">
            <text:p>247.3976</text:p>
          </table:table-cell>
          <table:table-cell office:value-type="float" office:value="306.6468" calcext:value-type="float">
            <text:p>306.6468</text:p>
          </table:table-cell>
          <table:table-cell office:value-type="float" office:value="954.9597" calcext:value-type="float">
            <text:p>954.9597</text:p>
          </table:table-cell>
          <table:table-cell office:value-type="float" office:value="927.014" calcext:value-type="float">
            <text:p>927.014</text:p>
          </table:table-cell>
          <table:table-cell office:value-type="float" office:value="923.0084" calcext:value-type="float">
            <text:p>923.0084</text:p>
          </table:table-cell>
          <table:table-cell office:value-type="float" office:value="930.1166" calcext:value-type="float">
            <text:p>930.1166</text:p>
          </table:table-cell>
          <table:table-cell office:value-type="float" office:value="338.1094" calcext:value-type="float">
            <text:p>338.1094</text:p>
          </table:table-cell>
          <table:table-cell office:value-type="float" office:value="454.5891" calcext:value-type="float">
            <text:p>454.5891</text:p>
          </table:table-cell>
          <table:table-cell office:value-type="float" office:value="389.2237" calcext:value-type="float">
            <text:p>389.2237</text:p>
          </table:table-cell>
          <table:table-cell office:value-type="float" office:value="327.3179" calcext:value-type="float">
            <text:p>327.317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1998" calcext:value-type="float">
            <text:p>20071998</text:p>
          </table:table-cell>
          <table:table-cell office:value-type="float" office:value="189.9281" calcext:value-type="float">
            <text:p>189.9281</text:p>
          </table:table-cell>
          <table:table-cell office:value-type="float" office:value="5740.448" calcext:value-type="float">
            <text:p>5740.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0.5664" calcext:value-type="float">
            <text:p>-400.5664</text:p>
          </table:table-cell>
          <table:table-cell office:value-type="float" office:value="1263.814" calcext:value-type="float">
            <text:p>1263.814</text:p>
          </table:table-cell>
          <table:table-cell office:value-type="float" office:value="0" calcext:value-type="float">
            <text:p>0</text:p>
          </table:table-cell>
          <table:table-cell office:value-type="float" office:value="113.0181" calcext:value-type="float">
            <text:p>113.0181</text:p>
          </table:table-cell>
          <table:table-cell office:value-type="float" office:value="27.73986" calcext:value-type="float">
            <text:p>27.73986</text:p>
          </table:table-cell>
          <table:table-cell office:value-type="float" office:value="-0.06118776" calcext:value-type="float">
            <text:p>-0.06118776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651526" calcext:value-type="float">
            <text:p>0.9651526</text:p>
          </table:table-cell>
          <table:table-cell office:value-type="float" office:value="2.046761" calcext:value-type="float">
            <text:p>2.046761</text:p>
          </table:table-cell>
          <table:table-cell office:value-type="float" office:value="360" calcext:value-type="float">
            <text:p>360</text:p>
          </table:table-cell>
          <table:table-cell office:value-type="float" office:value="-403.6825" calcext:value-type="float">
            <text:p>-403.6825</text:p>
          </table:table-cell>
          <table:table-cell office:value-type="float" office:value="0" calcext:value-type="float">
            <text:p>0</text:p>
          </table:table-cell>
          <table:table-cell office:value-type="float" office:value="247.4678" calcext:value-type="float">
            <text:p>247.4678</text:p>
          </table:table-cell>
          <table:table-cell office:value-type="float" office:value="306.3784" calcext:value-type="float">
            <text:p>306.3784</text:p>
          </table:table-cell>
          <table:table-cell office:value-type="float" office:value="954.2939" calcext:value-type="float">
            <text:p>954.2939</text:p>
          </table:table-cell>
          <table:table-cell office:value-type="float" office:value="926.5676" calcext:value-type="float">
            <text:p>926.5676</text:p>
          </table:table-cell>
          <table:table-cell office:value-type="float" office:value="922.6972" calcext:value-type="float">
            <text:p>922.6972</text:p>
          </table:table-cell>
          <table:table-cell office:value-type="float" office:value="929.8469" calcext:value-type="float">
            <text:p>929.8469</text:p>
          </table:table-cell>
          <table:table-cell office:value-type="float" office:value="338.0297" calcext:value-type="float">
            <text:p>338.0297</text:p>
          </table:table-cell>
          <table:table-cell office:value-type="float" office:value="454.5106" calcext:value-type="float">
            <text:p>454.5106</text:p>
          </table:table-cell>
          <table:table-cell office:value-type="float" office:value="389.1817" calcext:value-type="float">
            <text:p>389.1817</text:p>
          </table:table-cell>
          <table:table-cell office:value-type="float" office:value="327.2953" calcext:value-type="float">
            <text:p>327.295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1998" calcext:value-type="float">
            <text:p>21071998</text:p>
          </table:table-cell>
          <table:table-cell office:value-type="float" office:value="188.778" calcext:value-type="float">
            <text:p>188.778</text:p>
          </table:table-cell>
          <table:table-cell office:value-type="float" office:value="5739.39" calcext:value-type="float">
            <text:p>5739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2.7317" calcext:value-type="float">
            <text:p>-402.7317</text:p>
          </table:table-cell>
          <table:table-cell office:value-type="float" office:value="1272.203" calcext:value-type="float">
            <text:p>1272.203</text:p>
          </table:table-cell>
          <table:table-cell office:value-type="float" office:value="0" calcext:value-type="float">
            <text:p>0</text:p>
          </table:table-cell>
          <table:table-cell office:value-type="float" office:value="112.0973" calcext:value-type="float">
            <text:p>112.0973</text:p>
          </table:table-cell>
          <table:table-cell office:value-type="float" office:value="27.69979" calcext:value-type="float">
            <text:p>27.69979</text:p>
          </table:table-cell>
          <table:table-cell office:value-type="float" office:value="-0.06113032" calcext:value-type="float">
            <text:p>-0.06113032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676631" calcext:value-type="float">
            <text:p>0.9676631</text:p>
          </table:table-cell>
          <table:table-cell office:value-type="float" office:value="2.047368" calcext:value-type="float">
            <text:p>2.047368</text:p>
          </table:table-cell>
          <table:table-cell office:value-type="float" office:value="360" calcext:value-type="float">
            <text:p>360</text:p>
          </table:table-cell>
          <table:table-cell office:value-type="float" office:value="-405.8508" calcext:value-type="float">
            <text:p>-405.8508</text:p>
          </table:table-cell>
          <table:table-cell office:value-type="float" office:value="0" calcext:value-type="float">
            <text:p>0</text:p>
          </table:table-cell>
          <table:table-cell office:value-type="float" office:value="247.5348" calcext:value-type="float">
            <text:p>247.5348</text:p>
          </table:table-cell>
          <table:table-cell office:value-type="float" office:value="306.1092" calcext:value-type="float">
            <text:p>306.1092</text:p>
          </table:table-cell>
          <table:table-cell office:value-type="float" office:value="953.624" calcext:value-type="float">
            <text:p>953.624</text:p>
          </table:table-cell>
          <table:table-cell office:value-type="float" office:value="926.1043" calcext:value-type="float">
            <text:p>926.1043</text:p>
          </table:table-cell>
          <table:table-cell office:value-type="float" office:value="922.3786" calcext:value-type="float">
            <text:p>922.3786</text:p>
          </table:table-cell>
          <table:table-cell office:value-type="float" office:value="929.565" calcext:value-type="float">
            <text:p>929.565</text:p>
          </table:table-cell>
          <table:table-cell office:value-type="float" office:value="337.9461" calcext:value-type="float">
            <text:p>337.9461</text:p>
          </table:table-cell>
          <table:table-cell office:value-type="float" office:value="454.429" calcext:value-type="float">
            <text:p>454.429</text:p>
          </table:table-cell>
          <table:table-cell office:value-type="float" office:value="389.1391" calcext:value-type="float">
            <text:p>389.1391</text:p>
          </table:table-cell>
          <table:table-cell office:value-type="float" office:value="327.2726" calcext:value-type="float">
            <text:p>327.272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1998" calcext:value-type="float">
            <text:p>22071998</text:p>
          </table:table-cell>
          <table:table-cell office:value-type="float" office:value="187.5798" calcext:value-type="float">
            <text:p>187.5798</text:p>
          </table:table-cell>
          <table:table-cell office:value-type="float" office:value="5738.237" calcext:value-type="float">
            <text:p>5738.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5.0135" calcext:value-type="float">
            <text:p>-405.0135</text:p>
          </table:table-cell>
          <table:table-cell office:value-type="float" office:value="1279.444" calcext:value-type="float">
            <text:p>1279.444</text:p>
          </table:table-cell>
          <table:table-cell office:value-type="float" office:value="0" calcext:value-type="float">
            <text:p>0</text:p>
          </table:table-cell>
          <table:table-cell office:value-type="float" office:value="111.2021" calcext:value-type="float">
            <text:p>111.2021</text:p>
          </table:table-cell>
          <table:table-cell office:value-type="float" office:value="27.67209" calcext:value-type="float">
            <text:p>27.67209</text:p>
          </table:table-cell>
          <table:table-cell office:value-type="float" office:value="-0.06108503" calcext:value-type="float">
            <text:p>-0.06108503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69389" calcext:value-type="float">
            <text:p>0.969389</text:p>
          </table:table-cell>
          <table:table-cell office:value-type="float" office:value="2.046767" calcext:value-type="float">
            <text:p>2.046767</text:p>
          </table:table-cell>
          <table:table-cell office:value-type="float" office:value="360" calcext:value-type="float">
            <text:p>360</text:p>
          </table:table-cell>
          <table:table-cell office:value-type="float" office:value="-408.1337" calcext:value-type="float">
            <text:p>-408.1337</text:p>
          </table:table-cell>
          <table:table-cell office:value-type="float" office:value="0" calcext:value-type="float">
            <text:p>0</text:p>
          </table:table-cell>
          <table:table-cell office:value-type="float" office:value="247.6049" calcext:value-type="float">
            <text:p>247.6049</text:p>
          </table:table-cell>
          <table:table-cell office:value-type="float" office:value="305.8236" calcext:value-type="float">
            <text:p>305.8236</text:p>
          </table:table-cell>
          <table:table-cell office:value-type="float" office:value="952.908" calcext:value-type="float">
            <text:p>952.908</text:p>
          </table:table-cell>
          <table:table-cell office:value-type="float" office:value="925.6097" calcext:value-type="float">
            <text:p>925.6097</text:p>
          </table:table-cell>
          <table:table-cell office:value-type="float" office:value="922.0251" calcext:value-type="float">
            <text:p>922.0251</text:p>
          </table:table-cell>
          <table:table-cell office:value-type="float" office:value="929.2655" calcext:value-type="float">
            <text:p>929.2655</text:p>
          </table:table-cell>
          <table:table-cell office:value-type="float" office:value="337.8568" calcext:value-type="float">
            <text:p>337.8568</text:p>
          </table:table-cell>
          <table:table-cell office:value-type="float" office:value="454.3442" calcext:value-type="float">
            <text:p>454.3442</text:p>
          </table:table-cell>
          <table:table-cell office:value-type="float" office:value="389.0932" calcext:value-type="float">
            <text:p>389.0932</text:p>
          </table:table-cell>
          <table:table-cell office:value-type="float" office:value="327.2499" calcext:value-type="float">
            <text:p>327.249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1998" calcext:value-type="float">
            <text:p>23071998</text:p>
          </table:table-cell>
          <table:table-cell office:value-type="float" office:value="186.4625" calcext:value-type="float">
            <text:p>186.4625</text:p>
          </table:table-cell>
          <table:table-cell office:value-type="float" office:value="5737.305" calcext:value-type="float">
            <text:p>5737.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6.985" calcext:value-type="float">
            <text:p>-406.985</text:p>
          </table:table-cell>
          <table:table-cell office:value-type="float" office:value="1285.403" calcext:value-type="float">
            <text:p>1285.403</text:p>
          </table:table-cell>
          <table:table-cell office:value-type="float" office:value="0" calcext:value-type="float">
            <text:p>0</text:p>
          </table:table-cell>
          <table:table-cell office:value-type="float" office:value="110.6616" calcext:value-type="float">
            <text:p>110.6616</text:p>
          </table:table-cell>
          <table:table-cell office:value-type="float" office:value="27.55481" calcext:value-type="float">
            <text:p>27.55481</text:p>
          </table:table-cell>
          <table:table-cell office:value-type="float" office:value="-0.06096619" calcext:value-type="float">
            <text:p>-0.06096619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707547" calcext:value-type="float">
            <text:p>0.9707547</text:p>
          </table:table-cell>
          <table:table-cell office:value-type="float" office:value="2.045764" calcext:value-type="float">
            <text:p>2.045764</text:p>
          </table:table-cell>
          <table:table-cell office:value-type="float" office:value="360" calcext:value-type="float">
            <text:p>360</text:p>
          </table:table-cell>
          <table:table-cell office:value-type="float" office:value="-410.1055" calcext:value-type="float">
            <text:p>-410.1055</text:p>
          </table:table-cell>
          <table:table-cell office:value-type="float" office:value="0" calcext:value-type="float">
            <text:p>0</text:p>
          </table:table-cell>
          <table:table-cell office:value-type="float" office:value="247.6861" calcext:value-type="float">
            <text:p>247.6861</text:p>
          </table:table-cell>
          <table:table-cell office:value-type="float" office:value="305.6031" calcext:value-type="float">
            <text:p>305.6031</text:p>
          </table:table-cell>
          <table:table-cell office:value-type="float" office:value="952.3456" calcext:value-type="float">
            <text:p>952.3456</text:p>
          </table:table-cell>
          <table:table-cell office:value-type="float" office:value="925.202" calcext:value-type="float">
            <text:p>925.202</text:p>
          </table:table-cell>
          <table:table-cell office:value-type="float" office:value="921.7189" calcext:value-type="float">
            <text:p>921.7189</text:p>
          </table:table-cell>
          <table:table-cell office:value-type="float" office:value="928.9917" calcext:value-type="float">
            <text:p>928.9917</text:p>
          </table:table-cell>
          <table:table-cell office:value-type="float" office:value="337.7711" calcext:value-type="float">
            <text:p>337.7711</text:p>
          </table:table-cell>
          <table:table-cell office:value-type="float" office:value="454.2575" calcext:value-type="float">
            <text:p>454.2575</text:p>
          </table:table-cell>
          <table:table-cell office:value-type="float" office:value="389.0466" calcext:value-type="float">
            <text:p>389.0466</text:p>
          </table:table-cell>
          <table:table-cell office:value-type="float" office:value="327.2269" calcext:value-type="float">
            <text:p>327.226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1998" calcext:value-type="float">
            <text:p>24071998</text:p>
          </table:table-cell>
          <table:table-cell office:value-type="float" office:value="185.4672" calcext:value-type="float">
            <text:p>185.4672</text:p>
          </table:table-cell>
          <table:table-cell office:value-type="float" office:value="5736.52" calcext:value-type="float">
            <text:p>5736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8.7988" calcext:value-type="float">
            <text:p>-408.7988</text:p>
          </table:table-cell>
          <table:table-cell office:value-type="float" office:value="1290.229" calcext:value-type="float">
            <text:p>1290.229</text:p>
          </table:table-cell>
          <table:table-cell office:value-type="float" office:value="0" calcext:value-type="float">
            <text:p>0</text:p>
          </table:table-cell>
          <table:table-cell office:value-type="float" office:value="110.1506" calcext:value-type="float">
            <text:p>110.1506</text:p>
          </table:table-cell>
          <table:table-cell office:value-type="float" office:value="27.43108" calcext:value-type="float">
            <text:p>27.43108</text:p>
          </table:table-cell>
          <table:table-cell office:value-type="float" office:value="-0.06082124" calcext:value-type="float">
            <text:p>-0.06082124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725692" calcext:value-type="float">
            <text:p>0.9725692</text:p>
          </table:table-cell>
          <table:table-cell office:value-type="float" office:value="2.045244" calcext:value-type="float">
            <text:p>2.045244</text:p>
          </table:table-cell>
          <table:table-cell office:value-type="float" office:value="360" calcext:value-type="float">
            <text:p>360</text:p>
          </table:table-cell>
          <table:table-cell office:value-type="float" office:value="-411.9204" calcext:value-type="float">
            <text:p>-411.9204</text:p>
          </table:table-cell>
          <table:table-cell office:value-type="float" office:value="0" calcext:value-type="float">
            <text:p>0</text:p>
          </table:table-cell>
          <table:table-cell office:value-type="float" office:value="247.7513" calcext:value-type="float">
            <text:p>247.7513</text:p>
          </table:table-cell>
          <table:table-cell office:value-type="float" office:value="305.4043" calcext:value-type="float">
            <text:p>305.4043</text:p>
          </table:table-cell>
          <table:table-cell office:value-type="float" office:value="951.8657" calcext:value-type="float">
            <text:p>951.8657</text:p>
          </table:table-cell>
          <table:table-cell office:value-type="float" office:value="924.8694" calcext:value-type="float">
            <text:p>924.8694</text:p>
          </table:table-cell>
          <table:table-cell office:value-type="float" office:value="921.4644" calcext:value-type="float">
            <text:p>921.4644</text:p>
          </table:table-cell>
          <table:table-cell office:value-type="float" office:value="928.7597" calcext:value-type="float">
            <text:p>928.7597</text:p>
          </table:table-cell>
          <table:table-cell office:value-type="float" office:value="337.6989" calcext:value-type="float">
            <text:p>337.6989</text:p>
          </table:table-cell>
          <table:table-cell office:value-type="float" office:value="454.1767" calcext:value-type="float">
            <text:p>454.1767</text:p>
          </table:table-cell>
          <table:table-cell office:value-type="float" office:value="389.0003" calcext:value-type="float">
            <text:p>389.0003</text:p>
          </table:table-cell>
          <table:table-cell office:value-type="float" office:value="327.2037" calcext:value-type="float">
            <text:p>327.203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1998" calcext:value-type="float">
            <text:p>25071998</text:p>
          </table:table-cell>
          <table:table-cell office:value-type="float" office:value="184.5639" calcext:value-type="float">
            <text:p>184.5639</text:p>
          </table:table-cell>
          <table:table-cell office:value-type="float" office:value="5735.667" calcext:value-type="float">
            <text:p>5735.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0.5266" calcext:value-type="float">
            <text:p>-410.5266</text:p>
          </table:table-cell>
          <table:table-cell office:value-type="float" office:value="1298.645" calcext:value-type="float">
            <text:p>1298.645</text:p>
          </table:table-cell>
          <table:table-cell office:value-type="float" office:value="0" calcext:value-type="float">
            <text:p>0</text:p>
          </table:table-cell>
          <table:table-cell office:value-type="float" office:value="109.5974" calcext:value-type="float">
            <text:p>109.5974</text:p>
          </table:table-cell>
          <table:table-cell office:value-type="float" office:value="27.39236" calcext:value-type="float">
            <text:p>27.39236</text:p>
          </table:table-cell>
          <table:table-cell office:value-type="float" office:value="-0.06065828" calcext:value-type="float">
            <text:p>-0.06065828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73656" calcext:value-type="float">
            <text:p>0.973656</text:p>
          </table:table-cell>
          <table:table-cell office:value-type="float" office:value="2.043825" calcext:value-type="float">
            <text:p>2.043825</text:p>
          </table:table-cell>
          <table:table-cell office:value-type="float" office:value="360" calcext:value-type="float">
            <text:p>360</text:p>
          </table:table-cell>
          <table:table-cell office:value-type="float" office:value="-413.6477" calcext:value-type="float">
            <text:p>-413.6477</text:p>
          </table:table-cell>
          <table:table-cell office:value-type="float" office:value="0" calcext:value-type="float">
            <text:p>0</text:p>
          </table:table-cell>
          <table:table-cell office:value-type="float" office:value="247.8105" calcext:value-type="float">
            <text:p>247.8105</text:p>
          </table:table-cell>
          <table:table-cell office:value-type="float" office:value="305.1885" calcext:value-type="float">
            <text:p>305.1885</text:p>
          </table:table-cell>
          <table:table-cell office:value-type="float" office:value="951.3513" calcext:value-type="float">
            <text:p>951.3513</text:p>
          </table:table-cell>
          <table:table-cell office:value-type="float" office:value="924.52" calcext:value-type="float">
            <text:p>924.52</text:p>
          </table:table-cell>
          <table:table-cell office:value-type="float" office:value="921.2122" calcext:value-type="float">
            <text:p>921.2122</text:p>
          </table:table-cell>
          <table:table-cell office:value-type="float" office:value="928.5275" calcext:value-type="float">
            <text:p>928.5275</text:p>
          </table:table-cell>
          <table:table-cell office:value-type="float" office:value="337.6299" calcext:value-type="float">
            <text:p>337.6299</text:p>
          </table:table-cell>
          <table:table-cell office:value-type="float" office:value="454.1014" calcext:value-type="float">
            <text:p>454.1014</text:p>
          </table:table-cell>
          <table:table-cell office:value-type="float" office:value="388.9558" calcext:value-type="float">
            <text:p>388.9558</text:p>
          </table:table-cell>
          <table:table-cell office:value-type="float" office:value="327.1806" calcext:value-type="float">
            <text:p>327.18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1998" calcext:value-type="float">
            <text:p>26071998</text:p>
          </table:table-cell>
          <table:table-cell office:value-type="float" office:value="183.6287" calcext:value-type="float">
            <text:p>183.6287</text:p>
          </table:table-cell>
          <table:table-cell office:value-type="float" office:value="5734.771" calcext:value-type="float">
            <text:p>5734.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2.3087" calcext:value-type="float">
            <text:p>-412.3087</text:p>
          </table:table-cell>
          <table:table-cell office:value-type="float" office:value="1301.308" calcext:value-type="float">
            <text:p>1301.308</text:p>
          </table:table-cell>
          <table:table-cell office:value-type="float" office:value="0" calcext:value-type="float">
            <text:p>0</text:p>
          </table:table-cell>
          <table:table-cell office:value-type="float" office:value="109.0528" calcext:value-type="float">
            <text:p>109.0528</text:p>
          </table:table-cell>
          <table:table-cell office:value-type="float" office:value="27.36118" calcext:value-type="float">
            <text:p>27.36118</text:p>
          </table:table-cell>
          <table:table-cell office:value-type="float" office:value="-0.06049249" calcext:value-type="float">
            <text:p>-0.06049249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743188" calcext:value-type="float">
            <text:p>0.9743188</text:p>
          </table:table-cell>
          <table:table-cell office:value-type="float" office:value="2.041966" calcext:value-type="float">
            <text:p>2.041966</text:p>
          </table:table-cell>
          <table:table-cell office:value-type="float" office:value="360" calcext:value-type="float">
            <text:p>360</text:p>
          </table:table-cell>
          <table:table-cell office:value-type="float" office:value="-415.4284" calcext:value-type="float">
            <text:p>-415.4284</text:p>
          </table:table-cell>
          <table:table-cell office:value-type="float" office:value="0" calcext:value-type="float">
            <text:p>0</text:p>
          </table:table-cell>
          <table:table-cell office:value-type="float" office:value="247.8699" calcext:value-type="float">
            <text:p>247.8699</text:p>
          </table:table-cell>
          <table:table-cell office:value-type="float" office:value="304.9606" calcext:value-type="float">
            <text:p>304.9606</text:p>
          </table:table-cell>
          <table:table-cell office:value-type="float" office:value="950.8073" calcext:value-type="float">
            <text:p>950.8073</text:p>
          </table:table-cell>
          <table:table-cell office:value-type="float" office:value="924.1492" calcext:value-type="float">
            <text:p>924.1492</text:p>
          </table:table-cell>
          <table:table-cell office:value-type="float" office:value="920.9468" calcext:value-type="float">
            <text:p>920.9468</text:p>
          </table:table-cell>
          <table:table-cell office:value-type="float" office:value="928.2874" calcext:value-type="float">
            <text:p>928.2874</text:p>
          </table:table-cell>
          <table:table-cell office:value-type="float" office:value="337.559" calcext:value-type="float">
            <text:p>337.559</text:p>
          </table:table-cell>
          <table:table-cell office:value-type="float" office:value="454.0269" calcext:value-type="float">
            <text:p>454.0269</text:p>
          </table:table-cell>
          <table:table-cell office:value-type="float" office:value="388.9142" calcext:value-type="float">
            <text:p>388.9142</text:p>
          </table:table-cell>
          <table:table-cell office:value-type="float" office:value="327.1575" calcext:value-type="float">
            <text:p>327.157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1998" calcext:value-type="float">
            <text:p>27071998</text:p>
          </table:table-cell>
          <table:table-cell office:value-type="float" office:value="182.6955" calcext:value-type="float">
            <text:p>182.6955</text:p>
          </table:table-cell>
          <table:table-cell office:value-type="float" office:value="5733.941" calcext:value-type="float">
            <text:p>5733.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4.0269" calcext:value-type="float">
            <text:p>-414.0269</text:p>
          </table:table-cell>
          <table:table-cell office:value-type="float" office:value="1306.92" calcext:value-type="float">
            <text:p>1306.92</text:p>
          </table:table-cell>
          <table:table-cell office:value-type="float" office:value="0" calcext:value-type="float">
            <text:p>0</text:p>
          </table:table-cell>
          <table:table-cell office:value-type="float" office:value="108.5555" calcext:value-type="float">
            <text:p>108.5555</text:p>
          </table:table-cell>
          <table:table-cell office:value-type="float" office:value="27.27753" calcext:value-type="float">
            <text:p>27.27753</text:p>
          </table:table-cell>
          <table:table-cell office:value-type="float" office:value="-0.06031672" calcext:value-type="float">
            <text:p>-0.06031672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748691" calcext:value-type="float">
            <text:p>0.9748691</text:p>
          </table:table-cell>
          <table:table-cell office:value-type="float" office:value="2.039983" calcext:value-type="float">
            <text:p>2.039983</text:p>
          </table:table-cell>
          <table:table-cell office:value-type="float" office:value="360" calcext:value-type="float">
            <text:p>360</text:p>
          </table:table-cell>
          <table:table-cell office:value-type="float" office:value="-417.1451" calcext:value-type="float">
            <text:p>-417.1451</text:p>
          </table:table-cell>
          <table:table-cell office:value-type="float" office:value="0" calcext:value-type="float">
            <text:p>0</text:p>
          </table:table-cell>
          <table:table-cell office:value-type="float" office:value="247.9417" calcext:value-type="float">
            <text:p>247.9417</text:p>
          </table:table-cell>
          <table:table-cell office:value-type="float" office:value="304.7578" calcext:value-type="float">
            <text:p>304.7578</text:p>
          </table:table-cell>
          <table:table-cell office:value-type="float" office:value="950.3137" calcext:value-type="float">
            <text:p>950.3137</text:p>
          </table:table-cell>
          <table:table-cell office:value-type="float" office:value="923.8035" calcext:value-type="float">
            <text:p>923.8035</text:p>
          </table:table-cell>
          <table:table-cell office:value-type="float" office:value="920.6882" calcext:value-type="float">
            <text:p>920.6882</text:p>
          </table:table-cell>
          <table:table-cell office:value-type="float" office:value="928.0488" calcext:value-type="float">
            <text:p>928.0488</text:p>
          </table:table-cell>
          <table:table-cell office:value-type="float" office:value="337.4883" calcext:value-type="float">
            <text:p>337.4883</text:p>
          </table:table-cell>
          <table:table-cell office:value-type="float" office:value="453.9521" calcext:value-type="float">
            <text:p>453.9521</text:p>
          </table:table-cell>
          <table:table-cell office:value-type="float" office:value="388.8729" calcext:value-type="float">
            <text:p>388.8729</text:p>
          </table:table-cell>
          <table:table-cell office:value-type="float" office:value="327.1346" calcext:value-type="float">
            <text:p>327.134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1998" calcext:value-type="float">
            <text:p>28071998</text:p>
          </table:table-cell>
          <table:table-cell office:value-type="float" office:value="181.6236" calcext:value-type="float">
            <text:p>181.6236</text:p>
          </table:table-cell>
          <table:table-cell office:value-type="float" office:value="5733.193" calcext:value-type="float">
            <text:p>5733.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5.6866" calcext:value-type="float">
            <text:p>-415.6866</text:p>
          </table:table-cell>
          <table:table-cell office:value-type="float" office:value="1312.054" calcext:value-type="float">
            <text:p>1312.054</text:p>
          </table:table-cell>
          <table:table-cell office:value-type="float" office:value="0" calcext:value-type="float">
            <text:p>0</text:p>
          </table:table-cell>
          <table:table-cell office:value-type="float" office:value="108.0186" calcext:value-type="float">
            <text:p>108.0186</text:p>
          </table:table-cell>
          <table:table-cell office:value-type="float" office:value="27.05264" calcext:value-type="float">
            <text:p>27.05264</text:p>
          </table:table-cell>
          <table:table-cell office:value-type="float" office:value="-0.06014277" calcext:value-type="float">
            <text:p>-0.06014277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754782" calcext:value-type="float">
            <text:p>0.9754782</text:p>
          </table:table-cell>
          <table:table-cell office:value-type="float" office:value="2.03919" calcext:value-type="float">
            <text:p>2.03919</text:p>
          </table:table-cell>
          <table:table-cell office:value-type="float" office:value="360" calcext:value-type="float">
            <text:p>360</text:p>
          </table:table-cell>
          <table:table-cell office:value-type="float" office:value="-418.8044" calcext:value-type="float">
            <text:p>-418.8044</text:p>
          </table:table-cell>
          <table:table-cell office:value-type="float" office:value="0" calcext:value-type="float">
            <text:p>0</text:p>
          </table:table-cell>
          <table:table-cell office:value-type="float" office:value="248.0383" calcext:value-type="float">
            <text:p>248.0383</text:p>
          </table:table-cell>
          <table:table-cell office:value-type="float" office:value="304.5576" calcext:value-type="float">
            <text:p>304.5576</text:p>
          </table:table-cell>
          <table:table-cell office:value-type="float" office:value="949.8283" calcext:value-type="float">
            <text:p>949.8283</text:p>
          </table:table-cell>
          <table:table-cell office:value-type="float" office:value="923.4675" calcext:value-type="float">
            <text:p>923.4675</text:p>
          </table:table-cell>
          <table:table-cell office:value-type="float" office:value="920.446" calcext:value-type="float">
            <text:p>920.446</text:p>
          </table:table-cell>
          <table:table-cell office:value-type="float" office:value="927.8237" calcext:value-type="float">
            <text:p>927.8237</text:p>
          </table:table-cell>
          <table:table-cell office:value-type="float" office:value="337.4228" calcext:value-type="float">
            <text:p>337.4228</text:p>
          </table:table-cell>
          <table:table-cell office:value-type="float" office:value="453.8796" calcext:value-type="float">
            <text:p>453.8796</text:p>
          </table:table-cell>
          <table:table-cell office:value-type="float" office:value="388.8322" calcext:value-type="float">
            <text:p>388.8322</text:p>
          </table:table-cell>
          <table:table-cell office:value-type="float" office:value="327.1117" calcext:value-type="float">
            <text:p>327.111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1998" calcext:value-type="float">
            <text:p>29071998</text:p>
          </table:table-cell>
          <table:table-cell office:value-type="float" office:value="180.51" calcext:value-type="float">
            <text:p>180.51</text:p>
          </table:table-cell>
          <table:table-cell office:value-type="float" office:value="5732.491" calcext:value-type="float">
            <text:p>5732.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7.4268" calcext:value-type="float">
            <text:p>-417.4268</text:p>
          </table:table-cell>
          <table:table-cell office:value-type="float" office:value="1315.97" calcext:value-type="float">
            <text:p>1315.97</text:p>
          </table:table-cell>
          <table:table-cell office:value-type="float" office:value="0" calcext:value-type="float">
            <text:p>0</text:p>
          </table:table-cell>
          <table:table-cell office:value-type="float" office:value="107.6572" calcext:value-type="float">
            <text:p>107.6572</text:p>
          </table:table-cell>
          <table:table-cell office:value-type="float" office:value="26.78864" calcext:value-type="float">
            <text:p>26.78864</text:p>
          </table:table-cell>
          <table:table-cell office:value-type="float" office:value="-0.06009616" calcext:value-type="float">
            <text:p>-0.06009616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806485" calcext:value-type="float">
            <text:p>0.9806485</text:p>
          </table:table-cell>
          <table:table-cell office:value-type="float" office:value="2.046587" calcext:value-type="float">
            <text:p>2.046587</text:p>
          </table:table-cell>
          <table:table-cell office:value-type="float" office:value="360" calcext:value-type="float">
            <text:p>360</text:p>
          </table:table-cell>
          <table:table-cell office:value-type="float" office:value="-420.5571" calcext:value-type="float">
            <text:p>-420.5571</text:p>
          </table:table-cell>
          <table:table-cell office:value-type="float" office:value="0" calcext:value-type="float">
            <text:p>0</text:p>
          </table:table-cell>
          <table:table-cell office:value-type="float" office:value="248.1005" calcext:value-type="float">
            <text:p>248.1005</text:p>
          </table:table-cell>
          <table:table-cell office:value-type="float" office:value="304.3674" calcext:value-type="float">
            <text:p>304.3674</text:p>
          </table:table-cell>
          <table:table-cell office:value-type="float" office:value="949.3766" calcext:value-type="float">
            <text:p>949.3766</text:p>
          </table:table-cell>
          <table:table-cell office:value-type="float" office:value="923.1487" calcext:value-type="float">
            <text:p>923.1487</text:p>
          </table:table-cell>
          <table:table-cell office:value-type="float" office:value="920.2126" calcext:value-type="float">
            <text:p>920.2126</text:p>
          </table:table-cell>
          <table:table-cell office:value-type="float" office:value="927.604" calcext:value-type="float">
            <text:p>927.604</text:p>
          </table:table-cell>
          <table:table-cell office:value-type="float" office:value="337.3582" calcext:value-type="float">
            <text:p>337.3582</text:p>
          </table:table-cell>
          <table:table-cell office:value-type="float" office:value="453.8084" calcext:value-type="float">
            <text:p>453.8084</text:p>
          </table:table-cell>
          <table:table-cell office:value-type="float" office:value="388.7922" calcext:value-type="float">
            <text:p>388.7922</text:p>
          </table:table-cell>
          <table:table-cell office:value-type="float" office:value="327.0889" calcext:value-type="float">
            <text:p>327.088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1998" calcext:value-type="float">
            <text:p>30071998</text:p>
          </table:table-cell>
          <table:table-cell office:value-type="float" office:value="179.5857" calcext:value-type="float">
            <text:p>179.5857</text:p>
          </table:table-cell>
          <table:table-cell office:value-type="float" office:value="5731.806" calcext:value-type="float">
            <text:p>5731.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8.9557" calcext:value-type="float">
            <text:p>-418.9557</text:p>
          </table:table-cell>
          <table:table-cell office:value-type="float" office:value="1322.492" calcext:value-type="float">
            <text:p>1322.492</text:p>
          </table:table-cell>
          <table:table-cell office:value-type="float" office:value="0" calcext:value-type="float">
            <text:p>0</text:p>
          </table:table-cell>
          <table:table-cell office:value-type="float" office:value="107.2491" calcext:value-type="float">
            <text:p>107.2491</text:p>
          </table:table-cell>
          <table:table-cell office:value-type="float" office:value="26.58928" calcext:value-type="float">
            <text:p>26.58928</text:p>
          </table:table-cell>
          <table:table-cell office:value-type="float" office:value="-0.05994812" calcext:value-type="float">
            <text:p>-0.05994812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848833" calcext:value-type="float">
            <text:p>0.9848833</text:p>
          </table:table-cell>
          <table:table-cell office:value-type="float" office:value="2.051025" calcext:value-type="float">
            <text:p>2.051025</text:p>
          </table:table-cell>
          <table:table-cell office:value-type="float" office:value="360" calcext:value-type="float">
            <text:p>360</text:p>
          </table:table-cell>
          <table:table-cell office:value-type="float" office:value="-422.0946" calcext:value-type="float">
            <text:p>-422.0946</text:p>
          </table:table-cell>
          <table:table-cell office:value-type="float" office:value="0" calcext:value-type="float">
            <text:p>0</text:p>
          </table:table-cell>
          <table:table-cell office:value-type="float" office:value="248.1765" calcext:value-type="float">
            <text:p>248.1765</text:p>
          </table:table-cell>
          <table:table-cell office:value-type="float" office:value="304.2019" calcext:value-type="float">
            <text:p>304.2019</text:p>
          </table:table-cell>
          <table:table-cell office:value-type="float" office:value="948.9685" calcext:value-type="float">
            <text:p>948.9685</text:p>
          </table:table-cell>
          <table:table-cell office:value-type="float" office:value="922.8497" calcext:value-type="float">
            <text:p>922.8497</text:p>
          </table:table-cell>
          <table:table-cell office:value-type="float" office:value="919.9948" calcext:value-type="float">
            <text:p>919.9948</text:p>
          </table:table-cell>
          <table:table-cell office:value-type="float" office:value="927.4017" calcext:value-type="float">
            <text:p>927.4017</text:p>
          </table:table-cell>
          <table:table-cell office:value-type="float" office:value="337.2965" calcext:value-type="float">
            <text:p>337.2965</text:p>
          </table:table-cell>
          <table:table-cell office:value-type="float" office:value="453.7397" calcext:value-type="float">
            <text:p>453.7397</text:p>
          </table:table-cell>
          <table:table-cell office:value-type="float" office:value="388.7527" calcext:value-type="float">
            <text:p>388.7527</text:p>
          </table:table-cell>
          <table:table-cell office:value-type="float" office:value="327.0663" calcext:value-type="float">
            <text:p>327.066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1998" calcext:value-type="float">
            <text:p>31071998</text:p>
          </table:table-cell>
          <table:table-cell office:value-type="float" office:value="178.6462" calcext:value-type="float">
            <text:p>178.6462</text:p>
          </table:table-cell>
          <table:table-cell office:value-type="float" office:value="5731.173" calcext:value-type="float">
            <text:p>5731.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0.5596" calcext:value-type="float">
            <text:p>-420.5596</text:p>
          </table:table-cell>
          <table:table-cell office:value-type="float" office:value="1329.472" calcext:value-type="float">
            <text:p>1329.472</text:p>
          </table:table-cell>
          <table:table-cell office:value-type="float" office:value="0" calcext:value-type="float">
            <text:p>0</text:p>
          </table:table-cell>
          <table:table-cell office:value-type="float" office:value="106.7363" calcext:value-type="float">
            <text:p>106.7363</text:p>
          </table:table-cell>
          <table:table-cell office:value-type="float" office:value="26.38261" calcext:value-type="float">
            <text:p>26.38261</text:p>
          </table:table-cell>
          <table:table-cell office:value-type="float" office:value="-0.05979131" calcext:value-type="float">
            <text:p>-0.05979131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878346" calcext:value-type="float">
            <text:p>0.9878346</text:p>
          </table:table-cell>
          <table:table-cell office:value-type="float" office:value="2.053406" calcext:value-type="float">
            <text:p>2.053406</text:p>
          </table:table-cell>
          <table:table-cell office:value-type="float" office:value="360" calcext:value-type="float">
            <text:p>360</text:p>
          </table:table-cell>
          <table:table-cell office:value-type="float" office:value="-423.7036" calcext:value-type="float">
            <text:p>-423.7036</text:p>
          </table:table-cell>
          <table:table-cell office:value-type="float" office:value="0" calcext:value-type="float">
            <text:p>0</text:p>
          </table:table-cell>
          <table:table-cell office:value-type="float" office:value="248.2474" calcext:value-type="float">
            <text:p>248.2474</text:p>
          </table:table-cell>
          <table:table-cell office:value-type="float" office:value="304.0263" calcext:value-type="float">
            <text:p>304.0263</text:p>
          </table:table-cell>
          <table:table-cell office:value-type="float" office:value="948.5598" calcext:value-type="float">
            <text:p>948.5598</text:p>
          </table:table-cell>
          <table:table-cell office:value-type="float" office:value="922.5676" calcext:value-type="float">
            <text:p>922.5676</text:p>
          </table:table-cell>
          <table:table-cell office:value-type="float" office:value="919.7823" calcext:value-type="float">
            <text:p>919.7823</text:p>
          </table:table-cell>
          <table:table-cell office:value-type="float" office:value="927.2271" calcext:value-type="float">
            <text:p>927.2271</text:p>
          </table:table-cell>
          <table:table-cell office:value-type="float" office:value="337.2396" calcext:value-type="float">
            <text:p>337.2396</text:p>
          </table:table-cell>
          <table:table-cell office:value-type="float" office:value="453.676" calcext:value-type="float">
            <text:p>453.676</text:p>
          </table:table-cell>
          <table:table-cell office:value-type="float" office:value="388.7139" calcext:value-type="float">
            <text:p>388.7139</text:p>
          </table:table-cell>
          <table:table-cell office:value-type="float" office:value="327.0438" calcext:value-type="float">
            <text:p>327.043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1998" calcext:value-type="float">
            <text:p>1081998</text:p>
          </table:table-cell>
          <table:table-cell office:value-type="float" office:value="177.7746" calcext:value-type="float">
            <text:p>177.7746</text:p>
          </table:table-cell>
          <table:table-cell office:value-type="float" office:value="5730.402" calcext:value-type="float">
            <text:p>5730.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2.162" calcext:value-type="float">
            <text:p>-422.162</text:p>
          </table:table-cell>
          <table:table-cell office:value-type="float" office:value="1333.885" calcext:value-type="float">
            <text:p>1333.885</text:p>
          </table:table-cell>
          <table:table-cell office:value-type="float" office:value="0" calcext:value-type="float">
            <text:p>0</text:p>
          </table:table-cell>
          <table:table-cell office:value-type="float" office:value="106.0642" calcext:value-type="float">
            <text:p>106.0642</text:p>
          </table:table-cell>
          <table:table-cell office:value-type="float" office:value="26.3026" calcext:value-type="float">
            <text:p>26.3026</text:p>
          </table:table-cell>
          <table:table-cell office:value-type="float" office:value="-0.05961875" calcext:value-type="float">
            <text:p>-0.05961875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897317" calcext:value-type="float">
            <text:p>0.9897317</text:p>
          </table:table-cell>
          <table:table-cell office:value-type="float" office:value="2.053557" calcext:value-type="float">
            <text:p>2.053557</text:p>
          </table:table-cell>
          <table:table-cell office:value-type="float" office:value="360" calcext:value-type="float">
            <text:p>360</text:p>
          </table:table-cell>
          <table:table-cell office:value-type="float" office:value="-425.3079" calcext:value-type="float">
            <text:p>-425.3079</text:p>
          </table:table-cell>
          <table:table-cell office:value-type="float" office:value="0" calcext:value-type="float">
            <text:p>0</text:p>
          </table:table-cell>
          <table:table-cell office:value-type="float" office:value="248.3121" calcext:value-type="float">
            <text:p>248.3121</text:p>
          </table:table-cell>
          <table:table-cell office:value-type="float" office:value="303.8184" calcext:value-type="float">
            <text:p>303.8184</text:p>
          </table:table-cell>
          <table:table-cell office:value-type="float" office:value="948.0748" calcext:value-type="float">
            <text:p>948.0748</text:p>
          </table:table-cell>
          <table:table-cell office:value-type="float" office:value="922.2466" calcext:value-type="float">
            <text:p>922.2466</text:p>
          </table:table-cell>
          <table:table-cell office:value-type="float" office:value="919.5446" calcext:value-type="float">
            <text:p>919.5446</text:p>
          </table:table-cell>
          <table:table-cell office:value-type="float" office:value="927.0349" calcext:value-type="float">
            <text:p>927.0349</text:p>
          </table:table-cell>
          <table:table-cell office:value-type="float" office:value="337.1801" calcext:value-type="float">
            <text:p>337.1801</text:p>
          </table:table-cell>
          <table:table-cell office:value-type="float" office:value="453.6136" calcext:value-type="float">
            <text:p>453.6136</text:p>
          </table:table-cell>
          <table:table-cell office:value-type="float" office:value="388.676" calcext:value-type="float">
            <text:p>388.676</text:p>
          </table:table-cell>
          <table:table-cell office:value-type="float" office:value="327.0217" calcext:value-type="float">
            <text:p>327.021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1998" calcext:value-type="float">
            <text:p>2081998</text:p>
          </table:table-cell>
          <table:table-cell office:value-type="float" office:value="176.8557" calcext:value-type="float">
            <text:p>176.8557</text:p>
          </table:table-cell>
          <table:table-cell office:value-type="float" office:value="5729.528" calcext:value-type="float">
            <text:p>5729.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3.8897" calcext:value-type="float">
            <text:p>-423.8897</text:p>
          </table:table-cell>
          <table:table-cell office:value-type="float" office:value="1335.008" calcext:value-type="float">
            <text:p>1335.008</text:p>
          </table:table-cell>
          <table:table-cell office:value-type="float" office:value="0" calcext:value-type="float">
            <text:p>0</text:p>
          </table:table-cell>
          <table:table-cell office:value-type="float" office:value="105.4176" calcext:value-type="float">
            <text:p>105.4176</text:p>
          </table:table-cell>
          <table:table-cell office:value-type="float" office:value="26.24886" calcext:value-type="float">
            <text:p>26.24886</text:p>
          </table:table-cell>
          <table:table-cell office:value-type="float" office:value="-0.05947831" calcext:value-type="float">
            <text:p>-0.05947831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910256" calcext:value-type="float">
            <text:p>0.9910256</text:p>
          </table:table-cell>
          <table:table-cell office:value-type="float" office:value="2.05284" calcext:value-type="float">
            <text:p>2.05284</text:p>
          </table:table-cell>
          <table:table-cell office:value-type="float" office:value="360" calcext:value-type="float">
            <text:p>360</text:p>
          </table:table-cell>
          <table:table-cell office:value-type="float" office:value="-427.036" calcext:value-type="float">
            <text:p>-427.036</text:p>
          </table:table-cell>
          <table:table-cell office:value-type="float" office:value="0" calcext:value-type="float">
            <text:p>0</text:p>
          </table:table-cell>
          <table:table-cell office:value-type="float" office:value="248.3725" calcext:value-type="float">
            <text:p>248.3725</text:p>
          </table:table-cell>
          <table:table-cell office:value-type="float" office:value="303.5903" calcext:value-type="float">
            <text:p>303.5903</text:p>
          </table:table-cell>
          <table:table-cell office:value-type="float" office:value="947.5366" calcext:value-type="float">
            <text:p>947.5366</text:p>
          </table:table-cell>
          <table:table-cell office:value-type="float" office:value="921.8835" calcext:value-type="float">
            <text:p>921.8835</text:p>
          </table:table-cell>
          <table:table-cell office:value-type="float" office:value="919.2933" calcext:value-type="float">
            <text:p>919.2933</text:p>
          </table:table-cell>
          <table:table-cell office:value-type="float" office:value="926.8077" calcext:value-type="float">
            <text:p>926.8077</text:p>
          </table:table-cell>
          <table:table-cell office:value-type="float" office:value="337.1154" calcext:value-type="float">
            <text:p>337.1154</text:p>
          </table:table-cell>
          <table:table-cell office:value-type="float" office:value="453.5462" calcext:value-type="float">
            <text:p>453.5462</text:p>
          </table:table-cell>
          <table:table-cell office:value-type="float" office:value="388.6382" calcext:value-type="float">
            <text:p>388.6382</text:p>
          </table:table-cell>
          <table:table-cell office:value-type="float" office:value="326.9998" calcext:value-type="float">
            <text:p>326.999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1998" calcext:value-type="float">
            <text:p>3081998</text:p>
          </table:table-cell>
          <table:table-cell office:value-type="float" office:value="175.9193" calcext:value-type="float">
            <text:p>175.9193</text:p>
          </table:table-cell>
          <table:table-cell office:value-type="float" office:value="5728.589" calcext:value-type="float">
            <text:p>5728.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5.6885" calcext:value-type="float">
            <text:p>-425.6885</text:p>
          </table:table-cell>
          <table:table-cell office:value-type="float" office:value="1344.962" calcext:value-type="float">
            <text:p>1344.962</text:p>
          </table:table-cell>
          <table:table-cell office:value-type="float" office:value="0" calcext:value-type="float">
            <text:p>0</text:p>
          </table:table-cell>
          <table:table-cell office:value-type="float" office:value="104.7834" calcext:value-type="float">
            <text:p>104.7834</text:p>
          </table:table-cell>
          <table:table-cell office:value-type="float" office:value="26.21091" calcext:value-type="float">
            <text:p>26.21091</text:p>
          </table:table-cell>
          <table:table-cell office:value-type="float" office:value="-0.05934618" calcext:value-type="float">
            <text:p>-0.05934618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919132" calcext:value-type="float">
            <text:p>0.9919132</text:p>
          </table:table-cell>
          <table:table-cell office:value-type="float" office:value="2.051653" calcext:value-type="float">
            <text:p>2.051653</text:p>
          </table:table-cell>
          <table:table-cell office:value-type="float" office:value="360" calcext:value-type="float">
            <text:p>360</text:p>
          </table:table-cell>
          <table:table-cell office:value-type="float" office:value="-428.8344" calcext:value-type="float">
            <text:p>-428.8344</text:p>
          </table:table-cell>
          <table:table-cell office:value-type="float" office:value="0" calcext:value-type="float">
            <text:p>0</text:p>
          </table:table-cell>
          <table:table-cell office:value-type="float" office:value="248.4311" calcext:value-type="float">
            <text:p>248.4311</text:p>
          </table:table-cell>
          <table:table-cell office:value-type="float" office:value="303.3545" calcext:value-type="float">
            <text:p>303.3545</text:p>
          </table:table-cell>
          <table:table-cell office:value-type="float" office:value="946.9739" calcext:value-type="float">
            <text:p>946.9739</text:p>
          </table:table-cell>
          <table:table-cell office:value-type="float" office:value="921.4988" calcext:value-type="float">
            <text:p>921.4988</text:p>
          </table:table-cell>
          <table:table-cell office:value-type="float" office:value="919.0236" calcext:value-type="float">
            <text:p>919.0236</text:p>
          </table:table-cell>
          <table:table-cell office:value-type="float" office:value="926.5645" calcext:value-type="float">
            <text:p>926.5645</text:p>
          </table:table-cell>
          <table:table-cell office:value-type="float" office:value="337.0471" calcext:value-type="float">
            <text:p>337.0471</text:p>
          </table:table-cell>
          <table:table-cell office:value-type="float" office:value="453.476" calcext:value-type="float">
            <text:p>453.476</text:p>
          </table:table-cell>
          <table:table-cell office:value-type="float" office:value="388.6001" calcext:value-type="float">
            <text:p>388.6001</text:p>
          </table:table-cell>
          <table:table-cell office:value-type="float" office:value="326.978" calcext:value-type="float">
            <text:p>326.97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1998" calcext:value-type="float">
            <text:p>4081998</text:p>
          </table:table-cell>
          <table:table-cell office:value-type="float" office:value="174.9603" calcext:value-type="float">
            <text:p>174.9603</text:p>
          </table:table-cell>
          <table:table-cell office:value-type="float" office:value="5727.688" calcext:value-type="float">
            <text:p>5727.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7.489" calcext:value-type="float">
            <text:p>-427.489</text:p>
          </table:table-cell>
          <table:table-cell office:value-type="float" office:value="1347.619" calcext:value-type="float">
            <text:p>1347.619</text:p>
          </table:table-cell>
          <table:table-cell office:value-type="float" office:value="0" calcext:value-type="float">
            <text:p>0</text:p>
          </table:table-cell>
          <table:table-cell office:value-type="float" office:value="104.1963" calcext:value-type="float">
            <text:p>104.1963</text:p>
          </table:table-cell>
          <table:table-cell office:value-type="float" office:value="26.12784" calcext:value-type="float">
            <text:p>26.12784</text:p>
          </table:table-cell>
          <table:table-cell office:value-type="float" office:value="-0.0591763" calcext:value-type="float">
            <text:p>-0.0591763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925236" calcext:value-type="float">
            <text:p>0.9925236</text:p>
          </table:table-cell>
          <table:table-cell office:value-type="float" office:value="2.050185" calcext:value-type="float">
            <text:p>2.050185</text:p>
          </table:table-cell>
          <table:table-cell office:value-type="float" office:value="360" calcext:value-type="float">
            <text:p>360</text:p>
          </table:table-cell>
          <table:table-cell office:value-type="float" office:value="-430.6338" calcext:value-type="float">
            <text:p>-430.6338</text:p>
          </table:table-cell>
          <table:table-cell office:value-type="float" office:value="0" calcext:value-type="float">
            <text:p>0</text:p>
          </table:table-cell>
          <table:table-cell office:value-type="float" office:value="248.5037" calcext:value-type="float">
            <text:p>248.5037</text:p>
          </table:table-cell>
          <table:table-cell office:value-type="float" office:value="303.131" calcext:value-type="float">
            <text:p>303.131</text:p>
          </table:table-cell>
          <table:table-cell office:value-type="float" office:value="946.4344" calcext:value-type="float">
            <text:p>946.4344</text:p>
          </table:table-cell>
          <table:table-cell office:value-type="float" office:value="921.1277" calcext:value-type="float">
            <text:p>921.1277</text:p>
          </table:table-cell>
          <table:table-cell office:value-type="float" office:value="918.751" calcext:value-type="float">
            <text:p>918.751</text:p>
          </table:table-cell>
          <table:table-cell office:value-type="float" office:value="926.3237" calcext:value-type="float">
            <text:p>926.3237</text:p>
          </table:table-cell>
          <table:table-cell office:value-type="float" office:value="336.9775" calcext:value-type="float">
            <text:p>336.9775</text:p>
          </table:table-cell>
          <table:table-cell office:value-type="float" office:value="453.4044" calcext:value-type="float">
            <text:p>453.4044</text:p>
          </table:table-cell>
          <table:table-cell office:value-type="float" office:value="388.5616" calcext:value-type="float">
            <text:p>388.5616</text:p>
          </table:table-cell>
          <table:table-cell office:value-type="float" office:value="326.9562" calcext:value-type="float">
            <text:p>326.956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1998" calcext:value-type="float">
            <text:p>5081998</text:p>
          </table:table-cell>
          <table:table-cell office:value-type="float" office:value="174.0234" calcext:value-type="float">
            <text:p>174.0234</text:p>
          </table:table-cell>
          <table:table-cell office:value-type="float" office:value="5726.726" calcext:value-type="float">
            <text:p>5726.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9.3114" calcext:value-type="float">
            <text:p>-429.3114</text:p>
          </table:table-cell>
          <table:table-cell office:value-type="float" office:value="1354.492" calcext:value-type="float">
            <text:p>1354.492</text:p>
          </table:table-cell>
          <table:table-cell office:value-type="float" office:value="0" calcext:value-type="float">
            <text:p>0</text:p>
          </table:table-cell>
          <table:table-cell office:value-type="float" office:value="103.5579" calcext:value-type="float">
            <text:p>103.5579</text:p>
          </table:table-cell>
          <table:table-cell office:value-type="float" office:value="26.08744" calcext:value-type="float">
            <text:p>26.08744</text:p>
          </table:table-cell>
          <table:table-cell office:value-type="float" office:value="-0.05903901" calcext:value-type="float">
            <text:p>-0.05903901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930695" calcext:value-type="float">
            <text:p>0.9930695</text:p>
          </table:table-cell>
          <table:table-cell office:value-type="float" office:value="2.048626" calcext:value-type="float">
            <text:p>2.048626</text:p>
          </table:table-cell>
          <table:table-cell office:value-type="float" office:value="360" calcext:value-type="float">
            <text:p>360</text:p>
          </table:table-cell>
          <table:table-cell office:value-type="float" office:value="-432.4551" calcext:value-type="float">
            <text:p>-432.4551</text:p>
          </table:table-cell>
          <table:table-cell office:value-type="float" office:value="0" calcext:value-type="float">
            <text:p>0</text:p>
          </table:table-cell>
          <table:table-cell office:value-type="float" office:value="248.5672" calcext:value-type="float">
            <text:p>248.5672</text:p>
          </table:table-cell>
          <table:table-cell office:value-type="float" office:value="302.8953" calcext:value-type="float">
            <text:p>302.8953</text:p>
          </table:table-cell>
          <table:table-cell office:value-type="float" office:value="945.8672" calcext:value-type="float">
            <text:p>945.8672</text:p>
          </table:table-cell>
          <table:table-cell office:value-type="float" office:value="920.7369" calcext:value-type="float">
            <text:p>920.7369</text:p>
          </table:table-cell>
          <table:table-cell office:value-type="float" office:value="918.4742" calcext:value-type="float">
            <text:p>918.4742</text:p>
          </table:table-cell>
          <table:table-cell office:value-type="float" office:value="926.0765" calcext:value-type="float">
            <text:p>926.0765</text:p>
          </table:table-cell>
          <table:table-cell office:value-type="float" office:value="336.9069" calcext:value-type="float">
            <text:p>336.9069</text:p>
          </table:table-cell>
          <table:table-cell office:value-type="float" office:value="453.3323" calcext:value-type="float">
            <text:p>453.3323</text:p>
          </table:table-cell>
          <table:table-cell office:value-type="float" office:value="388.5228" calcext:value-type="float">
            <text:p>388.5228</text:p>
          </table:table-cell>
          <table:table-cell office:value-type="float" office:value="326.9344" calcext:value-type="float">
            <text:p>326.934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1998" calcext:value-type="float">
            <text:p>6081998</text:p>
          </table:table-cell>
          <table:table-cell office:value-type="float" office:value="173.2065" calcext:value-type="float">
            <text:p>173.2065</text:p>
          </table:table-cell>
          <table:table-cell office:value-type="float" office:value="5725.853" calcext:value-type="float">
            <text:p>5725.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0.9685" calcext:value-type="float">
            <text:p>-430.9685</text:p>
          </table:table-cell>
          <table:table-cell office:value-type="float" office:value="1359.501" calcext:value-type="float">
            <text:p>1359.501</text:p>
          </table:table-cell>
          <table:table-cell office:value-type="float" office:value="0" calcext:value-type="float">
            <text:p>0</text:p>
          </table:table-cell>
          <table:table-cell office:value-type="float" office:value="103.1151" calcext:value-type="float">
            <text:p>103.1151</text:p>
          </table:table-cell>
          <table:table-cell office:value-type="float" office:value="26.04416" calcext:value-type="float">
            <text:p>26.04416</text:p>
          </table:table-cell>
          <table:table-cell office:value-type="float" office:value="-0.05883636" calcext:value-type="float">
            <text:p>-0.05883636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93609" calcext:value-type="float">
            <text:p>0.993609</text:p>
          </table:table-cell>
          <table:table-cell office:value-type="float" office:value="2.047056" calcext:value-type="float">
            <text:p>2.047056</text:p>
          </table:table-cell>
          <table:table-cell office:value-type="float" office:value="360" calcext:value-type="float">
            <text:p>360</text:p>
          </table:table-cell>
          <table:table-cell office:value-type="float" office:value="-434.111" calcext:value-type="float">
            <text:p>-434.111</text:p>
          </table:table-cell>
          <table:table-cell office:value-type="float" office:value="0" calcext:value-type="float">
            <text:p>0</text:p>
          </table:table-cell>
          <table:table-cell office:value-type="float" office:value="248.6298" calcext:value-type="float">
            <text:p>248.6298</text:p>
          </table:table-cell>
          <table:table-cell office:value-type="float" office:value="302.7034" calcext:value-type="float">
            <text:p>302.7034</text:p>
          </table:table-cell>
          <table:table-cell office:value-type="float" office:value="945.3928" calcext:value-type="float">
            <text:p>945.3928</text:p>
          </table:table-cell>
          <table:table-cell office:value-type="float" office:value="920.3952" calcext:value-type="float">
            <text:p>920.3952</text:p>
          </table:table-cell>
          <table:table-cell office:value-type="float" office:value="918.2137" calcext:value-type="float">
            <text:p>918.2137</text:p>
          </table:table-cell>
          <table:table-cell office:value-type="float" office:value="925.8403" calcext:value-type="float">
            <text:p>925.8403</text:p>
          </table:table-cell>
          <table:table-cell office:value-type="float" office:value="336.8373" calcext:value-type="float">
            <text:p>336.8373</text:p>
          </table:table-cell>
          <table:table-cell office:value-type="float" office:value="453.2594" calcext:value-type="float">
            <text:p>453.2594</text:p>
          </table:table-cell>
          <table:table-cell office:value-type="float" office:value="388.4839" calcext:value-type="float">
            <text:p>388.4839</text:p>
          </table:table-cell>
          <table:table-cell office:value-type="float" office:value="326.9126" calcext:value-type="float">
            <text:p>326.912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1998" calcext:value-type="float">
            <text:p>7081998</text:p>
          </table:table-cell>
          <table:table-cell office:value-type="float" office:value="172.2125" calcext:value-type="float">
            <text:p>172.2125</text:p>
          </table:table-cell>
          <table:table-cell office:value-type="float" office:value="5725.18" calcext:value-type="float">
            <text:p>5725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2.599" calcext:value-type="float">
            <text:p>-432.599</text:p>
          </table:table-cell>
          <table:table-cell office:value-type="float" office:value="1365.36" calcext:value-type="float">
            <text:p>1365.36</text:p>
          </table:table-cell>
          <table:table-cell office:value-type="float" office:value="0" calcext:value-type="float">
            <text:p>0</text:p>
          </table:table-cell>
          <table:table-cell office:value-type="float" office:value="102.7339" calcext:value-type="float">
            <text:p>102.7339</text:p>
          </table:table-cell>
          <table:table-cell office:value-type="float" office:value="25.78702" calcext:value-type="float">
            <text:p>25.78702</text:p>
          </table:table-cell>
          <table:table-cell office:value-type="float" office:value="-0.05858229" calcext:value-type="float">
            <text:p>-0.05858229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941386" calcext:value-type="float">
            <text:p>0.9941386</text:p>
          </table:table-cell>
          <table:table-cell office:value-type="float" office:value="2.04547" calcext:value-type="float">
            <text:p>2.04547</text:p>
          </table:table-cell>
          <table:table-cell office:value-type="float" office:value="360" calcext:value-type="float">
            <text:p>360</text:p>
          </table:table-cell>
          <table:table-cell office:value-type="float" office:value="-435.7402" calcext:value-type="float">
            <text:p>-435.7402</text:p>
          </table:table-cell>
          <table:table-cell office:value-type="float" office:value="0" calcext:value-type="float">
            <text:p>0</text:p>
          </table:table-cell>
          <table:table-cell office:value-type="float" office:value="248.7084" calcext:value-type="float">
            <text:p>248.7084</text:p>
          </table:table-cell>
          <table:table-cell office:value-type="float" office:value="302.5369" calcext:value-type="float">
            <text:p>302.5369</text:p>
          </table:table-cell>
          <table:table-cell office:value-type="float" office:value="944.9865" calcext:value-type="float">
            <text:p>944.9865</text:p>
          </table:table-cell>
          <table:table-cell office:value-type="float" office:value="920.0964" calcext:value-type="float">
            <text:p>920.0964</text:p>
          </table:table-cell>
          <table:table-cell office:value-type="float" office:value="917.995" calcext:value-type="float">
            <text:p>917.995</text:p>
          </table:table-cell>
          <table:table-cell office:value-type="float" office:value="925.6359" calcext:value-type="float">
            <text:p>925.6359</text:p>
          </table:table-cell>
          <table:table-cell office:value-type="float" office:value="336.7747" calcext:value-type="float">
            <text:p>336.7747</text:p>
          </table:table-cell>
          <table:table-cell office:value-type="float" office:value="453.1902" calcext:value-type="float">
            <text:p>453.1902</text:p>
          </table:table-cell>
          <table:table-cell office:value-type="float" office:value="388.4452" calcext:value-type="float">
            <text:p>388.4452</text:p>
          </table:table-cell>
          <table:table-cell office:value-type="float" office:value="326.8908" calcext:value-type="float">
            <text:p>326.890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1998" calcext:value-type="float">
            <text:p>8081998</text:p>
          </table:table-cell>
          <table:table-cell office:value-type="float" office:value="171.1775" calcext:value-type="float">
            <text:p>171.1775</text:p>
          </table:table-cell>
          <table:table-cell office:value-type="float" office:value="5724.514" calcext:value-type="float">
            <text:p>5724.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4.2748" calcext:value-type="float">
            <text:p>-434.2748</text:p>
          </table:table-cell>
          <table:table-cell office:value-type="float" office:value="1371.172" calcext:value-type="float">
            <text:p>1371.172</text:p>
          </table:table-cell>
          <table:table-cell office:value-type="float" office:value="0" calcext:value-type="float">
            <text:p>0</text:p>
          </table:table-cell>
          <table:table-cell office:value-type="float" office:value="102.3841" calcext:value-type="float">
            <text:p>102.3841</text:p>
          </table:table-cell>
          <table:table-cell office:value-type="float" office:value="25.5086" calcext:value-type="float">
            <text:p>25.5086</text:p>
          </table:table-cell>
          <table:table-cell office:value-type="float" office:value="-0.05830521" calcext:value-type="float">
            <text:p>-0.05830521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946456" calcext:value-type="float">
            <text:p>0.9946456</text:p>
          </table:table-cell>
          <table:table-cell office:value-type="float" office:value="2.043888" calcext:value-type="float">
            <text:p>2.043888</text:p>
          </table:table-cell>
          <table:table-cell office:value-type="float" office:value="360" calcext:value-type="float">
            <text:p>360</text:p>
          </table:table-cell>
          <table:table-cell office:value-type="float" office:value="-437.4147" calcext:value-type="float">
            <text:p>-437.4147</text:p>
          </table:table-cell>
          <table:table-cell office:value-type="float" office:value="0" calcext:value-type="float">
            <text:p>0</text:p>
          </table:table-cell>
          <table:table-cell office:value-type="float" office:value="248.7711" calcext:value-type="float">
            <text:p>248.7711</text:p>
          </table:table-cell>
          <table:table-cell office:value-type="float" office:value="302.3604" calcext:value-type="float">
            <text:p>302.3604</text:p>
          </table:table-cell>
          <table:table-cell office:value-type="float" office:value="944.5677" calcext:value-type="float">
            <text:p>944.5677</text:p>
          </table:table-cell>
          <table:table-cell office:value-type="float" office:value="919.7999" calcext:value-type="float">
            <text:p>919.7999</text:p>
          </table:table-cell>
          <table:table-cell office:value-type="float" office:value="917.7726" calcext:value-type="float">
            <text:p>917.7726</text:p>
          </table:table-cell>
          <table:table-cell office:value-type="float" office:value="925.4506" calcext:value-type="float">
            <text:p>925.4506</text:p>
          </table:table-cell>
          <table:table-cell office:value-type="float" office:value="336.7154" calcext:value-type="float">
            <text:p>336.7154</text:p>
          </table:table-cell>
          <table:table-cell office:value-type="float" office:value="453.1242" calcext:value-type="float">
            <text:p>453.1242</text:p>
          </table:table-cell>
          <table:table-cell office:value-type="float" office:value="388.4071" calcext:value-type="float">
            <text:p>388.4071</text:p>
          </table:table-cell>
          <table:table-cell office:value-type="float" office:value="326.8689" calcext:value-type="float">
            <text:p>326.868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1998" calcext:value-type="float">
            <text:p>9081998</text:p>
          </table:table-cell>
          <table:table-cell office:value-type="float" office:value="170.1703" calcext:value-type="float">
            <text:p>170.1703</text:p>
          </table:table-cell>
          <table:table-cell office:value-type="float" office:value="5723.678" calcext:value-type="float">
            <text:p>5723.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6.0234" calcext:value-type="float">
            <text:p>-436.0234</text:p>
          </table:table-cell>
          <table:table-cell office:value-type="float" office:value="1375.34" calcext:value-type="float">
            <text:p>1375.34</text:p>
          </table:table-cell>
          <table:table-cell office:value-type="float" office:value="0" calcext:value-type="float">
            <text:p>0</text:p>
          </table:table-cell>
          <table:table-cell office:value-type="float" office:value="101.507" calcext:value-type="float">
            <text:p>101.507</text:p>
          </table:table-cell>
          <table:table-cell office:value-type="float" office:value="25.3477" calcext:value-type="float">
            <text:p>25.3477</text:p>
          </table:table-cell>
          <table:table-cell office:value-type="float" office:value="-0.058091" calcext:value-type="float">
            <text:p>-0.058091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951262" calcext:value-type="float">
            <text:p>0.9951262</text:p>
          </table:table-cell>
          <table:table-cell office:value-type="float" office:value="2.042305" calcext:value-type="float">
            <text:p>2.042305</text:p>
          </table:table-cell>
          <table:table-cell office:value-type="float" office:value="360" calcext:value-type="float">
            <text:p>360</text:p>
          </table:table-cell>
          <table:table-cell office:value-type="float" office:value="-439.1619" calcext:value-type="float">
            <text:p>-439.1619</text:p>
          </table:table-cell>
          <table:table-cell office:value-type="float" office:value="0" calcext:value-type="float">
            <text:p>0</text:p>
          </table:table-cell>
          <table:table-cell office:value-type="float" office:value="248.8655" calcext:value-type="float">
            <text:p>248.8655</text:p>
          </table:table-cell>
          <table:table-cell office:value-type="float" office:value="302.132" calcext:value-type="float">
            <text:p>302.132</text:p>
          </table:table-cell>
          <table:table-cell office:value-type="float" office:value="944.0331" calcext:value-type="float">
            <text:p>944.0331</text:p>
          </table:table-cell>
          <table:table-cell office:value-type="float" office:value="919.4349" calcext:value-type="float">
            <text:p>919.4349</text:p>
          </table:table-cell>
          <table:table-cell office:value-type="float" office:value="917.5253" calcext:value-type="float">
            <text:p>917.5253</text:p>
          </table:table-cell>
          <table:table-cell office:value-type="float" office:value="925.2378" calcext:value-type="float">
            <text:p>925.2378</text:p>
          </table:table-cell>
          <table:table-cell office:value-type="float" office:value="336.6527" calcext:value-type="float">
            <text:p>336.6527</text:p>
          </table:table-cell>
          <table:table-cell office:value-type="float" office:value="453.0593" calcext:value-type="float">
            <text:p>453.0593</text:p>
          </table:table-cell>
          <table:table-cell office:value-type="float" office:value="388.3694" calcext:value-type="float">
            <text:p>388.3694</text:p>
          </table:table-cell>
          <table:table-cell office:value-type="float" office:value="326.8473" calcext:value-type="float">
            <text:p>326.847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1998" calcext:value-type="float">
            <text:p>10081998</text:p>
          </table:table-cell>
          <table:table-cell office:value-type="float" office:value="168.8997" calcext:value-type="float">
            <text:p>168.8997</text:p>
          </table:table-cell>
          <table:table-cell office:value-type="float" office:value="5722.924" calcext:value-type="float">
            <text:p>5722.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7.9882" calcext:value-type="float">
            <text:p>-437.9882</text:p>
          </table:table-cell>
          <table:table-cell office:value-type="float" office:value="1382.009" calcext:value-type="float">
            <text:p>1382.009</text:p>
          </table:table-cell>
          <table:table-cell office:value-type="float" office:value="0" calcext:value-type="float">
            <text:p>0</text:p>
          </table:table-cell>
          <table:table-cell office:value-type="float" office:value="101.2185" calcext:value-type="float">
            <text:p>101.2185</text:p>
          </table:table-cell>
          <table:table-cell office:value-type="float" office:value="24.9511" calcext:value-type="float">
            <text:p>24.9511</text:p>
          </table:table-cell>
          <table:table-cell office:value-type="float" office:value="-0.05787553" calcext:value-type="float">
            <text:p>-0.05787553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956069" calcext:value-type="float">
            <text:p>0.9956069</text:p>
          </table:table-cell>
          <table:table-cell office:value-type="float" office:value="2.04076" calcext:value-type="float">
            <text:p>2.04076</text:p>
          </table:table-cell>
          <table:table-cell office:value-type="float" office:value="360" calcext:value-type="float">
            <text:p>360</text:p>
          </table:table-cell>
          <table:table-cell office:value-type="float" office:value="-441.1254" calcext:value-type="float">
            <text:p>-441.1254</text:p>
          </table:table-cell>
          <table:table-cell office:value-type="float" office:value="0" calcext:value-type="float">
            <text:p>0</text:p>
          </table:table-cell>
          <table:table-cell office:value-type="float" office:value="248.9534" calcext:value-type="float">
            <text:p>248.9534</text:p>
          </table:table-cell>
          <table:table-cell office:value-type="float" office:value="301.9355" calcext:value-type="float">
            <text:p>301.9355</text:p>
          </table:table-cell>
          <table:table-cell office:value-type="float" office:value="943.5488" calcext:value-type="float">
            <text:p>943.5488</text:p>
          </table:table-cell>
          <table:table-cell office:value-type="float" office:value="919.0887" calcext:value-type="float">
            <text:p>919.0887</text:p>
          </table:table-cell>
          <table:table-cell office:value-type="float" office:value="917.2667" calcext:value-type="float">
            <text:p>917.2667</text:p>
          </table:table-cell>
          <table:table-cell office:value-type="float" office:value="925.0052" calcext:value-type="float">
            <text:p>925.0052</text:p>
          </table:table-cell>
          <table:table-cell office:value-type="float" office:value="336.5847" calcext:value-type="float">
            <text:p>336.5847</text:p>
          </table:table-cell>
          <table:table-cell office:value-type="float" office:value="452.9903" calcext:value-type="float">
            <text:p>452.9903</text:p>
          </table:table-cell>
          <table:table-cell office:value-type="float" office:value="388.3316" calcext:value-type="float">
            <text:p>388.3316</text:p>
          </table:table-cell>
          <table:table-cell office:value-type="float" office:value="326.8257" calcext:value-type="float">
            <text:p>326.825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1998" calcext:value-type="float">
            <text:p>11081998</text:p>
          </table:table-cell>
          <table:table-cell office:value-type="float" office:value="167.8422" calcext:value-type="float">
            <text:p>167.8422</text:p>
          </table:table-cell>
          <table:table-cell office:value-type="float" office:value="5722.167" calcext:value-type="float">
            <text:p>5722.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9.7583" calcext:value-type="float">
            <text:p>-439.7583</text:p>
          </table:table-cell>
          <table:table-cell office:value-type="float" office:value="1389.314" calcext:value-type="float">
            <text:p>1389.314</text:p>
          </table:table-cell>
          <table:table-cell office:value-type="float" office:value="0" calcext:value-type="float">
            <text:p>0</text:p>
          </table:table-cell>
          <table:table-cell office:value-type="float" office:value="100.6704" calcext:value-type="float">
            <text:p>100.6704</text:p>
          </table:table-cell>
          <table:table-cell office:value-type="float" office:value="24.69724" calcext:value-type="float">
            <text:p>24.69724</text:p>
          </table:table-cell>
          <table:table-cell office:value-type="float" office:value="-0.05765304" calcext:value-type="float">
            <text:p>-0.05765304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960863" calcext:value-type="float">
            <text:p>0.9960863</text:p>
          </table:table-cell>
          <table:table-cell office:value-type="float" office:value="2.039218" calcext:value-type="float">
            <text:p>2.039218</text:p>
          </table:table-cell>
          <table:table-cell office:value-type="float" office:value="360" calcext:value-type="float">
            <text:p>360</text:p>
          </table:table-cell>
          <table:table-cell office:value-type="float" office:value="-442.8942" calcext:value-type="float">
            <text:p>-442.8942</text:p>
          </table:table-cell>
          <table:table-cell office:value-type="float" office:value="0" calcext:value-type="float">
            <text:p>0</text:p>
          </table:table-cell>
          <table:table-cell office:value-type="float" office:value="249.0351" calcext:value-type="float">
            <text:p>249.0351</text:p>
          </table:table-cell>
          <table:table-cell office:value-type="float" office:value="301.7372" calcext:value-type="float">
            <text:p>301.7372</text:p>
          </table:table-cell>
          <table:table-cell office:value-type="float" office:value="943.075" calcext:value-type="float">
            <text:p>943.075</text:p>
          </table:table-cell>
          <table:table-cell office:value-type="float" office:value="918.7595" calcext:value-type="float">
            <text:p>918.7595</text:p>
          </table:table-cell>
          <table:table-cell office:value-type="float" office:value="917.0292" calcext:value-type="float">
            <text:p>917.0292</text:p>
          </table:table-cell>
          <table:table-cell office:value-type="float" office:value="924.7919" calcext:value-type="float">
            <text:p>924.7919</text:p>
          </table:table-cell>
          <table:table-cell office:value-type="float" office:value="336.5215" calcext:value-type="float">
            <text:p>336.5215</text:p>
          </table:table-cell>
          <table:table-cell office:value-type="float" office:value="452.923" calcext:value-type="float">
            <text:p>452.923</text:p>
          </table:table-cell>
          <table:table-cell office:value-type="float" office:value="388.2937" calcext:value-type="float">
            <text:p>388.2937</text:p>
          </table:table-cell>
          <table:table-cell office:value-type="float" office:value="326.8042" calcext:value-type="float">
            <text:p>326.804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1998" calcext:value-type="float">
            <text:p>12081998</text:p>
          </table:table-cell>
          <table:table-cell office:value-type="float" office:value="167.0094" calcext:value-type="float">
            <text:p>167.0094</text:p>
          </table:table-cell>
          <table:table-cell office:value-type="float" office:value="5721.317" calcext:value-type="float">
            <text:p>5721.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1.3794" calcext:value-type="float">
            <text:p>-441.3794</text:p>
          </table:table-cell>
          <table:table-cell office:value-type="float" office:value="1394.072" calcext:value-type="float">
            <text:p>1394.072</text:p>
          </table:table-cell>
          <table:table-cell office:value-type="float" office:value="0" calcext:value-type="float">
            <text:p>0</text:p>
          </table:table-cell>
          <table:table-cell office:value-type="float" office:value="100.0612" calcext:value-type="float">
            <text:p>100.0612</text:p>
          </table:table-cell>
          <table:table-cell office:value-type="float" office:value="24.62407" calcext:value-type="float">
            <text:p>24.62407</text:p>
          </table:table-cell>
          <table:table-cell office:value-type="float" office:value="-0.0574376" calcext:value-type="float">
            <text:p>-0.0574376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965583" calcext:value-type="float">
            <text:p>0.9965583</text:p>
          </table:table-cell>
          <table:table-cell office:value-type="float" office:value="2.037686" calcext:value-type="float">
            <text:p>2.037686</text:p>
          </table:table-cell>
          <table:table-cell office:value-type="float" office:value="360" calcext:value-type="float">
            <text:p>360</text:p>
          </table:table-cell>
          <table:table-cell office:value-type="float" office:value="-444.514" calcext:value-type="float">
            <text:p>-444.514</text:p>
          </table:table-cell>
          <table:table-cell office:value-type="float" office:value="0" calcext:value-type="float">
            <text:p>0</text:p>
          </table:table-cell>
          <table:table-cell office:value-type="float" office:value="249.0988" calcext:value-type="float">
            <text:p>249.0988</text:p>
          </table:table-cell>
          <table:table-cell office:value-type="float" office:value="301.5373" calcext:value-type="float">
            <text:p>301.5373</text:p>
          </table:table-cell>
          <table:table-cell office:value-type="float" office:value="942.5908" calcext:value-type="float">
            <text:p>942.5908</text:p>
          </table:table-cell>
          <table:table-cell office:value-type="float" office:value="918.4233" calcext:value-type="float">
            <text:p>918.4233</text:p>
          </table:table-cell>
          <table:table-cell office:value-type="float" office:value="916.7851" calcext:value-type="float">
            <text:p>916.7851</text:p>
          </table:table-cell>
          <table:table-cell office:value-type="float" office:value="924.5744" calcext:value-type="float">
            <text:p>924.5744</text:p>
          </table:table-cell>
          <table:table-cell office:value-type="float" office:value="336.4576" calcext:value-type="float">
            <text:p>336.4576</text:p>
          </table:table-cell>
          <table:table-cell office:value-type="float" office:value="452.8561" calcext:value-type="float">
            <text:p>452.8561</text:p>
          </table:table-cell>
          <table:table-cell office:value-type="float" office:value="388.256" calcext:value-type="float">
            <text:p>388.256</text:p>
          </table:table-cell>
          <table:table-cell office:value-type="float" office:value="326.7828" calcext:value-type="float">
            <text:p>326.782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1998" calcext:value-type="float">
            <text:p>13081998</text:p>
          </table:table-cell>
          <table:table-cell office:value-type="float" office:value="166.2456" calcext:value-type="float">
            <text:p>166.2456</text:p>
          </table:table-cell>
          <table:table-cell office:value-type="float" office:value="5720.5" calcext:value-type="float">
            <text:p>57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2.9089" calcext:value-type="float">
            <text:p>-442.9089</text:p>
          </table:table-cell>
          <table:table-cell office:value-type="float" office:value="1397.59" calcext:value-type="float">
            <text:p>1397.59</text:p>
          </table:table-cell>
          <table:table-cell office:value-type="float" office:value="0" calcext:value-type="float">
            <text:p>0</text:p>
          </table:table-cell>
          <table:table-cell office:value-type="float" office:value="99.51994" calcext:value-type="float">
            <text:p>99.51994</text:p>
          </table:table-cell>
          <table:table-cell office:value-type="float" office:value="24.56976" calcext:value-type="float">
            <text:p>24.56976</text:p>
          </table:table-cell>
          <table:table-cell office:value-type="float" office:value="-0.05724179" calcext:value-type="float">
            <text:p>-0.05724179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970275" calcext:value-type="float">
            <text:p>0.9970275</text:p>
          </table:table-cell>
          <table:table-cell office:value-type="float" office:value="2.036211" calcext:value-type="float">
            <text:p>2.036211</text:p>
          </table:table-cell>
          <table:table-cell office:value-type="float" office:value="360" calcext:value-type="float">
            <text:p>360</text:p>
          </table:table-cell>
          <table:table-cell office:value-type="float" office:value="-446.0424" calcext:value-type="float">
            <text:p>-446.0424</text:p>
          </table:table-cell>
          <table:table-cell office:value-type="float" office:value="0" calcext:value-type="float">
            <text:p>0</text:p>
          </table:table-cell>
          <table:table-cell office:value-type="float" office:value="249.1552" calcext:value-type="float">
            <text:p>249.1552</text:p>
          </table:table-cell>
          <table:table-cell office:value-type="float" office:value="301.3488" calcext:value-type="float">
            <text:p>301.3488</text:p>
          </table:table-cell>
          <table:table-cell office:value-type="float" office:value="942.1376" calcext:value-type="float">
            <text:p>942.1376</text:p>
          </table:table-cell>
          <table:table-cell office:value-type="float" office:value="918.1096" calcext:value-type="float">
            <text:p>918.1096</text:p>
          </table:table-cell>
          <table:table-cell office:value-type="float" office:value="916.5508" calcext:value-type="float">
            <text:p>916.5508</text:p>
          </table:table-cell>
          <table:table-cell office:value-type="float" office:value="924.3692" calcext:value-type="float">
            <text:p>924.3692</text:p>
          </table:table-cell>
          <table:table-cell office:value-type="float" office:value="336.3954" calcext:value-type="float">
            <text:p>336.3954</text:p>
          </table:table-cell>
          <table:table-cell office:value-type="float" office:value="452.7897" calcext:value-type="float">
            <text:p>452.7897</text:p>
          </table:table-cell>
          <table:table-cell office:value-type="float" office:value="388.2184" calcext:value-type="float">
            <text:p>388.2184</text:p>
          </table:table-cell>
          <table:table-cell office:value-type="float" office:value="326.7614" calcext:value-type="float">
            <text:p>326.761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1998" calcext:value-type="float">
            <text:p>14081998</text:p>
          </table:table-cell>
          <table:table-cell office:value-type="float" office:value="165.4452" calcext:value-type="float">
            <text:p>165.4452</text:p>
          </table:table-cell>
          <table:table-cell office:value-type="float" office:value="5719.639" calcext:value-type="float">
            <text:p>5719.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4.4939" calcext:value-type="float">
            <text:p>-444.4939</text:p>
          </table:table-cell>
          <table:table-cell office:value-type="float" office:value="1400.547" calcext:value-type="float">
            <text:p>1400.547</text:p>
          </table:table-cell>
          <table:table-cell office:value-type="float" office:value="0" calcext:value-type="float">
            <text:p>0</text:p>
          </table:table-cell>
          <table:table-cell office:value-type="float" office:value="98.94042" calcext:value-type="float">
            <text:p>98.94042</text:p>
          </table:table-cell>
          <table:table-cell office:value-type="float" office:value="24.51925" calcext:value-type="float">
            <text:p>24.51925</text:p>
          </table:table-cell>
          <table:table-cell office:value-type="float" office:value="-0.0570352" calcext:value-type="float">
            <text:p>-0.0570352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974967" calcext:value-type="float">
            <text:p>0.9974967</text:p>
          </table:table-cell>
          <table:table-cell office:value-type="float" office:value="2.034764" calcext:value-type="float">
            <text:p>2.034764</text:p>
          </table:table-cell>
          <table:table-cell office:value-type="float" office:value="360" calcext:value-type="float">
            <text:p>360</text:p>
          </table:table-cell>
          <table:table-cell office:value-type="float" office:value="-447.6261" calcext:value-type="float">
            <text:p>-447.6261</text:p>
          </table:table-cell>
          <table:table-cell office:value-type="float" office:value="0" calcext:value-type="float">
            <text:p>0</text:p>
          </table:table-cell>
          <table:table-cell office:value-type="float" office:value="249.2116" calcext:value-type="float">
            <text:p>249.2116</text:p>
          </table:table-cell>
          <table:table-cell office:value-type="float" office:value="301.1442" calcext:value-type="float">
            <text:p>301.1442</text:p>
          </table:table-cell>
          <table:table-cell office:value-type="float" office:value="941.6497" calcext:value-type="float">
            <text:p>941.6497</text:p>
          </table:table-cell>
          <table:table-cell office:value-type="float" office:value="917.7778" calcext:value-type="float">
            <text:p>917.7778</text:p>
          </table:table-cell>
          <table:table-cell office:value-type="float" office:value="916.3088" calcext:value-type="float">
            <text:p>916.3088</text:p>
          </table:table-cell>
          <table:table-cell office:value-type="float" office:value="924.1572" calcext:value-type="float">
            <text:p>924.1572</text:p>
          </table:table-cell>
          <table:table-cell office:value-type="float" office:value="336.3328" calcext:value-type="float">
            <text:p>336.3328</text:p>
          </table:table-cell>
          <table:table-cell office:value-type="float" office:value="452.7241" calcext:value-type="float">
            <text:p>452.7241</text:p>
          </table:table-cell>
          <table:table-cell office:value-type="float" office:value="388.1811" calcext:value-type="float">
            <text:p>388.1811</text:p>
          </table:table-cell>
          <table:table-cell office:value-type="float" office:value="326.7401" calcext:value-type="float">
            <text:p>326.740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1998" calcext:value-type="float">
            <text:p>15081998</text:p>
          </table:table-cell>
          <table:table-cell office:value-type="float" office:value="164.5061" calcext:value-type="float">
            <text:p>164.5061</text:p>
          </table:table-cell>
          <table:table-cell office:value-type="float" office:value="5718.725" calcext:value-type="float">
            <text:p>5718.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6.2291" calcext:value-type="float">
            <text:p>-446.2291</text:p>
          </table:table-cell>
          <table:table-cell office:value-type="float" office:value="1406.766" calcext:value-type="float">
            <text:p>1406.766</text:p>
          </table:table-cell>
          <table:table-cell office:value-type="float" office:value="0" calcext:value-type="float">
            <text:p>0</text:p>
          </table:table-cell>
          <table:table-cell office:value-type="float" office:value="98.32302" calcext:value-type="float">
            <text:p>98.32302</text:p>
          </table:table-cell>
          <table:table-cell office:value-type="float" office:value="24.40649" calcext:value-type="float">
            <text:p>24.40649</text:p>
          </table:table-cell>
          <table:table-cell office:value-type="float" office:value="-0.05685243" calcext:value-type="float">
            <text:p>-0.05685243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979659" calcext:value-type="float">
            <text:p>0.9979659</text:p>
          </table:table-cell>
          <table:table-cell office:value-type="float" office:value="2.033368" calcext:value-type="float">
            <text:p>2.033368</text:p>
          </table:table-cell>
          <table:table-cell office:value-type="float" office:value="360" calcext:value-type="float">
            <text:p>360</text:p>
          </table:table-cell>
          <table:table-cell office:value-type="float" office:value="-449.3602" calcext:value-type="float">
            <text:p>-449.3602</text:p>
          </table:table-cell>
          <table:table-cell office:value-type="float" office:value="0" calcext:value-type="float">
            <text:p>0</text:p>
          </table:table-cell>
          <table:table-cell office:value-type="float" office:value="249.2821" calcext:value-type="float">
            <text:p>249.2821</text:p>
          </table:table-cell>
          <table:table-cell office:value-type="float" office:value="300.9274" calcext:value-type="float">
            <text:p>300.9274</text:p>
          </table:table-cell>
          <table:table-cell office:value-type="float" office:value="941.12" calcext:value-type="float">
            <text:p>941.12</text:p>
          </table:table-cell>
          <table:table-cell office:value-type="float" office:value="917.4078" calcext:value-type="float">
            <text:p>917.4078</text:p>
          </table:table-cell>
          <table:table-cell office:value-type="float" office:value="916.0409" calcext:value-type="float">
            <text:p>916.0409</text:p>
          </table:table-cell>
          <table:table-cell office:value-type="float" office:value="923.9237" calcext:value-type="float">
            <text:p>923.9237</text:p>
          </table:table-cell>
          <table:table-cell office:value-type="float" office:value="336.2655" calcext:value-type="float">
            <text:p>336.2655</text:p>
          </table:table-cell>
          <table:table-cell office:value-type="float" office:value="452.657" calcext:value-type="float">
            <text:p>452.657</text:p>
          </table:table-cell>
          <table:table-cell office:value-type="float" office:value="388.1439" calcext:value-type="float">
            <text:p>388.1439</text:p>
          </table:table-cell>
          <table:table-cell office:value-type="float" office:value="326.7189" calcext:value-type="float">
            <text:p>326.718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1998" calcext:value-type="float">
            <text:p>16081998</text:p>
          </table:table-cell>
          <table:table-cell office:value-type="float" office:value="163.6266" calcext:value-type="float">
            <text:p>163.6266</text:p>
          </table:table-cell>
          <table:table-cell office:value-type="float" office:value="5717.908" calcext:value-type="float">
            <text:p>5717.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7.8957" calcext:value-type="float">
            <text:p>-447.8957</text:p>
          </table:table-cell>
          <table:table-cell office:value-type="float" office:value="1411.335" calcext:value-type="float">
            <text:p>1411.335</text:p>
          </table:table-cell>
          <table:table-cell office:value-type="float" office:value="0" calcext:value-type="float">
            <text:p>0</text:p>
          </table:table-cell>
          <table:table-cell office:value-type="float" office:value="97.8769" calcext:value-type="float">
            <text:p>97.8769</text:p>
          </table:table-cell>
          <table:table-cell office:value-type="float" office:value="24.27904" calcext:value-type="float">
            <text:p>24.27904</text:p>
          </table:table-cell>
          <table:table-cell office:value-type="float" office:value="-0.05662977" calcext:value-type="float">
            <text:p>-0.05662977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984351" calcext:value-type="float">
            <text:p>0.9984351</text:p>
          </table:table-cell>
          <table:table-cell office:value-type="float" office:value="2.032003" calcext:value-type="float">
            <text:p>2.032003</text:p>
          </table:table-cell>
          <table:table-cell office:value-type="float" office:value="360" calcext:value-type="float">
            <text:p>360</text:p>
          </table:table-cell>
          <table:table-cell office:value-type="float" office:value="-451.0257" calcext:value-type="float">
            <text:p>-451.0257</text:p>
          </table:table-cell>
          <table:table-cell office:value-type="float" office:value="0" calcext:value-type="float">
            <text:p>0</text:p>
          </table:table-cell>
          <table:table-cell office:value-type="float" office:value="249.3357" calcext:value-type="float">
            <text:p>249.3357</text:p>
          </table:table-cell>
          <table:table-cell office:value-type="float" office:value="300.7399" calcext:value-type="float">
            <text:p>300.7399</text:p>
          </table:table-cell>
          <table:table-cell office:value-type="float" office:value="940.6625" calcext:value-type="float">
            <text:p>940.6625</text:p>
          </table:table-cell>
          <table:table-cell office:value-type="float" office:value="917.0811" calcext:value-type="float">
            <text:p>917.0811</text:p>
          </table:table-cell>
          <table:table-cell office:value-type="float" office:value="915.8013" calcext:value-type="float">
            <text:p>915.8013</text:p>
          </table:table-cell>
          <table:table-cell office:value-type="float" office:value="923.7048" calcext:value-type="float">
            <text:p>923.7048</text:p>
          </table:table-cell>
          <table:table-cell office:value-type="float" office:value="336.2006" calcext:value-type="float">
            <text:p>336.2006</text:p>
          </table:table-cell>
          <table:table-cell office:value-type="float" office:value="452.5894" calcext:value-type="float">
            <text:p>452.5894</text:p>
          </table:table-cell>
          <table:table-cell office:value-type="float" office:value="388.1065" calcext:value-type="float">
            <text:p>388.1065</text:p>
          </table:table-cell>
          <table:table-cell office:value-type="float" office:value="326.6977" calcext:value-type="float">
            <text:p>326.697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1998" calcext:value-type="float">
            <text:p>17081998</text:p>
          </table:table-cell>
          <table:table-cell office:value-type="float" office:value="162.8288" calcext:value-type="float">
            <text:p>162.8288</text:p>
          </table:table-cell>
          <table:table-cell office:value-type="float" office:value="5717.031" calcext:value-type="float">
            <text:p>5717.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9.4995" calcext:value-type="float">
            <text:p>-449.4995</text:p>
          </table:table-cell>
          <table:table-cell office:value-type="float" office:value="1417.727" calcext:value-type="float">
            <text:p>1417.727</text:p>
          </table:table-cell>
          <table:table-cell office:value-type="float" office:value="0" calcext:value-type="float">
            <text:p>0</text:p>
          </table:table-cell>
          <table:table-cell office:value-type="float" office:value="97.31001" calcext:value-type="float">
            <text:p>97.31001</text:p>
          </table:table-cell>
          <table:table-cell office:value-type="float" office:value="24.22608" calcext:value-type="float">
            <text:p>24.22608</text:p>
          </table:table-cell>
          <table:table-cell office:value-type="float" office:value="-0.05644006" calcext:value-type="float">
            <text:p>-0.05644006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989043" calcext:value-type="float">
            <text:p>0.9989043</text:p>
          </table:table-cell>
          <table:table-cell office:value-type="float" office:value="2.030638" calcext:value-type="float">
            <text:p>2.030638</text:p>
          </table:table-cell>
          <table:table-cell office:value-type="float" office:value="360" calcext:value-type="float">
            <text:p>360</text:p>
          </table:table-cell>
          <table:table-cell office:value-type="float" office:value="-452.6284" calcext:value-type="float">
            <text:p>-452.6284</text:p>
          </table:table-cell>
          <table:table-cell office:value-type="float" office:value="0" calcext:value-type="float">
            <text:p>0</text:p>
          </table:table-cell>
          <table:table-cell office:value-type="float" office:value="249.3941" calcext:value-type="float">
            <text:p>249.3941</text:p>
          </table:table-cell>
          <table:table-cell office:value-type="float" office:value="300.5352" calcext:value-type="float">
            <text:p>300.5352</text:p>
          </table:table-cell>
          <table:table-cell office:value-type="float" office:value="940.1717" calcext:value-type="float">
            <text:p>940.1717</text:p>
          </table:table-cell>
          <table:table-cell office:value-type="float" office:value="916.7453" calcext:value-type="float">
            <text:p>916.7453</text:p>
          </table:table-cell>
          <table:table-cell office:value-type="float" office:value="915.5572" calcext:value-type="float">
            <text:p>915.5572</text:p>
          </table:table-cell>
          <table:table-cell office:value-type="float" office:value="923.489" calcext:value-type="float">
            <text:p>923.489</text:p>
          </table:table-cell>
          <table:table-cell office:value-type="float" office:value="336.137" calcext:value-type="float">
            <text:p>336.137</text:p>
          </table:table-cell>
          <table:table-cell office:value-type="float" office:value="452.5225" calcext:value-type="float">
            <text:p>452.5225</text:p>
          </table:table-cell>
          <table:table-cell office:value-type="float" office:value="388.0693" calcext:value-type="float">
            <text:p>388.0693</text:p>
          </table:table-cell>
          <table:table-cell office:value-type="float" office:value="326.6765" calcext:value-type="float">
            <text:p>326.676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1998" calcext:value-type="float">
            <text:p>18081998</text:p>
          </table:table-cell>
          <table:table-cell office:value-type="float" office:value="162.1681" calcext:value-type="float">
            <text:p>162.1681</text:p>
          </table:table-cell>
          <table:table-cell office:value-type="float" office:value="5716.192" calcext:value-type="float">
            <text:p>5716.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0.9687" calcext:value-type="float">
            <text:p>-450.9687</text:p>
          </table:table-cell>
          <table:table-cell office:value-type="float" office:value="1422.216" calcext:value-type="float">
            <text:p>1422.216</text:p>
          </table:table-cell>
          <table:table-cell office:value-type="float" office:value="0" calcext:value-type="float">
            <text:p>0</text:p>
          </table:table-cell>
          <table:table-cell office:value-type="float" office:value="96.95223" calcext:value-type="float">
            <text:p>96.95223</text:p>
          </table:table-cell>
          <table:table-cell office:value-type="float" office:value="24.20397" calcext:value-type="float">
            <text:p>24.20397</text:p>
          </table:table-cell>
          <table:table-cell office:value-type="float" office:value="-0.05621162" calcext:value-type="float">
            <text:p>-0.05621162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993736" calcext:value-type="float">
            <text:p>0.9993736</text:p>
          </table:table-cell>
          <table:table-cell office:value-type="float" office:value="2.029325" calcext:value-type="float">
            <text:p>2.029325</text:p>
          </table:table-cell>
          <table:table-cell office:value-type="float" office:value="360" calcext:value-type="float">
            <text:p>360</text:p>
          </table:table-cell>
          <table:table-cell office:value-type="float" office:value="-454.0965" calcext:value-type="float">
            <text:p>-454.0965</text:p>
          </table:table-cell>
          <table:table-cell office:value-type="float" office:value="0" calcext:value-type="float">
            <text:p>0</text:p>
          </table:table-cell>
          <table:table-cell office:value-type="float" office:value="249.4415" calcext:value-type="float">
            <text:p>249.4415</text:p>
          </table:table-cell>
          <table:table-cell office:value-type="float" office:value="300.3739" calcext:value-type="float">
            <text:p>300.3739</text:p>
          </table:table-cell>
          <table:table-cell office:value-type="float" office:value="939.7573" calcext:value-type="float">
            <text:p>939.7573</text:p>
          </table:table-cell>
          <table:table-cell office:value-type="float" office:value="916.4353" calcext:value-type="float">
            <text:p>916.4353</text:p>
          </table:table-cell>
          <table:table-cell office:value-type="float" office:value="915.3215" calcext:value-type="float">
            <text:p>915.3215</text:p>
          </table:table-cell>
          <table:table-cell office:value-type="float" office:value="923.2766" calcext:value-type="float">
            <text:p>923.2766</text:p>
          </table:table-cell>
          <table:table-cell office:value-type="float" office:value="336.0727" calcext:value-type="float">
            <text:p>336.0727</text:p>
          </table:table-cell>
          <table:table-cell office:value-type="float" office:value="452.4551" calcext:value-type="float">
            <text:p>452.4551</text:p>
          </table:table-cell>
          <table:table-cell office:value-type="float" office:value="388.0321" calcext:value-type="float">
            <text:p>388.0321</text:p>
          </table:table-cell>
          <table:table-cell office:value-type="float" office:value="326.6554" calcext:value-type="float">
            <text:p>326.655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1998" calcext:value-type="float">
            <text:p>19081998</text:p>
          </table:table-cell>
          <table:table-cell office:value-type="float" office:value="161.5533" calcext:value-type="float">
            <text:p>161.5533</text:p>
          </table:table-cell>
          <table:table-cell office:value-type="float" office:value="5715.434" calcext:value-type="float">
            <text:p>5715.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2.2946" calcext:value-type="float">
            <text:p>-452.2946</text:p>
          </table:table-cell>
          <table:table-cell office:value-type="float" office:value="1424.362" calcext:value-type="float">
            <text:p>1424.362</text:p>
          </table:table-cell>
          <table:table-cell office:value-type="float" office:value="0" calcext:value-type="float">
            <text:p>0</text:p>
          </table:table-cell>
          <table:table-cell office:value-type="float" office:value="96.56169" calcext:value-type="float">
            <text:p>96.56169</text:p>
          </table:table-cell>
          <table:table-cell office:value-type="float" office:value="24.184" calcext:value-type="float">
            <text:p>24.184</text:p>
          </table:table-cell>
          <table:table-cell office:value-type="float" office:value="-0.05596861" calcext:value-type="float">
            <text:p>-0.05596861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0.9998428" calcext:value-type="float">
            <text:p>0.9998428</text:p>
          </table:table-cell>
          <table:table-cell office:value-type="float" office:value="2.028036" calcext:value-type="float">
            <text:p>2.028036</text:p>
          </table:table-cell>
          <table:table-cell office:value-type="float" office:value="360" calcext:value-type="float">
            <text:p>360</text:p>
          </table:table-cell>
          <table:table-cell office:value-type="float" office:value="-455.4214" calcext:value-type="float">
            <text:p>-455.4214</text:p>
          </table:table-cell>
          <table:table-cell office:value-type="float" office:value="0" calcext:value-type="float">
            <text:p>0</text:p>
          </table:table-cell>
          <table:table-cell office:value-type="float" office:value="249.4831" calcext:value-type="float">
            <text:p>249.4831</text:p>
          </table:table-cell>
          <table:table-cell office:value-type="float" office:value="300.21" calcext:value-type="float">
            <text:p>300.21</text:p>
          </table:table-cell>
          <table:table-cell office:value-type="float" office:value="939.3657" calcext:value-type="float">
            <text:p>939.3657</text:p>
          </table:table-cell>
          <table:table-cell office:value-type="float" office:value="916.1589" calcext:value-type="float">
            <text:p>916.1589</text:p>
          </table:table-cell>
          <table:table-cell office:value-type="float" office:value="915.1106" calcext:value-type="float">
            <text:p>915.1106</text:p>
          </table:table-cell>
          <table:table-cell office:value-type="float" office:value="923.1022" calcext:value-type="float">
            <text:p>923.1022</text:p>
          </table:table-cell>
          <table:table-cell office:value-type="float" office:value="336.0166" calcext:value-type="float">
            <text:p>336.0166</text:p>
          </table:table-cell>
          <table:table-cell office:value-type="float" office:value="452.3933" calcext:value-type="float">
            <text:p>452.3933</text:p>
          </table:table-cell>
          <table:table-cell office:value-type="float" office:value="387.9953" calcext:value-type="float">
            <text:p>387.9953</text:p>
          </table:table-cell>
          <table:table-cell office:value-type="float" office:value="326.6342" calcext:value-type="float">
            <text:p>326.634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1998" calcext:value-type="float">
            <text:p>20081998</text:p>
          </table:table-cell>
          <table:table-cell office:value-type="float" office:value="160.9277" calcext:value-type="float">
            <text:p>160.9277</text:p>
          </table:table-cell>
          <table:table-cell office:value-type="float" office:value="5714.732" calcext:value-type="float">
            <text:p>5714.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3.5119" calcext:value-type="float">
            <text:p>-453.5119</text:p>
          </table:table-cell>
          <table:table-cell office:value-type="float" office:value="1428.958" calcext:value-type="float">
            <text:p>1428.958</text:p>
          </table:table-cell>
          <table:table-cell office:value-type="float" office:value="0" calcext:value-type="float">
            <text:p>0</text:p>
          </table:table-cell>
          <table:table-cell office:value-type="float" office:value="96.20043" calcext:value-type="float">
            <text:p>96.20043</text:p>
          </table:table-cell>
          <table:table-cell office:value-type="float" office:value="24.12088" calcext:value-type="float">
            <text:p>24.12088</text:p>
          </table:table-cell>
          <table:table-cell office:value-type="float" office:value="-0.05574613" calcext:value-type="float">
            <text:p>-0.05574613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1.000304" calcext:value-type="float">
            <text:p>1.000304</text:p>
          </table:table-cell>
          <table:table-cell office:value-type="float" office:value="2.026802" calcext:value-type="float">
            <text:p>2.026802</text:p>
          </table:table-cell>
          <table:table-cell office:value-type="float" office:value="360" calcext:value-type="float">
            <text:p>360</text:p>
          </table:table-cell>
          <table:table-cell office:value-type="float" office:value="-456.6378" calcext:value-type="float">
            <text:p>-456.6378</text:p>
          </table:table-cell>
          <table:table-cell office:value-type="float" office:value="0" calcext:value-type="float">
            <text:p>0</text:p>
          </table:table-cell>
          <table:table-cell office:value-type="float" office:value="249.5308" calcext:value-type="float">
            <text:p>249.5308</text:p>
          </table:table-cell>
          <table:table-cell office:value-type="float" office:value="300.064" calcext:value-type="float">
            <text:p>300.064</text:p>
          </table:table-cell>
          <table:table-cell office:value-type="float" office:value="939.0052" calcext:value-type="float">
            <text:p>939.0052</text:p>
          </table:table-cell>
          <table:table-cell office:value-type="float" office:value="915.8982" calcext:value-type="float">
            <text:p>915.8982</text:p>
          </table:table-cell>
          <table:table-cell office:value-type="float" office:value="914.9068" calcext:value-type="float">
            <text:p>914.9068</text:p>
          </table:table-cell>
          <table:table-cell office:value-type="float" office:value="922.9323" calcext:value-type="float">
            <text:p>922.9323</text:p>
          </table:table-cell>
          <table:table-cell office:value-type="float" office:value="335.962" calcext:value-type="float">
            <text:p>335.962</text:p>
          </table:table-cell>
          <table:table-cell office:value-type="float" office:value="452.3346" calcext:value-type="float">
            <text:p>452.3346</text:p>
          </table:table-cell>
          <table:table-cell office:value-type="float" office:value="387.9594" calcext:value-type="float">
            <text:p>387.9594</text:p>
          </table:table-cell>
          <table:table-cell office:value-type="float" office:value="326.6132" calcext:value-type="float">
            <text:p>326.613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1998" calcext:value-type="float">
            <text:p>21081998</text:p>
          </table:table-cell>
          <table:table-cell office:value-type="float" office:value="160.1742" calcext:value-type="float">
            <text:p>160.1742</text:p>
          </table:table-cell>
          <table:table-cell office:value-type="float" office:value="5714.079" calcext:value-type="float">
            <text:p>5714.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4.891" calcext:value-type="float">
            <text:p>-454.891</text:p>
          </table:table-cell>
          <table:table-cell office:value-type="float" office:value="1433.306" calcext:value-type="float">
            <text:p>1433.306</text:p>
          </table:table-cell>
          <table:table-cell office:value-type="float" office:value="0" calcext:value-type="float">
            <text:p>0</text:p>
          </table:table-cell>
          <table:table-cell office:value-type="float" office:value="95.87141" calcext:value-type="float">
            <text:p>95.87141</text:p>
          </table:table-cell>
          <table:table-cell office:value-type="float" office:value="23.97437" calcext:value-type="float">
            <text:p>23.97437</text:p>
          </table:table-cell>
          <table:table-cell office:value-type="float" office:value="-0.05553136" calcext:value-type="float">
            <text:p>-0.05553136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1.000762" calcext:value-type="float">
            <text:p>1.000762</text:p>
          </table:table-cell>
          <table:table-cell office:value-type="float" office:value="2.025641" calcext:value-type="float">
            <text:p>2.025641</text:p>
          </table:table-cell>
          <table:table-cell office:value-type="float" office:value="360" calcext:value-type="float">
            <text:p>360</text:p>
          </table:table-cell>
          <table:table-cell office:value-type="float" office:value="-458.0159" calcext:value-type="float">
            <text:p>-458.0159</text:p>
          </table:table-cell>
          <table:table-cell office:value-type="float" office:value="0" calcext:value-type="float">
            <text:p>0</text:p>
          </table:table-cell>
          <table:table-cell office:value-type="float" office:value="249.5726" calcext:value-type="float">
            <text:p>249.5726</text:p>
          </table:table-cell>
          <table:table-cell office:value-type="float" office:value="299.9128" calcext:value-type="float">
            <text:p>299.9128</text:p>
          </table:table-cell>
          <table:table-cell office:value-type="float" office:value="938.6396" calcext:value-type="float">
            <text:p>938.6396</text:p>
          </table:table-cell>
          <table:table-cell office:value-type="float" office:value="915.6427" calcext:value-type="float">
            <text:p>915.6427</text:p>
          </table:table-cell>
          <table:table-cell office:value-type="float" office:value="914.7069" calcext:value-type="float">
            <text:p>914.7069</text:p>
          </table:table-cell>
          <table:table-cell office:value-type="float" office:value="922.7685" calcext:value-type="float">
            <text:p>922.7685</text:p>
          </table:table-cell>
          <table:table-cell office:value-type="float" office:value="335.9099" calcext:value-type="float">
            <text:p>335.9099</text:p>
          </table:table-cell>
          <table:table-cell office:value-type="float" office:value="452.2776" calcext:value-type="float">
            <text:p>452.2776</text:p>
          </table:table-cell>
          <table:table-cell office:value-type="float" office:value="387.9243" calcext:value-type="float">
            <text:p>387.9243</text:p>
          </table:table-cell>
          <table:table-cell office:value-type="float" office:value="326.5924" calcext:value-type="float">
            <text:p>326.592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1998" calcext:value-type="float">
            <text:p>22081998</text:p>
          </table:table-cell>
          <table:table-cell office:value-type="float" office:value="159.4289" calcext:value-type="float">
            <text:p>159.4289</text:p>
          </table:table-cell>
          <table:table-cell office:value-type="float" office:value="5713.403" calcext:value-type="float">
            <text:p>5713.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6.2672" calcext:value-type="float">
            <text:p>-456.2672</text:p>
          </table:table-cell>
          <table:table-cell office:value-type="float" office:value="1437.454" calcext:value-type="float">
            <text:p>1437.454</text:p>
          </table:table-cell>
          <table:table-cell office:value-type="float" office:value="0" calcext:value-type="float">
            <text:p>0</text:p>
          </table:table-cell>
          <table:table-cell office:value-type="float" office:value="95.51534" calcext:value-type="float">
            <text:p>95.51534</text:p>
          </table:table-cell>
          <table:table-cell office:value-type="float" office:value="23.83237" calcext:value-type="float">
            <text:p>23.83237</text:p>
          </table:table-cell>
          <table:table-cell office:value-type="float" office:value="-0.05529458" calcext:value-type="float">
            <text:p>-0.05529458</text:p>
          </table:table-cell>
          <table:table-cell office:value-type="float" office:value="0.0382104" calcext:value-type="float">
            <text:p>0.0382104</text:p>
          </table:table-cell>
          <table:table-cell office:value-type="float" office:value="1.001391" calcext:value-type="float">
            <text:p>1.001391</text:p>
          </table:table-cell>
          <table:table-cell office:value-type="float" office:value="2.0248" calcext:value-type="float">
            <text:p>2.0248</text:p>
          </table:table-cell>
          <table:table-cell office:value-type="float" office:value="360" calcext:value-type="float">
            <text:p>360</text:p>
          </table:table-cell>
          <table:table-cell office:value-type="float" office:value="-459.3916" calcext:value-type="float">
            <text:p>-459.3916</text:p>
          </table:table-cell>
          <table:table-cell office:value-type="float" office:value="0" calcext:value-type="float">
            <text:p>0</text:p>
          </table:table-cell>
          <table:table-cell office:value-type="float" office:value="249.6227" calcext:value-type="float">
            <text:p>249.6227</text:p>
          </table:table-cell>
          <table:table-cell office:value-type="float" office:value="299.7582" calcext:value-type="float">
            <text:p>299.7582</text:p>
          </table:table-cell>
          <table:table-cell office:value-type="float" office:value="938.2629" calcext:value-type="float">
            <text:p>938.2629</text:p>
          </table:table-cell>
          <table:table-cell office:value-type="float" office:value="915.3804" calcext:value-type="float">
            <text:p>915.3804</text:p>
          </table:table-cell>
          <table:table-cell office:value-type="float" office:value="914.5026" calcext:value-type="float">
            <text:p>914.5026</text:p>
          </table:table-cell>
          <table:table-cell office:value-type="float" office:value="922.6025" calcext:value-type="float">
            <text:p>922.6025</text:p>
          </table:table-cell>
          <table:table-cell office:value-type="float" office:value="335.8577" calcext:value-type="float">
            <text:p>335.8577</text:p>
          </table:table-cell>
          <table:table-cell office:value-type="float" office:value="452.2216" calcext:value-type="float">
            <text:p>452.2216</text:p>
          </table:table-cell>
          <table:table-cell office:value-type="float" office:value="387.8895" calcext:value-type="float">
            <text:p>387.8895</text:p>
          </table:table-cell>
          <table:table-cell office:value-type="float" office:value="326.5716" calcext:value-type="float">
            <text:p>326.571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1998" calcext:value-type="float">
            <text:p>23081998</text:p>
          </table:table-cell>
          <table:table-cell office:value-type="float" office:value="158.7631" calcext:value-type="float">
            <text:p>158.7631</text:p>
          </table:table-cell>
          <table:table-cell office:value-type="float" office:value="5712.766" calcext:value-type="float">
            <text:p>5712.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7.3244" calcext:value-type="float">
            <text:p>-457.3244</text:p>
          </table:table-cell>
          <table:table-cell office:value-type="float" office:value="1439.504" calcext:value-type="float">
            <text:p>1439.504</text:p>
          </table:table-cell>
          <table:table-cell office:value-type="float" office:value="0" calcext:value-type="float">
            <text:p>0</text:p>
          </table:table-cell>
          <table:table-cell office:value-type="float" office:value="95.19172" calcext:value-type="float">
            <text:p>95.19172</text:p>
          </table:table-cell>
          <table:table-cell office:value-type="float" office:value="23.65335" calcext:value-type="float">
            <text:p>23.65335</text:p>
          </table:table-cell>
          <table:table-cell office:value-type="float" office:value="-0.05508256" calcext:value-type="float">
            <text:p>-0.05508256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02576" calcext:value-type="float">
            <text:p>1.002576</text:p>
          </table:table-cell>
          <table:table-cell office:value-type="float" office:value="2.026393" calcext:value-type="float">
            <text:p>2.026393</text:p>
          </table:table-cell>
          <table:table-cell office:value-type="float" office:value="360" calcext:value-type="float">
            <text:p>360</text:p>
          </table:table-cell>
          <table:table-cell office:value-type="float" office:value="-460.4515" calcext:value-type="float">
            <text:p>-460.4515</text:p>
          </table:table-cell>
          <table:table-cell office:value-type="float" office:value="0" calcext:value-type="float">
            <text:p>0</text:p>
          </table:table-cell>
          <table:table-cell office:value-type="float" office:value="249.7021" calcext:value-type="float">
            <text:p>249.7021</text:p>
          </table:table-cell>
          <table:table-cell office:value-type="float" office:value="299.6369" calcext:value-type="float">
            <text:p>299.6369</text:p>
          </table:table-cell>
          <table:table-cell office:value-type="float" office:value="937.9388" calcext:value-type="float">
            <text:p>937.9388</text:p>
          </table:table-cell>
          <table:table-cell office:value-type="float" office:value="915.1379" calcext:value-type="float">
            <text:p>915.1379</text:p>
          </table:table-cell>
          <table:table-cell office:value-type="float" office:value="914.3096" calcext:value-type="float">
            <text:p>914.3096</text:p>
          </table:table-cell>
          <table:table-cell office:value-type="float" office:value="922.4427" calcext:value-type="float">
            <text:p>922.4427</text:p>
          </table:table-cell>
          <table:table-cell office:value-type="float" office:value="335.8073" calcext:value-type="float">
            <text:p>335.8073</text:p>
          </table:table-cell>
          <table:table-cell office:value-type="float" office:value="452.1662" calcext:value-type="float">
            <text:p>452.1662</text:p>
          </table:table-cell>
          <table:table-cell office:value-type="float" office:value="387.8548" calcext:value-type="float">
            <text:p>387.8548</text:p>
          </table:table-cell>
          <table:table-cell office:value-type="float" office:value="326.5508" calcext:value-type="float">
            <text:p>326.550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1998" calcext:value-type="float">
            <text:p>24081998</text:p>
          </table:table-cell>
          <table:table-cell office:value-type="float" office:value="157.619" calcext:value-type="float">
            <text:p>157.619</text:p>
          </table:table-cell>
          <table:table-cell office:value-type="float" office:value="5712.228" calcext:value-type="float">
            <text:p>5712.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8.8619" calcext:value-type="float">
            <text:p>-458.8619</text:p>
          </table:table-cell>
          <table:table-cell office:value-type="float" office:value="1443.513" calcext:value-type="float">
            <text:p>1443.513</text:p>
          </table:table-cell>
          <table:table-cell office:value-type="float" office:value="0" calcext:value-type="float">
            <text:p>0</text:p>
          </table:table-cell>
          <table:table-cell office:value-type="float" office:value="95.13238" calcext:value-type="float">
            <text:p>95.13238</text:p>
          </table:table-cell>
          <table:table-cell office:value-type="float" office:value="23.11607" calcext:value-type="float">
            <text:p>23.11607</text:p>
          </table:table-cell>
          <table:table-cell office:value-type="float" office:value="-0.05527188" calcext:value-type="float">
            <text:p>-0.05527188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10741" calcext:value-type="float">
            <text:p>1.010741</text:p>
          </table:table-cell>
          <table:table-cell office:value-type="float" office:value="2.045666" calcext:value-type="float">
            <text:p>2.045666</text:p>
          </table:table-cell>
          <table:table-cell office:value-type="float" office:value="360" calcext:value-type="float">
            <text:p>360</text:p>
          </table:table-cell>
          <table:table-cell office:value-type="float" office:value="-462.0166" calcext:value-type="float">
            <text:p>-462.0166</text:p>
          </table:table-cell>
          <table:table-cell office:value-type="float" office:value="0" calcext:value-type="float">
            <text:p>0</text:p>
          </table:table-cell>
          <table:table-cell office:value-type="float" office:value="249.7979" calcext:value-type="float">
            <text:p>249.7979</text:p>
          </table:table-cell>
          <table:table-cell office:value-type="float" office:value="299.5038" calcext:value-type="float">
            <text:p>299.5038</text:p>
          </table:table-cell>
          <table:table-cell office:value-type="float" office:value="937.587" calcext:value-type="float">
            <text:p>937.587</text:p>
          </table:table-cell>
          <table:table-cell office:value-type="float" office:value="914.8884" calcext:value-type="float">
            <text:p>914.8884</text:p>
          </table:table-cell>
          <table:table-cell office:value-type="float" office:value="914.1174" calcext:value-type="float">
            <text:p>914.1174</text:p>
          </table:table-cell>
          <table:table-cell office:value-type="float" office:value="922.287" calcext:value-type="float">
            <text:p>922.287</text:p>
          </table:table-cell>
          <table:table-cell office:value-type="float" office:value="335.7586" calcext:value-type="float">
            <text:p>335.7586</text:p>
          </table:table-cell>
          <table:table-cell office:value-type="float" office:value="452.1125" calcext:value-type="float">
            <text:p>452.1125</text:p>
          </table:table-cell>
          <table:table-cell office:value-type="float" office:value="387.8206" calcext:value-type="float">
            <text:p>387.8206</text:p>
          </table:table-cell>
          <table:table-cell office:value-type="float" office:value="326.5301" calcext:value-type="float">
            <text:p>326.530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1998" calcext:value-type="float">
            <text:p>25081998</text:p>
          </table:table-cell>
          <table:table-cell office:value-type="float" office:value="156.4846" calcext:value-type="float">
            <text:p>156.4846</text:p>
          </table:table-cell>
          <table:table-cell office:value-type="float" office:value="5711.737" calcext:value-type="float">
            <text:p>5711.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0.1888" calcext:value-type="float">
            <text:p>-460.1888</text:p>
          </table:table-cell>
          <table:table-cell office:value-type="float" office:value="1447.685" calcext:value-type="float">
            <text:p>1447.685</text:p>
          </table:table-cell>
          <table:table-cell office:value-type="float" office:value="0" calcext:value-type="float">
            <text:p>0</text:p>
          </table:table-cell>
          <table:table-cell office:value-type="float" office:value="95.03963" calcext:value-type="float">
            <text:p>95.03963</text:p>
          </table:table-cell>
          <table:table-cell office:value-type="float" office:value="22.52213" calcext:value-type="float">
            <text:p>22.52213</text:p>
          </table:table-cell>
          <table:table-cell office:value-type="float" office:value="-0.0555772" calcext:value-type="float">
            <text:p>-0.0555772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1855" calcext:value-type="float">
            <text:p>1.01855</text:p>
          </table:table-cell>
          <table:table-cell office:value-type="float" office:value="2.063341" calcext:value-type="float">
            <text:p>2.063341</text:p>
          </table:table-cell>
          <table:table-cell office:value-type="float" office:value="360" calcext:value-type="float">
            <text:p>360</text:p>
          </table:table-cell>
          <table:table-cell office:value-type="float" office:value="-463.3693" calcext:value-type="float">
            <text:p>-463.3693</text:p>
          </table:table-cell>
          <table:table-cell office:value-type="float" office:value="0" calcext:value-type="float">
            <text:p>0</text:p>
          </table:table-cell>
          <table:table-cell office:value-type="float" office:value="249.9196" calcext:value-type="float">
            <text:p>249.9196</text:p>
          </table:table-cell>
          <table:table-cell office:value-type="float" office:value="299.3906" calcext:value-type="float">
            <text:p>299.3906</text:p>
          </table:table-cell>
          <table:table-cell office:value-type="float" office:value="937.277" calcext:value-type="float">
            <text:p>937.277</text:p>
          </table:table-cell>
          <table:table-cell office:value-type="float" office:value="914.6538" calcext:value-type="float">
            <text:p>914.6538</text:p>
          </table:table-cell>
          <table:table-cell office:value-type="float" office:value="913.9307" calcext:value-type="float">
            <text:p>913.9307</text:p>
          </table:table-cell>
          <table:table-cell office:value-type="float" office:value="922.1344" calcext:value-type="float">
            <text:p>922.1344</text:p>
          </table:table-cell>
          <table:table-cell office:value-type="float" office:value="335.7112" calcext:value-type="float">
            <text:p>335.7112</text:p>
          </table:table-cell>
          <table:table-cell office:value-type="float" office:value="452.0594" calcext:value-type="float">
            <text:p>452.0594</text:p>
          </table:table-cell>
          <table:table-cell office:value-type="float" office:value="387.7865" calcext:value-type="float">
            <text:p>387.7865</text:p>
          </table:table-cell>
          <table:table-cell office:value-type="float" office:value="326.5096" calcext:value-type="float">
            <text:p>326.509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1998" calcext:value-type="float">
            <text:p>26081998</text:p>
          </table:table-cell>
          <table:table-cell office:value-type="float" office:value="155.3513" calcext:value-type="float">
            <text:p>155.3513</text:p>
          </table:table-cell>
          <table:table-cell office:value-type="float" office:value="5711.212" calcext:value-type="float">
            <text:p>5711.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1.9235" calcext:value-type="float">
            <text:p>-461.9235</text:p>
          </table:table-cell>
          <table:table-cell office:value-type="float" office:value="1456.075" calcext:value-type="float">
            <text:p>1456.075</text:p>
          </table:table-cell>
          <table:table-cell office:value-type="float" office:value="0" calcext:value-type="float">
            <text:p>0</text:p>
          </table:table-cell>
          <table:table-cell office:value-type="float" office:value="94.92645" calcext:value-type="float">
            <text:p>94.92645</text:p>
          </table:table-cell>
          <table:table-cell office:value-type="float" office:value="22.039" calcext:value-type="float">
            <text:p>22.039</text:p>
          </table:table-cell>
          <table:table-cell office:value-type="float" office:value="-0.05549896" calcext:value-type="float">
            <text:p>-0.05549896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24156" calcext:value-type="float">
            <text:p>1.024156</text:p>
          </table:table-cell>
          <table:table-cell office:value-type="float" office:value="2.078829" calcext:value-type="float">
            <text:p>2.078829</text:p>
          </table:table-cell>
          <table:table-cell office:value-type="float" office:value="360" calcext:value-type="float">
            <text:p>360</text:p>
          </table:table-cell>
          <table:table-cell office:value-type="float" office:value="-465.125" calcext:value-type="float">
            <text:p>-465.125</text:p>
          </table:table-cell>
          <table:table-cell office:value-type="float" office:value="0" calcext:value-type="float">
            <text:p>0</text:p>
          </table:table-cell>
          <table:table-cell office:value-type="float" office:value="250.0048" calcext:value-type="float">
            <text:p>250.0048</text:p>
          </table:table-cell>
          <table:table-cell office:value-type="float" office:value="299.247" calcext:value-type="float">
            <text:p>299.247</text:p>
          </table:table-cell>
          <table:table-cell office:value-type="float" office:value="936.9155" calcext:value-type="float">
            <text:p>936.9155</text:p>
          </table:table-cell>
          <table:table-cell office:value-type="float" office:value="914.402" calcext:value-type="float">
            <text:p>914.402</text:p>
          </table:table-cell>
          <table:table-cell office:value-type="float" office:value="913.737" calcext:value-type="float">
            <text:p>913.737</text:p>
          </table:table-cell>
          <table:table-cell office:value-type="float" office:value="921.9792" calcext:value-type="float">
            <text:p>921.9792</text:p>
          </table:table-cell>
          <table:table-cell office:value-type="float" office:value="335.6635" calcext:value-type="float">
            <text:p>335.6635</text:p>
          </table:table-cell>
          <table:table-cell office:value-type="float" office:value="452.0071" calcext:value-type="float">
            <text:p>452.0071</text:p>
          </table:table-cell>
          <table:table-cell office:value-type="float" office:value="387.7544" calcext:value-type="float">
            <text:p>387.7544</text:p>
          </table:table-cell>
          <table:table-cell office:value-type="float" office:value="326.4893" calcext:value-type="float">
            <text:p>326.489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1998" calcext:value-type="float">
            <text:p>27081998</text:p>
          </table:table-cell>
          <table:table-cell office:value-type="float" office:value="154.4677" calcext:value-type="float">
            <text:p>154.4677</text:p>
          </table:table-cell>
          <table:table-cell office:value-type="float" office:value="5710.574" calcext:value-type="float">
            <text:p>5710.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3.4299" calcext:value-type="float">
            <text:p>-463.4299</text:p>
          </table:table-cell>
          <table:table-cell office:value-type="float" office:value="1457.667" calcext:value-type="float">
            <text:p>1457.667</text:p>
          </table:table-cell>
          <table:table-cell office:value-type="float" office:value="0" calcext:value-type="float">
            <text:p>0</text:p>
          </table:table-cell>
          <table:table-cell office:value-type="float" office:value="93.98059" calcext:value-type="float">
            <text:p>93.98059</text:p>
          </table:table-cell>
          <table:table-cell office:value-type="float" office:value="21.79423" calcext:value-type="float">
            <text:p>21.79423</text:p>
          </table:table-cell>
          <table:table-cell office:value-type="float" office:value="-0.05534985" calcext:value-type="float">
            <text:p>-0.05534985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28195" calcext:value-type="float">
            <text:p>1.028195</text:p>
          </table:table-cell>
          <table:table-cell office:value-type="float" office:value="2.0856" calcext:value-type="float">
            <text:p>2.0856</text:p>
          </table:table-cell>
          <table:table-cell office:value-type="float" office:value="360" calcext:value-type="float">
            <text:p>360</text:p>
          </table:table-cell>
          <table:table-cell office:value-type="float" office:value="-466.6421" calcext:value-type="float">
            <text:p>-466.6421</text:p>
          </table:table-cell>
          <table:table-cell office:value-type="float" office:value="0" calcext:value-type="float">
            <text:p>0</text:p>
          </table:table-cell>
          <table:table-cell office:value-type="float" office:value="250.1076" calcext:value-type="float">
            <text:p>250.1076</text:p>
          </table:table-cell>
          <table:table-cell office:value-type="float" office:value="299.0768" calcext:value-type="float">
            <text:p>299.0768</text:p>
          </table:table-cell>
          <table:table-cell office:value-type="float" office:value="936.5057" calcext:value-type="float">
            <text:p>936.5057</text:p>
          </table:table-cell>
          <table:table-cell office:value-type="float" office:value="914.1207" calcext:value-type="float">
            <text:p>914.1207</text:p>
          </table:table-cell>
          <table:table-cell office:value-type="float" office:value="913.5325" calcext:value-type="float">
            <text:p>913.5325</text:p>
          </table:table-cell>
          <table:table-cell office:value-type="float" office:value="921.8167" calcext:value-type="float">
            <text:p>921.8167</text:p>
          </table:table-cell>
          <table:table-cell office:value-type="float" office:value="335.614" calcext:value-type="float">
            <text:p>335.614</text:p>
          </table:table-cell>
          <table:table-cell office:value-type="float" office:value="451.9546" calcext:value-type="float">
            <text:p>451.9546</text:p>
          </table:table-cell>
          <table:table-cell office:value-type="float" office:value="387.7242" calcext:value-type="float">
            <text:p>387.7242</text:p>
          </table:table-cell>
          <table:table-cell office:value-type="float" office:value="326.4692" calcext:value-type="float">
            <text:p>326.469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1998" calcext:value-type="float">
            <text:p>28081998</text:p>
          </table:table-cell>
          <table:table-cell office:value-type="float" office:value="153.7132" calcext:value-type="float">
            <text:p>153.7132</text:p>
          </table:table-cell>
          <table:table-cell office:value-type="float" office:value="5709.812" calcext:value-type="float">
            <text:p>5709.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4.9082" calcext:value-type="float">
            <text:p>-464.9082</text:p>
          </table:table-cell>
          <table:table-cell office:value-type="float" office:value="1462.593" calcext:value-type="float">
            <text:p>1462.593</text:p>
          </table:table-cell>
          <table:table-cell office:value-type="float" office:value="0" calcext:value-type="float">
            <text:p>0</text:p>
          </table:table-cell>
          <table:table-cell office:value-type="float" office:value="93.3089" calcext:value-type="float">
            <text:p>93.3089</text:p>
          </table:table-cell>
          <table:table-cell office:value-type="float" office:value="21.68513" calcext:value-type="float">
            <text:p>21.68513</text:p>
          </table:table-cell>
          <table:table-cell office:value-type="float" office:value="-0.05517263" calcext:value-type="float">
            <text:p>-0.05517263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31086" calcext:value-type="float">
            <text:p>1.031086</text:p>
          </table:table-cell>
          <table:table-cell office:value-type="float" office:value="2.08913" calcext:value-type="float">
            <text:p>2.08913</text:p>
          </table:table-cell>
          <table:table-cell office:value-type="float" office:value="360" calcext:value-type="float">
            <text:p>360</text:p>
          </table:table-cell>
          <table:table-cell office:value-type="float" office:value="-468.1267" calcext:value-type="float">
            <text:p>-468.1267</text:p>
          </table:table-cell>
          <table:table-cell office:value-type="float" office:value="0" calcext:value-type="float">
            <text:p>0</text:p>
          </table:table-cell>
          <table:table-cell office:value-type="float" office:value="250.1731" calcext:value-type="float">
            <text:p>250.1731</text:p>
          </table:table-cell>
          <table:table-cell office:value-type="float" office:value="298.8988" calcext:value-type="float">
            <text:p>298.8988</text:p>
          </table:table-cell>
          <table:table-cell office:value-type="float" office:value="936.0715" calcext:value-type="float">
            <text:p>936.0715</text:p>
          </table:table-cell>
          <table:table-cell office:value-type="float" office:value="913.821" calcext:value-type="float">
            <text:p>913.821</text:p>
          </table:table-cell>
          <table:table-cell office:value-type="float" office:value="913.3109" calcext:value-type="float">
            <text:p>913.3109</text:p>
          </table:table-cell>
          <table:table-cell office:value-type="float" office:value="921.6385" calcext:value-type="float">
            <text:p>921.6385</text:p>
          </table:table-cell>
          <table:table-cell office:value-type="float" office:value="335.56" calcext:value-type="float">
            <text:p>335.56</text:p>
          </table:table-cell>
          <table:table-cell office:value-type="float" office:value="451.9004" calcext:value-type="float">
            <text:p>451.9004</text:p>
          </table:table-cell>
          <table:table-cell office:value-type="float" office:value="387.693" calcext:value-type="float">
            <text:p>387.693</text:p>
          </table:table-cell>
          <table:table-cell office:value-type="float" office:value="326.4492" calcext:value-type="float">
            <text:p>326.449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1998" calcext:value-type="float">
            <text:p>29081998</text:p>
          </table:table-cell>
          <table:table-cell office:value-type="float" office:value="152.8629" calcext:value-type="float">
            <text:p>152.8629</text:p>
          </table:table-cell>
          <table:table-cell office:value-type="float" office:value="5709.129" calcext:value-type="float">
            <text:p>5709.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6.4114" calcext:value-type="float">
            <text:p>-466.4114</text:p>
          </table:table-cell>
          <table:table-cell office:value-type="float" office:value="1469.543" calcext:value-type="float">
            <text:p>1469.543</text:p>
          </table:table-cell>
          <table:table-cell office:value-type="float" office:value="0" calcext:value-type="float">
            <text:p>0</text:p>
          </table:table-cell>
          <table:table-cell office:value-type="float" office:value="92.98023" calcext:value-type="float">
            <text:p>92.98023</text:p>
          </table:table-cell>
          <table:table-cell office:value-type="float" office:value="21.43163" calcext:value-type="float">
            <text:p>21.43163</text:p>
          </table:table-cell>
          <table:table-cell office:value-type="float" office:value="-0.05496185" calcext:value-type="float">
            <text:p>-0.05496185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32815" calcext:value-type="float">
            <text:p>1.032815</text:p>
          </table:table-cell>
          <table:table-cell office:value-type="float" office:value="2.090767" calcext:value-type="float">
            <text:p>2.090767</text:p>
          </table:table-cell>
          <table:table-cell office:value-type="float" office:value="360" calcext:value-type="float">
            <text:p>360</text:p>
          </table:table-cell>
          <table:table-cell office:value-type="float" office:value="-469.633" calcext:value-type="float">
            <text:p>-469.633</text:p>
          </table:table-cell>
          <table:table-cell office:value-type="float" office:value="0" calcext:value-type="float">
            <text:p>0</text:p>
          </table:table-cell>
          <table:table-cell office:value-type="float" office:value="250.2454" calcext:value-type="float">
            <text:p>250.2454</text:p>
          </table:table-cell>
          <table:table-cell office:value-type="float" office:value="298.7499" calcext:value-type="float">
            <text:p>298.7499</text:p>
          </table:table-cell>
          <table:table-cell office:value-type="float" office:value="935.6915" calcext:value-type="float">
            <text:p>935.6915</text:p>
          </table:table-cell>
          <table:table-cell office:value-type="float" office:value="913.5491" calcext:value-type="float">
            <text:p>913.5491</text:p>
          </table:table-cell>
          <table:table-cell office:value-type="float" office:value="913.0983" calcext:value-type="float">
            <text:p>913.0983</text:p>
          </table:table-cell>
          <table:table-cell office:value-type="float" office:value="921.4641" calcext:value-type="float">
            <text:p>921.4641</text:p>
          </table:table-cell>
          <table:table-cell office:value-type="float" office:value="335.5056" calcext:value-type="float">
            <text:p>335.5056</text:p>
          </table:table-cell>
          <table:table-cell office:value-type="float" office:value="451.8449" calcext:value-type="float">
            <text:p>451.8449</text:p>
          </table:table-cell>
          <table:table-cell office:value-type="float" office:value="387.6593" calcext:value-type="float">
            <text:p>387.6593</text:p>
          </table:table-cell>
          <table:table-cell office:value-type="float" office:value="326.4292" calcext:value-type="float">
            <text:p>326.429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1998" calcext:value-type="float">
            <text:p>30081998</text:p>
          </table:table-cell>
          <table:table-cell office:value-type="float" office:value="152.1252" calcext:value-type="float">
            <text:p>152.1252</text:p>
          </table:table-cell>
          <table:table-cell office:value-type="float" office:value="5708.499" calcext:value-type="float">
            <text:p>5708.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7.765" calcext:value-type="float">
            <text:p>-467.765</text:p>
          </table:table-cell>
          <table:table-cell office:value-type="float" office:value="1476.814" calcext:value-type="float">
            <text:p>1476.814</text:p>
          </table:table-cell>
          <table:table-cell office:value-type="float" office:value="0" calcext:value-type="float">
            <text:p>0</text:p>
          </table:table-cell>
          <table:table-cell office:value-type="float" office:value="92.57681" calcext:value-type="float">
            <text:p>92.57681</text:p>
          </table:table-cell>
          <table:table-cell office:value-type="float" office:value="21.23804" calcext:value-type="float">
            <text:p>21.23804</text:p>
          </table:table-cell>
          <table:table-cell office:value-type="float" office:value="-0.05473826" calcext:value-type="float">
            <text:p>-0.05473826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33723" calcext:value-type="float">
            <text:p>1.033723</text:p>
          </table:table-cell>
          <table:table-cell office:value-type="float" office:value="2.09119" calcext:value-type="float">
            <text:p>2.09119</text:p>
          </table:table-cell>
          <table:table-cell office:value-type="float" office:value="360" calcext:value-type="float">
            <text:p>360</text:p>
          </table:table-cell>
          <table:table-cell office:value-type="float" office:value="-470.9876" calcext:value-type="float">
            <text:p>-470.9876</text:p>
          </table:table-cell>
          <table:table-cell office:value-type="float" office:value="0" calcext:value-type="float">
            <text:p>0</text:p>
          </table:table-cell>
          <table:table-cell office:value-type="float" office:value="250.3066" calcext:value-type="float">
            <text:p>250.3066</text:p>
          </table:table-cell>
          <table:table-cell office:value-type="float" office:value="298.6113" calcext:value-type="float">
            <text:p>298.6113</text:p>
          </table:table-cell>
          <table:table-cell office:value-type="float" office:value="935.3494" calcext:value-type="float">
            <text:p>935.3494</text:p>
          </table:table-cell>
          <table:table-cell office:value-type="float" office:value="913.3018" calcext:value-type="float">
            <text:p>913.3018</text:p>
          </table:table-cell>
          <table:table-cell office:value-type="float" office:value="912.9054" calcext:value-type="float">
            <text:p>912.9054</text:p>
          </table:table-cell>
          <table:table-cell office:value-type="float" office:value="921.3073" calcext:value-type="float">
            <text:p>921.3073</text:p>
          </table:table-cell>
          <table:table-cell office:value-type="float" office:value="335.4561" calcext:value-type="float">
            <text:p>335.4561</text:p>
          </table:table-cell>
          <table:table-cell office:value-type="float" office:value="451.7912" calcext:value-type="float">
            <text:p>451.7912</text:p>
          </table:table-cell>
          <table:table-cell office:value-type="float" office:value="387.6256" calcext:value-type="float">
            <text:p>387.6256</text:p>
          </table:table-cell>
          <table:table-cell office:value-type="float" office:value="326.4093" calcext:value-type="float">
            <text:p>326.409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1998" calcext:value-type="float">
            <text:p>31081998</text:p>
          </table:table-cell>
          <table:table-cell office:value-type="float" office:value="151.4874" calcext:value-type="float">
            <text:p>151.4874</text:p>
          </table:table-cell>
          <table:table-cell office:value-type="float" office:value="5707.804" calcext:value-type="float">
            <text:p>5707.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9.0464" calcext:value-type="float">
            <text:p>-469.0464</text:p>
          </table:table-cell>
          <table:table-cell office:value-type="float" office:value="1478.631" calcext:value-type="float">
            <text:p>1478.631</text:p>
          </table:table-cell>
          <table:table-cell office:value-type="float" office:value="0" calcext:value-type="float">
            <text:p>0</text:p>
          </table:table-cell>
          <table:table-cell office:value-type="float" office:value="92.02275" calcext:value-type="float">
            <text:p>92.02275</text:p>
          </table:table-cell>
          <table:table-cell office:value-type="float" office:value="21.1525" calcext:value-type="float">
            <text:p>21.1525</text:p>
          </table:table-cell>
          <table:table-cell office:value-type="float" office:value="-0.05452304" calcext:value-type="float">
            <text:p>-0.05452304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34441" calcext:value-type="float">
            <text:p>1.034441</text:p>
          </table:table-cell>
          <table:table-cell office:value-type="float" office:value="2.09113" calcext:value-type="float">
            <text:p>2.09113</text:p>
          </table:table-cell>
          <table:table-cell office:value-type="float" office:value="360" calcext:value-type="float">
            <text:p>360</text:p>
          </table:table-cell>
          <table:table-cell office:value-type="float" office:value="-472.2695" calcext:value-type="float">
            <text:p>-472.2695</text:p>
          </table:table-cell>
          <table:table-cell office:value-type="float" office:value="0" calcext:value-type="float">
            <text:p>0</text:p>
          </table:table-cell>
          <table:table-cell office:value-type="float" office:value="250.3632" calcext:value-type="float">
            <text:p>250.3632</text:p>
          </table:table-cell>
          <table:table-cell office:value-type="float" office:value="298.4548" calcext:value-type="float">
            <text:p>298.4548</text:p>
          </table:table-cell>
          <table:table-cell office:value-type="float" office:value="934.9756" calcext:value-type="float">
            <text:p>934.9756</text:p>
          </table:table-cell>
          <table:table-cell office:value-type="float" office:value="913.0385" calcext:value-type="float">
            <text:p>913.0385</text:p>
          </table:table-cell>
          <table:table-cell office:value-type="float" office:value="912.7076" calcext:value-type="float">
            <text:p>912.7076</text:p>
          </table:table-cell>
          <table:table-cell office:value-type="float" office:value="921.1487" calcext:value-type="float">
            <text:p>921.1487</text:p>
          </table:table-cell>
          <table:table-cell office:value-type="float" office:value="335.4074" calcext:value-type="float">
            <text:p>335.4074</text:p>
          </table:table-cell>
          <table:table-cell office:value-type="float" office:value="451.7386" calcext:value-type="float">
            <text:p>451.7386</text:p>
          </table:table-cell>
          <table:table-cell office:value-type="float" office:value="387.5935" calcext:value-type="float">
            <text:p>387.5935</text:p>
          </table:table-cell>
          <table:table-cell office:value-type="float" office:value="326.3895" calcext:value-type="float">
            <text:p>326.389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1998" calcext:value-type="float">
            <text:p>1091998</text:p>
          </table:table-cell>
          <table:table-cell office:value-type="float" office:value="150.8897" calcext:value-type="float">
            <text:p>150.8897</text:p>
          </table:table-cell>
          <table:table-cell office:value-type="float" office:value="5707.083" calcext:value-type="float">
            <text:p>5707.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0.3102" calcext:value-type="float">
            <text:p>-470.3102</text:p>
          </table:table-cell>
          <table:table-cell office:value-type="float" office:value="1482.091" calcext:value-type="float">
            <text:p>1482.091</text:p>
          </table:table-cell>
          <table:table-cell office:value-type="float" office:value="0" calcext:value-type="float">
            <text:p>0</text:p>
          </table:table-cell>
          <table:table-cell office:value-type="float" office:value="91.5583" calcext:value-type="float">
            <text:p>91.5583</text:p>
          </table:table-cell>
          <table:table-cell office:value-type="float" office:value="21.10397" calcext:value-type="float">
            <text:p>21.10397</text:p>
          </table:table-cell>
          <table:table-cell office:value-type="float" office:value="-0.05429357" calcext:value-type="float">
            <text:p>-0.05429357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35045" calcext:value-type="float">
            <text:p>1.035045</text:p>
          </table:table-cell>
          <table:table-cell office:value-type="float" office:value="2.090838" calcext:value-type="float">
            <text:p>2.090838</text:p>
          </table:table-cell>
          <table:table-cell office:value-type="float" office:value="360" calcext:value-type="float">
            <text:p>360</text:p>
          </table:table-cell>
          <table:table-cell office:value-type="float" office:value="-473.5334" calcext:value-type="float">
            <text:p>-473.5334</text:p>
          </table:table-cell>
          <table:table-cell office:value-type="float" office:value="0" calcext:value-type="float">
            <text:p>0</text:p>
          </table:table-cell>
          <table:table-cell office:value-type="float" office:value="250.4084" calcext:value-type="float">
            <text:p>250.4084</text:p>
          </table:table-cell>
          <table:table-cell office:value-type="float" office:value="298.2982" calcext:value-type="float">
            <text:p>298.2982</text:p>
          </table:table-cell>
          <table:table-cell office:value-type="float" office:value="934.5979" calcext:value-type="float">
            <text:p>934.5979</text:p>
          </table:table-cell>
          <table:table-cell office:value-type="float" office:value="912.7742" calcext:value-type="float">
            <text:p>912.7742</text:p>
          </table:table-cell>
          <table:table-cell office:value-type="float" office:value="912.5071" calcext:value-type="float">
            <text:p>912.5071</text:p>
          </table:table-cell>
          <table:table-cell office:value-type="float" office:value="920.9868" calcext:value-type="float">
            <text:p>920.9868</text:p>
          </table:table-cell>
          <table:table-cell office:value-type="float" office:value="335.3575" calcext:value-type="float">
            <text:p>335.3575</text:p>
          </table:table-cell>
          <table:table-cell office:value-type="float" office:value="451.6858" calcext:value-type="float">
            <text:p>451.6858</text:p>
          </table:table-cell>
          <table:table-cell office:value-type="float" office:value="387.5637" calcext:value-type="float">
            <text:p>387.5637</text:p>
          </table:table-cell>
          <table:table-cell office:value-type="float" office:value="326.3697" calcext:value-type="float">
            <text:p>326.369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1998" calcext:value-type="float">
            <text:p>2091998</text:p>
          </table:table-cell>
          <table:table-cell office:value-type="float" office:value="150.2518" calcext:value-type="float">
            <text:p>150.2518</text:p>
          </table:table-cell>
          <table:table-cell office:value-type="float" office:value="5706.459" calcext:value-type="float">
            <text:p>5706.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1.4896" calcext:value-type="float">
            <text:p>-471.4896</text:p>
          </table:table-cell>
          <table:table-cell office:value-type="float" office:value="1486.166" calcext:value-type="float">
            <text:p>1486.166</text:p>
          </table:table-cell>
          <table:table-cell office:value-type="float" office:value="0" calcext:value-type="float">
            <text:p>0</text:p>
          </table:table-cell>
          <table:table-cell office:value-type="float" office:value="91.27928" calcext:value-type="float">
            <text:p>91.27928</text:p>
          </table:table-cell>
          <table:table-cell office:value-type="float" office:value="20.94941" calcext:value-type="float">
            <text:p>20.94941</text:p>
          </table:table-cell>
          <table:table-cell office:value-type="float" office:value="-0.05406207" calcext:value-type="float">
            <text:p>-0.05406207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35597" calcext:value-type="float">
            <text:p>1.035597</text:p>
          </table:table-cell>
          <table:table-cell office:value-type="float" office:value="2.09045" calcext:value-type="float">
            <text:p>2.09045</text:p>
          </table:table-cell>
          <table:table-cell office:value-type="float" office:value="360" calcext:value-type="float">
            <text:p>360</text:p>
          </table:table-cell>
          <table:table-cell office:value-type="float" office:value="-474.7127" calcext:value-type="float">
            <text:p>-474.7127</text:p>
          </table:table-cell>
          <table:table-cell office:value-type="float" office:value="0" calcext:value-type="float">
            <text:p>0</text:p>
          </table:table-cell>
          <table:table-cell office:value-type="float" office:value="250.4595" calcext:value-type="float">
            <text:p>250.4595</text:p>
          </table:table-cell>
          <table:table-cell office:value-type="float" office:value="298.1813" calcext:value-type="float">
            <text:p>298.1813</text:p>
          </table:table-cell>
          <table:table-cell office:value-type="float" office:value="934.2883" calcext:value-type="float">
            <text:p>934.2883</text:p>
          </table:table-cell>
          <table:table-cell office:value-type="float" office:value="912.537" calcext:value-type="float">
            <text:p>912.537</text:p>
          </table:table-cell>
          <table:table-cell office:value-type="float" office:value="912.3203" calcext:value-type="float">
            <text:p>912.3203</text:p>
          </table:table-cell>
          <table:table-cell office:value-type="float" office:value="920.8308" calcext:value-type="float">
            <text:p>920.8308</text:p>
          </table:table-cell>
          <table:table-cell office:value-type="float" office:value="335.3087" calcext:value-type="float">
            <text:p>335.3087</text:p>
          </table:table-cell>
          <table:table-cell office:value-type="float" office:value="451.633" calcext:value-type="float">
            <text:p>451.633</text:p>
          </table:table-cell>
          <table:table-cell office:value-type="float" office:value="387.5339" calcext:value-type="float">
            <text:p>387.5339</text:p>
          </table:table-cell>
          <table:table-cell office:value-type="float" office:value="326.3499" calcext:value-type="float">
            <text:p>326.349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1998" calcext:value-type="float">
            <text:p>3091998</text:p>
          </table:table-cell>
          <table:table-cell office:value-type="float" office:value="149.4342" calcext:value-type="float">
            <text:p>149.4342</text:p>
          </table:table-cell>
          <table:table-cell office:value-type="float" office:value="5705.964" calcext:value-type="float">
            <text:p>5705.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2.7629" calcext:value-type="float">
            <text:p>-472.7629</text:p>
          </table:table-cell>
          <table:table-cell office:value-type="float" office:value="1490.397" calcext:value-type="float">
            <text:p>1490.397</text:p>
          </table:table-cell>
          <table:table-cell office:value-type="float" office:value="0" calcext:value-type="float">
            <text:p>0</text:p>
          </table:table-cell>
          <table:table-cell office:value-type="float" office:value="91.16315" calcext:value-type="float">
            <text:p>91.16315</text:p>
          </table:table-cell>
          <table:table-cell office:value-type="float" office:value="20.6198" calcext:value-type="float">
            <text:p>20.6198</text:p>
          </table:table-cell>
          <table:table-cell office:value-type="float" office:value="-0.05382584" calcext:value-type="float">
            <text:p>-0.05382584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37125" calcext:value-type="float">
            <text:p>1.037125</text:p>
          </table:table-cell>
          <table:table-cell office:value-type="float" office:value="2.091377" calcext:value-type="float">
            <text:p>2.091377</text:p>
          </table:table-cell>
          <table:table-cell office:value-type="float" office:value="360" calcext:value-type="float">
            <text:p>360</text:p>
          </table:table-cell>
          <table:table-cell office:value-type="float" office:value="-475.9883" calcext:value-type="float">
            <text:p>-475.9883</text:p>
          </table:table-cell>
          <table:table-cell office:value-type="float" office:value="0" calcext:value-type="float">
            <text:p>0</text:p>
          </table:table-cell>
          <table:table-cell office:value-type="float" office:value="250.5125" calcext:value-type="float">
            <text:p>250.5125</text:p>
          </table:table-cell>
          <table:table-cell office:value-type="float" office:value="298.0708" calcext:value-type="float">
            <text:p>298.0708</text:p>
          </table:table-cell>
          <table:table-cell office:value-type="float" office:value="934.0099" calcext:value-type="float">
            <text:p>934.0099</text:p>
          </table:table-cell>
          <table:table-cell office:value-type="float" office:value="912.3312" calcext:value-type="float">
            <text:p>912.3312</text:p>
          </table:table-cell>
          <table:table-cell office:value-type="float" office:value="912.1553" calcext:value-type="float">
            <text:p>912.1553</text:p>
          </table:table-cell>
          <table:table-cell office:value-type="float" office:value="920.6952" calcext:value-type="float">
            <text:p>920.6952</text:p>
          </table:table-cell>
          <table:table-cell office:value-type="float" office:value="335.2652" calcext:value-type="float">
            <text:p>335.2652</text:p>
          </table:table-cell>
          <table:table-cell office:value-type="float" office:value="451.5852" calcext:value-type="float">
            <text:p>451.5852</text:p>
          </table:table-cell>
          <table:table-cell office:value-type="float" office:value="387.5045" calcext:value-type="float">
            <text:p>387.5045</text:p>
          </table:table-cell>
          <table:table-cell office:value-type="float" office:value="326.3301" calcext:value-type="float">
            <text:p>326.33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1998" calcext:value-type="float">
            <text:p>4091998</text:p>
          </table:table-cell>
          <table:table-cell office:value-type="float" office:value="148.8083" calcext:value-type="float">
            <text:p>148.8083</text:p>
          </table:table-cell>
          <table:table-cell office:value-type="float" office:value="5705.442" calcext:value-type="float">
            <text:p>5705.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3.9009" calcext:value-type="float">
            <text:p>-473.9009</text:p>
          </table:table-cell>
          <table:table-cell office:value-type="float" office:value="1494.139" calcext:value-type="float">
            <text:p>1494.139</text:p>
          </table:table-cell>
          <table:table-cell office:value-type="float" office:value="0" calcext:value-type="float">
            <text:p>0</text:p>
          </table:table-cell>
          <table:table-cell office:value-type="float" office:value="90.87942" calcext:value-type="float">
            <text:p>90.87942</text:p>
          </table:table-cell>
          <table:table-cell office:value-type="float" office:value="20.44156" calcext:value-type="float">
            <text:p>20.44156</text:p>
          </table:table-cell>
          <table:table-cell office:value-type="float" office:value="-0.05358579" calcext:value-type="float">
            <text:p>-0.05358579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37906" calcext:value-type="float">
            <text:p>1.037906</text:p>
          </table:table-cell>
          <table:table-cell office:value-type="float" office:value="2.091432" calcext:value-type="float">
            <text:p>2.091432</text:p>
          </table:table-cell>
          <table:table-cell office:value-type="float" office:value="360" calcext:value-type="float">
            <text:p>360</text:p>
          </table:table-cell>
          <table:table-cell office:value-type="float" office:value="-477.1269" calcext:value-type="float">
            <text:p>-477.1269</text:p>
          </table:table-cell>
          <table:table-cell office:value-type="float" office:value="0" calcext:value-type="float">
            <text:p>0</text:p>
          </table:table-cell>
          <table:table-cell office:value-type="float" office:value="250.5549" calcext:value-type="float">
            <text:p>250.5549</text:p>
          </table:table-cell>
          <table:table-cell office:value-type="float" office:value="297.9603" calcext:value-type="float">
            <text:p>297.9603</text:p>
          </table:table-cell>
          <table:table-cell office:value-type="float" office:value="933.7355" calcext:value-type="float">
            <text:p>933.7355</text:p>
          </table:table-cell>
          <table:table-cell office:value-type="float" office:value="912.1288" calcext:value-type="float">
            <text:p>912.1288</text:p>
          </table:table-cell>
          <table:table-cell office:value-type="float" office:value="911.9962" calcext:value-type="float">
            <text:p>911.9962</text:p>
          </table:table-cell>
          <table:table-cell office:value-type="float" office:value="920.5651" calcext:value-type="float">
            <text:p>920.5651</text:p>
          </table:table-cell>
          <table:table-cell office:value-type="float" office:value="335.2236" calcext:value-type="float">
            <text:p>335.2236</text:p>
          </table:table-cell>
          <table:table-cell office:value-type="float" office:value="451.5401" calcext:value-type="float">
            <text:p>451.5401</text:p>
          </table:table-cell>
          <table:table-cell office:value-type="float" office:value="387.4757" calcext:value-type="float">
            <text:p>387.4757</text:p>
          </table:table-cell>
          <table:table-cell office:value-type="float" office:value="326.3106" calcext:value-type="float">
            <text:p>326.310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1998" calcext:value-type="float">
            <text:p>5091998</text:p>
          </table:table-cell>
          <table:table-cell office:value-type="float" office:value="148.2211" calcext:value-type="float">
            <text:p>148.2211</text:p>
          </table:table-cell>
          <table:table-cell office:value-type="float" office:value="5704.833" calcext:value-type="float">
            <text:p>5704.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5.0365" calcext:value-type="float">
            <text:p>-475.0365</text:p>
          </table:table-cell>
          <table:table-cell office:value-type="float" office:value="1498.857" calcext:value-type="float">
            <text:p>1498.857</text:p>
          </table:table-cell>
          <table:table-cell office:value-type="float" office:value="0" calcext:value-type="float">
            <text:p>0</text:p>
          </table:table-cell>
          <table:table-cell office:value-type="float" office:value="90.30724" calcext:value-type="float">
            <text:p>90.30724</text:p>
          </table:table-cell>
          <table:table-cell office:value-type="float" office:value="20.34508" calcext:value-type="float">
            <text:p>20.34508</text:p>
          </table:table-cell>
          <table:table-cell office:value-type="float" office:value="-0.05337195" calcext:value-type="float">
            <text:p>-0.05337195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38446" calcext:value-type="float">
            <text:p>1.038446</text:p>
          </table:table-cell>
          <table:table-cell office:value-type="float" office:value="2.091053" calcext:value-type="float">
            <text:p>2.091053</text:p>
          </table:table-cell>
          <table:table-cell office:value-type="float" office:value="360" calcext:value-type="float">
            <text:p>360</text:p>
          </table:table-cell>
          <table:table-cell office:value-type="float" office:value="-478.2624" calcext:value-type="float">
            <text:p>-478.2624</text:p>
          </table:table-cell>
          <table:table-cell office:value-type="float" office:value="0" calcext:value-type="float">
            <text:p>0</text:p>
          </table:table-cell>
          <table:table-cell office:value-type="float" office:value="250.6133" calcext:value-type="float">
            <text:p>250.6133</text:p>
          </table:table-cell>
          <table:table-cell office:value-type="float" office:value="297.8145" calcext:value-type="float">
            <text:p>297.8145</text:p>
          </table:table-cell>
          <table:table-cell office:value-type="float" office:value="933.3958" calcext:value-type="float">
            <text:p>933.3958</text:p>
          </table:table-cell>
          <table:table-cell office:value-type="float" office:value="911.9012" calcext:value-type="float">
            <text:p>911.9012</text:p>
          </table:table-cell>
          <table:table-cell office:value-type="float" office:value="911.8239" calcext:value-type="float">
            <text:p>911.8239</text:p>
          </table:table-cell>
          <table:table-cell office:value-type="float" office:value="920.4287" calcext:value-type="float">
            <text:p>920.4287</text:p>
          </table:table-cell>
          <table:table-cell office:value-type="float" office:value="335.1815" calcext:value-type="float">
            <text:p>335.1815</text:p>
          </table:table-cell>
          <table:table-cell office:value-type="float" office:value="451.4959" calcext:value-type="float">
            <text:p>451.4959</text:p>
          </table:table-cell>
          <table:table-cell office:value-type="float" office:value="387.4474" calcext:value-type="float">
            <text:p>387.4474</text:p>
          </table:table-cell>
          <table:table-cell office:value-type="float" office:value="326.2912" calcext:value-type="float">
            <text:p>326.291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1998" calcext:value-type="float">
            <text:p>6091998</text:p>
          </table:table-cell>
          <table:table-cell office:value-type="float" office:value="147.5763" calcext:value-type="float">
            <text:p>147.5763</text:p>
          </table:table-cell>
          <table:table-cell office:value-type="float" office:value="5704.114" calcext:value-type="float">
            <text:p>5704.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6.3207" calcext:value-type="float">
            <text:p>-476.3207</text:p>
          </table:table-cell>
          <table:table-cell office:value-type="float" office:value="1501.385" calcext:value-type="float">
            <text:p>1501.385</text:p>
          </table:table-cell>
          <table:table-cell office:value-type="float" office:value="0" calcext:value-type="float">
            <text:p>0</text:p>
          </table:table-cell>
          <table:table-cell office:value-type="float" office:value="89.79983" calcext:value-type="float">
            <text:p>89.79983</text:p>
          </table:table-cell>
          <table:table-cell office:value-type="float" office:value="20.26485" calcext:value-type="float">
            <text:p>20.26485</text:p>
          </table:table-cell>
          <table:table-cell office:value-type="float" office:value="-0.05314844" calcext:value-type="float">
            <text:p>-0.05314844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38933" calcext:value-type="float">
            <text:p>1.038933</text:p>
          </table:table-cell>
          <table:table-cell office:value-type="float" office:value="2.090602" calcext:value-type="float">
            <text:p>2.090602</text:p>
          </table:table-cell>
          <table:table-cell office:value-type="float" office:value="360" calcext:value-type="float">
            <text:p>360</text:p>
          </table:table-cell>
          <table:table-cell office:value-type="float" office:value="-479.5464" calcext:value-type="float">
            <text:p>-479.5464</text:p>
          </table:table-cell>
          <table:table-cell office:value-type="float" office:value="0" calcext:value-type="float">
            <text:p>0</text:p>
          </table:table-cell>
          <table:table-cell office:value-type="float" office:value="250.6667" calcext:value-type="float">
            <text:p>250.6667</text:p>
          </table:table-cell>
          <table:table-cell office:value-type="float" office:value="297.6467" calcext:value-type="float">
            <text:p>297.6467</text:p>
          </table:table-cell>
          <table:table-cell office:value-type="float" office:value="932.9996" calcext:value-type="float">
            <text:p>932.9996</text:p>
          </table:table-cell>
          <table:table-cell office:value-type="float" office:value="911.6281" calcext:value-type="float">
            <text:p>911.6281</text:p>
          </table:table-cell>
          <table:table-cell office:value-type="float" office:value="911.6234" calcext:value-type="float">
            <text:p>911.6234</text:p>
          </table:table-cell>
          <table:table-cell office:value-type="float" office:value="920.2704" calcext:value-type="float">
            <text:p>920.2704</text:p>
          </table:table-cell>
          <table:table-cell office:value-type="float" office:value="335.1344" calcext:value-type="float">
            <text:p>335.1344</text:p>
          </table:table-cell>
          <table:table-cell office:value-type="float" office:value="451.4496" calcext:value-type="float">
            <text:p>451.4496</text:p>
          </table:table-cell>
          <table:table-cell office:value-type="float" office:value="387.4193" calcext:value-type="float">
            <text:p>387.4193</text:p>
          </table:table-cell>
          <table:table-cell office:value-type="float" office:value="326.272" calcext:value-type="float">
            <text:p>326.27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1998" calcext:value-type="float">
            <text:p>7091998</text:p>
          </table:table-cell>
          <table:table-cell office:value-type="float" office:value="146.9771" calcext:value-type="float">
            <text:p>146.9771</text:p>
          </table:table-cell>
          <table:table-cell office:value-type="float" office:value="5703.436" calcext:value-type="float">
            <text:p>5703.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7.5436" calcext:value-type="float">
            <text:p>-477.5436</text:p>
          </table:table-cell>
          <table:table-cell office:value-type="float" office:value="1506.253" calcext:value-type="float">
            <text:p>1506.253</text:p>
          </table:table-cell>
          <table:table-cell office:value-type="float" office:value="0" calcext:value-type="float">
            <text:p>0</text:p>
          </table:table-cell>
          <table:table-cell office:value-type="float" office:value="89.46329" calcext:value-type="float">
            <text:p>89.46329</text:p>
          </table:table-cell>
          <table:table-cell office:value-type="float" office:value="20.1673" calcext:value-type="float">
            <text:p>20.1673</text:p>
          </table:table-cell>
          <table:table-cell office:value-type="float" office:value="-0.05288478" calcext:value-type="float">
            <text:p>-0.05288478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39416" calcext:value-type="float">
            <text:p>1.039416</text:p>
          </table:table-cell>
          <table:table-cell office:value-type="float" office:value="2.090163" calcext:value-type="float">
            <text:p>2.090163</text:p>
          </table:table-cell>
          <table:table-cell office:value-type="float" office:value="360" calcext:value-type="float">
            <text:p>360</text:p>
          </table:table-cell>
          <table:table-cell office:value-type="float" office:value="-480.7691" calcext:value-type="float">
            <text:p>-480.7691</text:p>
          </table:table-cell>
          <table:table-cell office:value-type="float" office:value="0" calcext:value-type="float">
            <text:p>0</text:p>
          </table:table-cell>
          <table:table-cell office:value-type="float" office:value="250.7151" calcext:value-type="float">
            <text:p>250.7151</text:p>
          </table:table-cell>
          <table:table-cell office:value-type="float" office:value="297.511" calcext:value-type="float">
            <text:p>297.511</text:p>
          </table:table-cell>
          <table:table-cell office:value-type="float" office:value="932.6592" calcext:value-type="float">
            <text:p>932.6592</text:p>
          </table:table-cell>
          <table:table-cell office:value-type="float" office:value="911.3768" calcext:value-type="float">
            <text:p>911.3768</text:p>
          </table:table-cell>
          <table:table-cell office:value-type="float" office:value="911.4279" calcext:value-type="float">
            <text:p>911.4279</text:p>
          </table:table-cell>
          <table:table-cell office:value-type="float" office:value="920.1117" calcext:value-type="float">
            <text:p>920.1117</text:p>
          </table:table-cell>
          <table:table-cell office:value-type="float" office:value="335.0859" calcext:value-type="float">
            <text:p>335.0859</text:p>
          </table:table-cell>
          <table:table-cell office:value-type="float" office:value="451.3991" calcext:value-type="float">
            <text:p>451.3991</text:p>
          </table:table-cell>
          <table:table-cell office:value-type="float" office:value="387.391" calcext:value-type="float">
            <text:p>387.391</text:p>
          </table:table-cell>
          <table:table-cell office:value-type="float" office:value="326.253" calcext:value-type="float">
            <text:p>326.25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1998" calcext:value-type="float">
            <text:p>8091998</text:p>
          </table:table-cell>
          <table:table-cell office:value-type="float" office:value="146.4073" calcext:value-type="float">
            <text:p>146.4073</text:p>
          </table:table-cell>
          <table:table-cell office:value-type="float" office:value="5702.901" calcext:value-type="float">
            <text:p>5702.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8.5926" calcext:value-type="float">
            <text:p>-478.5926</text:p>
          </table:table-cell>
          <table:table-cell office:value-type="float" office:value="1508.755" calcext:value-type="float">
            <text:p>1508.755</text:p>
          </table:table-cell>
          <table:table-cell office:value-type="float" office:value="0" calcext:value-type="float">
            <text:p>0</text:p>
          </table:table-cell>
          <table:table-cell office:value-type="float" office:value="89.22738" calcext:value-type="float">
            <text:p>89.22738</text:p>
          </table:table-cell>
          <table:table-cell office:value-type="float" office:value="19.99453" calcext:value-type="float">
            <text:p>19.99453</text:p>
          </table:table-cell>
          <table:table-cell office:value-type="float" office:value="-0.0525768" calcext:value-type="float">
            <text:p>-0.0525768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39896" calcext:value-type="float">
            <text:p>1.039896</text:p>
          </table:table-cell>
          <table:table-cell office:value-type="float" office:value="2.089737" calcext:value-type="float">
            <text:p>2.089737</text:p>
          </table:table-cell>
          <table:table-cell office:value-type="float" office:value="360" calcext:value-type="float">
            <text:p>360</text:p>
          </table:table-cell>
          <table:table-cell office:value-type="float" office:value="-481.8179" calcext:value-type="float">
            <text:p>-481.8179</text:p>
          </table:table-cell>
          <table:table-cell office:value-type="float" office:value="0" calcext:value-type="float">
            <text:p>0</text:p>
          </table:table-cell>
          <table:table-cell office:value-type="float" office:value="250.7653" calcext:value-type="float">
            <text:p>250.7653</text:p>
          </table:table-cell>
          <table:table-cell office:value-type="float" office:value="297.413" calcext:value-type="float">
            <text:p>297.413</text:p>
          </table:table-cell>
          <table:table-cell office:value-type="float" office:value="932.4022" calcext:value-type="float">
            <text:p>932.4022</text:p>
          </table:table-cell>
          <table:table-cell office:value-type="float" office:value="911.1819" calcext:value-type="float">
            <text:p>911.1819</text:p>
          </table:table-cell>
          <table:table-cell office:value-type="float" office:value="911.2675" calcext:value-type="float">
            <text:p>911.2675</text:p>
          </table:table-cell>
          <table:table-cell office:value-type="float" office:value="919.9778" calcext:value-type="float">
            <text:p>919.9778</text:p>
          </table:table-cell>
          <table:table-cell office:value-type="float" office:value="335.0427" calcext:value-type="float">
            <text:p>335.0427</text:p>
          </table:table-cell>
          <table:table-cell office:value-type="float" office:value="451.3526" calcext:value-type="float">
            <text:p>451.3526</text:p>
          </table:table-cell>
          <table:table-cell office:value-type="float" office:value="387.3626" calcext:value-type="float">
            <text:p>387.3626</text:p>
          </table:table-cell>
          <table:table-cell office:value-type="float" office:value="326.2342" calcext:value-type="float">
            <text:p>326.234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1998" calcext:value-type="float">
            <text:p>9091998</text:p>
          </table:table-cell>
          <table:table-cell office:value-type="float" office:value="145.81" calcext:value-type="float">
            <text:p>145.81</text:p>
          </table:table-cell>
          <table:table-cell office:value-type="float" office:value="5702.428" calcext:value-type="float">
            <text:p>5702.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9.6425" calcext:value-type="float">
            <text:p>-479.6425</text:p>
          </table:table-cell>
          <table:table-cell office:value-type="float" office:value="1511.474" calcext:value-type="float">
            <text:p>1511.474</text:p>
          </table:table-cell>
          <table:table-cell office:value-type="float" office:value="0" calcext:value-type="float">
            <text:p>0</text:p>
          </table:table-cell>
          <table:table-cell office:value-type="float" office:value="89.02098" calcext:value-type="float">
            <text:p>89.02098</text:p>
          </table:table-cell>
          <table:table-cell office:value-type="float" office:value="19.79523" calcext:value-type="float">
            <text:p>19.79523</text:p>
          </table:table-cell>
          <table:table-cell office:value-type="float" office:value="-0.05232271" calcext:value-type="float">
            <text:p>-0.05232271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40651" calcext:value-type="float">
            <text:p>1.040651</text:p>
          </table:table-cell>
          <table:table-cell office:value-type="float" office:value="2.089757" calcext:value-type="float">
            <text:p>2.089757</text:p>
          </table:table-cell>
          <table:table-cell office:value-type="float" office:value="360" calcext:value-type="float">
            <text:p>360</text:p>
          </table:table-cell>
          <table:table-cell office:value-type="float" office:value="-482.8683" calcext:value-type="float">
            <text:p>-482.8683</text:p>
          </table:table-cell>
          <table:table-cell office:value-type="float" office:value="0" calcext:value-type="float">
            <text:p>0</text:p>
          </table:table-cell>
          <table:table-cell office:value-type="float" office:value="250.8011" calcext:value-type="float">
            <text:p>250.8011</text:p>
          </table:table-cell>
          <table:table-cell office:value-type="float" office:value="297.3176" calcext:value-type="float">
            <text:p>297.3176</text:p>
          </table:table-cell>
          <table:table-cell office:value-type="float" office:value="932.1595" calcext:value-type="float">
            <text:p>932.1595</text:p>
          </table:table-cell>
          <table:table-cell office:value-type="float" office:value="911.0023" calcext:value-type="float">
            <text:p>911.0023</text:p>
          </table:table-cell>
          <table:table-cell office:value-type="float" office:value="911.1265" calcext:value-type="float">
            <text:p>911.1265</text:p>
          </table:table-cell>
          <table:table-cell office:value-type="float" office:value="919.8588" calcext:value-type="float">
            <text:p>919.8588</text:p>
          </table:table-cell>
          <table:table-cell office:value-type="float" office:value="335.0043" calcext:value-type="float">
            <text:p>335.0043</text:p>
          </table:table-cell>
          <table:table-cell office:value-type="float" office:value="451.3095" calcext:value-type="float">
            <text:p>451.3095</text:p>
          </table:table-cell>
          <table:table-cell office:value-type="float" office:value="387.3348" calcext:value-type="float">
            <text:p>387.3348</text:p>
          </table:table-cell>
          <table:table-cell office:value-type="float" office:value="326.2154" calcext:value-type="float">
            <text:p>326.215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1998" calcext:value-type="float">
            <text:p>10091998</text:p>
          </table:table-cell>
          <table:table-cell office:value-type="float" office:value="145.3324" calcext:value-type="float">
            <text:p>145.3324</text:p>
          </table:table-cell>
          <table:table-cell office:value-type="float" office:value="5701.902" calcext:value-type="float">
            <text:p>5701.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0.6017" calcext:value-type="float">
            <text:p>-480.6017</text:p>
          </table:table-cell>
          <table:table-cell office:value-type="float" office:value="1514.077" calcext:value-type="float">
            <text:p>1514.077</text:p>
          </table:table-cell>
          <table:table-cell office:value-type="float" office:value="0" calcext:value-type="float">
            <text:p>0</text:p>
          </table:table-cell>
          <table:table-cell office:value-type="float" office:value="88.60259" calcext:value-type="float">
            <text:p>88.60259</text:p>
          </table:table-cell>
          <table:table-cell office:value-type="float" office:value="19.71045" calcext:value-type="float">
            <text:p>19.71045</text:p>
          </table:table-cell>
          <table:table-cell office:value-type="float" office:value="-0.052069" calcext:value-type="float">
            <text:p>-0.052069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41313" calcext:value-type="float">
            <text:p>1.041313</text:p>
          </table:table-cell>
          <table:table-cell office:value-type="float" office:value="2.089683" calcext:value-type="float">
            <text:p>2.089683</text:p>
          </table:table-cell>
          <table:table-cell office:value-type="float" office:value="360" calcext:value-type="float">
            <text:p>360</text:p>
          </table:table-cell>
          <table:table-cell office:value-type="float" office:value="-483.8278" calcext:value-type="float">
            <text:p>-483.8278</text:p>
          </table:table-cell>
          <table:table-cell office:value-type="float" office:value="0" calcext:value-type="float">
            <text:p>0</text:p>
          </table:table-cell>
          <table:table-cell office:value-type="float" office:value="250.8436" calcext:value-type="float">
            <text:p>250.8436</text:p>
          </table:table-cell>
          <table:table-cell office:value-type="float" office:value="297.2055" calcext:value-type="float">
            <text:p>297.2055</text:p>
          </table:table-cell>
          <table:table-cell office:value-type="float" office:value="931.8892" calcext:value-type="float">
            <text:p>931.8892</text:p>
          </table:table-cell>
          <table:table-cell office:value-type="float" office:value="910.8081" calcext:value-type="float">
            <text:p>910.8081</text:p>
          </table:table-cell>
          <table:table-cell office:value-type="float" office:value="910.9857" calcext:value-type="float">
            <text:p>910.9857</text:p>
          </table:table-cell>
          <table:table-cell office:value-type="float" office:value="919.7398" calcext:value-type="float">
            <text:p>919.7398</text:p>
          </table:table-cell>
          <table:table-cell office:value-type="float" office:value="334.9673" calcext:value-type="float">
            <text:p>334.9673</text:p>
          </table:table-cell>
          <table:table-cell office:value-type="float" office:value="451.2682" calcext:value-type="float">
            <text:p>451.2682</text:p>
          </table:table-cell>
          <table:table-cell office:value-type="float" office:value="387.308" calcext:value-type="float">
            <text:p>387.308</text:p>
          </table:table-cell>
          <table:table-cell office:value-type="float" office:value="326.1968" calcext:value-type="float">
            <text:p>326.196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1998" calcext:value-type="float">
            <text:p>11091998</text:p>
          </table:table-cell>
          <table:table-cell office:value-type="float" office:value="144.8613" calcext:value-type="float">
            <text:p>144.8613</text:p>
          </table:table-cell>
          <table:table-cell office:value-type="float" office:value="5701.332" calcext:value-type="float">
            <text:p>5701.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1.5833" calcext:value-type="float">
            <text:p>-481.5833</text:p>
          </table:table-cell>
          <table:table-cell office:value-type="float" office:value="1515.856" calcext:value-type="float">
            <text:p>1515.856</text:p>
          </table:table-cell>
          <table:table-cell office:value-type="float" office:value="0" calcext:value-type="float">
            <text:p>0</text:p>
          </table:table-cell>
          <table:table-cell office:value-type="float" office:value="88.18712" calcext:value-type="float">
            <text:p>88.18712</text:p>
          </table:table-cell>
          <table:table-cell office:value-type="float" office:value="19.65285" calcext:value-type="float">
            <text:p>19.65285</text:p>
          </table:table-cell>
          <table:table-cell office:value-type="float" office:value="-0.05184181" calcext:value-type="float">
            <text:p>-0.05184181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41793" calcext:value-type="float">
            <text:p>1.041793</text:p>
          </table:table-cell>
          <table:table-cell office:value-type="float" office:value="2.089384" calcext:value-type="float">
            <text:p>2.089384</text:p>
          </table:table-cell>
          <table:table-cell office:value-type="float" office:value="360" calcext:value-type="float">
            <text:p>360</text:p>
          </table:table-cell>
          <table:table-cell office:value-type="float" office:value="-484.8093" calcext:value-type="float">
            <text:p>-484.8093</text:p>
          </table:table-cell>
          <table:table-cell office:value-type="float" office:value="0" calcext:value-type="float">
            <text:p>0</text:p>
          </table:table-cell>
          <table:table-cell office:value-type="float" office:value="250.886" calcext:value-type="float">
            <text:p>250.886</text:p>
          </table:table-cell>
          <table:table-cell office:value-type="float" office:value="297.0811" calcext:value-type="float">
            <text:p>297.0811</text:p>
          </table:table-cell>
          <table:table-cell office:value-type="float" office:value="931.5972" calcext:value-type="float">
            <text:p>931.5972</text:p>
          </table:table-cell>
          <table:table-cell office:value-type="float" office:value="910.6021" calcext:value-type="float">
            <text:p>910.6021</text:p>
          </table:table-cell>
          <table:table-cell office:value-type="float" office:value="910.8305" calcext:value-type="float">
            <text:p>910.8305</text:p>
          </table:table-cell>
          <table:table-cell office:value-type="float" office:value="919.6149" calcext:value-type="float">
            <text:p>919.6149</text:p>
          </table:table-cell>
          <table:table-cell office:value-type="float" office:value="334.9287" calcext:value-type="float">
            <text:p>334.9287</text:p>
          </table:table-cell>
          <table:table-cell office:value-type="float" office:value="451.2269" calcext:value-type="float">
            <text:p>451.2269</text:p>
          </table:table-cell>
          <table:table-cell office:value-type="float" office:value="387.2816" calcext:value-type="float">
            <text:p>387.2816</text:p>
          </table:table-cell>
          <table:table-cell office:value-type="float" office:value="326.181" calcext:value-type="float">
            <text:p>326.18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1998" calcext:value-type="float">
            <text:p>12091998</text:p>
          </table:table-cell>
          <table:table-cell office:value-type="float" office:value="144.309" calcext:value-type="float">
            <text:p>144.309</text:p>
          </table:table-cell>
          <table:table-cell office:value-type="float" office:value="5700.677" calcext:value-type="float">
            <text:p>5700.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2.7148" calcext:value-type="float">
            <text:p>-482.7148</text:p>
          </table:table-cell>
          <table:table-cell office:value-type="float" office:value="1520.872" calcext:value-type="float">
            <text:p>1520.872</text:p>
          </table:table-cell>
          <table:table-cell office:value-type="float" office:value="0" calcext:value-type="float">
            <text:p>0</text:p>
          </table:table-cell>
          <table:table-cell office:value-type="float" office:value="87.76599" calcext:value-type="float">
            <text:p>87.76599</text:p>
          </table:table-cell>
          <table:table-cell office:value-type="float" office:value="19.58669" calcext:value-type="float">
            <text:p>19.58669</text:p>
          </table:table-cell>
          <table:table-cell office:value-type="float" office:value="-0.05159743" calcext:value-type="float">
            <text:p>-0.05159743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42274" calcext:value-type="float">
            <text:p>1.042274</text:p>
          </table:table-cell>
          <table:table-cell office:value-type="float" office:value="2.089118" calcext:value-type="float">
            <text:p>2.089118</text:p>
          </table:table-cell>
          <table:table-cell office:value-type="float" office:value="360" calcext:value-type="float">
            <text:p>360</text:p>
          </table:table-cell>
          <table:table-cell office:value-type="float" office:value="-485.9408" calcext:value-type="float">
            <text:p>-485.9408</text:p>
          </table:table-cell>
          <table:table-cell office:value-type="float" office:value="0" calcext:value-type="float">
            <text:p>0</text:p>
          </table:table-cell>
          <table:table-cell office:value-type="float" office:value="250.9327" calcext:value-type="float">
            <text:p>250.9327</text:p>
          </table:table-cell>
          <table:table-cell office:value-type="float" office:value="296.9355" calcext:value-type="float">
            <text:p>296.9355</text:p>
          </table:table-cell>
          <table:table-cell office:value-type="float" office:value="931.2491" calcext:value-type="float">
            <text:p>931.2491</text:p>
          </table:table-cell>
          <table:table-cell office:value-type="float" office:value="910.3593" calcext:value-type="float">
            <text:p>910.3593</text:p>
          </table:table-cell>
          <table:table-cell office:value-type="float" office:value="910.6487" calcext:value-type="float">
            <text:p>910.6487</text:p>
          </table:table-cell>
          <table:table-cell office:value-type="float" office:value="919.4719" calcext:value-type="float">
            <text:p>919.4719</text:p>
          </table:table-cell>
          <table:table-cell office:value-type="float" office:value="334.8854" calcext:value-type="float">
            <text:p>334.8854</text:p>
          </table:table-cell>
          <table:table-cell office:value-type="float" office:value="451.1843" calcext:value-type="float">
            <text:p>451.1843</text:p>
          </table:table-cell>
          <table:table-cell office:value-type="float" office:value="387.2554" calcext:value-type="float">
            <text:p>387.2554</text:p>
          </table:table-cell>
          <table:table-cell office:value-type="float" office:value="326.1657" calcext:value-type="float">
            <text:p>326.165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1998" calcext:value-type="float">
            <text:p>13091998</text:p>
          </table:table-cell>
          <table:table-cell office:value-type="float" office:value="143.8487" calcext:value-type="float">
            <text:p>143.8487</text:p>
          </table:table-cell>
          <table:table-cell office:value-type="float" office:value="5700.054" calcext:value-type="float">
            <text:p>5700.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3.7448" calcext:value-type="float">
            <text:p>-483.7448</text:p>
          </table:table-cell>
          <table:table-cell office:value-type="float" office:value="1524.49" calcext:value-type="float">
            <text:p>1524.49</text:p>
          </table:table-cell>
          <table:table-cell office:value-type="float" office:value="0" calcext:value-type="float">
            <text:p>0</text:p>
          </table:table-cell>
          <table:table-cell office:value-type="float" office:value="87.42142" calcext:value-type="float">
            <text:p>87.42142</text:p>
          </table:table-cell>
          <table:table-cell office:value-type="float" office:value="19.55012" calcext:value-type="float">
            <text:p>19.55012</text:p>
          </table:table-cell>
          <table:table-cell office:value-type="float" office:value="-0.05136725" calcext:value-type="float">
            <text:p>-0.05136725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42755" calcext:value-type="float">
            <text:p>1.042755</text:p>
          </table:table-cell>
          <table:table-cell office:value-type="float" office:value="2.088882" calcext:value-type="float">
            <text:p>2.088882</text:p>
          </table:table-cell>
          <table:table-cell office:value-type="float" office:value="360" calcext:value-type="float">
            <text:p>360</text:p>
          </table:table-cell>
          <table:table-cell office:value-type="float" office:value="-486.9709" calcext:value-type="float">
            <text:p>-486.9709</text:p>
          </table:table-cell>
          <table:table-cell office:value-type="float" office:value="0" calcext:value-type="float">
            <text:p>0</text:p>
          </table:table-cell>
          <table:table-cell office:value-type="float" office:value="250.9711" calcext:value-type="float">
            <text:p>250.9711</text:p>
          </table:table-cell>
          <table:table-cell office:value-type="float" office:value="296.812" calcext:value-type="float">
            <text:p>296.812</text:p>
          </table:table-cell>
          <table:table-cell office:value-type="float" office:value="930.9471" calcext:value-type="float">
            <text:p>930.9471</text:p>
          </table:table-cell>
          <table:table-cell office:value-type="float" office:value="910.1375" calcext:value-type="float">
            <text:p>910.1375</text:p>
          </table:table-cell>
          <table:table-cell office:value-type="float" office:value="910.4787" calcext:value-type="float">
            <text:p>910.4787</text:p>
          </table:table-cell>
          <table:table-cell office:value-type="float" office:value="919.3335" calcext:value-type="float">
            <text:p>919.3335</text:p>
          </table:table-cell>
          <table:table-cell office:value-type="float" office:value="334.8427" calcext:value-type="float">
            <text:p>334.8427</text:p>
          </table:table-cell>
          <table:table-cell office:value-type="float" office:value="451.1407" calcext:value-type="float">
            <text:p>451.1407</text:p>
          </table:table-cell>
          <table:table-cell office:value-type="float" office:value="387.229" calcext:value-type="float">
            <text:p>387.229</text:p>
          </table:table-cell>
          <table:table-cell office:value-type="float" office:value="326.1505" calcext:value-type="float">
            <text:p>326.150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1998" calcext:value-type="float">
            <text:p>14091998</text:p>
          </table:table-cell>
          <table:table-cell office:value-type="float" office:value="143.3622" calcext:value-type="float">
            <text:p>143.3622</text:p>
          </table:table-cell>
          <table:table-cell office:value-type="float" office:value="5699.556" calcext:value-type="float">
            <text:p>5699.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4.659" calcext:value-type="float">
            <text:p>-484.659</text:p>
          </table:table-cell>
          <table:table-cell office:value-type="float" office:value="1527.436" calcext:value-type="float">
            <text:p>1527.436</text:p>
          </table:table-cell>
          <table:table-cell office:value-type="float" office:value="0" calcext:value-type="float">
            <text:p>0</text:p>
          </table:table-cell>
          <table:table-cell office:value-type="float" office:value="87.21034" calcext:value-type="float">
            <text:p>87.21034</text:p>
          </table:table-cell>
          <table:table-cell office:value-type="float" office:value="19.41809" calcext:value-type="float">
            <text:p>19.41809</text:p>
          </table:table-cell>
          <table:table-cell office:value-type="float" office:value="-0.05109634" calcext:value-type="float">
            <text:p>-0.05109634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43235" calcext:value-type="float">
            <text:p>1.043235</text:p>
          </table:table-cell>
          <table:table-cell office:value-type="float" office:value="2.088663" calcext:value-type="float">
            <text:p>2.088663</text:p>
          </table:table-cell>
          <table:table-cell office:value-type="float" office:value="360" calcext:value-type="float">
            <text:p>360</text:p>
          </table:table-cell>
          <table:table-cell office:value-type="float" office:value="-487.885" calcext:value-type="float">
            <text:p>-487.885</text:p>
          </table:table-cell>
          <table:table-cell office:value-type="float" office:value="0" calcext:value-type="float">
            <text:p>0</text:p>
          </table:table-cell>
          <table:table-cell office:value-type="float" office:value="251.0117" calcext:value-type="float">
            <text:p>251.0117</text:p>
          </table:table-cell>
          <table:table-cell office:value-type="float" office:value="296.7241" calcext:value-type="float">
            <text:p>296.7241</text:p>
          </table:table-cell>
          <table:table-cell office:value-type="float" office:value="930.7122" calcext:value-type="float">
            <text:p>930.7122</text:p>
          </table:table-cell>
          <table:table-cell office:value-type="float" office:value="909.9559" calcext:value-type="float">
            <text:p>909.9559</text:p>
          </table:table-cell>
          <table:table-cell office:value-type="float" office:value="910.3374" calcext:value-type="float">
            <text:p>910.3374</text:p>
          </table:table-cell>
          <table:table-cell office:value-type="float" office:value="919.2111" calcext:value-type="float">
            <text:p>919.2111</text:p>
          </table:table-cell>
          <table:table-cell office:value-type="float" office:value="334.8036" calcext:value-type="float">
            <text:p>334.8036</text:p>
          </table:table-cell>
          <table:table-cell office:value-type="float" office:value="451.0981" calcext:value-type="float">
            <text:p>451.0981</text:p>
          </table:table-cell>
          <table:table-cell office:value-type="float" office:value="387.2026" calcext:value-type="float">
            <text:p>387.2026</text:p>
          </table:table-cell>
          <table:table-cell office:value-type="float" office:value="326.1353" calcext:value-type="float">
            <text:p>326.135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1998" calcext:value-type="float">
            <text:p>15091998</text:p>
          </table:table-cell>
          <table:table-cell office:value-type="float" office:value="142.6898" calcext:value-type="float">
            <text:p>142.6898</text:p>
          </table:table-cell>
          <table:table-cell office:value-type="float" office:value="5699.13" calcext:value-type="float">
            <text:p>5699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5.6579" calcext:value-type="float">
            <text:p>-485.6579</text:p>
          </table:table-cell>
          <table:table-cell office:value-type="float" office:value="1530.459" calcext:value-type="float">
            <text:p>1530.459</text:p>
          </table:table-cell>
          <table:table-cell office:value-type="float" office:value="0" calcext:value-type="float">
            <text:p>0</text:p>
          </table:table-cell>
          <table:table-cell office:value-type="float" office:value="87.09953" calcext:value-type="float">
            <text:p>87.09953</text:p>
          </table:table-cell>
          <table:table-cell office:value-type="float" office:value="19.13094" calcext:value-type="float">
            <text:p>19.13094</text:p>
          </table:table-cell>
          <table:table-cell office:value-type="float" office:value="-0.05087157" calcext:value-type="float">
            <text:p>-0.05087157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45255" calcext:value-type="float">
            <text:p>1.045255</text:p>
          </table:table-cell>
          <table:table-cell office:value-type="float" office:value="2.090586" calcext:value-type="float">
            <text:p>2.090586</text:p>
          </table:table-cell>
          <table:table-cell office:value-type="float" office:value="360" calcext:value-type="float">
            <text:p>360</text:p>
          </table:table-cell>
          <table:table-cell office:value-type="float" office:value="-488.8876" calcext:value-type="float">
            <text:p>-488.8876</text:p>
          </table:table-cell>
          <table:table-cell office:value-type="float" office:value="0" calcext:value-type="float">
            <text:p>0</text:p>
          </table:table-cell>
          <table:table-cell office:value-type="float" office:value="251.0611" calcext:value-type="float">
            <text:p>251.0611</text:p>
          </table:table-cell>
          <table:table-cell office:value-type="float" office:value="296.6345" calcext:value-type="float">
            <text:p>296.6345</text:p>
          </table:table-cell>
          <table:table-cell office:value-type="float" office:value="930.476" calcext:value-type="float">
            <text:p>930.476</text:p>
          </table:table-cell>
          <table:table-cell office:value-type="float" office:value="909.7779" calcext:value-type="float">
            <text:p>909.7779</text:p>
          </table:table-cell>
          <table:table-cell office:value-type="float" office:value="910.2093" calcext:value-type="float">
            <text:p>910.2093</text:p>
          </table:table-cell>
          <table:table-cell office:value-type="float" office:value="919.098" calcext:value-type="float">
            <text:p>919.098</text:p>
          </table:table-cell>
          <table:table-cell office:value-type="float" office:value="334.7684" calcext:value-type="float">
            <text:p>334.7684</text:p>
          </table:table-cell>
          <table:table-cell office:value-type="float" office:value="451.0594" calcext:value-type="float">
            <text:p>451.0594</text:p>
          </table:table-cell>
          <table:table-cell office:value-type="float" office:value="387.1766" calcext:value-type="float">
            <text:p>387.1766</text:p>
          </table:table-cell>
          <table:table-cell office:value-type="float" office:value="326.1203" calcext:value-type="float">
            <text:p>326.120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1998" calcext:value-type="float">
            <text:p>16091998</text:p>
          </table:table-cell>
          <table:table-cell office:value-type="float" office:value="142.1352" calcext:value-type="float">
            <text:p>142.1352</text:p>
          </table:table-cell>
          <table:table-cell office:value-type="float" office:value="5698.646" calcext:value-type="float">
            <text:p>5698.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6.6821" calcext:value-type="float">
            <text:p>-486.6821</text:p>
          </table:table-cell>
          <table:table-cell office:value-type="float" office:value="1534.328" calcext:value-type="float">
            <text:p>1534.328</text:p>
          </table:table-cell>
          <table:table-cell office:value-type="float" office:value="0" calcext:value-type="float">
            <text:p>0</text:p>
          </table:table-cell>
          <table:table-cell office:value-type="float" office:value="86.86928" calcext:value-type="float">
            <text:p>86.86928</text:p>
          </table:table-cell>
          <table:table-cell office:value-type="float" office:value="18.96497" calcext:value-type="float">
            <text:p>18.96497</text:p>
          </table:table-cell>
          <table:table-cell office:value-type="float" office:value="-0.05062342" calcext:value-type="float">
            <text:p>-0.05062342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46854" calcext:value-type="float">
            <text:p>1.046854</text:p>
          </table:table-cell>
          <table:table-cell office:value-type="float" office:value="2.092314" calcext:value-type="float">
            <text:p>2.092314</text:p>
          </table:table-cell>
          <table:table-cell office:value-type="float" office:value="360" calcext:value-type="float">
            <text:p>360</text:p>
          </table:table-cell>
          <table:table-cell office:value-type="float" office:value="-489.9149" calcext:value-type="float">
            <text:p>-489.9149</text:p>
          </table:table-cell>
          <table:table-cell office:value-type="float" office:value="0" calcext:value-type="float">
            <text:p>0</text:p>
          </table:table-cell>
          <table:table-cell office:value-type="float" office:value="251.0959" calcext:value-type="float">
            <text:p>251.0959</text:p>
          </table:table-cell>
          <table:table-cell office:value-type="float" office:value="296.5334" calcext:value-type="float">
            <text:p>296.5334</text:p>
          </table:table-cell>
          <table:table-cell office:value-type="float" office:value="930.222" calcext:value-type="float">
            <text:p>930.222</text:p>
          </table:table-cell>
          <table:table-cell office:value-type="float" office:value="909.5898" calcext:value-type="float">
            <text:p>909.5898</text:p>
          </table:table-cell>
          <table:table-cell office:value-type="float" office:value="910.0743" calcext:value-type="float">
            <text:p>910.0743</text:p>
          </table:table-cell>
          <table:table-cell office:value-type="float" office:value="918.9825" calcext:value-type="float">
            <text:p>918.9825</text:p>
          </table:table-cell>
          <table:table-cell office:value-type="float" office:value="334.7328" calcext:value-type="float">
            <text:p>334.7328</text:p>
          </table:table-cell>
          <table:table-cell office:value-type="float" office:value="451.0223" calcext:value-type="float">
            <text:p>451.0223</text:p>
          </table:table-cell>
          <table:table-cell office:value-type="float" office:value="387.1511" calcext:value-type="float">
            <text:p>387.1511</text:p>
          </table:table-cell>
          <table:table-cell office:value-type="float" office:value="326.1054" calcext:value-type="float">
            <text:p>326.105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1998" calcext:value-type="float">
            <text:p>17091998</text:p>
          </table:table-cell>
          <table:table-cell office:value-type="float" office:value="141.6936" calcext:value-type="float">
            <text:p>141.6936</text:p>
          </table:table-cell>
          <table:table-cell office:value-type="float" office:value="5698.122" calcext:value-type="float">
            <text:p>5698.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7.6005" calcext:value-type="float">
            <text:p>-487.6005</text:p>
          </table:table-cell>
          <table:table-cell office:value-type="float" office:value="1537.613" calcext:value-type="float">
            <text:p>1537.613</text:p>
          </table:table-cell>
          <table:table-cell office:value-type="float" office:value="0" calcext:value-type="float">
            <text:p>0</text:p>
          </table:table-cell>
          <table:table-cell office:value-type="float" office:value="86.43411" calcext:value-type="float">
            <text:p>86.43411</text:p>
          </table:table-cell>
          <table:table-cell office:value-type="float" office:value="18.89709" calcext:value-type="float">
            <text:p>18.89709</text:p>
          </table:table-cell>
          <table:table-cell office:value-type="float" office:value="-0.05038504" calcext:value-type="float">
            <text:p>-0.05038504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47783" calcext:value-type="float">
            <text:p>1.047783</text:p>
          </table:table-cell>
          <table:table-cell office:value-type="float" office:value="2.092873" calcext:value-type="float">
            <text:p>2.092873</text:p>
          </table:table-cell>
          <table:table-cell office:value-type="float" office:value="360" calcext:value-type="float">
            <text:p>360</text:p>
          </table:table-cell>
          <table:table-cell office:value-type="float" office:value="-490.8346" calcext:value-type="float">
            <text:p>-490.8346</text:p>
          </table:table-cell>
          <table:table-cell office:value-type="float" office:value="0" calcext:value-type="float">
            <text:p>0</text:p>
          </table:table-cell>
          <table:table-cell office:value-type="float" office:value="251.1404" calcext:value-type="float">
            <text:p>251.1404</text:p>
          </table:table-cell>
          <table:table-cell office:value-type="float" office:value="296.4191" calcext:value-type="float">
            <text:p>296.4191</text:p>
          </table:table-cell>
          <table:table-cell office:value-type="float" office:value="929.9547" calcext:value-type="float">
            <text:p>929.9547</text:p>
          </table:table-cell>
          <table:table-cell office:value-type="float" office:value="909.397" calcext:value-type="float">
            <text:p>909.397</text:p>
          </table:table-cell>
          <table:table-cell office:value-type="float" office:value="909.9343" calcext:value-type="float">
            <text:p>909.9343</text:p>
          </table:table-cell>
          <table:table-cell office:value-type="float" office:value="918.8672" calcext:value-type="float">
            <text:p>918.8672</text:p>
          </table:table-cell>
          <table:table-cell office:value-type="float" office:value="334.6972" calcext:value-type="float">
            <text:p>334.6972</text:p>
          </table:table-cell>
          <table:table-cell office:value-type="float" office:value="450.9857" calcext:value-type="float">
            <text:p>450.9857</text:p>
          </table:table-cell>
          <table:table-cell office:value-type="float" office:value="387.1259" calcext:value-type="float">
            <text:p>387.1259</text:p>
          </table:table-cell>
          <table:table-cell office:value-type="float" office:value="326.0907" calcext:value-type="float">
            <text:p>326.090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1998" calcext:value-type="float">
            <text:p>18091998</text:p>
          </table:table-cell>
          <table:table-cell office:value-type="float" office:value="141.2515" calcext:value-type="float">
            <text:p>141.2515</text:p>
          </table:table-cell>
          <table:table-cell office:value-type="float" office:value="5697.553" calcext:value-type="float">
            <text:p>5697.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8.549" calcext:value-type="float">
            <text:p>-488.549</text:p>
          </table:table-cell>
          <table:table-cell office:value-type="float" office:value="1540.594" calcext:value-type="float">
            <text:p>1540.594</text:p>
          </table:table-cell>
          <table:table-cell office:value-type="float" office:value="0" calcext:value-type="float">
            <text:p>0</text:p>
          </table:table-cell>
          <table:table-cell office:value-type="float" office:value="86.04903" calcext:value-type="float">
            <text:p>86.04903</text:p>
          </table:table-cell>
          <table:table-cell office:value-type="float" office:value="18.85043" calcext:value-type="float">
            <text:p>18.85043</text:p>
          </table:table-cell>
          <table:table-cell office:value-type="float" office:value="-0.05014879" calcext:value-type="float">
            <text:p>-0.05014879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4845" calcext:value-type="float">
            <text:p>1.04845</text:p>
          </table:table-cell>
          <table:table-cell office:value-type="float" office:value="2.09303" calcext:value-type="float">
            <text:p>2.09303</text:p>
          </table:table-cell>
          <table:table-cell office:value-type="float" office:value="360" calcext:value-type="float">
            <text:p>360</text:p>
          </table:table-cell>
          <table:table-cell office:value-type="float" office:value="-491.7837" calcext:value-type="float">
            <text:p>-491.7837</text:p>
          </table:table-cell>
          <table:table-cell office:value-type="float" office:value="0" calcext:value-type="float">
            <text:p>0</text:p>
          </table:table-cell>
          <table:table-cell office:value-type="float" office:value="251.1767" calcext:value-type="float">
            <text:p>251.1767</text:p>
          </table:table-cell>
          <table:table-cell office:value-type="float" office:value="296.2969" calcext:value-type="float">
            <text:p>296.2969</text:p>
          </table:table-cell>
          <table:table-cell office:value-type="float" office:value="929.6681" calcext:value-type="float">
            <text:p>929.6681</text:p>
          </table:table-cell>
          <table:table-cell office:value-type="float" office:value="909.1935" calcext:value-type="float">
            <text:p>909.1935</text:p>
          </table:table-cell>
          <table:table-cell office:value-type="float" office:value="909.7842" calcext:value-type="float">
            <text:p>909.7842</text:p>
          </table:table-cell>
          <table:table-cell office:value-type="float" office:value="918.7449" calcext:value-type="float">
            <text:p>918.7449</text:p>
          </table:table-cell>
          <table:table-cell office:value-type="float" office:value="334.6602" calcext:value-type="float">
            <text:p>334.6602</text:p>
          </table:table-cell>
          <table:table-cell office:value-type="float" office:value="450.9477" calcext:value-type="float">
            <text:p>450.9477</text:p>
          </table:table-cell>
          <table:table-cell office:value-type="float" office:value="387.1012" calcext:value-type="float">
            <text:p>387.1012</text:p>
          </table:table-cell>
          <table:table-cell office:value-type="float" office:value="326.0761" calcext:value-type="float">
            <text:p>326.076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1998" calcext:value-type="float">
            <text:p>19091998</text:p>
          </table:table-cell>
          <table:table-cell office:value-type="float" office:value="140.7367" calcext:value-type="float">
            <text:p>140.7367</text:p>
          </table:table-cell>
          <table:table-cell office:value-type="float" office:value="5696.917" calcext:value-type="float">
            <text:p>5696.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9.62" calcext:value-type="float">
            <text:p>-489.62</text:p>
          </table:table-cell>
          <table:table-cell office:value-type="float" office:value="1541.889" calcext:value-type="float">
            <text:p>1541.889</text:p>
          </table:table-cell>
          <table:table-cell office:value-type="float" office:value="0" calcext:value-type="float">
            <text:p>0</text:p>
          </table:table-cell>
          <table:table-cell office:value-type="float" office:value="85.63184" calcext:value-type="float">
            <text:p>85.63184</text:p>
          </table:table-cell>
          <table:table-cell office:value-type="float" office:value="18.79466" calcext:value-type="float">
            <text:p>18.79466</text:p>
          </table:table-cell>
          <table:table-cell office:value-type="float" office:value="-0.04991533" calcext:value-type="float">
            <text:p>-0.04991533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48936" calcext:value-type="float">
            <text:p>1.048936</text:p>
          </table:table-cell>
          <table:table-cell office:value-type="float" office:value="2.092988" calcext:value-type="float">
            <text:p>2.092988</text:p>
          </table:table-cell>
          <table:table-cell office:value-type="float" office:value="360" calcext:value-type="float">
            <text:p>360</text:p>
          </table:table-cell>
          <table:table-cell office:value-type="float" office:value="-492.8549" calcext:value-type="float">
            <text:p>-492.8549</text:p>
          </table:table-cell>
          <table:table-cell office:value-type="float" office:value="0" calcext:value-type="float">
            <text:p>0</text:p>
          </table:table-cell>
          <table:table-cell office:value-type="float" office:value="251.2173" calcext:value-type="float">
            <text:p>251.2173</text:p>
          </table:table-cell>
          <table:table-cell office:value-type="float" office:value="296.1535" calcext:value-type="float">
            <text:p>296.1535</text:p>
          </table:table-cell>
          <table:table-cell office:value-type="float" office:value="929.3311" calcext:value-type="float">
            <text:p>929.3311</text:p>
          </table:table-cell>
          <table:table-cell office:value-type="float" office:value="908.964" calcext:value-type="float">
            <text:p>908.964</text:p>
          </table:table-cell>
          <table:table-cell office:value-type="float" office:value="909.6136" calcext:value-type="float">
            <text:p>909.6136</text:p>
          </table:table-cell>
          <table:table-cell office:value-type="float" office:value="918.6102" calcext:value-type="float">
            <text:p>918.6102</text:p>
          </table:table-cell>
          <table:table-cell office:value-type="float" office:value="334.6201" calcext:value-type="float">
            <text:p>334.6201</text:p>
          </table:table-cell>
          <table:table-cell office:value-type="float" office:value="450.907" calcext:value-type="float">
            <text:p>450.907</text:p>
          </table:table-cell>
          <table:table-cell office:value-type="float" office:value="387.0762" calcext:value-type="float">
            <text:p>387.0762</text:p>
          </table:table-cell>
          <table:table-cell office:value-type="float" office:value="326.0617" calcext:value-type="float">
            <text:p>326.061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1998" calcext:value-type="float">
            <text:p>20091998</text:p>
          </table:table-cell>
          <table:table-cell office:value-type="float" office:value="140.3329" calcext:value-type="float">
            <text:p>140.3329</text:p>
          </table:table-cell>
          <table:table-cell office:value-type="float" office:value="5696.295" calcext:value-type="float">
            <text:p>5696.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0.5926" calcext:value-type="float">
            <text:p>-490.5926</text:p>
          </table:table-cell>
          <table:table-cell office:value-type="float" office:value="1544.049" calcext:value-type="float">
            <text:p>1544.049</text:p>
          </table:table-cell>
          <table:table-cell office:value-type="float" office:value="0" calcext:value-type="float">
            <text:p>0</text:p>
          </table:table-cell>
          <table:table-cell office:value-type="float" office:value="85.35493" calcext:value-type="float">
            <text:p>85.35493</text:p>
          </table:table-cell>
          <table:table-cell office:value-type="float" office:value="18.78348" calcext:value-type="float">
            <text:p>18.78348</text:p>
          </table:table-cell>
          <table:table-cell office:value-type="float" office:value="-0.04966563" calcext:value-type="float">
            <text:p>-0.04966563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49416" calcext:value-type="float">
            <text:p>1.049416</text:p>
          </table:table-cell>
          <table:table-cell office:value-type="float" office:value="2.092966" calcext:value-type="float">
            <text:p>2.092966</text:p>
          </table:table-cell>
          <table:table-cell office:value-type="float" office:value="360" calcext:value-type="float">
            <text:p>360</text:p>
          </table:table-cell>
          <table:table-cell office:value-type="float" office:value="-493.8276" calcext:value-type="float">
            <text:p>-493.8276</text:p>
          </table:table-cell>
          <table:table-cell office:value-type="float" office:value="0" calcext:value-type="float">
            <text:p>0</text:p>
          </table:table-cell>
          <table:table-cell office:value-type="float" office:value="251.2428" calcext:value-type="float">
            <text:p>251.2428</text:p>
          </table:table-cell>
          <table:table-cell office:value-type="float" office:value="296.0419" calcext:value-type="float">
            <text:p>296.0419</text:p>
          </table:table-cell>
          <table:table-cell office:value-type="float" office:value="929.0443" calcext:value-type="float">
            <text:p>929.0443</text:p>
          </table:table-cell>
          <table:table-cell office:value-type="float" office:value="908.7502" calcext:value-type="float">
            <text:p>908.7502</text:p>
          </table:table-cell>
          <table:table-cell office:value-type="float" office:value="909.4464" calcext:value-type="float">
            <text:p>909.4464</text:p>
          </table:table-cell>
          <table:table-cell office:value-type="float" office:value="918.4731" calcext:value-type="float">
            <text:p>918.4731</text:p>
          </table:table-cell>
          <table:table-cell office:value-type="float" office:value="334.5785" calcext:value-type="float">
            <text:p>334.5785</text:p>
          </table:table-cell>
          <table:table-cell office:value-type="float" office:value="450.8653" calcext:value-type="float">
            <text:p>450.8653</text:p>
          </table:table-cell>
          <table:table-cell office:value-type="float" office:value="387.051" calcext:value-type="float">
            <text:p>387.051</text:p>
          </table:table-cell>
          <table:table-cell office:value-type="float" office:value="326.0473" calcext:value-type="float">
            <text:p>326.047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1998" calcext:value-type="float">
            <text:p>21091998</text:p>
          </table:table-cell>
          <table:table-cell office:value-type="float" office:value="139.8686" calcext:value-type="float">
            <text:p>139.8686</text:p>
          </table:table-cell>
          <table:table-cell office:value-type="float" office:value="5695.652" calcext:value-type="float">
            <text:p>5695.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1.6186" calcext:value-type="float">
            <text:p>-491.6186</text:p>
          </table:table-cell>
          <table:table-cell office:value-type="float" office:value="1551.117" calcext:value-type="float">
            <text:p>1551.117</text:p>
          </table:table-cell>
          <table:table-cell office:value-type="float" office:value="0" calcext:value-type="float">
            <text:p>0</text:p>
          </table:table-cell>
          <table:table-cell office:value-type="float" office:value="85.00337" calcext:value-type="float">
            <text:p>85.00337</text:p>
          </table:table-cell>
          <table:table-cell office:value-type="float" office:value="18.76464" calcext:value-type="float">
            <text:p>18.76464</text:p>
          </table:table-cell>
          <table:table-cell office:value-type="float" office:value="-0.0494462" calcext:value-type="float">
            <text:p>-0.0494462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49897" calcext:value-type="float">
            <text:p>1.049897</text:p>
          </table:table-cell>
          <table:table-cell office:value-type="float" office:value="2.092936" calcext:value-type="float">
            <text:p>2.092936</text:p>
          </table:table-cell>
          <table:table-cell office:value-type="float" office:value="360" calcext:value-type="float">
            <text:p>360</text:p>
          </table:table-cell>
          <table:table-cell office:value-type="float" office:value="-494.8539" calcext:value-type="float">
            <text:p>-494.8539</text:p>
          </table:table-cell>
          <table:table-cell office:value-type="float" office:value="0" calcext:value-type="float">
            <text:p>0</text:p>
          </table:table-cell>
          <table:table-cell office:value-type="float" office:value="251.269" calcext:value-type="float">
            <text:p>251.269</text:p>
          </table:table-cell>
          <table:table-cell office:value-type="float" office:value="295.9016" calcext:value-type="float">
            <text:p>295.9016</text:p>
          </table:table-cell>
          <table:table-cell office:value-type="float" office:value="928.7179" calcext:value-type="float">
            <text:p>928.7179</text:p>
          </table:table-cell>
          <table:table-cell office:value-type="float" office:value="908.5227" calcext:value-type="float">
            <text:p>908.5227</text:p>
          </table:table-cell>
          <table:table-cell office:value-type="float" office:value="909.2806" calcext:value-type="float">
            <text:p>909.2806</text:p>
          </table:table-cell>
          <table:table-cell office:value-type="float" office:value="918.3403" calcext:value-type="float">
            <text:p>918.3403</text:p>
          </table:table-cell>
          <table:table-cell office:value-type="float" office:value="334.5385" calcext:value-type="float">
            <text:p>334.5385</text:p>
          </table:table-cell>
          <table:table-cell office:value-type="float" office:value="450.8241" calcext:value-type="float">
            <text:p>450.8241</text:p>
          </table:table-cell>
          <table:table-cell office:value-type="float" office:value="387.0258" calcext:value-type="float">
            <text:p>387.0258</text:p>
          </table:table-cell>
          <table:table-cell office:value-type="float" office:value="326.033" calcext:value-type="float">
            <text:p>326.03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1998" calcext:value-type="float">
            <text:p>22091998</text:p>
          </table:table-cell>
          <table:table-cell office:value-type="float" office:value="139.5199" calcext:value-type="float">
            <text:p>139.5199</text:p>
          </table:table-cell>
          <table:table-cell office:value-type="float" office:value="5695.096" calcext:value-type="float">
            <text:p>5695.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2.489" calcext:value-type="float">
            <text:p>-492.489</text:p>
          </table:table-cell>
          <table:table-cell office:value-type="float" office:value="1553.578" calcext:value-type="float">
            <text:p>1553.578</text:p>
          </table:table-cell>
          <table:table-cell office:value-type="float" office:value="0" calcext:value-type="float">
            <text:p>0</text:p>
          </table:table-cell>
          <table:table-cell office:value-type="float" office:value="84.81171" calcext:value-type="float">
            <text:p>84.81171</text:p>
          </table:table-cell>
          <table:table-cell office:value-type="float" office:value="18.76102" calcext:value-type="float">
            <text:p>18.76102</text:p>
          </table:table-cell>
          <table:table-cell office:value-type="float" office:value="-0.04915579" calcext:value-type="float">
            <text:p>-0.04915579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50377" calcext:value-type="float">
            <text:p>1.050377</text:p>
          </table:table-cell>
          <table:table-cell office:value-type="float" office:value="2.092912" calcext:value-type="float">
            <text:p>2.092912</text:p>
          </table:table-cell>
          <table:table-cell office:value-type="float" office:value="360" calcext:value-type="float">
            <text:p>360</text:p>
          </table:table-cell>
          <table:table-cell office:value-type="float" office:value="-495.7245" calcext:value-type="float">
            <text:p>-495.7245</text:p>
          </table:table-cell>
          <table:table-cell office:value-type="float" office:value="0" calcext:value-type="float">
            <text:p>0</text:p>
          </table:table-cell>
          <table:table-cell office:value-type="float" office:value="251.2717" calcext:value-type="float">
            <text:p>251.2717</text:p>
          </table:table-cell>
          <table:table-cell office:value-type="float" office:value="295.8163" calcext:value-type="float">
            <text:p>295.8163</text:p>
          </table:table-cell>
          <table:table-cell office:value-type="float" office:value="928.4837" calcext:value-type="float">
            <text:p>928.4837</text:p>
          </table:table-cell>
          <table:table-cell office:value-type="float" office:value="908.3364" calcext:value-type="float">
            <text:p>908.3364</text:p>
          </table:table-cell>
          <table:table-cell office:value-type="float" office:value="909.1323" calcext:value-type="float">
            <text:p>909.1323</text:p>
          </table:table-cell>
          <table:table-cell office:value-type="float" office:value="918.2131" calcext:value-type="float">
            <text:p>918.2131</text:p>
          </table:table-cell>
          <table:table-cell office:value-type="float" office:value="334.4986" calcext:value-type="float">
            <text:p>334.4986</text:p>
          </table:table-cell>
          <table:table-cell office:value-type="float" office:value="450.7823" calcext:value-type="float">
            <text:p>450.7823</text:p>
          </table:table-cell>
          <table:table-cell office:value-type="float" office:value="387.0004" calcext:value-type="float">
            <text:p>387.0004</text:p>
          </table:table-cell>
          <table:table-cell office:value-type="float" office:value="326.0186" calcext:value-type="float">
            <text:p>326.018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1998" calcext:value-type="float">
            <text:p>23091998</text:p>
          </table:table-cell>
          <table:table-cell office:value-type="float" office:value="139.256" calcext:value-type="float">
            <text:p>139.256</text:p>
          </table:table-cell>
          <table:table-cell office:value-type="float" office:value="5694.658" calcext:value-type="float">
            <text:p>5694.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3.1834" calcext:value-type="float">
            <text:p>-493.1834</text:p>
          </table:table-cell>
          <table:table-cell office:value-type="float" office:value="1553.549" calcext:value-type="float">
            <text:p>1553.549</text:p>
          </table:table-cell>
          <table:table-cell office:value-type="float" office:value="0" calcext:value-type="float">
            <text:p>0</text:p>
          </table:table-cell>
          <table:table-cell office:value-type="float" office:value="84.61685" calcext:value-type="float">
            <text:p>84.61685</text:p>
          </table:table-cell>
          <table:table-cell office:value-type="float" office:value="18.75719" calcext:value-type="float">
            <text:p>18.75719</text:p>
          </table:table-cell>
          <table:table-cell office:value-type="float" office:value="-0.04885042" calcext:value-type="float">
            <text:p>-0.04885042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50838" calcext:value-type="float">
            <text:p>1.050838</text:p>
          </table:table-cell>
          <table:table-cell office:value-type="float" office:value="2.092887" calcext:value-type="float">
            <text:p>2.092887</text:p>
          </table:table-cell>
          <table:table-cell office:value-type="float" office:value="360" calcext:value-type="float">
            <text:p>360</text:p>
          </table:table-cell>
          <table:table-cell office:value-type="float" office:value="-496.4191" calcext:value-type="float">
            <text:p>-496.4191</text:p>
          </table:table-cell>
          <table:table-cell office:value-type="float" office:value="0" calcext:value-type="float">
            <text:p>0</text:p>
          </table:table-cell>
          <table:table-cell office:value-type="float" office:value="251.2762" calcext:value-type="float">
            <text:p>251.2762</text:p>
          </table:table-cell>
          <table:table-cell office:value-type="float" office:value="295.7458" calcext:value-type="float">
            <text:p>295.7458</text:p>
          </table:table-cell>
          <table:table-cell office:value-type="float" office:value="928.3041" calcext:value-type="float">
            <text:p>928.3041</text:p>
          </table:table-cell>
          <table:table-cell office:value-type="float" office:value="908.1931" calcext:value-type="float">
            <text:p>908.1931</text:p>
          </table:table-cell>
          <table:table-cell office:value-type="float" office:value="909.027" calcext:value-type="float">
            <text:p>909.027</text:p>
          </table:table-cell>
          <table:table-cell office:value-type="float" office:value="918.1174" calcext:value-type="float">
            <text:p>918.1174</text:p>
          </table:table-cell>
          <table:table-cell office:value-type="float" office:value="334.4672" calcext:value-type="float">
            <text:p>334.4672</text:p>
          </table:table-cell>
          <table:table-cell office:value-type="float" office:value="450.7453" calcext:value-type="float">
            <text:p>450.7453</text:p>
          </table:table-cell>
          <table:table-cell office:value-type="float" office:value="386.9755" calcext:value-type="float">
            <text:p>386.9755</text:p>
          </table:table-cell>
          <table:table-cell office:value-type="float" office:value="326.0044" calcext:value-type="float">
            <text:p>326.004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1998" calcext:value-type="float">
            <text:p>24091998</text:p>
          </table:table-cell>
          <table:table-cell office:value-type="float" office:value="139.028" calcext:value-type="float">
            <text:p>139.028</text:p>
          </table:table-cell>
          <table:table-cell office:value-type="float" office:value="5694.249" calcext:value-type="float">
            <text:p>5694.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3.7983" calcext:value-type="float">
            <text:p>-493.7983</text:p>
          </table:table-cell>
          <table:table-cell office:value-type="float" office:value="1555.904" calcext:value-type="float">
            <text:p>1555.904</text:p>
          </table:table-cell>
          <table:table-cell office:value-type="float" office:value="0" calcext:value-type="float">
            <text:p>0</text:p>
          </table:table-cell>
          <table:table-cell office:value-type="float" office:value="84.41905" calcext:value-type="float">
            <text:p>84.41905</text:p>
          </table:table-cell>
          <table:table-cell office:value-type="float" office:value="18.75425" calcext:value-type="float">
            <text:p>18.75425</text:p>
          </table:table-cell>
          <table:table-cell office:value-type="float" office:value="-0.04855086" calcext:value-type="float">
            <text:p>-0.04855086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51295" calcext:value-type="float">
            <text:p>1.051295</text:p>
          </table:table-cell>
          <table:table-cell office:value-type="float" office:value="2.09284" calcext:value-type="float">
            <text:p>2.09284</text:p>
          </table:table-cell>
          <table:table-cell office:value-type="float" office:value="360" calcext:value-type="float">
            <text:p>360</text:p>
          </table:table-cell>
          <table:table-cell office:value-type="float" office:value="-497.034" calcext:value-type="float">
            <text:p>-497.034</text:p>
          </table:table-cell>
          <table:table-cell office:value-type="float" office:value="0" calcext:value-type="float">
            <text:p>0</text:p>
          </table:table-cell>
          <table:table-cell office:value-type="float" office:value="251.2915" calcext:value-type="float">
            <text:p>251.2915</text:p>
          </table:table-cell>
          <table:table-cell office:value-type="float" office:value="295.6801" calcext:value-type="float">
            <text:p>295.6801</text:p>
          </table:table-cell>
          <table:table-cell office:value-type="float" office:value="928.1358" calcext:value-type="float">
            <text:p>928.1358</text:p>
          </table:table-cell>
          <table:table-cell office:value-type="float" office:value="908.0648" calcext:value-type="float">
            <text:p>908.0648</text:p>
          </table:table-cell>
          <table:table-cell office:value-type="float" office:value="908.9277" calcext:value-type="float">
            <text:p>908.9277</text:p>
          </table:table-cell>
          <table:table-cell office:value-type="float" office:value="918.0295" calcext:value-type="float">
            <text:p>918.0295</text:p>
          </table:table-cell>
          <table:table-cell office:value-type="float" office:value="334.4389" calcext:value-type="float">
            <text:p>334.4389</text:p>
          </table:table-cell>
          <table:table-cell office:value-type="float" office:value="450.7119" calcext:value-type="float">
            <text:p>450.7119</text:p>
          </table:table-cell>
          <table:table-cell office:value-type="float" office:value="386.9517" calcext:value-type="float">
            <text:p>386.9517</text:p>
          </table:table-cell>
          <table:table-cell office:value-type="float" office:value="325.9903" calcext:value-type="float">
            <text:p>325.990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1998" calcext:value-type="float">
            <text:p>25091998</text:p>
          </table:table-cell>
          <table:table-cell office:value-type="float" office:value="138.7394" calcext:value-type="float">
            <text:p>138.7394</text:p>
          </table:table-cell>
          <table:table-cell office:value-type="float" office:value="5693.792" calcext:value-type="float">
            <text:p>5693.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4.4882" calcext:value-type="float">
            <text:p>-494.4882</text:p>
          </table:table-cell>
          <table:table-cell office:value-type="float" office:value="1558.854" calcext:value-type="float">
            <text:p>1558.854</text:p>
          </table:table-cell>
          <table:table-cell office:value-type="float" office:value="0" calcext:value-type="float">
            <text:p>0</text:p>
          </table:table-cell>
          <table:table-cell office:value-type="float" office:value="84.18452" calcext:value-type="float">
            <text:p>84.18452</text:p>
          </table:table-cell>
          <table:table-cell office:value-type="float" office:value="18.74945" calcext:value-type="float">
            <text:p>18.74945</text:p>
          </table:table-cell>
          <table:table-cell office:value-type="float" office:value="-0.04827945" calcext:value-type="float">
            <text:p>-0.04827945</text:p>
          </table:table-cell>
          <table:table-cell office:value-type="float" office:value="0.03827375" calcext:value-type="float">
            <text:p>0.03827375</text:p>
          </table:table-cell>
          <table:table-cell office:value-type="float" office:value="1.051753" calcext:value-type="float">
            <text:p>1.051753</text:p>
          </table:table-cell>
          <table:table-cell office:value-type="float" office:value="2.092825" calcext:value-type="float">
            <text:p>2.092825</text:p>
          </table:table-cell>
          <table:table-cell office:value-type="float" office:value="360" calcext:value-type="float">
            <text:p>360</text:p>
          </table:table-cell>
          <table:table-cell office:value-type="float" office:value="-497.7241" calcext:value-type="float">
            <text:p>-497.7241</text:p>
          </table:table-cell>
          <table:table-cell office:value-type="float" office:value="0" calcext:value-type="float">
            <text:p>0</text:p>
          </table:table-cell>
          <table:table-cell office:value-type="float" office:value="251.3058" calcext:value-type="float">
            <text:p>251.3058</text:p>
          </table:table-cell>
          <table:table-cell office:value-type="float" office:value="295.5912" calcext:value-type="float">
            <text:p>295.5912</text:p>
          </table:table-cell>
          <table:table-cell office:value-type="float" office:value="927.9243" calcext:value-type="float">
            <text:p>927.9243</text:p>
          </table:table-cell>
          <table:table-cell office:value-type="float" office:value="907.9094" calcext:value-type="float">
            <text:p>907.9094</text:p>
          </table:table-cell>
          <table:table-cell office:value-type="float" office:value="908.8182" calcext:value-type="float">
            <text:p>908.8182</text:p>
          </table:table-cell>
          <table:table-cell office:value-type="float" office:value="917.9364" calcext:value-type="float">
            <text:p>917.9364</text:p>
          </table:table-cell>
          <table:table-cell office:value-type="float" office:value="334.4102" calcext:value-type="float">
            <text:p>334.4102</text:p>
          </table:table-cell>
          <table:table-cell office:value-type="float" office:value="450.6796" calcext:value-type="float">
            <text:p>450.6796</text:p>
          </table:table-cell>
          <table:table-cell office:value-type="float" office:value="386.931" calcext:value-type="float">
            <text:p>386.931</text:p>
          </table:table-cell>
          <table:table-cell office:value-type="float" office:value="325.9764" calcext:value-type="float">
            <text:p>325.976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1998" calcext:value-type="float">
            <text:p>26091998</text:p>
          </table:table-cell>
          <table:table-cell office:value-type="float" office:value="138.2565" calcext:value-type="float">
            <text:p>138.2565</text:p>
          </table:table-cell>
          <table:table-cell office:value-type="float" office:value="5693.327" calcext:value-type="float">
            <text:p>5693.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5.1081" calcext:value-type="float">
            <text:p>-495.1081</text:p>
          </table:table-cell>
          <table:table-cell office:value-type="float" office:value="1558.647" calcext:value-type="float">
            <text:p>1558.647</text:p>
          </table:table-cell>
          <table:table-cell office:value-type="float" office:value="0" calcext:value-type="float">
            <text:p>0</text:p>
          </table:table-cell>
          <table:table-cell office:value-type="float" office:value="83.97354" calcext:value-type="float">
            <text:p>83.97354</text:p>
          </table:table-cell>
          <table:table-cell office:value-type="float" office:value="18.51895" calcext:value-type="float">
            <text:p>18.51895</text:p>
          </table:table-cell>
          <table:table-cell office:value-type="float" office:value="-0.04810233" calcext:value-type="float">
            <text:p>-0.04810233</text:p>
          </table:table-cell>
          <table:table-cell office:value-type="float" office:value="0.08216293" calcext:value-type="float">
            <text:p>0.08216293</text:p>
          </table:table-cell>
          <table:table-cell office:value-type="float" office:value="1.052915" calcext:value-type="float">
            <text:p>1.052915</text:p>
          </table:table-cell>
          <table:table-cell office:value-type="float" office:value="2.095248" calcext:value-type="float">
            <text:p>2.095248</text:p>
          </table:table-cell>
          <table:table-cell office:value-type="float" office:value="360" calcext:value-type="float">
            <text:p>360</text:p>
          </table:table-cell>
          <table:table-cell office:value-type="float" office:value="-498.3925" calcext:value-type="float">
            <text:p>-498.3925</text:p>
          </table:table-cell>
          <table:table-cell office:value-type="float" office:value="0" calcext:value-type="float">
            <text:p>0</text:p>
          </table:table-cell>
          <table:table-cell office:value-type="float" office:value="251.3536" calcext:value-type="float">
            <text:p>251.3536</text:p>
          </table:table-cell>
          <table:table-cell office:value-type="float" office:value="295.5248" calcext:value-type="float">
            <text:p>295.5248</text:p>
          </table:table-cell>
          <table:table-cell office:value-type="float" office:value="927.7192" calcext:value-type="float">
            <text:p>927.7192</text:p>
          </table:table-cell>
          <table:table-cell office:value-type="float" office:value="907.7384" calcext:value-type="float">
            <text:p>907.7384</text:p>
          </table:table-cell>
          <table:table-cell office:value-type="float" office:value="908.6965" calcext:value-type="float">
            <text:p>908.6965</text:p>
          </table:table-cell>
          <table:table-cell office:value-type="float" office:value="917.834" calcext:value-type="float">
            <text:p>917.834</text:p>
          </table:table-cell>
          <table:table-cell office:value-type="float" office:value="334.3796" calcext:value-type="float">
            <text:p>334.3796</text:p>
          </table:table-cell>
          <table:table-cell office:value-type="float" office:value="450.6468" calcext:value-type="float">
            <text:p>450.6468</text:p>
          </table:table-cell>
          <table:table-cell office:value-type="float" office:value="386.9106" calcext:value-type="float">
            <text:p>386.9106</text:p>
          </table:table-cell>
          <table:table-cell office:value-type="float" office:value="325.9629" calcext:value-type="float">
            <text:p>325.962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1998" calcext:value-type="float">
            <text:p>27091998</text:p>
          </table:table-cell>
          <table:table-cell office:value-type="float" office:value="137.4157" calcext:value-type="float">
            <text:p>137.4157</text:p>
          </table:table-cell>
          <table:table-cell office:value-type="float" office:value="5692.874" calcext:value-type="float">
            <text:p>5692.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6.0908" calcext:value-type="float">
            <text:p>-496.0908</text:p>
          </table:table-cell>
          <table:table-cell office:value-type="float" office:value="1558.132" calcext:value-type="float">
            <text:p>1558.132</text:p>
          </table:table-cell>
          <table:table-cell office:value-type="float" office:value="0" calcext:value-type="float">
            <text:p>0</text:p>
          </table:table-cell>
          <table:table-cell office:value-type="float" office:value="83.92844" calcext:value-type="float">
            <text:p>83.92844</text:p>
          </table:table-cell>
          <table:table-cell office:value-type="float" office:value="18.08372" calcext:value-type="float">
            <text:p>18.08372</text:p>
          </table:table-cell>
          <table:table-cell office:value-type="float" office:value="-0.0485197" calcext:value-type="float">
            <text:p>-0.0485197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06183" calcext:value-type="float">
            <text:p>1.06183</text:p>
          </table:table-cell>
          <table:table-cell office:value-type="float" office:value="2.126447" calcext:value-type="float">
            <text:p>2.126447</text:p>
          </table:table-cell>
          <table:table-cell office:value-type="float" office:value="360" calcext:value-type="float">
            <text:p>360</text:p>
          </table:table-cell>
          <table:table-cell office:value-type="float" office:value="-499.4283" calcext:value-type="float">
            <text:p>-499.4283</text:p>
          </table:table-cell>
          <table:table-cell office:value-type="float" office:value="0" calcext:value-type="float">
            <text:p>0</text:p>
          </table:table-cell>
          <table:table-cell office:value-type="float" office:value="251.4154" calcext:value-type="float">
            <text:p>251.4154</text:p>
          </table:table-cell>
          <table:table-cell office:value-type="float" office:value="295.4329" calcext:value-type="float">
            <text:p>295.4329</text:p>
          </table:table-cell>
          <table:table-cell office:value-type="float" office:value="927.446" calcext:value-type="float">
            <text:p>927.446</text:p>
          </table:table-cell>
          <table:table-cell office:value-type="float" office:value="907.5434" calcext:value-type="float">
            <text:p>907.5434</text:p>
          </table:table-cell>
          <table:table-cell office:value-type="float" office:value="908.5551" calcext:value-type="float">
            <text:p>908.5551</text:p>
          </table:table-cell>
          <table:table-cell office:value-type="float" office:value="917.7159" calcext:value-type="float">
            <text:p>917.7159</text:p>
          </table:table-cell>
          <table:table-cell office:value-type="float" office:value="334.3465" calcext:value-type="float">
            <text:p>334.3465</text:p>
          </table:table-cell>
          <table:table-cell office:value-type="float" office:value="450.6125" calcext:value-type="float">
            <text:p>450.6125</text:p>
          </table:table-cell>
          <table:table-cell office:value-type="float" office:value="386.8903" calcext:value-type="float">
            <text:p>386.8903</text:p>
          </table:table-cell>
          <table:table-cell office:value-type="float" office:value="325.9495" calcext:value-type="float">
            <text:p>325.949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1998" calcext:value-type="float">
            <text:p>28091998</text:p>
          </table:table-cell>
          <table:table-cell office:value-type="float" office:value="136.8001" calcext:value-type="float">
            <text:p>136.8001</text:p>
          </table:table-cell>
          <table:table-cell office:value-type="float" office:value="5692.419" calcext:value-type="float">
            <text:p>5692.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7.1587" calcext:value-type="float">
            <text:p>-497.1587</text:p>
          </table:table-cell>
          <table:table-cell office:value-type="float" office:value="1565.319" calcext:value-type="float">
            <text:p>1565.319</text:p>
          </table:table-cell>
          <table:table-cell office:value-type="float" office:value="0" calcext:value-type="float">
            <text:p>0</text:p>
          </table:table-cell>
          <table:table-cell office:value-type="float" office:value="83.83883" calcext:value-type="float">
            <text:p>83.83883</text:p>
          </table:table-cell>
          <table:table-cell office:value-type="float" office:value="17.85668" calcext:value-type="float">
            <text:p>17.85668</text:p>
          </table:table-cell>
          <table:table-cell office:value-type="float" office:value="-0.0484138" calcext:value-type="float">
            <text:p>-0.0484138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066531" calcext:value-type="float">
            <text:p>1.066531</text:p>
          </table:table-cell>
          <table:table-cell office:value-type="float" office:value="2.149928" calcext:value-type="float">
            <text:p>2.149928</text:p>
          </table:table-cell>
          <table:table-cell office:value-type="float" office:value="360" calcext:value-type="float">
            <text:p>360</text:p>
          </table:table-cell>
          <table:table-cell office:value-type="float" office:value="-500.5243" calcext:value-type="float">
            <text:p>-500.5243</text:p>
          </table:table-cell>
          <table:table-cell office:value-type="float" office:value="0" calcext:value-type="float">
            <text:p>0</text:p>
          </table:table-cell>
          <table:table-cell office:value-type="float" office:value="251.4513" calcext:value-type="float">
            <text:p>251.4513</text:p>
          </table:table-cell>
          <table:table-cell office:value-type="float" office:value="295.3402" calcext:value-type="float">
            <text:p>295.3402</text:p>
          </table:table-cell>
          <table:table-cell office:value-type="float" office:value="927.2035" calcext:value-type="float">
            <text:p>927.2035</text:p>
          </table:table-cell>
          <table:table-cell office:value-type="float" office:value="907.3566" calcext:value-type="float">
            <text:p>907.3566</text:p>
          </table:table-cell>
          <table:table-cell office:value-type="float" office:value="908.4202" calcext:value-type="float">
            <text:p>908.4202</text:p>
          </table:table-cell>
          <table:table-cell office:value-type="float" office:value="917.5994" calcext:value-type="float">
            <text:p>917.5994</text:p>
          </table:table-cell>
          <table:table-cell office:value-type="float" office:value="334.3114" calcext:value-type="float">
            <text:p>334.3114</text:p>
          </table:table-cell>
          <table:table-cell office:value-type="float" office:value="450.577" calcext:value-type="float">
            <text:p>450.577</text:p>
          </table:table-cell>
          <table:table-cell office:value-type="float" office:value="386.8698" calcext:value-type="float">
            <text:p>386.8698</text:p>
          </table:table-cell>
          <table:table-cell office:value-type="float" office:value="325.9363" calcext:value-type="float">
            <text:p>325.936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1998" calcext:value-type="float">
            <text:p>29091998</text:p>
          </table:table-cell>
          <table:table-cell office:value-type="float" office:value="136.4558" calcext:value-type="float">
            <text:p>136.4558</text:p>
          </table:table-cell>
          <table:table-cell office:value-type="float" office:value="5691.99" calcext:value-type="float">
            <text:p>5691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7.9273" calcext:value-type="float">
            <text:p>-497.9273</text:p>
          </table:table-cell>
          <table:table-cell office:value-type="float" office:value="1568.388" calcext:value-type="float">
            <text:p>1568.388</text:p>
          </table:table-cell>
          <table:table-cell office:value-type="float" office:value="0" calcext:value-type="float">
            <text:p>0</text:p>
          </table:table-cell>
          <table:table-cell office:value-type="float" office:value="83.58314" calcext:value-type="float">
            <text:p>83.58314</text:p>
          </table:table-cell>
          <table:table-cell office:value-type="float" office:value="17.80039" calcext:value-type="float">
            <text:p>17.80039</text:p>
          </table:table-cell>
          <table:table-cell office:value-type="float" office:value="-0.04823796" calcext:value-type="float">
            <text:p>-0.04823796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069859" calcext:value-type="float">
            <text:p>1.069859</text:p>
          </table:table-cell>
          <table:table-cell office:value-type="float" office:value="2.162206" calcext:value-type="float">
            <text:p>2.162206</text:p>
          </table:table-cell>
          <table:table-cell office:value-type="float" office:value="360" calcext:value-type="float">
            <text:p>360</text:p>
          </table:table-cell>
          <table:table-cell office:value-type="float" office:value="-501.3084" calcext:value-type="float">
            <text:p>-501.3084</text:p>
          </table:table-cell>
          <table:table-cell office:value-type="float" office:value="0" calcext:value-type="float">
            <text:p>0</text:p>
          </table:table-cell>
          <table:table-cell office:value-type="float" office:value="251.47" calcext:value-type="float">
            <text:p>251.47</text:p>
          </table:table-cell>
          <table:table-cell office:value-type="float" office:value="295.2628" calcext:value-type="float">
            <text:p>295.2628</text:p>
          </table:table-cell>
          <table:table-cell office:value-type="float" office:value="927.0056" calcext:value-type="float">
            <text:p>927.0056</text:p>
          </table:table-cell>
          <table:table-cell office:value-type="float" office:value="907.204" calcext:value-type="float">
            <text:p>907.204</text:p>
          </table:table-cell>
          <table:table-cell office:value-type="float" office:value="908.3093" calcext:value-type="float">
            <text:p>908.3093</text:p>
          </table:table-cell>
          <table:table-cell office:value-type="float" office:value="917.5015" calcext:value-type="float">
            <text:p>917.5015</text:p>
          </table:table-cell>
          <table:table-cell office:value-type="float" office:value="334.2805" calcext:value-type="float">
            <text:p>334.2805</text:p>
          </table:table-cell>
          <table:table-cell office:value-type="float" office:value="450.5433" calcext:value-type="float">
            <text:p>450.5433</text:p>
          </table:table-cell>
          <table:table-cell office:value-type="float" office:value="386.8493" calcext:value-type="float">
            <text:p>386.8493</text:p>
          </table:table-cell>
          <table:table-cell office:value-type="float" office:value="325.9232" calcext:value-type="float">
            <text:p>325.923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1998" calcext:value-type="float">
            <text:p>30091998</text:p>
          </table:table-cell>
          <table:table-cell office:value-type="float" office:value="136.0946" calcext:value-type="float">
            <text:p>136.0946</text:p>
          </table:table-cell>
          <table:table-cell office:value-type="float" office:value="5691.55" calcext:value-type="float">
            <text:p>5691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8.7049" calcext:value-type="float">
            <text:p>-498.7049</text:p>
          </table:table-cell>
          <table:table-cell office:value-type="float" office:value="1572.402" calcext:value-type="float">
            <text:p>1572.402</text:p>
          </table:table-cell>
          <table:table-cell office:value-type="float" office:value="0" calcext:value-type="float">
            <text:p>0</text:p>
          </table:table-cell>
          <table:table-cell office:value-type="float" office:value="83.39617" calcext:value-type="float">
            <text:p>83.39617</text:p>
          </table:table-cell>
          <table:table-cell office:value-type="float" office:value="17.78177" calcext:value-type="float">
            <text:p>17.78177</text:p>
          </table:table-cell>
          <table:table-cell office:value-type="float" office:value="-0.04805043" calcext:value-type="float">
            <text:p>-0.04805043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072745" calcext:value-type="float">
            <text:p>1.072745</text:p>
          </table:table-cell>
          <table:table-cell office:value-type="float" office:value="2.17029" calcext:value-type="float">
            <text:p>2.17029</text:p>
          </table:table-cell>
          <table:table-cell office:value-type="float" office:value="360" calcext:value-type="float">
            <text:p>360</text:p>
          </table:table-cell>
          <table:table-cell office:value-type="float" office:value="-502.0967" calcext:value-type="float">
            <text:p>-502.0967</text:p>
          </table:table-cell>
          <table:table-cell office:value-type="float" office:value="0" calcext:value-type="float">
            <text:p>0</text:p>
          </table:table-cell>
          <table:table-cell office:value-type="float" office:value="251.4487" calcext:value-type="float">
            <text:p>251.4487</text:p>
          </table:table-cell>
          <table:table-cell office:value-type="float" office:value="295.181" calcext:value-type="float">
            <text:p>295.181</text:p>
          </table:table-cell>
          <table:table-cell office:value-type="float" office:value="926.7949" calcext:value-type="float">
            <text:p>926.7949</text:p>
          </table:table-cell>
          <table:table-cell office:value-type="float" office:value="907.0439" calcext:value-type="float">
            <text:p>907.0439</text:p>
          </table:table-cell>
          <table:table-cell office:value-type="float" office:value="908.1953" calcext:value-type="float">
            <text:p>908.1953</text:p>
          </table:table-cell>
          <table:table-cell office:value-type="float" office:value="917.4037" calcext:value-type="float">
            <text:p>917.4037</text:p>
          </table:table-cell>
          <table:table-cell office:value-type="float" office:value="334.2503" calcext:value-type="float">
            <text:p>334.2503</text:p>
          </table:table-cell>
          <table:table-cell office:value-type="float" office:value="450.5107" calcext:value-type="float">
            <text:p>450.5107</text:p>
          </table:table-cell>
          <table:table-cell office:value-type="float" office:value="386.8292" calcext:value-type="float">
            <text:p>386.8292</text:p>
          </table:table-cell>
          <table:table-cell office:value-type="float" office:value="325.9101" calcext:value-type="float">
            <text:p>325.910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1998" calcext:value-type="float">
            <text:p>1101998</text:p>
          </table:table-cell>
          <table:table-cell office:value-type="float" office:value="135.7941" calcext:value-type="float">
            <text:p>135.7941</text:p>
          </table:table-cell>
          <table:table-cell office:value-type="float" office:value="5691.145" calcext:value-type="float">
            <text:p>5691.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9.2874" calcext:value-type="float">
            <text:p>-499.2874</text:p>
          </table:table-cell>
          <table:table-cell office:value-type="float" office:value="1574.975" calcext:value-type="float">
            <text:p>1574.975</text:p>
          </table:table-cell>
          <table:table-cell office:value-type="float" office:value="0" calcext:value-type="float">
            <text:p>0</text:p>
          </table:table-cell>
          <table:table-cell office:value-type="float" office:value="83.25577" calcext:value-type="float">
            <text:p>83.25577</text:p>
          </table:table-cell>
          <table:table-cell office:value-type="float" office:value="17.77116" calcext:value-type="float">
            <text:p>17.77116</text:p>
          </table:table-cell>
          <table:table-cell office:value-type="float" office:value="-0.04790537" calcext:value-type="float">
            <text:p>-0.04790537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076103" calcext:value-type="float">
            <text:p>1.076103</text:p>
          </table:table-cell>
          <table:table-cell office:value-type="float" office:value="2.181612" calcext:value-type="float">
            <text:p>2.181612</text:p>
          </table:table-cell>
          <table:table-cell office:value-type="float" office:value="360" calcext:value-type="float">
            <text:p>360</text:p>
          </table:table-cell>
          <table:table-cell office:value-type="float" office:value="-502.6938" calcext:value-type="float">
            <text:p>-502.6938</text:p>
          </table:table-cell>
          <table:table-cell office:value-type="float" office:value="0" calcext:value-type="float">
            <text:p>0</text:p>
          </table:table-cell>
          <table:table-cell office:value-type="float" office:value="251.4228" calcext:value-type="float">
            <text:p>251.4228</text:p>
          </table:table-cell>
          <table:table-cell office:value-type="float" office:value="295.119" calcext:value-type="float">
            <text:p>295.119</text:p>
          </table:table-cell>
          <table:table-cell office:value-type="float" office:value="926.6192" calcext:value-type="float">
            <text:p>926.6192</text:p>
          </table:table-cell>
          <table:table-cell office:value-type="float" office:value="906.903" calcext:value-type="float">
            <text:p>906.903</text:p>
          </table:table-cell>
          <table:table-cell office:value-type="float" office:value="908.091" calcext:value-type="float">
            <text:p>908.091</text:p>
          </table:table-cell>
          <table:table-cell office:value-type="float" office:value="917.3115" calcext:value-type="float">
            <text:p>917.3115</text:p>
          </table:table-cell>
          <table:table-cell office:value-type="float" office:value="334.2217" calcext:value-type="float">
            <text:p>334.2217</text:p>
          </table:table-cell>
          <table:table-cell office:value-type="float" office:value="450.4785" calcext:value-type="float">
            <text:p>450.4785</text:p>
          </table:table-cell>
          <table:table-cell office:value-type="float" office:value="386.8092" calcext:value-type="float">
            <text:p>386.8092</text:p>
          </table:table-cell>
          <table:table-cell office:value-type="float" office:value="325.8972" calcext:value-type="float">
            <text:p>325.897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1998" calcext:value-type="float">
            <text:p>2101998</text:p>
          </table:table-cell>
          <table:table-cell office:value-type="float" office:value="135.5676" calcext:value-type="float">
            <text:p>135.5676</text:p>
          </table:table-cell>
          <table:table-cell office:value-type="float" office:value="5690.808" calcext:value-type="float">
            <text:p>5690.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9.8842" calcext:value-type="float">
            <text:p>-499.8842</text:p>
          </table:table-cell>
          <table:table-cell office:value-type="float" office:value="1578.447" calcext:value-type="float">
            <text:p>1578.447</text:p>
          </table:table-cell>
          <table:table-cell office:value-type="float" office:value="0" calcext:value-type="float">
            <text:p>0</text:p>
          </table:table-cell>
          <table:table-cell office:value-type="float" office:value="83.11984" calcext:value-type="float">
            <text:p>83.11984</text:p>
          </table:table-cell>
          <table:table-cell office:value-type="float" office:value="17.7641" calcext:value-type="float">
            <text:p>17.7641</text:p>
          </table:table-cell>
          <table:table-cell office:value-type="float" office:value="-0.04769131" calcext:value-type="float">
            <text:p>-0.04769131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078074" calcext:value-type="float">
            <text:p>1.078074</text:p>
          </table:table-cell>
          <table:table-cell office:value-type="float" office:value="2.188011" calcext:value-type="float">
            <text:p>2.188011</text:p>
          </table:table-cell>
          <table:table-cell office:value-type="float" office:value="360" calcext:value-type="float">
            <text:p>360</text:p>
          </table:table-cell>
          <table:table-cell office:value-type="float" office:value="-503.2987" calcext:value-type="float">
            <text:p>-503.2987</text:p>
          </table:table-cell>
          <table:table-cell office:value-type="float" office:value="0" calcext:value-type="float">
            <text:p>0</text:p>
          </table:table-cell>
          <table:table-cell office:value-type="float" office:value="251.4075" calcext:value-type="float">
            <text:p>251.4075</text:p>
          </table:table-cell>
          <table:table-cell office:value-type="float" office:value="295.0684" calcext:value-type="float">
            <text:p>295.0684</text:p>
          </table:table-cell>
          <table:table-cell office:value-type="float" office:value="926.4792" calcext:value-type="float">
            <text:p>926.4792</text:p>
          </table:table-cell>
          <table:table-cell office:value-type="float" office:value="906.7972" calcext:value-type="float">
            <text:p>906.7972</text:p>
          </table:table-cell>
          <table:table-cell office:value-type="float" office:value="908.0066" calcext:value-type="float">
            <text:p>908.0066</text:p>
          </table:table-cell>
          <table:table-cell office:value-type="float" office:value="917.2375" calcext:value-type="float">
            <text:p>917.2375</text:p>
          </table:table-cell>
          <table:table-cell office:value-type="float" office:value="334.1978" calcext:value-type="float">
            <text:p>334.1978</text:p>
          </table:table-cell>
          <table:table-cell office:value-type="float" office:value="450.4495" calcext:value-type="float">
            <text:p>450.4495</text:p>
          </table:table-cell>
          <table:table-cell office:value-type="float" office:value="386.79" calcext:value-type="float">
            <text:p>386.79</text:p>
          </table:table-cell>
          <table:table-cell office:value-type="float" office:value="325.8843" calcext:value-type="float">
            <text:p>325.884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1998" calcext:value-type="float">
            <text:p>3101998</text:p>
          </table:table-cell>
          <table:table-cell office:value-type="float" office:value="135.343" calcext:value-type="float">
            <text:p>135.343</text:p>
          </table:table-cell>
          <table:table-cell office:value-type="float" office:value="5690.48" calcext:value-type="float">
            <text:p>5690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0.4451" calcext:value-type="float">
            <text:p>-500.4451</text:p>
          </table:table-cell>
          <table:table-cell office:value-type="float" office:value="1581.826" calcext:value-type="float">
            <text:p>1581.826</text:p>
          </table:table-cell>
          <table:table-cell office:value-type="float" office:value="0" calcext:value-type="float">
            <text:p>0</text:p>
          </table:table-cell>
          <table:table-cell office:value-type="float" office:value="82.97032" calcext:value-type="float">
            <text:p>82.97032</text:p>
          </table:table-cell>
          <table:table-cell office:value-type="float" office:value="17.756" calcext:value-type="float">
            <text:p>17.756</text:p>
          </table:table-cell>
          <table:table-cell office:value-type="float" office:value="-0.04737701" calcext:value-type="float">
            <text:p>-0.04737701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079178" calcext:value-type="float">
            <text:p>1.079178</text:p>
          </table:table-cell>
          <table:table-cell office:value-type="float" office:value="2.191005" calcext:value-type="float">
            <text:p>2.191005</text:p>
          </table:table-cell>
          <table:table-cell office:value-type="float" office:value="360" calcext:value-type="float">
            <text:p>360</text:p>
          </table:table-cell>
          <table:table-cell office:value-type="float" office:value="-503.8633" calcext:value-type="float">
            <text:p>-503.8633</text:p>
          </table:table-cell>
          <table:table-cell office:value-type="float" office:value="0" calcext:value-type="float">
            <text:p>0</text:p>
          </table:table-cell>
          <table:table-cell office:value-type="float" office:value="251.3918" calcext:value-type="float">
            <text:p>251.3918</text:p>
          </table:table-cell>
          <table:table-cell office:value-type="float" office:value="295.0157" calcext:value-type="float">
            <text:p>295.0157</text:p>
          </table:table-cell>
          <table:table-cell office:value-type="float" office:value="926.3378" calcext:value-type="float">
            <text:p>926.3378</text:p>
          </table:table-cell>
          <table:table-cell office:value-type="float" office:value="906.6925" calcext:value-type="float">
            <text:p>906.6925</text:p>
          </table:table-cell>
          <table:table-cell office:value-type="float" office:value="907.9263" calcext:value-type="float">
            <text:p>907.9263</text:p>
          </table:table-cell>
          <table:table-cell office:value-type="float" office:value="917.1673" calcext:value-type="float">
            <text:p>917.1673</text:p>
          </table:table-cell>
          <table:table-cell office:value-type="float" office:value="334.1753" calcext:value-type="float">
            <text:p>334.1753</text:p>
          </table:table-cell>
          <table:table-cell office:value-type="float" office:value="450.4243" calcext:value-type="float">
            <text:p>450.4243</text:p>
          </table:table-cell>
          <table:table-cell office:value-type="float" office:value="386.7715" calcext:value-type="float">
            <text:p>386.7715</text:p>
          </table:table-cell>
          <table:table-cell office:value-type="float" office:value="325.8716" calcext:value-type="float">
            <text:p>325.871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1998" calcext:value-type="float">
            <text:p>4101998</text:p>
          </table:table-cell>
          <table:table-cell office:value-type="float" office:value="135.1428" calcext:value-type="float">
            <text:p>135.1428</text:p>
          </table:table-cell>
          <table:table-cell office:value-type="float" office:value="5690.153" calcext:value-type="float">
            <text:p>5690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0.9643" calcext:value-type="float">
            <text:p>-500.9643</text:p>
          </table:table-cell>
          <table:table-cell office:value-type="float" office:value="1583.384" calcext:value-type="float">
            <text:p>1583.384</text:p>
          </table:table-cell>
          <table:table-cell office:value-type="float" office:value="0" calcext:value-type="float">
            <text:p>0</text:p>
          </table:table-cell>
          <table:table-cell office:value-type="float" office:value="82.75282" calcext:value-type="float">
            <text:p>82.75282</text:p>
          </table:table-cell>
          <table:table-cell office:value-type="float" office:value="17.74587" calcext:value-type="float">
            <text:p>17.74587</text:p>
          </table:table-cell>
          <table:table-cell office:value-type="float" office:value="-0.04708444" calcext:value-type="float">
            <text:p>-0.04708444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080032" calcext:value-type="float">
            <text:p>1.080032</text:p>
          </table:table-cell>
          <table:table-cell office:value-type="float" office:value="2.192779" calcext:value-type="float">
            <text:p>2.192779</text:p>
          </table:table-cell>
          <table:table-cell office:value-type="float" office:value="360" calcext:value-type="float">
            <text:p>360</text:p>
          </table:table-cell>
          <table:table-cell office:value-type="float" office:value="-504.3849" calcext:value-type="float">
            <text:p>-504.3849</text:p>
          </table:table-cell>
          <table:table-cell office:value-type="float" office:value="0" calcext:value-type="float">
            <text:p>0</text:p>
          </table:table-cell>
          <table:table-cell office:value-type="float" office:value="251.3971" calcext:value-type="float">
            <text:p>251.3971</text:p>
          </table:table-cell>
          <table:table-cell office:value-type="float" office:value="294.9595" calcext:value-type="float">
            <text:p>294.9595</text:p>
          </table:table-cell>
          <table:table-cell office:value-type="float" office:value="926.1951" calcext:value-type="float">
            <text:p>926.1951</text:p>
          </table:table-cell>
          <table:table-cell office:value-type="float" office:value="906.59" calcext:value-type="float">
            <text:p>906.59</text:p>
          </table:table-cell>
          <table:table-cell office:value-type="float" office:value="907.8472" calcext:value-type="float">
            <text:p>907.8472</text:p>
          </table:table-cell>
          <table:table-cell office:value-type="float" office:value="917.1009" calcext:value-type="float">
            <text:p>917.1009</text:p>
          </table:table-cell>
          <table:table-cell office:value-type="float" office:value="334.154" calcext:value-type="float">
            <text:p>334.154</text:p>
          </table:table-cell>
          <table:table-cell office:value-type="float" office:value="450.3997" calcext:value-type="float">
            <text:p>450.3997</text:p>
          </table:table-cell>
          <table:table-cell office:value-type="float" office:value="386.7534" calcext:value-type="float">
            <text:p>386.7534</text:p>
          </table:table-cell>
          <table:table-cell office:value-type="float" office:value="325.8592" calcext:value-type="float">
            <text:p>325.859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1998" calcext:value-type="float">
            <text:p>5101998</text:p>
          </table:table-cell>
          <table:table-cell office:value-type="float" office:value="134.9204" calcext:value-type="float">
            <text:p>134.9204</text:p>
          </table:table-cell>
          <table:table-cell office:value-type="float" office:value="5689.798" calcext:value-type="float">
            <text:p>5689.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1.5082" calcext:value-type="float">
            <text:p>-501.5082</text:p>
          </table:table-cell>
          <table:table-cell office:value-type="float" office:value="1582.88" calcext:value-type="float">
            <text:p>1582.88</text:p>
          </table:table-cell>
          <table:table-cell office:value-type="float" office:value="0" calcext:value-type="float">
            <text:p>0</text:p>
          </table:table-cell>
          <table:table-cell office:value-type="float" office:value="82.50713" calcext:value-type="float">
            <text:p>82.50713</text:p>
          </table:table-cell>
          <table:table-cell office:value-type="float" office:value="17.73442" calcext:value-type="float">
            <text:p>17.73442</text:p>
          </table:table-cell>
          <table:table-cell office:value-type="float" office:value="-0.04680274" calcext:value-type="float">
            <text:p>-0.04680274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080759" calcext:value-type="float">
            <text:p>1.080759</text:p>
          </table:table-cell>
          <table:table-cell office:value-type="float" office:value="2.194052" calcext:value-type="float">
            <text:p>2.194052</text:p>
          </table:table-cell>
          <table:table-cell office:value-type="float" office:value="360" calcext:value-type="float">
            <text:p>360</text:p>
          </table:table-cell>
          <table:table-cell office:value-type="float" office:value="-504.9306" calcext:value-type="float">
            <text:p>-504.9306</text:p>
          </table:table-cell>
          <table:table-cell office:value-type="float" office:value="0" calcext:value-type="float">
            <text:p>0</text:p>
          </table:table-cell>
          <table:table-cell office:value-type="float" office:value="251.4055" calcext:value-type="float">
            <text:p>251.4055</text:p>
          </table:table-cell>
          <table:table-cell office:value-type="float" office:value="294.8937" calcext:value-type="float">
            <text:p>294.8937</text:p>
          </table:table-cell>
          <table:table-cell office:value-type="float" office:value="926.0344" calcext:value-type="float">
            <text:p>926.0344</text:p>
          </table:table-cell>
          <table:table-cell office:value-type="float" office:value="906.4744" calcext:value-type="float">
            <text:p>906.4744</text:p>
          </table:table-cell>
          <table:table-cell office:value-type="float" office:value="907.7634" calcext:value-type="float">
            <text:p>907.7634</text:p>
          </table:table-cell>
          <table:table-cell office:value-type="float" office:value="917.03" calcext:value-type="float">
            <text:p>917.03</text:p>
          </table:table-cell>
          <table:table-cell office:value-type="float" office:value="334.132" calcext:value-type="float">
            <text:p>334.132</text:p>
          </table:table-cell>
          <table:table-cell office:value-type="float" office:value="450.3753" calcext:value-type="float">
            <text:p>450.3753</text:p>
          </table:table-cell>
          <table:table-cell office:value-type="float" office:value="386.7358" calcext:value-type="float">
            <text:p>386.7358</text:p>
          </table:table-cell>
          <table:table-cell office:value-type="float" office:value="325.8469" calcext:value-type="float">
            <text:p>325.846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1998" calcext:value-type="float">
            <text:p>6101998</text:p>
          </table:table-cell>
          <table:table-cell office:value-type="float" office:value="134.7014" calcext:value-type="float">
            <text:p>134.7014</text:p>
          </table:table-cell>
          <table:table-cell office:value-type="float" office:value="5689.437" calcext:value-type="float">
            <text:p>5689.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2.0546" calcext:value-type="float">
            <text:p>-502.0546</text:p>
          </table:table-cell>
          <table:table-cell office:value-type="float" office:value="1586.1" calcext:value-type="float">
            <text:p>1586.1</text:p>
          </table:table-cell>
          <table:table-cell office:value-type="float" office:value="0" calcext:value-type="float">
            <text:p>0</text:p>
          </table:table-cell>
          <table:table-cell office:value-type="float" office:value="82.27502" calcext:value-type="float">
            <text:p>82.27502</text:p>
          </table:table-cell>
          <table:table-cell office:value-type="float" office:value="17.72532" calcext:value-type="float">
            <text:p>17.72532</text:p>
          </table:table-cell>
          <table:table-cell office:value-type="float" office:value="-0.04653912" calcext:value-type="float">
            <text:p>-0.04653912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081376" calcext:value-type="float">
            <text:p>1.081376</text:p>
          </table:table-cell>
          <table:table-cell office:value-type="float" office:value="2.195034" calcext:value-type="float">
            <text:p>2.195034</text:p>
          </table:table-cell>
          <table:table-cell office:value-type="float" office:value="360" calcext:value-type="float">
            <text:p>360</text:p>
          </table:table-cell>
          <table:table-cell office:value-type="float" office:value="-505.4783" calcext:value-type="float">
            <text:p>-505.4783</text:p>
          </table:table-cell>
          <table:table-cell office:value-type="float" office:value="0" calcext:value-type="float">
            <text:p>0</text:p>
          </table:table-cell>
          <table:table-cell office:value-type="float" office:value="251.4156" calcext:value-type="float">
            <text:p>251.4156</text:p>
          </table:table-cell>
          <table:table-cell office:value-type="float" office:value="294.8285" calcext:value-type="float">
            <text:p>294.8285</text:p>
          </table:table-cell>
          <table:table-cell office:value-type="float" office:value="925.8727" calcext:value-type="float">
            <text:p>925.8727</text:p>
          </table:table-cell>
          <table:table-cell office:value-type="float" office:value="906.3569" calcext:value-type="float">
            <text:p>906.3569</text:p>
          </table:table-cell>
          <table:table-cell office:value-type="float" office:value="907.677" calcext:value-type="float">
            <text:p>907.677</text:p>
          </table:table-cell>
          <table:table-cell office:value-type="float" office:value="916.9575" calcext:value-type="float">
            <text:p>916.9575</text:p>
          </table:table-cell>
          <table:table-cell office:value-type="float" office:value="334.1095" calcext:value-type="float">
            <text:p>334.1095</text:p>
          </table:table-cell>
          <table:table-cell office:value-type="float" office:value="450.3507" calcext:value-type="float">
            <text:p>450.3507</text:p>
          </table:table-cell>
          <table:table-cell office:value-type="float" office:value="386.7185" calcext:value-type="float">
            <text:p>386.7185</text:p>
          </table:table-cell>
          <table:table-cell office:value-type="float" office:value="325.8349" calcext:value-type="float">
            <text:p>325.834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1998" calcext:value-type="float">
            <text:p>7101998</text:p>
          </table:table-cell>
          <table:table-cell office:value-type="float" office:value="134.3546" calcext:value-type="float">
            <text:p>134.3546</text:p>
          </table:table-cell>
          <table:table-cell office:value-type="float" office:value="5689.135" calcext:value-type="float">
            <text:p>5689.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2.4655" calcext:value-type="float">
            <text:p>-502.4655</text:p>
          </table:table-cell>
          <table:table-cell office:value-type="float" office:value="1582.856" calcext:value-type="float">
            <text:p>1582.856</text:p>
          </table:table-cell>
          <table:table-cell office:value-type="float" office:value="0" calcext:value-type="float">
            <text:p>0</text:p>
          </table:table-cell>
          <table:table-cell office:value-type="float" office:value="82.17085" calcext:value-type="float">
            <text:p>82.17085</text:p>
          </table:table-cell>
          <table:table-cell office:value-type="float" office:value="17.55928" calcext:value-type="float">
            <text:p>17.55928</text:p>
          </table:table-cell>
          <table:table-cell office:value-type="float" office:value="-0.04639798" calcext:value-type="float">
            <text:p>-0.04639798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08383" calcext:value-type="float">
            <text:p>1.08383</text:p>
          </table:table-cell>
          <table:table-cell office:value-type="float" office:value="2.202313" calcext:value-type="float">
            <text:p>2.202313</text:p>
          </table:table-cell>
          <table:table-cell office:value-type="float" office:value="360" calcext:value-type="float">
            <text:p>360</text:p>
          </table:table-cell>
          <table:table-cell office:value-type="float" office:value="-505.8988" calcext:value-type="float">
            <text:p>-505.8988</text:p>
          </table:table-cell>
          <table:table-cell office:value-type="float" office:value="0" calcext:value-type="float">
            <text:p>0</text:p>
          </table:table-cell>
          <table:table-cell office:value-type="float" office:value="251.444" calcext:value-type="float">
            <text:p>251.444</text:p>
          </table:table-cell>
          <table:table-cell office:value-type="float" office:value="294.7906" calcext:value-type="float">
            <text:p>294.7906</text:p>
          </table:table-cell>
          <table:table-cell office:value-type="float" office:value="925.7321" calcext:value-type="float">
            <text:p>925.7321</text:p>
          </table:table-cell>
          <table:table-cell office:value-type="float" office:value="906.2526" calcext:value-type="float">
            <text:p>906.2526</text:p>
          </table:table-cell>
          <table:table-cell office:value-type="float" office:value="907.5945" calcext:value-type="float">
            <text:p>907.5945</text:p>
          </table:table-cell>
          <table:table-cell office:value-type="float" office:value="916.887" calcext:value-type="float">
            <text:p>916.887</text:p>
          </table:table-cell>
          <table:table-cell office:value-type="float" office:value="334.0874" calcext:value-type="float">
            <text:p>334.0874</text:p>
          </table:table-cell>
          <table:table-cell office:value-type="float" office:value="450.3264" calcext:value-type="float">
            <text:p>450.3264</text:p>
          </table:table-cell>
          <table:table-cell office:value-type="float" office:value="386.7015" calcext:value-type="float">
            <text:p>386.7015</text:p>
          </table:table-cell>
          <table:table-cell office:value-type="float" office:value="325.8231" calcext:value-type="float">
            <text:p>325.823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1998" calcext:value-type="float">
            <text:p>8101998</text:p>
          </table:table-cell>
          <table:table-cell office:value-type="float" office:value="133.8976" calcext:value-type="float">
            <text:p>133.8976</text:p>
          </table:table-cell>
          <table:table-cell office:value-type="float" office:value="5688.828" calcext:value-type="float">
            <text:p>5688.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3.1149" calcext:value-type="float">
            <text:p>-503.1149</text:p>
          </table:table-cell>
          <table:table-cell office:value-type="float" office:value="1585.971" calcext:value-type="float">
            <text:p>1585.971</text:p>
          </table:table-cell>
          <table:table-cell office:value-type="float" office:value="0" calcext:value-type="float">
            <text:p>0</text:p>
          </table:table-cell>
          <table:table-cell office:value-type="float" office:value="82.10001" calcext:value-type="float">
            <text:p>82.10001</text:p>
          </table:table-cell>
          <table:table-cell office:value-type="float" office:value="17.37268" calcext:value-type="float">
            <text:p>17.37268</text:p>
          </table:table-cell>
          <table:table-cell office:value-type="float" office:value="-0.04630066" calcext:value-type="float">
            <text:p>-0.04630066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087796" calcext:value-type="float">
            <text:p>1.087796</text:p>
          </table:table-cell>
          <table:table-cell office:value-type="float" office:value="2.223618" calcext:value-type="float">
            <text:p>2.223618</text:p>
          </table:table-cell>
          <table:table-cell office:value-type="float" office:value="360" calcext:value-type="float">
            <text:p>360</text:p>
          </table:table-cell>
          <table:table-cell office:value-type="float" office:value="-506.5734" calcext:value-type="float">
            <text:p>-506.5734</text:p>
          </table:table-cell>
          <table:table-cell office:value-type="float" office:value="0" calcext:value-type="float">
            <text:p>0</text:p>
          </table:table-cell>
          <table:table-cell office:value-type="float" office:value="251.4622" calcext:value-type="float">
            <text:p>251.4622</text:p>
          </table:table-cell>
          <table:table-cell office:value-type="float" office:value="294.7267" calcext:value-type="float">
            <text:p>294.7267</text:p>
          </table:table-cell>
          <table:table-cell office:value-type="float" office:value="925.5593" calcext:value-type="float">
            <text:p>925.5593</text:p>
          </table:table-cell>
          <table:table-cell office:value-type="float" office:value="906.1305" calcext:value-type="float">
            <text:p>906.1305</text:p>
          </table:table-cell>
          <table:table-cell office:value-type="float" office:value="907.5067" calcext:value-type="float">
            <text:p>907.5067</text:p>
          </table:table-cell>
          <table:table-cell office:value-type="float" office:value="916.8133" calcext:value-type="float">
            <text:p>916.8133</text:p>
          </table:table-cell>
          <table:table-cell office:value-type="float" office:value="334.0657" calcext:value-type="float">
            <text:p>334.0657</text:p>
          </table:table-cell>
          <table:table-cell office:value-type="float" office:value="450.3022" calcext:value-type="float">
            <text:p>450.3022</text:p>
          </table:table-cell>
          <table:table-cell office:value-type="float" office:value="386.6847" calcext:value-type="float">
            <text:p>386.6847</text:p>
          </table:table-cell>
          <table:table-cell office:value-type="float" office:value="325.8116" calcext:value-type="float">
            <text:p>325.811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1998" calcext:value-type="float">
            <text:p>9101998</text:p>
          </table:table-cell>
          <table:table-cell office:value-type="float" office:value="133.4473" calcext:value-type="float">
            <text:p>133.4473</text:p>
          </table:table-cell>
          <table:table-cell office:value-type="float" office:value="5688.535" calcext:value-type="float">
            <text:p>5688.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3.8613" calcext:value-type="float">
            <text:p>-503.8613</text:p>
          </table:table-cell>
          <table:table-cell office:value-type="float" office:value="1590.959" calcext:value-type="float">
            <text:p>1590.959</text:p>
          </table:table-cell>
          <table:table-cell office:value-type="float" office:value="0" calcext:value-type="float">
            <text:p>0</text:p>
          </table:table-cell>
          <table:table-cell office:value-type="float" office:value="81.99874" calcext:value-type="float">
            <text:p>81.99874</text:p>
          </table:table-cell>
          <table:table-cell office:value-type="float" office:value="17.18824" calcext:value-type="float">
            <text:p>17.18824</text:p>
          </table:table-cell>
          <table:table-cell office:value-type="float" office:value="-0.04612557" calcext:value-type="float">
            <text:p>-0.04612557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090798" calcext:value-type="float">
            <text:p>1.090798</text:p>
          </table:table-cell>
          <table:table-cell office:value-type="float" office:value="2.236072" calcext:value-type="float">
            <text:p>2.236072</text:p>
          </table:table-cell>
          <table:table-cell office:value-type="float" office:value="360" calcext:value-type="float">
            <text:p>360</text:p>
          </table:table-cell>
          <table:table-cell office:value-type="float" office:value="-507.335" calcext:value-type="float">
            <text:p>-507.335</text:p>
          </table:table-cell>
          <table:table-cell office:value-type="float" office:value="0" calcext:value-type="float">
            <text:p>0</text:p>
          </table:table-cell>
          <table:table-cell office:value-type="float" office:value="251.4818" calcext:value-type="float">
            <text:p>251.4818</text:p>
          </table:table-cell>
          <table:table-cell office:value-type="float" office:value="294.6619" calcext:value-type="float">
            <text:p>294.6619</text:p>
          </table:table-cell>
          <table:table-cell office:value-type="float" office:value="925.3957" calcext:value-type="float">
            <text:p>925.3957</text:p>
          </table:table-cell>
          <table:table-cell office:value-type="float" office:value="906.0144" calcext:value-type="float">
            <text:p>906.0144</text:p>
          </table:table-cell>
          <table:table-cell office:value-type="float" office:value="907.4208" calcext:value-type="float">
            <text:p>907.4208</text:p>
          </table:table-cell>
          <table:table-cell office:value-type="float" office:value="916.7407" calcext:value-type="float">
            <text:p>916.7407</text:p>
          </table:table-cell>
          <table:table-cell office:value-type="float" office:value="334.0432" calcext:value-type="float">
            <text:p>334.0432</text:p>
          </table:table-cell>
          <table:table-cell office:value-type="float" office:value="450.278" calcext:value-type="float">
            <text:p>450.278</text:p>
          </table:table-cell>
          <table:table-cell office:value-type="float" office:value="386.668" calcext:value-type="float">
            <text:p>386.668</text:p>
          </table:table-cell>
          <table:table-cell office:value-type="float" office:value="325.8002" calcext:value-type="float">
            <text:p>325.800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1998" calcext:value-type="float">
            <text:p>10101998</text:p>
          </table:table-cell>
          <table:table-cell office:value-type="float" office:value="133.1047" calcext:value-type="float">
            <text:p>133.1047</text:p>
          </table:table-cell>
          <table:table-cell office:value-type="float" office:value="5688.188" calcext:value-type="float">
            <text:p>5688.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4.5307" calcext:value-type="float">
            <text:p>-504.5307</text:p>
          </table:table-cell>
          <table:table-cell office:value-type="float" office:value="1595.195" calcext:value-type="float">
            <text:p>1595.195</text:p>
          </table:table-cell>
          <table:table-cell office:value-type="float" office:value="0" calcext:value-type="float">
            <text:p>0</text:p>
          </table:table-cell>
          <table:table-cell office:value-type="float" office:value="81.7887" calcext:value-type="float">
            <text:p>81.7887</text:p>
          </table:table-cell>
          <table:table-cell office:value-type="float" office:value="17.10111" calcext:value-type="float">
            <text:p>17.10111</text:p>
          </table:table-cell>
          <table:table-cell office:value-type="float" office:value="-0.04586571" calcext:value-type="float">
            <text:p>-0.04586571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09314" calcext:value-type="float">
            <text:p>1.09314</text:p>
          </table:table-cell>
          <table:table-cell office:value-type="float" office:value="2.243191" calcext:value-type="float">
            <text:p>2.243191</text:p>
          </table:table-cell>
          <table:table-cell office:value-type="float" office:value="360" calcext:value-type="float">
            <text:p>360</text:p>
          </table:table-cell>
          <table:table-cell office:value-type="float" office:value="-508.0136" calcext:value-type="float">
            <text:p>-508.0136</text:p>
          </table:table-cell>
          <table:table-cell office:value-type="float" office:value="0" calcext:value-type="float">
            <text:p>0</text:p>
          </table:table-cell>
          <table:table-cell office:value-type="float" office:value="251.4931" calcext:value-type="float">
            <text:p>251.4931</text:p>
          </table:table-cell>
          <table:table-cell office:value-type="float" office:value="294.5918" calcext:value-type="float">
            <text:p>294.5918</text:p>
          </table:table-cell>
          <table:table-cell office:value-type="float" office:value="925.2174" calcext:value-type="float">
            <text:p>925.2174</text:p>
          </table:table-cell>
          <table:table-cell office:value-type="float" office:value="905.8903" calcext:value-type="float">
            <text:p>905.8903</text:p>
          </table:table-cell>
          <table:table-cell office:value-type="float" office:value="907.3296" calcext:value-type="float">
            <text:p>907.3296</text:p>
          </table:table-cell>
          <table:table-cell office:value-type="float" office:value="916.6658" calcext:value-type="float">
            <text:p>916.6658</text:p>
          </table:table-cell>
          <table:table-cell office:value-type="float" office:value="334.02" calcext:value-type="float">
            <text:p>334.02</text:p>
          </table:table-cell>
          <table:table-cell office:value-type="float" office:value="450.2537" calcext:value-type="float">
            <text:p>450.2537</text:p>
          </table:table-cell>
          <table:table-cell office:value-type="float" office:value="386.6514" calcext:value-type="float">
            <text:p>386.6514</text:p>
          </table:table-cell>
          <table:table-cell office:value-type="float" office:value="325.7889" calcext:value-type="float">
            <text:p>325.788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1998" calcext:value-type="float">
            <text:p>11101998</text:p>
          </table:table-cell>
          <table:table-cell office:value-type="float" office:value="132.7714" calcext:value-type="float">
            <text:p>132.7714</text:p>
          </table:table-cell>
          <table:table-cell office:value-type="float" office:value="5687.787" calcext:value-type="float">
            <text:p>5687.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5.2231" calcext:value-type="float">
            <text:p>-505.2231</text:p>
          </table:table-cell>
          <table:table-cell office:value-type="float" office:value="1594.265" calcext:value-type="float">
            <text:p>1594.265</text:p>
          </table:table-cell>
          <table:table-cell office:value-type="float" office:value="0" calcext:value-type="float">
            <text:p>0</text:p>
          </table:table-cell>
          <table:table-cell office:value-type="float" office:value="81.42194" calcext:value-type="float">
            <text:p>81.42194</text:p>
          </table:table-cell>
          <table:table-cell office:value-type="float" office:value="17.04421" calcext:value-type="float">
            <text:p>17.04421</text:p>
          </table:table-cell>
          <table:table-cell office:value-type="float" office:value="-0.04559018" calcext:value-type="float">
            <text:p>-0.04559018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095071" calcext:value-type="float">
            <text:p>1.095071</text:p>
          </table:table-cell>
          <table:table-cell office:value-type="float" office:value="2.247743" calcext:value-type="float">
            <text:p>2.247743</text:p>
          </table:table-cell>
          <table:table-cell office:value-type="float" office:value="360" calcext:value-type="float">
            <text:p>360</text:p>
          </table:table-cell>
          <table:table-cell office:value-type="float" office:value="-508.7122" calcext:value-type="float">
            <text:p>-508.7122</text:p>
          </table:table-cell>
          <table:table-cell office:value-type="float" office:value="0" calcext:value-type="float">
            <text:p>0</text:p>
          </table:table-cell>
          <table:table-cell office:value-type="float" office:value="251.5146" calcext:value-type="float">
            <text:p>251.5146</text:p>
          </table:table-cell>
          <table:table-cell office:value-type="float" office:value="294.5051" calcext:value-type="float">
            <text:p>294.5051</text:p>
          </table:table-cell>
          <table:table-cell office:value-type="float" office:value="925.0106" calcext:value-type="float">
            <text:p>925.0106</text:p>
          </table:table-cell>
          <table:table-cell office:value-type="float" office:value="905.7442" calcext:value-type="float">
            <text:p>905.7442</text:p>
          </table:table-cell>
          <table:table-cell office:value-type="float" office:value="907.2304" calcext:value-type="float">
            <text:p>907.2304</text:p>
          </table:table-cell>
          <table:table-cell office:value-type="float" office:value="916.5836" calcext:value-type="float">
            <text:p>916.5836</text:p>
          </table:table-cell>
          <table:table-cell office:value-type="float" office:value="333.9956" calcext:value-type="float">
            <text:p>333.9956</text:p>
          </table:table-cell>
          <table:table-cell office:value-type="float" office:value="450.2293" calcext:value-type="float">
            <text:p>450.2293</text:p>
          </table:table-cell>
          <table:table-cell office:value-type="float" office:value="386.6348" calcext:value-type="float">
            <text:p>386.6348</text:p>
          </table:table-cell>
          <table:table-cell office:value-type="float" office:value="325.7775" calcext:value-type="float">
            <text:p>325.777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1998" calcext:value-type="float">
            <text:p>12101998</text:p>
          </table:table-cell>
          <table:table-cell office:value-type="float" office:value="132.5285" calcext:value-type="float">
            <text:p>132.5285</text:p>
          </table:table-cell>
          <table:table-cell office:value-type="float" office:value="5687.393" calcext:value-type="float">
            <text:p>5687.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5.8324" calcext:value-type="float">
            <text:p>-505.8324</text:p>
          </table:table-cell>
          <table:table-cell office:value-type="float" office:value="1601.172" calcext:value-type="float">
            <text:p>1601.172</text:p>
          </table:table-cell>
          <table:table-cell office:value-type="float" office:value="0" calcext:value-type="float">
            <text:p>0</text:p>
          </table:table-cell>
          <table:table-cell office:value-type="float" office:value="81.17714" calcext:value-type="float">
            <text:p>81.17714</text:p>
          </table:table-cell>
          <table:table-cell office:value-type="float" office:value="17.03025" calcext:value-type="float">
            <text:p>17.03025</text:p>
          </table:table-cell>
          <table:table-cell office:value-type="float" office:value="-0.04536041" calcext:value-type="float">
            <text:p>-0.04536041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096366" calcext:value-type="float">
            <text:p>1.096366</text:p>
          </table:table-cell>
          <table:table-cell office:value-type="float" office:value="2.250704" calcext:value-type="float">
            <text:p>2.250704</text:p>
          </table:table-cell>
          <table:table-cell office:value-type="float" office:value="360" calcext:value-type="float">
            <text:p>360</text:p>
          </table:table-cell>
          <table:table-cell office:value-type="float" office:value="-509.3255" calcext:value-type="float">
            <text:p>-509.3255</text:p>
          </table:table-cell>
          <table:table-cell office:value-type="float" office:value="0" calcext:value-type="float">
            <text:p>0</text:p>
          </table:table-cell>
          <table:table-cell office:value-type="float" office:value="251.5271" calcext:value-type="float">
            <text:p>251.5271</text:p>
          </table:table-cell>
          <table:table-cell office:value-type="float" office:value="294.4366" calcext:value-type="float">
            <text:p>294.4366</text:p>
          </table:table-cell>
          <table:table-cell office:value-type="float" office:value="924.8344" calcext:value-type="float">
            <text:p>924.8344</text:p>
          </table:table-cell>
          <table:table-cell office:value-type="float" office:value="905.6136" calcext:value-type="float">
            <text:p>905.6136</text:p>
          </table:table-cell>
          <table:table-cell office:value-type="float" office:value="907.1328" calcext:value-type="float">
            <text:p>907.1328</text:p>
          </table:table-cell>
          <table:table-cell office:value-type="float" office:value="916.5003" calcext:value-type="float">
            <text:p>916.5003</text:p>
          </table:table-cell>
          <table:table-cell office:value-type="float" office:value="333.9709" calcext:value-type="float">
            <text:p>333.9709</text:p>
          </table:table-cell>
          <table:table-cell office:value-type="float" office:value="450.2043" calcext:value-type="float">
            <text:p>450.2043</text:p>
          </table:table-cell>
          <table:table-cell office:value-type="float" office:value="386.618" calcext:value-type="float">
            <text:p>386.618</text:p>
          </table:table-cell>
          <table:table-cell office:value-type="float" office:value="325.7662" calcext:value-type="float">
            <text:p>325.766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1998" calcext:value-type="float">
            <text:p>13101998</text:p>
          </table:table-cell>
          <table:table-cell office:value-type="float" office:value="132.2633" calcext:value-type="float">
            <text:p>132.2633</text:p>
          </table:table-cell>
          <table:table-cell office:value-type="float" office:value="5687.05" calcext:value-type="float">
            <text:p>5687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6.4042" calcext:value-type="float">
            <text:p>-506.4042</text:p>
          </table:table-cell>
          <table:table-cell office:value-type="float" office:value="1601.415" calcext:value-type="float">
            <text:p>1601.415</text:p>
          </table:table-cell>
          <table:table-cell office:value-type="float" office:value="0" calcext:value-type="float">
            <text:p>0</text:p>
          </table:table-cell>
          <table:table-cell office:value-type="float" office:value="81.00736" calcext:value-type="float">
            <text:p>81.00736</text:p>
          </table:table-cell>
          <table:table-cell office:value-type="float" office:value="17.01684" calcext:value-type="float">
            <text:p>17.01684</text:p>
          </table:table-cell>
          <table:table-cell office:value-type="float" office:value="-0.04510754" calcext:value-type="float">
            <text:p>-0.04510754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097295" calcext:value-type="float">
            <text:p>1.097295</text:p>
          </table:table-cell>
          <table:table-cell office:value-type="float" office:value="2.252712" calcext:value-type="float">
            <text:p>2.252712</text:p>
          </table:table-cell>
          <table:table-cell office:value-type="float" office:value="360" calcext:value-type="float">
            <text:p>360</text:p>
          </table:table-cell>
          <table:table-cell office:value-type="float" office:value="-509.9" calcext:value-type="float">
            <text:p>-509.9</text:p>
          </table:table-cell>
          <table:table-cell office:value-type="float" office:value="0" calcext:value-type="float">
            <text:p>0</text:p>
          </table:table-cell>
          <table:table-cell office:value-type="float" office:value="251.5114" calcext:value-type="float">
            <text:p>251.5114</text:p>
          </table:table-cell>
          <table:table-cell office:value-type="float" office:value="294.3733" calcext:value-type="float">
            <text:p>294.3733</text:p>
          </table:table-cell>
          <table:table-cell office:value-type="float" office:value="924.6719" calcext:value-type="float">
            <text:p>924.6719</text:p>
          </table:table-cell>
          <table:table-cell office:value-type="float" office:value="905.4962" calcext:value-type="float">
            <text:p>905.4962</text:p>
          </table:table-cell>
          <table:table-cell office:value-type="float" office:value="907.0465" calcext:value-type="float">
            <text:p>907.0465</text:p>
          </table:table-cell>
          <table:table-cell office:value-type="float" office:value="916.4266" calcext:value-type="float">
            <text:p>916.4266</text:p>
          </table:table-cell>
          <table:table-cell office:value-type="float" office:value="333.9478" calcext:value-type="float">
            <text:p>333.9478</text:p>
          </table:table-cell>
          <table:table-cell office:value-type="float" office:value="450.1798" calcext:value-type="float">
            <text:p>450.1798</text:p>
          </table:table-cell>
          <table:table-cell office:value-type="float" office:value="386.6013" calcext:value-type="float">
            <text:p>386.6013</text:p>
          </table:table-cell>
          <table:table-cell office:value-type="float" office:value="325.755" calcext:value-type="float">
            <text:p>325.75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1998" calcext:value-type="float">
            <text:p>14101998</text:p>
          </table:table-cell>
          <table:table-cell office:value-type="float" office:value="132.0155" calcext:value-type="float">
            <text:p>132.0155</text:p>
          </table:table-cell>
          <table:table-cell office:value-type="float" office:value="5686.718" calcext:value-type="float">
            <text:p>5686.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6.7814" calcext:value-type="float">
            <text:p>-506.7814</text:p>
          </table:table-cell>
          <table:table-cell office:value-type="float" office:value="1600.999" calcext:value-type="float">
            <text:p>1600.999</text:p>
          </table:table-cell>
          <table:table-cell office:value-type="float" office:value="0" calcext:value-type="float">
            <text:p>0</text:p>
          </table:table-cell>
          <table:table-cell office:value-type="float" office:value="80.88368" calcext:value-type="float">
            <text:p>80.88368</text:p>
          </table:table-cell>
          <table:table-cell office:value-type="float" office:value="17.00832" calcext:value-type="float">
            <text:p>17.00832</text:p>
          </table:table-cell>
          <table:table-cell office:value-type="float" office:value="-0.04495866" calcext:value-type="float">
            <text:p>-0.04495866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099811" calcext:value-type="float">
            <text:p>1.099811</text:p>
          </table:table-cell>
          <table:table-cell office:value-type="float" office:value="2.260393" calcext:value-type="float">
            <text:p>2.260393</text:p>
          </table:table-cell>
          <table:table-cell office:value-type="float" office:value="360" calcext:value-type="float">
            <text:p>360</text:p>
          </table:table-cell>
          <table:table-cell office:value-type="float" office:value="-510.2874" calcext:value-type="float">
            <text:p>-510.2874</text:p>
          </table:table-cell>
          <table:table-cell office:value-type="float" office:value="0" calcext:value-type="float">
            <text:p>0</text:p>
          </table:table-cell>
          <table:table-cell office:value-type="float" office:value="251.4799" calcext:value-type="float">
            <text:p>251.4799</text:p>
          </table:table-cell>
          <table:table-cell office:value-type="float" office:value="294.3252" calcext:value-type="float">
            <text:p>294.3252</text:p>
          </table:table-cell>
          <table:table-cell office:value-type="float" office:value="924.5228" calcext:value-type="float">
            <text:p>924.5228</text:p>
          </table:table-cell>
          <table:table-cell office:value-type="float" office:value="905.3859" calcext:value-type="float">
            <text:p>905.3859</text:p>
          </table:table-cell>
          <table:table-cell office:value-type="float" office:value="906.9625" calcext:value-type="float">
            <text:p>906.9625</text:p>
          </table:table-cell>
          <table:table-cell office:value-type="float" office:value="916.3539" calcext:value-type="float">
            <text:p>916.3539</text:p>
          </table:table-cell>
          <table:table-cell office:value-type="float" office:value="333.925" calcext:value-type="float">
            <text:p>333.925</text:p>
          </table:table-cell>
          <table:table-cell office:value-type="float" office:value="450.1556" calcext:value-type="float">
            <text:p>450.1556</text:p>
          </table:table-cell>
          <table:table-cell office:value-type="float" office:value="386.5847" calcext:value-type="float">
            <text:p>386.5847</text:p>
          </table:table-cell>
          <table:table-cell office:value-type="float" office:value="325.7438" calcext:value-type="float">
            <text:p>325.743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1998" calcext:value-type="float">
            <text:p>15101998</text:p>
          </table:table-cell>
          <table:table-cell office:value-type="float" office:value="131.8121" calcext:value-type="float">
            <text:p>131.8121</text:p>
          </table:table-cell>
          <table:table-cell office:value-type="float" office:value="5686.422" calcext:value-type="float">
            <text:p>5686.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7.2815" calcext:value-type="float">
            <text:p>-507.2815</text:p>
          </table:table-cell>
          <table:table-cell office:value-type="float" office:value="1604.344" calcext:value-type="float">
            <text:p>1604.344</text:p>
          </table:table-cell>
          <table:table-cell office:value-type="float" office:value="0" calcext:value-type="float">
            <text:p>0</text:p>
          </table:table-cell>
          <table:table-cell office:value-type="float" office:value="80.76328" calcext:value-type="float">
            <text:p>80.76328</text:p>
          </table:table-cell>
          <table:table-cell office:value-type="float" office:value="17.00211" calcext:value-type="float">
            <text:p>17.00211</text:p>
          </table:table-cell>
          <table:table-cell office:value-type="float" office:value="-0.04478437" calcext:value-type="float">
            <text:p>-0.04478437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02338" calcext:value-type="float">
            <text:p>1.102338</text:p>
          </table:table-cell>
          <table:table-cell office:value-type="float" office:value="2.269774" calcext:value-type="float">
            <text:p>2.269774</text:p>
          </table:table-cell>
          <table:table-cell office:value-type="float" office:value="360" calcext:value-type="float">
            <text:p>360</text:p>
          </table:table-cell>
          <table:table-cell office:value-type="float" office:value="-510.7991" calcext:value-type="float">
            <text:p>-510.7991</text:p>
          </table:table-cell>
          <table:table-cell office:value-type="float" office:value="0" calcext:value-type="float">
            <text:p>0</text:p>
          </table:table-cell>
          <table:table-cell office:value-type="float" office:value="251.4625" calcext:value-type="float">
            <text:p>251.4625</text:p>
          </table:table-cell>
          <table:table-cell office:value-type="float" office:value="294.2796" calcext:value-type="float">
            <text:p>294.2796</text:p>
          </table:table-cell>
          <table:table-cell office:value-type="float" office:value="924.3992" calcext:value-type="float">
            <text:p>924.3992</text:p>
          </table:table-cell>
          <table:table-cell office:value-type="float" office:value="905.2891" calcext:value-type="float">
            <text:p>905.2891</text:p>
          </table:table-cell>
          <table:table-cell office:value-type="float" office:value="906.8882" calcext:value-type="float">
            <text:p>906.8882</text:p>
          </table:table-cell>
          <table:table-cell office:value-type="float" office:value="916.2889" calcext:value-type="float">
            <text:p>916.2889</text:p>
          </table:table-cell>
          <table:table-cell office:value-type="float" office:value="333.9051" calcext:value-type="float">
            <text:p>333.9051</text:p>
          </table:table-cell>
          <table:table-cell office:value-type="float" office:value="450.1324" calcext:value-type="float">
            <text:p>450.1324</text:p>
          </table:table-cell>
          <table:table-cell office:value-type="float" office:value="386.5683" calcext:value-type="float">
            <text:p>386.5683</text:p>
          </table:table-cell>
          <table:table-cell office:value-type="float" office:value="325.7327" calcext:value-type="float">
            <text:p>325.732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1998" calcext:value-type="float">
            <text:p>16101998</text:p>
          </table:table-cell>
          <table:table-cell office:value-type="float" office:value="131.5869" calcext:value-type="float">
            <text:p>131.5869</text:p>
          </table:table-cell>
          <table:table-cell office:value-type="float" office:value="5686.128" calcext:value-type="float">
            <text:p>5686.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7.7958" calcext:value-type="float">
            <text:p>-507.7958</text:p>
          </table:table-cell>
          <table:table-cell office:value-type="float" office:value="1607.508" calcext:value-type="float">
            <text:p>1607.508</text:p>
          </table:table-cell>
          <table:table-cell office:value-type="float" office:value="0" calcext:value-type="float">
            <text:p>0</text:p>
          </table:table-cell>
          <table:table-cell office:value-type="float" office:value="80.63084" calcext:value-type="float">
            <text:p>80.63084</text:p>
          </table:table-cell>
          <table:table-cell office:value-type="float" office:value="16.99351" calcext:value-type="float">
            <text:p>16.99351</text:p>
          </table:table-cell>
          <table:table-cell office:value-type="float" office:value="-0.04456005" calcext:value-type="float">
            <text:p>-0.04456005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04051" calcext:value-type="float">
            <text:p>1.104051</text:p>
          </table:table-cell>
          <table:table-cell office:value-type="float" office:value="2.274557" calcext:value-type="float">
            <text:p>2.274557</text:p>
          </table:table-cell>
          <table:table-cell office:value-type="float" office:value="360" calcext:value-type="float">
            <text:p>360</text:p>
          </table:table-cell>
          <table:table-cell office:value-type="float" office:value="-511.3198" calcext:value-type="float">
            <text:p>-511.3198</text:p>
          </table:table-cell>
          <table:table-cell office:value-type="float" office:value="0" calcext:value-type="float">
            <text:p>0</text:p>
          </table:table-cell>
          <table:table-cell office:value-type="float" office:value="251.4402" calcext:value-type="float">
            <text:p>251.4402</text:p>
          </table:table-cell>
          <table:table-cell office:value-type="float" office:value="294.2268" calcext:value-type="float">
            <text:p>294.2268</text:p>
          </table:table-cell>
          <table:table-cell office:value-type="float" office:value="924.2661" calcext:value-type="float">
            <text:p>924.2661</text:p>
          </table:table-cell>
          <table:table-cell office:value-type="float" office:value="905.1907" calcext:value-type="float">
            <text:p>905.1907</text:p>
          </table:table-cell>
          <table:table-cell office:value-type="float" office:value="906.8146" calcext:value-type="float">
            <text:p>906.8146</text:p>
          </table:table-cell>
          <table:table-cell office:value-type="float" office:value="916.228" calcext:value-type="float">
            <text:p>916.228</text:p>
          </table:table-cell>
          <table:table-cell office:value-type="float" office:value="333.8862" calcext:value-type="float">
            <text:p>333.8862</text:p>
          </table:table-cell>
          <table:table-cell office:value-type="float" office:value="450.1101" calcext:value-type="float">
            <text:p>450.1101</text:p>
          </table:table-cell>
          <table:table-cell office:value-type="float" office:value="386.5522" calcext:value-type="float">
            <text:p>386.5522</text:p>
          </table:table-cell>
          <table:table-cell office:value-type="float" office:value="325.7216" calcext:value-type="float">
            <text:p>325.721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1998" calcext:value-type="float">
            <text:p>17101998</text:p>
          </table:table-cell>
          <table:table-cell office:value-type="float" office:value="131.3789" calcext:value-type="float">
            <text:p>131.3789</text:p>
          </table:table-cell>
          <table:table-cell office:value-type="float" office:value="5685.831" calcext:value-type="float">
            <text:p>5685.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8.285" calcext:value-type="float">
            <text:p>-508.285</text:p>
          </table:table-cell>
          <table:table-cell office:value-type="float" office:value="1609.548" calcext:value-type="float">
            <text:p>1609.548</text:p>
          </table:table-cell>
          <table:table-cell office:value-type="float" office:value="0" calcext:value-type="float">
            <text:p>0</text:p>
          </table:table-cell>
          <table:table-cell office:value-type="float" office:value="80.48559" calcext:value-type="float">
            <text:p>80.48559</text:p>
          </table:table-cell>
          <table:table-cell office:value-type="float" office:value="16.98632" calcext:value-type="float">
            <text:p>16.98632</text:p>
          </table:table-cell>
          <table:table-cell office:value-type="float" office:value="-0.04429609" calcext:value-type="float">
            <text:p>-0.04429609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05075" calcext:value-type="float">
            <text:p>1.105075</text:p>
          </table:table-cell>
          <table:table-cell office:value-type="float" office:value="2.27706" calcext:value-type="float">
            <text:p>2.27706</text:p>
          </table:table-cell>
          <table:table-cell office:value-type="float" office:value="360" calcext:value-type="float">
            <text:p>360</text:p>
          </table:table-cell>
          <table:table-cell office:value-type="float" office:value="-511.8122" calcext:value-type="float">
            <text:p>-511.8122</text:p>
          </table:table-cell>
          <table:table-cell office:value-type="float" office:value="0" calcext:value-type="float">
            <text:p>0</text:p>
          </table:table-cell>
          <table:table-cell office:value-type="float" office:value="251.4217" calcext:value-type="float">
            <text:p>251.4217</text:p>
          </table:table-cell>
          <table:table-cell office:value-type="float" office:value="294.1766" calcext:value-type="float">
            <text:p>294.1766</text:p>
          </table:table-cell>
          <table:table-cell office:value-type="float" office:value="924.137" calcext:value-type="float">
            <text:p>924.137</text:p>
          </table:table-cell>
          <table:table-cell office:value-type="float" office:value="905.0936" calcext:value-type="float">
            <text:p>905.0936</text:p>
          </table:table-cell>
          <table:table-cell office:value-type="float" office:value="906.7412" calcext:value-type="float">
            <text:p>906.7412</text:p>
          </table:table-cell>
          <table:table-cell office:value-type="float" office:value="916.1665" calcext:value-type="float">
            <text:p>916.1665</text:p>
          </table:table-cell>
          <table:table-cell office:value-type="float" office:value="333.8675" calcext:value-type="float">
            <text:p>333.8675</text:p>
          </table:table-cell>
          <table:table-cell office:value-type="float" office:value="450.0882" calcext:value-type="float">
            <text:p>450.0882</text:p>
          </table:table-cell>
          <table:table-cell office:value-type="float" office:value="386.5364" calcext:value-type="float">
            <text:p>386.5364</text:p>
          </table:table-cell>
          <table:table-cell office:value-type="float" office:value="325.7108" calcext:value-type="float">
            <text:p>325.710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1998" calcext:value-type="float">
            <text:p>18101998</text:p>
          </table:table-cell>
          <table:table-cell office:value-type="float" office:value="131.1164" calcext:value-type="float">
            <text:p>131.1164</text:p>
          </table:table-cell>
          <table:table-cell office:value-type="float" office:value="5685.496" calcext:value-type="float">
            <text:p>5685.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8.8385" calcext:value-type="float">
            <text:p>-508.8385</text:p>
          </table:table-cell>
          <table:table-cell office:value-type="float" office:value="1611.559" calcext:value-type="float">
            <text:p>1611.559</text:p>
          </table:table-cell>
          <table:table-cell office:value-type="float" office:value="0" calcext:value-type="float">
            <text:p>0</text:p>
          </table:table-cell>
          <table:table-cell office:value-type="float" office:value="80.31673" calcext:value-type="float">
            <text:p>80.31673</text:p>
          </table:table-cell>
          <table:table-cell office:value-type="float" office:value="16.97595" calcext:value-type="float">
            <text:p>16.97595</text:p>
          </table:table-cell>
          <table:table-cell office:value-type="float" office:value="-0.04402588" calcext:value-type="float">
            <text:p>-0.04402588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0582" calcext:value-type="float">
            <text:p>1.10582</text:p>
          </table:table-cell>
          <table:table-cell office:value-type="float" office:value="2.278559" calcext:value-type="float">
            <text:p>2.278559</text:p>
          </table:table-cell>
          <table:table-cell office:value-type="float" office:value="360" calcext:value-type="float">
            <text:p>360</text:p>
          </table:table-cell>
          <table:table-cell office:value-type="float" office:value="-512.3677" calcext:value-type="float">
            <text:p>-512.3677</text:p>
          </table:table-cell>
          <table:table-cell office:value-type="float" office:value="0" calcext:value-type="float">
            <text:p>0</text:p>
          </table:table-cell>
          <table:table-cell office:value-type="float" office:value="251.3955" calcext:value-type="float">
            <text:p>251.3955</text:p>
          </table:table-cell>
          <table:table-cell office:value-type="float" office:value="294.1103" calcext:value-type="float">
            <text:p>294.1103</text:p>
          </table:table-cell>
          <table:table-cell office:value-type="float" office:value="923.9732" calcext:value-type="float">
            <text:p>923.9732</text:p>
          </table:table-cell>
          <table:table-cell office:value-type="float" office:value="904.9815" calcext:value-type="float">
            <text:p>904.9815</text:p>
          </table:table-cell>
          <table:table-cell office:value-type="float" office:value="906.6594" calcext:value-type="float">
            <text:p>906.6594</text:p>
          </table:table-cell>
          <table:table-cell office:value-type="float" office:value="916.0991" calcext:value-type="float">
            <text:p>916.0991</text:p>
          </table:table-cell>
          <table:table-cell office:value-type="float" office:value="333.8474" calcext:value-type="float">
            <text:p>333.8474</text:p>
          </table:table-cell>
          <table:table-cell office:value-type="float" office:value="450.0661" calcext:value-type="float">
            <text:p>450.0661</text:p>
          </table:table-cell>
          <table:table-cell office:value-type="float" office:value="386.5208" calcext:value-type="float">
            <text:p>386.5208</text:p>
          </table:table-cell>
          <table:table-cell office:value-type="float" office:value="325.7" calcext:value-type="float">
            <text:p>325.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1998" calcext:value-type="float">
            <text:p>19101998</text:p>
          </table:table-cell>
          <table:table-cell office:value-type="float" office:value="130.8765" calcext:value-type="float">
            <text:p>130.8765</text:p>
          </table:table-cell>
          <table:table-cell office:value-type="float" office:value="5685.125" calcext:value-type="float">
            <text:p>5685.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9.4052" calcext:value-type="float">
            <text:p>-509.4052</text:p>
          </table:table-cell>
          <table:table-cell office:value-type="float" office:value="1614.849" calcext:value-type="float">
            <text:p>1614.849</text:p>
          </table:table-cell>
          <table:table-cell office:value-type="float" office:value="0" calcext:value-type="float">
            <text:p>0</text:p>
          </table:table-cell>
          <table:table-cell office:value-type="float" office:value="80.0821" calcext:value-type="float">
            <text:p>80.0821</text:p>
          </table:table-cell>
          <table:table-cell office:value-type="float" office:value="16.96692" calcext:value-type="float">
            <text:p>16.96692</text:p>
          </table:table-cell>
          <table:table-cell office:value-type="float" office:value="-0.04375071" calcext:value-type="float">
            <text:p>-0.04375071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06446" calcext:value-type="float">
            <text:p>1.106446</text:p>
          </table:table-cell>
          <table:table-cell office:value-type="float" office:value="2.279637" calcext:value-type="float">
            <text:p>2.279637</text:p>
          </table:table-cell>
          <table:table-cell office:value-type="float" office:value="360" calcext:value-type="float">
            <text:p>360</text:p>
          </table:table-cell>
          <table:table-cell office:value-type="float" office:value="-512.9359" calcext:value-type="float">
            <text:p>-512.9359</text:p>
          </table:table-cell>
          <table:table-cell office:value-type="float" office:value="0" calcext:value-type="float">
            <text:p>0</text:p>
          </table:table-cell>
          <table:table-cell office:value-type="float" office:value="251.3899" calcext:value-type="float">
            <text:p>251.3899</text:p>
          </table:table-cell>
          <table:table-cell office:value-type="float" office:value="294.0414" calcext:value-type="float">
            <text:p>294.0414</text:p>
          </table:table-cell>
          <table:table-cell office:value-type="float" office:value="923.7975" calcext:value-type="float">
            <text:p>923.7975</text:p>
          </table:table-cell>
          <table:table-cell office:value-type="float" office:value="904.8595" calcext:value-type="float">
            <text:p>904.8595</text:p>
          </table:table-cell>
          <table:table-cell office:value-type="float" office:value="906.5725" calcext:value-type="float">
            <text:p>906.5725</text:p>
          </table:table-cell>
          <table:table-cell office:value-type="float" office:value="916.0267" calcext:value-type="float">
            <text:p>916.0267</text:p>
          </table:table-cell>
          <table:table-cell office:value-type="float" office:value="333.8252" calcext:value-type="float">
            <text:p>333.8252</text:p>
          </table:table-cell>
          <table:table-cell office:value-type="float" office:value="450.0433" calcext:value-type="float">
            <text:p>450.0433</text:p>
          </table:table-cell>
          <table:table-cell office:value-type="float" office:value="386.5052" calcext:value-type="float">
            <text:p>386.5052</text:p>
          </table:table-cell>
          <table:table-cell office:value-type="float" office:value="325.6893" calcext:value-type="float">
            <text:p>325.689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1998" calcext:value-type="float">
            <text:p>20101998</text:p>
          </table:table-cell>
          <table:table-cell office:value-type="float" office:value="130.6757" calcext:value-type="float">
            <text:p>130.6757</text:p>
          </table:table-cell>
          <table:table-cell office:value-type="float" office:value="5684.774" calcext:value-type="float">
            <text:p>5684.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9.9191" calcext:value-type="float">
            <text:p>-509.9191</text:p>
          </table:table-cell>
          <table:table-cell office:value-type="float" office:value="1613.524" calcext:value-type="float">
            <text:p>1613.524</text:p>
          </table:table-cell>
          <table:table-cell office:value-type="float" office:value="0" calcext:value-type="float">
            <text:p>0</text:p>
          </table:table-cell>
          <table:table-cell office:value-type="float" office:value="79.86481" calcext:value-type="float">
            <text:p>79.86481</text:p>
          </table:table-cell>
          <table:table-cell office:value-type="float" office:value="16.96113" calcext:value-type="float">
            <text:p>16.96113</text:p>
          </table:table-cell>
          <table:table-cell office:value-type="float" office:value="-0.04348137" calcext:value-type="float">
            <text:p>-0.04348137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06992" calcext:value-type="float">
            <text:p>1.106992</text:p>
          </table:table-cell>
          <table:table-cell office:value-type="float" office:value="2.280527" calcext:value-type="float">
            <text:p>2.280527</text:p>
          </table:table-cell>
          <table:table-cell office:value-type="float" office:value="360" calcext:value-type="float">
            <text:p>360</text:p>
          </table:table-cell>
          <table:table-cell office:value-type="float" office:value="-513.4509" calcext:value-type="float">
            <text:p>-513.4509</text:p>
          </table:table-cell>
          <table:table-cell office:value-type="float" office:value="0" calcext:value-type="float">
            <text:p>0</text:p>
          </table:table-cell>
          <table:table-cell office:value-type="float" office:value="251.3941" calcext:value-type="float">
            <text:p>251.3941</text:p>
          </table:table-cell>
          <table:table-cell office:value-type="float" office:value="293.9826" calcext:value-type="float">
            <text:p>293.9826</text:p>
          </table:table-cell>
          <table:table-cell office:value-type="float" office:value="923.6437" calcext:value-type="float">
            <text:p>923.6437</text:p>
          </table:table-cell>
          <table:table-cell office:value-type="float" office:value="904.7484" calcext:value-type="float">
            <text:p>904.7484</text:p>
          </table:table-cell>
          <table:table-cell office:value-type="float" office:value="906.4891" calcext:value-type="float">
            <text:p>906.4891</text:p>
          </table:table-cell>
          <table:table-cell office:value-type="float" office:value="915.9562" calcext:value-type="float">
            <text:p>915.9562</text:p>
          </table:table-cell>
          <table:table-cell office:value-type="float" office:value="333.8031" calcext:value-type="float">
            <text:p>333.8031</text:p>
          </table:table-cell>
          <table:table-cell office:value-type="float" office:value="450.0201" calcext:value-type="float">
            <text:p>450.0201</text:p>
          </table:table-cell>
          <table:table-cell office:value-type="float" office:value="386.4895" calcext:value-type="float">
            <text:p>386.4895</text:p>
          </table:table-cell>
          <table:table-cell office:value-type="float" office:value="325.6787" calcext:value-type="float">
            <text:p>325.678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1998" calcext:value-type="float">
            <text:p>21101998</text:p>
          </table:table-cell>
          <table:table-cell office:value-type="float" office:value="130.5041" calcext:value-type="float">
            <text:p>130.5041</text:p>
          </table:table-cell>
          <table:table-cell office:value-type="float" office:value="5684.463" calcext:value-type="float">
            <text:p>5684.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0.3711" calcext:value-type="float">
            <text:p>-510.3711</text:p>
          </table:table-cell>
          <table:table-cell office:value-type="float" office:value="1617.096" calcext:value-type="float">
            <text:p>1617.096</text:p>
          </table:table-cell>
          <table:table-cell office:value-type="float" office:value="0" calcext:value-type="float">
            <text:p>0</text:p>
          </table:table-cell>
          <table:table-cell office:value-type="float" office:value="79.66433" calcext:value-type="float">
            <text:p>79.66433</text:p>
          </table:table-cell>
          <table:table-cell office:value-type="float" office:value="16.95648" calcext:value-type="float">
            <text:p>16.95648</text:p>
          </table:table-cell>
          <table:table-cell office:value-type="float" office:value="-0.04319584" calcext:value-type="float">
            <text:p>-0.04319584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07518" calcext:value-type="float">
            <text:p>1.107518</text:p>
          </table:table-cell>
          <table:table-cell office:value-type="float" office:value="2.281301" calcext:value-type="float">
            <text:p>2.281301</text:p>
          </table:table-cell>
          <table:table-cell office:value-type="float" office:value="360" calcext:value-type="float">
            <text:p>360</text:p>
          </table:table-cell>
          <table:table-cell office:value-type="float" office:value="-513.9038" calcext:value-type="float">
            <text:p>-513.9038</text:p>
          </table:table-cell>
          <table:table-cell office:value-type="float" office:value="0" calcext:value-type="float">
            <text:p>0</text:p>
          </table:table-cell>
          <table:table-cell office:value-type="float" office:value="251.3992" calcext:value-type="float">
            <text:p>251.3992</text:p>
          </table:table-cell>
          <table:table-cell office:value-type="float" office:value="293.9321" calcext:value-type="float">
            <text:p>293.9321</text:p>
          </table:table-cell>
          <table:table-cell office:value-type="float" office:value="923.5158" calcext:value-type="float">
            <text:p>923.5158</text:p>
          </table:table-cell>
          <table:table-cell office:value-type="float" office:value="904.6501" calcext:value-type="float">
            <text:p>904.6501</text:p>
          </table:table-cell>
          <table:table-cell office:value-type="float" office:value="906.4153" calcext:value-type="float">
            <text:p>906.4153</text:p>
          </table:table-cell>
          <table:table-cell office:value-type="float" office:value="915.8926" calcext:value-type="float">
            <text:p>915.8926</text:p>
          </table:table-cell>
          <table:table-cell office:value-type="float" office:value="333.7833" calcext:value-type="float">
            <text:p>333.7833</text:p>
          </table:table-cell>
          <table:table-cell office:value-type="float" office:value="449.9977" calcext:value-type="float">
            <text:p>449.9977</text:p>
          </table:table-cell>
          <table:table-cell office:value-type="float" office:value="386.4738" calcext:value-type="float">
            <text:p>386.4738</text:p>
          </table:table-cell>
          <table:table-cell office:value-type="float" office:value="325.6682" calcext:value-type="float">
            <text:p>325.668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1998" calcext:value-type="float">
            <text:p>22101998</text:p>
          </table:table-cell>
          <table:table-cell office:value-type="float" office:value="130.3395" calcext:value-type="float">
            <text:p>130.3395</text:p>
          </table:table-cell>
          <table:table-cell office:value-type="float" office:value="5684.165" calcext:value-type="float">
            <text:p>5684.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0.8005" calcext:value-type="float">
            <text:p>-510.8005</text:p>
          </table:table-cell>
          <table:table-cell office:value-type="float" office:value="1619.777" calcext:value-type="float">
            <text:p>1619.777</text:p>
          </table:table-cell>
          <table:table-cell office:value-type="float" office:value="0" calcext:value-type="float">
            <text:p>0</text:p>
          </table:table-cell>
          <table:table-cell office:value-type="float" office:value="79.47581" calcext:value-type="float">
            <text:p>79.47581</text:p>
          </table:table-cell>
          <table:table-cell office:value-type="float" office:value="16.95233" calcext:value-type="float">
            <text:p>16.95233</text:p>
          </table:table-cell>
          <table:table-cell office:value-type="float" office:value="-0.04291406" calcext:value-type="float">
            <text:p>-0.04291406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08026" calcext:value-type="float">
            <text:p>1.108026</text:p>
          </table:table-cell>
          <table:table-cell office:value-type="float" office:value="2.282015" calcext:value-type="float">
            <text:p>2.282015</text:p>
          </table:table-cell>
          <table:table-cell office:value-type="float" office:value="360" calcext:value-type="float">
            <text:p>360</text:p>
          </table:table-cell>
          <table:table-cell office:value-type="float" office:value="-514.3342" calcext:value-type="float">
            <text:p>-514.3342</text:p>
          </table:table-cell>
          <table:table-cell office:value-type="float" office:value="0" calcext:value-type="float">
            <text:p>0</text:p>
          </table:table-cell>
          <table:table-cell office:value-type="float" office:value="251.4032" calcext:value-type="float">
            <text:p>251.4032</text:p>
          </table:table-cell>
          <table:table-cell office:value-type="float" office:value="293.8822" calcext:value-type="float">
            <text:p>293.8822</text:p>
          </table:table-cell>
          <table:table-cell office:value-type="float" office:value="923.3933" calcext:value-type="float">
            <text:p>923.3933</text:p>
          </table:table-cell>
          <table:table-cell office:value-type="float" office:value="904.5561" calcext:value-type="float">
            <text:p>904.5561</text:p>
          </table:table-cell>
          <table:table-cell office:value-type="float" office:value="906.3438" calcext:value-type="float">
            <text:p>906.3438</text:p>
          </table:table-cell>
          <table:table-cell office:value-type="float" office:value="915.8328" calcext:value-type="float">
            <text:p>915.8328</text:p>
          </table:table-cell>
          <table:table-cell office:value-type="float" office:value="333.765" calcext:value-type="float">
            <text:p>333.765</text:p>
          </table:table-cell>
          <table:table-cell office:value-type="float" office:value="449.9761" calcext:value-type="float">
            <text:p>449.9761</text:p>
          </table:table-cell>
          <table:table-cell office:value-type="float" office:value="386.4584" calcext:value-type="float">
            <text:p>386.4584</text:p>
          </table:table-cell>
          <table:table-cell office:value-type="float" office:value="325.6578" calcext:value-type="float">
            <text:p>325.657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1998" calcext:value-type="float">
            <text:p>23101998</text:p>
          </table:table-cell>
          <table:table-cell office:value-type="float" office:value="130.1588" calcext:value-type="float">
            <text:p>130.1588</text:p>
          </table:table-cell>
          <table:table-cell office:value-type="float" office:value="5683.857" calcext:value-type="float">
            <text:p>5683.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1.2417" calcext:value-type="float">
            <text:p>-511.2417</text:p>
          </table:table-cell>
          <table:table-cell office:value-type="float" office:value="1619.231" calcext:value-type="float">
            <text:p>1619.231</text:p>
          </table:table-cell>
          <table:table-cell office:value-type="float" office:value="0" calcext:value-type="float">
            <text:p>0</text:p>
          </table:table-cell>
          <table:table-cell office:value-type="float" office:value="79.25626" calcext:value-type="float">
            <text:p>79.25626</text:p>
          </table:table-cell>
          <table:table-cell office:value-type="float" office:value="16.94642" calcext:value-type="float">
            <text:p>16.94642</text:p>
          </table:table-cell>
          <table:table-cell office:value-type="float" office:value="-0.04262998" calcext:value-type="float">
            <text:p>-0.04262998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08517" calcext:value-type="float">
            <text:p>1.108517</text:p>
          </table:table-cell>
          <table:table-cell office:value-type="float" office:value="2.282742" calcext:value-type="float">
            <text:p>2.282742</text:p>
          </table:table-cell>
          <table:table-cell office:value-type="float" office:value="360" calcext:value-type="float">
            <text:p>360</text:p>
          </table:table-cell>
          <table:table-cell office:value-type="float" office:value="-514.7762" calcext:value-type="float">
            <text:p>-514.7762</text:p>
          </table:table-cell>
          <table:table-cell office:value-type="float" office:value="0" calcext:value-type="float">
            <text:p>0</text:p>
          </table:table-cell>
          <table:table-cell office:value-type="float" office:value="251.4052" calcext:value-type="float">
            <text:p>251.4052</text:p>
          </table:table-cell>
          <table:table-cell office:value-type="float" office:value="293.8255" calcext:value-type="float">
            <text:p>293.8255</text:p>
          </table:table-cell>
          <table:table-cell office:value-type="float" office:value="923.2581" calcext:value-type="float">
            <text:p>923.2581</text:p>
          </table:table-cell>
          <table:table-cell office:value-type="float" office:value="904.4587" calcext:value-type="float">
            <text:p>904.4587</text:p>
          </table:table-cell>
          <table:table-cell office:value-type="float" office:value="906.2732" calcext:value-type="float">
            <text:p>906.2732</text:p>
          </table:table-cell>
          <table:table-cell office:value-type="float" office:value="915.774" calcext:value-type="float">
            <text:p>915.774</text:p>
          </table:table-cell>
          <table:table-cell office:value-type="float" office:value="333.747" calcext:value-type="float">
            <text:p>333.747</text:p>
          </table:table-cell>
          <table:table-cell office:value-type="float" office:value="449.9551" calcext:value-type="float">
            <text:p>449.9551</text:p>
          </table:table-cell>
          <table:table-cell office:value-type="float" office:value="386.4431" calcext:value-type="float">
            <text:p>386.4431</text:p>
          </table:table-cell>
          <table:table-cell office:value-type="float" office:value="325.6474" calcext:value-type="float">
            <text:p>325.647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1998" calcext:value-type="float">
            <text:p>24101998</text:p>
          </table:table-cell>
          <table:table-cell office:value-type="float" office:value="129.9314" calcext:value-type="float">
            <text:p>129.9314</text:p>
          </table:table-cell>
          <table:table-cell office:value-type="float" office:value="5683.495" calcext:value-type="float">
            <text:p>5683.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1.7655" calcext:value-type="float">
            <text:p>-511.7655</text:p>
          </table:table-cell>
          <table:table-cell office:value-type="float" office:value="1620.909" calcext:value-type="float">
            <text:p>1620.909</text:p>
          </table:table-cell>
          <table:table-cell office:value-type="float" office:value="0" calcext:value-type="float">
            <text:p>0</text:p>
          </table:table-cell>
          <table:table-cell office:value-type="float" office:value="79.00237" calcext:value-type="float">
            <text:p>79.00237</text:p>
          </table:table-cell>
          <table:table-cell office:value-type="float" office:value="16.93921" calcext:value-type="float">
            <text:p>16.93921</text:p>
          </table:table-cell>
          <table:table-cell office:value-type="float" office:value="-0.04236457" calcext:value-type="float">
            <text:p>-0.04236457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08997" calcext:value-type="float">
            <text:p>1.108997</text:p>
          </table:table-cell>
          <table:table-cell office:value-type="float" office:value="2.28344" calcext:value-type="float">
            <text:p>2.28344</text:p>
          </table:table-cell>
          <table:table-cell office:value-type="float" office:value="360" calcext:value-type="float">
            <text:p>360</text:p>
          </table:table-cell>
          <table:table-cell office:value-type="float" office:value="-515.301" calcext:value-type="float">
            <text:p>-515.301</text:p>
          </table:table-cell>
          <table:table-cell office:value-type="float" office:value="0" calcext:value-type="float">
            <text:p>0</text:p>
          </table:table-cell>
          <table:table-cell office:value-type="float" office:value="251.4058" calcext:value-type="float">
            <text:p>251.4058</text:p>
          </table:table-cell>
          <table:table-cell office:value-type="float" office:value="293.7534" calcext:value-type="float">
            <text:p>293.7534</text:p>
          </table:table-cell>
          <table:table-cell office:value-type="float" office:value="923.0867" calcext:value-type="float">
            <text:p>923.0867</text:p>
          </table:table-cell>
          <table:table-cell office:value-type="float" office:value="904.3381" calcext:value-type="float">
            <text:p>904.3381</text:p>
          </table:table-cell>
          <table:table-cell office:value-type="float" office:value="906.1901" calcext:value-type="float">
            <text:p>906.1901</text:p>
          </table:table-cell>
          <table:table-cell office:value-type="float" office:value="915.706" calcext:value-type="float">
            <text:p>915.706</text:p>
          </table:table-cell>
          <table:table-cell office:value-type="float" office:value="333.7269" calcext:value-type="float">
            <text:p>333.7269</text:p>
          </table:table-cell>
          <table:table-cell office:value-type="float" office:value="449.9338" calcext:value-type="float">
            <text:p>449.9338</text:p>
          </table:table-cell>
          <table:table-cell office:value-type="float" office:value="386.428" calcext:value-type="float">
            <text:p>386.428</text:p>
          </table:table-cell>
          <table:table-cell office:value-type="float" office:value="325.6371" calcext:value-type="float">
            <text:p>325.637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1998" calcext:value-type="float">
            <text:p>25101998</text:p>
          </table:table-cell>
          <table:table-cell office:value-type="float" office:value="129.7223" calcext:value-type="float">
            <text:p>129.7223</text:p>
          </table:table-cell>
          <table:table-cell office:value-type="float" office:value="5683.128" calcext:value-type="float">
            <text:p>5683.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2.2888" calcext:value-type="float">
            <text:p>-512.2888</text:p>
          </table:table-cell>
          <table:table-cell office:value-type="float" office:value="1620.444" calcext:value-type="float">
            <text:p>1620.444</text:p>
          </table:table-cell>
          <table:table-cell office:value-type="float" office:value="0" calcext:value-type="float">
            <text:p>0</text:p>
          </table:table-cell>
          <table:table-cell office:value-type="float" office:value="78.79547" calcext:value-type="float">
            <text:p>78.79547</text:p>
          </table:table-cell>
          <table:table-cell office:value-type="float" office:value="16.93528" calcext:value-type="float">
            <text:p>16.93528</text:p>
          </table:table-cell>
          <table:table-cell office:value-type="float" office:value="-0.0420903" calcext:value-type="float">
            <text:p>-0.0420903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09478" calcext:value-type="float">
            <text:p>1.109478</text:p>
          </table:table-cell>
          <table:table-cell office:value-type="float" office:value="2.284149" calcext:value-type="float">
            <text:p>2.284149</text:p>
          </table:table-cell>
          <table:table-cell office:value-type="float" office:value="360" calcext:value-type="float">
            <text:p>360</text:p>
          </table:table-cell>
          <table:table-cell office:value-type="float" office:value="-515.8253" calcext:value-type="float">
            <text:p>-515.8253</text:p>
          </table:table-cell>
          <table:table-cell office:value-type="float" office:value="0" calcext:value-type="float">
            <text:p>0</text:p>
          </table:table-cell>
          <table:table-cell office:value-type="float" office:value="251.4127" calcext:value-type="float">
            <text:p>251.4127</text:p>
          </table:table-cell>
          <table:table-cell office:value-type="float" office:value="293.6886" calcext:value-type="float">
            <text:p>293.6886</text:p>
          </table:table-cell>
          <table:table-cell office:value-type="float" office:value="922.9208" calcext:value-type="float">
            <text:p>922.9208</text:p>
          </table:table-cell>
          <table:table-cell office:value-type="float" office:value="904.2194" calcext:value-type="float">
            <text:p>904.2194</text:p>
          </table:table-cell>
          <table:table-cell office:value-type="float" office:value="906.1034" calcext:value-type="float">
            <text:p>906.1034</text:p>
          </table:table-cell>
          <table:table-cell office:value-type="float" office:value="915.6339" calcext:value-type="float">
            <text:p>915.6339</text:p>
          </table:table-cell>
          <table:table-cell office:value-type="float" office:value="333.7047" calcext:value-type="float">
            <text:p>333.7047</text:p>
          </table:table-cell>
          <table:table-cell office:value-type="float" office:value="449.9114" calcext:value-type="float">
            <text:p>449.9114</text:p>
          </table:table-cell>
          <table:table-cell office:value-type="float" office:value="386.4128" calcext:value-type="float">
            <text:p>386.4128</text:p>
          </table:table-cell>
          <table:table-cell office:value-type="float" office:value="325.627" calcext:value-type="float">
            <text:p>325.62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1998" calcext:value-type="float">
            <text:p>26101998</text:p>
          </table:table-cell>
          <table:table-cell office:value-type="float" office:value="129.5648" calcext:value-type="float">
            <text:p>129.5648</text:p>
          </table:table-cell>
          <table:table-cell office:value-type="float" office:value="5682.829" calcext:value-type="float">
            <text:p>5682.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2.7121" calcext:value-type="float">
            <text:p>-512.7121</text:p>
          </table:table-cell>
          <table:table-cell office:value-type="float" office:value="1623.874" calcext:value-type="float">
            <text:p>1623.874</text:p>
          </table:table-cell>
          <table:table-cell office:value-type="float" office:value="0" calcext:value-type="float">
            <text:p>0</text:p>
          </table:table-cell>
          <table:table-cell office:value-type="float" office:value="78.62125" calcext:value-type="float">
            <text:p>78.62125</text:p>
          </table:table-cell>
          <table:table-cell office:value-type="float" office:value="16.93274" calcext:value-type="float">
            <text:p>16.93274</text:p>
          </table:table-cell>
          <table:table-cell office:value-type="float" office:value="-0.04179905" calcext:value-type="float">
            <text:p>-0.04179905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09959" calcext:value-type="float">
            <text:p>1.109959</text:p>
          </table:table-cell>
          <table:table-cell office:value-type="float" office:value="2.284889" calcext:value-type="float">
            <text:p>2.284889</text:p>
          </table:table-cell>
          <table:table-cell office:value-type="float" office:value="360" calcext:value-type="float">
            <text:p>360</text:p>
          </table:table-cell>
          <table:table-cell office:value-type="float" office:value="-516.2495" calcext:value-type="float">
            <text:p>-516.2495</text:p>
          </table:table-cell>
          <table:table-cell office:value-type="float" office:value="0" calcext:value-type="float">
            <text:p>0</text:p>
          </table:table-cell>
          <table:table-cell office:value-type="float" office:value="251.4198" calcext:value-type="float">
            <text:p>251.4198</text:p>
          </table:table-cell>
          <table:table-cell office:value-type="float" office:value="293.6412" calcext:value-type="float">
            <text:p>293.6412</text:p>
          </table:table-cell>
          <table:table-cell office:value-type="float" office:value="922.8004" calcext:value-type="float">
            <text:p>922.8004</text:p>
          </table:table-cell>
          <table:table-cell office:value-type="float" office:value="904.1259" calcext:value-type="float">
            <text:p>904.1259</text:p>
          </table:table-cell>
          <table:table-cell office:value-type="float" office:value="906.0314" calcext:value-type="float">
            <text:p>906.0314</text:p>
          </table:table-cell>
          <table:table-cell office:value-type="float" office:value="915.5724" calcext:value-type="float">
            <text:p>915.5724</text:p>
          </table:table-cell>
          <table:table-cell office:value-type="float" office:value="333.6857" calcext:value-type="float">
            <text:p>333.6857</text:p>
          </table:table-cell>
          <table:table-cell office:value-type="float" office:value="449.8895" calcext:value-type="float">
            <text:p>449.8895</text:p>
          </table:table-cell>
          <table:table-cell office:value-type="float" office:value="386.3976" calcext:value-type="float">
            <text:p>386.3976</text:p>
          </table:table-cell>
          <table:table-cell office:value-type="float" office:value="325.6168" calcext:value-type="float">
            <text:p>325.61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1998" calcext:value-type="float">
            <text:p>27101998</text:p>
          </table:table-cell>
          <table:table-cell office:value-type="float" office:value="129.3943" calcext:value-type="float">
            <text:p>129.3943</text:p>
          </table:table-cell>
          <table:table-cell office:value-type="float" office:value="5682.527" calcext:value-type="float">
            <text:p>5682.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3.1362" calcext:value-type="float">
            <text:p>-513.1362</text:p>
          </table:table-cell>
          <table:table-cell office:value-type="float" office:value="1623.354" calcext:value-type="float">
            <text:p>1623.354</text:p>
          </table:table-cell>
          <table:table-cell office:value-type="float" office:value="0" calcext:value-type="float">
            <text:p>0</text:p>
          </table:table-cell>
          <table:table-cell office:value-type="float" office:value="78.42743" calcext:value-type="float">
            <text:p>78.42743</text:p>
          </table:table-cell>
          <table:table-cell office:value-type="float" office:value="16.92937" calcext:value-type="float">
            <text:p>16.92937</text:p>
          </table:table-cell>
          <table:table-cell office:value-type="float" office:value="-0.0415149" calcext:value-type="float">
            <text:p>-0.0415149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10432" calcext:value-type="float">
            <text:p>1.110432</text:p>
          </table:table-cell>
          <table:table-cell office:value-type="float" office:value="2.285634" calcext:value-type="float">
            <text:p>2.285634</text:p>
          </table:table-cell>
          <table:table-cell office:value-type="float" office:value="360" calcext:value-type="float">
            <text:p>360</text:p>
          </table:table-cell>
          <table:table-cell office:value-type="float" office:value="-516.6744" calcext:value-type="float">
            <text:p>-516.6744</text:p>
          </table:table-cell>
          <table:table-cell office:value-type="float" office:value="0" calcext:value-type="float">
            <text:p>0</text:p>
          </table:table-cell>
          <table:table-cell office:value-type="float" office:value="251.4248" calcext:value-type="float">
            <text:p>251.4248</text:p>
          </table:table-cell>
          <table:table-cell office:value-type="float" office:value="293.5868" calcext:value-type="float">
            <text:p>293.5868</text:p>
          </table:table-cell>
          <table:table-cell office:value-type="float" office:value="922.6683" calcext:value-type="float">
            <text:p>922.6683</text:p>
          </table:table-cell>
          <table:table-cell office:value-type="float" office:value="904.0311" calcext:value-type="float">
            <text:p>904.0311</text:p>
          </table:table-cell>
          <table:table-cell office:value-type="float" office:value="905.9607" calcext:value-type="float">
            <text:p>905.9607</text:p>
          </table:table-cell>
          <table:table-cell office:value-type="float" office:value="915.5138" calcext:value-type="float">
            <text:p>915.5138</text:p>
          </table:table-cell>
          <table:table-cell office:value-type="float" office:value="333.6678" calcext:value-type="float">
            <text:p>333.6678</text:p>
          </table:table-cell>
          <table:table-cell office:value-type="float" office:value="449.8686" calcext:value-type="float">
            <text:p>449.8686</text:p>
          </table:table-cell>
          <table:table-cell office:value-type="float" office:value="386.383" calcext:value-type="float">
            <text:p>386.383</text:p>
          </table:table-cell>
          <table:table-cell office:value-type="float" office:value="325.6068" calcext:value-type="float">
            <text:p>325.606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1998" calcext:value-type="float">
            <text:p>28101998</text:p>
          </table:table-cell>
          <table:table-cell office:value-type="float" office:value="129.0806" calcext:value-type="float">
            <text:p>129.0806</text:p>
          </table:table-cell>
          <table:table-cell office:value-type="float" office:value="5682.243" calcext:value-type="float">
            <text:p>5682.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3.5625" calcext:value-type="float">
            <text:p>-513.5625</text:p>
          </table:table-cell>
          <table:table-cell office:value-type="float" office:value="1624.2" calcext:value-type="float">
            <text:p>1624.2</text:p>
          </table:table-cell>
          <table:table-cell office:value-type="float" office:value="0" calcext:value-type="float">
            <text:p>0</text:p>
          </table:table-cell>
          <table:table-cell office:value-type="float" office:value="78.31893" calcext:value-type="float">
            <text:p>78.31893</text:p>
          </table:table-cell>
          <table:table-cell office:value-type="float" office:value="16.81015" calcext:value-type="float">
            <text:p>16.81015</text:p>
          </table:table-cell>
          <table:table-cell office:value-type="float" office:value="-0.04138018" calcext:value-type="float">
            <text:p>-0.04138018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12813" calcext:value-type="float">
            <text:p>1.112813</text:p>
          </table:table-cell>
          <table:table-cell office:value-type="float" office:value="2.292564" calcext:value-type="float">
            <text:p>2.292564</text:p>
          </table:table-cell>
          <table:table-cell office:value-type="float" office:value="360" calcext:value-type="float">
            <text:p>360</text:p>
          </table:table-cell>
          <table:table-cell office:value-type="float" office:value="-517.1099" calcext:value-type="float">
            <text:p>-517.1099</text:p>
          </table:table-cell>
          <table:table-cell office:value-type="float" office:value="0" calcext:value-type="float">
            <text:p>0</text:p>
          </table:table-cell>
          <table:table-cell office:value-type="float" office:value="251.4398" calcext:value-type="float">
            <text:p>251.4398</text:p>
          </table:table-cell>
          <table:table-cell office:value-type="float" office:value="293.5403" calcext:value-type="float">
            <text:p>293.5403</text:p>
          </table:table-cell>
          <table:table-cell office:value-type="float" office:value="922.5288" calcext:value-type="float">
            <text:p>922.5288</text:p>
          </table:table-cell>
          <table:table-cell office:value-type="float" office:value="903.9288" calcext:value-type="float">
            <text:p>903.9288</text:p>
          </table:table-cell>
          <table:table-cell office:value-type="float" office:value="905.882" calcext:value-type="float">
            <text:p>905.882</text:p>
          </table:table-cell>
          <table:table-cell office:value-type="float" office:value="915.4493" calcext:value-type="float">
            <text:p>915.4493</text:p>
          </table:table-cell>
          <table:table-cell office:value-type="float" office:value="333.649" calcext:value-type="float">
            <text:p>333.649</text:p>
          </table:table-cell>
          <table:table-cell office:value-type="float" office:value="449.8476" calcext:value-type="float">
            <text:p>449.8476</text:p>
          </table:table-cell>
          <table:table-cell office:value-type="float" office:value="386.371" calcext:value-type="float">
            <text:p>386.371</text:p>
          </table:table-cell>
          <table:table-cell office:value-type="float" office:value="325.5969" calcext:value-type="float">
            <text:p>325.596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1998" calcext:value-type="float">
            <text:p>29101998</text:p>
          </table:table-cell>
          <table:table-cell office:value-type="float" office:value="128.8167" calcext:value-type="float">
            <text:p>128.8167</text:p>
          </table:table-cell>
          <table:table-cell office:value-type="float" office:value="5682.001" calcext:value-type="float">
            <text:p>5682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4.0645" calcext:value-type="float">
            <text:p>-514.0645</text:p>
          </table:table-cell>
          <table:table-cell office:value-type="float" office:value="1627.737" calcext:value-type="float">
            <text:p>1627.737</text:p>
          </table:table-cell>
          <table:table-cell office:value-type="float" office:value="0" calcext:value-type="float">
            <text:p>0</text:p>
          </table:table-cell>
          <table:table-cell office:value-type="float" office:value="78.21001" calcext:value-type="float">
            <text:p>78.21001</text:p>
          </table:table-cell>
          <table:table-cell office:value-type="float" office:value="16.72312" calcext:value-type="float">
            <text:p>16.72312</text:p>
          </table:table-cell>
          <table:table-cell office:value-type="float" office:value="-0.04117221" calcext:value-type="float">
            <text:p>-0.04117221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14836" calcext:value-type="float">
            <text:p>1.114836</text:p>
          </table:table-cell>
          <table:table-cell office:value-type="float" office:value="2.298614" calcext:value-type="float">
            <text:p>2.298614</text:p>
          </table:table-cell>
          <table:table-cell office:value-type="float" office:value="360" calcext:value-type="float">
            <text:p>360</text:p>
          </table:table-cell>
          <table:table-cell office:value-type="float" office:value="-517.6198" calcext:value-type="float">
            <text:p>-517.6198</text:p>
          </table:table-cell>
          <table:table-cell office:value-type="float" office:value="0" calcext:value-type="float">
            <text:p>0</text:p>
          </table:table-cell>
          <table:table-cell office:value-type="float" office:value="251.4487" calcext:value-type="float">
            <text:p>251.4487</text:p>
          </table:table-cell>
          <table:table-cell office:value-type="float" office:value="293.4983" calcext:value-type="float">
            <text:p>293.4983</text:p>
          </table:table-cell>
          <table:table-cell office:value-type="float" office:value="922.4173" calcext:value-type="float">
            <text:p>922.4173</text:p>
          </table:table-cell>
          <table:table-cell office:value-type="float" office:value="903.8393" calcext:value-type="float">
            <text:p>903.8393</text:p>
          </table:table-cell>
          <table:table-cell office:value-type="float" office:value="905.8143" calcext:value-type="float">
            <text:p>905.8143</text:p>
          </table:table-cell>
          <table:table-cell office:value-type="float" office:value="915.3929" calcext:value-type="float">
            <text:p>915.3929</text:p>
          </table:table-cell>
          <table:table-cell office:value-type="float" office:value="333.6314" calcext:value-type="float">
            <text:p>333.6314</text:p>
          </table:table-cell>
          <table:table-cell office:value-type="float" office:value="449.8269" calcext:value-type="float">
            <text:p>449.8269</text:p>
          </table:table-cell>
          <table:table-cell office:value-type="float" office:value="386.3591" calcext:value-type="float">
            <text:p>386.3591</text:p>
          </table:table-cell>
          <table:table-cell office:value-type="float" office:value="325.5871" calcext:value-type="float">
            <text:p>325.587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1998" calcext:value-type="float">
            <text:p>30101998</text:p>
          </table:table-cell>
          <table:table-cell office:value-type="float" office:value="128.5744" calcext:value-type="float">
            <text:p>128.5744</text:p>
          </table:table-cell>
          <table:table-cell office:value-type="float" office:value="5681.777" calcext:value-type="float">
            <text:p>5681.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4.5143" calcext:value-type="float">
            <text:p>-514.5143</text:p>
          </table:table-cell>
          <table:table-cell office:value-type="float" office:value="1630.47" calcext:value-type="float">
            <text:p>1630.47</text:p>
          </table:table-cell>
          <table:table-cell office:value-type="float" office:value="0" calcext:value-type="float">
            <text:p>0</text:p>
          </table:table-cell>
          <table:table-cell office:value-type="float" office:value="78.09825" calcext:value-type="float">
            <text:p>78.09825</text:p>
          </table:table-cell>
          <table:table-cell office:value-type="float" office:value="16.63811" calcext:value-type="float">
            <text:p>16.63811</text:p>
          </table:table-cell>
          <table:table-cell office:value-type="float" office:value="-0.04091195" calcext:value-type="float">
            <text:p>-0.04091195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16004" calcext:value-type="float">
            <text:p>1.116004</text:p>
          </table:table-cell>
          <table:table-cell office:value-type="float" office:value="2.301779" calcext:value-type="float">
            <text:p>2.301779</text:p>
          </table:table-cell>
          <table:table-cell office:value-type="float" office:value="360" calcext:value-type="float">
            <text:p>360</text:p>
          </table:table-cell>
          <table:table-cell office:value-type="float" office:value="-518.0737" calcext:value-type="float">
            <text:p>-518.0737</text:p>
          </table:table-cell>
          <table:table-cell office:value-type="float" office:value="0" calcext:value-type="float">
            <text:p>0</text:p>
          </table:table-cell>
          <table:table-cell office:value-type="float" office:value="251.4573" calcext:value-type="float">
            <text:p>251.4573</text:p>
          </table:table-cell>
          <table:table-cell office:value-type="float" office:value="293.4609" calcext:value-type="float">
            <text:p>293.4609</text:p>
          </table:table-cell>
          <table:table-cell office:value-type="float" office:value="922.3182" calcext:value-type="float">
            <text:p>922.3182</text:p>
          </table:table-cell>
          <table:table-cell office:value-type="float" office:value="903.758" calcext:value-type="float">
            <text:p>903.758</text:p>
          </table:table-cell>
          <table:table-cell office:value-type="float" office:value="905.7523" calcext:value-type="float">
            <text:p>905.7523</text:p>
          </table:table-cell>
          <table:table-cell office:value-type="float" office:value="915.3412" calcext:value-type="float">
            <text:p>915.3412</text:p>
          </table:table-cell>
          <table:table-cell office:value-type="float" office:value="333.6149" calcext:value-type="float">
            <text:p>333.6149</text:p>
          </table:table-cell>
          <table:table-cell office:value-type="float" office:value="449.8069" calcext:value-type="float">
            <text:p>449.8069</text:p>
          </table:table-cell>
          <table:table-cell office:value-type="float" office:value="386.3478" calcext:value-type="float">
            <text:p>386.3478</text:p>
          </table:table-cell>
          <table:table-cell office:value-type="float" office:value="325.5775" calcext:value-type="float">
            <text:p>325.577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1998" calcext:value-type="float">
            <text:p>31101998</text:p>
          </table:table-cell>
          <table:table-cell office:value-type="float" office:value="128.3832" calcext:value-type="float">
            <text:p>128.3832</text:p>
          </table:table-cell>
          <table:table-cell office:value-type="float" office:value="5681.549" calcext:value-type="float">
            <text:p>5681.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4.9088" calcext:value-type="float">
            <text:p>-514.9088</text:p>
          </table:table-cell>
          <table:table-cell office:value-type="float" office:value="1632.334" calcext:value-type="float">
            <text:p>1632.334</text:p>
          </table:table-cell>
          <table:table-cell office:value-type="float" office:value="0" calcext:value-type="float">
            <text:p>0</text:p>
          </table:table-cell>
          <table:table-cell office:value-type="float" office:value="77.95979" calcext:value-type="float">
            <text:p>77.95979</text:p>
          </table:table-cell>
          <table:table-cell office:value-type="float" office:value="16.59001" calcext:value-type="float">
            <text:p>16.59001</text:p>
          </table:table-cell>
          <table:table-cell office:value-type="float" office:value="-0.04062602" calcext:value-type="float">
            <text:p>-0.04062602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16769" calcext:value-type="float">
            <text:p>1.116769</text:p>
          </table:table-cell>
          <table:table-cell office:value-type="float" office:value="2.303588" calcext:value-type="float">
            <text:p>2.303588</text:p>
          </table:table-cell>
          <table:table-cell office:value-type="float" office:value="360" calcext:value-type="float">
            <text:p>360</text:p>
          </table:table-cell>
          <table:table-cell office:value-type="float" office:value="-518.4705" calcext:value-type="float">
            <text:p>-518.4705</text:p>
          </table:table-cell>
          <table:table-cell office:value-type="float" office:value="0" calcext:value-type="float">
            <text:p>0</text:p>
          </table:table-cell>
          <table:table-cell office:value-type="float" office:value="251.4614" calcext:value-type="float">
            <text:p>251.4614</text:p>
          </table:table-cell>
          <table:table-cell office:value-type="float" office:value="293.4243" calcext:value-type="float">
            <text:p>293.4243</text:p>
          </table:table-cell>
          <table:table-cell office:value-type="float" office:value="922.2212" calcext:value-type="float">
            <text:p>922.2212</text:p>
          </table:table-cell>
          <table:table-cell office:value-type="float" office:value="903.6801" calcext:value-type="float">
            <text:p>903.6801</text:p>
          </table:table-cell>
          <table:table-cell office:value-type="float" office:value="905.6939" calcext:value-type="float">
            <text:p>905.6939</text:p>
          </table:table-cell>
          <table:table-cell office:value-type="float" office:value="915.2914" calcext:value-type="float">
            <text:p>915.2914</text:p>
          </table:table-cell>
          <table:table-cell office:value-type="float" office:value="333.5995" calcext:value-type="float">
            <text:p>333.5995</text:p>
          </table:table-cell>
          <table:table-cell office:value-type="float" office:value="449.7878" calcext:value-type="float">
            <text:p>449.7878</text:p>
          </table:table-cell>
          <table:table-cell office:value-type="float" office:value="386.3366" calcext:value-type="float">
            <text:p>386.3366</text:p>
          </table:table-cell>
          <table:table-cell office:value-type="float" office:value="325.5678" calcext:value-type="float">
            <text:p>325.567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1998" calcext:value-type="float">
            <text:p>1111998</text:p>
          </table:table-cell>
          <table:table-cell office:value-type="float" office:value="128.224" calcext:value-type="float">
            <text:p>128.224</text:p>
          </table:table-cell>
          <table:table-cell office:value-type="float" office:value="5681.308" calcext:value-type="float">
            <text:p>5681.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5.2757" calcext:value-type="float">
            <text:p>-515.2757</text:p>
          </table:table-cell>
          <table:table-cell office:value-type="float" office:value="1633.071" calcext:value-type="float">
            <text:p>1633.071</text:p>
          </table:table-cell>
          <table:table-cell office:value-type="float" office:value="0" calcext:value-type="float">
            <text:p>0</text:p>
          </table:table-cell>
          <table:table-cell office:value-type="float" office:value="77.79803" calcext:value-type="float">
            <text:p>77.79803</text:p>
          </table:table-cell>
          <table:table-cell office:value-type="float" office:value="16.56446" calcext:value-type="float">
            <text:p>16.56446</text:p>
          </table:table-cell>
          <table:table-cell office:value-type="float" office:value="-0.04033797" calcext:value-type="float">
            <text:p>-0.04033797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17398" calcext:value-type="float">
            <text:p>1.117398</text:p>
          </table:table-cell>
          <table:table-cell office:value-type="float" office:value="2.304906" calcext:value-type="float">
            <text:p>2.304906</text:p>
          </table:table-cell>
          <table:table-cell office:value-type="float" office:value="360" calcext:value-type="float">
            <text:p>360</text:p>
          </table:table-cell>
          <table:table-cell office:value-type="float" office:value="-518.8391" calcext:value-type="float">
            <text:p>-518.8391</text:p>
          </table:table-cell>
          <table:table-cell office:value-type="float" office:value="0" calcext:value-type="float">
            <text:p>0</text:p>
          </table:table-cell>
          <table:table-cell office:value-type="float" office:value="251.469" calcext:value-type="float">
            <text:p>251.469</text:p>
          </table:table-cell>
          <table:table-cell office:value-type="float" office:value="293.3849" calcext:value-type="float">
            <text:p>293.3849</text:p>
          </table:table-cell>
          <table:table-cell office:value-type="float" office:value="922.1213" calcext:value-type="float">
            <text:p>922.1213</text:p>
          </table:table-cell>
          <table:table-cell office:value-type="float" office:value="903.6" calcext:value-type="float">
            <text:p>903.6</text:p>
          </table:table-cell>
          <table:table-cell office:value-type="float" office:value="905.6343" calcext:value-type="float">
            <text:p>905.6343</text:p>
          </table:table-cell>
          <table:table-cell office:value-type="float" office:value="915.2415" calcext:value-type="float">
            <text:p>915.2415</text:p>
          </table:table-cell>
          <table:table-cell office:value-type="float" office:value="333.584" calcext:value-type="float">
            <text:p>333.584</text:p>
          </table:table-cell>
          <table:table-cell office:value-type="float" office:value="449.7709" calcext:value-type="float">
            <text:p>449.7709</text:p>
          </table:table-cell>
          <table:table-cell office:value-type="float" office:value="386.3257" calcext:value-type="float">
            <text:p>386.3257</text:p>
          </table:table-cell>
          <table:table-cell office:value-type="float" office:value="325.5583" calcext:value-type="float">
            <text:p>325.558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1998" calcext:value-type="float">
            <text:p>2111998</text:p>
          </table:table-cell>
          <table:table-cell office:value-type="float" office:value="128.1021" calcext:value-type="float">
            <text:p>128.1021</text:p>
          </table:table-cell>
          <table:table-cell office:value-type="float" office:value="5681.081" calcext:value-type="float">
            <text:p>5681.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5.5923" calcext:value-type="float">
            <text:p>-515.5923</text:p>
          </table:table-cell>
          <table:table-cell office:value-type="float" office:value="1634.691" calcext:value-type="float">
            <text:p>1634.691</text:p>
          </table:table-cell>
          <table:table-cell office:value-type="float" office:value="0" calcext:value-type="float">
            <text:p>0</text:p>
          </table:table-cell>
          <table:table-cell office:value-type="float" office:value="77.65438" calcext:value-type="float">
            <text:p>77.65438</text:p>
          </table:table-cell>
          <table:table-cell office:value-type="float" office:value="16.55261" calcext:value-type="float">
            <text:p>16.55261</text:p>
          </table:table-cell>
          <table:table-cell office:value-type="float" office:value="-0.040047" calcext:value-type="float">
            <text:p>-0.040047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17965" calcext:value-type="float">
            <text:p>1.117965</text:p>
          </table:table-cell>
          <table:table-cell office:value-type="float" office:value="2.306014" calcext:value-type="float">
            <text:p>2.306014</text:p>
          </table:table-cell>
          <table:table-cell office:value-type="float" office:value="360" calcext:value-type="float">
            <text:p>360</text:p>
          </table:table-cell>
          <table:table-cell office:value-type="float" office:value="-519.1571" calcext:value-type="float">
            <text:p>-519.1571</text:p>
          </table:table-cell>
          <table:table-cell office:value-type="float" office:value="0" calcext:value-type="float">
            <text:p>0</text:p>
          </table:table-cell>
          <table:table-cell office:value-type="float" office:value="251.4789" calcext:value-type="float">
            <text:p>251.4789</text:p>
          </table:table-cell>
          <table:table-cell office:value-type="float" office:value="293.3519" calcext:value-type="float">
            <text:p>293.3519</text:p>
          </table:table-cell>
          <table:table-cell office:value-type="float" office:value="922.0349" calcext:value-type="float">
            <text:p>922.0349</text:p>
          </table:table-cell>
          <table:table-cell office:value-type="float" office:value="903.5283" calcext:value-type="float">
            <text:p>903.5283</text:p>
          </table:table-cell>
          <table:table-cell office:value-type="float" office:value="905.5769" calcext:value-type="float">
            <text:p>905.5769</text:p>
          </table:table-cell>
          <table:table-cell office:value-type="float" office:value="915.1939" calcext:value-type="float">
            <text:p>915.1939</text:p>
          </table:table-cell>
          <table:table-cell office:value-type="float" office:value="333.57" calcext:value-type="float">
            <text:p>333.57</text:p>
          </table:table-cell>
          <table:table-cell office:value-type="float" office:value="449.7554" calcext:value-type="float">
            <text:p>449.7554</text:p>
          </table:table-cell>
          <table:table-cell office:value-type="float" office:value="386.3149" calcext:value-type="float">
            <text:p>386.3149</text:p>
          </table:table-cell>
          <table:table-cell office:value-type="float" office:value="325.5489" calcext:value-type="float">
            <text:p>325.548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1998" calcext:value-type="float">
            <text:p>3111998</text:p>
          </table:table-cell>
          <table:table-cell office:value-type="float" office:value="127.9937" calcext:value-type="float">
            <text:p>127.9937</text:p>
          </table:table-cell>
          <table:table-cell office:value-type="float" office:value="5680.872" calcext:value-type="float">
            <text:p>5680.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5.8787" calcext:value-type="float">
            <text:p>-515.8787</text:p>
          </table:table-cell>
          <table:table-cell office:value-type="float" office:value="1637.36" calcext:value-type="float">
            <text:p>1637.36</text:p>
          </table:table-cell>
          <table:table-cell office:value-type="float" office:value="0" calcext:value-type="float">
            <text:p>0</text:p>
          </table:table-cell>
          <table:table-cell office:value-type="float" office:value="77.51393" calcext:value-type="float">
            <text:p>77.51393</text:p>
          </table:table-cell>
          <table:table-cell office:value-type="float" office:value="16.54496" calcext:value-type="float">
            <text:p>16.54496</text:p>
          </table:table-cell>
          <table:table-cell office:value-type="float" office:value="-0.03975527" calcext:value-type="float">
            <text:p>-0.03975527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18492" calcext:value-type="float">
            <text:p>1.118492</text:p>
          </table:table-cell>
          <table:table-cell office:value-type="float" office:value="2.306995" calcext:value-type="float">
            <text:p>2.306995</text:p>
          </table:table-cell>
          <table:table-cell office:value-type="float" office:value="360" calcext:value-type="float">
            <text:p>360</text:p>
          </table:table-cell>
          <table:table-cell office:value-type="float" office:value="-519.4446" calcext:value-type="float">
            <text:p>-519.4446</text:p>
          </table:table-cell>
          <table:table-cell office:value-type="float" office:value="0" calcext:value-type="float">
            <text:p>0</text:p>
          </table:table-cell>
          <table:table-cell office:value-type="float" office:value="251.4871" calcext:value-type="float">
            <text:p>251.4871</text:p>
          </table:table-cell>
          <table:table-cell office:value-type="float" office:value="293.3205" calcext:value-type="float">
            <text:p>293.3205</text:p>
          </table:table-cell>
          <table:table-cell office:value-type="float" office:value="921.9549" calcext:value-type="float">
            <text:p>921.9549</text:p>
          </table:table-cell>
          <table:table-cell office:value-type="float" office:value="903.4636" calcext:value-type="float">
            <text:p>903.4636</text:p>
          </table:table-cell>
          <table:table-cell office:value-type="float" office:value="905.5267" calcext:value-type="float">
            <text:p>905.5267</text:p>
          </table:table-cell>
          <table:table-cell office:value-type="float" office:value="915.1495" calcext:value-type="float">
            <text:p>915.1495</text:p>
          </table:table-cell>
          <table:table-cell office:value-type="float" office:value="333.5572" calcext:value-type="float">
            <text:p>333.5572</text:p>
          </table:table-cell>
          <table:table-cell office:value-type="float" office:value="449.7405" calcext:value-type="float">
            <text:p>449.7405</text:p>
          </table:table-cell>
          <table:table-cell office:value-type="float" office:value="386.3044" calcext:value-type="float">
            <text:p>386.3044</text:p>
          </table:table-cell>
          <table:table-cell office:value-type="float" office:value="325.5396" calcext:value-type="float">
            <text:p>325.539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1998" calcext:value-type="float">
            <text:p>4111998</text:p>
          </table:table-cell>
          <table:table-cell office:value-type="float" office:value="127.9078" calcext:value-type="float">
            <text:p>127.9078</text:p>
          </table:table-cell>
          <table:table-cell office:value-type="float" office:value="5680.688" calcext:value-type="float">
            <text:p>5680.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6.1252" calcext:value-type="float">
            <text:p>-516.1252</text:p>
          </table:table-cell>
          <table:table-cell office:value-type="float" office:value="1636.617" calcext:value-type="float">
            <text:p>1636.617</text:p>
          </table:table-cell>
          <table:table-cell office:value-type="float" office:value="0" calcext:value-type="float">
            <text:p>0</text:p>
          </table:table-cell>
          <table:table-cell office:value-type="float" office:value="77.39726" calcext:value-type="float">
            <text:p>77.39726</text:p>
          </table:table-cell>
          <table:table-cell office:value-type="float" office:value="16.54249" calcext:value-type="float">
            <text:p>16.54249</text:p>
          </table:table-cell>
          <table:table-cell office:value-type="float" office:value="-0.03944324" calcext:value-type="float">
            <text:p>-0.03944324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18977" calcext:value-type="float">
            <text:p>1.118977</text:p>
          </table:table-cell>
          <table:table-cell office:value-type="float" office:value="2.307963" calcext:value-type="float">
            <text:p>2.307963</text:p>
          </table:table-cell>
          <table:table-cell office:value-type="float" office:value="360" calcext:value-type="float">
            <text:p>360</text:p>
          </table:table-cell>
          <table:table-cell office:value-type="float" office:value="-519.6923" calcext:value-type="float">
            <text:p>-519.6923</text:p>
          </table:table-cell>
          <table:table-cell office:value-type="float" office:value="0" calcext:value-type="float">
            <text:p>0</text:p>
          </table:table-cell>
          <table:table-cell office:value-type="float" office:value="251.4925" calcext:value-type="float">
            <text:p>251.4925</text:p>
          </table:table-cell>
          <table:table-cell office:value-type="float" office:value="293.2954" calcext:value-type="float">
            <text:p>293.2954</text:p>
          </table:table-cell>
          <table:table-cell office:value-type="float" office:value="921.8882" calcext:value-type="float">
            <text:p>921.8882</text:p>
          </table:table-cell>
          <table:table-cell office:value-type="float" office:value="903.4059" calcext:value-type="float">
            <text:p>903.4059</text:p>
          </table:table-cell>
          <table:table-cell office:value-type="float" office:value="905.4868" calcext:value-type="float">
            <text:p>905.4868</text:p>
          </table:table-cell>
          <table:table-cell office:value-type="float" office:value="915.1123" calcext:value-type="float">
            <text:p>915.1123</text:p>
          </table:table-cell>
          <table:table-cell office:value-type="float" office:value="333.5452" calcext:value-type="float">
            <text:p>333.5452</text:p>
          </table:table-cell>
          <table:table-cell office:value-type="float" office:value="449.7261" calcext:value-type="float">
            <text:p>449.7261</text:p>
          </table:table-cell>
          <table:table-cell office:value-type="float" office:value="386.2941" calcext:value-type="float">
            <text:p>386.2941</text:p>
          </table:table-cell>
          <table:table-cell office:value-type="float" office:value="325.5304" calcext:value-type="float">
            <text:p>325.53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1998" calcext:value-type="float">
            <text:p>5111998</text:p>
          </table:table-cell>
          <table:table-cell office:value-type="float" office:value="127.8271" calcext:value-type="float">
            <text:p>127.8271</text:p>
          </table:table-cell>
          <table:table-cell office:value-type="float" office:value="5680.516" calcext:value-type="float">
            <text:p>5680.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6.3542" calcext:value-type="float">
            <text:p>-516.3542</text:p>
          </table:table-cell>
          <table:table-cell office:value-type="float" office:value="1639.136" calcext:value-type="float">
            <text:p>1639.136</text:p>
          </table:table-cell>
          <table:table-cell office:value-type="float" office:value="0" calcext:value-type="float">
            <text:p>0</text:p>
          </table:table-cell>
          <table:table-cell office:value-type="float" office:value="77.28665" calcext:value-type="float">
            <text:p>77.28665</text:p>
          </table:table-cell>
          <table:table-cell office:value-type="float" office:value="16.54019" calcext:value-type="float">
            <text:p>16.54019</text:p>
          </table:table-cell>
          <table:table-cell office:value-type="float" office:value="-0.03913947" calcext:value-type="float">
            <text:p>-0.03913947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19447" calcext:value-type="float">
            <text:p>1.119447</text:p>
          </table:table-cell>
          <table:table-cell office:value-type="float" office:value="2.308909" calcext:value-type="float">
            <text:p>2.308909</text:p>
          </table:table-cell>
          <table:table-cell office:value-type="float" office:value="360" calcext:value-type="float">
            <text:p>360</text:p>
          </table:table-cell>
          <table:table-cell office:value-type="float" office:value="-519.9224" calcext:value-type="float">
            <text:p>-519.9224</text:p>
          </table:table-cell>
          <table:table-cell office:value-type="float" office:value="0" calcext:value-type="float">
            <text:p>0</text:p>
          </table:table-cell>
          <table:table-cell office:value-type="float" office:value="251.4971" calcext:value-type="float">
            <text:p>251.4971</text:p>
          </table:table-cell>
          <table:table-cell office:value-type="float" office:value="293.2713" calcext:value-type="float">
            <text:p>293.2713</text:p>
          </table:table-cell>
          <table:table-cell office:value-type="float" office:value="921.827" calcext:value-type="float">
            <text:p>921.827</text:p>
          </table:table-cell>
          <table:table-cell office:value-type="float" office:value="903.3495" calcext:value-type="float">
            <text:p>903.3495</text:p>
          </table:table-cell>
          <table:table-cell office:value-type="float" office:value="905.451" calcext:value-type="float">
            <text:p>905.451</text:p>
          </table:table-cell>
          <table:table-cell office:value-type="float" office:value="915.0792" calcext:value-type="float">
            <text:p>915.0792</text:p>
          </table:table-cell>
          <table:table-cell office:value-type="float" office:value="333.5337" calcext:value-type="float">
            <text:p>333.5337</text:p>
          </table:table-cell>
          <table:table-cell office:value-type="float" office:value="449.7127" calcext:value-type="float">
            <text:p>449.7127</text:p>
          </table:table-cell>
          <table:table-cell office:value-type="float" office:value="386.284" calcext:value-type="float">
            <text:p>386.284</text:p>
          </table:table-cell>
          <table:table-cell office:value-type="float" office:value="325.5214" calcext:value-type="float">
            <text:p>325.521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1998" calcext:value-type="float">
            <text:p>6111998</text:p>
          </table:table-cell>
          <table:table-cell office:value-type="float" office:value="127.7523" calcext:value-type="float">
            <text:p>127.7523</text:p>
          </table:table-cell>
          <table:table-cell office:value-type="float" office:value="5680.356" calcext:value-type="float">
            <text:p>5680.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6.567" calcext:value-type="float">
            <text:p>-516.567</text:p>
          </table:table-cell>
          <table:table-cell office:value-type="float" office:value="1638.732" calcext:value-type="float">
            <text:p>1638.732</text:p>
          </table:table-cell>
          <table:table-cell office:value-type="float" office:value="0" calcext:value-type="float">
            <text:p>0</text:p>
          </table:table-cell>
          <table:table-cell office:value-type="float" office:value="77.18434" calcext:value-type="float">
            <text:p>77.18434</text:p>
          </table:table-cell>
          <table:table-cell office:value-type="float" office:value="16.53821" calcext:value-type="float">
            <text:p>16.53821</text:p>
          </table:table-cell>
          <table:table-cell office:value-type="float" office:value="-0.03882832" calcext:value-type="float">
            <text:p>-0.03882832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19908" calcext:value-type="float">
            <text:p>1.119908</text:p>
          </table:table-cell>
          <table:table-cell office:value-type="float" office:value="2.309883" calcext:value-type="float">
            <text:p>2.309883</text:p>
          </table:table-cell>
          <table:table-cell office:value-type="float" office:value="360" calcext:value-type="float">
            <text:p>360</text:p>
          </table:table-cell>
          <table:table-cell office:value-type="float" office:value="-520.1363" calcext:value-type="float">
            <text:p>-520.1363</text:p>
          </table:table-cell>
          <table:table-cell office:value-type="float" office:value="0" calcext:value-type="float">
            <text:p>0</text:p>
          </table:table-cell>
          <table:table-cell office:value-type="float" office:value="251.5" calcext:value-type="float">
            <text:p>251.5</text:p>
          </table:table-cell>
          <table:table-cell office:value-type="float" office:value="293.2489" calcext:value-type="float">
            <text:p>293.2489</text:p>
          </table:table-cell>
          <table:table-cell office:value-type="float" office:value="921.7726" calcext:value-type="float">
            <text:p>921.7726</text:p>
          </table:table-cell>
          <table:table-cell office:value-type="float" office:value="903.2984" calcext:value-type="float">
            <text:p>903.2984</text:p>
          </table:table-cell>
          <table:table-cell office:value-type="float" office:value="905.4175" calcext:value-type="float">
            <text:p>905.4175</text:p>
          </table:table-cell>
          <table:table-cell office:value-type="float" office:value="915.0477" calcext:value-type="float">
            <text:p>915.0477</text:p>
          </table:table-cell>
          <table:table-cell office:value-type="float" office:value="333.5228" calcext:value-type="float">
            <text:p>333.5228</text:p>
          </table:table-cell>
          <table:table-cell office:value-type="float" office:value="449.7004" calcext:value-type="float">
            <text:p>449.7004</text:p>
          </table:table-cell>
          <table:table-cell office:value-type="float" office:value="386.2742" calcext:value-type="float">
            <text:p>386.2742</text:p>
          </table:table-cell>
          <table:table-cell office:value-type="float" office:value="325.5125" calcext:value-type="float">
            <text:p>325.512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1998" calcext:value-type="float">
            <text:p>7111998</text:p>
          </table:table-cell>
          <table:table-cell office:value-type="float" office:value="127.6708" calcext:value-type="float">
            <text:p>127.6708</text:p>
          </table:table-cell>
          <table:table-cell office:value-type="float" office:value="5680.198" calcext:value-type="float">
            <text:p>5680.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6.7829" calcext:value-type="float">
            <text:p>-516.7829</text:p>
          </table:table-cell>
          <table:table-cell office:value-type="float" office:value="1639.586" calcext:value-type="float">
            <text:p>1639.586</text:p>
          </table:table-cell>
          <table:table-cell office:value-type="float" office:value="0" calcext:value-type="float">
            <text:p>0</text:p>
          </table:table-cell>
          <table:table-cell office:value-type="float" office:value="77.08353" calcext:value-type="float">
            <text:p>77.08353</text:p>
          </table:table-cell>
          <table:table-cell office:value-type="float" office:value="16.53574" calcext:value-type="float">
            <text:p>16.53574</text:p>
          </table:table-cell>
          <table:table-cell office:value-type="float" office:value="-0.03851839" calcext:value-type="float">
            <text:p>-0.03851839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20366" calcext:value-type="float">
            <text:p>1.120366</text:p>
          </table:table-cell>
          <table:table-cell office:value-type="float" office:value="2.310884" calcext:value-type="float">
            <text:p>2.310884</text:p>
          </table:table-cell>
          <table:table-cell office:value-type="float" office:value="360" calcext:value-type="float">
            <text:p>360</text:p>
          </table:table-cell>
          <table:table-cell office:value-type="float" office:value="-520.3534" calcext:value-type="float">
            <text:p>-520.3534</text:p>
          </table:table-cell>
          <table:table-cell office:value-type="float" office:value="0" calcext:value-type="float">
            <text:p>0</text:p>
          </table:table-cell>
          <table:table-cell office:value-type="float" office:value="251.4967" calcext:value-type="float">
            <text:p>251.4967</text:p>
          </table:table-cell>
          <table:table-cell office:value-type="float" office:value="293.2268" calcext:value-type="float">
            <text:p>293.2268</text:p>
          </table:table-cell>
          <table:table-cell office:value-type="float" office:value="921.7167" calcext:value-type="float">
            <text:p>921.7167</text:p>
          </table:table-cell>
          <table:table-cell office:value-type="float" office:value="903.2471" calcext:value-type="float">
            <text:p>903.2471</text:p>
          </table:table-cell>
          <table:table-cell office:value-type="float" office:value="905.3842" calcext:value-type="float">
            <text:p>905.3842</text:p>
          </table:table-cell>
          <table:table-cell office:value-type="float" office:value="915.017" calcext:value-type="float">
            <text:p>915.017</text:p>
          </table:table-cell>
          <table:table-cell office:value-type="float" office:value="333.5122" calcext:value-type="float">
            <text:p>333.5122</text:p>
          </table:table-cell>
          <table:table-cell office:value-type="float" office:value="449.6888" calcext:value-type="float">
            <text:p>449.6888</text:p>
          </table:table-cell>
          <table:table-cell office:value-type="float" office:value="386.265" calcext:value-type="float">
            <text:p>386.265</text:p>
          </table:table-cell>
          <table:table-cell office:value-type="float" office:value="325.5037" calcext:value-type="float">
            <text:p>325.503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1998" calcext:value-type="float">
            <text:p>8111998</text:p>
          </table:table-cell>
          <table:table-cell office:value-type="float" office:value="127.5971" calcext:value-type="float">
            <text:p>127.5971</text:p>
          </table:table-cell>
          <table:table-cell office:value-type="float" office:value="5680.044" calcext:value-type="float">
            <text:p>5680.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6.9868" calcext:value-type="float">
            <text:p>-516.9868</text:p>
          </table:table-cell>
          <table:table-cell office:value-type="float" office:value="1640.395" calcext:value-type="float">
            <text:p>1640.395</text:p>
          </table:table-cell>
          <table:table-cell office:value-type="float" office:value="0" calcext:value-type="float">
            <text:p>0</text:p>
          </table:table-cell>
          <table:table-cell office:value-type="float" office:value="76.98489" calcext:value-type="float">
            <text:p>76.98489</text:p>
          </table:table-cell>
          <table:table-cell office:value-type="float" office:value="16.53376" calcext:value-type="float">
            <text:p>16.53376</text:p>
          </table:table-cell>
          <table:table-cell office:value-type="float" office:value="-0.03820869" calcext:value-type="float">
            <text:p>-0.03820869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20824" calcext:value-type="float">
            <text:p>1.120824</text:p>
          </table:table-cell>
          <table:table-cell office:value-type="float" office:value="2.311871" calcext:value-type="float">
            <text:p>2.311871</text:p>
          </table:table-cell>
          <table:table-cell office:value-type="float" office:value="360" calcext:value-type="float">
            <text:p>360</text:p>
          </table:table-cell>
          <table:table-cell office:value-type="float" office:value="-520.5584" calcext:value-type="float">
            <text:p>-520.5584</text:p>
          </table:table-cell>
          <table:table-cell office:value-type="float" office:value="0" calcext:value-type="float">
            <text:p>0</text:p>
          </table:table-cell>
          <table:table-cell office:value-type="float" office:value="251.4964" calcext:value-type="float">
            <text:p>251.4964</text:p>
          </table:table-cell>
          <table:table-cell office:value-type="float" office:value="293.2054" calcext:value-type="float">
            <text:p>293.2054</text:p>
          </table:table-cell>
          <table:table-cell office:value-type="float" office:value="921.6638" calcext:value-type="float">
            <text:p>921.6638</text:p>
          </table:table-cell>
          <table:table-cell office:value-type="float" office:value="903.1989" calcext:value-type="float">
            <text:p>903.1989</text:p>
          </table:table-cell>
          <table:table-cell office:value-type="float" office:value="905.3522" calcext:value-type="float">
            <text:p>905.3522</text:p>
          </table:table-cell>
          <table:table-cell office:value-type="float" office:value="914.9868" calcext:value-type="float">
            <text:p>914.9868</text:p>
          </table:table-cell>
          <table:table-cell office:value-type="float" office:value="333.5023" calcext:value-type="float">
            <text:p>333.5023</text:p>
          </table:table-cell>
          <table:table-cell office:value-type="float" office:value="449.6773" calcext:value-type="float">
            <text:p>449.6773</text:p>
          </table:table-cell>
          <table:table-cell office:value-type="float" office:value="386.256" calcext:value-type="float">
            <text:p>386.256</text:p>
          </table:table-cell>
          <table:table-cell office:value-type="float" office:value="325.4951" calcext:value-type="float">
            <text:p>325.495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1998" calcext:value-type="float">
            <text:p>9111998</text:p>
          </table:table-cell>
          <table:table-cell office:value-type="float" office:value="127.5267" calcext:value-type="float">
            <text:p>127.5267</text:p>
          </table:table-cell>
          <table:table-cell office:value-type="float" office:value="5679.897" calcext:value-type="float">
            <text:p>5679.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7.1794" calcext:value-type="float">
            <text:p>-517.1794</text:p>
          </table:table-cell>
          <table:table-cell office:value-type="float" office:value="1640.981" calcext:value-type="float">
            <text:p>1640.981</text:p>
          </table:table-cell>
          <table:table-cell office:value-type="float" office:value="0" calcext:value-type="float">
            <text:p>0</text:p>
          </table:table-cell>
          <table:table-cell office:value-type="float" office:value="76.88261" calcext:value-type="float">
            <text:p>76.88261</text:p>
          </table:table-cell>
          <table:table-cell office:value-type="float" office:value="16.53147" calcext:value-type="float">
            <text:p>16.53147</text:p>
          </table:table-cell>
          <table:table-cell office:value-type="float" office:value="-0.03789718" calcext:value-type="float">
            <text:p>-0.03789718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21281" calcext:value-type="float">
            <text:p>1.121281</text:p>
          </table:table-cell>
          <table:table-cell office:value-type="float" office:value="2.31286" calcext:value-type="float">
            <text:p>2.31286</text:p>
          </table:table-cell>
          <table:table-cell office:value-type="float" office:value="360" calcext:value-type="float">
            <text:p>360</text:p>
          </table:table-cell>
          <table:table-cell office:value-type="float" office:value="-520.7522" calcext:value-type="float">
            <text:p>-520.7522</text:p>
          </table:table-cell>
          <table:table-cell office:value-type="float" office:value="0" calcext:value-type="float">
            <text:p>0</text:p>
          </table:table-cell>
          <table:table-cell office:value-type="float" office:value="251.499" calcext:value-type="float">
            <text:p>251.499</text:p>
          </table:table-cell>
          <table:table-cell office:value-type="float" office:value="293.1828" calcext:value-type="float">
            <text:p>293.1828</text:p>
          </table:table-cell>
          <table:table-cell office:value-type="float" office:value="921.61" calcext:value-type="float">
            <text:p>921.61</text:p>
          </table:table-cell>
          <table:table-cell office:value-type="float" office:value="903.1534" calcext:value-type="float">
            <text:p>903.1534</text:p>
          </table:table-cell>
          <table:table-cell office:value-type="float" office:value="905.3217" calcext:value-type="float">
            <text:p>905.3217</text:p>
          </table:table-cell>
          <table:table-cell office:value-type="float" office:value="914.9576" calcext:value-type="float">
            <text:p>914.9576</text:p>
          </table:table-cell>
          <table:table-cell office:value-type="float" office:value="333.4936" calcext:value-type="float">
            <text:p>333.4936</text:p>
          </table:table-cell>
          <table:table-cell office:value-type="float" office:value="449.6658" calcext:value-type="float">
            <text:p>449.6658</text:p>
          </table:table-cell>
          <table:table-cell office:value-type="float" office:value="386.2471" calcext:value-type="float">
            <text:p>386.2471</text:p>
          </table:table-cell>
          <table:table-cell office:value-type="float" office:value="325.4866" calcext:value-type="float">
            <text:p>325.486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1998" calcext:value-type="float">
            <text:p>10111998</text:p>
          </table:table-cell>
          <table:table-cell office:value-type="float" office:value="127.4222" calcext:value-type="float">
            <text:p>127.4222</text:p>
          </table:table-cell>
          <table:table-cell office:value-type="float" office:value="5679.747" calcext:value-type="float">
            <text:p>5679.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7.355" calcext:value-type="float">
            <text:p>-517.355</text:p>
          </table:table-cell>
          <table:table-cell office:value-type="float" office:value="1637.412" calcext:value-type="float">
            <text:p>1637.412</text:p>
          </table:table-cell>
          <table:table-cell office:value-type="float" office:value="0" calcext:value-type="float">
            <text:p>0</text:p>
          </table:table-cell>
          <table:table-cell office:value-type="float" office:value="76.78595" calcext:value-type="float">
            <text:p>76.78595</text:p>
          </table:table-cell>
          <table:table-cell office:value-type="float" office:value="16.50194" calcext:value-type="float">
            <text:p>16.50194</text:p>
          </table:table-cell>
          <table:table-cell office:value-type="float" office:value="-0.03766363" calcext:value-type="float">
            <text:p>-0.03766363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22025" calcext:value-type="float">
            <text:p>1.122025</text:p>
          </table:table-cell>
          <table:table-cell office:value-type="float" office:value="2.314628" calcext:value-type="float">
            <text:p>2.314628</text:p>
          </table:table-cell>
          <table:table-cell office:value-type="float" office:value="360" calcext:value-type="float">
            <text:p>360</text:p>
          </table:table-cell>
          <table:table-cell office:value-type="float" office:value="-520.9301" calcext:value-type="float">
            <text:p>-520.9301</text:p>
          </table:table-cell>
          <table:table-cell office:value-type="float" office:value="0" calcext:value-type="float">
            <text:p>0</text:p>
          </table:table-cell>
          <table:table-cell office:value-type="float" office:value="251.4966" calcext:value-type="float">
            <text:p>251.4966</text:p>
          </table:table-cell>
          <table:table-cell office:value-type="float" office:value="293.1636" calcext:value-type="float">
            <text:p>293.1636</text:p>
          </table:table-cell>
          <table:table-cell office:value-type="float" office:value="921.5563" calcext:value-type="float">
            <text:p>921.5563</text:p>
          </table:table-cell>
          <table:table-cell office:value-type="float" office:value="903.1041" calcext:value-type="float">
            <text:p>903.1041</text:p>
          </table:table-cell>
          <table:table-cell office:value-type="float" office:value="905.2892" calcext:value-type="float">
            <text:p>905.2892</text:p>
          </table:table-cell>
          <table:table-cell office:value-type="float" office:value="914.9279" calcext:value-type="float">
            <text:p>914.9279</text:p>
          </table:table-cell>
          <table:table-cell office:value-type="float" office:value="333.4848" calcext:value-type="float">
            <text:p>333.4848</text:p>
          </table:table-cell>
          <table:table-cell office:value-type="float" office:value="449.6541" calcext:value-type="float">
            <text:p>449.6541</text:p>
          </table:table-cell>
          <table:table-cell office:value-type="float" office:value="386.2384" calcext:value-type="float">
            <text:p>386.2384</text:p>
          </table:table-cell>
          <table:table-cell office:value-type="float" office:value="325.4782" calcext:value-type="float">
            <text:p>325.478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1998" calcext:value-type="float">
            <text:p>11111998</text:p>
          </table:table-cell>
          <table:table-cell office:value-type="float" office:value="127.2175" calcext:value-type="float">
            <text:p>127.2175</text:p>
          </table:table-cell>
          <table:table-cell office:value-type="float" office:value="5679.598" calcext:value-type="float">
            <text:p>5679.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7.6242" calcext:value-type="float">
            <text:p>-517.6242</text:p>
          </table:table-cell>
          <table:table-cell office:value-type="float" office:value="1638.032" calcext:value-type="float">
            <text:p>1638.032</text:p>
          </table:table-cell>
          <table:table-cell office:value-type="float" office:value="0" calcext:value-type="float">
            <text:p>0</text:p>
          </table:table-cell>
          <table:table-cell office:value-type="float" office:value="76.70987" calcext:value-type="float">
            <text:p>76.70987</text:p>
          </table:table-cell>
          <table:table-cell office:value-type="float" office:value="16.41125" calcext:value-type="float">
            <text:p>16.41125</text:p>
          </table:table-cell>
          <table:table-cell office:value-type="float" office:value="-0.03752098" calcext:value-type="float">
            <text:p>-0.03752098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24575" calcext:value-type="float">
            <text:p>1.124575</text:p>
          </table:table-cell>
          <table:table-cell office:value-type="float" office:value="2.323334" calcext:value-type="float">
            <text:p>2.323334</text:p>
          </table:table-cell>
          <table:table-cell office:value-type="float" office:value="360" calcext:value-type="float">
            <text:p>360</text:p>
          </table:table-cell>
          <table:table-cell office:value-type="float" office:value="-521.2103" calcext:value-type="float">
            <text:p>-521.2103</text:p>
          </table:table-cell>
          <table:table-cell office:value-type="float" office:value="0" calcext:value-type="float">
            <text:p>0</text:p>
          </table:table-cell>
          <table:table-cell office:value-type="float" office:value="251.5036" calcext:value-type="float">
            <text:p>251.5036</text:p>
          </table:table-cell>
          <table:table-cell office:value-type="float" office:value="293.1361" calcext:value-type="float">
            <text:p>293.1361</text:p>
          </table:table-cell>
          <table:table-cell office:value-type="float" office:value="921.4814" calcext:value-type="float">
            <text:p>921.4814</text:p>
          </table:table-cell>
          <table:table-cell office:value-type="float" office:value="903.0436" calcext:value-type="float">
            <text:p>903.0436</text:p>
          </table:table-cell>
          <table:table-cell office:value-type="float" office:value="905.2537" calcext:value-type="float">
            <text:p>905.2537</text:p>
          </table:table-cell>
          <table:table-cell office:value-type="float" office:value="914.8959" calcext:value-type="float">
            <text:p>914.8959</text:p>
          </table:table-cell>
          <table:table-cell office:value-type="float" office:value="333.4744" calcext:value-type="float">
            <text:p>333.4744</text:p>
          </table:table-cell>
          <table:table-cell office:value-type="float" office:value="449.6427" calcext:value-type="float">
            <text:p>449.6427</text:p>
          </table:table-cell>
          <table:table-cell office:value-type="float" office:value="386.2298" calcext:value-type="float">
            <text:p>386.2298</text:p>
          </table:table-cell>
          <table:table-cell office:value-type="float" office:value="325.47" calcext:value-type="float">
            <text:p>325.4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1998" calcext:value-type="float">
            <text:p>12111998</text:p>
          </table:table-cell>
          <table:table-cell office:value-type="float" office:value="127.0478" calcext:value-type="float">
            <text:p>127.0478</text:p>
          </table:table-cell>
          <table:table-cell office:value-type="float" office:value="5679.456" calcext:value-type="float">
            <text:p>5679.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7.9119" calcext:value-type="float">
            <text:p>-517.9119</text:p>
          </table:table-cell>
          <table:table-cell office:value-type="float" office:value="1641.106" calcext:value-type="float">
            <text:p>1641.106</text:p>
          </table:table-cell>
          <table:table-cell office:value-type="float" office:value="0" calcext:value-type="float">
            <text:p>0</text:p>
          </table:table-cell>
          <table:table-cell office:value-type="float" office:value="76.62785" calcext:value-type="float">
            <text:p>76.62785</text:p>
          </table:table-cell>
          <table:table-cell office:value-type="float" office:value="16.34082" calcext:value-type="float">
            <text:p>16.34082</text:p>
          </table:table-cell>
          <table:table-cell office:value-type="float" office:value="-0.03732814" calcext:value-type="float">
            <text:p>-0.03732814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26546" calcext:value-type="float">
            <text:p>1.126546</text:p>
          </table:table-cell>
          <table:table-cell office:value-type="float" office:value="2.329367" calcext:value-type="float">
            <text:p>2.329367</text:p>
          </table:table-cell>
          <table:table-cell office:value-type="float" office:value="360" calcext:value-type="float">
            <text:p>360</text:p>
          </table:table-cell>
          <table:table-cell office:value-type="float" office:value="-521.5059" calcext:value-type="float">
            <text:p>-521.5059</text:p>
          </table:table-cell>
          <table:table-cell office:value-type="float" office:value="0" calcext:value-type="float">
            <text:p>0</text:p>
          </table:table-cell>
          <table:table-cell office:value-type="float" office:value="251.5099" calcext:value-type="float">
            <text:p>251.5099</text:p>
          </table:table-cell>
          <table:table-cell office:value-type="float" office:value="293.1119" calcext:value-type="float">
            <text:p>293.1119</text:p>
          </table:table-cell>
          <table:table-cell office:value-type="float" office:value="921.4185" calcext:value-type="float">
            <text:p>921.4185</text:p>
          </table:table-cell>
          <table:table-cell office:value-type="float" office:value="902.9872" calcext:value-type="float">
            <text:p>902.9872</text:p>
          </table:table-cell>
          <table:table-cell office:value-type="float" office:value="905.2187" calcext:value-type="float">
            <text:p>905.2187</text:p>
          </table:table-cell>
          <table:table-cell office:value-type="float" office:value="914.8644" calcext:value-type="float">
            <text:p>914.8644</text:p>
          </table:table-cell>
          <table:table-cell office:value-type="float" office:value="333.4638" calcext:value-type="float">
            <text:p>333.4638</text:p>
          </table:table-cell>
          <table:table-cell office:value-type="float" office:value="449.6316" calcext:value-type="float">
            <text:p>449.6316</text:p>
          </table:table-cell>
          <table:table-cell office:value-type="float" office:value="386.2213" calcext:value-type="float">
            <text:p>386.2213</text:p>
          </table:table-cell>
          <table:table-cell office:value-type="float" office:value="325.4619" calcext:value-type="float">
            <text:p>325.461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1998" calcext:value-type="float">
            <text:p>13111998</text:p>
          </table:table-cell>
          <table:table-cell office:value-type="float" office:value="126.945" calcext:value-type="float">
            <text:p>126.945</text:p>
          </table:table-cell>
          <table:table-cell office:value-type="float" office:value="5679.333" calcext:value-type="float">
            <text:p>5679.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8.1243" calcext:value-type="float">
            <text:p>-518.1243</text:p>
          </table:table-cell>
          <table:table-cell office:value-type="float" office:value="1642.857" calcext:value-type="float">
            <text:p>1642.857</text:p>
          </table:table-cell>
          <table:table-cell office:value-type="float" office:value="0" calcext:value-type="float">
            <text:p>0</text:p>
          </table:table-cell>
          <table:table-cell office:value-type="float" office:value="76.54066" calcext:value-type="float">
            <text:p>76.54066</text:p>
          </table:table-cell>
          <table:table-cell office:value-type="float" office:value="16.30582" calcext:value-type="float">
            <text:p>16.30582</text:p>
          </table:table-cell>
          <table:table-cell office:value-type="float" office:value="-0.03709073" calcext:value-type="float">
            <text:p>-0.03709073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27758" calcext:value-type="float">
            <text:p>1.127758</text:p>
          </table:table-cell>
          <table:table-cell office:value-type="float" office:value="2.33278" calcext:value-type="float">
            <text:p>2.33278</text:p>
          </table:table-cell>
          <table:table-cell office:value-type="float" office:value="360" calcext:value-type="float">
            <text:p>360</text:p>
          </table:table-cell>
          <table:table-cell office:value-type="float" office:value="-521.7227" calcext:value-type="float">
            <text:p>-521.7227</text:p>
          </table:table-cell>
          <table:table-cell office:value-type="float" office:value="0" calcext:value-type="float">
            <text:p>0</text:p>
          </table:table-cell>
          <table:table-cell office:value-type="float" office:value="251.5138" calcext:value-type="float">
            <text:p>251.5138</text:p>
          </table:table-cell>
          <table:table-cell office:value-type="float" office:value="293.0961" calcext:value-type="float">
            <text:p>293.0961</text:p>
          </table:table-cell>
          <table:table-cell office:value-type="float" office:value="921.373" calcext:value-type="float">
            <text:p>921.373</text:p>
          </table:table-cell>
          <table:table-cell office:value-type="float" office:value="902.9482" calcext:value-type="float">
            <text:p>902.9482</text:p>
          </table:table-cell>
          <table:table-cell office:value-type="float" office:value="905.1899" calcext:value-type="float">
            <text:p>905.1899</text:p>
          </table:table-cell>
          <table:table-cell office:value-type="float" office:value="914.836" calcext:value-type="float">
            <text:p>914.836</text:p>
          </table:table-cell>
          <table:table-cell office:value-type="float" office:value="333.4551" calcext:value-type="float">
            <text:p>333.4551</text:p>
          </table:table-cell>
          <table:table-cell office:value-type="float" office:value="449.6202" calcext:value-type="float">
            <text:p>449.6202</text:p>
          </table:table-cell>
          <table:table-cell office:value-type="float" office:value="386.2128" calcext:value-type="float">
            <text:p>386.2128</text:p>
          </table:table-cell>
          <table:table-cell office:value-type="float" office:value="325.4541" calcext:value-type="float">
            <text:p>325.454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1998" calcext:value-type="float">
            <text:p>14111998</text:p>
          </table:table-cell>
          <table:table-cell office:value-type="float" office:value="126.8141" calcext:value-type="float">
            <text:p>126.8141</text:p>
          </table:table-cell>
          <table:table-cell office:value-type="float" office:value="5679.219" calcext:value-type="float">
            <text:p>5679.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8.3172" calcext:value-type="float">
            <text:p>-518.3172</text:p>
          </table:table-cell>
          <table:table-cell office:value-type="float" office:value="1642.209" calcext:value-type="float">
            <text:p>1642.209</text:p>
          </table:table-cell>
          <table:table-cell office:value-type="float" office:value="0" calcext:value-type="float">
            <text:p>0</text:p>
          </table:table-cell>
          <table:table-cell office:value-type="float" office:value="76.45679" calcext:value-type="float">
            <text:p>76.45679</text:p>
          </table:table-cell>
          <table:table-cell office:value-type="float" office:value="16.24345" calcext:value-type="float">
            <text:p>16.24345</text:p>
          </table:table-cell>
          <table:table-cell office:value-type="float" office:value="-0.03686007" calcext:value-type="float">
            <text:p>-0.03686007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2878" calcext:value-type="float">
            <text:p>1.12878</text:p>
          </table:table-cell>
          <table:table-cell office:value-type="float" office:value="2.335413" calcext:value-type="float">
            <text:p>2.335413</text:p>
          </table:table-cell>
          <table:table-cell office:value-type="float" office:value="360" calcext:value-type="float">
            <text:p>360</text:p>
          </table:table-cell>
          <table:table-cell office:value-type="float" office:value="-521.9189" calcext:value-type="float">
            <text:p>-521.9189</text:p>
          </table:table-cell>
          <table:table-cell office:value-type="float" office:value="0" calcext:value-type="float">
            <text:p>0</text:p>
          </table:table-cell>
          <table:table-cell office:value-type="float" office:value="251.52" calcext:value-type="float">
            <text:p>251.52</text:p>
          </table:table-cell>
          <table:table-cell office:value-type="float" office:value="293.0813" calcext:value-type="float">
            <text:p>293.0813</text:p>
          </table:table-cell>
          <table:table-cell office:value-type="float" office:value="921.3276" calcext:value-type="float">
            <text:p>921.3276</text:p>
          </table:table-cell>
          <table:table-cell office:value-type="float" office:value="902.9091" calcext:value-type="float">
            <text:p>902.9091</text:p>
          </table:table-cell>
          <table:table-cell office:value-type="float" office:value="905.162" calcext:value-type="float">
            <text:p>905.162</text:p>
          </table:table-cell>
          <table:table-cell office:value-type="float" office:value="914.8104" calcext:value-type="float">
            <text:p>914.8104</text:p>
          </table:table-cell>
          <table:table-cell office:value-type="float" office:value="333.4474" calcext:value-type="float">
            <text:p>333.4474</text:p>
          </table:table-cell>
          <table:table-cell office:value-type="float" office:value="449.6094" calcext:value-type="float">
            <text:p>449.6094</text:p>
          </table:table-cell>
          <table:table-cell office:value-type="float" office:value="386.2045" calcext:value-type="float">
            <text:p>386.2045</text:p>
          </table:table-cell>
          <table:table-cell office:value-type="float" office:value="325.4462" calcext:value-type="float">
            <text:p>325.446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1998" calcext:value-type="float">
            <text:p>15111998</text:p>
          </table:table-cell>
          <table:table-cell office:value-type="float" office:value="126.637" calcext:value-type="float">
            <text:p>126.637</text:p>
          </table:table-cell>
          <table:table-cell office:value-type="float" office:value="5679.097" calcext:value-type="float">
            <text:p>5679.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8.5679" calcext:value-type="float">
            <text:p>-518.5679</text:p>
          </table:table-cell>
          <table:table-cell office:value-type="float" office:value="1643.621" calcext:value-type="float">
            <text:p>1643.621</text:p>
          </table:table-cell>
          <table:table-cell office:value-type="float" office:value="0" calcext:value-type="float">
            <text:p>0</text:p>
          </table:table-cell>
          <table:table-cell office:value-type="float" office:value="76.38594" calcext:value-type="float">
            <text:p>76.38594</text:p>
          </table:table-cell>
          <table:table-cell office:value-type="float" office:value="16.15875" calcext:value-type="float">
            <text:p>16.15875</text:p>
          </table:table-cell>
          <table:table-cell office:value-type="float" office:value="-0.03667485" calcext:value-type="float">
            <text:p>-0.03667485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30803" calcext:value-type="float">
            <text:p>1.130803</text:p>
          </table:table-cell>
          <table:table-cell office:value-type="float" office:value="2.341146" calcext:value-type="float">
            <text:p>2.341146</text:p>
          </table:table-cell>
          <table:table-cell office:value-type="float" office:value="360" calcext:value-type="float">
            <text:p>360</text:p>
          </table:table-cell>
          <table:table-cell office:value-type="float" office:value="-522.1772" calcext:value-type="float">
            <text:p>-522.1772</text:p>
          </table:table-cell>
          <table:table-cell office:value-type="float" office:value="0" calcext:value-type="float">
            <text:p>0</text:p>
          </table:table-cell>
          <table:table-cell office:value-type="float" office:value="251.5281" calcext:value-type="float">
            <text:p>251.5281</text:p>
          </table:table-cell>
          <table:table-cell office:value-type="float" office:value="293.0591" calcext:value-type="float">
            <text:p>293.0591</text:p>
          </table:table-cell>
          <table:table-cell office:value-type="float" office:value="921.2708" calcext:value-type="float">
            <text:p>921.2708</text:p>
          </table:table-cell>
          <table:table-cell office:value-type="float" office:value="902.8594" calcext:value-type="float">
            <text:p>902.8594</text:p>
          </table:table-cell>
          <table:table-cell office:value-type="float" office:value="905.1308" calcext:value-type="float">
            <text:p>905.1308</text:p>
          </table:table-cell>
          <table:table-cell office:value-type="float" office:value="914.782" calcext:value-type="float">
            <text:p>914.782</text:p>
          </table:table-cell>
          <table:table-cell office:value-type="float" office:value="333.4395" calcext:value-type="float">
            <text:p>333.4395</text:p>
          </table:table-cell>
          <table:table-cell office:value-type="float" office:value="449.5988" calcext:value-type="float">
            <text:p>449.5988</text:p>
          </table:table-cell>
          <table:table-cell office:value-type="float" office:value="386.1963" calcext:value-type="float">
            <text:p>386.1963</text:p>
          </table:table-cell>
          <table:table-cell office:value-type="float" office:value="325.4384" calcext:value-type="float">
            <text:p>325.438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1998" calcext:value-type="float">
            <text:p>16111998</text:p>
          </table:table-cell>
          <table:table-cell office:value-type="float" office:value="126.5397" calcext:value-type="float">
            <text:p>126.5397</text:p>
          </table:table-cell>
          <table:table-cell office:value-type="float" office:value="5678.984" calcext:value-type="float">
            <text:p>5678.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8.7654" calcext:value-type="float">
            <text:p>-518.7654</text:p>
          </table:table-cell>
          <table:table-cell office:value-type="float" office:value="1645.593" calcext:value-type="float">
            <text:p>1645.593</text:p>
          </table:table-cell>
          <table:table-cell office:value-type="float" office:value="0" calcext:value-type="float">
            <text:p>0</text:p>
          </table:table-cell>
          <table:table-cell office:value-type="float" office:value="76.30236" calcext:value-type="float">
            <text:p>76.30236</text:p>
          </table:table-cell>
          <table:table-cell office:value-type="float" office:value="16.12345" calcext:value-type="float">
            <text:p>16.12345</text:p>
          </table:table-cell>
          <table:table-cell office:value-type="float" office:value="-0.03643784" calcext:value-type="float">
            <text:p>-0.03643784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32071" calcext:value-type="float">
            <text:p>1.132071</text:p>
          </table:table-cell>
          <table:table-cell office:value-type="float" office:value="2.344553" calcext:value-type="float">
            <text:p>2.344553</text:p>
          </table:table-cell>
          <table:table-cell office:value-type="float" office:value="360" calcext:value-type="float">
            <text:p>360</text:p>
          </table:table-cell>
          <table:table-cell office:value-type="float" office:value="-522.3792" calcext:value-type="float">
            <text:p>-522.3792</text:p>
          </table:table-cell>
          <table:table-cell office:value-type="float" office:value="0" calcext:value-type="float">
            <text:p>0</text:p>
          </table:table-cell>
          <table:table-cell office:value-type="float" office:value="251.5324" calcext:value-type="float">
            <text:p>251.5324</text:p>
          </table:table-cell>
          <table:table-cell office:value-type="float" office:value="293.0433" calcext:value-type="float">
            <text:p>293.0433</text:p>
          </table:table-cell>
          <table:table-cell office:value-type="float" office:value="921.2299" calcext:value-type="float">
            <text:p>921.2299</text:p>
          </table:table-cell>
          <table:table-cell office:value-type="float" office:value="902.8246" calcext:value-type="float">
            <text:p>902.8246</text:p>
          </table:table-cell>
          <table:table-cell office:value-type="float" office:value="905.1041" calcext:value-type="float">
            <text:p>905.1041</text:p>
          </table:table-cell>
          <table:table-cell office:value-type="float" office:value="914.7566" calcext:value-type="float">
            <text:p>914.7566</text:p>
          </table:table-cell>
          <table:table-cell office:value-type="float" office:value="333.4318" calcext:value-type="float">
            <text:p>333.4318</text:p>
          </table:table-cell>
          <table:table-cell office:value-type="float" office:value="449.5882" calcext:value-type="float">
            <text:p>449.5882</text:p>
          </table:table-cell>
          <table:table-cell office:value-type="float" office:value="386.1881" calcext:value-type="float">
            <text:p>386.1881</text:p>
          </table:table-cell>
          <table:table-cell office:value-type="float" office:value="325.4308" calcext:value-type="float">
            <text:p>325.430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1998" calcext:value-type="float">
            <text:p>17111998</text:p>
          </table:table-cell>
          <table:table-cell office:value-type="float" office:value="126.4738" calcext:value-type="float">
            <text:p>126.4738</text:p>
          </table:table-cell>
          <table:table-cell office:value-type="float" office:value="5678.879" calcext:value-type="float">
            <text:p>5678.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8.9185" calcext:value-type="float">
            <text:p>-518.9185</text:p>
          </table:table-cell>
          <table:table-cell office:value-type="float" office:value="1646.808" calcext:value-type="float">
            <text:p>1646.808</text:p>
          </table:table-cell>
          <table:table-cell office:value-type="float" office:value="0" calcext:value-type="float">
            <text:p>0</text:p>
          </table:table-cell>
          <table:table-cell office:value-type="float" office:value="76.21397" calcext:value-type="float">
            <text:p>76.21397</text:p>
          </table:table-cell>
          <table:table-cell office:value-type="float" office:value="16.10587" calcext:value-type="float">
            <text:p>16.10587</text:p>
          </table:table-cell>
          <table:table-cell office:value-type="float" office:value="-0.03617263" calcext:value-type="float">
            <text:p>-0.03617263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32901" calcext:value-type="float">
            <text:p>1.132901</text:p>
          </table:table-cell>
          <table:table-cell office:value-type="float" office:value="2.346693" calcext:value-type="float">
            <text:p>2.346693</text:p>
          </table:table-cell>
          <table:table-cell office:value-type="float" office:value="360" calcext:value-type="float">
            <text:p>360</text:p>
          </table:table-cell>
          <table:table-cell office:value-type="float" office:value="-522.5349" calcext:value-type="float">
            <text:p>-522.5349</text:p>
          </table:table-cell>
          <table:table-cell office:value-type="float" office:value="0" calcext:value-type="float">
            <text:p>0</text:p>
          </table:table-cell>
          <table:table-cell office:value-type="float" office:value="251.5364" calcext:value-type="float">
            <text:p>251.5364</text:p>
          </table:table-cell>
          <table:table-cell office:value-type="float" office:value="293.0301" calcext:value-type="float">
            <text:p>293.0301</text:p>
          </table:table-cell>
          <table:table-cell office:value-type="float" office:value="921.1925" calcext:value-type="float">
            <text:p>921.1925</text:p>
          </table:table-cell>
          <table:table-cell office:value-type="float" office:value="902.7967" calcext:value-type="float">
            <text:p>902.7967</text:p>
          </table:table-cell>
          <table:table-cell office:value-type="float" office:value="905.0801" calcext:value-type="float">
            <text:p>905.0801</text:p>
          </table:table-cell>
          <table:table-cell office:value-type="float" office:value="914.7337" calcext:value-type="float">
            <text:p>914.7337</text:p>
          </table:table-cell>
          <table:table-cell office:value-type="float" office:value="333.425" calcext:value-type="float">
            <text:p>333.425</text:p>
          </table:table-cell>
          <table:table-cell office:value-type="float" office:value="449.578" calcext:value-type="float">
            <text:p>449.578</text:p>
          </table:table-cell>
          <table:table-cell office:value-type="float" office:value="386.1801" calcext:value-type="float">
            <text:p>386.1801</text:p>
          </table:table-cell>
          <table:table-cell office:value-type="float" office:value="325.4232" calcext:value-type="float">
            <text:p>325.423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1998" calcext:value-type="float">
            <text:p>18111998</text:p>
          </table:table-cell>
          <table:table-cell office:value-type="float" office:value="126.4227" calcext:value-type="float">
            <text:p>126.4227</text:p>
          </table:table-cell>
          <table:table-cell office:value-type="float" office:value="5678.786" calcext:value-type="float">
            <text:p>5678.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9.0445" calcext:value-type="float">
            <text:p>-519.0445</text:p>
          </table:table-cell>
          <table:table-cell office:value-type="float" office:value="1647.148" calcext:value-type="float">
            <text:p>1647.148</text:p>
          </table:table-cell>
          <table:table-cell office:value-type="float" office:value="0" calcext:value-type="float">
            <text:p>0</text:p>
          </table:table-cell>
          <table:table-cell office:value-type="float" office:value="76.13155" calcext:value-type="float">
            <text:p>76.13155</text:p>
          </table:table-cell>
          <table:table-cell office:value-type="float" office:value="16.09441" calcext:value-type="float">
            <text:p>16.09441</text:p>
          </table:table-cell>
          <table:table-cell office:value-type="float" office:value="-0.03590823" calcext:value-type="float">
            <text:p>-0.03590823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33506" calcext:value-type="float">
            <text:p>1.133506</text:p>
          </table:table-cell>
          <table:table-cell office:value-type="float" office:value="2.348209" calcext:value-type="float">
            <text:p>2.348209</text:p>
          </table:table-cell>
          <table:table-cell office:value-type="float" office:value="360" calcext:value-type="float">
            <text:p>360</text:p>
          </table:table-cell>
          <table:table-cell office:value-type="float" office:value="-522.6628" calcext:value-type="float">
            <text:p>-522.6628</text:p>
          </table:table-cell>
          <table:table-cell office:value-type="float" office:value="0" calcext:value-type="float">
            <text:p>0</text:p>
          </table:table-cell>
          <table:table-cell office:value-type="float" office:value="251.5401" calcext:value-type="float">
            <text:p>251.5401</text:p>
          </table:table-cell>
          <table:table-cell office:value-type="float" office:value="293.0196" calcext:value-type="float">
            <text:p>293.0196</text:p>
          </table:table-cell>
          <table:table-cell office:value-type="float" office:value="921.1611" calcext:value-type="float">
            <text:p>921.1611</text:p>
          </table:table-cell>
          <table:table-cell office:value-type="float" office:value="902.7742" calcext:value-type="float">
            <text:p>902.7742</text:p>
          </table:table-cell>
          <table:table-cell office:value-type="float" office:value="905.0603" calcext:value-type="float">
            <text:p>905.0603</text:p>
          </table:table-cell>
          <table:table-cell office:value-type="float" office:value="914.7128" calcext:value-type="float">
            <text:p>914.7128</text:p>
          </table:table-cell>
          <table:table-cell office:value-type="float" office:value="333.4186" calcext:value-type="float">
            <text:p>333.4186</text:p>
          </table:table-cell>
          <table:table-cell office:value-type="float" office:value="449.5687" calcext:value-type="float">
            <text:p>449.5687</text:p>
          </table:table-cell>
          <table:table-cell office:value-type="float" office:value="386.1723" calcext:value-type="float">
            <text:p>386.1723</text:p>
          </table:table-cell>
          <table:table-cell office:value-type="float" office:value="325.4158" calcext:value-type="float">
            <text:p>325.415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1998" calcext:value-type="float">
            <text:p>19111998</text:p>
          </table:table-cell>
          <table:table-cell office:value-type="float" office:value="126.3694" calcext:value-type="float">
            <text:p>126.3694</text:p>
          </table:table-cell>
          <table:table-cell office:value-type="float" office:value="5678.702" calcext:value-type="float">
            <text:p>5678.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9.1608" calcext:value-type="float">
            <text:p>-519.1608</text:p>
          </table:table-cell>
          <table:table-cell office:value-type="float" office:value="1647.572" calcext:value-type="float">
            <text:p>1647.572</text:p>
          </table:table-cell>
          <table:table-cell office:value-type="float" office:value="0" calcext:value-type="float">
            <text:p>0</text:p>
          </table:table-cell>
          <table:table-cell office:value-type="float" office:value="76.04507" calcext:value-type="float">
            <text:p>76.04507</text:p>
          </table:table-cell>
          <table:table-cell office:value-type="float" office:value="16.08072" calcext:value-type="float">
            <text:p>16.08072</text:p>
          </table:table-cell>
          <table:table-cell office:value-type="float" office:value="-0.03564378" calcext:value-type="float">
            <text:p>-0.03564378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34031" calcext:value-type="float">
            <text:p>1.134031</text:p>
          </table:table-cell>
          <table:table-cell office:value-type="float" office:value="2.349546" calcext:value-type="float">
            <text:p>2.349546</text:p>
          </table:table-cell>
          <table:table-cell office:value-type="float" office:value="360" calcext:value-type="float">
            <text:p>360</text:p>
          </table:table-cell>
          <table:table-cell office:value-type="float" office:value="-522.7807" calcext:value-type="float">
            <text:p>-522.7807</text:p>
          </table:table-cell>
          <table:table-cell office:value-type="float" office:value="0" calcext:value-type="float">
            <text:p>0</text:p>
          </table:table-cell>
          <table:table-cell office:value-type="float" office:value="251.544" calcext:value-type="float">
            <text:p>251.544</text:p>
          </table:table-cell>
          <table:table-cell office:value-type="float" office:value="293.0079" calcext:value-type="float">
            <text:p>293.0079</text:p>
          </table:table-cell>
          <table:table-cell office:value-type="float" office:value="921.1293" calcext:value-type="float">
            <text:p>921.1293</text:p>
          </table:table-cell>
          <table:table-cell office:value-type="float" office:value="902.7518" calcext:value-type="float">
            <text:p>902.7518</text:p>
          </table:table-cell>
          <table:table-cell office:value-type="float" office:value="905.0463" calcext:value-type="float">
            <text:p>905.0463</text:p>
          </table:table-cell>
          <table:table-cell office:value-type="float" office:value="914.6927" calcext:value-type="float">
            <text:p>914.6927</text:p>
          </table:table-cell>
          <table:table-cell office:value-type="float" office:value="333.4127" calcext:value-type="float">
            <text:p>333.4127</text:p>
          </table:table-cell>
          <table:table-cell office:value-type="float" office:value="449.5602" calcext:value-type="float">
            <text:p>449.5602</text:p>
          </table:table-cell>
          <table:table-cell office:value-type="float" office:value="386.1646" calcext:value-type="float">
            <text:p>386.1646</text:p>
          </table:table-cell>
          <table:table-cell office:value-type="float" office:value="325.4106" calcext:value-type="float">
            <text:p>325.410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1998" calcext:value-type="float">
            <text:p>20111998</text:p>
          </table:table-cell>
          <table:table-cell office:value-type="float" office:value="126.2904" calcext:value-type="float">
            <text:p>126.2904</text:p>
          </table:table-cell>
          <table:table-cell office:value-type="float" office:value="5678.628" calcext:value-type="float">
            <text:p>5678.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9.2946" calcext:value-type="float">
            <text:p>-519.2946</text:p>
          </table:table-cell>
          <table:table-cell office:value-type="float" office:value="1648.109" calcext:value-type="float">
            <text:p>1648.109</text:p>
          </table:table-cell>
          <table:table-cell office:value-type="float" office:value="0" calcext:value-type="float">
            <text:p>0</text:p>
          </table:table-cell>
          <table:table-cell office:value-type="float" office:value="75.96938" calcext:value-type="float">
            <text:p>75.96938</text:p>
          </table:table-cell>
          <table:table-cell office:value-type="float" office:value="8.022864" calcext:value-type="float">
            <text:p>8.022864</text:p>
          </table:table-cell>
          <table:table-cell office:value-type="float" office:value="-0.03538608" calcext:value-type="float">
            <text:p>-0.03538608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3456" calcext:value-type="float">
            <text:p>1.13456</text:p>
          </table:table-cell>
          <table:table-cell office:value-type="float" office:value="2.351312" calcext:value-type="float">
            <text:p>2.351312</text:p>
          </table:table-cell>
          <table:table-cell office:value-type="float" office:value="360" calcext:value-type="float">
            <text:p>360</text:p>
          </table:table-cell>
          <table:table-cell office:value-type="float" office:value="-522.9166" calcext:value-type="float">
            <text:p>-522.9166</text:p>
          </table:table-cell>
          <table:table-cell office:value-type="float" office:value="0" calcext:value-type="float">
            <text:p>0</text:p>
          </table:table-cell>
          <table:table-cell office:value-type="float" office:value="222.4284" calcext:value-type="float">
            <text:p>222.4284</text:p>
          </table:table-cell>
          <table:table-cell office:value-type="float" office:value="291.4776" calcext:value-type="float">
            <text:p>291.4776</text:p>
          </table:table-cell>
          <table:table-cell office:value-type="float" office:value="943.8116" calcext:value-type="float">
            <text:p>943.8116</text:p>
          </table:table-cell>
          <table:table-cell office:value-type="float" office:value="918.6791" calcext:value-type="float">
            <text:p>918.6791</text:p>
          </table:table-cell>
          <table:table-cell office:value-type="float" office:value="905.0335" calcext:value-type="float">
            <text:p>905.0335</text:p>
          </table:table-cell>
          <table:table-cell office:value-type="float" office:value="914.6731" calcext:value-type="float">
            <text:p>914.6731</text:p>
          </table:table-cell>
          <table:table-cell office:value-type="float" office:value="333.4071" calcext:value-type="float">
            <text:p>333.4071</text:p>
          </table:table-cell>
          <table:table-cell office:value-type="float" office:value="449.5518" calcext:value-type="float">
            <text:p>449.5518</text:p>
          </table:table-cell>
          <table:table-cell office:value-type="float" office:value="386.1572" calcext:value-type="float">
            <text:p>386.1572</text:p>
          </table:table-cell>
          <table:table-cell office:value-type="float" office:value="325.4062" calcext:value-type="float">
            <text:p>325.406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1998" calcext:value-type="float">
            <text:p>21111998</text:p>
          </table:table-cell>
          <table:table-cell office:value-type="float" office:value="126.2094" calcext:value-type="float">
            <text:p>126.2094</text:p>
          </table:table-cell>
          <table:table-cell office:value-type="float" office:value="5678.553" calcext:value-type="float">
            <text:p>5678.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9.4291" calcext:value-type="float">
            <text:p>-519.4291</text:p>
          </table:table-cell>
          <table:table-cell office:value-type="float" office:value="1648.951" calcext:value-type="float">
            <text:p>1648.951</text:p>
          </table:table-cell>
          <table:table-cell office:value-type="float" office:value="0" calcext:value-type="float">
            <text:p>0</text:p>
          </table:table-cell>
          <table:table-cell office:value-type="float" office:value="75.9146" calcext:value-type="float">
            <text:p>75.9146</text:p>
          </table:table-cell>
          <table:table-cell office:value-type="float" office:value="8.006844" calcext:value-type="float">
            <text:p>8.006844</text:p>
          </table:table-cell>
          <table:table-cell office:value-type="float" office:value="-0.0351095" calcext:value-type="float">
            <text:p>-0.0351095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35267" calcext:value-type="float">
            <text:p>1.135267</text:p>
          </table:table-cell>
          <table:table-cell office:value-type="float" office:value="2.352969" calcext:value-type="float">
            <text:p>2.352969</text:p>
          </table:table-cell>
          <table:table-cell office:value-type="float" office:value="360" calcext:value-type="float">
            <text:p>360</text:p>
          </table:table-cell>
          <table:table-cell office:value-type="float" office:value="-523.0531" calcext:value-type="float">
            <text:p>-523.0531</text:p>
          </table:table-cell>
          <table:table-cell office:value-type="float" office:value="0" calcext:value-type="float">
            <text:p>0</text:p>
          </table:table-cell>
          <table:table-cell office:value-type="float" office:value="222.4285" calcext:value-type="float">
            <text:p>222.4285</text:p>
          </table:table-cell>
          <table:table-cell office:value-type="float" office:value="291.4663" calcext:value-type="float">
            <text:p>291.4663</text:p>
          </table:table-cell>
          <table:table-cell office:value-type="float" office:value="943.7711" calcext:value-type="float">
            <text:p>943.7711</text:p>
          </table:table-cell>
          <table:table-cell office:value-type="float" office:value="918.6514" calcext:value-type="float">
            <text:p>918.6514</text:p>
          </table:table-cell>
          <table:table-cell office:value-type="float" office:value="905.0186" calcext:value-type="float">
            <text:p>905.0186</text:p>
          </table:table-cell>
          <table:table-cell office:value-type="float" office:value="914.6534" calcext:value-type="float">
            <text:p>914.6534</text:p>
          </table:table-cell>
          <table:table-cell office:value-type="float" office:value="333.4016" calcext:value-type="float">
            <text:p>333.4016</text:p>
          </table:table-cell>
          <table:table-cell office:value-type="float" office:value="449.5437" calcext:value-type="float">
            <text:p>449.5437</text:p>
          </table:table-cell>
          <table:table-cell office:value-type="float" office:value="386.1501" calcext:value-type="float">
            <text:p>386.1501</text:p>
          </table:table-cell>
          <table:table-cell office:value-type="float" office:value="325.402" calcext:value-type="float">
            <text:p>325.40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1998" calcext:value-type="float">
            <text:p>22111998</text:p>
          </table:table-cell>
          <table:table-cell office:value-type="float" office:value="126.136" calcext:value-type="float">
            <text:p>126.136</text:p>
          </table:table-cell>
          <table:table-cell office:value-type="float" office:value="5678.485" calcext:value-type="float">
            <text:p>5678.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9.5498" calcext:value-type="float">
            <text:p>-519.5498</text:p>
          </table:table-cell>
          <table:table-cell office:value-type="float" office:value="1649.576" calcext:value-type="float">
            <text:p>1649.576</text:p>
          </table:table-cell>
          <table:table-cell office:value-type="float" office:value="0" calcext:value-type="float">
            <text:p>0</text:p>
          </table:table-cell>
          <table:table-cell office:value-type="float" office:value="75.85882" calcext:value-type="float">
            <text:p>75.85882</text:p>
          </table:table-cell>
          <table:table-cell office:value-type="float" office:value="7.993395" calcext:value-type="float">
            <text:p>7.993395</text:p>
          </table:table-cell>
          <table:table-cell office:value-type="float" office:value="-0.0348287" calcext:value-type="float">
            <text:p>-0.0348287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35858" calcext:value-type="float">
            <text:p>1.135858</text:p>
          </table:table-cell>
          <table:table-cell office:value-type="float" office:value="2.354751" calcext:value-type="float">
            <text:p>2.354751</text:p>
          </table:table-cell>
          <table:table-cell office:value-type="float" office:value="360" calcext:value-type="float">
            <text:p>360</text:p>
          </table:table-cell>
          <table:table-cell office:value-type="float" office:value="-523.176" calcext:value-type="float">
            <text:p>-523.176</text:p>
          </table:table-cell>
          <table:table-cell office:value-type="float" office:value="0" calcext:value-type="float">
            <text:p>0</text:p>
          </table:table-cell>
          <table:table-cell office:value-type="float" office:value="222.4294" calcext:value-type="float">
            <text:p>222.4294</text:p>
          </table:table-cell>
          <table:table-cell office:value-type="float" office:value="291.4563" calcext:value-type="float">
            <text:p>291.4563</text:p>
          </table:table-cell>
          <table:table-cell office:value-type="float" office:value="943.7338" calcext:value-type="float">
            <text:p>943.7338</text:p>
          </table:table-cell>
          <table:table-cell office:value-type="float" office:value="918.6253" calcext:value-type="float">
            <text:p>918.6253</text:p>
          </table:table-cell>
          <table:table-cell office:value-type="float" office:value="905.006" calcext:value-type="float">
            <text:p>905.006</text:p>
          </table:table-cell>
          <table:table-cell office:value-type="float" office:value="914.634" calcext:value-type="float">
            <text:p>914.634</text:p>
          </table:table-cell>
          <table:table-cell office:value-type="float" office:value="333.3962" calcext:value-type="float">
            <text:p>333.3962</text:p>
          </table:table-cell>
          <table:table-cell office:value-type="float" office:value="449.5356" calcext:value-type="float">
            <text:p>449.5356</text:p>
          </table:table-cell>
          <table:table-cell office:value-type="float" office:value="386.1432" calcext:value-type="float">
            <text:p>386.1432</text:p>
          </table:table-cell>
          <table:table-cell office:value-type="float" office:value="325.3979" calcext:value-type="float">
            <text:p>325.397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1998" calcext:value-type="float">
            <text:p>23111998</text:p>
          </table:table-cell>
          <table:table-cell office:value-type="float" office:value="125.9914" calcext:value-type="float">
            <text:p>125.9914</text:p>
          </table:table-cell>
          <table:table-cell office:value-type="float" office:value="5678.411" calcext:value-type="float">
            <text:p>5678.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9.73" calcext:value-type="float">
            <text:p>-519.73</text:p>
          </table:table-cell>
          <table:table-cell office:value-type="float" office:value="1650.575" calcext:value-type="float">
            <text:p>1650.575</text:p>
          </table:table-cell>
          <table:table-cell office:value-type="float" office:value="0" calcext:value-type="float">
            <text:p>0</text:p>
          </table:table-cell>
          <table:table-cell office:value-type="float" office:value="75.81524" calcext:value-type="float">
            <text:p>75.81524</text:p>
          </table:table-cell>
          <table:table-cell office:value-type="float" office:value="7.945325" calcext:value-type="float">
            <text:p>7.945325</text:p>
          </table:table-cell>
          <table:table-cell office:value-type="float" office:value="-0.03452557" calcext:value-type="float">
            <text:p>-0.03452557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36427" calcext:value-type="float">
            <text:p>1.136427</text:p>
          </table:table-cell>
          <table:table-cell office:value-type="float" office:value="2.356414" calcext:value-type="float">
            <text:p>2.356414</text:p>
          </table:table-cell>
          <table:table-cell office:value-type="float" office:value="360" calcext:value-type="float">
            <text:p>360</text:p>
          </table:table-cell>
          <table:table-cell office:value-type="float" office:value="-523.358" calcext:value-type="float">
            <text:p>-523.358</text:p>
          </table:table-cell>
          <table:table-cell office:value-type="float" office:value="0" calcext:value-type="float">
            <text:p>0</text:p>
          </table:table-cell>
          <table:table-cell office:value-type="float" office:value="222.4315" calcext:value-type="float">
            <text:p>222.4315</text:p>
          </table:table-cell>
          <table:table-cell office:value-type="float" office:value="291.4399" calcext:value-type="float">
            <text:p>291.4399</text:p>
          </table:table-cell>
          <table:table-cell office:value-type="float" office:value="943.6826" calcext:value-type="float">
            <text:p>943.6826</text:p>
          </table:table-cell>
          <table:table-cell office:value-type="float" office:value="918.5894" calcext:value-type="float">
            <text:p>918.5894</text:p>
          </table:table-cell>
          <table:table-cell office:value-type="float" office:value="904.984" calcext:value-type="float">
            <text:p>904.984</text:p>
          </table:table-cell>
          <table:table-cell office:value-type="float" office:value="914.6126" calcext:value-type="float">
            <text:p>914.6126</text:p>
          </table:table-cell>
          <table:table-cell office:value-type="float" office:value="333.3904" calcext:value-type="float">
            <text:p>333.3904</text:p>
          </table:table-cell>
          <table:table-cell office:value-type="float" office:value="449.5276" calcext:value-type="float">
            <text:p>449.5276</text:p>
          </table:table-cell>
          <table:table-cell office:value-type="float" office:value="386.1365" calcext:value-type="float">
            <text:p>386.1365</text:p>
          </table:table-cell>
          <table:table-cell office:value-type="float" office:value="325.3938" calcext:value-type="float">
            <text:p>325.393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1998" calcext:value-type="float">
            <text:p>24111998</text:p>
          </table:table-cell>
          <table:table-cell office:value-type="float" office:value="125.8536" calcext:value-type="float">
            <text:p>125.8536</text:p>
          </table:table-cell>
          <table:table-cell office:value-type="float" office:value="5678.33" calcext:value-type="float">
            <text:p>5678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9.9152" calcext:value-type="float">
            <text:p>-519.9152</text:p>
          </table:table-cell>
          <table:table-cell office:value-type="float" office:value="1652.59" calcext:value-type="float">
            <text:p>1652.59</text:p>
          </table:table-cell>
          <table:table-cell office:value-type="float" office:value="0" calcext:value-type="float">
            <text:p>0</text:p>
          </table:table-cell>
          <table:table-cell office:value-type="float" office:value="75.76592" calcext:value-type="float">
            <text:p>75.76592</text:p>
          </table:table-cell>
          <table:table-cell office:value-type="float" office:value="7.906836" calcext:value-type="float">
            <text:p>7.906836</text:p>
          </table:table-cell>
          <table:table-cell office:value-type="float" office:value="-0.03419629" calcext:value-type="float">
            <text:p>-0.03419629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36961" calcext:value-type="float">
            <text:p>1.136961</text:p>
          </table:table-cell>
          <table:table-cell office:value-type="float" office:value="2.357882" calcext:value-type="float">
            <text:p>2.357882</text:p>
          </table:table-cell>
          <table:table-cell office:value-type="float" office:value="360" calcext:value-type="float">
            <text:p>360</text:p>
          </table:table-cell>
          <table:table-cell office:value-type="float" office:value="-523.5449" calcext:value-type="float">
            <text:p>-523.5449</text:p>
          </table:table-cell>
          <table:table-cell office:value-type="float" office:value="0" calcext:value-type="float">
            <text:p>0</text:p>
          </table:table-cell>
          <table:table-cell office:value-type="float" office:value="222.4341" calcext:value-type="float">
            <text:p>222.4341</text:p>
          </table:table-cell>
          <table:table-cell office:value-type="float" office:value="291.424" calcext:value-type="float">
            <text:p>291.424</text:p>
          </table:table-cell>
          <table:table-cell office:value-type="float" office:value="943.6342" calcext:value-type="float">
            <text:p>943.6342</text:p>
          </table:table-cell>
          <table:table-cell office:value-type="float" office:value="918.548" calcext:value-type="float">
            <text:p>918.548</text:p>
          </table:table-cell>
          <table:table-cell office:value-type="float" office:value="904.9568" calcext:value-type="float">
            <text:p>904.9568</text:p>
          </table:table-cell>
          <table:table-cell office:value-type="float" office:value="914.5882" calcext:value-type="float">
            <text:p>914.5882</text:p>
          </table:table-cell>
          <table:table-cell office:value-type="float" office:value="333.3835" calcext:value-type="float">
            <text:p>333.3835</text:p>
          </table:table-cell>
          <table:table-cell office:value-type="float" office:value="449.519" calcext:value-type="float">
            <text:p>449.519</text:p>
          </table:table-cell>
          <table:table-cell office:value-type="float" office:value="386.1297" calcext:value-type="float">
            <text:p>386.1297</text:p>
          </table:table-cell>
          <table:table-cell office:value-type="float" office:value="325.3898" calcext:value-type="float">
            <text:p>325.389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1998" calcext:value-type="float">
            <text:p>25111998</text:p>
          </table:table-cell>
          <table:table-cell office:value-type="float" office:value="125.7627" calcext:value-type="float">
            <text:p>125.7627</text:p>
          </table:table-cell>
          <table:table-cell office:value-type="float" office:value="5678.25" calcext:value-type="float">
            <text:p>5678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0.0589" calcext:value-type="float">
            <text:p>-520.0589</text:p>
          </table:table-cell>
          <table:table-cell office:value-type="float" office:value="1653.815" calcext:value-type="float">
            <text:p>1653.815</text:p>
          </table:table-cell>
          <table:table-cell office:value-type="float" office:value="0" calcext:value-type="float">
            <text:p>0</text:p>
          </table:table-cell>
          <table:table-cell office:value-type="float" office:value="75.70618" calcext:value-type="float">
            <text:p>75.70618</text:p>
          </table:table-cell>
          <table:table-cell office:value-type="float" office:value="7.88739" calcext:value-type="float">
            <text:p>7.88739</text:p>
          </table:table-cell>
          <table:table-cell office:value-type="float" office:value="-0.03385944" calcext:value-type="float">
            <text:p>-0.03385944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37462" calcext:value-type="float">
            <text:p>1.137462</text:p>
          </table:table-cell>
          <table:table-cell office:value-type="float" office:value="2.359255" calcext:value-type="float">
            <text:p>2.359255</text:p>
          </table:table-cell>
          <table:table-cell office:value-type="float" office:value="360" calcext:value-type="float">
            <text:p>360</text:p>
          </table:table-cell>
          <table:table-cell office:value-type="float" office:value="-523.6902" calcext:value-type="float">
            <text:p>-523.6902</text:p>
          </table:table-cell>
          <table:table-cell office:value-type="float" office:value="0" calcext:value-type="float">
            <text:p>0</text:p>
          </table:table-cell>
          <table:table-cell office:value-type="float" office:value="222.4364" calcext:value-type="float">
            <text:p>222.4364</text:p>
          </table:table-cell>
          <table:table-cell office:value-type="float" office:value="291.4124" calcext:value-type="float">
            <text:p>291.4124</text:p>
          </table:table-cell>
          <table:table-cell office:value-type="float" office:value="943.5953" calcext:value-type="float">
            <text:p>943.5953</text:p>
          </table:table-cell>
          <table:table-cell office:value-type="float" office:value="918.5171" calcext:value-type="float">
            <text:p>918.5171</text:p>
          </table:table-cell>
          <table:table-cell office:value-type="float" office:value="904.9332" calcext:value-type="float">
            <text:p>904.9332</text:p>
          </table:table-cell>
          <table:table-cell office:value-type="float" office:value="914.566" calcext:value-type="float">
            <text:p>914.566</text:p>
          </table:table-cell>
          <table:table-cell office:value-type="float" office:value="333.3769" calcext:value-type="float">
            <text:p>333.3769</text:p>
          </table:table-cell>
          <table:table-cell office:value-type="float" office:value="449.5104" calcext:value-type="float">
            <text:p>449.5104</text:p>
          </table:table-cell>
          <table:table-cell office:value-type="float" office:value="386.1229" calcext:value-type="float">
            <text:p>386.1229</text:p>
          </table:table-cell>
          <table:table-cell office:value-type="float" office:value="325.3859" calcext:value-type="float">
            <text:p>325.385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1998" calcext:value-type="float">
            <text:p>26111998</text:p>
          </table:table-cell>
          <table:table-cell office:value-type="float" office:value="125.6096" calcext:value-type="float">
            <text:p>125.6096</text:p>
          </table:table-cell>
          <table:table-cell office:value-type="float" office:value="5678.181" calcext:value-type="float">
            <text:p>5678.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0.2101" calcext:value-type="float">
            <text:p>-520.2101</text:p>
          </table:table-cell>
          <table:table-cell office:value-type="float" office:value="1651.954" calcext:value-type="float">
            <text:p>1651.954</text:p>
          </table:table-cell>
          <table:table-cell office:value-type="float" office:value="0" calcext:value-type="float">
            <text:p>0</text:p>
          </table:table-cell>
          <table:table-cell office:value-type="float" office:value="75.70179" calcext:value-type="float">
            <text:p>75.70179</text:p>
          </table:table-cell>
          <table:table-cell office:value-type="float" office:value="7.752372" calcext:value-type="float">
            <text:p>7.752372</text:p>
          </table:table-cell>
          <table:table-cell office:value-type="float" office:value="-0.03371838" calcext:value-type="float">
            <text:p>-0.03371838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39054" calcext:value-type="float">
            <text:p>1.139054</text:p>
          </table:table-cell>
          <table:table-cell office:value-type="float" office:value="2.363557" calcext:value-type="float">
            <text:p>2.363557</text:p>
          </table:table-cell>
          <table:table-cell office:value-type="float" office:value="360" calcext:value-type="float">
            <text:p>360</text:p>
          </table:table-cell>
          <table:table-cell office:value-type="float" office:value="-523.8471" calcext:value-type="float">
            <text:p>-523.8471</text:p>
          </table:table-cell>
          <table:table-cell office:value-type="float" office:value="0" calcext:value-type="float">
            <text:p>0</text:p>
          </table:table-cell>
          <table:table-cell office:value-type="float" office:value="222.4819" calcext:value-type="float">
            <text:p>222.4819</text:p>
          </table:table-cell>
          <table:table-cell office:value-type="float" office:value="291.4133" calcext:value-type="float">
            <text:p>291.4133</text:p>
          </table:table-cell>
          <table:table-cell office:value-type="float" office:value="943.5591" calcext:value-type="float">
            <text:p>943.5591</text:p>
          </table:table-cell>
          <table:table-cell office:value-type="float" office:value="918.4882" calcext:value-type="float">
            <text:p>918.4882</text:p>
          </table:table-cell>
          <table:table-cell office:value-type="float" office:value="904.911" calcext:value-type="float">
            <text:p>904.911</text:p>
          </table:table-cell>
          <table:table-cell office:value-type="float" office:value="914.5453" calcext:value-type="float">
            <text:p>914.5453</text:p>
          </table:table-cell>
          <table:table-cell office:value-type="float" office:value="333.3708" calcext:value-type="float">
            <text:p>333.3708</text:p>
          </table:table-cell>
          <table:table-cell office:value-type="float" office:value="449.5021" calcext:value-type="float">
            <text:p>449.5021</text:p>
          </table:table-cell>
          <table:table-cell office:value-type="float" office:value="386.1161" calcext:value-type="float">
            <text:p>386.1161</text:p>
          </table:table-cell>
          <table:table-cell office:value-type="float" office:value="325.3819" calcext:value-type="float">
            <text:p>325.381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1998" calcext:value-type="float">
            <text:p>27111998</text:p>
          </table:table-cell>
          <table:table-cell office:value-type="float" office:value="125.4995" calcext:value-type="float">
            <text:p>125.4995</text:p>
          </table:table-cell>
          <table:table-cell office:value-type="float" office:value="5678.103" calcext:value-type="float">
            <text:p>5678.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0.3735" calcext:value-type="float">
            <text:p>-520.3735</text:p>
          </table:table-cell>
          <table:table-cell office:value-type="float" office:value="1654.152" calcext:value-type="float">
            <text:p>1654.152</text:p>
          </table:table-cell>
          <table:table-cell office:value-type="float" office:value="0" calcext:value-type="float">
            <text:p>0</text:p>
          </table:table-cell>
          <table:table-cell office:value-type="float" office:value="75.64867" calcext:value-type="float">
            <text:p>75.64867</text:p>
          </table:table-cell>
          <table:table-cell office:value-type="float" office:value="7.721749" calcext:value-type="float">
            <text:p>7.721749</text:p>
          </table:table-cell>
          <table:table-cell office:value-type="float" office:value="-0.03350215" calcext:value-type="float">
            <text:p>-0.03350215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40676" calcext:value-type="float">
            <text:p>1.140676</text:p>
          </table:table-cell>
          <table:table-cell office:value-type="float" office:value="2.366827" calcext:value-type="float">
            <text:p>2.366827</text:p>
          </table:table-cell>
          <table:table-cell office:value-type="float" office:value="360" calcext:value-type="float">
            <text:p>360</text:p>
          </table:table-cell>
          <table:table-cell office:value-type="float" office:value="-524.0152" calcext:value-type="float">
            <text:p>-524.0152</text:p>
          </table:table-cell>
          <table:table-cell office:value-type="float" office:value="0" calcext:value-type="float">
            <text:p>0</text:p>
          </table:table-cell>
          <table:table-cell office:value-type="float" office:value="222.4835" calcext:value-type="float">
            <text:p>222.4835</text:p>
          </table:table-cell>
          <table:table-cell office:value-type="float" office:value="291.3995" calcext:value-type="float">
            <text:p>291.3995</text:p>
          </table:table-cell>
          <table:table-cell office:value-type="float" office:value="943.5162" calcext:value-type="float">
            <text:p>943.5162</text:p>
          </table:table-cell>
          <table:table-cell office:value-type="float" office:value="918.4557" calcext:value-type="float">
            <text:p>918.4557</text:p>
          </table:table-cell>
          <table:table-cell office:value-type="float" office:value="904.8878" calcext:value-type="float">
            <text:p>904.8878</text:p>
          </table:table-cell>
          <table:table-cell office:value-type="float" office:value="914.5239" calcext:value-type="float">
            <text:p>914.5239</text:p>
          </table:table-cell>
          <table:table-cell office:value-type="float" office:value="333.3645" calcext:value-type="float">
            <text:p>333.3645</text:p>
          </table:table-cell>
          <table:table-cell office:value-type="float" office:value="449.494" calcext:value-type="float">
            <text:p>449.494</text:p>
          </table:table-cell>
          <table:table-cell office:value-type="float" office:value="386.1094" calcext:value-type="float">
            <text:p>386.1094</text:p>
          </table:table-cell>
          <table:table-cell office:value-type="float" office:value="325.3781" calcext:value-type="float">
            <text:p>325.378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1998" calcext:value-type="float">
            <text:p>28111998</text:p>
          </table:table-cell>
          <table:table-cell office:value-type="float" office:value="125.3974" calcext:value-type="float">
            <text:p>125.3974</text:p>
          </table:table-cell>
          <table:table-cell office:value-type="float" office:value="5678.024" calcext:value-type="float">
            <text:p>5678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0.5229" calcext:value-type="float">
            <text:p>-520.5229</text:p>
          </table:table-cell>
          <table:table-cell office:value-type="float" office:value="1655.669" calcext:value-type="float">
            <text:p>1655.669</text:p>
          </table:table-cell>
          <table:table-cell office:value-type="float" office:value="0" calcext:value-type="float">
            <text:p>0</text:p>
          </table:table-cell>
          <table:table-cell office:value-type="float" office:value="75.58926" calcext:value-type="float">
            <text:p>75.58926</text:p>
          </table:table-cell>
          <table:table-cell office:value-type="float" office:value="7.69466" calcext:value-type="float">
            <text:p>7.69466</text:p>
          </table:table-cell>
          <table:table-cell office:value-type="float" office:value="-0.03325019" calcext:value-type="float">
            <text:p>-0.03325019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41775" calcext:value-type="float">
            <text:p>1.141775</text:p>
          </table:table-cell>
          <table:table-cell office:value-type="float" office:value="2.369014" calcext:value-type="float">
            <text:p>2.369014</text:p>
          </table:table-cell>
          <table:table-cell office:value-type="float" office:value="360" calcext:value-type="float">
            <text:p>360</text:p>
          </table:table-cell>
          <table:table-cell office:value-type="float" office:value="-524.1677" calcext:value-type="float">
            <text:p>-524.1677</text:p>
          </table:table-cell>
          <table:table-cell office:value-type="float" office:value="0" calcext:value-type="float">
            <text:p>0</text:p>
          </table:table-cell>
          <table:table-cell office:value-type="float" office:value="222.4855" calcext:value-type="float">
            <text:p>222.4855</text:p>
          </table:table-cell>
          <table:table-cell office:value-type="float" office:value="291.3863" calcext:value-type="float">
            <text:p>291.3863</text:p>
          </table:table-cell>
          <table:table-cell office:value-type="float" office:value="943.4744" calcext:value-type="float">
            <text:p>943.4744</text:p>
          </table:table-cell>
          <table:table-cell office:value-type="float" office:value="918.4237" calcext:value-type="float">
            <text:p>918.4237</text:p>
          </table:table-cell>
          <table:table-cell office:value-type="float" office:value="904.8647" calcext:value-type="float">
            <text:p>904.8647</text:p>
          </table:table-cell>
          <table:table-cell office:value-type="float" office:value="914.5023" calcext:value-type="float">
            <text:p>914.5023</text:p>
          </table:table-cell>
          <table:table-cell office:value-type="float" office:value="333.3583" calcext:value-type="float">
            <text:p>333.3583</text:p>
          </table:table-cell>
          <table:table-cell office:value-type="float" office:value="449.4858" calcext:value-type="float">
            <text:p>449.4858</text:p>
          </table:table-cell>
          <table:table-cell office:value-type="float" office:value="386.1028" calcext:value-type="float">
            <text:p>386.1028</text:p>
          </table:table-cell>
          <table:table-cell office:value-type="float" office:value="325.3744" calcext:value-type="float">
            <text:p>325.374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1998" calcext:value-type="float">
            <text:p>29111998</text:p>
          </table:table-cell>
          <table:table-cell office:value-type="float" office:value="125.2914" calcext:value-type="float">
            <text:p>125.2914</text:p>
          </table:table-cell>
          <table:table-cell office:value-type="float" office:value="5677.944" calcext:value-type="float">
            <text:p>5677.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0.6727" calcext:value-type="float">
            <text:p>-520.6727</text:p>
          </table:table-cell>
          <table:table-cell office:value-type="float" office:value="1656.442" calcext:value-type="float">
            <text:p>1656.442</text:p>
          </table:table-cell>
          <table:table-cell office:value-type="float" office:value="0" calcext:value-type="float">
            <text:p>0</text:p>
          </table:table-cell>
          <table:table-cell office:value-type="float" office:value="75.52888" calcext:value-type="float">
            <text:p>75.52888</text:p>
          </table:table-cell>
          <table:table-cell office:value-type="float" office:value="7.664071" calcext:value-type="float">
            <text:p>7.664071</text:p>
          </table:table-cell>
          <table:table-cell office:value-type="float" office:value="-0.03297846" calcext:value-type="float">
            <text:p>-0.03297846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42571" calcext:value-type="float">
            <text:p>1.142571</text:p>
          </table:table-cell>
          <table:table-cell office:value-type="float" office:value="2.370612" calcext:value-type="float">
            <text:p>2.370612</text:p>
          </table:table-cell>
          <table:table-cell office:value-type="float" office:value="360" calcext:value-type="float">
            <text:p>360</text:p>
          </table:table-cell>
          <table:table-cell office:value-type="float" office:value="-524.3195" calcext:value-type="float">
            <text:p>-524.3195</text:p>
          </table:table-cell>
          <table:table-cell office:value-type="float" office:value="0" calcext:value-type="float">
            <text:p>0</text:p>
          </table:table-cell>
          <table:table-cell office:value-type="float" office:value="222.488" calcext:value-type="float">
            <text:p>222.488</text:p>
          </table:table-cell>
          <table:table-cell office:value-type="float" office:value="291.3733" calcext:value-type="float">
            <text:p>291.3733</text:p>
          </table:table-cell>
          <table:table-cell office:value-type="float" office:value="943.4319" calcext:value-type="float">
            <text:p>943.4319</text:p>
          </table:table-cell>
          <table:table-cell office:value-type="float" office:value="918.3908" calcext:value-type="float">
            <text:p>918.3908</text:p>
          </table:table-cell>
          <table:table-cell office:value-type="float" office:value="904.8416" calcext:value-type="float">
            <text:p>904.8416</text:p>
          </table:table-cell>
          <table:table-cell office:value-type="float" office:value="914.4811" calcext:value-type="float">
            <text:p>914.4811</text:p>
          </table:table-cell>
          <table:table-cell office:value-type="float" office:value="333.3522" calcext:value-type="float">
            <text:p>333.3522</text:p>
          </table:table-cell>
          <table:table-cell office:value-type="float" office:value="449.4776" calcext:value-type="float">
            <text:p>449.4776</text:p>
          </table:table-cell>
          <table:table-cell office:value-type="float" office:value="386.0962" calcext:value-type="float">
            <text:p>386.0962</text:p>
          </table:table-cell>
          <table:table-cell office:value-type="float" office:value="325.3707" calcext:value-type="float">
            <text:p>325.370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1998" calcext:value-type="float">
            <text:p>30111998</text:p>
          </table:table-cell>
          <table:table-cell office:value-type="float" office:value="125.1283" calcext:value-type="float">
            <text:p>125.1283</text:p>
          </table:table-cell>
          <table:table-cell office:value-type="float" office:value="5677.863" calcext:value-type="float">
            <text:p>5677.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0.8702" calcext:value-type="float">
            <text:p>-520.8702</text:p>
          </table:table-cell>
          <table:table-cell office:value-type="float" office:value="1657.382" calcext:value-type="float">
            <text:p>1657.382</text:p>
          </table:table-cell>
          <table:table-cell office:value-type="float" office:value="0" calcext:value-type="float">
            <text:p>0</text:p>
          </table:table-cell>
          <table:table-cell office:value-type="float" office:value="75.47584" calcext:value-type="float">
            <text:p>75.47584</text:p>
          </table:table-cell>
          <table:table-cell office:value-type="float" office:value="7.602159" calcext:value-type="float">
            <text:p>7.602159</text:p>
          </table:table-cell>
          <table:table-cell office:value-type="float" office:value="-0.03270611" calcext:value-type="float">
            <text:p>-0.03270611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43346" calcext:value-type="float">
            <text:p>1.143346</text:p>
          </table:table-cell>
          <table:table-cell office:value-type="float" office:value="2.372606" calcext:value-type="float">
            <text:p>2.372606</text:p>
          </table:table-cell>
          <table:table-cell office:value-type="float" office:value="360" calcext:value-type="float">
            <text:p>360</text:p>
          </table:table-cell>
          <table:table-cell office:value-type="float" office:value="-524.5196" calcext:value-type="float">
            <text:p>-524.5196</text:p>
          </table:table-cell>
          <table:table-cell office:value-type="float" office:value="0" calcext:value-type="float">
            <text:p>0</text:p>
          </table:table-cell>
          <table:table-cell office:value-type="float" office:value="222.4936" calcext:value-type="float">
            <text:p>222.4936</text:p>
          </table:table-cell>
          <table:table-cell office:value-type="float" office:value="291.3542" calcext:value-type="float">
            <text:p>291.3542</text:p>
          </table:table-cell>
          <table:table-cell office:value-type="float" office:value="943.3768" calcext:value-type="float">
            <text:p>943.3768</text:p>
          </table:table-cell>
          <table:table-cell office:value-type="float" office:value="918.3494" calcext:value-type="float">
            <text:p>918.3494</text:p>
          </table:table-cell>
          <table:table-cell office:value-type="float" office:value="904.8167" calcext:value-type="float">
            <text:p>904.8167</text:p>
          </table:table-cell>
          <table:table-cell office:value-type="float" office:value="914.459" calcext:value-type="float">
            <text:p>914.459</text:p>
          </table:table-cell>
          <table:table-cell office:value-type="float" office:value="333.346" calcext:value-type="float">
            <text:p>333.346</text:p>
          </table:table-cell>
          <table:table-cell office:value-type="float" office:value="449.4695" calcext:value-type="float">
            <text:p>449.4695</text:p>
          </table:table-cell>
          <table:table-cell office:value-type="float" office:value="386.0897" calcext:value-type="float">
            <text:p>386.0897</text:p>
          </table:table-cell>
          <table:table-cell office:value-type="float" office:value="325.3669" calcext:value-type="float">
            <text:p>325.366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1998" calcext:value-type="float">
            <text:p>1121998</text:p>
          </table:table-cell>
          <table:table-cell office:value-type="float" office:value="124.9468" calcext:value-type="float">
            <text:p>124.9468</text:p>
          </table:table-cell>
          <table:table-cell office:value-type="float" office:value="5677.756" calcext:value-type="float">
            <text:p>5677.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1.1032" calcext:value-type="float">
            <text:p>-521.1032</text:p>
          </table:table-cell>
          <table:table-cell office:value-type="float" office:value="1659.419" calcext:value-type="float">
            <text:p>1659.419</text:p>
          </table:table-cell>
          <table:table-cell office:value-type="float" office:value="0" calcext:value-type="float">
            <text:p>0</text:p>
          </table:table-cell>
          <table:table-cell office:value-type="float" office:value="75.41255" calcext:value-type="float">
            <text:p>75.41255</text:p>
          </table:table-cell>
          <table:table-cell office:value-type="float" office:value="7.541813" calcext:value-type="float">
            <text:p>7.541813</text:p>
          </table:table-cell>
          <table:table-cell office:value-type="float" office:value="-0.03244705" calcext:value-type="float">
            <text:p>-0.03244705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44356" calcext:value-type="float">
            <text:p>1.144356</text:p>
          </table:table-cell>
          <table:table-cell office:value-type="float" office:value="2.374999" calcext:value-type="float">
            <text:p>2.374999</text:p>
          </table:table-cell>
          <table:table-cell office:value-type="float" office:value="360" calcext:value-type="float">
            <text:p>360</text:p>
          </table:table-cell>
          <table:table-cell office:value-type="float" office:value="-524.7557" calcext:value-type="float">
            <text:p>-524.7557</text:p>
          </table:table-cell>
          <table:table-cell office:value-type="float" office:value="0" calcext:value-type="float">
            <text:p>0</text:p>
          </table:table-cell>
          <table:table-cell office:value-type="float" office:value="222.5014" calcext:value-type="float">
            <text:p>222.5014</text:p>
          </table:table-cell>
          <table:table-cell office:value-type="float" office:value="291.3327" calcext:value-type="float">
            <text:p>291.3327</text:p>
          </table:table-cell>
          <table:table-cell office:value-type="float" office:value="943.3109" calcext:value-type="float">
            <text:p>943.3109</text:p>
          </table:table-cell>
          <table:table-cell office:value-type="float" office:value="918.288" calcext:value-type="float">
            <text:p>918.288</text:p>
          </table:table-cell>
          <table:table-cell office:value-type="float" office:value="904.7848" calcext:value-type="float">
            <text:p>904.7848</text:p>
          </table:table-cell>
          <table:table-cell office:value-type="float" office:value="914.4315" calcext:value-type="float">
            <text:p>914.4315</text:p>
          </table:table-cell>
          <table:table-cell office:value-type="float" office:value="333.3384" calcext:value-type="float">
            <text:p>333.3384</text:p>
          </table:table-cell>
          <table:table-cell office:value-type="float" office:value="449.4605" calcext:value-type="float">
            <text:p>449.4605</text:p>
          </table:table-cell>
          <table:table-cell office:value-type="float" office:value="386.0831" calcext:value-type="float">
            <text:p>386.0831</text:p>
          </table:table-cell>
          <table:table-cell office:value-type="float" office:value="325.3633" calcext:value-type="float">
            <text:p>325.363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1998" calcext:value-type="float">
            <text:p>2121998</text:p>
          </table:table-cell>
          <table:table-cell office:value-type="float" office:value="124.7946" calcext:value-type="float">
            <text:p>124.7946</text:p>
          </table:table-cell>
          <table:table-cell office:value-type="float" office:value="5677.658" calcext:value-type="float">
            <text:p>5677.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1.3152" calcext:value-type="float">
            <text:p>-521.3152</text:p>
          </table:table-cell>
          <table:table-cell office:value-type="float" office:value="1660.604" calcext:value-type="float">
            <text:p>1660.604</text:p>
          </table:table-cell>
          <table:table-cell office:value-type="float" office:value="0" calcext:value-type="float">
            <text:p>0</text:p>
          </table:table-cell>
          <table:table-cell office:value-type="float" office:value="75.33719" calcext:value-type="float">
            <text:p>75.33719</text:p>
          </table:table-cell>
          <table:table-cell office:value-type="float" office:value="7.493211" calcext:value-type="float">
            <text:p>7.493211</text:p>
          </table:table-cell>
          <table:table-cell office:value-type="float" office:value="-0.03215368" calcext:value-type="float">
            <text:p>-0.03215368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45012" calcext:value-type="float">
            <text:p>1.145012</text:p>
          </table:table-cell>
          <table:table-cell office:value-type="float" office:value="2.376856" calcext:value-type="float">
            <text:p>2.376856</text:p>
          </table:table-cell>
          <table:table-cell office:value-type="float" office:value="360" calcext:value-type="float">
            <text:p>360</text:p>
          </table:table-cell>
          <table:table-cell office:value-type="float" office:value="-524.9699" calcext:value-type="float">
            <text:p>-524.9699</text:p>
          </table:table-cell>
          <table:table-cell office:value-type="float" office:value="0" calcext:value-type="float">
            <text:p>0</text:p>
          </table:table-cell>
          <table:table-cell office:value-type="float" office:value="222.5073" calcext:value-type="float">
            <text:p>222.5073</text:p>
          </table:table-cell>
          <table:table-cell office:value-type="float" office:value="291.3127" calcext:value-type="float">
            <text:p>291.3127</text:p>
          </table:table-cell>
          <table:table-cell office:value-type="float" office:value="943.2518" calcext:value-type="float">
            <text:p>943.2518</text:p>
          </table:table-cell>
          <table:table-cell office:value-type="float" office:value="918.2385" calcext:value-type="float">
            <text:p>918.2385</text:p>
          </table:table-cell>
          <table:table-cell office:value-type="float" office:value="904.7571" calcext:value-type="float">
            <text:p>904.7571</text:p>
          </table:table-cell>
          <table:table-cell office:value-type="float" office:value="914.4062" calcext:value-type="float">
            <text:p>914.4062</text:p>
          </table:table-cell>
          <table:table-cell office:value-type="float" office:value="333.3312" calcext:value-type="float">
            <text:p>333.3312</text:p>
          </table:table-cell>
          <table:table-cell office:value-type="float" office:value="449.4509" calcext:value-type="float">
            <text:p>449.4509</text:p>
          </table:table-cell>
          <table:table-cell office:value-type="float" office:value="386.0764" calcext:value-type="float">
            <text:p>386.0764</text:p>
          </table:table-cell>
          <table:table-cell office:value-type="float" office:value="325.3597" calcext:value-type="float">
            <text:p>325.359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1998" calcext:value-type="float">
            <text:p>3121998</text:p>
          </table:table-cell>
          <table:table-cell office:value-type="float" office:value="124.6861" calcext:value-type="float">
            <text:p>124.6861</text:p>
          </table:table-cell>
          <table:table-cell office:value-type="float" office:value="5677.56" calcext:value-type="float">
            <text:p>5677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1.4896" calcext:value-type="float">
            <text:p>-521.4896</text:p>
          </table:table-cell>
          <table:table-cell office:value-type="float" office:value="1661.731" calcext:value-type="float">
            <text:p>1661.731</text:p>
          </table:table-cell>
          <table:table-cell office:value-type="float" office:value="0" calcext:value-type="float">
            <text:p>0</text:p>
          </table:table-cell>
          <table:table-cell office:value-type="float" office:value="75.25594" calcext:value-type="float">
            <text:p>75.25594</text:p>
          </table:table-cell>
          <table:table-cell office:value-type="float" office:value="7.46764" calcext:value-type="float">
            <text:p>7.46764</text:p>
          </table:table-cell>
          <table:table-cell office:value-type="float" office:value="-0.03186565" calcext:value-type="float">
            <text:p>-0.03186565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45614" calcext:value-type="float">
            <text:p>1.145614</text:p>
          </table:table-cell>
          <table:table-cell office:value-type="float" office:value="2.378513" calcext:value-type="float">
            <text:p>2.378513</text:p>
          </table:table-cell>
          <table:table-cell office:value-type="float" office:value="360" calcext:value-type="float">
            <text:p>360</text:p>
          </table:table-cell>
          <table:table-cell office:value-type="float" office:value="-525.1464" calcext:value-type="float">
            <text:p>-525.1464</text:p>
          </table:table-cell>
          <table:table-cell office:value-type="float" office:value="0" calcext:value-type="float">
            <text:p>0</text:p>
          </table:table-cell>
          <table:table-cell office:value-type="float" office:value="222.511" calcext:value-type="float">
            <text:p>222.511</text:p>
          </table:table-cell>
          <table:table-cell office:value-type="float" office:value="291.2981" calcext:value-type="float">
            <text:p>291.2981</text:p>
          </table:table-cell>
          <table:table-cell office:value-type="float" office:value="943.2023" calcext:value-type="float">
            <text:p>943.2023</text:p>
          </table:table-cell>
          <table:table-cell office:value-type="float" office:value="918.1956" calcext:value-type="float">
            <text:p>918.1956</text:p>
          </table:table-cell>
          <table:table-cell office:value-type="float" office:value="904.7312" calcext:value-type="float">
            <text:p>904.7312</text:p>
          </table:table-cell>
          <table:table-cell office:value-type="float" office:value="914.3821" calcext:value-type="float">
            <text:p>914.3821</text:p>
          </table:table-cell>
          <table:table-cell office:value-type="float" office:value="333.3241" calcext:value-type="float">
            <text:p>333.3241</text:p>
          </table:table-cell>
          <table:table-cell office:value-type="float" office:value="449.4413" calcext:value-type="float">
            <text:p>449.4413</text:p>
          </table:table-cell>
          <table:table-cell office:value-type="float" office:value="386.0697" calcext:value-type="float">
            <text:p>386.0697</text:p>
          </table:table-cell>
          <table:table-cell office:value-type="float" office:value="325.3561" calcext:value-type="float">
            <text:p>325.356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1998" calcext:value-type="float">
            <text:p>4121998</text:p>
          </table:table-cell>
          <table:table-cell office:value-type="float" office:value="124.5543" calcext:value-type="float">
            <text:p>124.5543</text:p>
          </table:table-cell>
          <table:table-cell office:value-type="float" office:value="5677.466" calcext:value-type="float">
            <text:p>5677.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1.6761" calcext:value-type="float">
            <text:p>-521.6761</text:p>
          </table:table-cell>
          <table:table-cell office:value-type="float" office:value="1662.798" calcext:value-type="float">
            <text:p>1662.798</text:p>
          </table:table-cell>
          <table:table-cell office:value-type="float" office:value="0" calcext:value-type="float">
            <text:p>0</text:p>
          </table:table-cell>
          <table:table-cell office:value-type="float" office:value="75.1834" calcext:value-type="float">
            <text:p>75.1834</text:p>
          </table:table-cell>
          <table:table-cell office:value-type="float" office:value="7.423944" calcext:value-type="float">
            <text:p>7.423944</text:p>
          </table:table-cell>
          <table:table-cell office:value-type="float" office:value="-0.03157516" calcext:value-type="float">
            <text:p>-0.03157516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46164" calcext:value-type="float">
            <text:p>1.146164</text:p>
          </table:table-cell>
          <table:table-cell office:value-type="float" office:value="2.380069" calcext:value-type="float">
            <text:p>2.380069</text:p>
          </table:table-cell>
          <table:table-cell office:value-type="float" office:value="360" calcext:value-type="float">
            <text:p>360</text:p>
          </table:table-cell>
          <table:table-cell office:value-type="float" office:value="-525.3346" calcext:value-type="float">
            <text:p>-525.3346</text:p>
          </table:table-cell>
          <table:table-cell office:value-type="float" office:value="0" calcext:value-type="float">
            <text:p>0</text:p>
          </table:table-cell>
          <table:table-cell office:value-type="float" office:value="222.5157" calcext:value-type="float">
            <text:p>222.5157</text:p>
          </table:table-cell>
          <table:table-cell office:value-type="float" office:value="291.2813" calcext:value-type="float">
            <text:p>291.2813</text:p>
          </table:table-cell>
          <table:table-cell office:value-type="float" office:value="943.1489" calcext:value-type="float">
            <text:p>943.1489</text:p>
          </table:table-cell>
          <table:table-cell office:value-type="float" office:value="918.1533" calcext:value-type="float">
            <text:p>918.1533</text:p>
          </table:table-cell>
          <table:table-cell office:value-type="float" office:value="904.7064" calcext:value-type="float">
            <text:p>904.7064</text:p>
          </table:table-cell>
          <table:table-cell office:value-type="float" office:value="914.3595" calcext:value-type="float">
            <text:p>914.3595</text:p>
          </table:table-cell>
          <table:table-cell office:value-type="float" office:value="333.3175" calcext:value-type="float">
            <text:p>333.3175</text:p>
          </table:table-cell>
          <table:table-cell office:value-type="float" office:value="449.4328" calcext:value-type="float">
            <text:p>449.4328</text:p>
          </table:table-cell>
          <table:table-cell office:value-type="float" office:value="386.063" calcext:value-type="float">
            <text:p>386.063</text:p>
          </table:table-cell>
          <table:table-cell office:value-type="float" office:value="325.3525" calcext:value-type="float">
            <text:p>325.352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1998" calcext:value-type="float">
            <text:p>5121998</text:p>
          </table:table-cell>
          <table:table-cell office:value-type="float" office:value="124.4775" calcext:value-type="float">
            <text:p>124.4775</text:p>
          </table:table-cell>
          <table:table-cell office:value-type="float" office:value="5677.376" calcext:value-type="float">
            <text:p>5677.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1.8021" calcext:value-type="float">
            <text:p>-521.8021</text:p>
          </table:table-cell>
          <table:table-cell office:value-type="float" office:value="1663.631" calcext:value-type="float">
            <text:p>1663.631</text:p>
          </table:table-cell>
          <table:table-cell office:value-type="float" office:value="0" calcext:value-type="float">
            <text:p>0</text:p>
          </table:table-cell>
          <table:table-cell office:value-type="float" office:value="75.10311" calcext:value-type="float">
            <text:p>75.10311</text:p>
          </table:table-cell>
          <table:table-cell office:value-type="float" office:value="7.409661" calcext:value-type="float">
            <text:p>7.409661</text:p>
          </table:table-cell>
          <table:table-cell office:value-type="float" office:value="-0.03128436" calcext:value-type="float">
            <text:p>-0.03128436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4666" calcext:value-type="float">
            <text:p>1.14666</text:p>
          </table:table-cell>
          <table:table-cell office:value-type="float" office:value="2.38132" calcext:value-type="float">
            <text:p>2.38132</text:p>
          </table:table-cell>
          <table:table-cell office:value-type="float" office:value="360" calcext:value-type="float">
            <text:p>360</text:p>
          </table:table-cell>
          <table:table-cell office:value-type="float" office:value="-525.4621" calcext:value-type="float">
            <text:p>-525.4621</text:p>
          </table:table-cell>
          <table:table-cell office:value-type="float" office:value="0" calcext:value-type="float">
            <text:p>0</text:p>
          </table:table-cell>
          <table:table-cell office:value-type="float" office:value="222.5189" calcext:value-type="float">
            <text:p>222.5189</text:p>
          </table:table-cell>
          <table:table-cell office:value-type="float" office:value="291.2695" calcext:value-type="float">
            <text:p>291.2695</text:p>
          </table:table-cell>
          <table:table-cell office:value-type="float" office:value="943.1073" calcext:value-type="float">
            <text:p>943.1073</text:p>
          </table:table-cell>
          <table:table-cell office:value-type="float" office:value="918.1203" calcext:value-type="float">
            <text:p>918.1203</text:p>
          </table:table-cell>
          <table:table-cell office:value-type="float" office:value="904.6839" calcext:value-type="float">
            <text:p>904.6839</text:p>
          </table:table-cell>
          <table:table-cell office:value-type="float" office:value="914.3384" calcext:value-type="float">
            <text:p>914.3384</text:p>
          </table:table-cell>
          <table:table-cell office:value-type="float" office:value="333.3112" calcext:value-type="float">
            <text:p>333.3112</text:p>
          </table:table-cell>
          <table:table-cell office:value-type="float" office:value="449.4244" calcext:value-type="float">
            <text:p>449.4244</text:p>
          </table:table-cell>
          <table:table-cell office:value-type="float" office:value="386.0564" calcext:value-type="float">
            <text:p>386.0564</text:p>
          </table:table-cell>
          <table:table-cell office:value-type="float" office:value="325.3489" calcext:value-type="float">
            <text:p>325.348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1998" calcext:value-type="float">
            <text:p>6121998</text:p>
          </table:table-cell>
          <table:table-cell office:value-type="float" office:value="124.3828" calcext:value-type="float">
            <text:p>124.3828</text:p>
          </table:table-cell>
          <table:table-cell office:value-type="float" office:value="5677.297" calcext:value-type="float">
            <text:p>5677.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1.8834" calcext:value-type="float">
            <text:p>-521.8834</text:p>
          </table:table-cell>
          <table:table-cell office:value-type="float" office:value="1663.093" calcext:value-type="float">
            <text:p>1663.093</text:p>
          </table:table-cell>
          <table:table-cell office:value-type="float" office:value="0" calcext:value-type="float">
            <text:p>0</text:p>
          </table:table-cell>
          <table:table-cell office:value-type="float" office:value="75.03983" calcext:value-type="float">
            <text:p>75.03983</text:p>
          </table:table-cell>
          <table:table-cell office:value-type="float" office:value="7.368695" calcext:value-type="float">
            <text:p>7.368695</text:p>
          </table:table-cell>
          <table:table-cell office:value-type="float" office:value="-0.03117061" calcext:value-type="float">
            <text:p>-0.03117061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47493" calcext:value-type="float">
            <text:p>1.147493</text:p>
          </table:table-cell>
          <table:table-cell office:value-type="float" office:value="2.384685" calcext:value-type="float">
            <text:p>2.384685</text:p>
          </table:table-cell>
          <table:table-cell office:value-type="float" office:value="360" calcext:value-type="float">
            <text:p>360</text:p>
          </table:table-cell>
          <table:table-cell office:value-type="float" office:value="-525.5475" calcext:value-type="float">
            <text:p>-525.5475</text:p>
          </table:table-cell>
          <table:table-cell office:value-type="float" office:value="0" calcext:value-type="float">
            <text:p>0</text:p>
          </table:table-cell>
          <table:table-cell office:value-type="float" office:value="222.5281" calcext:value-type="float">
            <text:p>222.5281</text:p>
          </table:table-cell>
          <table:table-cell office:value-type="float" office:value="291.2593" calcext:value-type="float">
            <text:p>291.2593</text:p>
          </table:table-cell>
          <table:table-cell office:value-type="float" office:value="943.0686" calcext:value-type="float">
            <text:p>943.0686</text:p>
          </table:table-cell>
          <table:table-cell office:value-type="float" office:value="918.0895" calcext:value-type="float">
            <text:p>918.0895</text:p>
          </table:table-cell>
          <table:table-cell office:value-type="float" office:value="904.6639" calcext:value-type="float">
            <text:p>904.6639</text:p>
          </table:table-cell>
          <table:table-cell office:value-type="float" office:value="914.3191" calcext:value-type="float">
            <text:p>914.3191</text:p>
          </table:table-cell>
          <table:table-cell office:value-type="float" office:value="333.3055" calcext:value-type="float">
            <text:p>333.3055</text:p>
          </table:table-cell>
          <table:table-cell office:value-type="float" office:value="449.4164" calcext:value-type="float">
            <text:p>449.4164</text:p>
          </table:table-cell>
          <table:table-cell office:value-type="float" office:value="386.0498" calcext:value-type="float">
            <text:p>386.0498</text:p>
          </table:table-cell>
          <table:table-cell office:value-type="float" office:value="325.3453" calcext:value-type="float">
            <text:p>325.345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1998" calcext:value-type="float">
            <text:p>7121998</text:p>
          </table:table-cell>
          <table:table-cell office:value-type="float" office:value="124.2531" calcext:value-type="float">
            <text:p>124.2531</text:p>
          </table:table-cell>
          <table:table-cell office:value-type="float" office:value="5677.224" calcext:value-type="float">
            <text:p>5677.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2.0552" calcext:value-type="float">
            <text:p>-522.0552</text:p>
          </table:table-cell>
          <table:table-cell office:value-type="float" office:value="1661.968" calcext:value-type="float">
            <text:p>1661.968</text:p>
          </table:table-cell>
          <table:table-cell office:value-type="float" office:value="0" calcext:value-type="float">
            <text:p>0</text:p>
          </table:table-cell>
          <table:table-cell office:value-type="float" office:value="75.00269" calcext:value-type="float">
            <text:p>75.00269</text:p>
          </table:table-cell>
          <table:table-cell office:value-type="float" office:value="7.263752" calcext:value-type="float">
            <text:p>7.263752</text:p>
          </table:table-cell>
          <table:table-cell office:value-type="float" office:value="-0.03106319" calcext:value-type="float">
            <text:p>-0.03106319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50268" calcext:value-type="float">
            <text:p>1.150268</text:p>
          </table:table-cell>
          <table:table-cell office:value-type="float" office:value="2.391138" calcext:value-type="float">
            <text:p>2.391138</text:p>
          </table:table-cell>
          <table:table-cell office:value-type="float" office:value="360" calcext:value-type="float">
            <text:p>360</text:p>
          </table:table-cell>
          <table:table-cell office:value-type="float" office:value="-525.7284" calcext:value-type="float">
            <text:p>-525.7284</text:p>
          </table:table-cell>
          <table:table-cell office:value-type="float" office:value="0" calcext:value-type="float">
            <text:p>0</text:p>
          </table:table-cell>
          <table:table-cell office:value-type="float" office:value="222.5629" calcext:value-type="float">
            <text:p>222.5629</text:p>
          </table:table-cell>
          <table:table-cell office:value-type="float" office:value="291.2576" calcext:value-type="float">
            <text:p>291.2576</text:p>
          </table:table-cell>
          <table:table-cell office:value-type="float" office:value="943.0298" calcext:value-type="float">
            <text:p>943.0298</text:p>
          </table:table-cell>
          <table:table-cell office:value-type="float" office:value="918.0595" calcext:value-type="float">
            <text:p>918.0595</text:p>
          </table:table-cell>
          <table:table-cell office:value-type="float" office:value="904.6442" calcext:value-type="float">
            <text:p>904.6442</text:p>
          </table:table-cell>
          <table:table-cell office:value-type="float" office:value="914.3" calcext:value-type="float">
            <text:p>914.3</text:p>
          </table:table-cell>
          <table:table-cell office:value-type="float" office:value="333.2998" calcext:value-type="float">
            <text:p>333.2998</text:p>
          </table:table-cell>
          <table:table-cell office:value-type="float" office:value="449.4101" calcext:value-type="float">
            <text:p>449.4101</text:p>
          </table:table-cell>
          <table:table-cell office:value-type="float" office:value="386.0433" calcext:value-type="float">
            <text:p>386.0433</text:p>
          </table:table-cell>
          <table:table-cell office:value-type="float" office:value="325.3419" calcext:value-type="float">
            <text:p>325.341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1998" calcext:value-type="float">
            <text:p>8121998</text:p>
          </table:table-cell>
          <table:table-cell office:value-type="float" office:value="124.1784" calcext:value-type="float">
            <text:p>124.1784</text:p>
          </table:table-cell>
          <table:table-cell office:value-type="float" office:value="5677.153" calcext:value-type="float">
            <text:p>5677.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2.1729" calcext:value-type="float">
            <text:p>-522.1729</text:p>
          </table:table-cell>
          <table:table-cell office:value-type="float" office:value="1663.724" calcext:value-type="float">
            <text:p>1663.724</text:p>
          </table:table-cell>
          <table:table-cell office:value-type="float" office:value="0" calcext:value-type="float">
            <text:p>0</text:p>
          </table:table-cell>
          <table:table-cell office:value-type="float" office:value="74.92975" calcext:value-type="float">
            <text:p>74.92975</text:p>
          </table:table-cell>
          <table:table-cell office:value-type="float" office:value="7.247433" calcext:value-type="float">
            <text:p>7.247433</text:p>
          </table:table-cell>
          <table:table-cell office:value-type="float" office:value="-0.03088525" calcext:value-type="float">
            <text:p>-0.03088525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51887" calcext:value-type="float">
            <text:p>1.151887</text:p>
          </table:table-cell>
          <table:table-cell office:value-type="float" office:value="2.395003" calcext:value-type="float">
            <text:p>2.395003</text:p>
          </table:table-cell>
          <table:table-cell office:value-type="float" office:value="360" calcext:value-type="float">
            <text:p>360</text:p>
          </table:table-cell>
          <table:table-cell office:value-type="float" office:value="-525.8514" calcext:value-type="float">
            <text:p>-525.8514</text:p>
          </table:table-cell>
          <table:table-cell office:value-type="float" office:value="0" calcext:value-type="float">
            <text:p>0</text:p>
          </table:table-cell>
          <table:table-cell office:value-type="float" office:value="222.5653" calcext:value-type="float">
            <text:p>222.5653</text:p>
          </table:table-cell>
          <table:table-cell office:value-type="float" office:value="291.2458" calcext:value-type="float">
            <text:p>291.2458</text:p>
          </table:table-cell>
          <table:table-cell office:value-type="float" office:value="942.988" calcext:value-type="float">
            <text:p>942.988</text:p>
          </table:table-cell>
          <table:table-cell office:value-type="float" office:value="918.0307" calcext:value-type="float">
            <text:p>918.0307</text:p>
          </table:table-cell>
          <table:table-cell office:value-type="float" office:value="904.6315" calcext:value-type="float">
            <text:p>904.6315</text:p>
          </table:table-cell>
          <table:table-cell office:value-type="float" office:value="914.281" calcext:value-type="float">
            <text:p>914.281</text:p>
          </table:table-cell>
          <table:table-cell office:value-type="float" office:value="333.2946" calcext:value-type="float">
            <text:p>333.2946</text:p>
          </table:table-cell>
          <table:table-cell office:value-type="float" office:value="449.4058" calcext:value-type="float">
            <text:p>449.4058</text:p>
          </table:table-cell>
          <table:table-cell office:value-type="float" office:value="386.0381" calcext:value-type="float">
            <text:p>386.0381</text:p>
          </table:table-cell>
          <table:table-cell office:value-type="float" office:value="325.3387" calcext:value-type="float">
            <text:p>325.338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1998" calcext:value-type="float">
            <text:p>9121998</text:p>
          </table:table-cell>
          <table:table-cell office:value-type="float" office:value="124.1047" calcext:value-type="float">
            <text:p>124.1047</text:p>
          </table:table-cell>
          <table:table-cell office:value-type="float" office:value="5677.086" calcext:value-type="float">
            <text:p>5677.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2.2773" calcext:value-type="float">
            <text:p>-522.2773</text:p>
          </table:table-cell>
          <table:table-cell office:value-type="float" office:value="1664.846" calcext:value-type="float">
            <text:p>1664.846</text:p>
          </table:table-cell>
          <table:table-cell office:value-type="float" office:value="0" calcext:value-type="float">
            <text:p>0</text:p>
          </table:table-cell>
          <table:table-cell office:value-type="float" office:value="74.8523" calcext:value-type="float">
            <text:p>74.8523</text:p>
          </table:table-cell>
          <table:table-cell office:value-type="float" office:value="7.230899" calcext:value-type="float">
            <text:p>7.230899</text:p>
          </table:table-cell>
          <table:table-cell office:value-type="float" office:value="-0.03070435" calcext:value-type="float">
            <text:p>-0.03070435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52921" calcext:value-type="float">
            <text:p>1.152921</text:p>
          </table:table-cell>
          <table:table-cell office:value-type="float" office:value="2.39775" calcext:value-type="float">
            <text:p>2.39775</text:p>
          </table:table-cell>
          <table:table-cell office:value-type="float" office:value="360" calcext:value-type="float">
            <text:p>360</text:p>
          </table:table-cell>
          <table:table-cell office:value-type="float" office:value="-525.9594" calcext:value-type="float">
            <text:p>-525.9594</text:p>
          </table:table-cell>
          <table:table-cell office:value-type="float" office:value="0" calcext:value-type="float">
            <text:p>0</text:p>
          </table:table-cell>
          <table:table-cell office:value-type="float" office:value="222.5681" calcext:value-type="float">
            <text:p>222.5681</text:p>
          </table:table-cell>
          <table:table-cell office:value-type="float" office:value="291.2346" calcext:value-type="float">
            <text:p>291.2346</text:p>
          </table:table-cell>
          <table:table-cell office:value-type="float" office:value="942.9479" calcext:value-type="float">
            <text:p>942.9479</text:p>
          </table:table-cell>
          <table:table-cell office:value-type="float" office:value="918.0024" calcext:value-type="float">
            <text:p>918.0024</text:p>
          </table:table-cell>
          <table:table-cell office:value-type="float" office:value="904.6194" calcext:value-type="float">
            <text:p>904.6194</text:p>
          </table:table-cell>
          <table:table-cell office:value-type="float" office:value="914.2623" calcext:value-type="float">
            <text:p>914.2623</text:p>
          </table:table-cell>
          <table:table-cell office:value-type="float" office:value="333.2894" calcext:value-type="float">
            <text:p>333.2894</text:p>
          </table:table-cell>
          <table:table-cell office:value-type="float" office:value="449.4016" calcext:value-type="float">
            <text:p>449.4016</text:p>
          </table:table-cell>
          <table:table-cell office:value-type="float" office:value="386.0348" calcext:value-type="float">
            <text:p>386.0348</text:p>
          </table:table-cell>
          <table:table-cell office:value-type="float" office:value="325.3355" calcext:value-type="float">
            <text:p>325.335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1998" calcext:value-type="float">
            <text:p>10121998</text:p>
          </table:table-cell>
          <table:table-cell office:value-type="float" office:value="124.0348" calcext:value-type="float">
            <text:p>124.0348</text:p>
          </table:table-cell>
          <table:table-cell office:value-type="float" office:value="5677.024" calcext:value-type="float">
            <text:p>5677.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2.3331" calcext:value-type="float">
            <text:p>-522.3331</text:p>
          </table:table-cell>
          <table:table-cell office:value-type="float" office:value="1665.276" calcext:value-type="float">
            <text:p>1665.276</text:p>
          </table:table-cell>
          <table:table-cell office:value-type="float" office:value="0" calcext:value-type="float">
            <text:p>0</text:p>
          </table:table-cell>
          <table:table-cell office:value-type="float" office:value="74.77197" calcext:value-type="float">
            <text:p>74.77197</text:p>
          </table:table-cell>
          <table:table-cell office:value-type="float" office:value="7.215247" calcext:value-type="float">
            <text:p>7.215247</text:p>
          </table:table-cell>
          <table:table-cell office:value-type="float" office:value="-0.03060134" calcext:value-type="float">
            <text:p>-0.03060134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53832" calcext:value-type="float">
            <text:p>1.153832</text:p>
          </table:table-cell>
          <table:table-cell office:value-type="float" office:value="2.400516" calcext:value-type="float">
            <text:p>2.400516</text:p>
          </table:table-cell>
          <table:table-cell office:value-type="float" office:value="360" calcext:value-type="float">
            <text:p>360</text:p>
          </table:table-cell>
          <table:table-cell office:value-type="float" office:value="-526.0187" calcext:value-type="float">
            <text:p>-526.0187</text:p>
          </table:table-cell>
          <table:table-cell office:value-type="float" office:value="0" calcext:value-type="float">
            <text:p>0</text:p>
          </table:table-cell>
          <table:table-cell office:value-type="float" office:value="222.5715" calcext:value-type="float">
            <text:p>222.5715</text:p>
          </table:table-cell>
          <table:table-cell office:value-type="float" office:value="291.224" calcext:value-type="float">
            <text:p>291.224</text:p>
          </table:table-cell>
          <table:table-cell office:value-type="float" office:value="942.9088" calcext:value-type="float">
            <text:p>942.9088</text:p>
          </table:table-cell>
          <table:table-cell office:value-type="float" office:value="917.9749" calcext:value-type="float">
            <text:p>917.9749</text:p>
          </table:table-cell>
          <table:table-cell office:value-type="float" office:value="904.6078" calcext:value-type="float">
            <text:p>904.6078</text:p>
          </table:table-cell>
          <table:table-cell office:value-type="float" office:value="914.2473" calcext:value-type="float">
            <text:p>914.2473</text:p>
          </table:table-cell>
          <table:table-cell office:value-type="float" office:value="333.2843" calcext:value-type="float">
            <text:p>333.2843</text:p>
          </table:table-cell>
          <table:table-cell office:value-type="float" office:value="449.3976" calcext:value-type="float">
            <text:p>449.3976</text:p>
          </table:table-cell>
          <table:table-cell office:value-type="float" office:value="386.0316" calcext:value-type="float">
            <text:p>386.0316</text:p>
          </table:table-cell>
          <table:table-cell office:value-type="float" office:value="325.3324" calcext:value-type="float">
            <text:p>325.332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1998" calcext:value-type="float">
            <text:p>11121998</text:p>
          </table:table-cell>
          <table:table-cell office:value-type="float" office:value="123.968" calcext:value-type="float">
            <text:p>123.968</text:p>
          </table:table-cell>
          <table:table-cell office:value-type="float" office:value="5676.963" calcext:value-type="float">
            <text:p>5676.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2.3961" calcext:value-type="float">
            <text:p>-522.3961</text:p>
          </table:table-cell>
          <table:table-cell office:value-type="float" office:value="1666.113" calcext:value-type="float">
            <text:p>1666.113</text:p>
          </table:table-cell>
          <table:table-cell office:value-type="float" office:value="0" calcext:value-type="float">
            <text:p>0</text:p>
          </table:table-cell>
          <table:table-cell office:value-type="float" office:value="74.6913" calcext:value-type="float">
            <text:p>74.6913</text:p>
          </table:table-cell>
          <table:table-cell office:value-type="float" office:value="7.202096" calcext:value-type="float">
            <text:p>7.202096</text:p>
          </table:table-cell>
          <table:table-cell office:value-type="float" office:value="-0.03050396" calcext:value-type="float">
            <text:p>-0.03050396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54581" calcext:value-type="float">
            <text:p>1.154581</text:p>
          </table:table-cell>
          <table:table-cell office:value-type="float" office:value="2.402792" calcext:value-type="float">
            <text:p>2.402792</text:p>
          </table:table-cell>
          <table:table-cell office:value-type="float" office:value="360" calcext:value-type="float">
            <text:p>360</text:p>
          </table:table-cell>
          <table:table-cell office:value-type="float" office:value="-526.0847" calcext:value-type="float">
            <text:p>-526.0847</text:p>
          </table:table-cell>
          <table:table-cell office:value-type="float" office:value="0" calcext:value-type="float">
            <text:p>0</text:p>
          </table:table-cell>
          <table:table-cell office:value-type="float" office:value="222.5741" calcext:value-type="float">
            <text:p>222.5741</text:p>
          </table:table-cell>
          <table:table-cell office:value-type="float" office:value="291.2133" calcext:value-type="float">
            <text:p>291.2133</text:p>
          </table:table-cell>
          <table:table-cell office:value-type="float" office:value="942.8694" calcext:value-type="float">
            <text:p>942.8694</text:p>
          </table:table-cell>
          <table:table-cell office:value-type="float" office:value="917.9477" calcext:value-type="float">
            <text:p>917.9477</text:p>
          </table:table-cell>
          <table:table-cell office:value-type="float" office:value="904.5962" calcext:value-type="float">
            <text:p>904.5962</text:p>
          </table:table-cell>
          <table:table-cell office:value-type="float" office:value="914.2339" calcext:value-type="float">
            <text:p>914.2339</text:p>
          </table:table-cell>
          <table:table-cell office:value-type="float" office:value="333.2793" calcext:value-type="float">
            <text:p>333.2793</text:p>
          </table:table-cell>
          <table:table-cell office:value-type="float" office:value="449.3935" calcext:value-type="float">
            <text:p>449.3935</text:p>
          </table:table-cell>
          <table:table-cell office:value-type="float" office:value="386.0284" calcext:value-type="float">
            <text:p>386.0284</text:p>
          </table:table-cell>
          <table:table-cell office:value-type="float" office:value="325.3294" calcext:value-type="float">
            <text:p>325.329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1998" calcext:value-type="float">
            <text:p>12121998</text:p>
          </table:table-cell>
          <table:table-cell office:value-type="float" office:value="123.9035" calcext:value-type="float">
            <text:p>123.9035</text:p>
          </table:table-cell>
          <table:table-cell office:value-type="float" office:value="5676.904" calcext:value-type="float">
            <text:p>5676.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2.4241" calcext:value-type="float">
            <text:p>-522.4241</text:p>
          </table:table-cell>
          <table:table-cell office:value-type="float" office:value="1666.328" calcext:value-type="float">
            <text:p>1666.328</text:p>
          </table:table-cell>
          <table:table-cell office:value-type="float" office:value="0" calcext:value-type="float">
            <text:p>0</text:p>
          </table:table-cell>
          <table:table-cell office:value-type="float" office:value="74.61351" calcext:value-type="float">
            <text:p>74.61351</text:p>
          </table:table-cell>
          <table:table-cell office:value-type="float" office:value="7.188537" calcext:value-type="float">
            <text:p>7.188537</text:p>
          </table:table-cell>
          <table:table-cell office:value-type="float" office:value="-0.03047133" calcext:value-type="float">
            <text:p>-0.03047133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55615" calcext:value-type="float">
            <text:p>1.155615</text:p>
          </table:table-cell>
          <table:table-cell office:value-type="float" office:value="2.408665" calcext:value-type="float">
            <text:p>2.408665</text:p>
          </table:table-cell>
          <table:table-cell office:value-type="float" office:value="360" calcext:value-type="float">
            <text:p>360</text:p>
          </table:table-cell>
          <table:table-cell office:value-type="float" office:value="-526.1196" calcext:value-type="float">
            <text:p>-526.1196</text:p>
          </table:table-cell>
          <table:table-cell office:value-type="float" office:value="0" calcext:value-type="float">
            <text:p>0</text:p>
          </table:table-cell>
          <table:table-cell office:value-type="float" office:value="222.5767" calcext:value-type="float">
            <text:p>222.5767</text:p>
          </table:table-cell>
          <table:table-cell office:value-type="float" office:value="291.202" calcext:value-type="float">
            <text:p>291.202</text:p>
          </table:table-cell>
          <table:table-cell office:value-type="float" office:value="942.8321" calcext:value-type="float">
            <text:p>942.8321</text:p>
          </table:table-cell>
          <table:table-cell office:value-type="float" office:value="917.9211" calcext:value-type="float">
            <text:p>917.9211</text:p>
          </table:table-cell>
          <table:table-cell office:value-type="float" office:value="904.585" calcext:value-type="float">
            <text:p>904.585</text:p>
          </table:table-cell>
          <table:table-cell office:value-type="float" office:value="914.2232" calcext:value-type="float">
            <text:p>914.2232</text:p>
          </table:table-cell>
          <table:table-cell office:value-type="float" office:value="333.2744" calcext:value-type="float">
            <text:p>333.2744</text:p>
          </table:table-cell>
          <table:table-cell office:value-type="float" office:value="449.3895" calcext:value-type="float">
            <text:p>449.3895</text:p>
          </table:table-cell>
          <table:table-cell office:value-type="float" office:value="386.0253" calcext:value-type="float">
            <text:p>386.0253</text:p>
          </table:table-cell>
          <table:table-cell office:value-type="float" office:value="325.3263" calcext:value-type="float">
            <text:p>325.326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1998" calcext:value-type="float">
            <text:p>13121998</text:p>
          </table:table-cell>
          <table:table-cell office:value-type="float" office:value="123.8365" calcext:value-type="float">
            <text:p>123.8365</text:p>
          </table:table-cell>
          <table:table-cell office:value-type="float" office:value="5676.845" calcext:value-type="float">
            <text:p>5676.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2.4468" calcext:value-type="float">
            <text:p>-522.4468</text:p>
          </table:table-cell>
          <table:table-cell office:value-type="float" office:value="1667.189" calcext:value-type="float">
            <text:p>1667.189</text:p>
          </table:table-cell>
          <table:table-cell office:value-type="float" office:value="0" calcext:value-type="float">
            <text:p>0</text:p>
          </table:table-cell>
          <table:table-cell office:value-type="float" office:value="74.53111" calcext:value-type="float">
            <text:p>74.53111</text:p>
          </table:table-cell>
          <table:table-cell office:value-type="float" office:value="7.173661" calcext:value-type="float">
            <text:p>7.173661</text:p>
          </table:table-cell>
          <table:table-cell office:value-type="float" office:value="-0.03045048" calcext:value-type="float">
            <text:p>-0.03045048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56851" calcext:value-type="float">
            <text:p>1.156851</text:p>
          </table:table-cell>
          <table:table-cell office:value-type="float" office:value="2.416796" calcext:value-type="float">
            <text:p>2.416796</text:p>
          </table:table-cell>
          <table:table-cell office:value-type="float" office:value="360" calcext:value-type="float">
            <text:p>360</text:p>
          </table:table-cell>
          <table:table-cell office:value-type="float" office:value="-526.1517" calcext:value-type="float">
            <text:p>-526.1517</text:p>
          </table:table-cell>
          <table:table-cell office:value-type="float" office:value="0" calcext:value-type="float">
            <text:p>0</text:p>
          </table:table-cell>
          <table:table-cell office:value-type="float" office:value="222.5793" calcext:value-type="float">
            <text:p>222.5793</text:p>
          </table:table-cell>
          <table:table-cell office:value-type="float" office:value="291.1906" calcext:value-type="float">
            <text:p>291.1906</text:p>
          </table:table-cell>
          <table:table-cell office:value-type="float" office:value="942.7943" calcext:value-type="float">
            <text:p>942.7943</text:p>
          </table:table-cell>
          <table:table-cell office:value-type="float" office:value="917.8945" calcext:value-type="float">
            <text:p>917.8945</text:p>
          </table:table-cell>
          <table:table-cell office:value-type="float" office:value="904.5737" calcext:value-type="float">
            <text:p>904.5737</text:p>
          </table:table-cell>
          <table:table-cell office:value-type="float" office:value="914.2126" calcext:value-type="float">
            <text:p>914.2126</text:p>
          </table:table-cell>
          <table:table-cell office:value-type="float" office:value="333.2695" calcext:value-type="float">
            <text:p>333.2695</text:p>
          </table:table-cell>
          <table:table-cell office:value-type="float" office:value="449.3856" calcext:value-type="float">
            <text:p>449.3856</text:p>
          </table:table-cell>
          <table:table-cell office:value-type="float" office:value="386.0222" calcext:value-type="float">
            <text:p>386.0222</text:p>
          </table:table-cell>
          <table:table-cell office:value-type="float" office:value="325.3231" calcext:value-type="float">
            <text:p>325.323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1998" calcext:value-type="float">
            <text:p>14121998</text:p>
          </table:table-cell>
          <table:table-cell office:value-type="float" office:value="123.7855" calcext:value-type="float">
            <text:p>123.7855</text:p>
          </table:table-cell>
          <table:table-cell office:value-type="float" office:value="5676.788" calcext:value-type="float">
            <text:p>5676.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2.4605" calcext:value-type="float">
            <text:p>-522.4605</text:p>
          </table:table-cell>
          <table:table-cell office:value-type="float" office:value="1668.284" calcext:value-type="float">
            <text:p>1668.284</text:p>
          </table:table-cell>
          <table:table-cell office:value-type="float" office:value="0" calcext:value-type="float">
            <text:p>0</text:p>
          </table:table-cell>
          <table:table-cell office:value-type="float" office:value="74.45366" calcext:value-type="float">
            <text:p>74.45366</text:p>
          </table:table-cell>
          <table:table-cell office:value-type="float" office:value="7.167764" calcext:value-type="float">
            <text:p>7.167764</text:p>
          </table:table-cell>
          <table:table-cell office:value-type="float" office:value="-0.03043402" calcext:value-type="float">
            <text:p>-0.03043402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58077" calcext:value-type="float">
            <text:p>1.158077</text:p>
          </table:table-cell>
          <table:table-cell office:value-type="float" office:value="2.425594" calcext:value-type="float">
            <text:p>2.425594</text:p>
          </table:table-cell>
          <table:table-cell office:value-type="float" office:value="360" calcext:value-type="float">
            <text:p>360</text:p>
          </table:table-cell>
          <table:table-cell office:value-type="float" office:value="-526.1754" calcext:value-type="float">
            <text:p>-526.1754</text:p>
          </table:table-cell>
          <table:table-cell office:value-type="float" office:value="0" calcext:value-type="float">
            <text:p>0</text:p>
          </table:table-cell>
          <table:table-cell office:value-type="float" office:value="222.5808" calcext:value-type="float">
            <text:p>222.5808</text:p>
          </table:table-cell>
          <table:table-cell office:value-type="float" office:value="291.1807" calcext:value-type="float">
            <text:p>291.1807</text:p>
          </table:table-cell>
          <table:table-cell office:value-type="float" office:value="942.7613" calcext:value-type="float">
            <text:p>942.7613</text:p>
          </table:table-cell>
          <table:table-cell office:value-type="float" office:value="917.8692" calcext:value-type="float">
            <text:p>917.8692</text:p>
          </table:table-cell>
          <table:table-cell office:value-type="float" office:value="904.563" calcext:value-type="float">
            <text:p>904.563</text:p>
          </table:table-cell>
          <table:table-cell office:value-type="float" office:value="914.2023" calcext:value-type="float">
            <text:p>914.2023</text:p>
          </table:table-cell>
          <table:table-cell office:value-type="float" office:value="333.2648" calcext:value-type="float">
            <text:p>333.2648</text:p>
          </table:table-cell>
          <table:table-cell office:value-type="float" office:value="449.3818" calcext:value-type="float">
            <text:p>449.3818</text:p>
          </table:table-cell>
          <table:table-cell office:value-type="float" office:value="386.0191" calcext:value-type="float">
            <text:p>386.0191</text:p>
          </table:table-cell>
          <table:table-cell office:value-type="float" office:value="325.3199" calcext:value-type="float">
            <text:p>325.319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1998" calcext:value-type="float">
            <text:p>15121998</text:p>
          </table:table-cell>
          <table:table-cell office:value-type="float" office:value="123.7197" calcext:value-type="float">
            <text:p>123.7197</text:p>
          </table:table-cell>
          <table:table-cell office:value-type="float" office:value="5676.733" calcext:value-type="float">
            <text:p>5676.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2.4818" calcext:value-type="float">
            <text:p>-522.4818</text:p>
          </table:table-cell>
          <table:table-cell office:value-type="float" office:value="1669.364" calcext:value-type="float">
            <text:p>1669.364</text:p>
          </table:table-cell>
          <table:table-cell office:value-type="float" office:value="0" calcext:value-type="float">
            <text:p>0</text:p>
          </table:table-cell>
          <table:table-cell office:value-type="float" office:value="74.37484" calcext:value-type="float">
            <text:p>74.37484</text:p>
          </table:table-cell>
          <table:table-cell office:value-type="float" office:value="7.148669" calcext:value-type="float">
            <text:p>7.148669</text:p>
          </table:table-cell>
          <table:table-cell office:value-type="float" office:value="-0.03041767" calcext:value-type="float">
            <text:p>-0.03041767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59232" calcext:value-type="float">
            <text:p>1.159232</text:p>
          </table:table-cell>
          <table:table-cell office:value-type="float" office:value="2.433898" calcext:value-type="float">
            <text:p>2.433898</text:p>
          </table:table-cell>
          <table:table-cell office:value-type="float" office:value="360" calcext:value-type="float">
            <text:p>360</text:p>
          </table:table-cell>
          <table:table-cell office:value-type="float" office:value="-526.2061" calcext:value-type="float">
            <text:p>-526.2061</text:p>
          </table:table-cell>
          <table:table-cell office:value-type="float" office:value="0" calcext:value-type="float">
            <text:p>0</text:p>
          </table:table-cell>
          <table:table-cell office:value-type="float" office:value="222.5846" calcext:value-type="float">
            <text:p>222.5846</text:p>
          </table:table-cell>
          <table:table-cell office:value-type="float" office:value="291.1701" calcext:value-type="float">
            <text:p>291.1701</text:p>
          </table:table-cell>
          <table:table-cell office:value-type="float" office:value="942.7275" calcext:value-type="float">
            <text:p>942.7275</text:p>
          </table:table-cell>
          <table:table-cell office:value-type="float" office:value="917.8441" calcext:value-type="float">
            <text:p>917.8441</text:p>
          </table:table-cell>
          <table:table-cell office:value-type="float" office:value="904.5524" calcext:value-type="float">
            <text:p>904.5524</text:p>
          </table:table-cell>
          <table:table-cell office:value-type="float" office:value="914.1923" calcext:value-type="float">
            <text:p>914.1923</text:p>
          </table:table-cell>
          <table:table-cell office:value-type="float" office:value="333.26" calcext:value-type="float">
            <text:p>333.26</text:p>
          </table:table-cell>
          <table:table-cell office:value-type="float" office:value="449.378" calcext:value-type="float">
            <text:p>449.378</text:p>
          </table:table-cell>
          <table:table-cell office:value-type="float" office:value="386.016" calcext:value-type="float">
            <text:p>386.016</text:p>
          </table:table-cell>
          <table:table-cell office:value-type="float" office:value="325.3168" calcext:value-type="float">
            <text:p>325.316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1998" calcext:value-type="float">
            <text:p>16121998</text:p>
          </table:table-cell>
          <table:table-cell office:value-type="float" office:value="123.6496" calcext:value-type="float">
            <text:p>123.6496</text:p>
          </table:table-cell>
          <table:table-cell office:value-type="float" office:value="5676.678" calcext:value-type="float">
            <text:p>5676.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2.5253" calcext:value-type="float">
            <text:p>-522.5253</text:p>
          </table:table-cell>
          <table:table-cell office:value-type="float" office:value="1670.907" calcext:value-type="float">
            <text:p>1670.907</text:p>
          </table:table-cell>
          <table:table-cell office:value-type="float" office:value="0" calcext:value-type="float">
            <text:p>0</text:p>
          </table:table-cell>
          <table:table-cell office:value-type="float" office:value="74.29867" calcext:value-type="float">
            <text:p>74.29867</text:p>
          </table:table-cell>
          <table:table-cell office:value-type="float" office:value="7.127693" calcext:value-type="float">
            <text:p>7.127693</text:p>
          </table:table-cell>
          <table:table-cell office:value-type="float" office:value="-0.03038291" calcext:value-type="float">
            <text:p>-0.03038291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60236" calcext:value-type="float">
            <text:p>1.160236</text:p>
          </table:table-cell>
          <table:table-cell office:value-type="float" office:value="2.439252" calcext:value-type="float">
            <text:p>2.439252</text:p>
          </table:table-cell>
          <table:table-cell office:value-type="float" office:value="360" calcext:value-type="float">
            <text:p>360</text:p>
          </table:table-cell>
          <table:table-cell office:value-type="float" office:value="-526.2559" calcext:value-type="float">
            <text:p>-526.2559</text:p>
          </table:table-cell>
          <table:table-cell office:value-type="float" office:value="0" calcext:value-type="float">
            <text:p>0</text:p>
          </table:table-cell>
          <table:table-cell office:value-type="float" office:value="222.5879" calcext:value-type="float">
            <text:p>222.5879</text:p>
          </table:table-cell>
          <table:table-cell office:value-type="float" office:value="291.1591" calcext:value-type="float">
            <text:p>291.1591</text:p>
          </table:table-cell>
          <table:table-cell office:value-type="float" office:value="942.6915" calcext:value-type="float">
            <text:p>942.6915</text:p>
          </table:table-cell>
          <table:table-cell office:value-type="float" office:value="917.8188" calcext:value-type="float">
            <text:p>917.8188</text:p>
          </table:table-cell>
          <table:table-cell office:value-type="float" office:value="904.5419" calcext:value-type="float">
            <text:p>904.5419</text:p>
          </table:table-cell>
          <table:table-cell office:value-type="float" office:value="914.1824" calcext:value-type="float">
            <text:p>914.1824</text:p>
          </table:table-cell>
          <table:table-cell office:value-type="float" office:value="333.2555" calcext:value-type="float">
            <text:p>333.2555</text:p>
          </table:table-cell>
          <table:table-cell office:value-type="float" office:value="449.3743" calcext:value-type="float">
            <text:p>449.3743</text:p>
          </table:table-cell>
          <table:table-cell office:value-type="float" office:value="386.013" calcext:value-type="float">
            <text:p>386.013</text:p>
          </table:table-cell>
          <table:table-cell office:value-type="float" office:value="325.3139" calcext:value-type="float">
            <text:p>325.313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1998" calcext:value-type="float">
            <text:p>17121998</text:p>
          </table:table-cell>
          <table:table-cell office:value-type="float" office:value="123.5999" calcext:value-type="float">
            <text:p>123.5999</text:p>
          </table:table-cell>
          <table:table-cell office:value-type="float" office:value="5676.624" calcext:value-type="float">
            <text:p>5676.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2.5415" calcext:value-type="float">
            <text:p>-522.5415</text:p>
          </table:table-cell>
          <table:table-cell office:value-type="float" office:value="1671.718" calcext:value-type="float">
            <text:p>1671.718</text:p>
          </table:table-cell>
          <table:table-cell office:value-type="float" office:value="0" calcext:value-type="float">
            <text:p>0</text:p>
          </table:table-cell>
          <table:table-cell office:value-type="float" office:value="74.22268" calcext:value-type="float">
            <text:p>74.22268</text:p>
          </table:table-cell>
          <table:table-cell office:value-type="float" office:value="7.12068" calcext:value-type="float">
            <text:p>7.12068</text:p>
          </table:table-cell>
          <table:table-cell office:value-type="float" office:value="-0.03036844" calcext:value-type="float">
            <text:p>-0.03036844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61331" calcext:value-type="float">
            <text:p>1.161331</text:p>
          </table:table-cell>
          <table:table-cell office:value-type="float" office:value="2.447061" calcext:value-type="float">
            <text:p>2.447061</text:p>
          </table:table-cell>
          <table:table-cell office:value-type="float" office:value="360" calcext:value-type="float">
            <text:p>360</text:p>
          </table:table-cell>
          <table:table-cell office:value-type="float" office:value="-526.281" calcext:value-type="float">
            <text:p>-526.281</text:p>
          </table:table-cell>
          <table:table-cell office:value-type="float" office:value="0" calcext:value-type="float">
            <text:p>0</text:p>
          </table:table-cell>
          <table:table-cell office:value-type="float" office:value="222.5898" calcext:value-type="float">
            <text:p>222.5898</text:p>
          </table:table-cell>
          <table:table-cell office:value-type="float" office:value="291.1496" calcext:value-type="float">
            <text:p>291.1496</text:p>
          </table:table-cell>
          <table:table-cell office:value-type="float" office:value="942.6613" calcext:value-type="float">
            <text:p>942.6613</text:p>
          </table:table-cell>
          <table:table-cell office:value-type="float" office:value="917.7944" calcext:value-type="float">
            <text:p>917.7944</text:p>
          </table:table-cell>
          <table:table-cell office:value-type="float" office:value="904.5316" calcext:value-type="float">
            <text:p>904.5316</text:p>
          </table:table-cell>
          <table:table-cell office:value-type="float" office:value="914.1726" calcext:value-type="float">
            <text:p>914.1726</text:p>
          </table:table-cell>
          <table:table-cell office:value-type="float" office:value="333.2507" calcext:value-type="float">
            <text:p>333.2507</text:p>
          </table:table-cell>
          <table:table-cell office:value-type="float" office:value="449.3707" calcext:value-type="float">
            <text:p>449.3707</text:p>
          </table:table-cell>
          <table:table-cell office:value-type="float" office:value="386.01" calcext:value-type="float">
            <text:p>386.01</text:p>
          </table:table-cell>
          <table:table-cell office:value-type="float" office:value="325.3109" calcext:value-type="float">
            <text:p>325.310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1998" calcext:value-type="float">
            <text:p>18121998</text:p>
          </table:table-cell>
          <table:table-cell office:value-type="float" office:value="123.561" calcext:value-type="float">
            <text:p>123.561</text:p>
          </table:table-cell>
          <table:table-cell office:value-type="float" office:value="5676.572" calcext:value-type="float">
            <text:p>5676.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2.5877" calcext:value-type="float">
            <text:p>-522.5877</text:p>
          </table:table-cell>
          <table:table-cell office:value-type="float" office:value="1673.248" calcext:value-type="float">
            <text:p>1673.248</text:p>
          </table:table-cell>
          <table:table-cell office:value-type="float" office:value="0" calcext:value-type="float">
            <text:p>0</text:p>
          </table:table-cell>
          <table:table-cell office:value-type="float" office:value="74.15372" calcext:value-type="float">
            <text:p>74.15372</text:p>
          </table:table-cell>
          <table:table-cell office:value-type="float" office:value="7.11832" calcext:value-type="float">
            <text:p>7.11832</text:p>
          </table:table-cell>
          <table:table-cell office:value-type="float" office:value="-0.03032312" calcext:value-type="float">
            <text:p>-0.03032312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62034" calcext:value-type="float">
            <text:p>1.162034</text:p>
          </table:table-cell>
          <table:table-cell office:value-type="float" office:value="2.44797" calcext:value-type="float">
            <text:p>2.44797</text:p>
          </table:table-cell>
          <table:table-cell office:value-type="float" office:value="360" calcext:value-type="float">
            <text:p>360</text:p>
          </table:table-cell>
          <table:table-cell office:value-type="float" office:value="-526.3288" calcext:value-type="float">
            <text:p>-526.3288</text:p>
          </table:table-cell>
          <table:table-cell office:value-type="float" office:value="0" calcext:value-type="float">
            <text:p>0</text:p>
          </table:table-cell>
          <table:table-cell office:value-type="float" office:value="222.5911" calcext:value-type="float">
            <text:p>222.5911</text:p>
          </table:table-cell>
          <table:table-cell office:value-type="float" office:value="291.1429" calcext:value-type="float">
            <text:p>291.1429</text:p>
          </table:table-cell>
          <table:table-cell office:value-type="float" office:value="942.6361" calcext:value-type="float">
            <text:p>942.6361</text:p>
          </table:table-cell>
          <table:table-cell office:value-type="float" office:value="917.7717" calcext:value-type="float">
            <text:p>917.7717</text:p>
          </table:table-cell>
          <table:table-cell office:value-type="float" office:value="904.5216" calcext:value-type="float">
            <text:p>904.5216</text:p>
          </table:table-cell>
          <table:table-cell office:value-type="float" office:value="914.1632" calcext:value-type="float">
            <text:p>914.1632</text:p>
          </table:table-cell>
          <table:table-cell office:value-type="float" office:value="333.246" calcext:value-type="float">
            <text:p>333.246</text:p>
          </table:table-cell>
          <table:table-cell office:value-type="float" office:value="449.3672" calcext:value-type="float">
            <text:p>449.3672</text:p>
          </table:table-cell>
          <table:table-cell office:value-type="float" office:value="386.0072" calcext:value-type="float">
            <text:p>386.0072</text:p>
          </table:table-cell>
          <table:table-cell office:value-type="float" office:value="325.3082" calcext:value-type="float">
            <text:p>325.308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1998" calcext:value-type="float">
            <text:p>19121998</text:p>
          </table:table-cell>
          <table:table-cell office:value-type="float" office:value="123.5253" calcext:value-type="float">
            <text:p>123.5253</text:p>
          </table:table-cell>
          <table:table-cell office:value-type="float" office:value="5676.531" calcext:value-type="float">
            <text:p>5676.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2.7061" calcext:value-type="float">
            <text:p>-522.7061</text:p>
          </table:table-cell>
          <table:table-cell office:value-type="float" office:value="1673.245" calcext:value-type="float">
            <text:p>1673.245</text:p>
          </table:table-cell>
          <table:table-cell office:value-type="float" office:value="0" calcext:value-type="float">
            <text:p>0</text:p>
          </table:table-cell>
          <table:table-cell office:value-type="float" office:value="74.08511" calcext:value-type="float">
            <text:p>74.08511</text:p>
          </table:table-cell>
          <table:table-cell office:value-type="float" office:value="7.114274" calcext:value-type="float">
            <text:p>7.114274</text:p>
          </table:table-cell>
          <table:table-cell office:value-type="float" office:value="-0.03024709" calcext:value-type="float">
            <text:p>-0.03024709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62497" calcext:value-type="float">
            <text:p>1.162497</text:p>
          </table:table-cell>
          <table:table-cell office:value-type="float" office:value="2.443988" calcext:value-type="float">
            <text:p>2.443988</text:p>
          </table:table-cell>
          <table:table-cell office:value-type="float" office:value="360" calcext:value-type="float">
            <text:p>360</text:p>
          </table:table-cell>
          <table:table-cell office:value-type="float" office:value="-526.4435" calcext:value-type="float">
            <text:p>-526.4435</text:p>
          </table:table-cell>
          <table:table-cell office:value-type="float" office:value="0" calcext:value-type="float">
            <text:p>0</text:p>
          </table:table-cell>
          <table:table-cell office:value-type="float" office:value="222.592" calcext:value-type="float">
            <text:p>222.592</text:p>
          </table:table-cell>
          <table:table-cell office:value-type="float" office:value="291.1385" calcext:value-type="float">
            <text:p>291.1385</text:p>
          </table:table-cell>
          <table:table-cell office:value-type="float" office:value="942.6139" calcext:value-type="float">
            <text:p>942.6139</text:p>
          </table:table-cell>
          <table:table-cell office:value-type="float" office:value="917.755" calcext:value-type="float">
            <text:p>917.755</text:p>
          </table:table-cell>
          <table:table-cell office:value-type="float" office:value="904.5119" calcext:value-type="float">
            <text:p>904.5119</text:p>
          </table:table-cell>
          <table:table-cell office:value-type="float" office:value="914.1547" calcext:value-type="float">
            <text:p>914.1547</text:p>
          </table:table-cell>
          <table:table-cell office:value-type="float" office:value="333.2425" calcext:value-type="float">
            <text:p>333.2425</text:p>
          </table:table-cell>
          <table:table-cell office:value-type="float" office:value="449.3638" calcext:value-type="float">
            <text:p>449.3638</text:p>
          </table:table-cell>
          <table:table-cell office:value-type="float" office:value="386.0045" calcext:value-type="float">
            <text:p>386.0045</text:p>
          </table:table-cell>
          <table:table-cell office:value-type="float" office:value="325.3056" calcext:value-type="float">
            <text:p>325.305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1998" calcext:value-type="float">
            <text:p>20121998</text:p>
          </table:table-cell>
          <table:table-cell office:value-type="float" office:value="123.4899" calcext:value-type="float">
            <text:p>123.4899</text:p>
          </table:table-cell>
          <table:table-cell office:value-type="float" office:value="5676.49" calcext:value-type="float">
            <text:p>5676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2.8299" calcext:value-type="float">
            <text:p>-522.8299</text:p>
          </table:table-cell>
          <table:table-cell office:value-type="float" office:value="1672.517" calcext:value-type="float">
            <text:p>1672.517</text:p>
          </table:table-cell>
          <table:table-cell office:value-type="float" office:value="0" calcext:value-type="float">
            <text:p>0</text:p>
          </table:table-cell>
          <table:table-cell office:value-type="float" office:value="74.01955" calcext:value-type="float">
            <text:p>74.01955</text:p>
          </table:table-cell>
          <table:table-cell office:value-type="float" office:value="7.107859" calcext:value-type="float">
            <text:p>7.107859</text:p>
          </table:table-cell>
          <table:table-cell office:value-type="float" office:value="-0.0302094" calcext:value-type="float">
            <text:p>-0.0302094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63414" calcext:value-type="float">
            <text:p>1.163414</text:p>
          </table:table-cell>
          <table:table-cell office:value-type="float" office:value="2.44673" calcext:value-type="float">
            <text:p>2.44673</text:p>
          </table:table-cell>
          <table:table-cell office:value-type="float" office:value="360" calcext:value-type="float">
            <text:p>360</text:p>
          </table:table-cell>
          <table:table-cell office:value-type="float" office:value="-526.5709" calcext:value-type="float">
            <text:p>-526.5709</text:p>
          </table:table-cell>
          <table:table-cell office:value-type="float" office:value="0" calcext:value-type="float">
            <text:p>0</text:p>
          </table:table-cell>
          <table:table-cell office:value-type="float" office:value="222.5929" calcext:value-type="float">
            <text:p>222.5929</text:p>
          </table:table-cell>
          <table:table-cell office:value-type="float" office:value="291.1337" calcext:value-type="float">
            <text:p>291.1337</text:p>
          </table:table-cell>
          <table:table-cell office:value-type="float" office:value="942.5938" calcext:value-type="float">
            <text:p>942.5938</text:p>
          </table:table-cell>
          <table:table-cell office:value-type="float" office:value="917.7386" calcext:value-type="float">
            <text:p>917.7386</text:p>
          </table:table-cell>
          <table:table-cell office:value-type="float" office:value="904.5026" calcext:value-type="float">
            <text:p>904.5026</text:p>
          </table:table-cell>
          <table:table-cell office:value-type="float" office:value="914.1464" calcext:value-type="float">
            <text:p>914.1464</text:p>
          </table:table-cell>
          <table:table-cell office:value-type="float" office:value="333.2392" calcext:value-type="float">
            <text:p>333.2392</text:p>
          </table:table-cell>
          <table:table-cell office:value-type="float" office:value="449.3607" calcext:value-type="float">
            <text:p>449.3607</text:p>
          </table:table-cell>
          <table:table-cell office:value-type="float" office:value="386.0017" calcext:value-type="float">
            <text:p>386.0017</text:p>
          </table:table-cell>
          <table:table-cell office:value-type="float" office:value="325.3029" calcext:value-type="float">
            <text:p>325.302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1998" calcext:value-type="float">
            <text:p>21121998</text:p>
          </table:table-cell>
          <table:table-cell office:value-type="float" office:value="123.4622" calcext:value-type="float">
            <text:p>123.4622</text:p>
          </table:table-cell>
          <table:table-cell office:value-type="float" office:value="5676.452" calcext:value-type="float">
            <text:p>5676.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2.9252" calcext:value-type="float">
            <text:p>-522.9252</text:p>
          </table:table-cell>
          <table:table-cell office:value-type="float" office:value="1672.504" calcext:value-type="float">
            <text:p>1672.504</text:p>
          </table:table-cell>
          <table:table-cell office:value-type="float" office:value="0" calcext:value-type="float">
            <text:p>0</text:p>
          </table:table-cell>
          <table:table-cell office:value-type="float" office:value="73.95551" calcext:value-type="float">
            <text:p>73.95551</text:p>
          </table:table-cell>
          <table:table-cell office:value-type="float" office:value="7.105986" calcext:value-type="float">
            <text:p>7.105986</text:p>
          </table:table-cell>
          <table:table-cell office:value-type="float" office:value="-0.0301199" calcext:value-type="float">
            <text:p>-0.0301199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63884" calcext:value-type="float">
            <text:p>1.163884</text:p>
          </table:table-cell>
          <table:table-cell office:value-type="float" office:value="2.442015" calcext:value-type="float">
            <text:p>2.442015</text:p>
          </table:table-cell>
          <table:table-cell office:value-type="float" office:value="360" calcext:value-type="float">
            <text:p>360</text:p>
          </table:table-cell>
          <table:table-cell office:value-type="float" office:value="-526.6619" calcext:value-type="float">
            <text:p>-526.6619</text:p>
          </table:table-cell>
          <table:table-cell office:value-type="float" office:value="0" calcext:value-type="float">
            <text:p>0</text:p>
          </table:table-cell>
          <table:table-cell office:value-type="float" office:value="222.5928" calcext:value-type="float">
            <text:p>222.5928</text:p>
          </table:table-cell>
          <table:table-cell office:value-type="float" office:value="291.13" calcext:value-type="float">
            <text:p>291.13</text:p>
          </table:table-cell>
          <table:table-cell office:value-type="float" office:value="942.5781" calcext:value-type="float">
            <text:p>942.5781</text:p>
          </table:table-cell>
          <table:table-cell office:value-type="float" office:value="917.7229" calcext:value-type="float">
            <text:p>917.7229</text:p>
          </table:table-cell>
          <table:table-cell office:value-type="float" office:value="904.4933" calcext:value-type="float">
            <text:p>904.4933</text:p>
          </table:table-cell>
          <table:table-cell office:value-type="float" office:value="914.1382" calcext:value-type="float">
            <text:p>914.1382</text:p>
          </table:table-cell>
          <table:table-cell office:value-type="float" office:value="333.2364" calcext:value-type="float">
            <text:p>333.2364</text:p>
          </table:table-cell>
          <table:table-cell office:value-type="float" office:value="449.3575" calcext:value-type="float">
            <text:p>449.3575</text:p>
          </table:table-cell>
          <table:table-cell office:value-type="float" office:value="385.9991" calcext:value-type="float">
            <text:p>385.9991</text:p>
          </table:table-cell>
          <table:table-cell office:value-type="float" office:value="325.3004" calcext:value-type="float">
            <text:p>325.300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1998" calcext:value-type="float">
            <text:p>22121998</text:p>
          </table:table-cell>
          <table:table-cell office:value-type="float" office:value="123.4151" calcext:value-type="float">
            <text:p>123.4151</text:p>
          </table:table-cell>
          <table:table-cell office:value-type="float" office:value="5676.412" calcext:value-type="float">
            <text:p>5676.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2.994" calcext:value-type="float">
            <text:p>-522.994</text:p>
          </table:table-cell>
          <table:table-cell office:value-type="float" office:value="1672.127" calcext:value-type="float">
            <text:p>1672.127</text:p>
          </table:table-cell>
          <table:table-cell office:value-type="float" office:value="0" calcext:value-type="float">
            <text:p>0</text:p>
          </table:table-cell>
          <table:table-cell office:value-type="float" office:value="73.88532" calcext:value-type="float">
            <text:p>73.88532</text:p>
          </table:table-cell>
          <table:table-cell office:value-type="float" office:value="7.089725" calcext:value-type="float">
            <text:p>7.089725</text:p>
          </table:table-cell>
          <table:table-cell office:value-type="float" office:value="-0.03010058" calcext:value-type="float">
            <text:p>-0.03010058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65111" calcext:value-type="float">
            <text:p>1.165111</text:p>
          </table:table-cell>
          <table:table-cell office:value-type="float" office:value="2.450202" calcext:value-type="float">
            <text:p>2.450202</text:p>
          </table:table-cell>
          <table:table-cell office:value-type="float" office:value="360" calcext:value-type="float">
            <text:p>360</text:p>
          </table:table-cell>
          <table:table-cell office:value-type="float" office:value="-526.7401" calcext:value-type="float">
            <text:p>-526.7401</text:p>
          </table:table-cell>
          <table:table-cell office:value-type="float" office:value="0" calcext:value-type="float">
            <text:p>0</text:p>
          </table:table-cell>
          <table:table-cell office:value-type="float" office:value="222.5926" calcext:value-type="float">
            <text:p>222.5926</text:p>
          </table:table-cell>
          <table:table-cell office:value-type="float" office:value="291.1241" calcext:value-type="float">
            <text:p>291.1241</text:p>
          </table:table-cell>
          <table:table-cell office:value-type="float" office:value="942.5581" calcext:value-type="float">
            <text:p>942.5581</text:p>
          </table:table-cell>
          <table:table-cell office:value-type="float" office:value="917.7072" calcext:value-type="float">
            <text:p>917.7072</text:p>
          </table:table-cell>
          <table:table-cell office:value-type="float" office:value="904.484" calcext:value-type="float">
            <text:p>904.484</text:p>
          </table:table-cell>
          <table:table-cell office:value-type="float" office:value="914.1302" calcext:value-type="float">
            <text:p>914.1302</text:p>
          </table:table-cell>
          <table:table-cell office:value-type="float" office:value="333.2336" calcext:value-type="float">
            <text:p>333.2336</text:p>
          </table:table-cell>
          <table:table-cell office:value-type="float" office:value="449.3544" calcext:value-type="float">
            <text:p>449.3544</text:p>
          </table:table-cell>
          <table:table-cell office:value-type="float" office:value="385.9965" calcext:value-type="float">
            <text:p>385.9965</text:p>
          </table:table-cell>
          <table:table-cell office:value-type="float" office:value="325.2976" calcext:value-type="float">
            <text:p>325.297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1998" calcext:value-type="float">
            <text:p>23121998</text:p>
          </table:table-cell>
          <table:table-cell office:value-type="float" office:value="123.377" calcext:value-type="float">
            <text:p>123.377</text:p>
          </table:table-cell>
          <table:table-cell office:value-type="float" office:value="5676.373" calcext:value-type="float">
            <text:p>5676.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3.0078" calcext:value-type="float">
            <text:p>-523.0078</text:p>
          </table:table-cell>
          <table:table-cell office:value-type="float" office:value="1672.803" calcext:value-type="float">
            <text:p>1672.803</text:p>
          </table:table-cell>
          <table:table-cell office:value-type="float" office:value="0" calcext:value-type="float">
            <text:p>0</text:p>
          </table:table-cell>
          <table:table-cell office:value-type="float" office:value="73.80419" calcext:value-type="float">
            <text:p>73.80419</text:p>
          </table:table-cell>
          <table:table-cell office:value-type="float" office:value="7.083573" calcext:value-type="float">
            <text:p>7.083573</text:p>
          </table:table-cell>
          <table:table-cell office:value-type="float" office:value="-0.0300812" calcext:value-type="float">
            <text:p>-0.0300812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66299" calcext:value-type="float">
            <text:p>1.166299</text:p>
          </table:table-cell>
          <table:table-cell office:value-type="float" office:value="2.458464" calcext:value-type="float">
            <text:p>2.458464</text:p>
          </table:table-cell>
          <table:table-cell office:value-type="float" office:value="360" calcext:value-type="float">
            <text:p>360</text:p>
          </table:table-cell>
          <table:table-cell office:value-type="float" office:value="-526.7634" calcext:value-type="float">
            <text:p>-526.7634</text:p>
          </table:table-cell>
          <table:table-cell office:value-type="float" office:value="0" calcext:value-type="float">
            <text:p>0</text:p>
          </table:table-cell>
          <table:table-cell office:value-type="float" office:value="222.5927" calcext:value-type="float">
            <text:p>222.5927</text:p>
          </table:table-cell>
          <table:table-cell office:value-type="float" office:value="291.1181" calcext:value-type="float">
            <text:p>291.1181</text:p>
          </table:table-cell>
          <table:table-cell office:value-type="float" office:value="942.5385" calcext:value-type="float">
            <text:p>942.5385</text:p>
          </table:table-cell>
          <table:table-cell office:value-type="float" office:value="917.6912" calcext:value-type="float">
            <text:p>917.6912</text:p>
          </table:table-cell>
          <table:table-cell office:value-type="float" office:value="904.4747" calcext:value-type="float">
            <text:p>904.4747</text:p>
          </table:table-cell>
          <table:table-cell office:value-type="float" office:value="914.1221" calcext:value-type="float">
            <text:p>914.1221</text:p>
          </table:table-cell>
          <table:table-cell office:value-type="float" office:value="333.2309" calcext:value-type="float">
            <text:p>333.2309</text:p>
          </table:table-cell>
          <table:table-cell office:value-type="float" office:value="449.3513" calcext:value-type="float">
            <text:p>449.3513</text:p>
          </table:table-cell>
          <table:table-cell office:value-type="float" office:value="385.9938" calcext:value-type="float">
            <text:p>385.9938</text:p>
          </table:table-cell>
          <table:table-cell office:value-type="float" office:value="325.2949" calcext:value-type="float">
            <text:p>325.294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1998" calcext:value-type="float">
            <text:p>24121998</text:p>
          </table:table-cell>
          <table:table-cell office:value-type="float" office:value="123.3388" calcext:value-type="float">
            <text:p>123.3388</text:p>
          </table:table-cell>
          <table:table-cell office:value-type="float" office:value="5676.334" calcext:value-type="float">
            <text:p>5676.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3.0186" calcext:value-type="float">
            <text:p>-523.0186</text:p>
          </table:table-cell>
          <table:table-cell office:value-type="float" office:value="1673.625" calcext:value-type="float">
            <text:p>1673.625</text:p>
          </table:table-cell>
          <table:table-cell office:value-type="float" office:value="0" calcext:value-type="float">
            <text:p>0</text:p>
          </table:table-cell>
          <table:table-cell office:value-type="float" office:value="73.72243" calcext:value-type="float">
            <text:p>73.72243</text:p>
          </table:table-cell>
          <table:table-cell office:value-type="float" office:value="7.077376" calcext:value-type="float">
            <text:p>7.077376</text:p>
          </table:table-cell>
          <table:table-cell office:value-type="float" office:value="-0.03006826" calcext:value-type="float">
            <text:p>-0.03006826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67346" calcext:value-type="float">
            <text:p>1.167346</text:p>
          </table:table-cell>
          <table:table-cell office:value-type="float" office:value="2.465771" calcext:value-type="float">
            <text:p>2.465771</text:p>
          </table:table-cell>
          <table:table-cell office:value-type="float" office:value="360" calcext:value-type="float">
            <text:p>360</text:p>
          </table:table-cell>
          <table:table-cell office:value-type="float" office:value="-526.7825" calcext:value-type="float">
            <text:p>-526.7825</text:p>
          </table:table-cell>
          <table:table-cell office:value-type="float" office:value="0" calcext:value-type="float">
            <text:p>0</text:p>
          </table:table-cell>
          <table:table-cell office:value-type="float" office:value="222.5932" calcext:value-type="float">
            <text:p>222.5932</text:p>
          </table:table-cell>
          <table:table-cell office:value-type="float" office:value="291.1118" calcext:value-type="float">
            <text:p>291.1118</text:p>
          </table:table-cell>
          <table:table-cell office:value-type="float" office:value="942.5184" calcext:value-type="float">
            <text:p>942.5184</text:p>
          </table:table-cell>
          <table:table-cell office:value-type="float" office:value="917.675" calcext:value-type="float">
            <text:p>917.675</text:p>
          </table:table-cell>
          <table:table-cell office:value-type="float" office:value="904.4655" calcext:value-type="float">
            <text:p>904.4655</text:p>
          </table:table-cell>
          <table:table-cell office:value-type="float" office:value="914.114" calcext:value-type="float">
            <text:p>914.114</text:p>
          </table:table-cell>
          <table:table-cell office:value-type="float" office:value="333.2284" calcext:value-type="float">
            <text:p>333.2284</text:p>
          </table:table-cell>
          <table:table-cell office:value-type="float" office:value="449.3482" calcext:value-type="float">
            <text:p>449.3482</text:p>
          </table:table-cell>
          <table:table-cell office:value-type="float" office:value="385.9913" calcext:value-type="float">
            <text:p>385.9913</text:p>
          </table:table-cell>
          <table:table-cell office:value-type="float" office:value="325.2922" calcext:value-type="float">
            <text:p>325.292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1998" calcext:value-type="float">
            <text:p>25121998</text:p>
          </table:table-cell>
          <table:table-cell office:value-type="float" office:value="123.299" calcext:value-type="float">
            <text:p>123.299</text:p>
          </table:table-cell>
          <table:table-cell office:value-type="float" office:value="5676.295" calcext:value-type="float">
            <text:p>5676.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3.0298" calcext:value-type="float">
            <text:p>-523.0298</text:p>
          </table:table-cell>
          <table:table-cell office:value-type="float" office:value="1674.544" calcext:value-type="float">
            <text:p>1674.544</text:p>
          </table:table-cell>
          <table:table-cell office:value-type="float" office:value="0" calcext:value-type="float">
            <text:p>0</text:p>
          </table:table-cell>
          <table:table-cell office:value-type="float" office:value="73.63907" calcext:value-type="float">
            <text:p>73.63907</text:p>
          </table:table-cell>
          <table:table-cell office:value-type="float" office:value="7.070204" calcext:value-type="float">
            <text:p>7.070204</text:p>
          </table:table-cell>
          <table:table-cell office:value-type="float" office:value="-0.03005527" calcext:value-type="float">
            <text:p>-0.03005527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68376" calcext:value-type="float">
            <text:p>1.168376</text:p>
          </table:table-cell>
          <table:table-cell office:value-type="float" office:value="2.472553" calcext:value-type="float">
            <text:p>2.472553</text:p>
          </table:table-cell>
          <table:table-cell office:value-type="float" office:value="360" calcext:value-type="float">
            <text:p>360</text:p>
          </table:table-cell>
          <table:table-cell office:value-type="float" office:value="-526.8015" calcext:value-type="float">
            <text:p>-526.8015</text:p>
          </table:table-cell>
          <table:table-cell office:value-type="float" office:value="0" calcext:value-type="float">
            <text:p>0</text:p>
          </table:table-cell>
          <table:table-cell office:value-type="float" office:value="222.5938" calcext:value-type="float">
            <text:p>222.5938</text:p>
          </table:table-cell>
          <table:table-cell office:value-type="float" office:value="291.105" calcext:value-type="float">
            <text:p>291.105</text:p>
          </table:table-cell>
          <table:table-cell office:value-type="float" office:value="942.498" calcext:value-type="float">
            <text:p>942.498</text:p>
          </table:table-cell>
          <table:table-cell office:value-type="float" office:value="917.6589" calcext:value-type="float">
            <text:p>917.6589</text:p>
          </table:table-cell>
          <table:table-cell office:value-type="float" office:value="904.4563" calcext:value-type="float">
            <text:p>904.4563</text:p>
          </table:table-cell>
          <table:table-cell office:value-type="float" office:value="914.1061" calcext:value-type="float">
            <text:p>914.1061</text:p>
          </table:table-cell>
          <table:table-cell office:value-type="float" office:value="333.2258" calcext:value-type="float">
            <text:p>333.2258</text:p>
          </table:table-cell>
          <table:table-cell office:value-type="float" office:value="449.3445" calcext:value-type="float">
            <text:p>449.3445</text:p>
          </table:table-cell>
          <table:table-cell office:value-type="float" office:value="385.9887" calcext:value-type="float">
            <text:p>385.9887</text:p>
          </table:table-cell>
          <table:table-cell office:value-type="float" office:value="325.2896" calcext:value-type="float">
            <text:p>325.289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1998" calcext:value-type="float">
            <text:p>26121998</text:p>
          </table:table-cell>
          <table:table-cell office:value-type="float" office:value="123.2578" calcext:value-type="float">
            <text:p>123.2578</text:p>
          </table:table-cell>
          <table:table-cell office:value-type="float" office:value="5676.257" calcext:value-type="float">
            <text:p>5676.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3.0415" calcext:value-type="float">
            <text:p>-523.0415</text:p>
          </table:table-cell>
          <table:table-cell office:value-type="float" office:value="1675.454" calcext:value-type="float">
            <text:p>1675.454</text:p>
          </table:table-cell>
          <table:table-cell office:value-type="float" office:value="0" calcext:value-type="float">
            <text:p>0</text:p>
          </table:table-cell>
          <table:table-cell office:value-type="float" office:value="73.55467" calcext:value-type="float">
            <text:p>73.55467</text:p>
          </table:table-cell>
          <table:table-cell office:value-type="float" office:value="7.062245" calcext:value-type="float">
            <text:p>7.062245</text:p>
          </table:table-cell>
          <table:table-cell office:value-type="float" office:value="-0.03004233" calcext:value-type="float">
            <text:p>-0.03004233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6938" calcext:value-type="float">
            <text:p>1.16938</text:p>
          </table:table-cell>
          <table:table-cell office:value-type="float" office:value="2.478863" calcext:value-type="float">
            <text:p>2.478863</text:p>
          </table:table-cell>
          <table:table-cell office:value-type="float" office:value="360" calcext:value-type="float">
            <text:p>360</text:p>
          </table:table-cell>
          <table:table-cell office:value-type="float" office:value="-526.8205" calcext:value-type="float">
            <text:p>-526.8205</text:p>
          </table:table-cell>
          <table:table-cell office:value-type="float" office:value="0" calcext:value-type="float">
            <text:p>0</text:p>
          </table:table-cell>
          <table:table-cell office:value-type="float" office:value="222.5947" calcext:value-type="float">
            <text:p>222.5947</text:p>
          </table:table-cell>
          <table:table-cell office:value-type="float" office:value="291.0986" calcext:value-type="float">
            <text:p>291.0986</text:p>
          </table:table-cell>
          <table:table-cell office:value-type="float" office:value="942.4773" calcext:value-type="float">
            <text:p>942.4773</text:p>
          </table:table-cell>
          <table:table-cell office:value-type="float" office:value="917.6428" calcext:value-type="float">
            <text:p>917.6428</text:p>
          </table:table-cell>
          <table:table-cell office:value-type="float" office:value="904.4471" calcext:value-type="float">
            <text:p>904.4471</text:p>
          </table:table-cell>
          <table:table-cell office:value-type="float" office:value="914.0983" calcext:value-type="float">
            <text:p>914.0983</text:p>
          </table:table-cell>
          <table:table-cell office:value-type="float" office:value="333.2234" calcext:value-type="float">
            <text:p>333.2234</text:p>
          </table:table-cell>
          <table:table-cell office:value-type="float" office:value="449.3407" calcext:value-type="float">
            <text:p>449.3407</text:p>
          </table:table-cell>
          <table:table-cell office:value-type="float" office:value="385.9861" calcext:value-type="float">
            <text:p>385.9861</text:p>
          </table:table-cell>
          <table:table-cell office:value-type="float" office:value="325.287" calcext:value-type="float">
            <text:p>325.28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1998" calcext:value-type="float">
            <text:p>27121998</text:p>
          </table:table-cell>
          <table:table-cell office:value-type="float" office:value="123.2168" calcext:value-type="float">
            <text:p>123.2168</text:p>
          </table:table-cell>
          <table:table-cell office:value-type="float" office:value="5676.219" calcext:value-type="float">
            <text:p>5676.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3.0532" calcext:value-type="float">
            <text:p>-523.0532</text:p>
          </table:table-cell>
          <table:table-cell office:value-type="float" office:value="1676.373" calcext:value-type="float">
            <text:p>1676.373</text:p>
          </table:table-cell>
          <table:table-cell office:value-type="float" office:value="0" calcext:value-type="float">
            <text:p>0</text:p>
          </table:table-cell>
          <table:table-cell office:value-type="float" office:value="73.47131" calcext:value-type="float">
            <text:p>73.47131</text:p>
          </table:table-cell>
          <table:table-cell office:value-type="float" office:value="7.055038" calcext:value-type="float">
            <text:p>7.055038</text:p>
          </table:table-cell>
          <table:table-cell office:value-type="float" office:value="-0.03002952" calcext:value-type="float">
            <text:p>-0.03002952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70349" calcext:value-type="float">
            <text:p>1.170349</text:p>
          </table:table-cell>
          <table:table-cell office:value-type="float" office:value="2.484667" calcext:value-type="float">
            <text:p>2.484667</text:p>
          </table:table-cell>
          <table:table-cell office:value-type="float" office:value="360" calcext:value-type="float">
            <text:p>360</text:p>
          </table:table-cell>
          <table:table-cell office:value-type="float" office:value="-526.839" calcext:value-type="float">
            <text:p>-526.839</text:p>
          </table:table-cell>
          <table:table-cell office:value-type="float" office:value="0" calcext:value-type="float">
            <text:p>0</text:p>
          </table:table-cell>
          <table:table-cell office:value-type="float" office:value="222.5945" calcext:value-type="float">
            <text:p>222.5945</text:p>
          </table:table-cell>
          <table:table-cell office:value-type="float" office:value="291.0919" calcext:value-type="float">
            <text:p>291.0919</text:p>
          </table:table-cell>
          <table:table-cell office:value-type="float" office:value="942.4564" calcext:value-type="float">
            <text:p>942.4564</text:p>
          </table:table-cell>
          <table:table-cell office:value-type="float" office:value="917.6268" calcext:value-type="float">
            <text:p>917.6268</text:p>
          </table:table-cell>
          <table:table-cell office:value-type="float" office:value="904.438" calcext:value-type="float">
            <text:p>904.438</text:p>
          </table:table-cell>
          <table:table-cell office:value-type="float" office:value="914.0904" calcext:value-type="float">
            <text:p>914.0904</text:p>
          </table:table-cell>
          <table:table-cell office:value-type="float" office:value="333.2209" calcext:value-type="float">
            <text:p>333.2209</text:p>
          </table:table-cell>
          <table:table-cell office:value-type="float" office:value="449.337" calcext:value-type="float">
            <text:p>449.337</text:p>
          </table:table-cell>
          <table:table-cell office:value-type="float" office:value="385.9836" calcext:value-type="float">
            <text:p>385.9836</text:p>
          </table:table-cell>
          <table:table-cell office:value-type="float" office:value="325.2845" calcext:value-type="float">
            <text:p>325.284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1998" calcext:value-type="float">
            <text:p>28121998</text:p>
          </table:table-cell>
          <table:table-cell office:value-type="float" office:value="123.1737" calcext:value-type="float">
            <text:p>123.1737</text:p>
          </table:table-cell>
          <table:table-cell office:value-type="float" office:value="5676.181" calcext:value-type="float">
            <text:p>5676.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3.0671" calcext:value-type="float">
            <text:p>-523.0671</text:p>
          </table:table-cell>
          <table:table-cell office:value-type="float" office:value="1677.242" calcext:value-type="float">
            <text:p>1677.242</text:p>
          </table:table-cell>
          <table:table-cell office:value-type="float" office:value="0" calcext:value-type="float">
            <text:p>0</text:p>
          </table:table-cell>
          <table:table-cell office:value-type="float" office:value="73.38633" calcext:value-type="float">
            <text:p>73.38633</text:p>
          </table:table-cell>
          <table:table-cell office:value-type="float" office:value="7.04612" calcext:value-type="float">
            <text:p>7.04612</text:p>
          </table:table-cell>
          <table:table-cell office:value-type="float" office:value="-0.03001654" calcext:value-type="float">
            <text:p>-0.03001654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71311" calcext:value-type="float">
            <text:p>1.171311</text:p>
          </table:table-cell>
          <table:table-cell office:value-type="float" office:value="2.490135" calcext:value-type="float">
            <text:p>2.490135</text:p>
          </table:table-cell>
          <table:table-cell office:value-type="float" office:value="360" calcext:value-type="float">
            <text:p>360</text:p>
          </table:table-cell>
          <table:table-cell office:value-type="float" office:value="-526.8593" calcext:value-type="float">
            <text:p>-526.8593</text:p>
          </table:table-cell>
          <table:table-cell office:value-type="float" office:value="0" calcext:value-type="float">
            <text:p>0</text:p>
          </table:table-cell>
          <table:table-cell office:value-type="float" office:value="222.595" calcext:value-type="float">
            <text:p>222.595</text:p>
          </table:table-cell>
          <table:table-cell office:value-type="float" office:value="291.0851" calcext:value-type="float">
            <text:p>291.0851</text:p>
          </table:table-cell>
          <table:table-cell office:value-type="float" office:value="942.4351" calcext:value-type="float">
            <text:p>942.4351</text:p>
          </table:table-cell>
          <table:table-cell office:value-type="float" office:value="917.6107" calcext:value-type="float">
            <text:p>917.6107</text:p>
          </table:table-cell>
          <table:table-cell office:value-type="float" office:value="904.429" calcext:value-type="float">
            <text:p>904.429</text:p>
          </table:table-cell>
          <table:table-cell office:value-type="float" office:value="914.0826" calcext:value-type="float">
            <text:p>914.0826</text:p>
          </table:table-cell>
          <table:table-cell office:value-type="float" office:value="333.2184" calcext:value-type="float">
            <text:p>333.2184</text:p>
          </table:table-cell>
          <table:table-cell office:value-type="float" office:value="449.3333" calcext:value-type="float">
            <text:p>449.3333</text:p>
          </table:table-cell>
          <table:table-cell office:value-type="float" office:value="385.9812" calcext:value-type="float">
            <text:p>385.9812</text:p>
          </table:table-cell>
          <table:table-cell office:value-type="float" office:value="325.282" calcext:value-type="float">
            <text:p>325.28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1998" calcext:value-type="float">
            <text:p>29121998</text:p>
          </table:table-cell>
          <table:table-cell office:value-type="float" office:value="123.1317" calcext:value-type="float">
            <text:p>123.1317</text:p>
          </table:table-cell>
          <table:table-cell office:value-type="float" office:value="5676.144" calcext:value-type="float">
            <text:p>5676.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3.0797" calcext:value-type="float">
            <text:p>-523.0797</text:p>
          </table:table-cell>
          <table:table-cell office:value-type="float" office:value="1678.13" calcext:value-type="float">
            <text:p>1678.13</text:p>
          </table:table-cell>
          <table:table-cell office:value-type="float" office:value="0" calcext:value-type="float">
            <text:p>0</text:p>
          </table:table-cell>
          <table:table-cell office:value-type="float" office:value="73.30299" calcext:value-type="float">
            <text:p>73.30299</text:p>
          </table:table-cell>
          <table:table-cell office:value-type="float" office:value="7.038294" calcext:value-type="float">
            <text:p>7.038294</text:p>
          </table:table-cell>
          <table:table-cell office:value-type="float" office:value="-0.0300036" calcext:value-type="float">
            <text:p>-0.0300036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72272" calcext:value-type="float">
            <text:p>1.172272</text:p>
          </table:table-cell>
          <table:table-cell office:value-type="float" office:value="2.495436" calcext:value-type="float">
            <text:p>2.495436</text:p>
          </table:table-cell>
          <table:table-cell office:value-type="float" office:value="360" calcext:value-type="float">
            <text:p>360</text:p>
          </table:table-cell>
          <table:table-cell office:value-type="float" office:value="-526.8781" calcext:value-type="float">
            <text:p>-526.8781</text:p>
          </table:table-cell>
          <table:table-cell office:value-type="float" office:value="0" calcext:value-type="float">
            <text:p>0</text:p>
          </table:table-cell>
          <table:table-cell office:value-type="float" office:value="222.5956" calcext:value-type="float">
            <text:p>222.5956</text:p>
          </table:table-cell>
          <table:table-cell office:value-type="float" office:value="291.0783" calcext:value-type="float">
            <text:p>291.0783</text:p>
          </table:table-cell>
          <table:table-cell office:value-type="float" office:value="942.4137" calcext:value-type="float">
            <text:p>942.4137</text:p>
          </table:table-cell>
          <table:table-cell office:value-type="float" office:value="917.5948" calcext:value-type="float">
            <text:p>917.5948</text:p>
          </table:table-cell>
          <table:table-cell office:value-type="float" office:value="904.4199" calcext:value-type="float">
            <text:p>904.4199</text:p>
          </table:table-cell>
          <table:table-cell office:value-type="float" office:value="914.0748" calcext:value-type="float">
            <text:p>914.0748</text:p>
          </table:table-cell>
          <table:table-cell office:value-type="float" office:value="333.216" calcext:value-type="float">
            <text:p>333.216</text:p>
          </table:table-cell>
          <table:table-cell office:value-type="float" office:value="449.3296" calcext:value-type="float">
            <text:p>449.3296</text:p>
          </table:table-cell>
          <table:table-cell office:value-type="float" office:value="385.9787" calcext:value-type="float">
            <text:p>385.9787</text:p>
          </table:table-cell>
          <table:table-cell office:value-type="float" office:value="325.2796" calcext:value-type="float">
            <text:p>325.279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1998" calcext:value-type="float">
            <text:p>30121998</text:p>
          </table:table-cell>
          <table:table-cell office:value-type="float" office:value="123.0904" calcext:value-type="float">
            <text:p>123.0904</text:p>
          </table:table-cell>
          <table:table-cell office:value-type="float" office:value="5676.104" calcext:value-type="float">
            <text:p>5676.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3.0935" calcext:value-type="float">
            <text:p>-523.0935</text:p>
          </table:table-cell>
          <table:table-cell office:value-type="float" office:value="1679.124" calcext:value-type="float">
            <text:p>1679.124</text:p>
          </table:table-cell>
          <table:table-cell office:value-type="float" office:value="0" calcext:value-type="float">
            <text:p>0</text:p>
          </table:table-cell>
          <table:table-cell office:value-type="float" office:value="73.22088" calcext:value-type="float">
            <text:p>73.22088</text:p>
          </table:table-cell>
          <table:table-cell office:value-type="float" office:value="7.031215" calcext:value-type="float">
            <text:p>7.031215</text:p>
          </table:table-cell>
          <table:table-cell office:value-type="float" office:value="-0.02999027" calcext:value-type="float">
            <text:p>-0.02999027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73232" calcext:value-type="float">
            <text:p>1.173232</text:p>
          </table:table-cell>
          <table:table-cell office:value-type="float" office:value="2.500582" calcext:value-type="float">
            <text:p>2.500582</text:p>
          </table:table-cell>
          <table:table-cell office:value-type="float" office:value="360" calcext:value-type="float">
            <text:p>360</text:p>
          </table:table-cell>
          <table:table-cell office:value-type="float" office:value="-526.898" calcext:value-type="float">
            <text:p>-526.898</text:p>
          </table:table-cell>
          <table:table-cell office:value-type="float" office:value="0" calcext:value-type="float">
            <text:p>0</text:p>
          </table:table-cell>
          <table:table-cell office:value-type="float" office:value="222.5959" calcext:value-type="float">
            <text:p>222.5959</text:p>
          </table:table-cell>
          <table:table-cell office:value-type="float" office:value="291.0713" calcext:value-type="float">
            <text:p>291.0713</text:p>
          </table:table-cell>
          <table:table-cell office:value-type="float" office:value="942.392" calcext:value-type="float">
            <text:p>942.392</text:p>
          </table:table-cell>
          <table:table-cell office:value-type="float" office:value="917.5787" calcext:value-type="float">
            <text:p>917.5787</text:p>
          </table:table-cell>
          <table:table-cell office:value-type="float" office:value="904.4109" calcext:value-type="float">
            <text:p>904.4109</text:p>
          </table:table-cell>
          <table:table-cell office:value-type="float" office:value="914.0671" calcext:value-type="float">
            <text:p>914.0671</text:p>
          </table:table-cell>
          <table:table-cell office:value-type="float" office:value="333.2136" calcext:value-type="float">
            <text:p>333.2136</text:p>
          </table:table-cell>
          <table:table-cell office:value-type="float" office:value="449.326" calcext:value-type="float">
            <text:p>449.326</text:p>
          </table:table-cell>
          <table:table-cell office:value-type="float" office:value="385.9763" calcext:value-type="float">
            <text:p>385.9763</text:p>
          </table:table-cell>
          <table:table-cell office:value-type="float" office:value="325.2771" calcext:value-type="float">
            <text:p>325.277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1998" calcext:value-type="float">
            <text:p>31121998</text:p>
          </table:table-cell>
          <table:table-cell office:value-type="float" office:value="123.0512" calcext:value-type="float">
            <text:p>123.0512</text:p>
          </table:table-cell>
          <table:table-cell office:value-type="float" office:value="5676.067" calcext:value-type="float">
            <text:p>5676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3.1067" calcext:value-type="float">
            <text:p>-523.1067</text:p>
          </table:table-cell>
          <table:table-cell office:value-type="float" office:value="1680.072" calcext:value-type="float">
            <text:p>1680.072</text:p>
          </table:table-cell>
          <table:table-cell office:value-type="float" office:value="0" calcext:value-type="float">
            <text:p>0</text:p>
          </table:table-cell>
          <table:table-cell office:value-type="float" office:value="73.14049" calcext:value-type="float">
            <text:p>73.14049</text:p>
          </table:table-cell>
          <table:table-cell office:value-type="float" office:value="7.024811" calcext:value-type="float">
            <text:p>7.024811</text:p>
          </table:table-cell>
          <table:table-cell office:value-type="float" office:value="-0.02997695" calcext:value-type="float">
            <text:p>-0.02997695</text:p>
          </table:table-cell>
          <table:table-cell office:value-type="float" office:value="0.09432499" calcext:value-type="float">
            <text:p>0.09432499</text:p>
          </table:table-cell>
          <table:table-cell office:value-type="float" office:value="1.174169" calcext:value-type="float">
            <text:p>1.174169</text:p>
          </table:table-cell>
          <table:table-cell office:value-type="float" office:value="2.505537" calcext:value-type="float">
            <text:p>2.505537</text:p>
          </table:table-cell>
          <table:table-cell office:value-type="float" office:value="360" calcext:value-type="float">
            <text:p>360</text:p>
          </table:table-cell>
          <table:table-cell office:value-type="float" office:value="-526.9171" calcext:value-type="float">
            <text:p>-526.9171</text:p>
          </table:table-cell>
          <table:table-cell office:value-type="float" office:value="0" calcext:value-type="float">
            <text:p>0</text:p>
          </table:table-cell>
          <table:table-cell office:value-type="float" office:value="222.5964" calcext:value-type="float">
            <text:p>222.5964</text:p>
          </table:table-cell>
          <table:table-cell office:value-type="float" office:value="291.065" calcext:value-type="float">
            <text:p>291.065</text:p>
          </table:table-cell>
          <table:table-cell office:value-type="float" office:value="942.3707" calcext:value-type="float">
            <text:p>942.3707</text:p>
          </table:table-cell>
          <table:table-cell office:value-type="float" office:value="917.563" calcext:value-type="float">
            <text:p>917.563</text:p>
          </table:table-cell>
          <table:table-cell office:value-type="float" office:value="904.4019" calcext:value-type="float">
            <text:p>904.4019</text:p>
          </table:table-cell>
          <table:table-cell office:value-type="float" office:value="914.0594" calcext:value-type="float">
            <text:p>914.0594</text:p>
          </table:table-cell>
          <table:table-cell office:value-type="float" office:value="333.2112" calcext:value-type="float">
            <text:p>333.2112</text:p>
          </table:table-cell>
          <table:table-cell office:value-type="float" office:value="449.3223" calcext:value-type="float">
            <text:p>449.3223</text:p>
          </table:table-cell>
          <table:table-cell office:value-type="float" office:value="385.9739" calcext:value-type="float">
            <text:p>385.9739</text:p>
          </table:table-cell>
          <table:table-cell office:value-type="float" office:value="325.2747" calcext:value-type="float">
            <text:p>325.27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3:36:01.241098556</dc:date>
    <meta:editing-duration>PT19S</meta:editing-duration>
    <meta:editing-cycles>1</meta:editing-cycles>
    <meta:document-statistic meta:table-count="1" meta:cell-count="10248" meta:object-count="0"/>
    <meta:generator>LibreOffice/6.4.7.2$Linux_X86_64 LibreOffice_project/40$Build-2</meta:generator>
  </office:meta>
</office:document-meta>
</file>